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7.026cm"/>
    </style:style>
    <style:style style:name="co6" style:family="table-column">
      <style:table-column-properties fo:break-before="auto" style:column-width="4.44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resc=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]-[.C6]" office:value-type="float" office:value="10" calcext:value-type="float">
            <text:p>10</text:p>
          </table:table-cell>
          <table:table-cell table:formula="of:=[.C6]+10+IF(MOD([.B6];3)=0;0;3-MOD([.B6];3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D7]-[.C7]" office:value-type="float" office:value="11" calcext:value-type="float">
            <text:p>11</text:p>
          </table:table-cell>
          <table:table-cell table:formula="of:=[.C7]+10+IF(MOD([.B7];3)=0;0;3-MOD([.B7];3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0;0;3-MOD([.B8];3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D9]-[.C9]" office:value-type="float" office:value="10" calcext:value-type="float">
            <text:p>10</text:p>
          </table:table-cell>
          <table:table-cell table:formula="of:=[.C9]+10+IF(MOD([.B9];3)=0;0;3-MOD([.B9];3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D10]-[.C10]" office:value-type="float" office:value="11" calcext:value-type="float">
            <text:p>11</text:p>
          </table:table-cell>
          <table:table-cell table:formula="of:=[.C10]+10+IF(MOD([.B10];3)=0;0;3-MOD([.B10];3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0;0;3-MOD([.B11];3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D12]-[.C12]" office:value-type="float" office:value="10" calcext:value-type="float">
            <text:p>10</text:p>
          </table:table-cell>
          <table:table-cell table:formula="of:=[.C12]+10+IF(MOD([.B12];3)=0;0;3-MOD([.B12];3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D13]-[.C13]" office:value-type="float" office:value="11" calcext:value-type="float">
            <text:p>11</text:p>
          </table:table-cell>
          <table:table-cell table:formula="of:=[.C13]+10+IF(MOD([.B13];3)=0;0;3-MOD([.B13];3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D14]-[.C14]" office:value-type="float" office:value="12" calcext:value-type="float">
            <text:p>12</text:p>
          </table:table-cell>
          <table:table-cell table:formula="of:=[.C14]+10+IF(MOD([.B14];3)=0;0;3-MOD([.B14];3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15]-[.C15]" office:value-type="float" office:value="10" calcext:value-type="float">
            <text:p>10</text:p>
          </table:table-cell>
          <table:table-cell table:formula="of:=[.C15]+10+IF(MOD([.B15];3)=0;0;3-MOD([.B15];3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D16]-[.C16]" office:value-type="float" office:value="11" calcext:value-type="float">
            <text:p>11</text:p>
          </table:table-cell>
          <table:table-cell table:style-name="ce2" table:formula="of:=[.C16]+10+IF(MOD([.B16];3)=0;0;3-MOD([.B16];3))" office:value-type="float" office:value="33" calcext:value-type="float">
            <text:p>33</text:p>
          </table:table-cell>
          <table:table-cell table:style-name="ce2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[.D17]-[.C17]" office:value-type="float" office:value="12" calcext:value-type="float">
            <text:p>12</text:p>
          </table:table-cell>
          <table:table-cell table:formula="of:=[.C17]+10+IF(MOD([.B17];3)=0;0;3-MOD([.B17];3)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formula="of:=[.D18]-[.C18]" office:value-type="float" office:value="10" calcext:value-type="float">
            <text:p>10</text:p>
          </table:table-cell>
          <table:table-cell table:formula="of:=[.C18]+10+IF(MOD([.B18];3)=0;0;3-MOD([.B18];3)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D19]-[.C19]" office:value-type="float" office:value="11" calcext:value-type="float">
            <text:p>11</text:p>
          </table:table-cell>
          <table:table-cell table:formula="of:=[.C19]+10+IF(MOD([.B19];3)=0;0;3-MOD([.B19];3)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D20]-[.C20]" office:value-type="float" office:value="12" calcext:value-type="float">
            <text:p>12</text:p>
          </table:table-cell>
          <table:table-cell table:formula="of:=[.C20]+10+IF(MOD([.B20];3)=0;0;3-MOD([.B20];3)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D21]-[.C21]" office:value-type="float" office:value="10" calcext:value-type="float">
            <text:p>10</text:p>
          </table:table-cell>
          <table:table-cell table:formula="of:=[.C21]+10+IF(MOD([.B21];3)=0;0;3-MOD([.B21];3)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34" calcext:value-type="float">
            <text:p>34</text:p>
          </table:table-cell>
          <table:table-cell/>
          <table:table-cell table:formula="of:=[.D22]-[.C22]" office:value-type="float" office:value="-34" calcext:value-type="float">
            <text:p>-34</text:p>
          </table:table-cell>
          <table:table-cell table:formula="of:=[.C22]+10+IF(MOD([.B22];3)=0;0;3-MOD([.B22];3)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36" calcext:value-type="float">
            <text:p>36</text:p>
          </table:table-cell>
          <table:table-cell/>
          <table:table-cell table:formula="of:=[.D23]-[.C23]" office:value-type="float" office:value="-36" calcext:value-type="float">
            <text:p>-36</text:p>
          </table:table-cell>
          <table:table-cell table:formula="of:=[.C23]+10+IF(MOD([.B23];3)=0;0;3-MOD([.B23];3))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38" calcext:value-type="float">
            <text:p>38</text:p>
          </table:table-cell>
          <table:table-cell/>
          <table:table-cell table:formula="of:=[.D24]-[.C24]" office:value-type="float" office:value="-38" calcext:value-type="float">
            <text:p>-38</text:p>
          </table:table-cell>
          <table:table-cell table:formula="of:=[.C24]+10+IF(MOD([.B24];3)=0;0;3-MOD([.B24];3))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40" calcext:value-type="float">
            <text:p>40</text:p>
          </table:table-cell>
          <table:table-cell/>
          <table:table-cell table:formula="of:=[.D25]-[.C25]" office:value-type="float" office:value="-40" calcext:value-type="float">
            <text:p>-40</text:p>
          </table:table-cell>
          <table:table-cell table:formula="of:=[.C25]+10+IF(MOD([.B25];3)=0;0;3-MOD([.B25];3)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42" calcext:value-type="float">
            <text:p>42</text:p>
          </table:table-cell>
          <table:table-cell/>
          <table:table-cell table:formula="of:=[.D26]-[.C26]" office:value-type="float" office:value="-42" calcext:value-type="float">
            <text:p>-42</text:p>
          </table:table-cell>
          <table:table-cell table:formula="of:=[.C26]+10+IF(MOD([.B26];3)=0;0;3-MOD([.B26];3)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44" calcext:value-type="float">
            <text:p>44</text:p>
          </table:table-cell>
          <table:table-cell/>
          <table:table-cell table:formula="of:=[.D27]-[.C27]" office:value-type="float" office:value="-44" calcext:value-type="float">
            <text:p>-44</text:p>
          </table:table-cell>
          <table:table-cell table:formula="of:=[.C27]+10+IF(MOD([.B27];3)=0;0;3-MOD([.B27];3)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46" calcext:value-type="float">
            <text:p>46</text:p>
          </table:table-cell>
          <table:table-cell/>
          <table:table-cell table:formula="of:=[.D28]-[.C28]" office:value-type="float" office:value="-46" calcext:value-type="float">
            <text:p>-46</text:p>
          </table:table-cell>
          <table:table-cell table:formula="of:=[.C28]+10+IF(MOD([.B28];3)=0;0;3-MOD([.B28];3))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48" calcext:value-type="float">
            <text:p>48</text:p>
          </table:table-cell>
          <table:table-cell/>
          <table:table-cell table:formula="of:=[.D29]-[.C29]" office:value-type="float" office:value="-48" calcext:value-type="float">
            <text:p>-48</text:p>
          </table:table-cell>
          <table:table-cell table:formula="of:=[.C29]+10+IF(MOD([.B29];3)=0;0;3-MOD([.B29];3)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50" calcext:value-type="float">
            <text:p>50</text:p>
          </table:table-cell>
          <table:table-cell/>
          <table:table-cell table:formula="of:=[.D30]-[.C30]" office:value-type="float" office:value="-50" calcext:value-type="float">
            <text:p>-50</text:p>
          </table:table-cell>
          <table:table-cell table:formula="of:=[.C30]+10+IF(MOD([.B30];3)=0;0;3-MOD([.B30];3)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52" calcext:value-type="float">
            <text:p>52</text:p>
          </table:table-cell>
          <table:table-cell/>
          <table:table-cell table:formula="of:=[.D31]-[.C31]" office:value-type="float" office:value="-52" calcext:value-type="float">
            <text:p>-52</text:p>
          </table:table-cell>
          <table:table-cell table:formula="of:=[.C31]+10+IF(MOD([.B31];3)=0;0;3-MOD([.B31];3))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54" calcext:value-type="float">
            <text:p>54</text:p>
          </table:table-cell>
          <table:table-cell/>
          <table:table-cell table:formula="of:=[.D32]-[.C32]" office:value-type="float" office:value="-54" calcext:value-type="float">
            <text:p>-54</text:p>
          </table:table-cell>
          <table:table-cell table:formula="of:=[.C32]+10+IF(MOD([.B32];3)=0;0;3-MOD([.B32];3))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56" calcext:value-type="float">
            <text:p>56</text:p>
          </table:table-cell>
          <table:table-cell/>
          <table:table-cell table:formula="of:=[.D33]-[.C33]" office:value-type="float" office:value="-56" calcext:value-type="float">
            <text:p>-56</text:p>
          </table:table-cell>
          <table:table-cell table:formula="of:=[.C33]+10+IF(MOD([.B33];3)=0;0;3-MOD([.B33];3))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58" calcext:value-type="float">
            <text:p>58</text:p>
          </table:table-cell>
          <table:table-cell/>
          <table:table-cell table:formula="of:=[.D34]-[.C34]" office:value-type="float" office:value="-58" calcext:value-type="float">
            <text:p>-58</text:p>
          </table:table-cell>
          <table:table-cell table:formula="of:=[.C34]+10+IF(MOD([.B34];3)=0;0;3-MOD([.B34];3))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D35]-[.C35]" office:value-type="float" office:value="12" calcext:value-type="float">
            <text:p>12</text:p>
          </table:table-cell>
          <table:table-cell table:formula="of:=[.C35]+10+IF(MOD([.B35];3)=0;0;3-MOD([.B35];3))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62" calcext:value-type="float">
            <text:p>62</text:p>
          </table:table-cell>
          <table:table-cell/>
          <table:table-cell table:formula="of:=[.D36]-[.C36]" office:value-type="float" office:value="-62" calcext:value-type="float">
            <text:p>-62</text:p>
          </table:table-cell>
          <table:table-cell table:formula="of:=[.C36]+10+IF(MOD([.B36];3)=0;0;3-MOD([.B36];3))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64" calcext:value-type="float">
            <text:p>64</text:p>
          </table:table-cell>
          <table:table-cell/>
          <table:table-cell table:formula="of:=[.D37]-[.C37]" office:value-type="float" office:value="-64" calcext:value-type="float">
            <text:p>-64</text:p>
          </table:table-cell>
          <table:table-cell table:formula="of:=[.C37]+10+IF(MOD([.B37];3)=0;0;3-MOD([.B37];3))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66" calcext:value-type="float">
            <text:p>66</text:p>
          </table:table-cell>
          <table:table-cell/>
          <table:table-cell table:formula="of:=[.D38]-[.C38]" office:value-type="float" office:value="-66" calcext:value-type="float">
            <text:p>-66</text:p>
          </table:table-cell>
          <table:table-cell table:formula="of:=[.C38]+10+IF(MOD([.B38];3)=0;0;3-MOD([.B38];3))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68" calcext:value-type="float">
            <text:p>68</text:p>
          </table:table-cell>
          <table:table-cell/>
          <table:table-cell table:formula="of:=[.D39]-[.C39]" office:value-type="float" office:value="-68" calcext:value-type="float">
            <text:p>-68</text:p>
          </table:table-cell>
          <table:table-cell table:formula="of:=[.C39]+10+IF(MOD([.B39];3)=0;0;3-MOD([.B39];3))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70" calcext:value-type="float">
            <text:p>70</text:p>
          </table:table-cell>
          <table:table-cell/>
          <table:table-cell table:formula="of:=[.D40]-[.C40]" office:value-type="float" office:value="-70" calcext:value-type="float">
            <text:p>-70</text:p>
          </table:table-cell>
          <table:table-cell table:formula="of:=[.C40]+10+IF(MOD([.B40];3)=0;0;3-MOD([.B40];3))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72" calcext:value-type="float">
            <text:p>72</text:p>
          </table:table-cell>
          <table:table-cell/>
          <table:table-cell table:formula="of:=[.D41]-[.C41]" office:value-type="float" office:value="-72" calcext:value-type="float">
            <text:p>-72</text:p>
          </table:table-cell>
          <table:table-cell table:formula="of:=[.C41]+10+IF(MOD([.B41];3)=0;0;3-MOD([.B41];3))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74" calcext:value-type="float">
            <text:p>74</text:p>
          </table:table-cell>
          <table:table-cell/>
          <table:table-cell table:formula="of:=[.D42]-[.C42]" office:value-type="float" office:value="-74" calcext:value-type="float">
            <text:p>-74</text:p>
          </table:table-cell>
          <table:table-cell table:formula="of:=[.C42]+10+IF(MOD([.B42];3)=0;0;3-MOD([.B42];3))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76" calcext:value-type="float">
            <text:p>76</text:p>
          </table:table-cell>
          <table:table-cell/>
          <table:table-cell table:formula="of:=[.D43]-[.C43]" office:value-type="float" office:value="-76" calcext:value-type="float">
            <text:p>-76</text:p>
          </table:table-cell>
          <table:table-cell table:formula="of:=[.C43]+10+IF(MOD([.B43];3)=0;0;3-MOD([.B43];3))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78" calcext:value-type="float">
            <text:p>78</text:p>
          </table:table-cell>
          <table:table-cell/>
          <table:table-cell table:formula="of:=[.D44]-[.C44]" office:value-type="float" office:value="-78" calcext:value-type="float">
            <text:p>-78</text:p>
          </table:table-cell>
          <table:table-cell table:formula="of:=[.C44]+10+IF(MOD([.B44];3)=0;0;3-MOD([.B44];3))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80" calcext:value-type="float">
            <text:p>80</text:p>
          </table:table-cell>
          <table:table-cell/>
          <table:table-cell table:formula="of:=[.D45]-[.C45]" office:value-type="float" office:value="-80" calcext:value-type="float">
            <text:p>-80</text:p>
          </table:table-cell>
          <table:table-cell table:formula="of:=[.C45]+10+IF(MOD([.B45];3)=0;0;3-MOD([.B45];3))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82" calcext:value-type="float">
            <text:p>82</text:p>
          </table:table-cell>
          <table:table-cell/>
          <table:table-cell table:formula="of:=[.D46]-[.C46]" office:value-type="float" office:value="-82" calcext:value-type="float">
            <text:p>-82</text:p>
          </table:table-cell>
          <table:table-cell table:formula="of:=[.C46]+10+IF(MOD([.B46];3)=0;0;3-MOD([.B46];3))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84" calcext:value-type="float">
            <text:p>84</text:p>
          </table:table-cell>
          <table:table-cell/>
          <table:table-cell table:formula="of:=[.D47]-[.C47]" office:value-type="float" office:value="-84" calcext:value-type="float">
            <text:p>-84</text:p>
          </table:table-cell>
          <table:table-cell table:formula="of:=[.C47]+10+IF(MOD([.B47];3)=0;0;3-MOD([.B47];3))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86" calcext:value-type="float">
            <text:p>86</text:p>
          </table:table-cell>
          <table:table-cell/>
          <table:table-cell table:formula="of:=[.D48]-[.C48]" office:value-type="float" office:value="-86" calcext:value-type="float">
            <text:p>-86</text:p>
          </table:table-cell>
          <table:table-cell table:formula="of:=[.C48]+10+IF(MOD([.B48];3)=0;0;3-MOD([.B48];3))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88" calcext:value-type="float">
            <text:p>88</text:p>
          </table:table-cell>
          <table:table-cell/>
          <table:table-cell table:formula="of:=[.D49]-[.C49]" office:value-type="float" office:value="-88" calcext:value-type="float">
            <text:p>-88</text:p>
          </table:table-cell>
          <table:table-cell table:formula="of:=[.C49]+10+IF(MOD([.B49];3)=0;0;3-MOD([.B49];3))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90" calcext:value-type="float">
            <text:p>90</text:p>
          </table:table-cell>
          <table:table-cell/>
          <table:table-cell table:formula="of:=[.D50]-[.C50]" office:value-type="float" office:value="-90" calcext:value-type="float">
            <text:p>-90</text:p>
          </table:table-cell>
          <table:table-cell table:formula="of:=[.C50]+10+IF(MOD([.B50];3)=0;0;3-MOD([.B50];3))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92" calcext:value-type="float">
            <text:p>92</text:p>
          </table:table-cell>
          <table:table-cell/>
          <table:table-cell table:formula="of:=[.D51]-[.C51]" office:value-type="float" office:value="-92" calcext:value-type="float">
            <text:p>-92</text:p>
          </table:table-cell>
          <table:table-cell table:formula="of:=[.C51]+10+IF(MOD([.B51];3)=0;0;3-MOD([.B51];3))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94" calcext:value-type="float">
            <text:p>94</text:p>
          </table:table-cell>
          <table:table-cell/>
          <table:table-cell table:formula="of:=[.D52]-[.C52]" office:value-type="float" office:value="-94" calcext:value-type="float">
            <text:p>-94</text:p>
          </table:table-cell>
          <table:table-cell table:formula="of:=[.C52]+10+IF(MOD([.B52];3)=0;0;3-MOD([.B52];3))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96" calcext:value-type="float">
            <text:p>96</text:p>
          </table:table-cell>
          <table:table-cell/>
          <table:table-cell table:formula="of:=[.D53]-[.C53]" office:value-type="float" office:value="-96" calcext:value-type="float">
            <text:p>-96</text:p>
          </table:table-cell>
          <table:table-cell table:formula="of:=[.C53]+10+IF(MOD([.B53];3)=0;0;3-MOD([.B53];3))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98" calcext:value-type="float">
            <text:p>98</text:p>
          </table:table-cell>
          <table:table-cell/>
          <table:table-cell table:formula="of:=[.D54]-[.C54]" office:value-type="float" office:value="-98" calcext:value-type="float">
            <text:p>-98</text:p>
          </table:table-cell>
          <table:table-cell table:formula="of:=[.C54]+10+IF(MOD([.B54];3)=0;0;3-MOD([.B54];3))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100" calcext:value-type="float">
            <text:p>100</text:p>
          </table:table-cell>
          <table:table-cell/>
          <table:table-cell table:formula="of:=[.D55]-[.C55]" office:value-type="float" office:value="-100" calcext:value-type="float">
            <text:p>-100</text:p>
          </table:table-cell>
          <table:table-cell table:formula="of:=[.C55]+10+IF(MOD([.B55];3)=0;0;3-MOD([.B55];3))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102" calcext:value-type="float">
            <text:p>102</text:p>
          </table:table-cell>
          <table:table-cell/>
          <table:table-cell table:formula="of:=[.D56]-[.C56]" office:value-type="float" office:value="-102" calcext:value-type="float">
            <text:p>-102</text:p>
          </table:table-cell>
          <table:table-cell table:formula="of:=[.C56]+10+IF(MOD([.B56];3)=0;0;3-MOD([.B56];3))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104" calcext:value-type="float">
            <text:p>104</text:p>
          </table:table-cell>
          <table:table-cell/>
          <table:table-cell table:formula="of:=[.D57]-[.C57]" office:value-type="float" office:value="-104" calcext:value-type="float">
            <text:p>-104</text:p>
          </table:table-cell>
          <table:table-cell table:formula="of:=[.C57]+10+IF(MOD([.B57];3)=0;0;3-MOD([.B57];3))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106" calcext:value-type="float">
            <text:p>106</text:p>
          </table:table-cell>
          <table:table-cell/>
          <table:table-cell table:formula="of:=[.D58]-[.C58]" office:value-type="float" office:value="-106" calcext:value-type="float">
            <text:p>-106</text:p>
          </table:table-cell>
          <table:table-cell table:formula="of:=[.C58]+10+IF(MOD([.B58];3)=0;0;3-MOD([.B58];3))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108" calcext:value-type="float">
            <text:p>108</text:p>
          </table:table-cell>
          <table:table-cell/>
          <table:table-cell table:formula="of:=[.D59]-[.C59]" office:value-type="float" office:value="-108" calcext:value-type="float">
            <text:p>-108</text:p>
          </table:table-cell>
          <table:table-cell table:formula="of:=[.C59]+10+IF(MOD([.B59];3)=0;0;3-MOD([.B59];3)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110" calcext:value-type="float">
            <text:p>110</text:p>
          </table:table-cell>
          <table:table-cell/>
          <table:table-cell table:formula="of:=[.D60]-[.C60]" office:value-type="float" office:value="-110" calcext:value-type="float">
            <text:p>-110</text:p>
          </table:table-cell>
          <table:table-cell table:formula="of:=[.C60]+10+IF(MOD([.B60];3)=0;0;3-MOD([.B60];3)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112" calcext:value-type="float">
            <text:p>112</text:p>
          </table:table-cell>
          <table:table-cell/>
          <table:table-cell table:formula="of:=[.D61]-[.C61]" office:value-type="float" office:value="-112" calcext:value-type="float">
            <text:p>-112</text:p>
          </table:table-cell>
          <table:table-cell table:formula="of:=[.C61]+10+IF(MOD([.B61];3)=0;0;3-MOD([.B61];3))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114" calcext:value-type="float">
            <text:p>114</text:p>
          </table:table-cell>
          <table:table-cell/>
          <table:table-cell table:formula="of:=[.D62]-[.C62]" office:value-type="float" office:value="-114" calcext:value-type="float">
            <text:p>-114</text:p>
          </table:table-cell>
          <table:table-cell table:formula="of:=[.C62]+10+IF(MOD([.B62];3)=0;0;3-MOD([.B62];3))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116" calcext:value-type="float">
            <text:p>116</text:p>
          </table:table-cell>
          <table:table-cell/>
          <table:table-cell table:formula="of:=[.D63]-[.C63]" office:value-type="float" office:value="-116" calcext:value-type="float">
            <text:p>-116</text:p>
          </table:table-cell>
          <table:table-cell table:formula="of:=[.C63]+10+IF(MOD([.B63];3)=0;0;3-MOD([.B63];3))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118" calcext:value-type="float">
            <text:p>118</text:p>
          </table:table-cell>
          <table:table-cell/>
          <table:table-cell table:formula="of:=[.D64]-[.C64]" office:value-type="float" office:value="-118" calcext:value-type="float">
            <text:p>-118</text:p>
          </table:table-cell>
          <table:table-cell table:formula="of:=[.C64]+10+IF(MOD([.B64];3)=0;0;3-MOD([.B64];3))"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120" calcext:value-type="float">
            <text:p>120</text:p>
          </table:table-cell>
          <table:table-cell/>
          <table:table-cell table:formula="of:=[.D65]-[.C65]" office:value-type="float" office:value="-120" calcext:value-type="float">
            <text:p>-120</text:p>
          </table:table-cell>
          <table:table-cell table:formula="of:=[.C65]+10+IF(MOD([.B65];3)=0;0;3-MOD([.B65];3))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122" calcext:value-type="float">
            <text:p>122</text:p>
          </table:table-cell>
          <table:table-cell/>
          <table:table-cell table:formula="of:=[.D66]-[.C66]" office:value-type="float" office:value="-122" calcext:value-type="float">
            <text:p>-122</text:p>
          </table:table-cell>
          <table:table-cell table:formula="of:=[.C66]+10+IF(MOD([.B66];3)=0;0;3-MOD([.B66];3))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124" calcext:value-type="float">
            <text:p>124</text:p>
          </table:table-cell>
          <table:table-cell/>
          <table:table-cell table:formula="of:=[.D67]-[.C67]" office:value-type="float" office:value="-124" calcext:value-type="float">
            <text:p>-124</text:p>
          </table:table-cell>
          <table:table-cell table:formula="of:=[.C67]+10+IF(MOD([.B67];3)=0;0;3-MOD([.B67];3))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126" calcext:value-type="float">
            <text:p>126</text:p>
          </table:table-cell>
          <table:table-cell/>
          <table:table-cell table:formula="of:=[.D68]-[.C68]" office:value-type="float" office:value="-126" calcext:value-type="float">
            <text:p>-126</text:p>
          </table:table-cell>
          <table:table-cell table:formula="of:=[.C68]+10+IF(MOD([.B68];3)=0;0;3-MOD([.B68];3)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128" calcext:value-type="float">
            <text:p>128</text:p>
          </table:table-cell>
          <table:table-cell/>
          <table:table-cell table:formula="of:=[.D69]-[.C69]" office:value-type="float" office:value="-128" calcext:value-type="float">
            <text:p>-128</text:p>
          </table:table-cell>
          <table:table-cell table:formula="of:=[.C69]+10+IF(MOD([.B69];3)=0;0;3-MOD([.B69];3)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130" calcext:value-type="float">
            <text:p>130</text:p>
          </table:table-cell>
          <table:table-cell/>
          <table:table-cell table:formula="of:=[.D70]-[.C70]" office:value-type="float" office:value="-130" calcext:value-type="float">
            <text:p>-130</text:p>
          </table:table-cell>
          <table:table-cell table:formula="of:=[.C70]+10+IF(MOD([.B70];3)=0;0;3-MOD([.B70];3))"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132" calcext:value-type="float">
            <text:p>132</text:p>
          </table:table-cell>
          <table:table-cell/>
          <table:table-cell table:formula="of:=[.D71]-[.C71]" office:value-type="float" office:value="-132" calcext:value-type="float">
            <text:p>-132</text:p>
          </table:table-cell>
          <table:table-cell table:formula="of:=[.C71]+10+IF(MOD([.B71];3)=0;0;3-MOD([.B71];3))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134" calcext:value-type="float">
            <text:p>134</text:p>
          </table:table-cell>
          <table:table-cell/>
          <table:table-cell table:formula="of:=[.D72]-[.C72]" office:value-type="float" office:value="-134" calcext:value-type="float">
            <text:p>-134</text:p>
          </table:table-cell>
          <table:table-cell table:formula="of:=[.C72]+10+IF(MOD([.B72];3)=0;0;3-MOD([.B72];3))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136" calcext:value-type="float">
            <text:p>136</text:p>
          </table:table-cell>
          <table:table-cell/>
          <table:table-cell table:formula="of:=[.D73]-[.C73]" office:value-type="float" office:value="-136" calcext:value-type="float">
            <text:p>-136</text:p>
          </table:table-cell>
          <table:table-cell table:formula="of:=[.C73]+10+IF(MOD([.B73];3)=0;0;3-MOD([.B73];3))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138" calcext:value-type="float">
            <text:p>138</text:p>
          </table:table-cell>
          <table:table-cell/>
          <table:table-cell table:formula="of:=[.D74]-[.C74]" office:value-type="float" office:value="-138" calcext:value-type="float">
            <text:p>-138</text:p>
          </table:table-cell>
          <table:table-cell table:formula="of:=[.C74]+10+IF(MOD([.B74];3)=0;0;3-MOD([.B74];3)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140" calcext:value-type="float">
            <text:p>140</text:p>
          </table:table-cell>
          <table:table-cell/>
          <table:table-cell table:formula="of:=[.D75]-[.C75]" office:value-type="float" office:value="-140" calcext:value-type="float">
            <text:p>-140</text:p>
          </table:table-cell>
          <table:table-cell table:formula="of:=[.C75]+10+IF(MOD([.B75];3)=0;0;3-MOD([.B75];3)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142" calcext:value-type="float">
            <text:p>142</text:p>
          </table:table-cell>
          <table:table-cell/>
          <table:table-cell table:formula="of:=[.D76]-[.C76]" office:value-type="float" office:value="-142" calcext:value-type="float">
            <text:p>-142</text:p>
          </table:table-cell>
          <table:table-cell table:formula="of:=[.C76]+10+IF(MOD([.B76];3)=0;0;3-MOD([.B76];3))"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144" calcext:value-type="float">
            <text:p>144</text:p>
          </table:table-cell>
          <table:table-cell/>
          <table:table-cell table:formula="of:=[.D77]-[.C77]" office:value-type="float" office:value="-144" calcext:value-type="float">
            <text:p>-144</text:p>
          </table:table-cell>
          <table:table-cell table:formula="of:=[.C77]+10+IF(MOD([.B77];3)=0;0;3-MOD([.B77];3)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146" calcext:value-type="float">
            <text:p>146</text:p>
          </table:table-cell>
          <table:table-cell/>
          <table:table-cell table:formula="of:=[.D78]-[.C78]" office:value-type="float" office:value="-146" calcext:value-type="float">
            <text:p>-146</text:p>
          </table:table-cell>
          <table:table-cell table:formula="of:=[.C78]+10+IF(MOD([.B78];3)=0;0;3-MOD([.B78];3)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148" calcext:value-type="float">
            <text:p>148</text:p>
          </table:table-cell>
          <table:table-cell/>
          <table:table-cell table:formula="of:=[.D79]-[.C79]" office:value-type="float" office:value="-148" calcext:value-type="float">
            <text:p>-148</text:p>
          </table:table-cell>
          <table:table-cell table:formula="of:=[.C79]+10+IF(MOD([.B79];3)=0;0;3-MOD([.B79];3))"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150" calcext:value-type="float">
            <text:p>150</text:p>
          </table:table-cell>
          <table:table-cell/>
          <table:table-cell table:formula="of:=[.D80]-[.C80]" office:value-type="float" office:value="-150" calcext:value-type="float">
            <text:p>-150</text:p>
          </table:table-cell>
          <table:table-cell table:formula="of:=[.C80]+10+IF(MOD([.B80];3)=0;0;3-MOD([.B80];3))"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152" calcext:value-type="float">
            <text:p>152</text:p>
          </table:table-cell>
          <table:table-cell/>
          <table:table-cell table:formula="of:=[.D81]-[.C81]" office:value-type="float" office:value="-152" calcext:value-type="float">
            <text:p>-152</text:p>
          </table:table-cell>
          <table:table-cell table:formula="of:=[.C81]+10+IF(MOD([.B81];3)=0;0;3-MOD([.B81];3))"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154" calcext:value-type="float">
            <text:p>154</text:p>
          </table:table-cell>
          <table:table-cell/>
          <table:table-cell table:formula="of:=[.D82]-[.C82]" office:value-type="float" office:value="-154" calcext:value-type="float">
            <text:p>-154</text:p>
          </table:table-cell>
          <table:table-cell table:formula="of:=[.C82]+10+IF(MOD([.B82];3)=0;0;3-MOD([.B82];3))"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156" calcext:value-type="float">
            <text:p>156</text:p>
          </table:table-cell>
          <table:table-cell/>
          <table:table-cell table:formula="of:=[.D83]-[.C83]" office:value-type="float" office:value="-156" calcext:value-type="float">
            <text:p>-156</text:p>
          </table:table-cell>
          <table:table-cell table:formula="of:=[.C83]+10+IF(MOD([.B83];3)=0;0;3-MOD([.B83];3))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158" calcext:value-type="float">
            <text:p>158</text:p>
          </table:table-cell>
          <table:table-cell/>
          <table:table-cell table:formula="of:=[.D84]-[.C84]" office:value-type="float" office:value="-158" calcext:value-type="float">
            <text:p>-158</text:p>
          </table:table-cell>
          <table:table-cell table:formula="of:=[.C84]+10+IF(MOD([.B84];3)=0;0;3-MOD([.B84];3))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160" calcext:value-type="float">
            <text:p>160</text:p>
          </table:table-cell>
          <table:table-cell/>
          <table:table-cell table:formula="of:=[.D85]-[.C85]" office:value-type="float" office:value="-160" calcext:value-type="float">
            <text:p>-160</text:p>
          </table:table-cell>
          <table:table-cell table:formula="of:=[.C85]+10+IF(MOD([.B85];3)=0;0;3-MOD([.B85];3))"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162" calcext:value-type="float">
            <text:p>162</text:p>
          </table:table-cell>
          <table:table-cell/>
          <table:table-cell table:formula="of:=[.D86]-[.C86]" office:value-type="float" office:value="-162" calcext:value-type="float">
            <text:p>-162</text:p>
          </table:table-cell>
          <table:table-cell table:formula="of:=[.C86]+10+IF(MOD([.B86];3)=0;0;3-MOD([.B86];3))"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164" calcext:value-type="float">
            <text:p>164</text:p>
          </table:table-cell>
          <table:table-cell/>
          <table:table-cell table:formula="of:=[.D87]-[.C87]" office:value-type="float" office:value="-164" calcext:value-type="float">
            <text:p>-164</text:p>
          </table:table-cell>
          <table:table-cell table:formula="of:=[.C87]+10+IF(MOD([.B87];3)=0;0;3-MOD([.B87];3))"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166" calcext:value-type="float">
            <text:p>166</text:p>
          </table:table-cell>
          <table:table-cell/>
          <table:table-cell table:formula="of:=[.D88]-[.C88]" office:value-type="float" office:value="-166" calcext:value-type="float">
            <text:p>-166</text:p>
          </table:table-cell>
          <table:table-cell table:formula="of:=[.C88]+10+IF(MOD([.B88];3)=0;0;3-MOD([.B88];3))"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168" calcext:value-type="float">
            <text:p>168</text:p>
          </table:table-cell>
          <table:table-cell/>
          <table:table-cell table:formula="of:=[.D89]-[.C89]" office:value-type="float" office:value="-168" calcext:value-type="float">
            <text:p>-168</text:p>
          </table:table-cell>
          <table:table-cell table:formula="of:=[.C89]+10+IF(MOD([.B89];3)=0;0;3-MOD([.B89];3))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170" calcext:value-type="float">
            <text:p>170</text:p>
          </table:table-cell>
          <table:table-cell/>
          <table:table-cell table:formula="of:=[.D90]-[.C90]" office:value-type="float" office:value="-170" calcext:value-type="float">
            <text:p>-170</text:p>
          </table:table-cell>
          <table:table-cell table:formula="of:=[.C90]+10+IF(MOD([.B90];3)=0;0;3-MOD([.B90];3))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172" calcext:value-type="float">
            <text:p>172</text:p>
          </table:table-cell>
          <table:table-cell/>
          <table:table-cell table:formula="of:=[.D91]-[.C91]" office:value-type="float" office:value="-172" calcext:value-type="float">
            <text:p>-172</text:p>
          </table:table-cell>
          <table:table-cell table:formula="of:=[.C91]+10+IF(MOD([.B91];3)=0;0;3-MOD([.B91];3))"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174" calcext:value-type="float">
            <text:p>174</text:p>
          </table:table-cell>
          <table:table-cell/>
          <table:table-cell table:formula="of:=[.D92]-[.C92]" office:value-type="float" office:value="-174" calcext:value-type="float">
            <text:p>-174</text:p>
          </table:table-cell>
          <table:table-cell table:formula="of:=[.C92]+10+IF(MOD([.B92];3)=0;0;3-MOD([.B92];3))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176" calcext:value-type="float">
            <text:p>176</text:p>
          </table:table-cell>
          <table:table-cell/>
          <table:table-cell table:formula="of:=[.D93]-[.C93]" office:value-type="float" office:value="-176" calcext:value-type="float">
            <text:p>-176</text:p>
          </table:table-cell>
          <table:table-cell table:formula="of:=[.C93]+10+IF(MOD([.B93];3)=0;0;3-MOD([.B93];3))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178" calcext:value-type="float">
            <text:p>178</text:p>
          </table:table-cell>
          <table:table-cell/>
          <table:table-cell table:formula="of:=[.D94]-[.C94]" office:value-type="float" office:value="-178" calcext:value-type="float">
            <text:p>-178</text:p>
          </table:table-cell>
          <table:table-cell table:formula="of:=[.C94]+10+IF(MOD([.B94];3)=0;0;3-MOD([.B94];3))"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180" calcext:value-type="float">
            <text:p>180</text:p>
          </table:table-cell>
          <table:table-cell/>
          <table:table-cell table:formula="of:=[.D95]-[.C95]" office:value-type="float" office:value="-180" calcext:value-type="float">
            <text:p>-180</text:p>
          </table:table-cell>
          <table:table-cell table:formula="of:=[.C95]+10+IF(MOD([.B95];3)=0;0;3-MOD([.B95];3))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182" calcext:value-type="float">
            <text:p>182</text:p>
          </table:table-cell>
          <table:table-cell/>
          <table:table-cell table:formula="of:=[.D96]-[.C96]" office:value-type="float" office:value="-182" calcext:value-type="float">
            <text:p>-182</text:p>
          </table:table-cell>
          <table:table-cell table:formula="of:=[.C96]+10+IF(MOD([.B96];3)=0;0;3-MOD([.B96];3))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184" calcext:value-type="float">
            <text:p>184</text:p>
          </table:table-cell>
          <table:table-cell/>
          <table:table-cell table:formula="of:=[.D97]-[.C97]" office:value-type="float" office:value="-184" calcext:value-type="float">
            <text:p>-184</text:p>
          </table:table-cell>
          <table:table-cell table:formula="of:=[.C97]+10+IF(MOD([.B97];3)=0;0;3-MOD([.B97];3))"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186" calcext:value-type="float">
            <text:p>186</text:p>
          </table:table-cell>
          <table:table-cell/>
          <table:table-cell table:formula="of:=[.D98]-[.C98]" office:value-type="float" office:value="-186" calcext:value-type="float">
            <text:p>-186</text:p>
          </table:table-cell>
          <table:table-cell table:formula="of:=[.C98]+10+IF(MOD([.B98];3)=0;0;3-MOD([.B98];3))" office:value-type="float" office:value="198" calcext:value-type="float">
            <text:p>19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188" calcext:value-type="float">
            <text:p>188</text:p>
          </table:table-cell>
          <table:table-cell/>
          <table:table-cell table:formula="of:=[.D99]-[.C99]" office:value-type="float" office:value="-188" calcext:value-type="float">
            <text:p>-188</text:p>
          </table:table-cell>
          <table:table-cell table:formula="of:=[.C99]+10+IF(MOD([.B99];3)=0;0;3-MOD([.B99];3))" office:value-type="float" office:value="198" calcext:value-type="float">
            <text:p>19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190" calcext:value-type="float">
            <text:p>190</text:p>
          </table:table-cell>
          <table:table-cell/>
          <table:table-cell table:formula="of:=[.D100]-[.C100]" office:value-type="float" office:value="-190" calcext:value-type="float">
            <text:p>-190</text:p>
          </table:table-cell>
          <table:table-cell table:formula="of:=[.C100]+10+IF(MOD([.B100];3)=0;0;3-MOD([.B100];3))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192" calcext:value-type="float">
            <text:p>192</text:p>
          </table:table-cell>
          <table:table-cell/>
          <table:table-cell table:formula="of:=[.D101]-[.C101]" office:value-type="float" office:value="-192" calcext:value-type="float">
            <text:p>-192</text:p>
          </table:table-cell>
          <table:table-cell table:formula="of:=[.C101]+10+IF(MOD([.B101];3)=0;0;3-MOD([.B101];3)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194" calcext:value-type="float">
            <text:p>194</text:p>
          </table:table-cell>
          <table:table-cell/>
          <table:table-cell table:formula="of:=[.D102]-[.C102]" office:value-type="float" office:value="-194" calcext:value-type="float">
            <text:p>-194</text:p>
          </table:table-cell>
          <table:table-cell table:formula="of:=[.C102]+10+IF(MOD([.B102];3)=0;0;3-MOD([.B102];3)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196" calcext:value-type="float">
            <text:p>196</text:p>
          </table:table-cell>
          <table:table-cell/>
          <table:table-cell table:formula="of:=[.D103]-[.C103]" office:value-type="float" office:value="-196" calcext:value-type="float">
            <text:p>-196</text:p>
          </table:table-cell>
          <table:table-cell table:formula="of:=[.C103]+10+IF(MOD([.B103];3)=0;0;3-MOD([.B103];3))"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198" calcext:value-type="float">
            <text:p>198</text:p>
          </table:table-cell>
          <table:table-cell/>
          <table:table-cell table:formula="of:=[.D104]-[.C104]" office:value-type="float" office:value="-198" calcext:value-type="float">
            <text:p>-198</text:p>
          </table:table-cell>
          <table:table-cell table:formula="of:=[.C104]+10+IF(MOD([.B104];3)=0;0;3-MOD([.B104];3))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200" calcext:value-type="float">
            <text:p>200</text:p>
          </table:table-cell>
          <table:table-cell/>
          <table:table-cell table:formula="of:=[.D105]-[.C105]" office:value-type="float" office:value="-200" calcext:value-type="float">
            <text:p>-200</text:p>
          </table:table-cell>
          <table:table-cell table:formula="of:=[.C105]+10+IF(MOD([.B105];3)=0;0;3-MOD([.B105];3))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202" calcext:value-type="float">
            <text:p>202</text:p>
          </table:table-cell>
          <table:table-cell/>
          <table:table-cell table:formula="of:=[.D106]-[.C106]" office:value-type="float" office:value="-202" calcext:value-type="float">
            <text:p>-202</text:p>
          </table:table-cell>
          <table:table-cell table:formula="of:=[.C106]+10+IF(MOD([.B106];3)=0;0;3-MOD([.B106];3))"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204" calcext:value-type="float">
            <text:p>204</text:p>
          </table:table-cell>
          <table:table-cell/>
          <table:table-cell table:formula="of:=[.D107]-[.C107]" office:value-type="float" office:value="-204" calcext:value-type="float">
            <text:p>-204</text:p>
          </table:table-cell>
          <table:table-cell table:formula="of:=[.C107]+10+IF(MOD([.B107];3)=0;0;3-MOD([.B107];3))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206" calcext:value-type="float">
            <text:p>206</text:p>
          </table:table-cell>
          <table:table-cell/>
          <table:table-cell table:formula="of:=[.D108]-[.C108]" office:value-type="float" office:value="-206" calcext:value-type="float">
            <text:p>-206</text:p>
          </table:table-cell>
          <table:table-cell table:formula="of:=[.C108]+10+IF(MOD([.B108];3)=0;0;3-MOD([.B108];3))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208" calcext:value-type="float">
            <text:p>208</text:p>
          </table:table-cell>
          <table:table-cell/>
          <table:table-cell table:formula="of:=[.D109]-[.C109]" office:value-type="float" office:value="-208" calcext:value-type="float">
            <text:p>-208</text:p>
          </table:table-cell>
          <table:table-cell table:formula="of:=[.C109]+10+IF(MOD([.B109];3)=0;0;3-MOD([.B109];3))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210" calcext:value-type="float">
            <text:p>210</text:p>
          </table:table-cell>
          <table:table-cell/>
          <table:table-cell table:formula="of:=[.D110]-[.C110]" office:value-type="float" office:value="-210" calcext:value-type="float">
            <text:p>-210</text:p>
          </table:table-cell>
          <table:table-cell table:formula="of:=[.C110]+10+IF(MOD([.B110];3)=0;0;3-MOD([.B110];3))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212" calcext:value-type="float">
            <text:p>212</text:p>
          </table:table-cell>
          <table:table-cell/>
          <table:table-cell table:formula="of:=[.D111]-[.C111]" office:value-type="float" office:value="-212" calcext:value-type="float">
            <text:p>-212</text:p>
          </table:table-cell>
          <table:table-cell table:formula="of:=[.C111]+10+IF(MOD([.B111];3)=0;0;3-MOD([.B111];3))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214" calcext:value-type="float">
            <text:p>214</text:p>
          </table:table-cell>
          <table:table-cell/>
          <table:table-cell table:formula="of:=[.D112]-[.C112]" office:value-type="float" office:value="-214" calcext:value-type="float">
            <text:p>-214</text:p>
          </table:table-cell>
          <table:table-cell table:formula="of:=[.C112]+10+IF(MOD([.B112];3)=0;0;3-MOD([.B112];3))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216" calcext:value-type="float">
            <text:p>216</text:p>
          </table:table-cell>
          <table:table-cell/>
          <table:table-cell table:formula="of:=[.D113]-[.C113]" office:value-type="float" office:value="-216" calcext:value-type="float">
            <text:p>-216</text:p>
          </table:table-cell>
          <table:table-cell table:formula="of:=[.C113]+10+IF(MOD([.B113];3)=0;0;3-MOD([.B113];3))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218" calcext:value-type="float">
            <text:p>218</text:p>
          </table:table-cell>
          <table:table-cell/>
          <table:table-cell table:formula="of:=[.D114]-[.C114]" office:value-type="float" office:value="-218" calcext:value-type="float">
            <text:p>-218</text:p>
          </table:table-cell>
          <table:table-cell table:formula="of:=[.C114]+10+IF(MOD([.B114];3)=0;0;3-MOD([.B114];3))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220" calcext:value-type="float">
            <text:p>220</text:p>
          </table:table-cell>
          <table:table-cell/>
          <table:table-cell table:formula="of:=[.D115]-[.C115]" office:value-type="float" office:value="-220" calcext:value-type="float">
            <text:p>-220</text:p>
          </table:table-cell>
          <table:table-cell table:formula="of:=[.C115]+10+IF(MOD([.B115];3)=0;0;3-MOD([.B115];3))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222" calcext:value-type="float">
            <text:p>222</text:p>
          </table:table-cell>
          <table:table-cell/>
          <table:table-cell table:formula="of:=[.D116]-[.C116]" office:value-type="float" office:value="-222" calcext:value-type="float">
            <text:p>-222</text:p>
          </table:table-cell>
          <table:table-cell table:formula="of:=[.C116]+10+IF(MOD([.B116];3)=0;0;3-MOD([.B116];3))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224" calcext:value-type="float">
            <text:p>224</text:p>
          </table:table-cell>
          <table:table-cell/>
          <table:table-cell table:formula="of:=[.D117]-[.C117]" office:value-type="float" office:value="-224" calcext:value-type="float">
            <text:p>-224</text:p>
          </table:table-cell>
          <table:table-cell table:formula="of:=[.C117]+10+IF(MOD([.B117];3)=0;0;3-MOD([.B117];3))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226" calcext:value-type="float">
            <text:p>226</text:p>
          </table:table-cell>
          <table:table-cell/>
          <table:table-cell table:formula="of:=[.D118]-[.C118]" office:value-type="float" office:value="-226" calcext:value-type="float">
            <text:p>-226</text:p>
          </table:table-cell>
          <table:table-cell table:formula="of:=[.C118]+10+IF(MOD([.B118];3)=0;0;3-MOD([.B118];3))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228" calcext:value-type="float">
            <text:p>228</text:p>
          </table:table-cell>
          <table:table-cell/>
          <table:table-cell table:formula="of:=[.D119]-[.C119]" office:value-type="float" office:value="-228" calcext:value-type="float">
            <text:p>-228</text:p>
          </table:table-cell>
          <table:table-cell table:formula="of:=[.C119]+10+IF(MOD([.B119];3)=0;0;3-MOD([.B119];3))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230" calcext:value-type="float">
            <text:p>230</text:p>
          </table:table-cell>
          <table:table-cell/>
          <table:table-cell table:formula="of:=[.D120]-[.C120]" office:value-type="float" office:value="-230" calcext:value-type="float">
            <text:p>-230</text:p>
          </table:table-cell>
          <table:table-cell table:formula="of:=[.C120]+10+IF(MOD([.B120];3)=0;0;3-MOD([.B120];3))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232" calcext:value-type="float">
            <text:p>232</text:p>
          </table:table-cell>
          <table:table-cell/>
          <table:table-cell table:formula="of:=[.D121]-[.C121]" office:value-type="float" office:value="-232" calcext:value-type="float">
            <text:p>-232</text:p>
          </table:table-cell>
          <table:table-cell table:formula="of:=[.C121]+10+IF(MOD([.B121];3)=0;0;3-MOD([.B121];3))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234" calcext:value-type="float">
            <text:p>234</text:p>
          </table:table-cell>
          <table:table-cell/>
          <table:table-cell table:formula="of:=[.D122]-[.C122]" office:value-type="float" office:value="-234" calcext:value-type="float">
            <text:p>-234</text:p>
          </table:table-cell>
          <table:table-cell table:formula="of:=[.C122]+10+IF(MOD([.B122];3)=0;0;3-MOD([.B122];3))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236" calcext:value-type="float">
            <text:p>236</text:p>
          </table:table-cell>
          <table:table-cell/>
          <table:table-cell table:formula="of:=[.D123]-[.C123]" office:value-type="float" office:value="-236" calcext:value-type="float">
            <text:p>-236</text:p>
          </table:table-cell>
          <table:table-cell table:formula="of:=[.C123]+10+IF(MOD([.B123];3)=0;0;3-MOD([.B123];3))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238" calcext:value-type="float">
            <text:p>238</text:p>
          </table:table-cell>
          <table:table-cell/>
          <table:table-cell table:formula="of:=[.D124]-[.C124]" office:value-type="float" office:value="-238" calcext:value-type="float">
            <text:p>-238</text:p>
          </table:table-cell>
          <table:table-cell table:formula="of:=[.C124]+10+IF(MOD([.B124];3)=0;0;3-MOD([.B124];3))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240" calcext:value-type="float">
            <text:p>240</text:p>
          </table:table-cell>
          <table:table-cell/>
          <table:table-cell table:formula="of:=[.D125]-[.C125]" office:value-type="float" office:value="-240" calcext:value-type="float">
            <text:p>-240</text:p>
          </table:table-cell>
          <table:table-cell table:formula="of:=[.C125]+10+IF(MOD([.B125];3)=0;0;3-MOD([.B125];3))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242" calcext:value-type="float">
            <text:p>242</text:p>
          </table:table-cell>
          <table:table-cell/>
          <table:table-cell table:formula="of:=[.D126]-[.C126]" office:value-type="float" office:value="-242" calcext:value-type="float">
            <text:p>-242</text:p>
          </table:table-cell>
          <table:table-cell table:formula="of:=[.C126]+10+IF(MOD([.B126];3)=0;0;3-MOD([.B126];3))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244" calcext:value-type="float">
            <text:p>244</text:p>
          </table:table-cell>
          <table:table-cell/>
          <table:table-cell table:formula="of:=[.D127]-[.C127]" office:value-type="float" office:value="-244" calcext:value-type="float">
            <text:p>-244</text:p>
          </table:table-cell>
          <table:table-cell table:formula="of:=[.C127]+10+IF(MOD([.B127];3)=0;0;3-MOD([.B127];3))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246" calcext:value-type="float">
            <text:p>246</text:p>
          </table:table-cell>
          <table:table-cell/>
          <table:table-cell table:formula="of:=[.D128]-[.C128]" office:value-type="float" office:value="-246" calcext:value-type="float">
            <text:p>-246</text:p>
          </table:table-cell>
          <table:table-cell table:formula="of:=[.C128]+10+IF(MOD([.B128];3)=0;0;3-MOD([.B128];3))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248" calcext:value-type="float">
            <text:p>248</text:p>
          </table:table-cell>
          <table:table-cell/>
          <table:table-cell table:formula="of:=[.D129]-[.C129]" office:value-type="float" office:value="-248" calcext:value-type="float">
            <text:p>-248</text:p>
          </table:table-cell>
          <table:table-cell table:formula="of:=[.C129]+10+IF(MOD([.B129];3)=0;0;3-MOD([.B129];3))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250" calcext:value-type="float">
            <text:p>250</text:p>
          </table:table-cell>
          <table:table-cell/>
          <table:table-cell table:formula="of:=[.D130]-[.C130]" office:value-type="float" office:value="-250" calcext:value-type="float">
            <text:p>-250</text:p>
          </table:table-cell>
          <table:table-cell table:formula="of:=[.C130]+10+IF(MOD([.B130];3)=0;0;3-MOD([.B130];3))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252" calcext:value-type="float">
            <text:p>252</text:p>
          </table:table-cell>
          <table:table-cell/>
          <table:table-cell table:formula="of:=[.D131]-[.C131]" office:value-type="float" office:value="-252" calcext:value-type="float">
            <text:p>-252</text:p>
          </table:table-cell>
          <table:table-cell table:formula="of:=[.C131]+10+IF(MOD([.B131];3)=0;0;3-MOD([.B131];3))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254" calcext:value-type="float">
            <text:p>254</text:p>
          </table:table-cell>
          <table:table-cell/>
          <table:table-cell table:formula="of:=[.D132]-[.C132]" office:value-type="float" office:value="-254" calcext:value-type="float">
            <text:p>-254</text:p>
          </table:table-cell>
          <table:table-cell table:formula="of:=[.C132]+10+IF(MOD([.B132];3)=0;0;3-MOD([.B132];3))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256" calcext:value-type="float">
            <text:p>256</text:p>
          </table:table-cell>
          <table:table-cell/>
          <table:table-cell table:formula="of:=[.D133]-[.C133]" office:value-type="float" office:value="-256" calcext:value-type="float">
            <text:p>-256</text:p>
          </table:table-cell>
          <table:table-cell table:formula="of:=[.C133]+10+IF(MOD([.B133];3)=0;0;3-MOD([.B133];3)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258" calcext:value-type="float">
            <text:p>258</text:p>
          </table:table-cell>
          <table:table-cell/>
          <table:table-cell table:formula="of:=[.D134]-[.C134]" office:value-type="float" office:value="-258" calcext:value-type="float">
            <text:p>-258</text:p>
          </table:table-cell>
          <table:table-cell table:formula="of:=[.C134]+10+IF(MOD([.B134];3)=0;0;3-MOD([.B134];3))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260" calcext:value-type="float">
            <text:p>260</text:p>
          </table:table-cell>
          <table:table-cell/>
          <table:table-cell table:formula="of:=[.D135]-[.C135]" office:value-type="float" office:value="-260" calcext:value-type="float">
            <text:p>-260</text:p>
          </table:table-cell>
          <table:table-cell table:formula="of:=[.C135]+10+IF(MOD([.B135];3)=0;0;3-MOD([.B135];3))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262" calcext:value-type="float">
            <text:p>262</text:p>
          </table:table-cell>
          <table:table-cell/>
          <table:table-cell table:formula="of:=[.D136]-[.C136]" office:value-type="float" office:value="-262" calcext:value-type="float">
            <text:p>-262</text:p>
          </table:table-cell>
          <table:table-cell table:formula="of:=[.C136]+10+IF(MOD([.B136];3)=0;0;3-MOD([.B136];3))"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264" calcext:value-type="float">
            <text:p>264</text:p>
          </table:table-cell>
          <table:table-cell/>
          <table:table-cell table:formula="of:=[.D137]-[.C137]" office:value-type="float" office:value="-264" calcext:value-type="float">
            <text:p>-264</text:p>
          </table:table-cell>
          <table:table-cell table:formula="of:=[.C137]+10+IF(MOD([.B137];3)=0;0;3-MOD([.B137];3))"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266" calcext:value-type="float">
            <text:p>266</text:p>
          </table:table-cell>
          <table:table-cell/>
          <table:table-cell table:formula="of:=[.D138]-[.C138]" office:value-type="float" office:value="-266" calcext:value-type="float">
            <text:p>-266</text:p>
          </table:table-cell>
          <table:table-cell table:formula="of:=[.C138]+10+IF(MOD([.B138];3)=0;0;3-MOD([.B138];3))"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268" calcext:value-type="float">
            <text:p>268</text:p>
          </table:table-cell>
          <table:table-cell/>
          <table:table-cell table:formula="of:=[.D139]-[.C139]" office:value-type="float" office:value="-268" calcext:value-type="float">
            <text:p>-268</text:p>
          </table:table-cell>
          <table:table-cell table:formula="of:=[.C139]+10+IF(MOD([.B139];3)=0;0;3-MOD([.B139];3))" office:value-type="float" office:value="279" calcext:value-type="float">
            <text:p>2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270" calcext:value-type="float">
            <text:p>270</text:p>
          </table:table-cell>
          <table:table-cell/>
          <table:table-cell table:formula="of:=[.D140]-[.C140]" office:value-type="float" office:value="-270" calcext:value-type="float">
            <text:p>-270</text:p>
          </table:table-cell>
          <table:table-cell table:formula="of:=[.C140]+10+IF(MOD([.B140];3)=0;0;3-MOD([.B140];3))"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272" calcext:value-type="float">
            <text:p>272</text:p>
          </table:table-cell>
          <table:table-cell/>
          <table:table-cell table:formula="of:=[.D141]-[.C141]" office:value-type="float" office:value="-272" calcext:value-type="float">
            <text:p>-272</text:p>
          </table:table-cell>
          <table:table-cell table:formula="of:=[.C141]+10+IF(MOD([.B141];3)=0;0;3-MOD([.B141];3))"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274" calcext:value-type="float">
            <text:p>274</text:p>
          </table:table-cell>
          <table:table-cell/>
          <table:table-cell table:formula="of:=[.D142]-[.C142]" office:value-type="float" office:value="-274" calcext:value-type="float">
            <text:p>-274</text:p>
          </table:table-cell>
          <table:table-cell table:formula="of:=[.C142]+10+IF(MOD([.B142];3)=0;0;3-MOD([.B142];3))" office:value-type="float" office:value="285" calcext:value-type="float">
            <text:p>28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276" calcext:value-type="float">
            <text:p>276</text:p>
          </table:table-cell>
          <table:table-cell/>
          <table:table-cell table:formula="of:=[.D143]-[.C143]" office:value-type="float" office:value="-276" calcext:value-type="float">
            <text:p>-276</text:p>
          </table:table-cell>
          <table:table-cell table:formula="of:=[.C143]+10+IF(MOD([.B143];3)=0;0;3-MOD([.B143];3))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278" calcext:value-type="float">
            <text:p>278</text:p>
          </table:table-cell>
          <table:table-cell/>
          <table:table-cell table:formula="of:=[.D144]-[.C144]" office:value-type="float" office:value="-278" calcext:value-type="float">
            <text:p>-278</text:p>
          </table:table-cell>
          <table:table-cell table:formula="of:=[.C144]+10+IF(MOD([.B144];3)=0;0;3-MOD([.B144];3))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280" calcext:value-type="float">
            <text:p>280</text:p>
          </table:table-cell>
          <table:table-cell/>
          <table:table-cell table:formula="of:=[.D145]-[.C145]" office:value-type="float" office:value="-280" calcext:value-type="float">
            <text:p>-280</text:p>
          </table:table-cell>
          <table:table-cell table:formula="of:=[.C145]+10+IF(MOD([.B145];3)=0;0;3-MOD([.B145];3))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282" calcext:value-type="float">
            <text:p>282</text:p>
          </table:table-cell>
          <table:table-cell/>
          <table:table-cell table:formula="of:=[.D146]-[.C146]" office:value-type="float" office:value="-282" calcext:value-type="float">
            <text:p>-282</text:p>
          </table:table-cell>
          <table:table-cell table:formula="of:=[.C146]+10+IF(MOD([.B146];3)=0;0;3-MOD([.B146];3))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284" calcext:value-type="float">
            <text:p>284</text:p>
          </table:table-cell>
          <table:table-cell/>
          <table:table-cell table:formula="of:=[.D147]-[.C147]" office:value-type="float" office:value="-284" calcext:value-type="float">
            <text:p>-284</text:p>
          </table:table-cell>
          <table:table-cell table:formula="of:=[.C147]+10+IF(MOD([.B147];3)=0;0;3-MOD([.B147];3))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286" calcext:value-type="float">
            <text:p>286</text:p>
          </table:table-cell>
          <table:table-cell/>
          <table:table-cell table:formula="of:=[.D148]-[.C148]" office:value-type="float" office:value="-286" calcext:value-type="float">
            <text:p>-286</text:p>
          </table:table-cell>
          <table:table-cell table:formula="of:=[.C148]+10+IF(MOD([.B148];3)=0;0;3-MOD([.B148];3))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288" calcext:value-type="float">
            <text:p>288</text:p>
          </table:table-cell>
          <table:table-cell/>
          <table:table-cell table:formula="of:=[.D149]-[.C149]" office:value-type="float" office:value="-288" calcext:value-type="float">
            <text:p>-288</text:p>
          </table:table-cell>
          <table:table-cell table:formula="of:=[.C149]+10+IF(MOD([.B149];3)=0;0;3-MOD([.B149];3)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290" calcext:value-type="float">
            <text:p>290</text:p>
          </table:table-cell>
          <table:table-cell/>
          <table:table-cell table:formula="of:=[.D150]-[.C150]" office:value-type="float" office:value="-290" calcext:value-type="float">
            <text:p>-290</text:p>
          </table:table-cell>
          <table:table-cell table:formula="of:=[.C150]+10+IF(MOD([.B150];3)=0;0;3-MOD([.B150];3)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292" calcext:value-type="float">
            <text:p>292</text:p>
          </table:table-cell>
          <table:table-cell/>
          <table:table-cell table:formula="of:=[.D151]-[.C151]" office:value-type="float" office:value="-292" calcext:value-type="float">
            <text:p>-292</text:p>
          </table:table-cell>
          <table:table-cell table:formula="of:=[.C151]+10+IF(MOD([.B151];3)=0;0;3-MOD([.B151];3))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294" calcext:value-type="float">
            <text:p>294</text:p>
          </table:table-cell>
          <table:table-cell/>
          <table:table-cell table:formula="of:=[.D152]-[.C152]" office:value-type="float" office:value="-294" calcext:value-type="float">
            <text:p>-294</text:p>
          </table:table-cell>
          <table:table-cell table:formula="of:=[.C152]+10+IF(MOD([.B152];3)=0;0;3-MOD([.B152];3))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296" calcext:value-type="float">
            <text:p>296</text:p>
          </table:table-cell>
          <table:table-cell/>
          <table:table-cell table:formula="of:=[.D153]-[.C153]" office:value-type="float" office:value="-296" calcext:value-type="float">
            <text:p>-296</text:p>
          </table:table-cell>
          <table:table-cell table:formula="of:=[.C153]+10+IF(MOD([.B153];3)=0;0;3-MOD([.B153];3))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298" calcext:value-type="float">
            <text:p>298</text:p>
          </table:table-cell>
          <table:table-cell/>
          <table:table-cell table:formula="of:=[.D154]-[.C154]" office:value-type="float" office:value="-298" calcext:value-type="float">
            <text:p>-298</text:p>
          </table:table-cell>
          <table:table-cell table:formula="of:=[.C154]+10+IF(MOD([.B154];3)=0;0;3-MOD([.B154];3))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300" calcext:value-type="float">
            <text:p>300</text:p>
          </table:table-cell>
          <table:table-cell/>
          <table:table-cell table:formula="of:=[.D155]-[.C155]" office:value-type="float" office:value="-300" calcext:value-type="float">
            <text:p>-300</text:p>
          </table:table-cell>
          <table:table-cell table:formula="of:=[.C155]+10+IF(MOD([.B155];3)=0;0;3-MOD([.B155];3))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302" calcext:value-type="float">
            <text:p>302</text:p>
          </table:table-cell>
          <table:table-cell/>
          <table:table-cell table:formula="of:=[.D156]-[.C156]" office:value-type="float" office:value="-302" calcext:value-type="float">
            <text:p>-302</text:p>
          </table:table-cell>
          <table:table-cell table:formula="of:=[.C156]+10+IF(MOD([.B156];3)=0;0;3-MOD([.B156];3))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304" calcext:value-type="float">
            <text:p>304</text:p>
          </table:table-cell>
          <table:table-cell/>
          <table:table-cell table:formula="of:=[.D157]-[.C157]" office:value-type="float" office:value="-304" calcext:value-type="float">
            <text:p>-304</text:p>
          </table:table-cell>
          <table:table-cell table:formula="of:=[.C157]+10+IF(MOD([.B157];3)=0;0;3-MOD([.B157];3))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306" calcext:value-type="float">
            <text:p>306</text:p>
          </table:table-cell>
          <table:table-cell/>
          <table:table-cell table:formula="of:=[.D158]-[.C158]" office:value-type="float" office:value="-306" calcext:value-type="float">
            <text:p>-306</text:p>
          </table:table-cell>
          <table:table-cell table:formula="of:=[.C158]+10+IF(MOD([.B158];3)=0;0;3-MOD([.B158];3))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308" calcext:value-type="float">
            <text:p>308</text:p>
          </table:table-cell>
          <table:table-cell/>
          <table:table-cell table:formula="of:=[.D159]-[.C159]" office:value-type="float" office:value="-308" calcext:value-type="float">
            <text:p>-308</text:p>
          </table:table-cell>
          <table:table-cell table:formula="of:=[.C159]+10+IF(MOD([.B159];3)=0;0;3-MOD([.B159];3))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310" calcext:value-type="float">
            <text:p>310</text:p>
          </table:table-cell>
          <table:table-cell/>
          <table:table-cell table:formula="of:=[.D160]-[.C160]" office:value-type="float" office:value="-310" calcext:value-type="float">
            <text:p>-310</text:p>
          </table:table-cell>
          <table:table-cell table:formula="of:=[.C160]+10+IF(MOD([.B160];3)=0;0;3-MOD([.B160];3))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0;0;3-MOD([.B161];3))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314" calcext:value-type="float">
            <text:p>314</text:p>
          </table:table-cell>
          <table:table-cell/>
          <table:table-cell table:formula="of:=[.D162]-[.C162]" office:value-type="float" office:value="-314" calcext:value-type="float">
            <text:p>-314</text:p>
          </table:table-cell>
          <table:table-cell table:formula="of:=[.C162]+10+IF(MOD([.B162];3)=0;0;3-MOD([.B162];3))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316" calcext:value-type="float">
            <text:p>316</text:p>
          </table:table-cell>
          <table:table-cell/>
          <table:table-cell table:formula="of:=[.D163]-[.C163]" office:value-type="float" office:value="-316" calcext:value-type="float">
            <text:p>-316</text:p>
          </table:table-cell>
          <table:table-cell table:formula="of:=[.C163]+10+IF(MOD([.B163];3)=0;0;3-MOD([.B163];3))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318" calcext:value-type="float">
            <text:p>318</text:p>
          </table:table-cell>
          <table:table-cell/>
          <table:table-cell table:formula="of:=[.D164]-[.C164]" office:value-type="float" office:value="-318" calcext:value-type="float">
            <text:p>-318</text:p>
          </table:table-cell>
          <table:table-cell table:formula="of:=[.C164]+10+IF(MOD([.B164];3)=0;0;3-MOD([.B164];3)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320" calcext:value-type="float">
            <text:p>320</text:p>
          </table:table-cell>
          <table:table-cell/>
          <table:table-cell table:formula="of:=[.D165]-[.C165]" office:value-type="float" office:value="-320" calcext:value-type="float">
            <text:p>-320</text:p>
          </table:table-cell>
          <table:table-cell table:formula="of:=[.C165]+10+IF(MOD([.B165];3)=0;0;3-MOD([.B165];3)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322" calcext:value-type="float">
            <text:p>322</text:p>
          </table:table-cell>
          <table:table-cell/>
          <table:table-cell table:formula="of:=[.D166]-[.C166]" office:value-type="float" office:value="-322" calcext:value-type="float">
            <text:p>-322</text:p>
          </table:table-cell>
          <table:table-cell table:formula="of:=[.C166]+10+IF(MOD([.B166];3)=0;0;3-MOD([.B166];3))"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324" calcext:value-type="float">
            <text:p>324</text:p>
          </table:table-cell>
          <table:table-cell/>
          <table:table-cell table:formula="of:=[.D167]-[.C167]" office:value-type="float" office:value="-324" calcext:value-type="float">
            <text:p>-324</text:p>
          </table:table-cell>
          <table:table-cell table:formula="of:=[.C167]+10+IF(MOD([.B167];3)=0;0;3-MOD([.B167];3))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326" calcext:value-type="float">
            <text:p>326</text:p>
          </table:table-cell>
          <table:table-cell/>
          <table:table-cell table:formula="of:=[.D168]-[.C168]" office:value-type="float" office:value="-326" calcext:value-type="float">
            <text:p>-326</text:p>
          </table:table-cell>
          <table:table-cell table:formula="of:=[.C168]+10+IF(MOD([.B168];3)=0;0;3-MOD([.B168];3))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328" calcext:value-type="float">
            <text:p>328</text:p>
          </table:table-cell>
          <table:table-cell/>
          <table:table-cell table:formula="of:=[.D169]-[.C169]" office:value-type="float" office:value="-328" calcext:value-type="float">
            <text:p>-328</text:p>
          </table:table-cell>
          <table:table-cell table:formula="of:=[.C169]+10+IF(MOD([.B169];3)=0;0;3-MOD([.B169];3))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330" calcext:value-type="float">
            <text:p>330</text:p>
          </table:table-cell>
          <table:table-cell/>
          <table:table-cell table:formula="of:=[.D170]-[.C170]" office:value-type="float" office:value="-330" calcext:value-type="float">
            <text:p>-330</text:p>
          </table:table-cell>
          <table:table-cell table:formula="of:=[.C170]+10+IF(MOD([.B170];3)=0;0;3-MOD([.B170];3))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332" calcext:value-type="float">
            <text:p>332</text:p>
          </table:table-cell>
          <table:table-cell/>
          <table:table-cell table:formula="of:=[.D171]-[.C171]" office:value-type="float" office:value="-332" calcext:value-type="float">
            <text:p>-332</text:p>
          </table:table-cell>
          <table:table-cell table:formula="of:=[.C171]+10+IF(MOD([.B171];3)=0;0;3-MOD([.B171];3))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334" calcext:value-type="float">
            <text:p>334</text:p>
          </table:table-cell>
          <table:table-cell/>
          <table:table-cell table:formula="of:=[.D172]-[.C172]" office:value-type="float" office:value="-334" calcext:value-type="float">
            <text:p>-334</text:p>
          </table:table-cell>
          <table:table-cell table:formula="of:=[.C172]+10+IF(MOD([.B172];3)=0;0;3-MOD([.B172];3))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336" calcext:value-type="float">
            <text:p>336</text:p>
          </table:table-cell>
          <table:table-cell/>
          <table:table-cell table:formula="of:=[.D173]-[.C173]" office:value-type="float" office:value="-336" calcext:value-type="float">
            <text:p>-336</text:p>
          </table:table-cell>
          <table:table-cell table:formula="of:=[.C173]+10+IF(MOD([.B173];3)=0;0;3-MOD([.B173];3)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338" calcext:value-type="float">
            <text:p>338</text:p>
          </table:table-cell>
          <table:table-cell/>
          <table:table-cell table:formula="of:=[.D174]-[.C174]" office:value-type="float" office:value="-338" calcext:value-type="float">
            <text:p>-338</text:p>
          </table:table-cell>
          <table:table-cell table:formula="of:=[.C174]+10+IF(MOD([.B174];3)=0;0;3-MOD([.B174];3)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340" calcext:value-type="float">
            <text:p>340</text:p>
          </table:table-cell>
          <table:table-cell/>
          <table:table-cell table:formula="of:=[.D175]-[.C175]" office:value-type="float" office:value="-340" calcext:value-type="float">
            <text:p>-340</text:p>
          </table:table-cell>
          <table:table-cell table:formula="of:=[.C175]+10+IF(MOD([.B175];3)=0;0;3-MOD([.B175];3))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342" calcext:value-type="float">
            <text:p>342</text:p>
          </table:table-cell>
          <table:table-cell/>
          <table:table-cell table:formula="of:=[.D176]-[.C176]" office:value-type="float" office:value="-342" calcext:value-type="float">
            <text:p>-342</text:p>
          </table:table-cell>
          <table:table-cell table:formula="of:=[.C176]+10+IF(MOD([.B176];3)=0;0;3-MOD([.B176];3))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344" calcext:value-type="float">
            <text:p>344</text:p>
          </table:table-cell>
          <table:table-cell/>
          <table:table-cell table:formula="of:=[.D177]-[.C177]" office:value-type="float" office:value="-344" calcext:value-type="float">
            <text:p>-344</text:p>
          </table:table-cell>
          <table:table-cell table:formula="of:=[.C177]+10+IF(MOD([.B177];3)=0;0;3-MOD([.B177];3))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346" calcext:value-type="float">
            <text:p>346</text:p>
          </table:table-cell>
          <table:table-cell/>
          <table:table-cell table:formula="of:=[.D178]-[.C178]" office:value-type="float" office:value="-346" calcext:value-type="float">
            <text:p>-346</text:p>
          </table:table-cell>
          <table:table-cell table:formula="of:=[.C178]+10+IF(MOD([.B178];3)=0;0;3-MOD([.B178];3))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348" calcext:value-type="float">
            <text:p>348</text:p>
          </table:table-cell>
          <table:table-cell/>
          <table:table-cell table:formula="of:=[.D179]-[.C179]" office:value-type="float" office:value="-348" calcext:value-type="float">
            <text:p>-348</text:p>
          </table:table-cell>
          <table:table-cell table:formula="of:=[.C179]+10+IF(MOD([.B179];3)=0;0;3-MOD([.B179];3))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350" calcext:value-type="float">
            <text:p>350</text:p>
          </table:table-cell>
          <table:table-cell/>
          <table:table-cell table:formula="of:=[.D180]-[.C180]" office:value-type="float" office:value="-350" calcext:value-type="float">
            <text:p>-350</text:p>
          </table:table-cell>
          <table:table-cell table:formula="of:=[.C180]+10+IF(MOD([.B180];3)=0;0;3-MOD([.B180];3))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352" calcext:value-type="float">
            <text:p>352</text:p>
          </table:table-cell>
          <table:table-cell/>
          <table:table-cell table:formula="of:=[.D181]-[.C181]" office:value-type="float" office:value="-352" calcext:value-type="float">
            <text:p>-352</text:p>
          </table:table-cell>
          <table:table-cell table:formula="of:=[.C181]+10+IF(MOD([.B181];3)=0;0;3-MOD([.B181];3))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354" calcext:value-type="float">
            <text:p>354</text:p>
          </table:table-cell>
          <table:table-cell/>
          <table:table-cell table:formula="of:=[.D182]-[.C182]" office:value-type="float" office:value="-354" calcext:value-type="float">
            <text:p>-354</text:p>
          </table:table-cell>
          <table:table-cell table:formula="of:=[.C182]+10+IF(MOD([.B182];3)=0;0;3-MOD([.B182];3))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356" calcext:value-type="float">
            <text:p>356</text:p>
          </table:table-cell>
          <table:table-cell/>
          <table:table-cell table:formula="of:=[.D183]-[.C183]" office:value-type="float" office:value="-356" calcext:value-type="float">
            <text:p>-356</text:p>
          </table:table-cell>
          <table:table-cell table:formula="of:=[.C183]+10+IF(MOD([.B183];3)=0;0;3-MOD([.B183];3))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358" calcext:value-type="float">
            <text:p>358</text:p>
          </table:table-cell>
          <table:table-cell/>
          <table:table-cell table:formula="of:=[.D184]-[.C184]" office:value-type="float" office:value="-358" calcext:value-type="float">
            <text:p>-358</text:p>
          </table:table-cell>
          <table:table-cell table:formula="of:=[.C184]+10+IF(MOD([.B184];3)=0;0;3-MOD([.B184];3))" office:value-type="float" office:value="369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360" calcext:value-type="float">
            <text:p>360</text:p>
          </table:table-cell>
          <table:table-cell/>
          <table:table-cell table:formula="of:=[.D185]-[.C185]" office:value-type="float" office:value="-360" calcext:value-type="float">
            <text:p>-360</text:p>
          </table:table-cell>
          <table:table-cell table:formula="of:=[.C185]+10+IF(MOD([.B185];3)=0;0;3-MOD([.B185];3))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362" calcext:value-type="float">
            <text:p>362</text:p>
          </table:table-cell>
          <table:table-cell/>
          <table:table-cell table:formula="of:=[.D186]-[.C186]" office:value-type="float" office:value="-362" calcext:value-type="float">
            <text:p>-362</text:p>
          </table:table-cell>
          <table:table-cell table:formula="of:=[.C186]+10+IF(MOD([.B186];3)=0;0;3-MOD([.B186];3))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364" calcext:value-type="float">
            <text:p>364</text:p>
          </table:table-cell>
          <table:table-cell/>
          <table:table-cell table:formula="of:=[.D187]-[.C187]" office:value-type="float" office:value="-364" calcext:value-type="float">
            <text:p>-364</text:p>
          </table:table-cell>
          <table:table-cell table:formula="of:=[.C187]+10+IF(MOD([.B187];3)=0;0;3-MOD([.B187];3))"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366" calcext:value-type="float">
            <text:p>366</text:p>
          </table:table-cell>
          <table:table-cell/>
          <table:table-cell table:formula="of:=[.D188]-[.C188]" office:value-type="float" office:value="-366" calcext:value-type="float">
            <text:p>-366</text:p>
          </table:table-cell>
          <table:table-cell table:formula="of:=[.C188]+10+IF(MOD([.B188];3)=0;0;3-MOD([.B188];3))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368" calcext:value-type="float">
            <text:p>368</text:p>
          </table:table-cell>
          <table:table-cell/>
          <table:table-cell table:formula="of:=[.D189]-[.C189]" office:value-type="float" office:value="-368" calcext:value-type="float">
            <text:p>-368</text:p>
          </table:table-cell>
          <table:table-cell table:formula="of:=[.C189]+10+IF(MOD([.B189];3)=0;0;3-MOD([.B189];3))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370" calcext:value-type="float">
            <text:p>370</text:p>
          </table:table-cell>
          <table:table-cell/>
          <table:table-cell table:formula="of:=[.D190]-[.C190]" office:value-type="float" office:value="-370" calcext:value-type="float">
            <text:p>-370</text:p>
          </table:table-cell>
          <table:table-cell table:formula="of:=[.C190]+10+IF(MOD([.B190];3)=0;0;3-MOD([.B190];3))"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372" calcext:value-type="float">
            <text:p>372</text:p>
          </table:table-cell>
          <table:table-cell/>
          <table:table-cell table:formula="of:=[.D191]-[.C191]" office:value-type="float" office:value="-372" calcext:value-type="float">
            <text:p>-372</text:p>
          </table:table-cell>
          <table:table-cell table:formula="of:=[.C191]+10+IF(MOD([.B191];3)=0;0;3-MOD([.B191];3))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374" calcext:value-type="float">
            <text:p>374</text:p>
          </table:table-cell>
          <table:table-cell/>
          <table:table-cell table:formula="of:=[.D192]-[.C192]" office:value-type="float" office:value="-374" calcext:value-type="float">
            <text:p>-374</text:p>
          </table:table-cell>
          <table:table-cell table:formula="of:=[.C192]+10+IF(MOD([.B192];3)=0;0;3-MOD([.B192];3))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376" calcext:value-type="float">
            <text:p>376</text:p>
          </table:table-cell>
          <table:table-cell/>
          <table:table-cell table:formula="of:=[.D193]-[.C193]" office:value-type="float" office:value="-376" calcext:value-type="float">
            <text:p>-376</text:p>
          </table:table-cell>
          <table:table-cell table:formula="of:=[.C193]+10+IF(MOD([.B193];3)=0;0;3-MOD([.B193];3))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378" calcext:value-type="float">
            <text:p>378</text:p>
          </table:table-cell>
          <table:table-cell/>
          <table:table-cell table:formula="of:=[.D194]-[.C194]" office:value-type="float" office:value="-378" calcext:value-type="float">
            <text:p>-378</text:p>
          </table:table-cell>
          <table:table-cell table:formula="of:=[.C194]+10+IF(MOD([.B194];3)=0;0;3-MOD([.B194];3))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380" calcext:value-type="float">
            <text:p>380</text:p>
          </table:table-cell>
          <table:table-cell/>
          <table:table-cell table:formula="of:=[.D195]-[.C195]" office:value-type="float" office:value="-380" calcext:value-type="float">
            <text:p>-380</text:p>
          </table:table-cell>
          <table:table-cell table:formula="of:=[.C195]+10+IF(MOD([.B195];3)=0;0;3-MOD([.B195];3))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382" calcext:value-type="float">
            <text:p>382</text:p>
          </table:table-cell>
          <table:table-cell/>
          <table:table-cell table:formula="of:=[.D196]-[.C196]" office:value-type="float" office:value="-382" calcext:value-type="float">
            <text:p>-382</text:p>
          </table:table-cell>
          <table:table-cell table:formula="of:=[.C196]+10+IF(MOD([.B196];3)=0;0;3-MOD([.B196];3))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384" calcext:value-type="float">
            <text:p>384</text:p>
          </table:table-cell>
          <table:table-cell/>
          <table:table-cell table:formula="of:=[.D197]-[.C197]" office:value-type="float" office:value="-384" calcext:value-type="float">
            <text:p>-384</text:p>
          </table:table-cell>
          <table:table-cell table:formula="of:=[.C197]+10+IF(MOD([.B197];3)=0;0;3-MOD([.B197];3)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386" calcext:value-type="float">
            <text:p>386</text:p>
          </table:table-cell>
          <table:table-cell/>
          <table:table-cell table:formula="of:=[.D198]-[.C198]" office:value-type="float" office:value="-386" calcext:value-type="float">
            <text:p>-386</text:p>
          </table:table-cell>
          <table:table-cell table:formula="of:=[.C198]+10+IF(MOD([.B198];3)=0;0;3-MOD([.B198];3)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388" calcext:value-type="float">
            <text:p>388</text:p>
          </table:table-cell>
          <table:table-cell/>
          <table:table-cell table:formula="of:=[.D199]-[.C199]" office:value-type="float" office:value="-388" calcext:value-type="float">
            <text:p>-388</text:p>
          </table:table-cell>
          <table:table-cell table:formula="of:=[.C199]+10+IF(MOD([.B199];3)=0;0;3-MOD([.B199];3))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390" calcext:value-type="float">
            <text:p>390</text:p>
          </table:table-cell>
          <table:table-cell/>
          <table:table-cell table:formula="of:=[.D200]-[.C200]" office:value-type="float" office:value="-390" calcext:value-type="float">
            <text:p>-390</text:p>
          </table:table-cell>
          <table:table-cell table:formula="of:=[.C200]+10+IF(MOD([.B200];3)=0;0;3-MOD([.B200];3))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392" calcext:value-type="float">
            <text:p>392</text:p>
          </table:table-cell>
          <table:table-cell/>
          <table:table-cell table:formula="of:=[.D201]-[.C201]" office:value-type="float" office:value="-392" calcext:value-type="float">
            <text:p>-392</text:p>
          </table:table-cell>
          <table:table-cell table:formula="of:=[.C201]+10+IF(MOD([.B201];3)=0;0;3-MOD([.B201];3))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394" calcext:value-type="float">
            <text:p>394</text:p>
          </table:table-cell>
          <table:table-cell/>
          <table:table-cell table:formula="of:=[.D202]-[.C202]" office:value-type="float" office:value="-394" calcext:value-type="float">
            <text:p>-394</text:p>
          </table:table-cell>
          <table:table-cell table:formula="of:=[.C202]+10+IF(MOD([.B202];3)=0;0;3-MOD([.B202];3))"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396" calcext:value-type="float">
            <text:p>396</text:p>
          </table:table-cell>
          <table:table-cell/>
          <table:table-cell table:formula="of:=[.D203]-[.C203]" office:value-type="float" office:value="-396" calcext:value-type="float">
            <text:p>-396</text:p>
          </table:table-cell>
          <table:table-cell table:formula="of:=[.C203]+10+IF(MOD([.B203];3)=0;0;3-MOD([.B203];3))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398" calcext:value-type="float">
            <text:p>398</text:p>
          </table:table-cell>
          <table:table-cell/>
          <table:table-cell table:formula="of:=[.D204]-[.C204]" office:value-type="float" office:value="-398" calcext:value-type="float">
            <text:p>-398</text:p>
          </table:table-cell>
          <table:table-cell table:formula="of:=[.C204]+10+IF(MOD([.B204];3)=0;0;3-MOD([.B204];3))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400" calcext:value-type="float">
            <text:p>400</text:p>
          </table:table-cell>
          <table:table-cell/>
          <table:table-cell table:formula="of:=[.D205]-[.C205]" office:value-type="float" office:value="-400" calcext:value-type="float">
            <text:p>-400</text:p>
          </table:table-cell>
          <table:table-cell table:formula="of:=[.C205]+10+IF(MOD([.B205];3)=0;0;3-MOD([.B205];3))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402" calcext:value-type="float">
            <text:p>402</text:p>
          </table:table-cell>
          <table:table-cell/>
          <table:table-cell table:formula="of:=[.D206]-[.C206]" office:value-type="float" office:value="-402" calcext:value-type="float">
            <text:p>-402</text:p>
          </table:table-cell>
          <table:table-cell table:formula="of:=[.C206]+10+IF(MOD([.B206];3)=0;0;3-MOD([.B206];3))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404" calcext:value-type="float">
            <text:p>404</text:p>
          </table:table-cell>
          <table:table-cell/>
          <table:table-cell table:formula="of:=[.D207]-[.C207]" office:value-type="float" office:value="-404" calcext:value-type="float">
            <text:p>-404</text:p>
          </table:table-cell>
          <table:table-cell table:formula="of:=[.C207]+10+IF(MOD([.B207];3)=0;0;3-MOD([.B207];3))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406" calcext:value-type="float">
            <text:p>406</text:p>
          </table:table-cell>
          <table:table-cell/>
          <table:table-cell table:formula="of:=[.D208]-[.C208]" office:value-type="float" office:value="-406" calcext:value-type="float">
            <text:p>-406</text:p>
          </table:table-cell>
          <table:table-cell table:formula="of:=[.C208]+10+IF(MOD([.B208];3)=0;0;3-MOD([.B208];3))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408" calcext:value-type="float">
            <text:p>408</text:p>
          </table:table-cell>
          <table:table-cell/>
          <table:table-cell table:formula="of:=[.D209]-[.C209]" office:value-type="float" office:value="-408" calcext:value-type="float">
            <text:p>-408</text:p>
          </table:table-cell>
          <table:table-cell table:formula="of:=[.C209]+10+IF(MOD([.B209];3)=0;0;3-MOD([.B209];3))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410" calcext:value-type="float">
            <text:p>410</text:p>
          </table:table-cell>
          <table:table-cell/>
          <table:table-cell table:formula="of:=[.D210]-[.C210]" office:value-type="float" office:value="-410" calcext:value-type="float">
            <text:p>-410</text:p>
          </table:table-cell>
          <table:table-cell table:formula="of:=[.C210]+10+IF(MOD([.B210];3)=0;0;3-MOD([.B210];3))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412" calcext:value-type="float">
            <text:p>412</text:p>
          </table:table-cell>
          <table:table-cell/>
          <table:table-cell table:formula="of:=[.D211]-[.C211]" office:value-type="float" office:value="-412" calcext:value-type="float">
            <text:p>-412</text:p>
          </table:table-cell>
          <table:table-cell table:formula="of:=[.C211]+10+IF(MOD([.B211];3)=0;0;3-MOD([.B211];3))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414" calcext:value-type="float">
            <text:p>414</text:p>
          </table:table-cell>
          <table:table-cell/>
          <table:table-cell table:formula="of:=[.D212]-[.C212]" office:value-type="float" office:value="-414" calcext:value-type="float">
            <text:p>-414</text:p>
          </table:table-cell>
          <table:table-cell table:formula="of:=[.C212]+10+IF(MOD([.B212];3)=0;0;3-MOD([.B212];3))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416" calcext:value-type="float">
            <text:p>416</text:p>
          </table:table-cell>
          <table:table-cell/>
          <table:table-cell table:formula="of:=[.D213]-[.C213]" office:value-type="float" office:value="-416" calcext:value-type="float">
            <text:p>-416</text:p>
          </table:table-cell>
          <table:table-cell table:formula="of:=[.C213]+10+IF(MOD([.B213];3)=0;0;3-MOD([.B213];3))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418" calcext:value-type="float">
            <text:p>418</text:p>
          </table:table-cell>
          <table:table-cell/>
          <table:table-cell table:formula="of:=[.D214]-[.C214]" office:value-type="float" office:value="-418" calcext:value-type="float">
            <text:p>-418</text:p>
          </table:table-cell>
          <table:table-cell table:formula="of:=[.C214]+10+IF(MOD([.B214];3)=0;0;3-MOD([.B214];3))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420" calcext:value-type="float">
            <text:p>420</text:p>
          </table:table-cell>
          <table:table-cell/>
          <table:table-cell table:formula="of:=[.D215]-[.C215]" office:value-type="float" office:value="-420" calcext:value-type="float">
            <text:p>-420</text:p>
          </table:table-cell>
          <table:table-cell table:formula="of:=[.C215]+10+IF(MOD([.B215];3)=0;0;3-MOD([.B215];3))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422" calcext:value-type="float">
            <text:p>422</text:p>
          </table:table-cell>
          <table:table-cell/>
          <table:table-cell table:formula="of:=[.D216]-[.C216]" office:value-type="float" office:value="-422" calcext:value-type="float">
            <text:p>-422</text:p>
          </table:table-cell>
          <table:table-cell table:formula="of:=[.C216]+10+IF(MOD([.B216];3)=0;0;3-MOD([.B216];3))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424" calcext:value-type="float">
            <text:p>424</text:p>
          </table:table-cell>
          <table:table-cell/>
          <table:table-cell table:formula="of:=[.D217]-[.C217]" office:value-type="float" office:value="-424" calcext:value-type="float">
            <text:p>-424</text:p>
          </table:table-cell>
          <table:table-cell table:formula="of:=[.C217]+10+IF(MOD([.B217];3)=0;0;3-MOD([.B217];3))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426" calcext:value-type="float">
            <text:p>426</text:p>
          </table:table-cell>
          <table:table-cell/>
          <table:table-cell table:formula="of:=[.D218]-[.C218]" office:value-type="float" office:value="-426" calcext:value-type="float">
            <text:p>-426</text:p>
          </table:table-cell>
          <table:table-cell table:formula="of:=[.C218]+10+IF(MOD([.B218];3)=0;0;3-MOD([.B218];3))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428" calcext:value-type="float">
            <text:p>428</text:p>
          </table:table-cell>
          <table:table-cell/>
          <table:table-cell table:formula="of:=[.D219]-[.C219]" office:value-type="float" office:value="-428" calcext:value-type="float">
            <text:p>-428</text:p>
          </table:table-cell>
          <table:table-cell table:formula="of:=[.C219]+10+IF(MOD([.B219];3)=0;0;3-MOD([.B219];3))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430" calcext:value-type="float">
            <text:p>430</text:p>
          </table:table-cell>
          <table:table-cell/>
          <table:table-cell table:formula="of:=[.D220]-[.C220]" office:value-type="float" office:value="-430" calcext:value-type="float">
            <text:p>-430</text:p>
          </table:table-cell>
          <table:table-cell table:formula="of:=[.C220]+10+IF(MOD([.B220];3)=0;0;3-MOD([.B220];3))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432" calcext:value-type="float">
            <text:p>432</text:p>
          </table:table-cell>
          <table:table-cell/>
          <table:table-cell table:formula="of:=[.D221]-[.C221]" office:value-type="float" office:value="-432" calcext:value-type="float">
            <text:p>-432</text:p>
          </table:table-cell>
          <table:table-cell table:formula="of:=[.C221]+10+IF(MOD([.B221];3)=0;0;3-MOD([.B221];3))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434" calcext:value-type="float">
            <text:p>434</text:p>
          </table:table-cell>
          <table:table-cell/>
          <table:table-cell table:formula="of:=[.D222]-[.C222]" office:value-type="float" office:value="-434" calcext:value-type="float">
            <text:p>-434</text:p>
          </table:table-cell>
          <table:table-cell table:formula="of:=[.C222]+10+IF(MOD([.B222];3)=0;0;3-MOD([.B222];3))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436" calcext:value-type="float">
            <text:p>436</text:p>
          </table:table-cell>
          <table:table-cell/>
          <table:table-cell table:formula="of:=[.D223]-[.C223]" office:value-type="float" office:value="-436" calcext:value-type="float">
            <text:p>-436</text:p>
          </table:table-cell>
          <table:table-cell table:formula="of:=[.C223]+10+IF(MOD([.B223];3)=0;0;3-MOD([.B223];3))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438" calcext:value-type="float">
            <text:p>438</text:p>
          </table:table-cell>
          <table:table-cell/>
          <table:table-cell table:formula="of:=[.D224]-[.C224]" office:value-type="float" office:value="-438" calcext:value-type="float">
            <text:p>-438</text:p>
          </table:table-cell>
          <table:table-cell table:formula="of:=[.C224]+10+IF(MOD([.B224];3)=0;0;3-MOD([.B224];3))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440" calcext:value-type="float">
            <text:p>440</text:p>
          </table:table-cell>
          <table:table-cell/>
          <table:table-cell table:formula="of:=[.D225]-[.C225]" office:value-type="float" office:value="-440" calcext:value-type="float">
            <text:p>-440</text:p>
          </table:table-cell>
          <table:table-cell table:formula="of:=[.C225]+10+IF(MOD([.B225];3)=0;0;3-MOD([.B225];3))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442" calcext:value-type="float">
            <text:p>442</text:p>
          </table:table-cell>
          <table:table-cell office:value-type="float" office:value="453" calcext:value-type="float">
            <text:p>453</text:p>
          </table:table-cell>
          <table:table-cell table:formula="of:=[.D226]-[.C226]" office:value-type="float" office:value="11.0000000000001" calcext:value-type="float">
            <text:p>11</text:p>
          </table:table-cell>
          <table:table-cell table:formula="of:=[.C226]+10+IF(MOD([.B226];3)=0;0;3-MOD([.B226];3))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444" calcext:value-type="float">
            <text:p>444</text:p>
          </table:table-cell>
          <table:table-cell/>
          <table:table-cell table:formula="of:=[.D227]-[.C227]" office:value-type="float" office:value="-444" calcext:value-type="float">
            <text:p>-444</text:p>
          </table:table-cell>
          <table:table-cell table:formula="of:=[.C227]+10+IF(MOD([.B227];3)=0;0;3-MOD([.B227];3))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446" calcext:value-type="float">
            <text:p>446</text:p>
          </table:table-cell>
          <table:table-cell/>
          <table:table-cell table:formula="of:=[.D228]-[.C228]" office:value-type="float" office:value="-446" calcext:value-type="float">
            <text:p>-446</text:p>
          </table:table-cell>
          <table:table-cell table:formula="of:=[.C228]+10+IF(MOD([.B228];3)=0;0;3-MOD([.B228];3))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448" calcext:value-type="float">
            <text:p>448</text:p>
          </table:table-cell>
          <table:table-cell/>
          <table:table-cell table:formula="of:=[.D229]-[.C229]" office:value-type="float" office:value="-448" calcext:value-type="float">
            <text:p>-448</text:p>
          </table:table-cell>
          <table:table-cell table:formula="of:=[.C229]+10+IF(MOD([.B229];3)=0;0;3-MOD([.B229];3))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450" calcext:value-type="float">
            <text:p>450</text:p>
          </table:table-cell>
          <table:table-cell/>
          <table:table-cell table:formula="of:=[.D230]-[.C230]" office:value-type="float" office:value="-450" calcext:value-type="float">
            <text:p>-450</text:p>
          </table:table-cell>
          <table:table-cell table:formula="of:=[.C230]+10+IF(MOD([.B230];3)=0;0;3-MOD([.B230];3))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452" calcext:value-type="float">
            <text:p>452</text:p>
          </table:table-cell>
          <table:table-cell/>
          <table:table-cell table:formula="of:=[.D231]-[.C231]" office:value-type="float" office:value="-452" calcext:value-type="float">
            <text:p>-452</text:p>
          </table:table-cell>
          <table:table-cell table:formula="of:=[.C231]+10+IF(MOD([.B231];3)=0;0;3-MOD([.B231];3))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454" calcext:value-type="float">
            <text:p>454</text:p>
          </table:table-cell>
          <table:table-cell/>
          <table:table-cell table:formula="of:=[.D232]-[.C232]" office:value-type="float" office:value="-454" calcext:value-type="float">
            <text:p>-454</text:p>
          </table:table-cell>
          <table:table-cell table:formula="of:=[.C232]+10+IF(MOD([.B232];3)=0;0;3-MOD([.B232];3))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456" calcext:value-type="float">
            <text:p>456</text:p>
          </table:table-cell>
          <table:table-cell/>
          <table:table-cell table:formula="of:=[.D233]-[.C233]" office:value-type="float" office:value="-456" calcext:value-type="float">
            <text:p>-456</text:p>
          </table:table-cell>
          <table:table-cell table:formula="of:=[.C233]+10+IF(MOD([.B233];3)=0;0;3-MOD([.B233];3))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458" calcext:value-type="float">
            <text:p>458</text:p>
          </table:table-cell>
          <table:table-cell/>
          <table:table-cell table:formula="of:=[.D234]-[.C234]" office:value-type="float" office:value="-458" calcext:value-type="float">
            <text:p>-458</text:p>
          </table:table-cell>
          <table:table-cell table:formula="of:=[.C234]+10+IF(MOD([.B234];3)=0;0;3-MOD([.B234];3))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460" calcext:value-type="float">
            <text:p>460</text:p>
          </table:table-cell>
          <table:table-cell/>
          <table:table-cell table:formula="of:=[.D235]-[.C235]" office:value-type="float" office:value="-460" calcext:value-type="float">
            <text:p>-460</text:p>
          </table:table-cell>
          <table:table-cell table:formula="of:=[.C235]+10+IF(MOD([.B235];3)=0;0;3-MOD([.B235];3))"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462" calcext:value-type="float">
            <text:p>462</text:p>
          </table:table-cell>
          <table:table-cell/>
          <table:table-cell table:formula="of:=[.D236]-[.C236]" office:value-type="float" office:value="-462" calcext:value-type="float">
            <text:p>-462</text:p>
          </table:table-cell>
          <table:table-cell table:formula="of:=[.C236]+10+IF(MOD([.B236];3)=0;0;3-MOD([.B236];3))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464" calcext:value-type="float">
            <text:p>464</text:p>
          </table:table-cell>
          <table:table-cell/>
          <table:table-cell table:formula="of:=[.D237]-[.C237]" office:value-type="float" office:value="-464" calcext:value-type="float">
            <text:p>-464</text:p>
          </table:table-cell>
          <table:table-cell table:formula="of:=[.C237]+10+IF(MOD([.B237];3)=0;0;3-MOD([.B237];3))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466" calcext:value-type="float">
            <text:p>466</text:p>
          </table:table-cell>
          <table:table-cell/>
          <table:table-cell table:formula="of:=[.D238]-[.C238]" office:value-type="float" office:value="-466" calcext:value-type="float">
            <text:p>-466</text:p>
          </table:table-cell>
          <table:table-cell table:formula="of:=[.C238]+10+IF(MOD([.B238];3)=0;0;3-MOD([.B238];3))" office:value-type="float" office:value="477" calcext:value-type="float">
            <text:p>4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468" calcext:value-type="float">
            <text:p>468</text:p>
          </table:table-cell>
          <table:table-cell/>
          <table:table-cell table:formula="of:=[.D239]-[.C239]" office:value-type="float" office:value="-468" calcext:value-type="float">
            <text:p>-468</text:p>
          </table:table-cell>
          <table:table-cell table:formula="of:=[.C239]+10+IF(MOD([.B239];3)=0;0;3-MOD([.B239];3))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470" calcext:value-type="float">
            <text:p>470</text:p>
          </table:table-cell>
          <table:table-cell/>
          <table:table-cell table:formula="of:=[.D240]-[.C240]" office:value-type="float" office:value="-470" calcext:value-type="float">
            <text:p>-470</text:p>
          </table:table-cell>
          <table:table-cell table:formula="of:=[.C240]+10+IF(MOD([.B240];3)=0;0;3-MOD([.B240];3))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472" calcext:value-type="float">
            <text:p>472</text:p>
          </table:table-cell>
          <table:table-cell/>
          <table:table-cell table:formula="of:=[.D241]-[.C241]" office:value-type="float" office:value="-472" calcext:value-type="float">
            <text:p>-472</text:p>
          </table:table-cell>
          <table:table-cell table:formula="of:=[.C241]+10+IF(MOD([.B241];3)=0;0;3-MOD([.B241];3))"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474" calcext:value-type="float">
            <text:p>474</text:p>
          </table:table-cell>
          <table:table-cell/>
          <table:table-cell table:formula="of:=[.D242]-[.C242]" office:value-type="float" office:value="-474" calcext:value-type="float">
            <text:p>-474</text:p>
          </table:table-cell>
          <table:table-cell table:formula="of:=[.C242]+10+IF(MOD([.B242];3)=0;0;3-MOD([.B242];3))"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476" calcext:value-type="float">
            <text:p>476</text:p>
          </table:table-cell>
          <table:table-cell/>
          <table:table-cell table:formula="of:=[.D243]-[.C243]" office:value-type="float" office:value="-476" calcext:value-type="float">
            <text:p>-476</text:p>
          </table:table-cell>
          <table:table-cell table:formula="of:=[.C243]+10+IF(MOD([.B243];3)=0;0;3-MOD([.B243];3))"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478" calcext:value-type="float">
            <text:p>478</text:p>
          </table:table-cell>
          <table:table-cell/>
          <table:table-cell table:formula="of:=[.D244]-[.C244]" office:value-type="float" office:value="-478" calcext:value-type="float">
            <text:p>-478</text:p>
          </table:table-cell>
          <table:table-cell table:formula="of:=[.C244]+10+IF(MOD([.B244];3)=0;0;3-MOD([.B244];3))" office:value-type="float" office:value="489" calcext:value-type="float">
            <text:p>48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480" calcext:value-type="float">
            <text:p>480</text:p>
          </table:table-cell>
          <table:table-cell/>
          <table:table-cell table:formula="of:=[.D245]-[.C245]" office:value-type="float" office:value="-480" calcext:value-type="float">
            <text:p>-480</text:p>
          </table:table-cell>
          <table:table-cell table:formula="of:=[.C245]+10+IF(MOD([.B245];3)=0;0;3-MOD([.B245];3))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482" calcext:value-type="float">
            <text:p>482</text:p>
          </table:table-cell>
          <table:table-cell/>
          <table:table-cell table:formula="of:=[.D246]-[.C246]" office:value-type="float" office:value="-482" calcext:value-type="float">
            <text:p>-482</text:p>
          </table:table-cell>
          <table:table-cell table:formula="of:=[.C246]+10+IF(MOD([.B246];3)=0;0;3-MOD([.B246];3))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484" calcext:value-type="float">
            <text:p>484</text:p>
          </table:table-cell>
          <table:table-cell/>
          <table:table-cell table:formula="of:=[.D247]-[.C247]" office:value-type="float" office:value="-484" calcext:value-type="float">
            <text:p>-484</text:p>
          </table:table-cell>
          <table:table-cell table:formula="of:=[.C247]+10+IF(MOD([.B247];3)=0;0;3-MOD([.B247];3))"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486" calcext:value-type="float">
            <text:p>486</text:p>
          </table:table-cell>
          <table:table-cell/>
          <table:table-cell table:formula="of:=[.D248]-[.C248]" office:value-type="float" office:value="-486" calcext:value-type="float">
            <text:p>-486</text:p>
          </table:table-cell>
          <table:table-cell table:formula="of:=[.C248]+10+IF(MOD([.B248];3)=0;0;3-MOD([.B248];3))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488" calcext:value-type="float">
            <text:p>488</text:p>
          </table:table-cell>
          <table:table-cell/>
          <table:table-cell table:formula="of:=[.D249]-[.C249]" office:value-type="float" office:value="-488" calcext:value-type="float">
            <text:p>-488</text:p>
          </table:table-cell>
          <table:table-cell table:formula="of:=[.C249]+10+IF(MOD([.B249];3)=0;0;3-MOD([.B249];3))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490" calcext:value-type="float">
            <text:p>490</text:p>
          </table:table-cell>
          <table:table-cell/>
          <table:table-cell table:formula="of:=[.D250]-[.C250]" office:value-type="float" office:value="-490" calcext:value-type="float">
            <text:p>-490</text:p>
          </table:table-cell>
          <table:table-cell table:formula="of:=[.C250]+10+IF(MOD([.B250];3)=0;0;3-MOD([.B250];3))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492" calcext:value-type="float">
            <text:p>492</text:p>
          </table:table-cell>
          <table:table-cell/>
          <table:table-cell table:formula="of:=[.D251]-[.C251]" office:value-type="float" office:value="-492" calcext:value-type="float">
            <text:p>-492</text:p>
          </table:table-cell>
          <table:table-cell table:formula="of:=[.C251]+10+IF(MOD([.B251];3)=0;0;3-MOD([.B251];3))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494" calcext:value-type="float">
            <text:p>494</text:p>
          </table:table-cell>
          <table:table-cell/>
          <table:table-cell table:formula="of:=[.D252]-[.C252]" office:value-type="float" office:value="-494" calcext:value-type="float">
            <text:p>-494</text:p>
          </table:table-cell>
          <table:table-cell table:formula="of:=[.C252]+10+IF(MOD([.B252];3)=0;0;3-MOD([.B252];3))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496" calcext:value-type="float">
            <text:p>496</text:p>
          </table:table-cell>
          <table:table-cell/>
          <table:table-cell table:formula="of:=[.D253]-[.C253]" office:value-type="float" office:value="-496" calcext:value-type="float">
            <text:p>-496</text:p>
          </table:table-cell>
          <table:table-cell table:formula="of:=[.C253]+10+IF(MOD([.B253];3)=0;0;3-MOD([.B253];3))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498" calcext:value-type="float">
            <text:p>498</text:p>
          </table:table-cell>
          <table:table-cell office:value-type="float" office:value="510" calcext:value-type="float">
            <text:p>510</text:p>
          </table:table-cell>
          <table:table-cell table:formula="of:=[.D254]-[.C254]" office:value-type="float" office:value="12.0000000000001" calcext:value-type="float">
            <text:p>12</text:p>
          </table:table-cell>
          <table:table-cell table:formula="of:=[.C254]+10+IF(MOD([.B254];3)=0;0;3-MOD([.B254];3))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500" calcext:value-type="float">
            <text:p>500</text:p>
          </table:table-cell>
          <table:table-cell/>
          <table:table-cell table:formula="of:=[.D255]-[.C255]" office:value-type="float" office:value="-500" calcext:value-type="float">
            <text:p>-500</text:p>
          </table:table-cell>
          <table:table-cell table:formula="of:=[.C255]+10+IF(MOD([.B255];3)=0;0;3-MOD([.B255];3))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502" calcext:value-type="float">
            <text:p>502</text:p>
          </table:table-cell>
          <table:table-cell/>
          <table:table-cell table:formula="of:=[.D256]-[.C256]" office:value-type="float" office:value="-502" calcext:value-type="float">
            <text:p>-502</text:p>
          </table:table-cell>
          <table:table-cell table:formula="of:=[.C256]+10+IF(MOD([.B256];3)=0;0;3-MOD([.B256];3))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504" calcext:value-type="float">
            <text:p>504</text:p>
          </table:table-cell>
          <table:table-cell/>
          <table:table-cell table:formula="of:=[.D257]-[.C257]" office:value-type="float" office:value="-504" calcext:value-type="float">
            <text:p>-504</text:p>
          </table:table-cell>
          <table:table-cell table:formula="of:=[.C257]+10+IF(MOD([.B257];3)=0;0;3-MOD([.B257];3))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506" calcext:value-type="float">
            <text:p>506</text:p>
          </table:table-cell>
          <table:table-cell/>
          <table:table-cell table:formula="of:=[.D258]-[.C258]" office:value-type="float" office:value="-506" calcext:value-type="float">
            <text:p>-506</text:p>
          </table:table-cell>
          <table:table-cell table:formula="of:=[.C258]+10+IF(MOD([.B258];3)=0;0;3-MOD([.B258];3))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256-[.B259])*[.$B$3]*[.A259]*1000000" office:value-type="float" office:value="508" calcext:value-type="float">
            <text:p>508</text:p>
          </table:table-cell>
          <table:table-cell/>
          <table:table-cell table:formula="of:=[.D259]-[.C259]" office:value-type="float" office:value="-508" calcext:value-type="float">
            <text:p>-508</text:p>
          </table:table-cell>
          <table:table-cell table:formula="of:=[.C259]+10+IF(MOD([.B259];3)=0;0;3-MOD([.B259];3))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table:formula="of:=[.D260]-[.C260]" office:value-type="float" office:value="12.0000000000001" calcext:value-type="float">
            <text:p>12</text:p>
          </table:table-cell>
          <table:table-cell table:formula="of:=[.C260]+10+IF(MOD([.B260];3)=0;0;3-MOD([.B260];3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table:formula="of:=[.D261]-[.C261]" office:value-type="float" office:value="10" calcext:value-type="float">
            <text:p>10</text:p>
          </table:table-cell>
          <table:table-cell table:formula="of:=[.C261]+10+IF(MOD([.B261];3)=0;0;3-MOD([.B261];3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D6]-[.C6]" office:value-type="float" office:value="11" calcext:value-type="float">
            <text:p>11</text:p>
          </table:table-cell>
          <table:table-cell table:formula="of:=[.C6]+10+MOD([.B6]+1;3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D7]-[.C7]" office:value-type="float" office:value="10" calcext:value-type="float">
            <text:p>10</text:p>
          </table:table-cell>
          <table:table-cell table:formula="of:=[.C7]+10+MOD([.B7]+1;3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MOD([.B8]+1;3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D9]-[.C9]" office:value-type="float" office:value="11" calcext:value-type="float">
            <text:p>11</text:p>
          </table:table-cell>
          <table:table-cell table:formula="of:=[.C9]+10+MOD([.B9]+1;3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10]-[.C10]" office:value-type="float" office:value="10" calcext:value-type="float">
            <text:p>10</text:p>
          </table:table-cell>
          <table:table-cell table:formula="of:=[.C10]+10+MOD([.B10]+1;3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MOD([.B11]+1;3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D12]-[.C12]" office:value-type="float" office:value="11" calcext:value-type="float">
            <text:p>11</text:p>
          </table:table-cell>
          <table:table-cell table:formula="of:=[.C12]+10+MOD([.B12]+1;3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D13]-[.C13]" office:value-type="float" office:value="10" calcext:value-type="float">
            <text:p>10</text:p>
          </table:table-cell>
          <table:table-cell table:formula="of:=[.C13]+10+MOD([.B13]+1;3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[.D14]-[.C14]" office:value-type="float" office:value="12" calcext:value-type="float">
            <text:p>12</text:p>
          </table:table-cell>
          <table:table-cell table:formula="of:=[.C14]+10+MOD([.B14]+1;3)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[.D15]-[.C15]" office:value-type="float" office:value="11" calcext:value-type="float">
            <text:p>11</text:p>
          </table:table-cell>
          <table:table-cell table:formula="of:=[.C15]+10+MOD([.B15]+1;3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[.D16]-[.C16]" office:value-type="float" office:value="10" calcext:value-type="float">
            <text:p>10</text:p>
          </table:table-cell>
          <table:table-cell table:formula="of:=[.C16]+10+MOD([.B16]+1;3)" office:value-type="float" office:value="54" calcext:value-type="float">
            <text:p>54</text:p>
          </table:table-cell>
          <table:table-cell table:style-name="ce2"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[.D17]-[.C17]" office:value-type="float" office:value="12" calcext:value-type="float">
            <text:p>12</text:p>
          </table:table-cell>
          <table:table-cell table:formula="of:=[.C17]+10+MOD([.B17]+1;3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formula="of:=[.D18]-[.C18]" office:value-type="float" office:value="11" calcext:value-type="float">
            <text:p>11</text:p>
          </table:table-cell>
          <table:table-cell table:formula="of:=[.C18]+10+MOD([.B18]+1;3)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formula="of:=[.D19]-[.C19]" office:value-type="float" office:value="10" calcext:value-type="float">
            <text:p>10</text:p>
          </table:table-cell>
          <table:table-cell table:formula="of:=[.C19]+10+MOD([.B19]+1;3)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D20]-[.C20]" office:value-type="float" office:value="12" calcext:value-type="float">
            <text:p>12</text:p>
          </table:table-cell>
          <table:table-cell table:formula="of:=[.C20]+10+MOD([.B20]+1;3)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[.D21]-[.C21]" office:value-type="float" office:value="11" calcext:value-type="float">
            <text:p>11</text:p>
          </table:table-cell>
          <table:table-cell table:formula="of:=[.C21]+10+MOD([.B21]+1;3)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68" calcext:value-type="float">
            <text:p>68</text:p>
          </table:table-cell>
          <table:table-cell/>
          <table:table-cell table:formula="of:=[.D22]-[.C22]" office:value-type="float" office:value="-68" calcext:value-type="float">
            <text:p>-68</text:p>
          </table:table-cell>
          <table:table-cell table:formula="of:=[.C22]+10+MOD([.B22]+1;3)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72" calcext:value-type="float">
            <text:p>72</text:p>
          </table:table-cell>
          <table:table-cell/>
          <table:table-cell table:formula="of:=[.D23]-[.C23]" office:value-type="float" office:value="-72" calcext:value-type="float">
            <text:p>-72</text:p>
          </table:table-cell>
          <table:table-cell table:formula="of:=[.C23]+10+MOD([.B23]+1;3)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76" calcext:value-type="float">
            <text:p>76</text:p>
          </table:table-cell>
          <table:table-cell/>
          <table:table-cell table:formula="of:=[.D24]-[.C24]" office:value-type="float" office:value="-76" calcext:value-type="float">
            <text:p>-76</text:p>
          </table:table-cell>
          <table:table-cell table:formula="of:=[.C24]+10+MOD([.B24]+1;3)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80" calcext:value-type="float">
            <text:p>80</text:p>
          </table:table-cell>
          <table:table-cell/>
          <table:table-cell table:formula="of:=[.D25]-[.C25]" office:value-type="float" office:value="-80" calcext:value-type="float">
            <text:p>-80</text:p>
          </table:table-cell>
          <table:table-cell table:formula="of:=[.C25]+10+MOD([.B25]+1;3)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84" calcext:value-type="float">
            <text:p>84</text:p>
          </table:table-cell>
          <table:table-cell/>
          <table:table-cell table:formula="of:=[.D26]-[.C26]" office:value-type="float" office:value="-84" calcext:value-type="float">
            <text:p>-84</text:p>
          </table:table-cell>
          <table:table-cell table:formula="of:=[.C26]+10+MOD([.B26]+1;3)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88" calcext:value-type="float">
            <text:p>88</text:p>
          </table:table-cell>
          <table:table-cell/>
          <table:table-cell table:formula="of:=[.D27]-[.C27]" office:value-type="float" office:value="-88" calcext:value-type="float">
            <text:p>-88</text:p>
          </table:table-cell>
          <table:table-cell table:formula="of:=[.C27]+10+MOD([.B27]+1;3)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92" calcext:value-type="float">
            <text:p>92</text:p>
          </table:table-cell>
          <table:table-cell/>
          <table:table-cell table:formula="of:=[.D28]-[.C28]" office:value-type="float" office:value="-92" calcext:value-type="float">
            <text:p>-92</text:p>
          </table:table-cell>
          <table:table-cell table:formula="of:=[.C28]+10+MOD([.B28]+1;3)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96" calcext:value-type="float">
            <text:p>96</text:p>
          </table:table-cell>
          <table:table-cell/>
          <table:table-cell table:formula="of:=[.D29]-[.C29]" office:value-type="float" office:value="-96" calcext:value-type="float">
            <text:p>-96</text:p>
          </table:table-cell>
          <table:table-cell table:formula="of:=[.C29]+10+MOD([.B29]+1;3)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100" calcext:value-type="float">
            <text:p>100</text:p>
          </table:table-cell>
          <table:table-cell/>
          <table:table-cell table:formula="of:=[.D30]-[.C30]" office:value-type="float" office:value="-100" calcext:value-type="float">
            <text:p>-100</text:p>
          </table:table-cell>
          <table:table-cell table:formula="of:=[.C30]+10+MOD([.B30]+1;3)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104" calcext:value-type="float">
            <text:p>104</text:p>
          </table:table-cell>
          <table:table-cell/>
          <table:table-cell table:formula="of:=[.D31]-[.C31]" office:value-type="float" office:value="-104" calcext:value-type="float">
            <text:p>-104</text:p>
          </table:table-cell>
          <table:table-cell table:formula="of:=[.C31]+10+MOD([.B31]+1;3)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108" calcext:value-type="float">
            <text:p>108</text:p>
          </table:table-cell>
          <table:table-cell/>
          <table:table-cell table:formula="of:=[.D32]-[.C32]" office:value-type="float" office:value="-108" calcext:value-type="float">
            <text:p>-108</text:p>
          </table:table-cell>
          <table:table-cell table:formula="of:=[.C32]+10+MOD([.B32]+1;3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112" calcext:value-type="float">
            <text:p>112</text:p>
          </table:table-cell>
          <table:table-cell/>
          <table:table-cell table:formula="of:=[.D33]-[.C33]" office:value-type="float" office:value="-112" calcext:value-type="float">
            <text:p>-112</text:p>
          </table:table-cell>
          <table:table-cell table:formula="of:=[.C33]+10+MOD([.B33]+1;3)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116" calcext:value-type="float">
            <text:p>116</text:p>
          </table:table-cell>
          <table:table-cell/>
          <table:table-cell table:formula="of:=[.D34]-[.C34]" office:value-type="float" office:value="-116" calcext:value-type="float">
            <text:p>-116</text:p>
          </table:table-cell>
          <table:table-cell table:formula="of:=[.C34]+10+MOD([.B34]+1;3)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formula="of:=[.D35]-[.C35]" office:value-type="float" office:value="12" calcext:value-type="float">
            <text:p>12</text:p>
          </table:table-cell>
          <table:table-cell table:formula="of:=[.C35]+10+MOD([.B35]+1;3)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124" calcext:value-type="float">
            <text:p>124</text:p>
          </table:table-cell>
          <table:table-cell/>
          <table:table-cell table:formula="of:=[.D36]-[.C36]" office:value-type="float" office:value="-124" calcext:value-type="float">
            <text:p>-124</text:p>
          </table:table-cell>
          <table:table-cell table:formula="of:=[.C36]+10+MOD([.B36]+1;3)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128" calcext:value-type="float">
            <text:p>128</text:p>
          </table:table-cell>
          <table:table-cell/>
          <table:table-cell table:formula="of:=[.D37]-[.C37]" office:value-type="float" office:value="-128" calcext:value-type="float">
            <text:p>-128</text:p>
          </table:table-cell>
          <table:table-cell table:formula="of:=[.C37]+10+MOD([.B37]+1;3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132" calcext:value-type="float">
            <text:p>132</text:p>
          </table:table-cell>
          <table:table-cell/>
          <table:table-cell table:formula="of:=[.D38]-[.C38]" office:value-type="float" office:value="-132" calcext:value-type="float">
            <text:p>-132</text:p>
          </table:table-cell>
          <table:table-cell table:formula="of:=[.C38]+10+MOD([.B38]+1;3)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136" calcext:value-type="float">
            <text:p>136</text:p>
          </table:table-cell>
          <table:table-cell/>
          <table:table-cell table:formula="of:=[.D39]-[.C39]" office:value-type="float" office:value="-136" calcext:value-type="float">
            <text:p>-136</text:p>
          </table:table-cell>
          <table:table-cell table:formula="of:=[.C39]+10+MOD([.B39]+1;3)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140" calcext:value-type="float">
            <text:p>140</text:p>
          </table:table-cell>
          <table:table-cell/>
          <table:table-cell table:formula="of:=[.D40]-[.C40]" office:value-type="float" office:value="-140" calcext:value-type="float">
            <text:p>-140</text:p>
          </table:table-cell>
          <table:table-cell table:formula="of:=[.C40]+10+MOD([.B40]+1;3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144" calcext:value-type="float">
            <text:p>144</text:p>
          </table:table-cell>
          <table:table-cell/>
          <table:table-cell table:formula="of:=[.D41]-[.C41]" office:value-type="float" office:value="-144" calcext:value-type="float">
            <text:p>-144</text:p>
          </table:table-cell>
          <table:table-cell table:formula="of:=[.C41]+10+MOD([.B41]+1;3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148" calcext:value-type="float">
            <text:p>148</text:p>
          </table:table-cell>
          <table:table-cell/>
          <table:table-cell table:formula="of:=[.D42]-[.C42]" office:value-type="float" office:value="-148" calcext:value-type="float">
            <text:p>-148</text:p>
          </table:table-cell>
          <table:table-cell table:formula="of:=[.C42]+10+MOD([.B42]+1;3)"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152" calcext:value-type="float">
            <text:p>152</text:p>
          </table:table-cell>
          <table:table-cell/>
          <table:table-cell table:formula="of:=[.D43]-[.C43]" office:value-type="float" office:value="-152" calcext:value-type="float">
            <text:p>-152</text:p>
          </table:table-cell>
          <table:table-cell table:formula="of:=[.C43]+10+MOD([.B43]+1;3)"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156" calcext:value-type="float">
            <text:p>156</text:p>
          </table:table-cell>
          <table:table-cell/>
          <table:table-cell table:formula="of:=[.D44]-[.C44]" office:value-type="float" office:value="-156" calcext:value-type="float">
            <text:p>-156</text:p>
          </table:table-cell>
          <table:table-cell table:formula="of:=[.C44]+10+MOD([.B44]+1;3)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160" calcext:value-type="float">
            <text:p>160</text:p>
          </table:table-cell>
          <table:table-cell/>
          <table:table-cell table:formula="of:=[.D45]-[.C45]" office:value-type="float" office:value="-160" calcext:value-type="float">
            <text:p>-160</text:p>
          </table:table-cell>
          <table:table-cell table:formula="of:=[.C45]+10+MOD([.B45]+1;3)"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164" calcext:value-type="float">
            <text:p>164</text:p>
          </table:table-cell>
          <table:table-cell/>
          <table:table-cell table:formula="of:=[.D46]-[.C46]" office:value-type="float" office:value="-164" calcext:value-type="float">
            <text:p>-164</text:p>
          </table:table-cell>
          <table:table-cell table:formula="of:=[.C46]+10+MOD([.B46]+1;3)"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168" calcext:value-type="float">
            <text:p>168</text:p>
          </table:table-cell>
          <table:table-cell/>
          <table:table-cell table:formula="of:=[.D47]-[.C47]" office:value-type="float" office:value="-168" calcext:value-type="float">
            <text:p>-168</text:p>
          </table:table-cell>
          <table:table-cell table:formula="of:=[.C47]+10+MOD([.B47]+1;3)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172" calcext:value-type="float">
            <text:p>172</text:p>
          </table:table-cell>
          <table:table-cell/>
          <table:table-cell table:formula="of:=[.D48]-[.C48]" office:value-type="float" office:value="-172" calcext:value-type="float">
            <text:p>-172</text:p>
          </table:table-cell>
          <table:table-cell table:formula="of:=[.C48]+10+MOD([.B48]+1;3)"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176" calcext:value-type="float">
            <text:p>176</text:p>
          </table:table-cell>
          <table:table-cell/>
          <table:table-cell table:formula="of:=[.D49]-[.C49]" office:value-type="float" office:value="-176" calcext:value-type="float">
            <text:p>-176</text:p>
          </table:table-cell>
          <table:table-cell table:formula="of:=[.C49]+10+MOD([.B49]+1;3)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180" calcext:value-type="float">
            <text:p>180</text:p>
          </table:table-cell>
          <table:table-cell/>
          <table:table-cell table:formula="of:=[.D50]-[.C50]" office:value-type="float" office:value="-180" calcext:value-type="float">
            <text:p>-180</text:p>
          </table:table-cell>
          <table:table-cell table:formula="of:=[.C50]+10+MOD([.B50]+1;3)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184" calcext:value-type="float">
            <text:p>184</text:p>
          </table:table-cell>
          <table:table-cell/>
          <table:table-cell table:formula="of:=[.D51]-[.C51]" office:value-type="float" office:value="-184" calcext:value-type="float">
            <text:p>-184</text:p>
          </table:table-cell>
          <table:table-cell table:formula="of:=[.C51]+10+MOD([.B51]+1;3)"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188" calcext:value-type="float">
            <text:p>188</text:p>
          </table:table-cell>
          <table:table-cell/>
          <table:table-cell table:formula="of:=[.D52]-[.C52]" office:value-type="float" office:value="-188" calcext:value-type="float">
            <text:p>-188</text:p>
          </table:table-cell>
          <table:table-cell table:formula="of:=[.C52]+10+MOD([.B52]+1;3)" office:value-type="float" office:value="198" calcext:value-type="float">
            <text:p>19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192" calcext:value-type="float">
            <text:p>192</text:p>
          </table:table-cell>
          <table:table-cell/>
          <table:table-cell table:formula="of:=[.D53]-[.C53]" office:value-type="float" office:value="-192" calcext:value-type="float">
            <text:p>-192</text:p>
          </table:table-cell>
          <table:table-cell table:formula="of:=[.C53]+10+MOD([.B53]+1;3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196" calcext:value-type="float">
            <text:p>196</text:p>
          </table:table-cell>
          <table:table-cell/>
          <table:table-cell table:formula="of:=[.D54]-[.C54]" office:value-type="float" office:value="-196" calcext:value-type="float">
            <text:p>-196</text:p>
          </table:table-cell>
          <table:table-cell table:formula="of:=[.C54]+10+MOD([.B54]+1;3)"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200" calcext:value-type="float">
            <text:p>200</text:p>
          </table:table-cell>
          <table:table-cell/>
          <table:table-cell table:formula="of:=[.D55]-[.C55]" office:value-type="float" office:value="-200" calcext:value-type="float">
            <text:p>-200</text:p>
          </table:table-cell>
          <table:table-cell table:formula="of:=[.C55]+10+MOD([.B55]+1;3)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204" calcext:value-type="float">
            <text:p>204</text:p>
          </table:table-cell>
          <table:table-cell/>
          <table:table-cell table:formula="of:=[.D56]-[.C56]" office:value-type="float" office:value="-204" calcext:value-type="float">
            <text:p>-204</text:p>
          </table:table-cell>
          <table:table-cell table:formula="of:=[.C56]+10+MOD([.B56]+1;3)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208" calcext:value-type="float">
            <text:p>208</text:p>
          </table:table-cell>
          <table:table-cell/>
          <table:table-cell table:formula="of:=[.D57]-[.C57]" office:value-type="float" office:value="-208" calcext:value-type="float">
            <text:p>-208</text:p>
          </table:table-cell>
          <table:table-cell table:formula="of:=[.C57]+10+MOD([.B57]+1;3)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212" calcext:value-type="float">
            <text:p>212</text:p>
          </table:table-cell>
          <table:table-cell/>
          <table:table-cell table:formula="of:=[.D58]-[.C58]" office:value-type="float" office:value="-212" calcext:value-type="float">
            <text:p>-212</text:p>
          </table:table-cell>
          <table:table-cell table:formula="of:=[.C58]+10+MOD([.B58]+1;3)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216" calcext:value-type="float">
            <text:p>216</text:p>
          </table:table-cell>
          <table:table-cell/>
          <table:table-cell table:formula="of:=[.D59]-[.C59]" office:value-type="float" office:value="-216" calcext:value-type="float">
            <text:p>-216</text:p>
          </table:table-cell>
          <table:table-cell table:formula="of:=[.C59]+10+MOD([.B59]+1;3)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220" calcext:value-type="float">
            <text:p>220</text:p>
          </table:table-cell>
          <table:table-cell/>
          <table:table-cell table:formula="of:=[.D60]-[.C60]" office:value-type="float" office:value="-220" calcext:value-type="float">
            <text:p>-220</text:p>
          </table:table-cell>
          <table:table-cell table:formula="of:=[.C60]+10+MOD([.B60]+1;3)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224" calcext:value-type="float">
            <text:p>224</text:p>
          </table:table-cell>
          <table:table-cell/>
          <table:table-cell table:formula="of:=[.D61]-[.C61]" office:value-type="float" office:value="-224" calcext:value-type="float">
            <text:p>-224</text:p>
          </table:table-cell>
          <table:table-cell table:formula="of:=[.C61]+10+MOD([.B61]+1;3)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228" calcext:value-type="float">
            <text:p>228</text:p>
          </table:table-cell>
          <table:table-cell/>
          <table:table-cell table:formula="of:=[.D62]-[.C62]" office:value-type="float" office:value="-228" calcext:value-type="float">
            <text:p>-228</text:p>
          </table:table-cell>
          <table:table-cell table:formula="of:=[.C62]+10+MOD([.B62]+1;3)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232" calcext:value-type="float">
            <text:p>232</text:p>
          </table:table-cell>
          <table:table-cell/>
          <table:table-cell table:formula="of:=[.D63]-[.C63]" office:value-type="float" office:value="-232" calcext:value-type="float">
            <text:p>-232</text:p>
          </table:table-cell>
          <table:table-cell table:formula="of:=[.C63]+10+MOD([.B63]+1;3)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236" calcext:value-type="float">
            <text:p>236</text:p>
          </table:table-cell>
          <table:table-cell/>
          <table:table-cell table:formula="of:=[.D64]-[.C64]" office:value-type="float" office:value="-236" calcext:value-type="float">
            <text:p>-236</text:p>
          </table:table-cell>
          <table:table-cell table:formula="of:=[.C64]+10+MOD([.B64]+1;3)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240" calcext:value-type="float">
            <text:p>240</text:p>
          </table:table-cell>
          <table:table-cell/>
          <table:table-cell table:formula="of:=[.D65]-[.C65]" office:value-type="float" office:value="-240" calcext:value-type="float">
            <text:p>-240</text:p>
          </table:table-cell>
          <table:table-cell table:formula="of:=[.C65]+10+MOD([.B65]+1;3)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244" calcext:value-type="float">
            <text:p>244</text:p>
          </table:table-cell>
          <table:table-cell/>
          <table:table-cell table:formula="of:=[.D66]-[.C66]" office:value-type="float" office:value="-244" calcext:value-type="float">
            <text:p>-244</text:p>
          </table:table-cell>
          <table:table-cell table:formula="of:=[.C66]+10+MOD([.B66]+1;3)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248" calcext:value-type="float">
            <text:p>248</text:p>
          </table:table-cell>
          <table:table-cell/>
          <table:table-cell table:formula="of:=[.D67]-[.C67]" office:value-type="float" office:value="-248" calcext:value-type="float">
            <text:p>-248</text:p>
          </table:table-cell>
          <table:table-cell table:formula="of:=[.C67]+10+MOD([.B67]+1;3)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252" calcext:value-type="float">
            <text:p>252</text:p>
          </table:table-cell>
          <table:table-cell/>
          <table:table-cell table:formula="of:=[.D68]-[.C68]" office:value-type="float" office:value="-252" calcext:value-type="float">
            <text:p>-252</text:p>
          </table:table-cell>
          <table:table-cell table:formula="of:=[.C68]+10+MOD([.B68]+1;3)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256" calcext:value-type="float">
            <text:p>256</text:p>
          </table:table-cell>
          <table:table-cell/>
          <table:table-cell table:formula="of:=[.D69]-[.C69]" office:value-type="float" office:value="-256" calcext:value-type="float">
            <text:p>-256</text:p>
          </table:table-cell>
          <table:table-cell table:formula="of:=[.C69]+10+MOD([.B69]+1;3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260" calcext:value-type="float">
            <text:p>260</text:p>
          </table:table-cell>
          <table:table-cell/>
          <table:table-cell table:formula="of:=[.D70]-[.C70]" office:value-type="float" office:value="-260" calcext:value-type="float">
            <text:p>-260</text:p>
          </table:table-cell>
          <table:table-cell table:formula="of:=[.C70]+10+MOD([.B70]+1;3)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264" calcext:value-type="float">
            <text:p>264</text:p>
          </table:table-cell>
          <table:table-cell/>
          <table:table-cell table:formula="of:=[.D71]-[.C71]" office:value-type="float" office:value="-264" calcext:value-type="float">
            <text:p>-264</text:p>
          </table:table-cell>
          <table:table-cell table:formula="of:=[.C71]+10+MOD([.B71]+1;3)"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268" calcext:value-type="float">
            <text:p>268</text:p>
          </table:table-cell>
          <table:table-cell/>
          <table:table-cell table:formula="of:=[.D72]-[.C72]" office:value-type="float" office:value="-268" calcext:value-type="float">
            <text:p>-268</text:p>
          </table:table-cell>
          <table:table-cell table:formula="of:=[.C72]+10+MOD([.B72]+1;3)" office:value-type="float" office:value="279" calcext:value-type="float">
            <text:p>27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272" calcext:value-type="float">
            <text:p>272</text:p>
          </table:table-cell>
          <table:table-cell/>
          <table:table-cell table:formula="of:=[.D73]-[.C73]" office:value-type="float" office:value="-272" calcext:value-type="float">
            <text:p>-272</text:p>
          </table:table-cell>
          <table:table-cell table:formula="of:=[.C73]+10+MOD([.B73]+1;3)"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276" calcext:value-type="float">
            <text:p>276</text:p>
          </table:table-cell>
          <table:table-cell/>
          <table:table-cell table:formula="of:=[.D74]-[.C74]" office:value-type="float" office:value="-276" calcext:value-type="float">
            <text:p>-276</text:p>
          </table:table-cell>
          <table:table-cell table:formula="of:=[.C74]+10+MOD([.B74]+1;3)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280" calcext:value-type="float">
            <text:p>280</text:p>
          </table:table-cell>
          <table:table-cell/>
          <table:table-cell table:formula="of:=[.D75]-[.C75]" office:value-type="float" office:value="-280" calcext:value-type="float">
            <text:p>-280</text:p>
          </table:table-cell>
          <table:table-cell table:formula="of:=[.C75]+10+MOD([.B75]+1;3)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284" calcext:value-type="float">
            <text:p>284</text:p>
          </table:table-cell>
          <table:table-cell/>
          <table:table-cell table:formula="of:=[.D76]-[.C76]" office:value-type="float" office:value="-284" calcext:value-type="float">
            <text:p>-284</text:p>
          </table:table-cell>
          <table:table-cell table:formula="of:=[.C76]+10+MOD([.B76]+1;3)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288" calcext:value-type="float">
            <text:p>288</text:p>
          </table:table-cell>
          <table:table-cell/>
          <table:table-cell table:formula="of:=[.D77]-[.C77]" office:value-type="float" office:value="-288" calcext:value-type="float">
            <text:p>-288</text:p>
          </table:table-cell>
          <table:table-cell table:formula="of:=[.C77]+10+MOD([.B77]+1;3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292" calcext:value-type="float">
            <text:p>292</text:p>
          </table:table-cell>
          <table:table-cell/>
          <table:table-cell table:formula="of:=[.D78]-[.C78]" office:value-type="float" office:value="-292" calcext:value-type="float">
            <text:p>-292</text:p>
          </table:table-cell>
          <table:table-cell table:formula="of:=[.C78]+10+MOD([.B78]+1;3)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296" calcext:value-type="float">
            <text:p>296</text:p>
          </table:table-cell>
          <table:table-cell/>
          <table:table-cell table:formula="of:=[.D79]-[.C79]" office:value-type="float" office:value="-296" calcext:value-type="float">
            <text:p>-296</text:p>
          </table:table-cell>
          <table:table-cell table:formula="of:=[.C79]+10+MOD([.B79]+1;3)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300" calcext:value-type="float">
            <text:p>300</text:p>
          </table:table-cell>
          <table:table-cell/>
          <table:table-cell table:formula="of:=[.D80]-[.C80]" office:value-type="float" office:value="-300" calcext:value-type="float">
            <text:p>-300</text:p>
          </table:table-cell>
          <table:table-cell table:formula="of:=[.C80]+10+MOD([.B80]+1;3)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304" calcext:value-type="float">
            <text:p>304</text:p>
          </table:table-cell>
          <table:table-cell/>
          <table:table-cell table:formula="of:=[.D81]-[.C81]" office:value-type="float" office:value="-304" calcext:value-type="float">
            <text:p>-304</text:p>
          </table:table-cell>
          <table:table-cell table:formula="of:=[.C81]+10+MOD([.B81]+1;3)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308" calcext:value-type="float">
            <text:p>308</text:p>
          </table:table-cell>
          <table:table-cell/>
          <table:table-cell table:formula="of:=[.D82]-[.C82]" office:value-type="float" office:value="-308" calcext:value-type="float">
            <text:p>-308</text:p>
          </table:table-cell>
          <table:table-cell table:formula="of:=[.C82]+10+MOD([.B82]+1;3)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312" calcext:value-type="float">
            <text:p>312</text:p>
          </table:table-cell>
          <table:table-cell/>
          <table:table-cell table:formula="of:=[.D83]-[.C83]" office:value-type="float" office:value="-312" calcext:value-type="float">
            <text:p>-312</text:p>
          </table:table-cell>
          <table:table-cell table:formula="of:=[.C83]+10+MOD([.B83]+1;3)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316" calcext:value-type="float">
            <text:p>316</text:p>
          </table:table-cell>
          <table:table-cell/>
          <table:table-cell table:formula="of:=[.D84]-[.C84]" office:value-type="float" office:value="-316" calcext:value-type="float">
            <text:p>-316</text:p>
          </table:table-cell>
          <table:table-cell table:formula="of:=[.C84]+10+MOD([.B84]+1;3)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320" calcext:value-type="float">
            <text:p>320</text:p>
          </table:table-cell>
          <table:table-cell/>
          <table:table-cell table:formula="of:=[.D85]-[.C85]" office:value-type="float" office:value="-320" calcext:value-type="float">
            <text:p>-320</text:p>
          </table:table-cell>
          <table:table-cell table:formula="of:=[.C85]+10+MOD([.B85]+1;3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324" calcext:value-type="float">
            <text:p>324</text:p>
          </table:table-cell>
          <table:table-cell/>
          <table:table-cell table:formula="of:=[.D86]-[.C86]" office:value-type="float" office:value="-324" calcext:value-type="float">
            <text:p>-324</text:p>
          </table:table-cell>
          <table:table-cell table:formula="of:=[.C86]+10+MOD([.B86]+1;3)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328" calcext:value-type="float">
            <text:p>328</text:p>
          </table:table-cell>
          <table:table-cell/>
          <table:table-cell table:formula="of:=[.D87]-[.C87]" office:value-type="float" office:value="-328" calcext:value-type="float">
            <text:p>-328</text:p>
          </table:table-cell>
          <table:table-cell table:formula="of:=[.C87]+10+MOD([.B87]+1;3)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332" calcext:value-type="float">
            <text:p>332</text:p>
          </table:table-cell>
          <table:table-cell/>
          <table:table-cell table:formula="of:=[.D88]-[.C88]" office:value-type="float" office:value="-332" calcext:value-type="float">
            <text:p>-332</text:p>
          </table:table-cell>
          <table:table-cell table:formula="of:=[.C88]+10+MOD([.B88]+1;3)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336" calcext:value-type="float">
            <text:p>336</text:p>
          </table:table-cell>
          <table:table-cell/>
          <table:table-cell table:formula="of:=[.D89]-[.C89]" office:value-type="float" office:value="-336" calcext:value-type="float">
            <text:p>-336</text:p>
          </table:table-cell>
          <table:table-cell table:formula="of:=[.C89]+10+MOD([.B89]+1;3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340" calcext:value-type="float">
            <text:p>340</text:p>
          </table:table-cell>
          <table:table-cell/>
          <table:table-cell table:formula="of:=[.D90]-[.C90]" office:value-type="float" office:value="-340" calcext:value-type="float">
            <text:p>-340</text:p>
          </table:table-cell>
          <table:table-cell table:formula="of:=[.C90]+10+MOD([.B90]+1;3)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344" calcext:value-type="float">
            <text:p>344</text:p>
          </table:table-cell>
          <table:table-cell/>
          <table:table-cell table:formula="of:=[.D91]-[.C91]" office:value-type="float" office:value="-344" calcext:value-type="float">
            <text:p>-344</text:p>
          </table:table-cell>
          <table:table-cell table:formula="of:=[.C91]+10+MOD([.B91]+1;3)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348" calcext:value-type="float">
            <text:p>348</text:p>
          </table:table-cell>
          <table:table-cell/>
          <table:table-cell table:formula="of:=[.D92]-[.C92]" office:value-type="float" office:value="-348" calcext:value-type="float">
            <text:p>-348</text:p>
          </table:table-cell>
          <table:table-cell table:formula="of:=[.C92]+10+MOD([.B92]+1;3)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352" calcext:value-type="float">
            <text:p>352</text:p>
          </table:table-cell>
          <table:table-cell/>
          <table:table-cell table:formula="of:=[.D93]-[.C93]" office:value-type="float" office:value="-352" calcext:value-type="float">
            <text:p>-352</text:p>
          </table:table-cell>
          <table:table-cell table:formula="of:=[.C93]+10+MOD([.B93]+1;3)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356" calcext:value-type="float">
            <text:p>356</text:p>
          </table:table-cell>
          <table:table-cell/>
          <table:table-cell table:formula="of:=[.D94]-[.C94]" office:value-type="float" office:value="-356" calcext:value-type="float">
            <text:p>-356</text:p>
          </table:table-cell>
          <table:table-cell table:formula="of:=[.C94]+10+MOD([.B94]+1;3)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360" calcext:value-type="float">
            <text:p>360</text:p>
          </table:table-cell>
          <table:table-cell/>
          <table:table-cell table:formula="of:=[.D95]-[.C95]" office:value-type="float" office:value="-360" calcext:value-type="float">
            <text:p>-360</text:p>
          </table:table-cell>
          <table:table-cell table:formula="of:=[.C95]+10+MOD([.B95]+1;3)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364" calcext:value-type="float">
            <text:p>364</text:p>
          </table:table-cell>
          <table:table-cell/>
          <table:table-cell table:formula="of:=[.D96]-[.C96]" office:value-type="float" office:value="-364" calcext:value-type="float">
            <text:p>-364</text:p>
          </table:table-cell>
          <table:table-cell table:formula="of:=[.C96]+10+MOD([.B96]+1;3)"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368" calcext:value-type="float">
            <text:p>368</text:p>
          </table:table-cell>
          <table:table-cell/>
          <table:table-cell table:formula="of:=[.D97]-[.C97]" office:value-type="float" office:value="-368" calcext:value-type="float">
            <text:p>-368</text:p>
          </table:table-cell>
          <table:table-cell table:formula="of:=[.C97]+10+MOD([.B97]+1;3)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372" calcext:value-type="float">
            <text:p>372</text:p>
          </table:table-cell>
          <table:table-cell/>
          <table:table-cell table:formula="of:=[.D98]-[.C98]" office:value-type="float" office:value="-372" calcext:value-type="float">
            <text:p>-372</text:p>
          </table:table-cell>
          <table:table-cell table:formula="of:=[.C98]+10+MOD([.B98]+1;3)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376" calcext:value-type="float">
            <text:p>376</text:p>
          </table:table-cell>
          <table:table-cell/>
          <table:table-cell table:formula="of:=[.D99]-[.C99]" office:value-type="float" office:value="-376" calcext:value-type="float">
            <text:p>-376</text:p>
          </table:table-cell>
          <table:table-cell table:formula="of:=[.C99]+10+MOD([.B99]+1;3)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380" calcext:value-type="float">
            <text:p>380</text:p>
          </table:table-cell>
          <table:table-cell/>
          <table:table-cell table:formula="of:=[.D100]-[.C100]" office:value-type="float" office:value="-380" calcext:value-type="float">
            <text:p>-380</text:p>
          </table:table-cell>
          <table:table-cell table:formula="of:=[.C100]+10+MOD([.B100]+1;3)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384" calcext:value-type="float">
            <text:p>384</text:p>
          </table:table-cell>
          <table:table-cell/>
          <table:table-cell table:formula="of:=[.D101]-[.C101]" office:value-type="float" office:value="-384" calcext:value-type="float">
            <text:p>-384</text:p>
          </table:table-cell>
          <table:table-cell table:formula="of:=[.C101]+10+MOD([.B101]+1;3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388" calcext:value-type="float">
            <text:p>388</text:p>
          </table:table-cell>
          <table:table-cell/>
          <table:table-cell table:formula="of:=[.D102]-[.C102]" office:value-type="float" office:value="-388" calcext:value-type="float">
            <text:p>-388</text:p>
          </table:table-cell>
          <table:table-cell table:formula="of:=[.C102]+10+MOD([.B102]+1;3)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392" calcext:value-type="float">
            <text:p>392</text:p>
          </table:table-cell>
          <table:table-cell/>
          <table:table-cell table:formula="of:=[.D103]-[.C103]" office:value-type="float" office:value="-392" calcext:value-type="float">
            <text:p>-392</text:p>
          </table:table-cell>
          <table:table-cell table:formula="of:=[.C103]+10+MOD([.B103]+1;3)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396" calcext:value-type="float">
            <text:p>396</text:p>
          </table:table-cell>
          <table:table-cell/>
          <table:table-cell table:formula="of:=[.D104]-[.C104]" office:value-type="float" office:value="-396" calcext:value-type="float">
            <text:p>-396</text:p>
          </table:table-cell>
          <table:table-cell table:formula="of:=[.C104]+10+MOD([.B104]+1;3)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400" calcext:value-type="float">
            <text:p>400</text:p>
          </table:table-cell>
          <table:table-cell/>
          <table:table-cell table:formula="of:=[.D105]-[.C105]" office:value-type="float" office:value="-400" calcext:value-type="float">
            <text:p>-400</text:p>
          </table:table-cell>
          <table:table-cell table:formula="of:=[.C105]+10+MOD([.B105]+1;3)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404" calcext:value-type="float">
            <text:p>404</text:p>
          </table:table-cell>
          <table:table-cell/>
          <table:table-cell table:formula="of:=[.D106]-[.C106]" office:value-type="float" office:value="-404" calcext:value-type="float">
            <text:p>-404</text:p>
          </table:table-cell>
          <table:table-cell table:formula="of:=[.C106]+10+MOD([.B106]+1;3)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408" calcext:value-type="float">
            <text:p>408</text:p>
          </table:table-cell>
          <table:table-cell/>
          <table:table-cell table:formula="of:=[.D107]-[.C107]" office:value-type="float" office:value="-408" calcext:value-type="float">
            <text:p>-408</text:p>
          </table:table-cell>
          <table:table-cell table:formula="of:=[.C107]+10+MOD([.B107]+1;3)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412" calcext:value-type="float">
            <text:p>412</text:p>
          </table:table-cell>
          <table:table-cell/>
          <table:table-cell table:formula="of:=[.D108]-[.C108]" office:value-type="float" office:value="-412" calcext:value-type="float">
            <text:p>-412</text:p>
          </table:table-cell>
          <table:table-cell table:formula="of:=[.C108]+10+MOD([.B108]+1;3)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416" calcext:value-type="float">
            <text:p>416</text:p>
          </table:table-cell>
          <table:table-cell/>
          <table:table-cell table:formula="of:=[.D109]-[.C109]" office:value-type="float" office:value="-416" calcext:value-type="float">
            <text:p>-416</text:p>
          </table:table-cell>
          <table:table-cell table:formula="of:=[.C109]+10+MOD([.B109]+1;3)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420" calcext:value-type="float">
            <text:p>420</text:p>
          </table:table-cell>
          <table:table-cell/>
          <table:table-cell table:formula="of:=[.D110]-[.C110]" office:value-type="float" office:value="-420" calcext:value-type="float">
            <text:p>-420</text:p>
          </table:table-cell>
          <table:table-cell table:formula="of:=[.C110]+10+MOD([.B110]+1;3)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424" calcext:value-type="float">
            <text:p>424</text:p>
          </table:table-cell>
          <table:table-cell/>
          <table:table-cell table:formula="of:=[.D111]-[.C111]" office:value-type="float" office:value="-424" calcext:value-type="float">
            <text:p>-424</text:p>
          </table:table-cell>
          <table:table-cell table:formula="of:=[.C111]+10+MOD([.B111]+1;3)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428" calcext:value-type="float">
            <text:p>428</text:p>
          </table:table-cell>
          <table:table-cell/>
          <table:table-cell table:formula="of:=[.D112]-[.C112]" office:value-type="float" office:value="-428" calcext:value-type="float">
            <text:p>-428</text:p>
          </table:table-cell>
          <table:table-cell table:formula="of:=[.C112]+10+MOD([.B112]+1;3)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432" calcext:value-type="float">
            <text:p>432</text:p>
          </table:table-cell>
          <table:table-cell/>
          <table:table-cell table:formula="of:=[.D113]-[.C113]" office:value-type="float" office:value="-432" calcext:value-type="float">
            <text:p>-432</text:p>
          </table:table-cell>
          <table:table-cell table:formula="of:=[.C113]+10+MOD([.B113]+1;3)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436" calcext:value-type="float">
            <text:p>436</text:p>
          </table:table-cell>
          <table:table-cell/>
          <table:table-cell table:formula="of:=[.D114]-[.C114]" office:value-type="float" office:value="-436" calcext:value-type="float">
            <text:p>-436</text:p>
          </table:table-cell>
          <table:table-cell table:formula="of:=[.C114]+10+MOD([.B114]+1;3)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440" calcext:value-type="float">
            <text:p>440</text:p>
          </table:table-cell>
          <table:table-cell/>
          <table:table-cell table:formula="of:=[.D115]-[.C115]" office:value-type="float" office:value="-440" calcext:value-type="float">
            <text:p>-440</text:p>
          </table:table-cell>
          <table:table-cell table:formula="of:=[.C115]+10+MOD([.B115]+1;3)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444" calcext:value-type="float">
            <text:p>444</text:p>
          </table:table-cell>
          <table:table-cell/>
          <table:table-cell table:formula="of:=[.D116]-[.C116]" office:value-type="float" office:value="-444" calcext:value-type="float">
            <text:p>-444</text:p>
          </table:table-cell>
          <table:table-cell table:formula="of:=[.C116]+10+MOD([.B116]+1;3)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448" calcext:value-type="float">
            <text:p>448</text:p>
          </table:table-cell>
          <table:table-cell/>
          <table:table-cell table:formula="of:=[.D117]-[.C117]" office:value-type="float" office:value="-448" calcext:value-type="float">
            <text:p>-448</text:p>
          </table:table-cell>
          <table:table-cell table:formula="of:=[.C117]+10+MOD([.B117]+1;3)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452" calcext:value-type="float">
            <text:p>452</text:p>
          </table:table-cell>
          <table:table-cell/>
          <table:table-cell table:formula="of:=[.D118]-[.C118]" office:value-type="float" office:value="-452" calcext:value-type="float">
            <text:p>-452</text:p>
          </table:table-cell>
          <table:table-cell table:formula="of:=[.C118]+10+MOD([.B118]+1;3)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456" calcext:value-type="float">
            <text:p>456</text:p>
          </table:table-cell>
          <table:table-cell/>
          <table:table-cell table:formula="of:=[.D119]-[.C119]" office:value-type="float" office:value="-456" calcext:value-type="float">
            <text:p>-456</text:p>
          </table:table-cell>
          <table:table-cell table:formula="of:=[.C119]+10+MOD([.B119]+1;3)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460" calcext:value-type="float">
            <text:p>460</text:p>
          </table:table-cell>
          <table:table-cell/>
          <table:table-cell table:formula="of:=[.D120]-[.C120]" office:value-type="float" office:value="-460" calcext:value-type="float">
            <text:p>-460</text:p>
          </table:table-cell>
          <table:table-cell table:formula="of:=[.C120]+10+MOD([.B120]+1;3)"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464" calcext:value-type="float">
            <text:p>464</text:p>
          </table:table-cell>
          <table:table-cell/>
          <table:table-cell table:formula="of:=[.D121]-[.C121]" office:value-type="float" office:value="-464" calcext:value-type="float">
            <text:p>-464</text:p>
          </table:table-cell>
          <table:table-cell table:formula="of:=[.C121]+10+MOD([.B121]+1;3)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468" calcext:value-type="float">
            <text:p>468</text:p>
          </table:table-cell>
          <table:table-cell/>
          <table:table-cell table:formula="of:=[.D122]-[.C122]" office:value-type="float" office:value="-468" calcext:value-type="float">
            <text:p>-468</text:p>
          </table:table-cell>
          <table:table-cell table:formula="of:=[.C122]+10+MOD([.B122]+1;3)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472" calcext:value-type="float">
            <text:p>472</text:p>
          </table:table-cell>
          <table:table-cell/>
          <table:table-cell table:formula="of:=[.D123]-[.C123]" office:value-type="float" office:value="-472" calcext:value-type="float">
            <text:p>-472</text:p>
          </table:table-cell>
          <table:table-cell table:formula="of:=[.C123]+10+MOD([.B123]+1;3)"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476" calcext:value-type="float">
            <text:p>476</text:p>
          </table:table-cell>
          <table:table-cell/>
          <table:table-cell table:formula="of:=[.D124]-[.C124]" office:value-type="float" office:value="-476" calcext:value-type="float">
            <text:p>-476</text:p>
          </table:table-cell>
          <table:table-cell table:formula="of:=[.C124]+10+MOD([.B124]+1;3)"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480" calcext:value-type="float">
            <text:p>480</text:p>
          </table:table-cell>
          <table:table-cell/>
          <table:table-cell table:formula="of:=[.D125]-[.C125]" office:value-type="float" office:value="-480" calcext:value-type="float">
            <text:p>-480</text:p>
          </table:table-cell>
          <table:table-cell table:formula="of:=[.C125]+10+MOD([.B125]+1;3)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484" calcext:value-type="float">
            <text:p>484</text:p>
          </table:table-cell>
          <table:table-cell/>
          <table:table-cell table:formula="of:=[.D126]-[.C126]" office:value-type="float" office:value="-484" calcext:value-type="float">
            <text:p>-484</text:p>
          </table:table-cell>
          <table:table-cell table:formula="of:=[.C126]+10+MOD([.B126]+1;3)"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488" calcext:value-type="float">
            <text:p>488</text:p>
          </table:table-cell>
          <table:table-cell/>
          <table:table-cell table:formula="of:=[.D127]-[.C127]" office:value-type="float" office:value="-488" calcext:value-type="float">
            <text:p>-488</text:p>
          </table:table-cell>
          <table:table-cell table:formula="of:=[.C127]+10+MOD([.B127]+1;3)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492" calcext:value-type="float">
            <text:p>492</text:p>
          </table:table-cell>
          <table:table-cell/>
          <table:table-cell table:formula="of:=[.D128]-[.C128]" office:value-type="float" office:value="-492" calcext:value-type="float">
            <text:p>-492</text:p>
          </table:table-cell>
          <table:table-cell table:formula="of:=[.C128]+10+MOD([.B128]+1;3)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496" calcext:value-type="float">
            <text:p>496</text:p>
          </table:table-cell>
          <table:table-cell/>
          <table:table-cell table:formula="of:=[.D129]-[.C129]" office:value-type="float" office:value="-496" calcext:value-type="float">
            <text:p>-496</text:p>
          </table:table-cell>
          <table:table-cell table:formula="of:=[.C129]+10+MOD([.B129]+1;3)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500" calcext:value-type="float">
            <text:p>500</text:p>
          </table:table-cell>
          <table:table-cell/>
          <table:table-cell table:formula="of:=[.D130]-[.C130]" office:value-type="float" office:value="-500" calcext:value-type="float">
            <text:p>-500</text:p>
          </table:table-cell>
          <table:table-cell table:formula="of:=[.C130]+10+MOD([.B130]+1;3)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504" calcext:value-type="float">
            <text:p>504</text:p>
          </table:table-cell>
          <table:table-cell/>
          <table:table-cell table:formula="of:=[.D131]-[.C131]" office:value-type="float" office:value="-504" calcext:value-type="float">
            <text:p>-504</text:p>
          </table:table-cell>
          <table:table-cell table:formula="of:=[.C131]+10+MOD([.B131]+1;3)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508" calcext:value-type="float">
            <text:p>508</text:p>
          </table:table-cell>
          <table:table-cell/>
          <table:table-cell table:formula="of:=[.D132]-[.C132]" office:value-type="float" office:value="-508" calcext:value-type="float">
            <text:p>-508</text:p>
          </table:table-cell>
          <table:table-cell table:formula="of:=[.C132]+10+MOD([.B132]+1;3)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512" calcext:value-type="float">
            <text:p>512</text:p>
          </table:table-cell>
          <table:table-cell/>
          <table:table-cell table:formula="of:=[.D133]-[.C133]" office:value-type="float" office:value="-512" calcext:value-type="float">
            <text:p>-512</text:p>
          </table:table-cell>
          <table:table-cell table:formula="of:=[.C133]+10+MOD([.B133]+1;3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516" calcext:value-type="float">
            <text:p>516</text:p>
          </table:table-cell>
          <table:table-cell/>
          <table:table-cell table:formula="of:=[.D134]-[.C134]" office:value-type="float" office:value="-516" calcext:value-type="float">
            <text:p>-516</text:p>
          </table:table-cell>
          <table:table-cell table:formula="of:=[.C134]+10+MOD([.B134]+1;3)"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520" calcext:value-type="float">
            <text:p>520</text:p>
          </table:table-cell>
          <table:table-cell/>
          <table:table-cell table:formula="of:=[.D135]-[.C135]" office:value-type="float" office:value="-520" calcext:value-type="float">
            <text:p>-520</text:p>
          </table:table-cell>
          <table:table-cell table:formula="of:=[.C135]+10+MOD([.B135]+1;3)"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524" calcext:value-type="float">
            <text:p>524</text:p>
          </table:table-cell>
          <table:table-cell/>
          <table:table-cell table:formula="of:=[.D136]-[.C136]" office:value-type="float" office:value="-524" calcext:value-type="float">
            <text:p>-524</text:p>
          </table:table-cell>
          <table:table-cell table:formula="of:=[.C136]+10+MOD([.B136]+1;3)"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528" calcext:value-type="float">
            <text:p>528</text:p>
          </table:table-cell>
          <table:table-cell/>
          <table:table-cell table:formula="of:=[.D137]-[.C137]" office:value-type="float" office:value="-528" calcext:value-type="float">
            <text:p>-528</text:p>
          </table:table-cell>
          <table:table-cell table:formula="of:=[.C137]+10+MOD([.B137]+1;3)"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532" calcext:value-type="float">
            <text:p>532</text:p>
          </table:table-cell>
          <table:table-cell/>
          <table:table-cell table:formula="of:=[.D138]-[.C138]" office:value-type="float" office:value="-532" calcext:value-type="float">
            <text:p>-532</text:p>
          </table:table-cell>
          <table:table-cell table:formula="of:=[.C138]+10+MOD([.B138]+1;3)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536" calcext:value-type="float">
            <text:p>536</text:p>
          </table:table-cell>
          <table:table-cell/>
          <table:table-cell table:formula="of:=[.D139]-[.C139]" office:value-type="float" office:value="-536" calcext:value-type="float">
            <text:p>-536</text:p>
          </table:table-cell>
          <table:table-cell table:formula="of:=[.C139]+10+MOD([.B139]+1;3)" office:value-type="float" office:value="546" calcext:value-type="float">
            <text:p>54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540" calcext:value-type="float">
            <text:p>540</text:p>
          </table:table-cell>
          <table:table-cell/>
          <table:table-cell table:formula="of:=[.D140]-[.C140]" office:value-type="float" office:value="-540" calcext:value-type="float">
            <text:p>-540</text:p>
          </table:table-cell>
          <table:table-cell table:formula="of:=[.C140]+10+MOD([.B140]+1;3)" office:value-type="float" office:value="552" calcext:value-type="float">
            <text:p>55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544" calcext:value-type="float">
            <text:p>544</text:p>
          </table:table-cell>
          <table:table-cell/>
          <table:table-cell table:formula="of:=[.D141]-[.C141]" office:value-type="float" office:value="-544" calcext:value-type="float">
            <text:p>-544</text:p>
          </table:table-cell>
          <table:table-cell table:formula="of:=[.C141]+10+MOD([.B141]+1;3)"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548" calcext:value-type="float">
            <text:p>548</text:p>
          </table:table-cell>
          <table:table-cell/>
          <table:table-cell table:formula="of:=[.D142]-[.C142]" office:value-type="float" office:value="-548" calcext:value-type="float">
            <text:p>-548</text:p>
          </table:table-cell>
          <table:table-cell table:formula="of:=[.C142]+10+MOD([.B142]+1;3)"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552" calcext:value-type="float">
            <text:p>552</text:p>
          </table:table-cell>
          <table:table-cell/>
          <table:table-cell table:formula="of:=[.D143]-[.C143]" office:value-type="float" office:value="-552" calcext:value-type="float">
            <text:p>-552</text:p>
          </table:table-cell>
          <table:table-cell table:formula="of:=[.C143]+10+MOD([.B143]+1;3)" office:value-type="float" office:value="564" calcext:value-type="float">
            <text:p>56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556" calcext:value-type="float">
            <text:p>556</text:p>
          </table:table-cell>
          <table:table-cell/>
          <table:table-cell table:formula="of:=[.D144]-[.C144]" office:value-type="float" office:value="-556" calcext:value-type="float">
            <text:p>-556</text:p>
          </table:table-cell>
          <table:table-cell table:formula="of:=[.C144]+10+MOD([.B144]+1;3)" office:value-type="float" office:value="567" calcext:value-type="float">
            <text:p>56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560" calcext:value-type="float">
            <text:p>560</text:p>
          </table:table-cell>
          <table:table-cell/>
          <table:table-cell table:formula="of:=[.D145]-[.C145]" office:value-type="float" office:value="-560" calcext:value-type="float">
            <text:p>-560</text:p>
          </table:table-cell>
          <table:table-cell table:formula="of:=[.C145]+10+MOD([.B145]+1;3)"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564" calcext:value-type="float">
            <text:p>564</text:p>
          </table:table-cell>
          <table:table-cell/>
          <table:table-cell table:formula="of:=[.D146]-[.C146]" office:value-type="float" office:value="-564" calcext:value-type="float">
            <text:p>-564</text:p>
          </table:table-cell>
          <table:table-cell table:formula="of:=[.C146]+10+MOD([.B146]+1;3)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568" calcext:value-type="float">
            <text:p>568</text:p>
          </table:table-cell>
          <table:table-cell/>
          <table:table-cell table:formula="of:=[.D147]-[.C147]" office:value-type="float" office:value="-568" calcext:value-type="float">
            <text:p>-568</text:p>
          </table:table-cell>
          <table:table-cell table:formula="of:=[.C147]+10+MOD([.B147]+1;3)" office:value-type="float" office:value="579" calcext:value-type="float">
            <text:p>57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572" calcext:value-type="float">
            <text:p>572</text:p>
          </table:table-cell>
          <table:table-cell/>
          <table:table-cell table:formula="of:=[.D148]-[.C148]" office:value-type="float" office:value="-572" calcext:value-type="float">
            <text:p>-572</text:p>
          </table:table-cell>
          <table:table-cell table:formula="of:=[.C148]+10+MOD([.B148]+1;3)" office:value-type="float" office:value="582" calcext:value-type="float">
            <text:p>58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576" calcext:value-type="float">
            <text:p>576</text:p>
          </table:table-cell>
          <table:table-cell/>
          <table:table-cell table:formula="of:=[.D149]-[.C149]" office:value-type="float" office:value="-576" calcext:value-type="float">
            <text:p>-576</text:p>
          </table:table-cell>
          <table:table-cell table:formula="of:=[.C149]+10+MOD([.B149]+1;3)" office:value-type="float" office:value="588" calcext:value-type="float">
            <text:p>58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580" calcext:value-type="float">
            <text:p>580</text:p>
          </table:table-cell>
          <table:table-cell/>
          <table:table-cell table:formula="of:=[.D150]-[.C150]" office:value-type="float" office:value="-580" calcext:value-type="float">
            <text:p>-580</text:p>
          </table:table-cell>
          <table:table-cell table:formula="of:=[.C150]+10+MOD([.B150]+1;3)"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584" calcext:value-type="float">
            <text:p>584</text:p>
          </table:table-cell>
          <table:table-cell/>
          <table:table-cell table:formula="of:=[.D151]-[.C151]" office:value-type="float" office:value="-584" calcext:value-type="float">
            <text:p>-584</text:p>
          </table:table-cell>
          <table:table-cell table:formula="of:=[.C151]+10+MOD([.B151]+1;3)"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588" calcext:value-type="float">
            <text:p>588</text:p>
          </table:table-cell>
          <table:table-cell/>
          <table:table-cell table:formula="of:=[.D152]-[.C152]" office:value-type="float" office:value="-588" calcext:value-type="float">
            <text:p>-588</text:p>
          </table:table-cell>
          <table:table-cell table:formula="of:=[.C152]+10+MOD([.B152]+1;3)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592" calcext:value-type="float">
            <text:p>592</text:p>
          </table:table-cell>
          <table:table-cell/>
          <table:table-cell table:formula="of:=[.D153]-[.C153]" office:value-type="float" office:value="-592" calcext:value-type="float">
            <text:p>-592</text:p>
          </table:table-cell>
          <table:table-cell table:formula="of:=[.C153]+10+MOD([.B153]+1;3)"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596" calcext:value-type="float">
            <text:p>596</text:p>
          </table:table-cell>
          <table:table-cell/>
          <table:table-cell table:formula="of:=[.D154]-[.C154]" office:value-type="float" office:value="-596" calcext:value-type="float">
            <text:p>-596</text:p>
          </table:table-cell>
          <table:table-cell table:formula="of:=[.C154]+10+MOD([.B154]+1;3)"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600" calcext:value-type="float">
            <text:p>600</text:p>
          </table:table-cell>
          <table:table-cell/>
          <table:table-cell table:formula="of:=[.D155]-[.C155]" office:value-type="float" office:value="-600" calcext:value-type="float">
            <text:p>-600</text:p>
          </table:table-cell>
          <table:table-cell table:formula="of:=[.C155]+10+MOD([.B155]+1;3)"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604" calcext:value-type="float">
            <text:p>604</text:p>
          </table:table-cell>
          <table:table-cell/>
          <table:table-cell table:formula="of:=[.D156]-[.C156]" office:value-type="float" office:value="-604" calcext:value-type="float">
            <text:p>-604</text:p>
          </table:table-cell>
          <table:table-cell table:formula="of:=[.C156]+10+MOD([.B156]+1;3)"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608" calcext:value-type="float">
            <text:p>608</text:p>
          </table:table-cell>
          <table:table-cell/>
          <table:table-cell table:formula="of:=[.D157]-[.C157]" office:value-type="float" office:value="-608" calcext:value-type="float">
            <text:p>-608</text:p>
          </table:table-cell>
          <table:table-cell table:formula="of:=[.C157]+10+MOD([.B157]+1;3)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612" calcext:value-type="float">
            <text:p>612</text:p>
          </table:table-cell>
          <table:table-cell/>
          <table:table-cell table:formula="of:=[.D158]-[.C158]" office:value-type="float" office:value="-612" calcext:value-type="float">
            <text:p>-612</text:p>
          </table:table-cell>
          <table:table-cell table:formula="of:=[.C158]+10+MOD([.B158]+1;3)" office:value-type="float" office:value="624" calcext:value-type="float">
            <text:p>62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616" calcext:value-type="float">
            <text:p>616</text:p>
          </table:table-cell>
          <table:table-cell/>
          <table:table-cell table:formula="of:=[.D159]-[.C159]" office:value-type="float" office:value="-616" calcext:value-type="float">
            <text:p>-616</text:p>
          </table:table-cell>
          <table:table-cell table:formula="of:=[.C159]+10+MOD([.B159]+1;3)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620" calcext:value-type="float">
            <text:p>620</text:p>
          </table:table-cell>
          <table:table-cell/>
          <table:table-cell table:formula="of:=[.D160]-[.C160]" office:value-type="float" office:value="-620" calcext:value-type="float">
            <text:p>-620</text:p>
          </table:table-cell>
          <table:table-cell table:formula="of:=[.C160]+10+MOD([.B160]+1;3)"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624" calcext:value-type="float">
            <text:p>624</text:p>
          </table:table-cell>
          <table:table-cell office:value-type="float" office:value="636" calcext:value-type="float">
            <text:p>636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MOD([.B161]+1;3)"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628" calcext:value-type="float">
            <text:p>628</text:p>
          </table:table-cell>
          <table:table-cell/>
          <table:table-cell table:formula="of:=[.D162]-[.C162]" office:value-type="float" office:value="-628" calcext:value-type="float">
            <text:p>-628</text:p>
          </table:table-cell>
          <table:table-cell table:formula="of:=[.C162]+10+MOD([.B162]+1;3)" office:value-type="float" office:value="639" calcext:value-type="float">
            <text:p>63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632" calcext:value-type="float">
            <text:p>632</text:p>
          </table:table-cell>
          <table:table-cell/>
          <table:table-cell table:formula="of:=[.D163]-[.C163]" office:value-type="float" office:value="-632" calcext:value-type="float">
            <text:p>-632</text:p>
          </table:table-cell>
          <table:table-cell table:formula="of:=[.C163]+10+MOD([.B163]+1;3)"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636" calcext:value-type="float">
            <text:p>636</text:p>
          </table:table-cell>
          <table:table-cell/>
          <table:table-cell table:formula="of:=[.D164]-[.C164]" office:value-type="float" office:value="-636" calcext:value-type="float">
            <text:p>-636</text:p>
          </table:table-cell>
          <table:table-cell table:formula="of:=[.C164]+10+MOD([.B164]+1;3)" office:value-type="float" office:value="648" calcext:value-type="float">
            <text:p>64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640" calcext:value-type="float">
            <text:p>640</text:p>
          </table:table-cell>
          <table:table-cell/>
          <table:table-cell table:formula="of:=[.D165]-[.C165]" office:value-type="float" office:value="-640" calcext:value-type="float">
            <text:p>-640</text:p>
          </table:table-cell>
          <table:table-cell table:formula="of:=[.C165]+10+MOD([.B165]+1;3)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644" calcext:value-type="float">
            <text:p>644</text:p>
          </table:table-cell>
          <table:table-cell/>
          <table:table-cell table:formula="of:=[.D166]-[.C166]" office:value-type="float" office:value="-644" calcext:value-type="float">
            <text:p>-644</text:p>
          </table:table-cell>
          <table:table-cell table:formula="of:=[.C166]+10+MOD([.B166]+1;3)" office:value-type="float" office:value="654" calcext:value-type="float">
            <text:p>65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648" calcext:value-type="float">
            <text:p>648</text:p>
          </table:table-cell>
          <table:table-cell/>
          <table:table-cell table:formula="of:=[.D167]-[.C167]" office:value-type="float" office:value="-648" calcext:value-type="float">
            <text:p>-648</text:p>
          </table:table-cell>
          <table:table-cell table:formula="of:=[.C167]+10+MOD([.B167]+1;3)"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652" calcext:value-type="float">
            <text:p>652</text:p>
          </table:table-cell>
          <table:table-cell/>
          <table:table-cell table:formula="of:=[.D168]-[.C168]" office:value-type="float" office:value="-652" calcext:value-type="float">
            <text:p>-652</text:p>
          </table:table-cell>
          <table:table-cell table:formula="of:=[.C168]+10+MOD([.B168]+1;3)" office:value-type="float" office:value="663" calcext:value-type="float">
            <text:p>66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656" calcext:value-type="float">
            <text:p>656</text:p>
          </table:table-cell>
          <table:table-cell/>
          <table:table-cell table:formula="of:=[.D169]-[.C169]" office:value-type="float" office:value="-656" calcext:value-type="float">
            <text:p>-656</text:p>
          </table:table-cell>
          <table:table-cell table:formula="of:=[.C169]+10+MOD([.B169]+1;3)" office:value-type="float" office:value="666" calcext:value-type="float">
            <text:p>66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660" calcext:value-type="float">
            <text:p>660</text:p>
          </table:table-cell>
          <table:table-cell/>
          <table:table-cell table:formula="of:=[.D170]-[.C170]" office:value-type="float" office:value="-660" calcext:value-type="float">
            <text:p>-660</text:p>
          </table:table-cell>
          <table:table-cell table:formula="of:=[.C170]+10+MOD([.B170]+1;3)" office:value-type="float" office:value="672" calcext:value-type="float">
            <text:p>67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664" calcext:value-type="float">
            <text:p>664</text:p>
          </table:table-cell>
          <table:table-cell/>
          <table:table-cell table:formula="of:=[.D171]-[.C171]" office:value-type="float" office:value="-664" calcext:value-type="float">
            <text:p>-664</text:p>
          </table:table-cell>
          <table:table-cell table:formula="of:=[.C171]+10+MOD([.B171]+1;3)" office:value-type="float" office:value="675" calcext:value-type="float">
            <text:p>6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668" calcext:value-type="float">
            <text:p>668</text:p>
          </table:table-cell>
          <table:table-cell/>
          <table:table-cell table:formula="of:=[.D172]-[.C172]" office:value-type="float" office:value="-668" calcext:value-type="float">
            <text:p>-668</text:p>
          </table:table-cell>
          <table:table-cell table:formula="of:=[.C172]+10+MOD([.B172]+1;3)" office:value-type="float" office:value="678" calcext:value-type="float">
            <text:p>67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672" calcext:value-type="float">
            <text:p>672</text:p>
          </table:table-cell>
          <table:table-cell/>
          <table:table-cell table:formula="of:=[.D173]-[.C173]" office:value-type="float" office:value="-672" calcext:value-type="float">
            <text:p>-672</text:p>
          </table:table-cell>
          <table:table-cell table:formula="of:=[.C173]+10+MOD([.B173]+1;3)"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676" calcext:value-type="float">
            <text:p>676</text:p>
          </table:table-cell>
          <table:table-cell/>
          <table:table-cell table:formula="of:=[.D174]-[.C174]" office:value-type="float" office:value="-676" calcext:value-type="float">
            <text:p>-676</text:p>
          </table:table-cell>
          <table:table-cell table:formula="of:=[.C174]+10+MOD([.B174]+1;3)" office:value-type="float" office:value="687" calcext:value-type="float">
            <text:p>68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680" calcext:value-type="float">
            <text:p>680</text:p>
          </table:table-cell>
          <table:table-cell/>
          <table:table-cell table:formula="of:=[.D175]-[.C175]" office:value-type="float" office:value="-680" calcext:value-type="float">
            <text:p>-680</text:p>
          </table:table-cell>
          <table:table-cell table:formula="of:=[.C175]+10+MOD([.B175]+1;3)"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684" calcext:value-type="float">
            <text:p>684</text:p>
          </table:table-cell>
          <table:table-cell/>
          <table:table-cell table:formula="of:=[.D176]-[.C176]" office:value-type="float" office:value="-684" calcext:value-type="float">
            <text:p>-684</text:p>
          </table:table-cell>
          <table:table-cell table:formula="of:=[.C176]+10+MOD([.B176]+1;3)" office:value-type="float" office:value="696" calcext:value-type="float">
            <text:p>6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688" calcext:value-type="float">
            <text:p>688</text:p>
          </table:table-cell>
          <table:table-cell/>
          <table:table-cell table:formula="of:=[.D177]-[.C177]" office:value-type="float" office:value="-688" calcext:value-type="float">
            <text:p>-688</text:p>
          </table:table-cell>
          <table:table-cell table:formula="of:=[.C177]+10+MOD([.B177]+1;3)"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692" calcext:value-type="float">
            <text:p>692</text:p>
          </table:table-cell>
          <table:table-cell/>
          <table:table-cell table:formula="of:=[.D178]-[.C178]" office:value-type="float" office:value="-692" calcext:value-type="float">
            <text:p>-692</text:p>
          </table:table-cell>
          <table:table-cell table:formula="of:=[.C178]+10+MOD([.B178]+1;3)" office:value-type="float" office:value="702" calcext:value-type="float">
            <text:p>7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696" calcext:value-type="float">
            <text:p>696</text:p>
          </table:table-cell>
          <table:table-cell/>
          <table:table-cell table:formula="of:=[.D179]-[.C179]" office:value-type="float" office:value="-696" calcext:value-type="float">
            <text:p>-696</text:p>
          </table:table-cell>
          <table:table-cell table:formula="of:=[.C179]+10+MOD([.B179]+1;3)" office:value-type="float" office:value="708" calcext:value-type="float">
            <text:p>70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700" calcext:value-type="float">
            <text:p>700</text:p>
          </table:table-cell>
          <table:table-cell/>
          <table:table-cell table:formula="of:=[.D180]-[.C180]" office:value-type="float" office:value="-700" calcext:value-type="float">
            <text:p>-700</text:p>
          </table:table-cell>
          <table:table-cell table:formula="of:=[.C180]+10+MOD([.B180]+1;3)" office:value-type="float" office:value="711" calcext:value-type="float">
            <text:p>7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704" calcext:value-type="float">
            <text:p>704</text:p>
          </table:table-cell>
          <table:table-cell/>
          <table:table-cell table:formula="of:=[.D181]-[.C181]" office:value-type="float" office:value="-704" calcext:value-type="float">
            <text:p>-704</text:p>
          </table:table-cell>
          <table:table-cell table:formula="of:=[.C181]+10+MOD([.B181]+1;3)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708" calcext:value-type="float">
            <text:p>708</text:p>
          </table:table-cell>
          <table:table-cell/>
          <table:table-cell table:formula="of:=[.D182]-[.C182]" office:value-type="float" office:value="-708" calcext:value-type="float">
            <text:p>-708</text:p>
          </table:table-cell>
          <table:table-cell table:formula="of:=[.C182]+10+MOD([.B182]+1;3)"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712" calcext:value-type="float">
            <text:p>712</text:p>
          </table:table-cell>
          <table:table-cell/>
          <table:table-cell table:formula="of:=[.D183]-[.C183]" office:value-type="float" office:value="-712" calcext:value-type="float">
            <text:p>-712</text:p>
          </table:table-cell>
          <table:table-cell table:formula="of:=[.C183]+10+MOD([.B183]+1;3)" office:value-type="float" office:value="723" calcext:value-type="float">
            <text:p>72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716" calcext:value-type="float">
            <text:p>716</text:p>
          </table:table-cell>
          <table:table-cell/>
          <table:table-cell table:formula="of:=[.D184]-[.C184]" office:value-type="float" office:value="-716" calcext:value-type="float">
            <text:p>-716</text:p>
          </table:table-cell>
          <table:table-cell table:formula="of:=[.C184]+10+MOD([.B184]+1;3)" office:value-type="float" office:value="726" calcext:value-type="float">
            <text:p>72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720" calcext:value-type="float">
            <text:p>720</text:p>
          </table:table-cell>
          <table:table-cell/>
          <table:table-cell table:formula="of:=[.D185]-[.C185]" office:value-type="float" office:value="-720" calcext:value-type="float">
            <text:p>-720</text:p>
          </table:table-cell>
          <table:table-cell table:formula="of:=[.C185]+10+MOD([.B185]+1;3)"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724" calcext:value-type="float">
            <text:p>724</text:p>
          </table:table-cell>
          <table:table-cell/>
          <table:table-cell table:formula="of:=[.D186]-[.C186]" office:value-type="float" office:value="-724" calcext:value-type="float">
            <text:p>-724</text:p>
          </table:table-cell>
          <table:table-cell table:formula="of:=[.C186]+10+MOD([.B186]+1;3)" office:value-type="float" office:value="735" calcext:value-type="float">
            <text:p>73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728" calcext:value-type="float">
            <text:p>728</text:p>
          </table:table-cell>
          <table:table-cell/>
          <table:table-cell table:formula="of:=[.D187]-[.C187]" office:value-type="float" office:value="-728" calcext:value-type="float">
            <text:p>-728</text:p>
          </table:table-cell>
          <table:table-cell table:formula="of:=[.C187]+10+MOD([.B187]+1;3)" office:value-type="float" office:value="738" calcext:value-type="float">
            <text:p>73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732" calcext:value-type="float">
            <text:p>732</text:p>
          </table:table-cell>
          <table:table-cell/>
          <table:table-cell table:formula="of:=[.D188]-[.C188]" office:value-type="float" office:value="-732" calcext:value-type="float">
            <text:p>-732</text:p>
          </table:table-cell>
          <table:table-cell table:formula="of:=[.C188]+10+MOD([.B188]+1;3)" office:value-type="float" office:value="744" calcext:value-type="float">
            <text:p>7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736" calcext:value-type="float">
            <text:p>736</text:p>
          </table:table-cell>
          <table:table-cell/>
          <table:table-cell table:formula="of:=[.D189]-[.C189]" office:value-type="float" office:value="-736" calcext:value-type="float">
            <text:p>-736</text:p>
          </table:table-cell>
          <table:table-cell table:formula="of:=[.C189]+10+MOD([.B189]+1;3)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740" calcext:value-type="float">
            <text:p>740</text:p>
          </table:table-cell>
          <table:table-cell/>
          <table:table-cell table:formula="of:=[.D190]-[.C190]" office:value-type="float" office:value="-740" calcext:value-type="float">
            <text:p>-740</text:p>
          </table:table-cell>
          <table:table-cell table:formula="of:=[.C190]+10+MOD([.B190]+1;3)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744" calcext:value-type="float">
            <text:p>744</text:p>
          </table:table-cell>
          <table:table-cell/>
          <table:table-cell table:formula="of:=[.D191]-[.C191]" office:value-type="float" office:value="-744" calcext:value-type="float">
            <text:p>-744</text:p>
          </table:table-cell>
          <table:table-cell table:formula="of:=[.C191]+10+MOD([.B191]+1;3)"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748" calcext:value-type="float">
            <text:p>748</text:p>
          </table:table-cell>
          <table:table-cell/>
          <table:table-cell table:formula="of:=[.D192]-[.C192]" office:value-type="float" office:value="-748" calcext:value-type="float">
            <text:p>-748</text:p>
          </table:table-cell>
          <table:table-cell table:formula="of:=[.C192]+10+MOD([.B192]+1;3)" office:value-type="float" office:value="759" calcext:value-type="float">
            <text:p>75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752" calcext:value-type="float">
            <text:p>752</text:p>
          </table:table-cell>
          <table:table-cell/>
          <table:table-cell table:formula="of:=[.D193]-[.C193]" office:value-type="float" office:value="-752" calcext:value-type="float">
            <text:p>-752</text:p>
          </table:table-cell>
          <table:table-cell table:formula="of:=[.C193]+10+MOD([.B193]+1;3)"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756" calcext:value-type="float">
            <text:p>756</text:p>
          </table:table-cell>
          <table:table-cell/>
          <table:table-cell table:formula="of:=[.D194]-[.C194]" office:value-type="float" office:value="-756" calcext:value-type="float">
            <text:p>-756</text:p>
          </table:table-cell>
          <table:table-cell table:formula="of:=[.C194]+10+MOD([.B194]+1;3)" office:value-type="float" office:value="768" calcext:value-type="float">
            <text:p>76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760" calcext:value-type="float">
            <text:p>760</text:p>
          </table:table-cell>
          <table:table-cell/>
          <table:table-cell table:formula="of:=[.D195]-[.C195]" office:value-type="float" office:value="-760" calcext:value-type="float">
            <text:p>-760</text:p>
          </table:table-cell>
          <table:table-cell table:formula="of:=[.C195]+10+MOD([.B195]+1;3)" office:value-type="float" office:value="771" calcext:value-type="float">
            <text:p>77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764" calcext:value-type="float">
            <text:p>764</text:p>
          </table:table-cell>
          <table:table-cell/>
          <table:table-cell table:formula="of:=[.D196]-[.C196]" office:value-type="float" office:value="-764" calcext:value-type="float">
            <text:p>-764</text:p>
          </table:table-cell>
          <table:table-cell table:formula="of:=[.C196]+10+MOD([.B196]+1;3)" office:value-type="float" office:value="774" calcext:value-type="float">
            <text:p>77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768" calcext:value-type="float">
            <text:p>768</text:p>
          </table:table-cell>
          <table:table-cell/>
          <table:table-cell table:formula="of:=[.D197]-[.C197]" office:value-type="float" office:value="-768" calcext:value-type="float">
            <text:p>-768</text:p>
          </table:table-cell>
          <table:table-cell table:formula="of:=[.C197]+10+MOD([.B197]+1;3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772" calcext:value-type="float">
            <text:p>772</text:p>
          </table:table-cell>
          <table:table-cell/>
          <table:table-cell table:formula="of:=[.D198]-[.C198]" office:value-type="float" office:value="-772" calcext:value-type="float">
            <text:p>-772</text:p>
          </table:table-cell>
          <table:table-cell table:formula="of:=[.C198]+10+MOD([.B198]+1;3)" office:value-type="float" office:value="783" calcext:value-type="float">
            <text:p>78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776" calcext:value-type="float">
            <text:p>776</text:p>
          </table:table-cell>
          <table:table-cell/>
          <table:table-cell table:formula="of:=[.D199]-[.C199]" office:value-type="float" office:value="-776" calcext:value-type="float">
            <text:p>-776</text:p>
          </table:table-cell>
          <table:table-cell table:formula="of:=[.C199]+10+MOD([.B199]+1;3)" office:value-type="float" office:value="786" calcext:value-type="float">
            <text:p>78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780" calcext:value-type="float">
            <text:p>780</text:p>
          </table:table-cell>
          <table:table-cell/>
          <table:table-cell table:formula="of:=[.D200]-[.C200]" office:value-type="float" office:value="-780" calcext:value-type="float">
            <text:p>-780</text:p>
          </table:table-cell>
          <table:table-cell table:formula="of:=[.C200]+10+MOD([.B200]+1;3)" office:value-type="float" office:value="792" calcext:value-type="float">
            <text:p>79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784" calcext:value-type="float">
            <text:p>784</text:p>
          </table:table-cell>
          <table:table-cell/>
          <table:table-cell table:formula="of:=[.D201]-[.C201]" office:value-type="float" office:value="-784" calcext:value-type="float">
            <text:p>-784</text:p>
          </table:table-cell>
          <table:table-cell table:formula="of:=[.C201]+10+MOD([.B201]+1;3)" office:value-type="float" office:value="795" calcext:value-type="float">
            <text:p>7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788" calcext:value-type="float">
            <text:p>788</text:p>
          </table:table-cell>
          <table:table-cell/>
          <table:table-cell table:formula="of:=[.D202]-[.C202]" office:value-type="float" office:value="-788" calcext:value-type="float">
            <text:p>-788</text:p>
          </table:table-cell>
          <table:table-cell table:formula="of:=[.C202]+10+MOD([.B202]+1;3)" office:value-type="float" office:value="798" calcext:value-type="float">
            <text:p>79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792" calcext:value-type="float">
            <text:p>792</text:p>
          </table:table-cell>
          <table:table-cell/>
          <table:table-cell table:formula="of:=[.D203]-[.C203]" office:value-type="float" office:value="-792" calcext:value-type="float">
            <text:p>-792</text:p>
          </table:table-cell>
          <table:table-cell table:formula="of:=[.C203]+10+MOD([.B203]+1;3)" office:value-type="float" office:value="804" calcext:value-type="float">
            <text:p>80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796" calcext:value-type="float">
            <text:p>796</text:p>
          </table:table-cell>
          <table:table-cell/>
          <table:table-cell table:formula="of:=[.D204]-[.C204]" office:value-type="float" office:value="-796" calcext:value-type="float">
            <text:p>-796</text:p>
          </table:table-cell>
          <table:table-cell table:formula="of:=[.C204]+10+MOD([.B204]+1;3)" office:value-type="float" office:value="807" calcext:value-type="float">
            <text:p>8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800" calcext:value-type="float">
            <text:p>800</text:p>
          </table:table-cell>
          <table:table-cell/>
          <table:table-cell table:formula="of:=[.D205]-[.C205]" office:value-type="float" office:value="-800" calcext:value-type="float">
            <text:p>-800</text:p>
          </table:table-cell>
          <table:table-cell table:formula="of:=[.C205]+10+MOD([.B205]+1;3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804" calcext:value-type="float">
            <text:p>804</text:p>
          </table:table-cell>
          <table:table-cell/>
          <table:table-cell table:formula="of:=[.D206]-[.C206]" office:value-type="float" office:value="-804" calcext:value-type="float">
            <text:p>-804</text:p>
          </table:table-cell>
          <table:table-cell table:formula="of:=[.C206]+10+MOD([.B206]+1;3)" office:value-type="float" office:value="816" calcext:value-type="float">
            <text:p>81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808" calcext:value-type="float">
            <text:p>808</text:p>
          </table:table-cell>
          <table:table-cell/>
          <table:table-cell table:formula="of:=[.D207]-[.C207]" office:value-type="float" office:value="-808" calcext:value-type="float">
            <text:p>-808</text:p>
          </table:table-cell>
          <table:table-cell table:formula="of:=[.C207]+10+MOD([.B207]+1;3)" office:value-type="float" office:value="819" calcext:value-type="float">
            <text:p>81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812" calcext:value-type="float">
            <text:p>812</text:p>
          </table:table-cell>
          <table:table-cell/>
          <table:table-cell table:formula="of:=[.D208]-[.C208]" office:value-type="float" office:value="-812" calcext:value-type="float">
            <text:p>-812</text:p>
          </table:table-cell>
          <table:table-cell table:formula="of:=[.C208]+10+MOD([.B208]+1;3)" office:value-type="float" office:value="822" calcext:value-type="float">
            <text:p>8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816" calcext:value-type="float">
            <text:p>816</text:p>
          </table:table-cell>
          <table:table-cell/>
          <table:table-cell table:formula="of:=[.D209]-[.C209]" office:value-type="float" office:value="-816" calcext:value-type="float">
            <text:p>-816</text:p>
          </table:table-cell>
          <table:table-cell table:formula="of:=[.C209]+10+MOD([.B209]+1;3)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820" calcext:value-type="float">
            <text:p>820</text:p>
          </table:table-cell>
          <table:table-cell/>
          <table:table-cell table:formula="of:=[.D210]-[.C210]" office:value-type="float" office:value="-820" calcext:value-type="float">
            <text:p>-820</text:p>
          </table:table-cell>
          <table:table-cell table:formula="of:=[.C210]+10+MOD([.B210]+1;3)" office:value-type="float" office:value="831" calcext:value-type="float">
            <text:p>83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824" calcext:value-type="float">
            <text:p>824</text:p>
          </table:table-cell>
          <table:table-cell/>
          <table:table-cell table:formula="of:=[.D211]-[.C211]" office:value-type="float" office:value="-824" calcext:value-type="float">
            <text:p>-824</text:p>
          </table:table-cell>
          <table:table-cell table:formula="of:=[.C211]+10+MOD([.B211]+1;3)" office:value-type="float" office:value="834" calcext:value-type="float">
            <text:p>83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828" calcext:value-type="float">
            <text:p>828</text:p>
          </table:table-cell>
          <table:table-cell/>
          <table:table-cell table:formula="of:=[.D212]-[.C212]" office:value-type="float" office:value="-828" calcext:value-type="float">
            <text:p>-828</text:p>
          </table:table-cell>
          <table:table-cell table:formula="of:=[.C212]+10+MOD([.B212]+1;3)"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832" calcext:value-type="float">
            <text:p>832</text:p>
          </table:table-cell>
          <table:table-cell/>
          <table:table-cell table:formula="of:=[.D213]-[.C213]" office:value-type="float" office:value="-832" calcext:value-type="float">
            <text:p>-832</text:p>
          </table:table-cell>
          <table:table-cell table:formula="of:=[.C213]+10+MOD([.B213]+1;3)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836" calcext:value-type="float">
            <text:p>836</text:p>
          </table:table-cell>
          <table:table-cell/>
          <table:table-cell table:formula="of:=[.D214]-[.C214]" office:value-type="float" office:value="-836" calcext:value-type="float">
            <text:p>-836</text:p>
          </table:table-cell>
          <table:table-cell table:formula="of:=[.C214]+10+MOD([.B214]+1;3)" office:value-type="float" office:value="846" calcext:value-type="float">
            <text:p>84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840" calcext:value-type="float">
            <text:p>840</text:p>
          </table:table-cell>
          <table:table-cell/>
          <table:table-cell table:formula="of:=[.D215]-[.C215]" office:value-type="float" office:value="-840" calcext:value-type="float">
            <text:p>-840</text:p>
          </table:table-cell>
          <table:table-cell table:formula="of:=[.C215]+10+MOD([.B215]+1;3)" office:value-type="float" office:value="852" calcext:value-type="float">
            <text:p>85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844" calcext:value-type="float">
            <text:p>844</text:p>
          </table:table-cell>
          <table:table-cell/>
          <table:table-cell table:formula="of:=[.D216]-[.C216]" office:value-type="float" office:value="-844" calcext:value-type="float">
            <text:p>-844</text:p>
          </table:table-cell>
          <table:table-cell table:formula="of:=[.C216]+10+MOD([.B216]+1;3)" office:value-type="float" office:value="855" calcext:value-type="float">
            <text:p>85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848" calcext:value-type="float">
            <text:p>848</text:p>
          </table:table-cell>
          <table:table-cell/>
          <table:table-cell table:formula="of:=[.D217]-[.C217]" office:value-type="float" office:value="-848" calcext:value-type="float">
            <text:p>-848</text:p>
          </table:table-cell>
          <table:table-cell table:formula="of:=[.C217]+10+MOD([.B217]+1;3)" office:value-type="float" office:value="858" calcext:value-type="float">
            <text:p>85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852" calcext:value-type="float">
            <text:p>852</text:p>
          </table:table-cell>
          <table:table-cell/>
          <table:table-cell table:formula="of:=[.D218]-[.C218]" office:value-type="float" office:value="-852" calcext:value-type="float">
            <text:p>-852</text:p>
          </table:table-cell>
          <table:table-cell table:formula="of:=[.C218]+10+MOD([.B218]+1;3)" office:value-type="float" office:value="864" calcext:value-type="float">
            <text:p>86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856" calcext:value-type="float">
            <text:p>856</text:p>
          </table:table-cell>
          <table:table-cell/>
          <table:table-cell table:formula="of:=[.D219]-[.C219]" office:value-type="float" office:value="-856" calcext:value-type="float">
            <text:p>-856</text:p>
          </table:table-cell>
          <table:table-cell table:formula="of:=[.C219]+10+MOD([.B219]+1;3)" office:value-type="float" office:value="867" calcext:value-type="float">
            <text:p>86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860" calcext:value-type="float">
            <text:p>860</text:p>
          </table:table-cell>
          <table:table-cell/>
          <table:table-cell table:formula="of:=[.D220]-[.C220]" office:value-type="float" office:value="-860" calcext:value-type="float">
            <text:p>-860</text:p>
          </table:table-cell>
          <table:table-cell table:formula="of:=[.C220]+10+MOD([.B220]+1;3)"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864" calcext:value-type="float">
            <text:p>864</text:p>
          </table:table-cell>
          <table:table-cell/>
          <table:table-cell table:formula="of:=[.D221]-[.C221]" office:value-type="float" office:value="-864" calcext:value-type="float">
            <text:p>-864</text:p>
          </table:table-cell>
          <table:table-cell table:formula="of:=[.C221]+10+MOD([.B221]+1;3)" office:value-type="float" office:value="876" calcext:value-type="float">
            <text:p>87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868" calcext:value-type="float">
            <text:p>868</text:p>
          </table:table-cell>
          <table:table-cell/>
          <table:table-cell table:formula="of:=[.D222]-[.C222]" office:value-type="float" office:value="-868" calcext:value-type="float">
            <text:p>-868</text:p>
          </table:table-cell>
          <table:table-cell table:formula="of:=[.C222]+10+MOD([.B222]+1;3)" office:value-type="float" office:value="879" calcext:value-type="float">
            <text:p>87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872" calcext:value-type="float">
            <text:p>872</text:p>
          </table:table-cell>
          <table:table-cell/>
          <table:table-cell table:formula="of:=[.D223]-[.C223]" office:value-type="float" office:value="-872" calcext:value-type="float">
            <text:p>-872</text:p>
          </table:table-cell>
          <table:table-cell table:formula="of:=[.C223]+10+MOD([.B223]+1;3)" office:value-type="float" office:value="882" calcext:value-type="float">
            <text:p>88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876" calcext:value-type="float">
            <text:p>876</text:p>
          </table:table-cell>
          <table:table-cell/>
          <table:table-cell table:formula="of:=[.D224]-[.C224]" office:value-type="float" office:value="-876" calcext:value-type="float">
            <text:p>-876</text:p>
          </table:table-cell>
          <table:table-cell table:formula="of:=[.C224]+10+MOD([.B224]+1;3)" office:value-type="float" office:value="888" calcext:value-type="float">
            <text:p>88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880" calcext:value-type="float">
            <text:p>880</text:p>
          </table:table-cell>
          <table:table-cell/>
          <table:table-cell table:formula="of:=[.D225]-[.C225]" office:value-type="float" office:value="-880" calcext:value-type="float">
            <text:p>-880</text:p>
          </table:table-cell>
          <table:table-cell table:formula="of:=[.C225]+10+MOD([.B225]+1;3)" office:value-type="float" office:value="891" calcext:value-type="float">
            <text:p>89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884" calcext:value-type="float">
            <text:p>884</text:p>
          </table:table-cell>
          <table:table-cell office:value-type="float" office:value="894" calcext:value-type="float">
            <text:p>894</text:p>
          </table:table-cell>
          <table:table-cell table:formula="of:=[.D226]-[.C226]" office:value-type="float" office:value="10.0000000000001" calcext:value-type="float">
            <text:p>10</text:p>
          </table:table-cell>
          <table:table-cell table:formula="of:=[.C226]+10+MOD([.B226]+1;3)" office:value-type="float" office:value="894" calcext:value-type="float">
            <text:p>89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888" calcext:value-type="float">
            <text:p>888</text:p>
          </table:table-cell>
          <table:table-cell/>
          <table:table-cell table:formula="of:=[.D227]-[.C227]" office:value-type="float" office:value="-888" calcext:value-type="float">
            <text:p>-888</text:p>
          </table:table-cell>
          <table:table-cell table:formula="of:=[.C227]+10+MOD([.B227]+1;3)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892" calcext:value-type="float">
            <text:p>892</text:p>
          </table:table-cell>
          <table:table-cell/>
          <table:table-cell table:formula="of:=[.D228]-[.C228]" office:value-type="float" office:value="-892" calcext:value-type="float">
            <text:p>-892</text:p>
          </table:table-cell>
          <table:table-cell table:formula="of:=[.C228]+10+MOD([.B228]+1;3)"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896" calcext:value-type="float">
            <text:p>896</text:p>
          </table:table-cell>
          <table:table-cell/>
          <table:table-cell table:formula="of:=[.D229]-[.C229]" office:value-type="float" office:value="-896" calcext:value-type="float">
            <text:p>-896</text:p>
          </table:table-cell>
          <table:table-cell table:formula="of:=[.C229]+10+MOD([.B229]+1;3)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900" calcext:value-type="float">
            <text:p>900</text:p>
          </table:table-cell>
          <table:table-cell/>
          <table:table-cell table:formula="of:=[.D230]-[.C230]" office:value-type="float" office:value="-900" calcext:value-type="float">
            <text:p>-900</text:p>
          </table:table-cell>
          <table:table-cell table:formula="of:=[.C230]+10+MOD([.B230]+1;3)" office:value-type="float" office:value="912" calcext:value-type="float">
            <text:p>9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904" calcext:value-type="float">
            <text:p>904</text:p>
          </table:table-cell>
          <table:table-cell/>
          <table:table-cell table:formula="of:=[.D231]-[.C231]" office:value-type="float" office:value="-904" calcext:value-type="float">
            <text:p>-904</text:p>
          </table:table-cell>
          <table:table-cell table:formula="of:=[.C231]+10+MOD([.B231]+1;3)" office:value-type="float" office:value="915" calcext:value-type="float">
            <text:p>91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908" calcext:value-type="float">
            <text:p>908</text:p>
          </table:table-cell>
          <table:table-cell/>
          <table:table-cell table:formula="of:=[.D232]-[.C232]" office:value-type="float" office:value="-908" calcext:value-type="float">
            <text:p>-908</text:p>
          </table:table-cell>
          <table:table-cell table:formula="of:=[.C232]+10+MOD([.B232]+1;3)" office:value-type="float" office:value="918" calcext:value-type="float">
            <text:p>91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912" calcext:value-type="float">
            <text:p>912</text:p>
          </table:table-cell>
          <table:table-cell/>
          <table:table-cell table:formula="of:=[.D233]-[.C233]" office:value-type="float" office:value="-912" calcext:value-type="float">
            <text:p>-912</text:p>
          </table:table-cell>
          <table:table-cell table:formula="of:=[.C233]+10+MOD([.B233]+1;3)"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916" calcext:value-type="float">
            <text:p>916</text:p>
          </table:table-cell>
          <table:table-cell/>
          <table:table-cell table:formula="of:=[.D234]-[.C234]" office:value-type="float" office:value="-916" calcext:value-type="float">
            <text:p>-916</text:p>
          </table:table-cell>
          <table:table-cell table:formula="of:=[.C234]+10+MOD([.B234]+1;3)" office:value-type="float" office:value="927" calcext:value-type="float">
            <text:p>92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920" calcext:value-type="float">
            <text:p>920</text:p>
          </table:table-cell>
          <table:table-cell/>
          <table:table-cell table:formula="of:=[.D235]-[.C235]" office:value-type="float" office:value="-920" calcext:value-type="float">
            <text:p>-920</text:p>
          </table:table-cell>
          <table:table-cell table:formula="of:=[.C235]+10+MOD([.B235]+1;3)"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924" calcext:value-type="float">
            <text:p>924</text:p>
          </table:table-cell>
          <table:table-cell/>
          <table:table-cell table:formula="of:=[.D236]-[.C236]" office:value-type="float" office:value="-924" calcext:value-type="float">
            <text:p>-924</text:p>
          </table:table-cell>
          <table:table-cell table:formula="of:=[.C236]+10+MOD([.B236]+1;3)" office:value-type="float" office:value="936" calcext:value-type="float">
            <text:p>93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928" calcext:value-type="float">
            <text:p>928</text:p>
          </table:table-cell>
          <table:table-cell/>
          <table:table-cell table:formula="of:=[.D237]-[.C237]" office:value-type="float" office:value="-928" calcext:value-type="float">
            <text:p>-928</text:p>
          </table:table-cell>
          <table:table-cell table:formula="of:=[.C237]+10+MOD([.B237]+1;3)"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932" calcext:value-type="float">
            <text:p>932</text:p>
          </table:table-cell>
          <table:table-cell/>
          <table:table-cell table:formula="of:=[.D238]-[.C238]" office:value-type="float" office:value="-932" calcext:value-type="float">
            <text:p>-932</text:p>
          </table:table-cell>
          <table:table-cell table:formula="of:=[.C238]+10+MOD([.B238]+1;3)" office:value-type="float" office:value="942" calcext:value-type="float">
            <text:p>94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936" calcext:value-type="float">
            <text:p>936</text:p>
          </table:table-cell>
          <table:table-cell/>
          <table:table-cell table:formula="of:=[.D239]-[.C239]" office:value-type="float" office:value="-936" calcext:value-type="float">
            <text:p>-936</text:p>
          </table:table-cell>
          <table:table-cell table:formula="of:=[.C239]+10+MOD([.B239]+1;3)"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940" calcext:value-type="float">
            <text:p>940</text:p>
          </table:table-cell>
          <table:table-cell/>
          <table:table-cell table:formula="of:=[.D240]-[.C240]" office:value-type="float" office:value="-940" calcext:value-type="float">
            <text:p>-940</text:p>
          </table:table-cell>
          <table:table-cell table:formula="of:=[.C240]+10+MOD([.B240]+1;3)" office:value-type="float" office:value="951" calcext:value-type="float">
            <text:p>95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944" calcext:value-type="float">
            <text:p>944</text:p>
          </table:table-cell>
          <table:table-cell/>
          <table:table-cell table:formula="of:=[.D241]-[.C241]" office:value-type="float" office:value="-944" calcext:value-type="float">
            <text:p>-944</text:p>
          </table:table-cell>
          <table:table-cell table:formula="of:=[.C241]+10+MOD([.B241]+1;3)"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948" calcext:value-type="float">
            <text:p>948</text:p>
          </table:table-cell>
          <table:table-cell/>
          <table:table-cell table:formula="of:=[.D242]-[.C242]" office:value-type="float" office:value="-948" calcext:value-type="float">
            <text:p>-948</text:p>
          </table:table-cell>
          <table:table-cell table:formula="of:=[.C242]+10+MOD([.B242]+1;3)"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952" calcext:value-type="float">
            <text:p>952</text:p>
          </table:table-cell>
          <table:table-cell/>
          <table:table-cell table:formula="of:=[.D243]-[.C243]" office:value-type="float" office:value="-952" calcext:value-type="float">
            <text:p>-952</text:p>
          </table:table-cell>
          <table:table-cell table:formula="of:=[.C243]+10+MOD([.B243]+1;3)"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956" calcext:value-type="float">
            <text:p>956</text:p>
          </table:table-cell>
          <table:table-cell/>
          <table:table-cell table:formula="of:=[.D244]-[.C244]" office:value-type="float" office:value="-956" calcext:value-type="float">
            <text:p>-956</text:p>
          </table:table-cell>
          <table:table-cell table:formula="of:=[.C244]+10+MOD([.B244]+1;3)" office:value-type="float" office:value="966" calcext:value-type="float">
            <text:p>96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960" calcext:value-type="float">
            <text:p>960</text:p>
          </table:table-cell>
          <table:table-cell/>
          <table:table-cell table:formula="of:=[.D245]-[.C245]" office:value-type="float" office:value="-960" calcext:value-type="float">
            <text:p>-960</text:p>
          </table:table-cell>
          <table:table-cell table:formula="of:=[.C245]+10+MOD([.B245]+1;3)" office:value-type="float" office:value="972" calcext:value-type="float">
            <text:p>97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964" calcext:value-type="float">
            <text:p>964</text:p>
          </table:table-cell>
          <table:table-cell/>
          <table:table-cell table:formula="of:=[.D246]-[.C246]" office:value-type="float" office:value="-964" calcext:value-type="float">
            <text:p>-964</text:p>
          </table:table-cell>
          <table:table-cell table:formula="of:=[.C246]+10+MOD([.B246]+1;3)" office:value-type="float" office:value="975" calcext:value-type="float">
            <text:p>9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968" calcext:value-type="float">
            <text:p>968</text:p>
          </table:table-cell>
          <table:table-cell/>
          <table:table-cell table:formula="of:=[.D247]-[.C247]" office:value-type="float" office:value="-968" calcext:value-type="float">
            <text:p>-968</text:p>
          </table:table-cell>
          <table:table-cell table:formula="of:=[.C247]+10+MOD([.B247]+1;3)" office:value-type="float" office:value="978" calcext:value-type="float">
            <text:p>97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972" calcext:value-type="float">
            <text:p>972</text:p>
          </table:table-cell>
          <table:table-cell/>
          <table:table-cell table:formula="of:=[.D248]-[.C248]" office:value-type="float" office:value="-972" calcext:value-type="float">
            <text:p>-972</text:p>
          </table:table-cell>
          <table:table-cell table:formula="of:=[.C248]+10+MOD([.B248]+1;3)" office:value-type="float" office:value="984" calcext:value-type="float">
            <text:p>98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976" calcext:value-type="float">
            <text:p>976</text:p>
          </table:table-cell>
          <table:table-cell/>
          <table:table-cell table:formula="of:=[.D249]-[.C249]" office:value-type="float" office:value="-976" calcext:value-type="float">
            <text:p>-976</text:p>
          </table:table-cell>
          <table:table-cell table:formula="of:=[.C249]+10+MOD([.B249]+1;3)"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980" calcext:value-type="float">
            <text:p>980</text:p>
          </table:table-cell>
          <table:table-cell/>
          <table:table-cell table:formula="of:=[.D250]-[.C250]" office:value-type="float" office:value="-980" calcext:value-type="float">
            <text:p>-980</text:p>
          </table:table-cell>
          <table:table-cell table:formula="of:=[.C250]+10+MOD([.B250]+1;3)"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984" calcext:value-type="float">
            <text:p>984</text:p>
          </table:table-cell>
          <table:table-cell/>
          <table:table-cell table:formula="of:=[.D251]-[.C251]" office:value-type="float" office:value="-984" calcext:value-type="float">
            <text:p>-984</text:p>
          </table:table-cell>
          <table:table-cell table:formula="of:=[.C251]+10+MOD([.B251]+1;3)" office:value-type="float" office:value="996" calcext:value-type="float">
            <text:p>9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988" calcext:value-type="float">
            <text:p>988</text:p>
          </table:table-cell>
          <table:table-cell/>
          <table:table-cell table:formula="of:=[.D252]-[.C252]" office:value-type="float" office:value="-988" calcext:value-type="float">
            <text:p>-988</text:p>
          </table:table-cell>
          <table:table-cell table:formula="of:=[.C252]+10+MOD([.B252]+1;3)"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992" calcext:value-type="float">
            <text:p>992</text:p>
          </table:table-cell>
          <table:table-cell/>
          <table:table-cell table:formula="of:=[.D253]-[.C253]" office:value-type="float" office:value="-992" calcext:value-type="float">
            <text:p>-992</text:p>
          </table:table-cell>
          <table:table-cell table:formula="of:=[.C253]+10+MOD([.B253]+1;3)" office:value-type="float" office:value="1002" calcext:value-type="float">
            <text:p>10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996" calcext:value-type="float">
            <text:p>996</text:p>
          </table:table-cell>
          <table:table-cell office:value-type="float" office:value="510" calcext:value-type="float">
            <text:p>510</text:p>
          </table:table-cell>
          <table:table-cell table:formula="of:=[.D254]-[.C254]" office:value-type="float" office:value="-486" calcext:value-type="float">
            <text:p>-486</text:p>
          </table:table-cell>
          <table:table-cell table:formula="of:=[.C254]+10+MOD([.B254]+1;3)" office:value-type="float" office:value="1008" calcext:value-type="float">
            <text:p>100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1000" calcext:value-type="float">
            <text:p>1000</text:p>
          </table:table-cell>
          <table:table-cell/>
          <table:table-cell table:formula="of:=[.D255]-[.C255]" office:value-type="float" office:value="-1000" calcext:value-type="float">
            <text:p>-1000</text:p>
          </table:table-cell>
          <table:table-cell table:formula="of:=[.C255]+10+MOD([.B255]+1;3)" office:value-type="float" office:value="1011" calcext:value-type="float">
            <text:p>10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1004" calcext:value-type="float">
            <text:p>1004</text:p>
          </table:table-cell>
          <table:table-cell/>
          <table:table-cell table:formula="of:=[.D256]-[.C256]" office:value-type="float" office:value="-1004" calcext:value-type="float">
            <text:p>-1004</text:p>
          </table:table-cell>
          <table:table-cell table:formula="of:=[.C256]+10+MOD([.B256]+1;3)" office:value-type="float" office:value="1014" calcext:value-type="float">
            <text:p>101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(256-[.B257])*[.$B$3]*[.A257]*1000000" office:value-type="float" office:value="1008" calcext:value-type="float">
            <text:p>1008</text:p>
          </table:table-cell>
          <table:table-cell/>
          <table:table-cell table:formula="of:=[.D257]-[.C257]" office:value-type="float" office:value="-1008" calcext:value-type="float">
            <text:p>-1008</text:p>
          </table:table-cell>
          <table:table-cell table:formula="of:=[.C257]+10+MOD([.B257]+1;3)" office:value-type="float" office:value="1020" calcext:value-type="float">
            <text:p>102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1012" calcext:value-type="float">
            <text:p>1012</text:p>
          </table:table-cell>
          <table:table-cell/>
          <table:table-cell table:formula="of:=[.D258]-[.C258]" office:value-type="float" office:value="-1012" calcext:value-type="float">
            <text:p>-1012</text:p>
          </table:table-cell>
          <table:table-cell table:formula="of:=[.C258]+10+MOD([.B258]+1;3)" office:value-type="float" office:value="1023" calcext:value-type="float">
            <text:p>102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1016" calcext:value-type="float">
            <text:p>1016</text:p>
          </table:table-cell>
          <table:table-cell/>
          <table:table-cell table:formula="of:=[.D259]-[.C259]" office:value-type="float" office:value="-1016" calcext:value-type="float">
            <text:p>-1016</text:p>
          </table:table-cell>
          <table:table-cell table:formula="of:=[.C259]+10+MOD([.B259]+1;3)" office:value-type="float" office:value="1026" calcext:value-type="float">
            <text:p>102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1020" calcext:value-type="float">
            <text:p>1020</text:p>
          </table:table-cell>
          <table:table-cell office:value-type="float" office:value="1032" calcext:value-type="float">
            <text:p>1032</text:p>
          </table:table-cell>
          <table:table-cell table:formula="of:=[.D260]-[.C260]" office:value-type="float" office:value="12.0000000000001" calcext:value-type="float">
            <text:p>12</text:p>
          </table:table-cell>
          <table:table-cell table:formula="of:=[.C260]+10+MOD([.B260]+1;3)" office:value-type="float" office:value="1032" calcext:value-type="float">
            <text:p>103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1024" calcext:value-type="float">
            <text:p>1024</text:p>
          </table:table-cell>
          <table:table-cell office:value-type="float" office:value="1035" calcext:value-type="float">
            <text:p>1035</text:p>
          </table:table-cell>
          <table:table-cell table:formula="of:=[.D261]-[.C261]" office:value-type="float" office:value="11" calcext:value-type="float">
            <text:p>11</text:p>
          </table:table-cell>
          <table:table-cell table:formula="of:=[.C261]+10+MOD([.B261]+1;3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D6]-[.C6]" office:value-type="float" office:value="10" calcext:value-type="float">
            <text:p>10</text:p>
          </table:table-cell>
          <table:table-cell table:formula="of:=[.C6]+10+IF(MOD([.B6];3)=0;0;3-MOD([.B6];3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D7]-[.C7]" office:value-type="float" office:value="11" calcext:value-type="float">
            <text:p>11</text:p>
          </table:table-cell>
          <table:table-cell table:formula="of:=[.C7]+10+IF(MOD([.B7];3)=0;0;3-MOD([.B7];3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0;0;3-MOD([.B8];3)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D9]-[.C9]" office:value-type="float" office:value="10" calcext:value-type="float">
            <text:p>10</text:p>
          </table:table-cell>
          <table:table-cell table:formula="of:=[.C9]+10+IF(MOD([.B9];3)=0;0;3-MOD([.B9];3)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[.D10]-[.C10]" office:value-type="float" office:value="11" calcext:value-type="float">
            <text:p>11</text:p>
          </table:table-cell>
          <table:table-cell table:formula="of:=[.C10]+10+IF(MOD([.B10];3)=0;0;3-MOD([.B10];3)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0;0;3-MOD([.B11];3)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formula="of:=[.D12]-[.C12]" office:value-type="float" office:value="10" calcext:value-type="float">
            <text:p>10</text:p>
          </table:table-cell>
          <table:table-cell table:formula="of:=[.C12]+10+IF(MOD([.B12];3)=0;0;3-MOD([.B12];3))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[.D13]-[.C13]" office:value-type="float" office:value="11" calcext:value-type="float">
            <text:p>11</text:p>
          </table:table-cell>
          <table:table-cell table:formula="of:=[.C13]+10+IF(MOD([.B13];3)=0;0;3-MOD([.B13];3))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formula="of:=[.D14]-[.C14]" office:value-type="float" office:value="12" calcext:value-type="float">
            <text:p>12</text:p>
          </table:table-cell>
          <table:table-cell table:formula="of:=[.C14]+10+IF(MOD([.B14];3)=0;0;3-MOD([.B14];3))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[.D15]-[.C15]" office:value-type="float" office:value="10" calcext:value-type="float">
            <text:p>10</text:p>
          </table:table-cell>
          <table:table-cell table:formula="of:=[.C15]+10+IF(MOD([.B15];3)=0;0;3-MOD([.B15];3))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88" calcext:value-type="float">
            <text:p>88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D16]-[.C16]" office:value-type="float" office:value="11" calcext:value-type="float">
            <text:p>11</text:p>
          </table:table-cell>
          <table:table-cell table:formula="of:=[.C16]+10+IF(MOD([.B16];3)=0;0;3-MOD([.B16];3))" office:value-type="float" office:value="99" calcext:value-type="float">
            <text:p>99</text:p>
          </table:table-cell>
          <table:table-cell table:style-name="ce2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D17]-[.C17]" office:value-type="float" office:value="12" calcext:value-type="float">
            <text:p>12</text:p>
          </table:table-cell>
          <table:table-cell table:formula="of:=[.C17]+10+IF(MOD([.B17];3)=0;0;3-MOD([.B17];3))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104" calcext:value-type="float">
            <text:p>104</text:p>
          </table:table-cell>
          <table:table-cell table:style-name="ce3" office:value-type="float" office:value="114" calcext:value-type="float">
            <text:p>114</text:p>
          </table:table-cell>
          <table:table-cell table:formula="of:=[.D18]-[.C18]" office:value-type="float" office:value="10" calcext:value-type="float">
            <text:p>10</text:p>
          </table:table-cell>
          <table:table-cell table:formula="of:=[.C18]+10+IF(MOD([.B18];3)=0;0;3-MOD([.B18];3))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formula="of:=[.D19]-[.C19]" office:value-type="float" office:value="11" calcext:value-type="float">
            <text:p>11</text:p>
          </table:table-cell>
          <table:table-cell table:formula="of:=[.C19]+10+IF(MOD([.B19];3)=0;0;3-MOD([.B19];3))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formula="of:=[.D20]-[.C20]" office:value-type="float" office:value="12" calcext:value-type="float">
            <text:p>12</text:p>
          </table:table-cell>
          <table:table-cell table:formula="of:=[.C20]+10+IF(MOD([.B20];3)=0;0;3-MOD([.B20];3))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D21]-[.C21]" office:value-type="float" office:value="10" calcext:value-type="float">
            <text:p>10</text:p>
          </table:table-cell>
          <table:table-cell table:formula="of:=[.C21]+10+IF(MOD([.B21];3)=0;0;3-MOD([.B21];3)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table:formula="of:=[.D22]-[.C22]" office:value-type="float" office:value="11" calcext:value-type="float">
            <text:p>11</text:p>
          </table:table-cell>
          <table:table-cell table:formula="of:=[.C22]+10+IF(MOD([.B22];3)=0;0;3-MOD([.B22];3))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table:formula="of:=[.D23]-[.C23]" office:value-type="float" office:value="12" calcext:value-type="float">
            <text:p>12</text:p>
          </table:table-cell>
          <table:table-cell table:formula="of:=[.C23]+10+IF(MOD([.B23];3)=0;0;3-MOD([.B23];3)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D24]-[.C24]" office:value-type="float" office:value="10" calcext:value-type="float">
            <text:p>10</text:p>
          </table:table-cell>
          <table:table-cell table:formula="of:=[.C24]+10+IF(MOD([.B24];3)=0;0;3-MOD([.B24];3))"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table:formula="of:=[.D25]-[.C25]" office:value-type="float" office:value="11" calcext:value-type="float">
            <text:p>11</text:p>
          </table:table-cell>
          <table:table-cell table:formula="of:=[.C25]+10+IF(MOD([.B25];3)=0;0;3-MOD([.B25];3))"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formula="of:=[.D26]-[.C26]" office:value-type="float" office:value="12" calcext:value-type="float">
            <text:p>12</text:p>
          </table:table-cell>
          <table:table-cell table:formula="of:=[.C26]+10+IF(MOD([.B26];3)=0;0;3-MOD([.B26];3))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formula="of:=[.D27]-[.C27]" office:value-type="float" office:value="10" calcext:value-type="float">
            <text:p>10</text:p>
          </table:table-cell>
          <table:table-cell table:formula="of:=[.C27]+10+IF(MOD([.B27];3)=0;0;3-MOD([.B27];3))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table:formula="of:=[.D28]-[.C28]" office:value-type="float" office:value="11" calcext:value-type="float">
            <text:p>11</text:p>
          </table:table-cell>
          <table:table-cell table:formula="of:=[.C28]+10+IF(MOD([.B28];3)=0;0;3-MOD([.B28];3))"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table:formula="of:=[.D29]-[.C29]" office:value-type="float" office:value="12" calcext:value-type="float">
            <text:p>12</text:p>
          </table:table-cell>
          <table:table-cell table:formula="of:=[.C29]+10+IF(MOD([.B29];3)=0;0;3-MOD([.B29];3)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formula="of:=[.D30]-[.C30]" office:value-type="float" office:value="10" calcext:value-type="float">
            <text:p>10</text:p>
          </table:table-cell>
          <table:table-cell table:formula="of:=[.C30]+10+IF(MOD([.B30];3)=0;0;3-MOD([.B30];3))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table:formula="of:=[.D31]-[.C31]" office:value-type="float" office:value="11" calcext:value-type="float">
            <text:p>11</text:p>
          </table:table-cell>
          <table:table-cell table:formula="of:=[.C31]+10+IF(MOD([.B31];3)=0;0;3-MOD([.B31];3))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table:formula="of:=[.D32]-[.C32]" office:value-type="float" office:value="12" calcext:value-type="float">
            <text:p>12</text:p>
          </table:table-cell>
          <table:table-cell table:formula="of:=[.C32]+10+IF(MOD([.B32];3)=0;0;3-MOD([.B32];3))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formula="of:=[.D33]-[.C33]" office:value-type="float" office:value="10" calcext:value-type="float">
            <text:p>10</text:p>
          </table:table-cell>
          <table:table-cell table:formula="of:=[.C33]+10+IF(MOD([.B33];3)=0;0;3-MOD([.B33];3))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table:formula="of:=[.D34]-[.C34]" office:value-type="float" office:value="11" calcext:value-type="float">
            <text:p>11</text:p>
          </table:table-cell>
          <table:table-cell table:formula="of:=[.C34]+10+IF(MOD([.B34];3)=0;0;3-MOD([.B34];3))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table:formula="of:=[.D35]-[.C35]" office:value-type="float" office:value="12" calcext:value-type="float">
            <text:p>12</text:p>
          </table:table-cell>
          <table:table-cell table:formula="of:=[.C35]+10+IF(MOD([.B35];3)=0;0;3-MOD([.B35];3))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formula="of:=[.D36]-[.C36]" office:value-type="float" office:value="10" calcext:value-type="float">
            <text:p>10</text:p>
          </table:table-cell>
          <table:table-cell table:formula="of:=[.C36]+10+IF(MOD([.B36];3)=0;0;3-MOD([.B36];3))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formula="of:=[.D37]-[.C37]" office:value-type="float" office:value="11" calcext:value-type="float">
            <text:p>11</text:p>
          </table:table-cell>
          <table:table-cell table:formula="of:=[.C37]+10+IF(MOD([.B37];3)=0;0;3-MOD([.B37];3)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264" calcext:value-type="float">
            <text:p>264</text:p>
          </table:table-cell>
          <table:table-cell/>
          <table:table-cell table:formula="of:=[.D38]-[.C38]" office:value-type="float" office:value="-264" calcext:value-type="float">
            <text:p>-264</text:p>
          </table:table-cell>
          <table:table-cell table:formula="of:=[.C38]+10+IF(MOD([.B38];3)=0;0;3-MOD([.B38];3))"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272" calcext:value-type="float">
            <text:p>272</text:p>
          </table:table-cell>
          <table:table-cell/>
          <table:table-cell table:formula="of:=[.D39]-[.C39]" office:value-type="float" office:value="-272" calcext:value-type="float">
            <text:p>-272</text:p>
          </table:table-cell>
          <table:table-cell table:formula="of:=[.C39]+10+IF(MOD([.B39];3)=0;0;3-MOD([.B39];3))"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280" calcext:value-type="float">
            <text:p>280</text:p>
          </table:table-cell>
          <table:table-cell/>
          <table:table-cell table:formula="of:=[.D40]-[.C40]" office:value-type="float" office:value="-280" calcext:value-type="float">
            <text:p>-280</text:p>
          </table:table-cell>
          <table:table-cell table:formula="of:=[.C40]+10+IF(MOD([.B40];3)=0;0;3-MOD([.B40];3))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288" calcext:value-type="float">
            <text:p>288</text:p>
          </table:table-cell>
          <table:table-cell/>
          <table:table-cell table:formula="of:=[.D41]-[.C41]" office:value-type="float" office:value="-288" calcext:value-type="float">
            <text:p>-288</text:p>
          </table:table-cell>
          <table:table-cell table:formula="of:=[.C41]+10+IF(MOD([.B41];3)=0;0;3-MOD([.B41];3)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296" calcext:value-type="float">
            <text:p>296</text:p>
          </table:table-cell>
          <table:table-cell/>
          <table:table-cell table:formula="of:=[.D42]-[.C42]" office:value-type="float" office:value="-296" calcext:value-type="float">
            <text:p>-296</text:p>
          </table:table-cell>
          <table:table-cell table:formula="of:=[.C42]+10+IF(MOD([.B42];3)=0;0;3-MOD([.B42];3))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304" calcext:value-type="float">
            <text:p>304</text:p>
          </table:table-cell>
          <table:table-cell/>
          <table:table-cell table:formula="of:=[.D43]-[.C43]" office:value-type="float" office:value="-304" calcext:value-type="float">
            <text:p>-304</text:p>
          </table:table-cell>
          <table:table-cell table:formula="of:=[.C43]+10+IF(MOD([.B43];3)=0;0;3-MOD([.B43];3))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312" calcext:value-type="float">
            <text:p>312</text:p>
          </table:table-cell>
          <table:table-cell/>
          <table:table-cell table:formula="of:=[.D44]-[.C44]" office:value-type="float" office:value="-312" calcext:value-type="float">
            <text:p>-312</text:p>
          </table:table-cell>
          <table:table-cell table:formula="of:=[.C44]+10+IF(MOD([.B44];3)=0;0;3-MOD([.B44];3))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320" calcext:value-type="float">
            <text:p>320</text:p>
          </table:table-cell>
          <table:table-cell/>
          <table:table-cell table:formula="of:=[.D45]-[.C45]" office:value-type="float" office:value="-320" calcext:value-type="float">
            <text:p>-320</text:p>
          </table:table-cell>
          <table:table-cell table:formula="of:=[.C45]+10+IF(MOD([.B45];3)=0;0;3-MOD([.B45];3)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328" calcext:value-type="float">
            <text:p>328</text:p>
          </table:table-cell>
          <table:table-cell/>
          <table:table-cell table:formula="of:=[.D46]-[.C46]" office:value-type="float" office:value="-328" calcext:value-type="float">
            <text:p>-328</text:p>
          </table:table-cell>
          <table:table-cell table:formula="of:=[.C46]+10+IF(MOD([.B46];3)=0;0;3-MOD([.B46];3))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336" calcext:value-type="float">
            <text:p>336</text:p>
          </table:table-cell>
          <table:table-cell/>
          <table:table-cell table:formula="of:=[.D47]-[.C47]" office:value-type="float" office:value="-336" calcext:value-type="float">
            <text:p>-336</text:p>
          </table:table-cell>
          <table:table-cell table:formula="of:=[.C47]+10+IF(MOD([.B47];3)=0;0;3-MOD([.B47];3)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344" calcext:value-type="float">
            <text:p>344</text:p>
          </table:table-cell>
          <table:table-cell/>
          <table:table-cell table:formula="of:=[.D48]-[.C48]" office:value-type="float" office:value="-344" calcext:value-type="float">
            <text:p>-344</text:p>
          </table:table-cell>
          <table:table-cell table:formula="of:=[.C48]+10+IF(MOD([.B48];3)=0;0;3-MOD([.B48];3))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352" calcext:value-type="float">
            <text:p>352</text:p>
          </table:table-cell>
          <table:table-cell/>
          <table:table-cell table:formula="of:=[.D49]-[.C49]" office:value-type="float" office:value="-352" calcext:value-type="float">
            <text:p>-352</text:p>
          </table:table-cell>
          <table:table-cell table:formula="of:=[.C49]+10+IF(MOD([.B49];3)=0;0;3-MOD([.B49];3))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360" calcext:value-type="float">
            <text:p>360</text:p>
          </table:table-cell>
          <table:table-cell/>
          <table:table-cell table:formula="of:=[.D50]-[.C50]" office:value-type="float" office:value="-360" calcext:value-type="float">
            <text:p>-360</text:p>
          </table:table-cell>
          <table:table-cell table:formula="of:=[.C50]+10+IF(MOD([.B50];3)=0;0;3-MOD([.B50];3))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368" calcext:value-type="float">
            <text:p>368</text:p>
          </table:table-cell>
          <table:table-cell/>
          <table:table-cell table:formula="of:=[.D51]-[.C51]" office:value-type="float" office:value="-368" calcext:value-type="float">
            <text:p>-368</text:p>
          </table:table-cell>
          <table:table-cell table:formula="of:=[.C51]+10+IF(MOD([.B51];3)=0;0;3-MOD([.B51];3))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376" calcext:value-type="float">
            <text:p>376</text:p>
          </table:table-cell>
          <table:table-cell/>
          <table:table-cell table:formula="of:=[.D52]-[.C52]" office:value-type="float" office:value="-376" calcext:value-type="float">
            <text:p>-376</text:p>
          </table:table-cell>
          <table:table-cell table:formula="of:=[.C52]+10+IF(MOD([.B52];3)=0;0;3-MOD([.B52];3))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384" calcext:value-type="float">
            <text:p>384</text:p>
          </table:table-cell>
          <table:table-cell/>
          <table:table-cell table:formula="of:=[.D53]-[.C53]" office:value-type="float" office:value="-384" calcext:value-type="float">
            <text:p>-384</text:p>
          </table:table-cell>
          <table:table-cell table:formula="of:=[.C53]+10+IF(MOD([.B53];3)=0;0;3-MOD([.B53];3)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392" calcext:value-type="float">
            <text:p>392</text:p>
          </table:table-cell>
          <table:table-cell/>
          <table:table-cell table:formula="of:=[.D54]-[.C54]" office:value-type="float" office:value="-392" calcext:value-type="float">
            <text:p>-392</text:p>
          </table:table-cell>
          <table:table-cell table:formula="of:=[.C54]+10+IF(MOD([.B54];3)=0;0;3-MOD([.B54];3))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400" calcext:value-type="float">
            <text:p>400</text:p>
          </table:table-cell>
          <table:table-cell/>
          <table:table-cell table:formula="of:=[.D55]-[.C55]" office:value-type="float" office:value="-400" calcext:value-type="float">
            <text:p>-400</text:p>
          </table:table-cell>
          <table:table-cell table:formula="of:=[.C55]+10+IF(MOD([.B55];3)=0;0;3-MOD([.B55];3))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408" calcext:value-type="float">
            <text:p>408</text:p>
          </table:table-cell>
          <table:table-cell/>
          <table:table-cell table:formula="of:=[.D56]-[.C56]" office:value-type="float" office:value="-408" calcext:value-type="float">
            <text:p>-408</text:p>
          </table:table-cell>
          <table:table-cell table:formula="of:=[.C56]+10+IF(MOD([.B56];3)=0;0;3-MOD([.B56];3))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416" calcext:value-type="float">
            <text:p>416</text:p>
          </table:table-cell>
          <table:table-cell/>
          <table:table-cell table:formula="of:=[.D57]-[.C57]" office:value-type="float" office:value="-416" calcext:value-type="float">
            <text:p>-416</text:p>
          </table:table-cell>
          <table:table-cell table:formula="of:=[.C57]+10+IF(MOD([.B57];3)=0;0;3-MOD([.B57];3))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424" calcext:value-type="float">
            <text:p>424</text:p>
          </table:table-cell>
          <table:table-cell/>
          <table:table-cell table:formula="of:=[.D58]-[.C58]" office:value-type="float" office:value="-424" calcext:value-type="float">
            <text:p>-424</text:p>
          </table:table-cell>
          <table:table-cell table:formula="of:=[.C58]+10+IF(MOD([.B58];3)=0;0;3-MOD([.B58];3))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432" calcext:value-type="float">
            <text:p>432</text:p>
          </table:table-cell>
          <table:table-cell/>
          <table:table-cell table:formula="of:=[.D59]-[.C59]" office:value-type="float" office:value="-432" calcext:value-type="float">
            <text:p>-432</text:p>
          </table:table-cell>
          <table:table-cell table:formula="of:=[.C59]+10+IF(MOD([.B59];3)=0;0;3-MOD([.B59];3))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440" calcext:value-type="float">
            <text:p>440</text:p>
          </table:table-cell>
          <table:table-cell/>
          <table:table-cell table:formula="of:=[.D60]-[.C60]" office:value-type="float" office:value="-440" calcext:value-type="float">
            <text:p>-440</text:p>
          </table:table-cell>
          <table:table-cell table:formula="of:=[.C60]+10+IF(MOD([.B60];3)=0;0;3-MOD([.B60];3))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448" calcext:value-type="float">
            <text:p>448</text:p>
          </table:table-cell>
          <table:table-cell/>
          <table:table-cell table:formula="of:=[.D61]-[.C61]" office:value-type="float" office:value="-448" calcext:value-type="float">
            <text:p>-448</text:p>
          </table:table-cell>
          <table:table-cell table:formula="of:=[.C61]+10+IF(MOD([.B61];3)=0;0;3-MOD([.B61];3))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456" calcext:value-type="float">
            <text:p>456</text:p>
          </table:table-cell>
          <table:table-cell/>
          <table:table-cell table:formula="of:=[.D62]-[.C62]" office:value-type="float" office:value="-456" calcext:value-type="float">
            <text:p>-456</text:p>
          </table:table-cell>
          <table:table-cell table:formula="of:=[.C62]+10+IF(MOD([.B62];3)=0;0;3-MOD([.B62];3))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464" calcext:value-type="float">
            <text:p>464</text:p>
          </table:table-cell>
          <table:table-cell/>
          <table:table-cell table:formula="of:=[.D63]-[.C63]" office:value-type="float" office:value="-464" calcext:value-type="float">
            <text:p>-464</text:p>
          </table:table-cell>
          <table:table-cell table:formula="of:=[.C63]+10+IF(MOD([.B63];3)=0;0;3-MOD([.B63];3))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472" calcext:value-type="float">
            <text:p>472</text:p>
          </table:table-cell>
          <table:table-cell/>
          <table:table-cell table:formula="of:=[.D64]-[.C64]" office:value-type="float" office:value="-472" calcext:value-type="float">
            <text:p>-472</text:p>
          </table:table-cell>
          <table:table-cell table:formula="of:=[.C64]+10+IF(MOD([.B64];3)=0;0;3-MOD([.B64];3))"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480" calcext:value-type="float">
            <text:p>480</text:p>
          </table:table-cell>
          <table:table-cell/>
          <table:table-cell table:formula="of:=[.D65]-[.C65]" office:value-type="float" office:value="-480" calcext:value-type="float">
            <text:p>-480</text:p>
          </table:table-cell>
          <table:table-cell table:formula="of:=[.C65]+10+IF(MOD([.B65];3)=0;0;3-MOD([.B65];3))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488" calcext:value-type="float">
            <text:p>488</text:p>
          </table:table-cell>
          <table:table-cell/>
          <table:table-cell table:formula="of:=[.D66]-[.C66]" office:value-type="float" office:value="-488" calcext:value-type="float">
            <text:p>-488</text:p>
          </table:table-cell>
          <table:table-cell table:formula="of:=[.C66]+10+IF(MOD([.B66];3)=0;0;3-MOD([.B66];3))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496" calcext:value-type="float">
            <text:p>496</text:p>
          </table:table-cell>
          <table:table-cell/>
          <table:table-cell table:formula="of:=[.D67]-[.C67]" office:value-type="float" office:value="-496" calcext:value-type="float">
            <text:p>-496</text:p>
          </table:table-cell>
          <table:table-cell table:formula="of:=[.C67]+10+IF(MOD([.B67];3)=0;0;3-MOD([.B67];3))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504" calcext:value-type="float">
            <text:p>504</text:p>
          </table:table-cell>
          <table:table-cell/>
          <table:table-cell table:formula="of:=[.D68]-[.C68]" office:value-type="float" office:value="-504" calcext:value-type="float">
            <text:p>-504</text:p>
          </table:table-cell>
          <table:table-cell table:formula="of:=[.C68]+10+IF(MOD([.B68];3)=0;0;3-MOD([.B68];3))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512" calcext:value-type="float">
            <text:p>512</text:p>
          </table:table-cell>
          <table:table-cell/>
          <table:table-cell table:formula="of:=[.D69]-[.C69]" office:value-type="float" office:value="-512" calcext:value-type="float">
            <text:p>-512</text:p>
          </table:table-cell>
          <table:table-cell table:formula="of:=[.C69]+10+IF(MOD([.B69];3)=0;0;3-MOD([.B69];3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520" calcext:value-type="float">
            <text:p>520</text:p>
          </table:table-cell>
          <table:table-cell/>
          <table:table-cell table:formula="of:=[.D70]-[.C70]" office:value-type="float" office:value="-520" calcext:value-type="float">
            <text:p>-520</text:p>
          </table:table-cell>
          <table:table-cell table:formula="of:=[.C70]+10+IF(MOD([.B70];3)=0;0;3-MOD([.B70];3))"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528" calcext:value-type="float">
            <text:p>528</text:p>
          </table:table-cell>
          <table:table-cell/>
          <table:table-cell table:formula="of:=[.D71]-[.C71]" office:value-type="float" office:value="-528" calcext:value-type="float">
            <text:p>-528</text:p>
          </table:table-cell>
          <table:table-cell table:formula="of:=[.C71]+10+IF(MOD([.B71];3)=0;0;3-MOD([.B71];3))"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536" calcext:value-type="float">
            <text:p>536</text:p>
          </table:table-cell>
          <table:table-cell/>
          <table:table-cell table:formula="of:=[.D72]-[.C72]" office:value-type="float" office:value="-536" calcext:value-type="float">
            <text:p>-536</text:p>
          </table:table-cell>
          <table:table-cell table:formula="of:=[.C72]+10+IF(MOD([.B72];3)=0;0;3-MOD([.B72];3))" office:value-type="float" office:value="546" calcext:value-type="float">
            <text:p>54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544" calcext:value-type="float">
            <text:p>544</text:p>
          </table:table-cell>
          <table:table-cell/>
          <table:table-cell table:formula="of:=[.D73]-[.C73]" office:value-type="float" office:value="-544" calcext:value-type="float">
            <text:p>-544</text:p>
          </table:table-cell>
          <table:table-cell table:formula="of:=[.C73]+10+IF(MOD([.B73];3)=0;0;3-MOD([.B73];3))"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552" calcext:value-type="float">
            <text:p>552</text:p>
          </table:table-cell>
          <table:table-cell/>
          <table:table-cell table:formula="of:=[.D74]-[.C74]" office:value-type="float" office:value="-552" calcext:value-type="float">
            <text:p>-552</text:p>
          </table:table-cell>
          <table:table-cell table:formula="of:=[.C74]+10+IF(MOD([.B74];3)=0;0;3-MOD([.B74];3))" office:value-type="float" office:value="564" calcext:value-type="float">
            <text:p>56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560" calcext:value-type="float">
            <text:p>560</text:p>
          </table:table-cell>
          <table:table-cell/>
          <table:table-cell table:formula="of:=[.D75]-[.C75]" office:value-type="float" office:value="-560" calcext:value-type="float">
            <text:p>-560</text:p>
          </table:table-cell>
          <table:table-cell table:formula="of:=[.C75]+10+IF(MOD([.B75];3)=0;0;3-MOD([.B75];3))"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568" calcext:value-type="float">
            <text:p>568</text:p>
          </table:table-cell>
          <table:table-cell/>
          <table:table-cell table:formula="of:=[.D76]-[.C76]" office:value-type="float" office:value="-568" calcext:value-type="float">
            <text:p>-568</text:p>
          </table:table-cell>
          <table:table-cell table:formula="of:=[.C76]+10+IF(MOD([.B76];3)=0;0;3-MOD([.B76];3))" office:value-type="float" office:value="579" calcext:value-type="float">
            <text:p>57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576" calcext:value-type="float">
            <text:p>576</text:p>
          </table:table-cell>
          <table:table-cell/>
          <table:table-cell table:formula="of:=[.D77]-[.C77]" office:value-type="float" office:value="-576" calcext:value-type="float">
            <text:p>-576</text:p>
          </table:table-cell>
          <table:table-cell table:formula="of:=[.C77]+10+IF(MOD([.B77];3)=0;0;3-MOD([.B77];3))" office:value-type="float" office:value="588" calcext:value-type="float">
            <text:p>58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584" calcext:value-type="float">
            <text:p>584</text:p>
          </table:table-cell>
          <table:table-cell/>
          <table:table-cell table:formula="of:=[.D78]-[.C78]" office:value-type="float" office:value="-584" calcext:value-type="float">
            <text:p>-584</text:p>
          </table:table-cell>
          <table:table-cell table:formula="of:=[.C78]+10+IF(MOD([.B78];3)=0;0;3-MOD([.B78];3))"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592" calcext:value-type="float">
            <text:p>592</text:p>
          </table:table-cell>
          <table:table-cell/>
          <table:table-cell table:formula="of:=[.D79]-[.C79]" office:value-type="float" office:value="-592" calcext:value-type="float">
            <text:p>-592</text:p>
          </table:table-cell>
          <table:table-cell table:formula="of:=[.C79]+10+IF(MOD([.B79];3)=0;0;3-MOD([.B79];3))"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600" calcext:value-type="float">
            <text:p>600</text:p>
          </table:table-cell>
          <table:table-cell/>
          <table:table-cell table:formula="of:=[.D80]-[.C80]" office:value-type="float" office:value="-600" calcext:value-type="float">
            <text:p>-600</text:p>
          </table:table-cell>
          <table:table-cell table:formula="of:=[.C80]+10+IF(MOD([.B80];3)=0;0;3-MOD([.B80];3))"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608" calcext:value-type="float">
            <text:p>608</text:p>
          </table:table-cell>
          <table:table-cell/>
          <table:table-cell table:formula="of:=[.D81]-[.C81]" office:value-type="float" office:value="-608" calcext:value-type="float">
            <text:p>-608</text:p>
          </table:table-cell>
          <table:table-cell table:formula="of:=[.C81]+10+IF(MOD([.B81];3)=0;0;3-MOD([.B81];3))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616" calcext:value-type="float">
            <text:p>616</text:p>
          </table:table-cell>
          <table:table-cell/>
          <table:table-cell table:formula="of:=[.D82]-[.C82]" office:value-type="float" office:value="-616" calcext:value-type="float">
            <text:p>-616</text:p>
          </table:table-cell>
          <table:table-cell table:formula="of:=[.C82]+10+IF(MOD([.B82];3)=0;0;3-MOD([.B82];3))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624" calcext:value-type="float">
            <text:p>624</text:p>
          </table:table-cell>
          <table:table-cell/>
          <table:table-cell table:formula="of:=[.D83]-[.C83]" office:value-type="float" office:value="-624" calcext:value-type="float">
            <text:p>-624</text:p>
          </table:table-cell>
          <table:table-cell table:formula="of:=[.C83]+10+IF(MOD([.B83];3)=0;0;3-MOD([.B83];3))"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632" calcext:value-type="float">
            <text:p>632</text:p>
          </table:table-cell>
          <table:table-cell/>
          <table:table-cell table:formula="of:=[.D84]-[.C84]" office:value-type="float" office:value="-632" calcext:value-type="float">
            <text:p>-632</text:p>
          </table:table-cell>
          <table:table-cell table:formula="of:=[.C84]+10+IF(MOD([.B84];3)=0;0;3-MOD([.B84];3))"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640" calcext:value-type="float">
            <text:p>640</text:p>
          </table:table-cell>
          <table:table-cell/>
          <table:table-cell table:formula="of:=[.D85]-[.C85]" office:value-type="float" office:value="-640" calcext:value-type="float">
            <text:p>-640</text:p>
          </table:table-cell>
          <table:table-cell table:formula="of:=[.C85]+10+IF(MOD([.B85];3)=0;0;3-MOD([.B85];3))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648" calcext:value-type="float">
            <text:p>648</text:p>
          </table:table-cell>
          <table:table-cell/>
          <table:table-cell table:formula="of:=[.D86]-[.C86]" office:value-type="float" office:value="-648" calcext:value-type="float">
            <text:p>-648</text:p>
          </table:table-cell>
          <table:table-cell table:formula="of:=[.C86]+10+IF(MOD([.B86];3)=0;0;3-MOD([.B86];3))"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656" calcext:value-type="float">
            <text:p>656</text:p>
          </table:table-cell>
          <table:table-cell/>
          <table:table-cell table:formula="of:=[.D87]-[.C87]" office:value-type="float" office:value="-656" calcext:value-type="float">
            <text:p>-656</text:p>
          </table:table-cell>
          <table:table-cell table:formula="of:=[.C87]+10+IF(MOD([.B87];3)=0;0;3-MOD([.B87];3))" office:value-type="float" office:value="666" calcext:value-type="float">
            <text:p>66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664" calcext:value-type="float">
            <text:p>664</text:p>
          </table:table-cell>
          <table:table-cell/>
          <table:table-cell table:formula="of:=[.D88]-[.C88]" office:value-type="float" office:value="-664" calcext:value-type="float">
            <text:p>-664</text:p>
          </table:table-cell>
          <table:table-cell table:formula="of:=[.C88]+10+IF(MOD([.B88];3)=0;0;3-MOD([.B88];3))" office:value-type="float" office:value="675" calcext:value-type="float">
            <text:p>67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672" calcext:value-type="float">
            <text:p>672</text:p>
          </table:table-cell>
          <table:table-cell/>
          <table:table-cell table:formula="of:=[.D89]-[.C89]" office:value-type="float" office:value="-672" calcext:value-type="float">
            <text:p>-672</text:p>
          </table:table-cell>
          <table:table-cell table:formula="of:=[.C89]+10+IF(MOD([.B89];3)=0;0;3-MOD([.B89];3))"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680" calcext:value-type="float">
            <text:p>680</text:p>
          </table:table-cell>
          <table:table-cell/>
          <table:table-cell table:formula="of:=[.D90]-[.C90]" office:value-type="float" office:value="-680" calcext:value-type="float">
            <text:p>-680</text:p>
          </table:table-cell>
          <table:table-cell table:formula="of:=[.C90]+10+IF(MOD([.B90];3)=0;0;3-MOD([.B90];3))"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688" calcext:value-type="float">
            <text:p>688</text:p>
          </table:table-cell>
          <table:table-cell/>
          <table:table-cell table:formula="of:=[.D91]-[.C91]" office:value-type="float" office:value="-688" calcext:value-type="float">
            <text:p>-688</text:p>
          </table:table-cell>
          <table:table-cell table:formula="of:=[.C91]+10+IF(MOD([.B91];3)=0;0;3-MOD([.B91];3))"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696" calcext:value-type="float">
            <text:p>696</text:p>
          </table:table-cell>
          <table:table-cell/>
          <table:table-cell table:formula="of:=[.D92]-[.C92]" office:value-type="float" office:value="-696" calcext:value-type="float">
            <text:p>-696</text:p>
          </table:table-cell>
          <table:table-cell table:formula="of:=[.C92]+10+IF(MOD([.B92];3)=0;0;3-MOD([.B92];3))" office:value-type="float" office:value="708" calcext:value-type="float">
            <text:p>70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704" calcext:value-type="float">
            <text:p>704</text:p>
          </table:table-cell>
          <table:table-cell/>
          <table:table-cell table:formula="of:=[.D93]-[.C93]" office:value-type="float" office:value="-704" calcext:value-type="float">
            <text:p>-704</text:p>
          </table:table-cell>
          <table:table-cell table:formula="of:=[.C93]+10+IF(MOD([.B93];3)=0;0;3-MOD([.B93];3))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712" calcext:value-type="float">
            <text:p>712</text:p>
          </table:table-cell>
          <table:table-cell/>
          <table:table-cell table:formula="of:=[.D94]-[.C94]" office:value-type="float" office:value="-712" calcext:value-type="float">
            <text:p>-712</text:p>
          </table:table-cell>
          <table:table-cell table:formula="of:=[.C94]+10+IF(MOD([.B94];3)=0;0;3-MOD([.B94];3))" office:value-type="float" office:value="723" calcext:value-type="float">
            <text:p>7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720" calcext:value-type="float">
            <text:p>720</text:p>
          </table:table-cell>
          <table:table-cell/>
          <table:table-cell table:formula="of:=[.D95]-[.C95]" office:value-type="float" office:value="-720" calcext:value-type="float">
            <text:p>-720</text:p>
          </table:table-cell>
          <table:table-cell table:formula="of:=[.C95]+10+IF(MOD([.B95];3)=0;0;3-MOD([.B95];3))"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728" calcext:value-type="float">
            <text:p>728</text:p>
          </table:table-cell>
          <table:table-cell/>
          <table:table-cell table:formula="of:=[.D96]-[.C96]" office:value-type="float" office:value="-728" calcext:value-type="float">
            <text:p>-728</text:p>
          </table:table-cell>
          <table:table-cell table:formula="of:=[.C96]+10+IF(MOD([.B96];3)=0;0;3-MOD([.B96];3))" office:value-type="float" office:value="738" calcext:value-type="float">
            <text:p>7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736" calcext:value-type="float">
            <text:p>736</text:p>
          </table:table-cell>
          <table:table-cell/>
          <table:table-cell table:formula="of:=[.D97]-[.C97]" office:value-type="float" office:value="-736" calcext:value-type="float">
            <text:p>-736</text:p>
          </table:table-cell>
          <table:table-cell table:formula="of:=[.C97]+10+IF(MOD([.B97];3)=0;0;3-MOD([.B97];3))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744" calcext:value-type="float">
            <text:p>744</text:p>
          </table:table-cell>
          <table:table-cell/>
          <table:table-cell table:formula="of:=[.D98]-[.C98]" office:value-type="float" office:value="-744" calcext:value-type="float">
            <text:p>-744</text:p>
          </table:table-cell>
          <table:table-cell table:formula="of:=[.C98]+10+IF(MOD([.B98];3)=0;0;3-MOD([.B98];3))"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752" calcext:value-type="float">
            <text:p>752</text:p>
          </table:table-cell>
          <table:table-cell/>
          <table:table-cell table:formula="of:=[.D99]-[.C99]" office:value-type="float" office:value="-752" calcext:value-type="float">
            <text:p>-752</text:p>
          </table:table-cell>
          <table:table-cell table:formula="of:=[.C99]+10+IF(MOD([.B99];3)=0;0;3-MOD([.B99];3))"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760" calcext:value-type="float">
            <text:p>760</text:p>
          </table:table-cell>
          <table:table-cell/>
          <table:table-cell table:formula="of:=[.D100]-[.C100]" office:value-type="float" office:value="-760" calcext:value-type="float">
            <text:p>-760</text:p>
          </table:table-cell>
          <table:table-cell table:formula="of:=[.C100]+10+IF(MOD([.B100];3)=0;0;3-MOD([.B100];3))" office:value-type="float" office:value="771" calcext:value-type="float">
            <text:p>77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768" calcext:value-type="float">
            <text:p>768</text:p>
          </table:table-cell>
          <table:table-cell/>
          <table:table-cell table:formula="of:=[.D101]-[.C101]" office:value-type="float" office:value="-768" calcext:value-type="float">
            <text:p>-768</text:p>
          </table:table-cell>
          <table:table-cell table:formula="of:=[.C101]+10+IF(MOD([.B101];3)=0;0;3-MOD([.B101];3)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776" calcext:value-type="float">
            <text:p>776</text:p>
          </table:table-cell>
          <table:table-cell/>
          <table:table-cell table:formula="of:=[.D102]-[.C102]" office:value-type="float" office:value="-776" calcext:value-type="float">
            <text:p>-776</text:p>
          </table:table-cell>
          <table:table-cell table:formula="of:=[.C102]+10+IF(MOD([.B102];3)=0;0;3-MOD([.B102];3))" office:value-type="float" office:value="786" calcext:value-type="float">
            <text:p>78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784" calcext:value-type="float">
            <text:p>784</text:p>
          </table:table-cell>
          <table:table-cell/>
          <table:table-cell table:formula="of:=[.D103]-[.C103]" office:value-type="float" office:value="-784" calcext:value-type="float">
            <text:p>-784</text:p>
          </table:table-cell>
          <table:table-cell table:formula="of:=[.C103]+10+IF(MOD([.B103];3)=0;0;3-MOD([.B103];3))" office:value-type="float" office:value="795" calcext:value-type="float">
            <text:p>7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792" calcext:value-type="float">
            <text:p>792</text:p>
          </table:table-cell>
          <table:table-cell/>
          <table:table-cell table:formula="of:=[.D104]-[.C104]" office:value-type="float" office:value="-792" calcext:value-type="float">
            <text:p>-792</text:p>
          </table:table-cell>
          <table:table-cell table:formula="of:=[.C104]+10+IF(MOD([.B104];3)=0;0;3-MOD([.B104];3))" office:value-type="float" office:value="804" calcext:value-type="float">
            <text:p>80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800" calcext:value-type="float">
            <text:p>800</text:p>
          </table:table-cell>
          <table:table-cell/>
          <table:table-cell table:formula="of:=[.D105]-[.C105]" office:value-type="float" office:value="-800" calcext:value-type="float">
            <text:p>-800</text:p>
          </table:table-cell>
          <table:table-cell table:formula="of:=[.C105]+10+IF(MOD([.B105];3)=0;0;3-MOD([.B105];3)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808" calcext:value-type="float">
            <text:p>808</text:p>
          </table:table-cell>
          <table:table-cell/>
          <table:table-cell table:formula="of:=[.D106]-[.C106]" office:value-type="float" office:value="-808" calcext:value-type="float">
            <text:p>-808</text:p>
          </table:table-cell>
          <table:table-cell table:formula="of:=[.C106]+10+IF(MOD([.B106];3)=0;0;3-MOD([.B106];3))" office:value-type="float" office:value="819" calcext:value-type="float">
            <text:p>8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816" calcext:value-type="float">
            <text:p>816</text:p>
          </table:table-cell>
          <table:table-cell/>
          <table:table-cell table:formula="of:=[.D107]-[.C107]" office:value-type="float" office:value="-816" calcext:value-type="float">
            <text:p>-816</text:p>
          </table:table-cell>
          <table:table-cell table:formula="of:=[.C107]+10+IF(MOD([.B107];3)=0;0;3-MOD([.B107];3))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824" calcext:value-type="float">
            <text:p>824</text:p>
          </table:table-cell>
          <table:table-cell/>
          <table:table-cell table:formula="of:=[.D108]-[.C108]" office:value-type="float" office:value="-824" calcext:value-type="float">
            <text:p>-824</text:p>
          </table:table-cell>
          <table:table-cell table:formula="of:=[.C108]+10+IF(MOD([.B108];3)=0;0;3-MOD([.B108];3))" office:value-type="float" office:value="834" calcext:value-type="float">
            <text:p>83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832" calcext:value-type="float">
            <text:p>832</text:p>
          </table:table-cell>
          <table:table-cell/>
          <table:table-cell table:formula="of:=[.D109]-[.C109]" office:value-type="float" office:value="-832" calcext:value-type="float">
            <text:p>-832</text:p>
          </table:table-cell>
          <table:table-cell table:formula="of:=[.C109]+10+IF(MOD([.B109];3)=0;0;3-MOD([.B109];3))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840" calcext:value-type="float">
            <text:p>840</text:p>
          </table:table-cell>
          <table:table-cell/>
          <table:table-cell table:formula="of:=[.D110]-[.C110]" office:value-type="float" office:value="-840" calcext:value-type="float">
            <text:p>-840</text:p>
          </table:table-cell>
          <table:table-cell table:formula="of:=[.C110]+10+IF(MOD([.B110];3)=0;0;3-MOD([.B110];3))" office:value-type="float" office:value="852" calcext:value-type="float">
            <text:p>85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848" calcext:value-type="float">
            <text:p>848</text:p>
          </table:table-cell>
          <table:table-cell/>
          <table:table-cell table:formula="of:=[.D111]-[.C111]" office:value-type="float" office:value="-848" calcext:value-type="float">
            <text:p>-848</text:p>
          </table:table-cell>
          <table:table-cell table:formula="of:=[.C111]+10+IF(MOD([.B111];3)=0;0;3-MOD([.B111];3))" office:value-type="float" office:value="858" calcext:value-type="float">
            <text:p>85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856" calcext:value-type="float">
            <text:p>856</text:p>
          </table:table-cell>
          <table:table-cell/>
          <table:table-cell table:formula="of:=[.D112]-[.C112]" office:value-type="float" office:value="-856" calcext:value-type="float">
            <text:p>-856</text:p>
          </table:table-cell>
          <table:table-cell table:formula="of:=[.C112]+10+IF(MOD([.B112];3)=0;0;3-MOD([.B112];3))" office:value-type="float" office:value="867" calcext:value-type="float">
            <text:p>8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864" calcext:value-type="float">
            <text:p>864</text:p>
          </table:table-cell>
          <table:table-cell/>
          <table:table-cell table:formula="of:=[.D113]-[.C113]" office:value-type="float" office:value="-864" calcext:value-type="float">
            <text:p>-864</text:p>
          </table:table-cell>
          <table:table-cell table:formula="of:=[.C113]+10+IF(MOD([.B113];3)=0;0;3-MOD([.B113];3))" office:value-type="float" office:value="876" calcext:value-type="float">
            <text:p>87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872" calcext:value-type="float">
            <text:p>872</text:p>
          </table:table-cell>
          <table:table-cell/>
          <table:table-cell table:formula="of:=[.D114]-[.C114]" office:value-type="float" office:value="-872" calcext:value-type="float">
            <text:p>-872</text:p>
          </table:table-cell>
          <table:table-cell table:formula="of:=[.C114]+10+IF(MOD([.B114];3)=0;0;3-MOD([.B114];3))" office:value-type="float" office:value="882" calcext:value-type="float">
            <text:p>88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880" calcext:value-type="float">
            <text:p>880</text:p>
          </table:table-cell>
          <table:table-cell/>
          <table:table-cell table:formula="of:=[.D115]-[.C115]" office:value-type="float" office:value="-880" calcext:value-type="float">
            <text:p>-880</text:p>
          </table:table-cell>
          <table:table-cell table:formula="of:=[.C115]+10+IF(MOD([.B115];3)=0;0;3-MOD([.B115];3))" office:value-type="float" office:value="891" calcext:value-type="float">
            <text:p>89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888" calcext:value-type="float">
            <text:p>888</text:p>
          </table:table-cell>
          <table:table-cell/>
          <table:table-cell table:formula="of:=[.D116]-[.C116]" office:value-type="float" office:value="-888" calcext:value-type="float">
            <text:p>-888</text:p>
          </table:table-cell>
          <table:table-cell table:formula="of:=[.C116]+10+IF(MOD([.B116];3)=0;0;3-MOD([.B116];3))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896" calcext:value-type="float">
            <text:p>896</text:p>
          </table:table-cell>
          <table:table-cell/>
          <table:table-cell table:formula="of:=[.D117]-[.C117]" office:value-type="float" office:value="-896" calcext:value-type="float">
            <text:p>-896</text:p>
          </table:table-cell>
          <table:table-cell table:formula="of:=[.C117]+10+IF(MOD([.B117];3)=0;0;3-MOD([.B117];3))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904" calcext:value-type="float">
            <text:p>904</text:p>
          </table:table-cell>
          <table:table-cell/>
          <table:table-cell table:formula="of:=[.D118]-[.C118]" office:value-type="float" office:value="-904" calcext:value-type="float">
            <text:p>-904</text:p>
          </table:table-cell>
          <table:table-cell table:formula="of:=[.C118]+10+IF(MOD([.B118];3)=0;0;3-MOD([.B118];3))" office:value-type="float" office:value="915" calcext:value-type="float">
            <text:p>91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912" calcext:value-type="float">
            <text:p>912</text:p>
          </table:table-cell>
          <table:table-cell/>
          <table:table-cell table:formula="of:=[.D119]-[.C119]" office:value-type="float" office:value="-912" calcext:value-type="float">
            <text:p>-912</text:p>
          </table:table-cell>
          <table:table-cell table:formula="of:=[.C119]+10+IF(MOD([.B119];3)=0;0;3-MOD([.B119];3))"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920" calcext:value-type="float">
            <text:p>920</text:p>
          </table:table-cell>
          <table:table-cell/>
          <table:table-cell table:formula="of:=[.D120]-[.C120]" office:value-type="float" office:value="-920" calcext:value-type="float">
            <text:p>-920</text:p>
          </table:table-cell>
          <table:table-cell table:formula="of:=[.C120]+10+IF(MOD([.B120];3)=0;0;3-MOD([.B120];3))"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928" calcext:value-type="float">
            <text:p>928</text:p>
          </table:table-cell>
          <table:table-cell/>
          <table:table-cell table:formula="of:=[.D121]-[.C121]" office:value-type="float" office:value="-928" calcext:value-type="float">
            <text:p>-928</text:p>
          </table:table-cell>
          <table:table-cell table:formula="of:=[.C121]+10+IF(MOD([.B121];3)=0;0;3-MOD([.B121];3))"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936" calcext:value-type="float">
            <text:p>936</text:p>
          </table:table-cell>
          <table:table-cell/>
          <table:table-cell table:formula="of:=[.D122]-[.C122]" office:value-type="float" office:value="-936" calcext:value-type="float">
            <text:p>-936</text:p>
          </table:table-cell>
          <table:table-cell table:formula="of:=[.C122]+10+IF(MOD([.B122];3)=0;0;3-MOD([.B122];3))"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944" calcext:value-type="float">
            <text:p>944</text:p>
          </table:table-cell>
          <table:table-cell/>
          <table:table-cell table:formula="of:=[.D123]-[.C123]" office:value-type="float" office:value="-944" calcext:value-type="float">
            <text:p>-944</text:p>
          </table:table-cell>
          <table:table-cell table:formula="of:=[.C123]+10+IF(MOD([.B123];3)=0;0;3-MOD([.B123];3))"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952" calcext:value-type="float">
            <text:p>952</text:p>
          </table:table-cell>
          <table:table-cell/>
          <table:table-cell table:formula="of:=[.D124]-[.C124]" office:value-type="float" office:value="-952" calcext:value-type="float">
            <text:p>-952</text:p>
          </table:table-cell>
          <table:table-cell table:formula="of:=[.C124]+10+IF(MOD([.B124];3)=0;0;3-MOD([.B124];3))"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960" calcext:value-type="float">
            <text:p>960</text:p>
          </table:table-cell>
          <table:table-cell/>
          <table:table-cell table:formula="of:=[.D125]-[.C125]" office:value-type="float" office:value="-960" calcext:value-type="float">
            <text:p>-960</text:p>
          </table:table-cell>
          <table:table-cell table:formula="of:=[.C125]+10+IF(MOD([.B125];3)=0;0;3-MOD([.B125];3))" office:value-type="float" office:value="972" calcext:value-type="float">
            <text:p>97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968" calcext:value-type="float">
            <text:p>968</text:p>
          </table:table-cell>
          <table:table-cell/>
          <table:table-cell table:formula="of:=[.D126]-[.C126]" office:value-type="float" office:value="-968" calcext:value-type="float">
            <text:p>-968</text:p>
          </table:table-cell>
          <table:table-cell table:formula="of:=[.C126]+10+IF(MOD([.B126];3)=0;0;3-MOD([.B126];3))" office:value-type="float" office:value="978" calcext:value-type="float">
            <text:p>97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976" calcext:value-type="float">
            <text:p>976</text:p>
          </table:table-cell>
          <table:table-cell/>
          <table:table-cell table:formula="of:=[.D127]-[.C127]" office:value-type="float" office:value="-976" calcext:value-type="float">
            <text:p>-976</text:p>
          </table:table-cell>
          <table:table-cell table:formula="of:=[.C127]+10+IF(MOD([.B127];3)=0;0;3-MOD([.B127];3))"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984" calcext:value-type="float">
            <text:p>984</text:p>
          </table:table-cell>
          <table:table-cell/>
          <table:table-cell table:formula="of:=[.D128]-[.C128]" office:value-type="float" office:value="-984" calcext:value-type="float">
            <text:p>-984</text:p>
          </table:table-cell>
          <table:table-cell table:formula="of:=[.C128]+10+IF(MOD([.B128];3)=0;0;3-MOD([.B128];3))" office:value-type="float" office:value="996" calcext:value-type="float">
            <text:p>99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992" calcext:value-type="float">
            <text:p>992</text:p>
          </table:table-cell>
          <table:table-cell/>
          <table:table-cell table:formula="of:=[.D129]-[.C129]" office:value-type="float" office:value="-992" calcext:value-type="float">
            <text:p>-992</text:p>
          </table:table-cell>
          <table:table-cell table:formula="of:=[.C129]+10+IF(MOD([.B129];3)=0;0;3-MOD([.B129];3))" office:value-type="float" office:value="1002" calcext:value-type="float">
            <text:p>100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1000" calcext:value-type="float">
            <text:p>1000</text:p>
          </table:table-cell>
          <table:table-cell/>
          <table:table-cell table:formula="of:=[.D130]-[.C130]" office:value-type="float" office:value="-1000" calcext:value-type="float">
            <text:p>-1000</text:p>
          </table:table-cell>
          <table:table-cell table:formula="of:=[.C130]+10+IF(MOD([.B130];3)=0;0;3-MOD([.B130];3))" office:value-type="float" office:value="1011" calcext:value-type="float">
            <text:p>101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1008" calcext:value-type="float">
            <text:p>1008</text:p>
          </table:table-cell>
          <table:table-cell/>
          <table:table-cell table:formula="of:=[.D131]-[.C131]" office:value-type="float" office:value="-1008" calcext:value-type="float">
            <text:p>-1008</text:p>
          </table:table-cell>
          <table:table-cell table:formula="of:=[.C131]+10+IF(MOD([.B131];3)=0;0;3-MOD([.B131];3))" office:value-type="float" office:value="1020" calcext:value-type="float">
            <text:p>102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1016" calcext:value-type="float">
            <text:p>1016</text:p>
          </table:table-cell>
          <table:table-cell/>
          <table:table-cell table:formula="of:=[.D132]-[.C132]" office:value-type="float" office:value="-1016" calcext:value-type="float">
            <text:p>-1016</text:p>
          </table:table-cell>
          <table:table-cell table:formula="of:=[.C132]+10+IF(MOD([.B132];3)=0;0;3-MOD([.B132];3))" office:value-type="float" office:value="1026" calcext:value-type="float">
            <text:p>102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1024" calcext:value-type="float">
            <text:p>1024</text:p>
          </table:table-cell>
          <table:table-cell/>
          <table:table-cell table:formula="of:=[.D133]-[.C133]" office:value-type="float" office:value="-1024" calcext:value-type="float">
            <text:p>-1024</text:p>
          </table:table-cell>
          <table:table-cell table:formula="of:=[.C133]+10+IF(MOD([.B133];3)=0;0;3-MOD([.B133];3)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1032" calcext:value-type="float">
            <text:p>1032</text:p>
          </table:table-cell>
          <table:table-cell/>
          <table:table-cell table:formula="of:=[.D134]-[.C134]" office:value-type="float" office:value="-1032" calcext:value-type="float">
            <text:p>-1032</text:p>
          </table:table-cell>
          <table:table-cell table:formula="of:=[.C134]+10+IF(MOD([.B134];3)=0;0;3-MOD([.B134];3))" office:value-type="float" office:value="1044" calcext:value-type="float">
            <text:p>104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1040" calcext:value-type="float">
            <text:p>1040</text:p>
          </table:table-cell>
          <table:table-cell/>
          <table:table-cell table:formula="of:=[.D135]-[.C135]" office:value-type="float" office:value="-1040" calcext:value-type="float">
            <text:p>-1040</text:p>
          </table:table-cell>
          <table:table-cell table:formula="of:=[.C135]+10+IF(MOD([.B135];3)=0;0;3-MOD([.B135];3))" office:value-type="float" office:value="1050" calcext:value-type="float">
            <text:p>105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1048" calcext:value-type="float">
            <text:p>1048</text:p>
          </table:table-cell>
          <table:table-cell/>
          <table:table-cell table:formula="of:=[.D136]-[.C136]" office:value-type="float" office:value="-1048" calcext:value-type="float">
            <text:p>-1048</text:p>
          </table:table-cell>
          <table:table-cell table:formula="of:=[.C136]+10+IF(MOD([.B136];3)=0;0;3-MOD([.B136];3))" office:value-type="float" office:value="1059" calcext:value-type="float">
            <text:p>105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1056" calcext:value-type="float">
            <text:p>1056</text:p>
          </table:table-cell>
          <table:table-cell/>
          <table:table-cell table:formula="of:=[.D137]-[.C137]" office:value-type="float" office:value="-1056" calcext:value-type="float">
            <text:p>-1056</text:p>
          </table:table-cell>
          <table:table-cell table:formula="of:=[.C137]+10+IF(MOD([.B137];3)=0;0;3-MOD([.B137];3))" office:value-type="float" office:value="1068" calcext:value-type="float">
            <text:p>106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1064" calcext:value-type="float">
            <text:p>1064</text:p>
          </table:table-cell>
          <table:table-cell/>
          <table:table-cell table:formula="of:=[.D138]-[.C138]" office:value-type="float" office:value="-1064" calcext:value-type="float">
            <text:p>-1064</text:p>
          </table:table-cell>
          <table:table-cell table:formula="of:=[.C138]+10+IF(MOD([.B138];3)=0;0;3-MOD([.B138];3))" office:value-type="float" office:value="1074" calcext:value-type="float">
            <text:p>107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1072" calcext:value-type="float">
            <text:p>1072</text:p>
          </table:table-cell>
          <table:table-cell/>
          <table:table-cell table:formula="of:=[.D139]-[.C139]" office:value-type="float" office:value="-1072" calcext:value-type="float">
            <text:p>-1072</text:p>
          </table:table-cell>
          <table:table-cell table:formula="of:=[.C139]+10+IF(MOD([.B139];3)=0;0;3-MOD([.B139];3))" office:value-type="float" office:value="1083" calcext:value-type="float">
            <text:p>108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1080" calcext:value-type="float">
            <text:p>1080</text:p>
          </table:table-cell>
          <table:table-cell/>
          <table:table-cell table:formula="of:=[.D140]-[.C140]" office:value-type="float" office:value="-1080" calcext:value-type="float">
            <text:p>-1080</text:p>
          </table:table-cell>
          <table:table-cell table:formula="of:=[.C140]+10+IF(MOD([.B140];3)=0;0;3-MOD([.B140];3))" office:value-type="float" office:value="1092" calcext:value-type="float">
            <text:p>109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1088" calcext:value-type="float">
            <text:p>1088</text:p>
          </table:table-cell>
          <table:table-cell/>
          <table:table-cell table:formula="of:=[.D141]-[.C141]" office:value-type="float" office:value="-1088" calcext:value-type="float">
            <text:p>-1088</text:p>
          </table:table-cell>
          <table:table-cell table:formula="of:=[.C141]+10+IF(MOD([.B141];3)=0;0;3-MOD([.B141];3))" office:value-type="float" office:value="1098" calcext:value-type="float">
            <text:p>109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1096" calcext:value-type="float">
            <text:p>1096</text:p>
          </table:table-cell>
          <table:table-cell/>
          <table:table-cell table:formula="of:=[.D142]-[.C142]" office:value-type="float" office:value="-1096" calcext:value-type="float">
            <text:p>-1096</text:p>
          </table:table-cell>
          <table:table-cell table:formula="of:=[.C142]+10+IF(MOD([.B142];3)=0;0;3-MOD([.B142];3))" office:value-type="float" office:value="1107" calcext:value-type="float">
            <text:p>110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1104" calcext:value-type="float">
            <text:p>1104</text:p>
          </table:table-cell>
          <table:table-cell/>
          <table:table-cell table:formula="of:=[.D143]-[.C143]" office:value-type="float" office:value="-1104" calcext:value-type="float">
            <text:p>-1104</text:p>
          </table:table-cell>
          <table:table-cell table:formula="of:=[.C143]+10+IF(MOD([.B143];3)=0;0;3-MOD([.B143];3))" office:value-type="float" office:value="1116" calcext:value-type="float">
            <text:p>111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1112" calcext:value-type="float">
            <text:p>1112</text:p>
          </table:table-cell>
          <table:table-cell/>
          <table:table-cell table:formula="of:=[.D144]-[.C144]" office:value-type="float" office:value="-1112" calcext:value-type="float">
            <text:p>-1112</text:p>
          </table:table-cell>
          <table:table-cell table:formula="of:=[.C144]+10+IF(MOD([.B144];3)=0;0;3-MOD([.B144];3))" office:value-type="float" office:value="1122" calcext:value-type="float">
            <text:p>112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1120" calcext:value-type="float">
            <text:p>1120</text:p>
          </table:table-cell>
          <table:table-cell/>
          <table:table-cell table:formula="of:=[.D145]-[.C145]" office:value-type="float" office:value="-1120" calcext:value-type="float">
            <text:p>-1120</text:p>
          </table:table-cell>
          <table:table-cell table:formula="of:=[.C145]+10+IF(MOD([.B145];3)=0;0;3-MOD([.B145];3))" office:value-type="float" office:value="1131" calcext:value-type="float">
            <text:p>113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1128" calcext:value-type="float">
            <text:p>1128</text:p>
          </table:table-cell>
          <table:table-cell/>
          <table:table-cell table:formula="of:=[.D146]-[.C146]" office:value-type="float" office:value="-1128" calcext:value-type="float">
            <text:p>-1128</text:p>
          </table:table-cell>
          <table:table-cell table:formula="of:=[.C146]+10+IF(MOD([.B146];3)=0;0;3-MOD([.B146];3))" office:value-type="float" office:value="1140" calcext:value-type="float">
            <text:p>114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1136" calcext:value-type="float">
            <text:p>1136</text:p>
          </table:table-cell>
          <table:table-cell/>
          <table:table-cell table:formula="of:=[.D147]-[.C147]" office:value-type="float" office:value="-1136" calcext:value-type="float">
            <text:p>-1136</text:p>
          </table:table-cell>
          <table:table-cell table:formula="of:=[.C147]+10+IF(MOD([.B147];3)=0;0;3-MOD([.B147];3))" office:value-type="float" office:value="1146" calcext:value-type="float">
            <text:p>114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1144" calcext:value-type="float">
            <text:p>1144</text:p>
          </table:table-cell>
          <table:table-cell/>
          <table:table-cell table:formula="of:=[.D148]-[.C148]" office:value-type="float" office:value="-1144" calcext:value-type="float">
            <text:p>-1144</text:p>
          </table:table-cell>
          <table:table-cell table:formula="of:=[.C148]+10+IF(MOD([.B148];3)=0;0;3-MOD([.B148];3))" office:value-type="float" office:value="1155" calcext:value-type="float">
            <text:p>115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1152" calcext:value-type="float">
            <text:p>1152</text:p>
          </table:table-cell>
          <table:table-cell/>
          <table:table-cell table:formula="of:=[.D149]-[.C149]" office:value-type="float" office:value="-1152" calcext:value-type="float">
            <text:p>-1152</text:p>
          </table:table-cell>
          <table:table-cell table:formula="of:=[.C149]+10+IF(MOD([.B149];3)=0;0;3-MOD([.B149];3))" office:value-type="float" office:value="1164" calcext:value-type="float">
            <text:p>116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1160" calcext:value-type="float">
            <text:p>1160</text:p>
          </table:table-cell>
          <table:table-cell/>
          <table:table-cell table:formula="of:=[.D150]-[.C150]" office:value-type="float" office:value="-1160" calcext:value-type="float">
            <text:p>-1160</text:p>
          </table:table-cell>
          <table:table-cell table:formula="of:=[.C150]+10+IF(MOD([.B150];3)=0;0;3-MOD([.B150];3))" office:value-type="float" office:value="1170" calcext:value-type="float">
            <text:p>117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1168" calcext:value-type="float">
            <text:p>1168</text:p>
          </table:table-cell>
          <table:table-cell/>
          <table:table-cell table:formula="of:=[.D151]-[.C151]" office:value-type="float" office:value="-1168" calcext:value-type="float">
            <text:p>-1168</text:p>
          </table:table-cell>
          <table:table-cell table:formula="of:=[.C151]+10+IF(MOD([.B151];3)=0;0;3-MOD([.B151];3))" office:value-type="float" office:value="1179" calcext:value-type="float">
            <text:p>117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1176" calcext:value-type="float">
            <text:p>1176</text:p>
          </table:table-cell>
          <table:table-cell/>
          <table:table-cell table:formula="of:=[.D152]-[.C152]" office:value-type="float" office:value="-1176" calcext:value-type="float">
            <text:p>-1176</text:p>
          </table:table-cell>
          <table:table-cell table:formula="of:=[.C152]+10+IF(MOD([.B152];3)=0;0;3-MOD([.B152];3))" office:value-type="float" office:value="1188" calcext:value-type="float">
            <text:p>118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1184" calcext:value-type="float">
            <text:p>1184</text:p>
          </table:table-cell>
          <table:table-cell/>
          <table:table-cell table:formula="of:=[.D153]-[.C153]" office:value-type="float" office:value="-1184" calcext:value-type="float">
            <text:p>-1184</text:p>
          </table:table-cell>
          <table:table-cell table:formula="of:=[.C153]+10+IF(MOD([.B153];3)=0;0;3-MOD([.B153];3))" office:value-type="float" office:value="1194" calcext:value-type="float">
            <text:p>119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1192" calcext:value-type="float">
            <text:p>1192</text:p>
          </table:table-cell>
          <table:table-cell/>
          <table:table-cell table:formula="of:=[.D154]-[.C154]" office:value-type="float" office:value="-1192" calcext:value-type="float">
            <text:p>-1192</text:p>
          </table:table-cell>
          <table:table-cell table:formula="of:=[.C154]+10+IF(MOD([.B154];3)=0;0;3-MOD([.B154];3))" office:value-type="float" office:value="1203" calcext:value-type="float">
            <text:p>120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1200" calcext:value-type="float">
            <text:p>1200</text:p>
          </table:table-cell>
          <table:table-cell/>
          <table:table-cell table:formula="of:=[.D155]-[.C155]" office:value-type="float" office:value="-1200" calcext:value-type="float">
            <text:p>-1200</text:p>
          </table:table-cell>
          <table:table-cell table:formula="of:=[.C155]+10+IF(MOD([.B155];3)=0;0;3-MOD([.B155];3))" office:value-type="float" office:value="1212" calcext:value-type="float">
            <text:p>121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1208" calcext:value-type="float">
            <text:p>1208</text:p>
          </table:table-cell>
          <table:table-cell/>
          <table:table-cell table:formula="of:=[.D156]-[.C156]" office:value-type="float" office:value="-1208" calcext:value-type="float">
            <text:p>-1208</text:p>
          </table:table-cell>
          <table:table-cell table:formula="of:=[.C156]+10+IF(MOD([.B156];3)=0;0;3-MOD([.B156];3))" office:value-type="float" office:value="1218" calcext:value-type="float">
            <text:p>121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1216" calcext:value-type="float">
            <text:p>1216</text:p>
          </table:table-cell>
          <table:table-cell/>
          <table:table-cell table:formula="of:=[.D157]-[.C157]" office:value-type="float" office:value="-1216" calcext:value-type="float">
            <text:p>-1216</text:p>
          </table:table-cell>
          <table:table-cell table:formula="of:=[.C157]+10+IF(MOD([.B157];3)=0;0;3-MOD([.B157];3))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1224" calcext:value-type="float">
            <text:p>1224</text:p>
          </table:table-cell>
          <table:table-cell/>
          <table:table-cell table:formula="of:=[.D158]-[.C158]" office:value-type="float" office:value="-1224" calcext:value-type="float">
            <text:p>-1224</text:p>
          </table:table-cell>
          <table:table-cell table:formula="of:=[.C158]+10+IF(MOD([.B158];3)=0;0;3-MOD([.B158];3))" office:value-type="float" office:value="1236" calcext:value-type="float">
            <text:p>123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1232" calcext:value-type="float">
            <text:p>1232</text:p>
          </table:table-cell>
          <table:table-cell/>
          <table:table-cell table:formula="of:=[.D159]-[.C159]" office:value-type="float" office:value="-1232" calcext:value-type="float">
            <text:p>-1232</text:p>
          </table:table-cell>
          <table:table-cell table:formula="of:=[.C159]+10+IF(MOD([.B159];3)=0;0;3-MOD([.B159];3))" office:value-type="float" office:value="1242" calcext:value-type="float">
            <text:p>124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1240" calcext:value-type="float">
            <text:p>1240</text:p>
          </table:table-cell>
          <table:table-cell/>
          <table:table-cell table:formula="of:=[.D160]-[.C160]" office:value-type="float" office:value="-1240" calcext:value-type="float">
            <text:p>-1240</text:p>
          </table:table-cell>
          <table:table-cell table:formula="of:=[.C160]+10+IF(MOD([.B160];3)=0;0;3-MOD([.B160];3))" office:value-type="float" office:value="1251" calcext:value-type="float">
            <text:p>125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0;0;3-MOD([.B161];3)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1256" calcext:value-type="float">
            <text:p>1256</text:p>
          </table:table-cell>
          <table:table-cell/>
          <table:table-cell table:formula="of:=[.D162]-[.C162]" office:value-type="float" office:value="-1256" calcext:value-type="float">
            <text:p>-1256</text:p>
          </table:table-cell>
          <table:table-cell table:formula="of:=[.C162]+10+IF(MOD([.B162];3)=0;0;3-MOD([.B162];3))" office:value-type="float" office:value="1266" calcext:value-type="float">
            <text:p>126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1264" calcext:value-type="float">
            <text:p>1264</text:p>
          </table:table-cell>
          <table:table-cell/>
          <table:table-cell table:formula="of:=[.D163]-[.C163]" office:value-type="float" office:value="-1264" calcext:value-type="float">
            <text:p>-1264</text:p>
          </table:table-cell>
          <table:table-cell table:formula="of:=[.C163]+10+IF(MOD([.B163];3)=0;0;3-MOD([.B163];3))" office:value-type="float" office:value="1275" calcext:value-type="float">
            <text:p>127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1272" calcext:value-type="float">
            <text:p>1272</text:p>
          </table:table-cell>
          <table:table-cell/>
          <table:table-cell table:formula="of:=[.D164]-[.C164]" office:value-type="float" office:value="-1272" calcext:value-type="float">
            <text:p>-1272</text:p>
          </table:table-cell>
          <table:table-cell table:formula="of:=[.C164]+10+IF(MOD([.B164];3)=0;0;3-MOD([.B164];3))" office:value-type="float" office:value="1284" calcext:value-type="float">
            <text:p>128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1280" calcext:value-type="float">
            <text:p>1280</text:p>
          </table:table-cell>
          <table:table-cell/>
          <table:table-cell table:formula="of:=[.D165]-[.C165]" office:value-type="float" office:value="-1280" calcext:value-type="float">
            <text:p>-1280</text:p>
          </table:table-cell>
          <table:table-cell table:formula="of:=[.C165]+10+IF(MOD([.B165];3)=0;0;3-MOD([.B165];3))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1288" calcext:value-type="float">
            <text:p>1288</text:p>
          </table:table-cell>
          <table:table-cell/>
          <table:table-cell table:formula="of:=[.D166]-[.C166]" office:value-type="float" office:value="-1288" calcext:value-type="float">
            <text:p>-1288</text:p>
          </table:table-cell>
          <table:table-cell table:formula="of:=[.C166]+10+IF(MOD([.B166];3)=0;0;3-MOD([.B166];3))" office:value-type="float" office:value="1299" calcext:value-type="float">
            <text:p>1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1296" calcext:value-type="float">
            <text:p>1296</text:p>
          </table:table-cell>
          <table:table-cell/>
          <table:table-cell table:formula="of:=[.D167]-[.C167]" office:value-type="float" office:value="-1296" calcext:value-type="float">
            <text:p>-1296</text:p>
          </table:table-cell>
          <table:table-cell table:formula="of:=[.C167]+10+IF(MOD([.B167];3)=0;0;3-MOD([.B167];3))" office:value-type="float" office:value="1308" calcext:value-type="float">
            <text:p>130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1304" calcext:value-type="float">
            <text:p>1304</text:p>
          </table:table-cell>
          <table:table-cell/>
          <table:table-cell table:formula="of:=[.D168]-[.C168]" office:value-type="float" office:value="-1304" calcext:value-type="float">
            <text:p>-1304</text:p>
          </table:table-cell>
          <table:table-cell table:formula="of:=[.C168]+10+IF(MOD([.B168];3)=0;0;3-MOD([.B168];3))" office:value-type="float" office:value="1314" calcext:value-type="float">
            <text:p>131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1312" calcext:value-type="float">
            <text:p>1312</text:p>
          </table:table-cell>
          <table:table-cell/>
          <table:table-cell table:formula="of:=[.D169]-[.C169]" office:value-type="float" office:value="-1312" calcext:value-type="float">
            <text:p>-1312</text:p>
          </table:table-cell>
          <table:table-cell table:formula="of:=[.C169]+10+IF(MOD([.B169];3)=0;0;3-MOD([.B169];3))" office:value-type="float" office:value="1323" calcext:value-type="float">
            <text:p>13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1320" calcext:value-type="float">
            <text:p>1320</text:p>
          </table:table-cell>
          <table:table-cell/>
          <table:table-cell table:formula="of:=[.D170]-[.C170]" office:value-type="float" office:value="-1320" calcext:value-type="float">
            <text:p>-1320</text:p>
          </table:table-cell>
          <table:table-cell table:formula="of:=[.C170]+10+IF(MOD([.B170];3)=0;0;3-MOD([.B170];3))" office:value-type="float" office:value="1332" calcext:value-type="float">
            <text:p>133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1328" calcext:value-type="float">
            <text:p>1328</text:p>
          </table:table-cell>
          <table:table-cell/>
          <table:table-cell table:formula="of:=[.D171]-[.C171]" office:value-type="float" office:value="-1328" calcext:value-type="float">
            <text:p>-1328</text:p>
          </table:table-cell>
          <table:table-cell table:formula="of:=[.C171]+10+IF(MOD([.B171];3)=0;0;3-MOD([.B171];3))" office:value-type="float" office:value="1338" calcext:value-type="float">
            <text:p>13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1336" calcext:value-type="float">
            <text:p>1336</text:p>
          </table:table-cell>
          <table:table-cell/>
          <table:table-cell table:formula="of:=[.D172]-[.C172]" office:value-type="float" office:value="-1336" calcext:value-type="float">
            <text:p>-1336</text:p>
          </table:table-cell>
          <table:table-cell table:formula="of:=[.C172]+10+IF(MOD([.B172];3)=0;0;3-MOD([.B172];3))" office:value-type="float" office:value="1347" calcext:value-type="float">
            <text:p>134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1344" calcext:value-type="float">
            <text:p>1344</text:p>
          </table:table-cell>
          <table:table-cell/>
          <table:table-cell table:formula="of:=[.D173]-[.C173]" office:value-type="float" office:value="-1344" calcext:value-type="float">
            <text:p>-1344</text:p>
          </table:table-cell>
          <table:table-cell table:formula="of:=[.C173]+10+IF(MOD([.B173];3)=0;0;3-MOD([.B173];3))" office:value-type="float" office:value="1356" calcext:value-type="float">
            <text:p>13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1352" calcext:value-type="float">
            <text:p>1352</text:p>
          </table:table-cell>
          <table:table-cell/>
          <table:table-cell table:formula="of:=[.D174]-[.C174]" office:value-type="float" office:value="-1352" calcext:value-type="float">
            <text:p>-1352</text:p>
          </table:table-cell>
          <table:table-cell table:formula="of:=[.C174]+10+IF(MOD([.B174];3)=0;0;3-MOD([.B174];3))" office:value-type="float" office:value="1362" calcext:value-type="float">
            <text:p>13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1360" calcext:value-type="float">
            <text:p>1360</text:p>
          </table:table-cell>
          <table:table-cell/>
          <table:table-cell table:formula="of:=[.D175]-[.C175]" office:value-type="float" office:value="-1360" calcext:value-type="float">
            <text:p>-1360</text:p>
          </table:table-cell>
          <table:table-cell table:formula="of:=[.C175]+10+IF(MOD([.B175];3)=0;0;3-MOD([.B175];3))" office:value-type="float" office:value="1371" calcext:value-type="float">
            <text:p>137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1368" calcext:value-type="float">
            <text:p>1368</text:p>
          </table:table-cell>
          <table:table-cell/>
          <table:table-cell table:formula="of:=[.D176]-[.C176]" office:value-type="float" office:value="-1368" calcext:value-type="float">
            <text:p>-1368</text:p>
          </table:table-cell>
          <table:table-cell table:formula="of:=[.C176]+10+IF(MOD([.B176];3)=0;0;3-MOD([.B176];3))" office:value-type="float" office:value="1380" calcext:value-type="float">
            <text:p>138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1376" calcext:value-type="float">
            <text:p>1376</text:p>
          </table:table-cell>
          <table:table-cell/>
          <table:table-cell table:formula="of:=[.D177]-[.C177]" office:value-type="float" office:value="-1376" calcext:value-type="float">
            <text:p>-1376</text:p>
          </table:table-cell>
          <table:table-cell table:formula="of:=[.C177]+10+IF(MOD([.B177];3)=0;0;3-MOD([.B177];3))" office:value-type="float" office:value="1386" calcext:value-type="float">
            <text:p>138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1384" calcext:value-type="float">
            <text:p>1384</text:p>
          </table:table-cell>
          <table:table-cell/>
          <table:table-cell table:formula="of:=[.D178]-[.C178]" office:value-type="float" office:value="-1384" calcext:value-type="float">
            <text:p>-1384</text:p>
          </table:table-cell>
          <table:table-cell table:formula="of:=[.C178]+10+IF(MOD([.B178];3)=0;0;3-MOD([.B178];3))" office:value-type="float" office:value="1395" calcext:value-type="float">
            <text:p>13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1392" calcext:value-type="float">
            <text:p>1392</text:p>
          </table:table-cell>
          <table:table-cell/>
          <table:table-cell table:formula="of:=[.D179]-[.C179]" office:value-type="float" office:value="-1392" calcext:value-type="float">
            <text:p>-1392</text:p>
          </table:table-cell>
          <table:table-cell table:formula="of:=[.C179]+10+IF(MOD([.B179];3)=0;0;3-MOD([.B179];3))" office:value-type="float" office:value="1404" calcext:value-type="float">
            <text:p>140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1400" calcext:value-type="float">
            <text:p>1400</text:p>
          </table:table-cell>
          <table:table-cell/>
          <table:table-cell table:formula="of:=[.D180]-[.C180]" office:value-type="float" office:value="-1400" calcext:value-type="float">
            <text:p>-1400</text:p>
          </table:table-cell>
          <table:table-cell table:formula="of:=[.C180]+10+IF(MOD([.B180];3)=0;0;3-MOD([.B180];3))" office:value-type="float" office:value="1410" calcext:value-type="float">
            <text:p>141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1408" calcext:value-type="float">
            <text:p>1408</text:p>
          </table:table-cell>
          <table:table-cell/>
          <table:table-cell table:formula="of:=[.D181]-[.C181]" office:value-type="float" office:value="-1408" calcext:value-type="float">
            <text:p>-1408</text:p>
          </table:table-cell>
          <table:table-cell table:formula="of:=[.C181]+10+IF(MOD([.B181];3)=0;0;3-MOD([.B181];3))" office:value-type="float" office:value="1419" calcext:value-type="float">
            <text:p>14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1416" calcext:value-type="float">
            <text:p>1416</text:p>
          </table:table-cell>
          <table:table-cell/>
          <table:table-cell table:formula="of:=[.D182]-[.C182]" office:value-type="float" office:value="-1416" calcext:value-type="float">
            <text:p>-1416</text:p>
          </table:table-cell>
          <table:table-cell table:formula="of:=[.C182]+10+IF(MOD([.B182];3)=0;0;3-MOD([.B182];3))" office:value-type="float" office:value="1428" calcext:value-type="float">
            <text:p>142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1424" calcext:value-type="float">
            <text:p>1424</text:p>
          </table:table-cell>
          <table:table-cell/>
          <table:table-cell table:formula="of:=[.D183]-[.C183]" office:value-type="float" office:value="-1424" calcext:value-type="float">
            <text:p>-1424</text:p>
          </table:table-cell>
          <table:table-cell table:formula="of:=[.C183]+10+IF(MOD([.B183];3)=0;0;3-MOD([.B183];3))" office:value-type="float" office:value="1434" calcext:value-type="float">
            <text:p>143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1432" calcext:value-type="float">
            <text:p>1432</text:p>
          </table:table-cell>
          <table:table-cell/>
          <table:table-cell table:formula="of:=[.D184]-[.C184]" office:value-type="float" office:value="-1432" calcext:value-type="float">
            <text:p>-1432</text:p>
          </table:table-cell>
          <table:table-cell table:formula="of:=[.C184]+10+IF(MOD([.B184];3)=0;0;3-MOD([.B184];3))" office:value-type="float" office:value="1443" calcext:value-type="float">
            <text:p>144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1440" calcext:value-type="float">
            <text:p>1440</text:p>
          </table:table-cell>
          <table:table-cell/>
          <table:table-cell table:formula="of:=[.D185]-[.C185]" office:value-type="float" office:value="-1440" calcext:value-type="float">
            <text:p>-1440</text:p>
          </table:table-cell>
          <table:table-cell table:formula="of:=[.C185]+10+IF(MOD([.B185];3)=0;0;3-MOD([.B185];3))" office:value-type="float" office:value="1452" calcext:value-type="float">
            <text:p>145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1448" calcext:value-type="float">
            <text:p>1448</text:p>
          </table:table-cell>
          <table:table-cell/>
          <table:table-cell table:formula="of:=[.D186]-[.C186]" office:value-type="float" office:value="-1448" calcext:value-type="float">
            <text:p>-1448</text:p>
          </table:table-cell>
          <table:table-cell table:formula="of:=[.C186]+10+IF(MOD([.B186];3)=0;0;3-MOD([.B186];3))" office:value-type="float" office:value="1458" calcext:value-type="float">
            <text:p>145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1456" calcext:value-type="float">
            <text:p>1456</text:p>
          </table:table-cell>
          <table:table-cell/>
          <table:table-cell table:formula="of:=[.D187]-[.C187]" office:value-type="float" office:value="-1456" calcext:value-type="float">
            <text:p>-1456</text:p>
          </table:table-cell>
          <table:table-cell table:formula="of:=[.C187]+10+IF(MOD([.B187];3)=0;0;3-MOD([.B187];3))" office:value-type="float" office:value="1467" calcext:value-type="float">
            <text:p>14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1464" calcext:value-type="float">
            <text:p>1464</text:p>
          </table:table-cell>
          <table:table-cell/>
          <table:table-cell table:formula="of:=[.D188]-[.C188]" office:value-type="float" office:value="-1464" calcext:value-type="float">
            <text:p>-1464</text:p>
          </table:table-cell>
          <table:table-cell table:formula="of:=[.C188]+10+IF(MOD([.B188];3)=0;0;3-MOD([.B188];3))" office:value-type="float" office:value="1476" calcext:value-type="float">
            <text:p>147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1472" calcext:value-type="float">
            <text:p>1472</text:p>
          </table:table-cell>
          <table:table-cell/>
          <table:table-cell table:formula="of:=[.D189]-[.C189]" office:value-type="float" office:value="-1472" calcext:value-type="float">
            <text:p>-1472</text:p>
          </table:table-cell>
          <table:table-cell table:formula="of:=[.C189]+10+IF(MOD([.B189];3)=0;0;3-MOD([.B189];3))" office:value-type="float" office:value="1482" calcext:value-type="float">
            <text:p>148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1480" calcext:value-type="float">
            <text:p>1480</text:p>
          </table:table-cell>
          <table:table-cell/>
          <table:table-cell table:formula="of:=[.D190]-[.C190]" office:value-type="float" office:value="-1480" calcext:value-type="float">
            <text:p>-1480</text:p>
          </table:table-cell>
          <table:table-cell table:formula="of:=[.C190]+10+IF(MOD([.B190];3)=0;0;3-MOD([.B190];3))" office:value-type="float" office:value="1491" calcext:value-type="float">
            <text:p>149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1488" calcext:value-type="float">
            <text:p>1488</text:p>
          </table:table-cell>
          <table:table-cell/>
          <table:table-cell table:formula="of:=[.D191]-[.C191]" office:value-type="float" office:value="-1488" calcext:value-type="float">
            <text:p>-1488</text:p>
          </table:table-cell>
          <table:table-cell table:formula="of:=[.C191]+10+IF(MOD([.B191];3)=0;0;3-MOD([.B191];3)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1496" calcext:value-type="float">
            <text:p>1496</text:p>
          </table:table-cell>
          <table:table-cell/>
          <table:table-cell table:formula="of:=[.D192]-[.C192]" office:value-type="float" office:value="-1496" calcext:value-type="float">
            <text:p>-1496</text:p>
          </table:table-cell>
          <table:table-cell table:formula="of:=[.C192]+10+IF(MOD([.B192];3)=0;0;3-MOD([.B192];3))" office:value-type="float" office:value="1506" calcext:value-type="float">
            <text:p>150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1504" calcext:value-type="float">
            <text:p>1504</text:p>
          </table:table-cell>
          <table:table-cell/>
          <table:table-cell table:formula="of:=[.D193]-[.C193]" office:value-type="float" office:value="-1504" calcext:value-type="float">
            <text:p>-1504</text:p>
          </table:table-cell>
          <table:table-cell table:formula="of:=[.C193]+10+IF(MOD([.B193];3)=0;0;3-MOD([.B193];3))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1512" calcext:value-type="float">
            <text:p>1512</text:p>
          </table:table-cell>
          <table:table-cell/>
          <table:table-cell table:formula="of:=[.D194]-[.C194]" office:value-type="float" office:value="-1512" calcext:value-type="float">
            <text:p>-1512</text:p>
          </table:table-cell>
          <table:table-cell table:formula="of:=[.C194]+10+IF(MOD([.B194];3)=0;0;3-MOD([.B194];3))" office:value-type="float" office:value="1524" calcext:value-type="float">
            <text:p>152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1520" calcext:value-type="float">
            <text:p>1520</text:p>
          </table:table-cell>
          <table:table-cell/>
          <table:table-cell table:formula="of:=[.D195]-[.C195]" office:value-type="float" office:value="-1520" calcext:value-type="float">
            <text:p>-1520</text:p>
          </table:table-cell>
          <table:table-cell table:formula="of:=[.C195]+10+IF(MOD([.B195];3)=0;0;3-MOD([.B195];3))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1528" calcext:value-type="float">
            <text:p>1528</text:p>
          </table:table-cell>
          <table:table-cell/>
          <table:table-cell table:formula="of:=[.D196]-[.C196]" office:value-type="float" office:value="-1528" calcext:value-type="float">
            <text:p>-1528</text:p>
          </table:table-cell>
          <table:table-cell table:formula="of:=[.C196]+10+IF(MOD([.B196];3)=0;0;3-MOD([.B196];3))" office:value-type="float" office:value="1539" calcext:value-type="float">
            <text:p>153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1536" calcext:value-type="float">
            <text:p>1536</text:p>
          </table:table-cell>
          <table:table-cell/>
          <table:table-cell table:formula="of:=[.D197]-[.C197]" office:value-type="float" office:value="-1536" calcext:value-type="float">
            <text:p>-1536</text:p>
          </table:table-cell>
          <table:table-cell table:formula="of:=[.C197]+10+IF(MOD([.B197];3)=0;0;3-MOD([.B197];3)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1544" calcext:value-type="float">
            <text:p>1544</text:p>
          </table:table-cell>
          <table:table-cell/>
          <table:table-cell table:formula="of:=[.D198]-[.C198]" office:value-type="float" office:value="-1544" calcext:value-type="float">
            <text:p>-1544</text:p>
          </table:table-cell>
          <table:table-cell table:formula="of:=[.C198]+10+IF(MOD([.B198];3)=0;0;3-MOD([.B198];3))" office:value-type="float" office:value="1554" calcext:value-type="float">
            <text:p>155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1552" calcext:value-type="float">
            <text:p>1552</text:p>
          </table:table-cell>
          <table:table-cell/>
          <table:table-cell table:formula="of:=[.D199]-[.C199]" office:value-type="float" office:value="-1552" calcext:value-type="float">
            <text:p>-1552</text:p>
          </table:table-cell>
          <table:table-cell table:formula="of:=[.C199]+10+IF(MOD([.B199];3)=0;0;3-MOD([.B199];3))" office:value-type="float" office:value="1563" calcext:value-type="float">
            <text:p>156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1560" calcext:value-type="float">
            <text:p>1560</text:p>
          </table:table-cell>
          <table:table-cell/>
          <table:table-cell table:formula="of:=[.D200]-[.C200]" office:value-type="float" office:value="-1560" calcext:value-type="float">
            <text:p>-1560</text:p>
          </table:table-cell>
          <table:table-cell table:formula="of:=[.C200]+10+IF(MOD([.B200];3)=0;0;3-MOD([.B200];3))" office:value-type="float" office:value="1572" calcext:value-type="float">
            <text:p>157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1568" calcext:value-type="float">
            <text:p>1568</text:p>
          </table:table-cell>
          <table:table-cell/>
          <table:table-cell table:formula="of:=[.D201]-[.C201]" office:value-type="float" office:value="-1568" calcext:value-type="float">
            <text:p>-1568</text:p>
          </table:table-cell>
          <table:table-cell table:formula="of:=[.C201]+10+IF(MOD([.B201];3)=0;0;3-MOD([.B201];3))" office:value-type="float" office:value="1578" calcext:value-type="float">
            <text:p>157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1576" calcext:value-type="float">
            <text:p>1576</text:p>
          </table:table-cell>
          <table:table-cell/>
          <table:table-cell table:formula="of:=[.D202]-[.C202]" office:value-type="float" office:value="-1576" calcext:value-type="float">
            <text:p>-1576</text:p>
          </table:table-cell>
          <table:table-cell table:formula="of:=[.C202]+10+IF(MOD([.B202];3)=0;0;3-MOD([.B202];3))" office:value-type="float" office:value="1587" calcext:value-type="float">
            <text:p>158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1584" calcext:value-type="float">
            <text:p>1584</text:p>
          </table:table-cell>
          <table:table-cell/>
          <table:table-cell table:formula="of:=[.D203]-[.C203]" office:value-type="float" office:value="-1584" calcext:value-type="float">
            <text:p>-1584</text:p>
          </table:table-cell>
          <table:table-cell table:formula="of:=[.C203]+10+IF(MOD([.B203];3)=0;0;3-MOD([.B203];3))" office:value-type="float" office:value="1596" calcext:value-type="float">
            <text:p>159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1592" calcext:value-type="float">
            <text:p>1592</text:p>
          </table:table-cell>
          <table:table-cell/>
          <table:table-cell table:formula="of:=[.D204]-[.C204]" office:value-type="float" office:value="-1592" calcext:value-type="float">
            <text:p>-1592</text:p>
          </table:table-cell>
          <table:table-cell table:formula="of:=[.C204]+10+IF(MOD([.B204];3)=0;0;3-MOD([.B204];3))" office:value-type="float" office:value="1602" calcext:value-type="float">
            <text:p>160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1600" calcext:value-type="float">
            <text:p>1600</text:p>
          </table:table-cell>
          <table:table-cell/>
          <table:table-cell table:formula="of:=[.D205]-[.C205]" office:value-type="float" office:value="-1600" calcext:value-type="float">
            <text:p>-1600</text:p>
          </table:table-cell>
          <table:table-cell table:formula="of:=[.C205]+10+IF(MOD([.B205];3)=0;0;3-MOD([.B205];3))"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1608" calcext:value-type="float">
            <text:p>1608</text:p>
          </table:table-cell>
          <table:table-cell/>
          <table:table-cell table:formula="of:=[.D206]-[.C206]" office:value-type="float" office:value="-1608" calcext:value-type="float">
            <text:p>-1608</text:p>
          </table:table-cell>
          <table:table-cell table:formula="of:=[.C206]+10+IF(MOD([.B206];3)=0;0;3-MOD([.B206];3))" office:value-type="float" office:value="1620" calcext:value-type="float">
            <text:p>162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1616" calcext:value-type="float">
            <text:p>1616</text:p>
          </table:table-cell>
          <table:table-cell/>
          <table:table-cell table:formula="of:=[.D207]-[.C207]" office:value-type="float" office:value="-1616" calcext:value-type="float">
            <text:p>-1616</text:p>
          </table:table-cell>
          <table:table-cell table:formula="of:=[.C207]+10+IF(MOD([.B207];3)=0;0;3-MOD([.B207];3))" office:value-type="float" office:value="1626" calcext:value-type="float">
            <text:p>162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1624" calcext:value-type="float">
            <text:p>1624</text:p>
          </table:table-cell>
          <table:table-cell/>
          <table:table-cell table:formula="of:=[.D208]-[.C208]" office:value-type="float" office:value="-1624" calcext:value-type="float">
            <text:p>-1624</text:p>
          </table:table-cell>
          <table:table-cell table:formula="of:=[.C208]+10+IF(MOD([.B208];3)=0;0;3-MOD([.B208];3))" office:value-type="float" office:value="1635" calcext:value-type="float">
            <text:p>16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1632" calcext:value-type="float">
            <text:p>1632</text:p>
          </table:table-cell>
          <table:table-cell/>
          <table:table-cell table:formula="of:=[.D209]-[.C209]" office:value-type="float" office:value="-1632" calcext:value-type="float">
            <text:p>-1632</text:p>
          </table:table-cell>
          <table:table-cell table:formula="of:=[.C209]+10+IF(MOD([.B209];3)=0;0;3-MOD([.B209];3))" office:value-type="float" office:value="1644" calcext:value-type="float">
            <text:p>164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1640" calcext:value-type="float">
            <text:p>1640</text:p>
          </table:table-cell>
          <table:table-cell/>
          <table:table-cell table:formula="of:=[.D210]-[.C210]" office:value-type="float" office:value="-1640" calcext:value-type="float">
            <text:p>-1640</text:p>
          </table:table-cell>
          <table:table-cell table:formula="of:=[.C210]+10+IF(MOD([.B210];3)=0;0;3-MOD([.B210];3))" office:value-type="float" office:value="1650" calcext:value-type="float">
            <text:p>165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1648" calcext:value-type="float">
            <text:p>1648</text:p>
          </table:table-cell>
          <table:table-cell/>
          <table:table-cell table:formula="of:=[.D211]-[.C211]" office:value-type="float" office:value="-1648" calcext:value-type="float">
            <text:p>-1648</text:p>
          </table:table-cell>
          <table:table-cell table:formula="of:=[.C211]+10+IF(MOD([.B211];3)=0;0;3-MOD([.B211];3))" office:value-type="float" office:value="1659" calcext:value-type="float">
            <text:p>165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1656" calcext:value-type="float">
            <text:p>1656</text:p>
          </table:table-cell>
          <table:table-cell/>
          <table:table-cell table:formula="of:=[.D212]-[.C212]" office:value-type="float" office:value="-1656" calcext:value-type="float">
            <text:p>-1656</text:p>
          </table:table-cell>
          <table:table-cell table:formula="of:=[.C212]+10+IF(MOD([.B212];3)=0;0;3-MOD([.B212];3))" office:value-type="float" office:value="1668" calcext:value-type="float">
            <text:p>166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1664" calcext:value-type="float">
            <text:p>1664</text:p>
          </table:table-cell>
          <table:table-cell/>
          <table:table-cell table:formula="of:=[.D213]-[.C213]" office:value-type="float" office:value="-1664" calcext:value-type="float">
            <text:p>-1664</text:p>
          </table:table-cell>
          <table:table-cell table:formula="of:=[.C213]+10+IF(MOD([.B213];3)=0;0;3-MOD([.B213];3))" office:value-type="float" office:value="1674" calcext:value-type="float">
            <text:p>167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1672" calcext:value-type="float">
            <text:p>1672</text:p>
          </table:table-cell>
          <table:table-cell/>
          <table:table-cell table:formula="of:=[.D214]-[.C214]" office:value-type="float" office:value="-1672" calcext:value-type="float">
            <text:p>-1672</text:p>
          </table:table-cell>
          <table:table-cell table:formula="of:=[.C214]+10+IF(MOD([.B214];3)=0;0;3-MOD([.B214];3))" office:value-type="float" office:value="1683" calcext:value-type="float">
            <text:p>168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1680" calcext:value-type="float">
            <text:p>1680</text:p>
          </table:table-cell>
          <table:table-cell office:value-type="float" office:value="1692" calcext:value-type="float">
            <text:p>1692</text:p>
          </table:table-cell>
          <table:table-cell table:formula="of:=[.D215]-[.C215]" office:value-type="float" office:value="12.0000000000002" calcext:value-type="float">
            <text:p>12</text:p>
          </table:table-cell>
          <table:table-cell table:formula="of:=[.C215]+10+IF(MOD([.B215];3)=0;0;3-MOD([.B215];3))" office:value-type="float" office:value="1692" calcext:value-type="float">
            <text:p>169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table:formula="of:=[.D216]-[.C216]" office:value-type="float" office:value="10.0000000000002" calcext:value-type="float">
            <text:p>10</text:p>
          </table:table-cell>
          <table:table-cell table:formula="of:=[.C216]+10+IF(MOD([.B216];3)=0;0;3-MOD([.B216];3))" office:value-type="float" office:value="1698" calcext:value-type="float">
            <text:p>169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1696" calcext:value-type="float">
            <text:p>1696</text:p>
          </table:table-cell>
          <table:table-cell/>
          <table:table-cell table:formula="of:=[.D217]-[.C217]" office:value-type="float" office:value="-1696" calcext:value-type="float">
            <text:p>-1696</text:p>
          </table:table-cell>
          <table:table-cell table:formula="of:=[.C217]+10+IF(MOD([.B217];3)=0;0;3-MOD([.B217];3))"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1704" calcext:value-type="float">
            <text:p>1704</text:p>
          </table:table-cell>
          <table:table-cell/>
          <table:table-cell table:formula="of:=[.D218]-[.C218]" office:value-type="float" office:value="-1704" calcext:value-type="float">
            <text:p>-1704</text:p>
          </table:table-cell>
          <table:table-cell table:formula="of:=[.C218]+10+IF(MOD([.B218];3)=0;0;3-MOD([.B218];3))" office:value-type="float" office:value="1716" calcext:value-type="float">
            <text:p>171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1712" calcext:value-type="float">
            <text:p>1712</text:p>
          </table:table-cell>
          <table:table-cell/>
          <table:table-cell table:formula="of:=[.D219]-[.C219]" office:value-type="float" office:value="-1712" calcext:value-type="float">
            <text:p>-1712</text:p>
          </table:table-cell>
          <table:table-cell table:formula="of:=[.C219]+10+IF(MOD([.B219];3)=0;0;3-MOD([.B219];3))" office:value-type="float" office:value="1722" calcext:value-type="float">
            <text:p>172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1720" calcext:value-type="float">
            <text:p>1720</text:p>
          </table:table-cell>
          <table:table-cell/>
          <table:table-cell table:formula="of:=[.D220]-[.C220]" office:value-type="float" office:value="-1720" calcext:value-type="float">
            <text:p>-1720</text:p>
          </table:table-cell>
          <table:table-cell table:formula="of:=[.C220]+10+IF(MOD([.B220];3)=0;0;3-MOD([.B220];3))" office:value-type="float" office:value="1731" calcext:value-type="float">
            <text:p>173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1728" calcext:value-type="float">
            <text:p>1728</text:p>
          </table:table-cell>
          <table:table-cell/>
          <table:table-cell table:formula="of:=[.D221]-[.C221]" office:value-type="float" office:value="-1728" calcext:value-type="float">
            <text:p>-1728</text:p>
          </table:table-cell>
          <table:table-cell table:formula="of:=[.C221]+10+IF(MOD([.B221];3)=0;0;3-MOD([.B221];3))"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1736" calcext:value-type="float">
            <text:p>1736</text:p>
          </table:table-cell>
          <table:table-cell/>
          <table:table-cell table:formula="of:=[.D222]-[.C222]" office:value-type="float" office:value="-1736" calcext:value-type="float">
            <text:p>-1736</text:p>
          </table:table-cell>
          <table:table-cell table:formula="of:=[.C222]+10+IF(MOD([.B222];3)=0;0;3-MOD([.B222];3))" office:value-type="float" office:value="1746" calcext:value-type="float">
            <text:p>174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1744" calcext:value-type="float">
            <text:p>1744</text:p>
          </table:table-cell>
          <table:table-cell/>
          <table:table-cell table:formula="of:=[.D223]-[.C223]" office:value-type="float" office:value="-1744" calcext:value-type="float">
            <text:p>-1744</text:p>
          </table:table-cell>
          <table:table-cell table:formula="of:=[.C223]+10+IF(MOD([.B223];3)=0;0;3-MOD([.B223];3))" office:value-type="float" office:value="1755" calcext:value-type="float">
            <text:p>175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1752" calcext:value-type="float">
            <text:p>1752</text:p>
          </table:table-cell>
          <table:table-cell/>
          <table:table-cell table:formula="of:=[.D224]-[.C224]" office:value-type="float" office:value="-1752" calcext:value-type="float">
            <text:p>-1752</text:p>
          </table:table-cell>
          <table:table-cell table:formula="of:=[.C224]+10+IF(MOD([.B224];3)=0;0;3-MOD([.B224];3))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1760" calcext:value-type="float">
            <text:p>1760</text:p>
          </table:table-cell>
          <table:table-cell/>
          <table:table-cell table:formula="of:=[.D225]-[.C225]" office:value-type="float" office:value="-1760" calcext:value-type="float">
            <text:p>-1760</text:p>
          </table:table-cell>
          <table:table-cell table:formula="of:=[.C225]+10+IF(MOD([.B225];3)=0;0;3-MOD([.B225];3))" office:value-type="float" office:value="1770" calcext:value-type="float">
            <text:p>177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1768" calcext:value-type="float">
            <text:p>1768</text:p>
          </table:table-cell>
          <table:table-cell office:value-type="float" office:value="1779" calcext:value-type="float">
            <text:p>1779</text:p>
          </table:table-cell>
          <table:table-cell table:formula="of:=[.D226]-[.C226]" office:value-type="float" office:value="11.0000000000002" calcext:value-type="float">
            <text:p>11</text:p>
          </table:table-cell>
          <table:table-cell table:formula="of:=[.C226]+10+IF(MOD([.B226];3)=0;0;3-MOD([.B226];3))" office:value-type="float" office:value="1779" calcext:value-type="float">
            <text:p>177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1776" calcext:value-type="float">
            <text:p>1776</text:p>
          </table:table-cell>
          <table:table-cell/>
          <table:table-cell table:formula="of:=[.D227]-[.C227]" office:value-type="float" office:value="-1776" calcext:value-type="float">
            <text:p>-1776</text:p>
          </table:table-cell>
          <table:table-cell table:formula="of:=[.C227]+10+IF(MOD([.B227];3)=0;0;3-MOD([.B227];3))" office:value-type="float" office:value="1788" calcext:value-type="float">
            <text:p>178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1784" calcext:value-type="float">
            <text:p>1784</text:p>
          </table:table-cell>
          <table:table-cell/>
          <table:table-cell table:formula="of:=[.D228]-[.C228]" office:value-type="float" office:value="-1784" calcext:value-type="float">
            <text:p>-1784</text:p>
          </table:table-cell>
          <table:table-cell table:formula="of:=[.C228]+10+IF(MOD([.B228];3)=0;0;3-MOD([.B228];3))" office:value-type="float" office:value="1794" calcext:value-type="float">
            <text:p>179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1792" calcext:value-type="float">
            <text:p>1792</text:p>
          </table:table-cell>
          <table:table-cell/>
          <table:table-cell table:formula="of:=[.D229]-[.C229]" office:value-type="float" office:value="-1792" calcext:value-type="float">
            <text:p>-1792</text:p>
          </table:table-cell>
          <table:table-cell table:formula="of:=[.C229]+10+IF(MOD([.B229];3)=0;0;3-MOD([.B229];3))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1800" calcext:value-type="float">
            <text:p>1800</text:p>
          </table:table-cell>
          <table:table-cell/>
          <table:table-cell table:formula="of:=[.D230]-[.C230]" office:value-type="float" office:value="-1800" calcext:value-type="float">
            <text:p>-1800</text:p>
          </table:table-cell>
          <table:table-cell table:formula="of:=[.C230]+10+IF(MOD([.B230];3)=0;0;3-MOD([.B230];3))" office:value-type="float" office:value="1812" calcext:value-type="float">
            <text:p>181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1808" calcext:value-type="float">
            <text:p>1808</text:p>
          </table:table-cell>
          <table:table-cell/>
          <table:table-cell table:formula="of:=[.D231]-[.C231]" office:value-type="float" office:value="-1808" calcext:value-type="float">
            <text:p>-1808</text:p>
          </table:table-cell>
          <table:table-cell table:formula="of:=[.C231]+10+IF(MOD([.B231];3)=0;0;3-MOD([.B231];3))" office:value-type="float" office:value="1818" calcext:value-type="float">
            <text:p>181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1816" calcext:value-type="float">
            <text:p>1816</text:p>
          </table:table-cell>
          <table:table-cell/>
          <table:table-cell table:formula="of:=[.D232]-[.C232]" office:value-type="float" office:value="-1816" calcext:value-type="float">
            <text:p>-1816</text:p>
          </table:table-cell>
          <table:table-cell table:formula="of:=[.C232]+10+IF(MOD([.B232];3)=0;0;3-MOD([.B232];3))" office:value-type="float" office:value="1827" calcext:value-type="float">
            <text:p>182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1824" calcext:value-type="float">
            <text:p>1824</text:p>
          </table:table-cell>
          <table:table-cell/>
          <table:table-cell table:formula="of:=[.D233]-[.C233]" office:value-type="float" office:value="-1824" calcext:value-type="float">
            <text:p>-1824</text:p>
          </table:table-cell>
          <table:table-cell table:formula="of:=[.C233]+10+IF(MOD([.B233];3)=0;0;3-MOD([.B233];3))" office:value-type="float" office:value="1836" calcext:value-type="float">
            <text:p>183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1832" calcext:value-type="float">
            <text:p>1832</text:p>
          </table:table-cell>
          <table:table-cell/>
          <table:table-cell table:formula="of:=[.D234]-[.C234]" office:value-type="float" office:value="-1832" calcext:value-type="float">
            <text:p>-1832</text:p>
          </table:table-cell>
          <table:table-cell table:formula="of:=[.C234]+10+IF(MOD([.B234];3)=0;0;3-MOD([.B234];3))" office:value-type="float" office:value="1842" calcext:value-type="float">
            <text:p>184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1840" calcext:value-type="float">
            <text:p>1840</text:p>
          </table:table-cell>
          <table:table-cell/>
          <table:table-cell table:formula="of:=[.D235]-[.C235]" office:value-type="float" office:value="-1840" calcext:value-type="float">
            <text:p>-1840</text:p>
          </table:table-cell>
          <table:table-cell table:formula="of:=[.C235]+10+IF(MOD([.B235];3)=0;0;3-MOD([.B235];3))" office:value-type="float" office:value="1851" calcext:value-type="float">
            <text:p>185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1848" calcext:value-type="float">
            <text:p>1848</text:p>
          </table:table-cell>
          <table:table-cell/>
          <table:table-cell table:formula="of:=[.D236]-[.C236]" office:value-type="float" office:value="-1848" calcext:value-type="float">
            <text:p>-1848</text:p>
          </table:table-cell>
          <table:table-cell table:formula="of:=[.C236]+10+IF(MOD([.B236];3)=0;0;3-MOD([.B236];3))" office:value-type="float" office:value="1860" calcext:value-type="float">
            <text:p>186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1856" calcext:value-type="float">
            <text:p>1856</text:p>
          </table:table-cell>
          <table:table-cell/>
          <table:table-cell table:formula="of:=[.D237]-[.C237]" office:value-type="float" office:value="-1856" calcext:value-type="float">
            <text:p>-1856</text:p>
          </table:table-cell>
          <table:table-cell table:formula="of:=[.C237]+10+IF(MOD([.B237];3)=0;0;3-MOD([.B237];3))" office:value-type="float" office:value="1866" calcext:value-type="float">
            <text:p>186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1864" calcext:value-type="float">
            <text:p>1864</text:p>
          </table:table-cell>
          <table:table-cell/>
          <table:table-cell table:formula="of:=[.D238]-[.C238]" office:value-type="float" office:value="-1864" calcext:value-type="float">
            <text:p>-1864</text:p>
          </table:table-cell>
          <table:table-cell table:formula="of:=[.C238]+10+IF(MOD([.B238];3)=0;0;3-MOD([.B238];3))" office:value-type="float" office:value="1875" calcext:value-type="float">
            <text:p>187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1872" calcext:value-type="float">
            <text:p>1872</text:p>
          </table:table-cell>
          <table:table-cell/>
          <table:table-cell table:formula="of:=[.D239]-[.C239]" office:value-type="float" office:value="-1872" calcext:value-type="float">
            <text:p>-1872</text:p>
          </table:table-cell>
          <table:table-cell table:formula="of:=[.C239]+10+IF(MOD([.B239];3)=0;0;3-MOD([.B239];3))" office:value-type="float" office:value="1884" calcext:value-type="float">
            <text:p>188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1880" calcext:value-type="float">
            <text:p>1880</text:p>
          </table:table-cell>
          <table:table-cell/>
          <table:table-cell table:formula="of:=[.D240]-[.C240]" office:value-type="float" office:value="-1880" calcext:value-type="float">
            <text:p>-1880</text:p>
          </table:table-cell>
          <table:table-cell table:formula="of:=[.C240]+10+IF(MOD([.B240];3)=0;0;3-MOD([.B240];3))" office:value-type="float" office:value="1890" calcext:value-type="float">
            <text:p>189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1888" calcext:value-type="float">
            <text:p>1888</text:p>
          </table:table-cell>
          <table:table-cell/>
          <table:table-cell table:formula="of:=[.D241]-[.C241]" office:value-type="float" office:value="-1888" calcext:value-type="float">
            <text:p>-1888</text:p>
          </table:table-cell>
          <table:table-cell table:formula="of:=[.C241]+10+IF(MOD([.B241];3)=0;0;3-MOD([.B241];3))" office:value-type="float" office:value="1899" calcext:value-type="float">
            <text:p>18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1896" calcext:value-type="float">
            <text:p>1896</text:p>
          </table:table-cell>
          <table:table-cell/>
          <table:table-cell table:formula="of:=[.D242]-[.C242]" office:value-type="float" office:value="-1896" calcext:value-type="float">
            <text:p>-1896</text:p>
          </table:table-cell>
          <table:table-cell table:formula="of:=[.C242]+10+IF(MOD([.B242];3)=0;0;3-MOD([.B242];3))" office:value-type="float" office:value="1908" calcext:value-type="float">
            <text:p>190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1904" calcext:value-type="float">
            <text:p>1904</text:p>
          </table:table-cell>
          <table:table-cell/>
          <table:table-cell table:formula="of:=[.D243]-[.C243]" office:value-type="float" office:value="-1904" calcext:value-type="float">
            <text:p>-1904</text:p>
          </table:table-cell>
          <table:table-cell table:formula="of:=[.C243]+10+IF(MOD([.B243];3)=0;0;3-MOD([.B243];3))" office:value-type="float" office:value="1914" calcext:value-type="float">
            <text:p>191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1912" calcext:value-type="float">
            <text:p>1912</text:p>
          </table:table-cell>
          <table:table-cell/>
          <table:table-cell table:formula="of:=[.D244]-[.C244]" office:value-type="float" office:value="-1912" calcext:value-type="float">
            <text:p>-1912</text:p>
          </table:table-cell>
          <table:table-cell table:formula="of:=[.C244]+10+IF(MOD([.B244];3)=0;0;3-MOD([.B244];3))" office:value-type="float" office:value="1923" calcext:value-type="float">
            <text:p>19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1920" calcext:value-type="float">
            <text:p>1920</text:p>
          </table:table-cell>
          <table:table-cell/>
          <table:table-cell table:formula="of:=[.D245]-[.C245]" office:value-type="float" office:value="-1920" calcext:value-type="float">
            <text:p>-1920</text:p>
          </table:table-cell>
          <table:table-cell table:formula="of:=[.C245]+10+IF(MOD([.B245];3)=0;0;3-MOD([.B245];3))" office:value-type="float" office:value="1932" calcext:value-type="float">
            <text:p>193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1928" calcext:value-type="float">
            <text:p>1928</text:p>
          </table:table-cell>
          <table:table-cell/>
          <table:table-cell table:formula="of:=[.D246]-[.C246]" office:value-type="float" office:value="-1928" calcext:value-type="float">
            <text:p>-1928</text:p>
          </table:table-cell>
          <table:table-cell table:formula="of:=[.C246]+10+IF(MOD([.B246];3)=0;0;3-MOD([.B246];3))" office:value-type="float" office:value="1938" calcext:value-type="float">
            <text:p>19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1936" calcext:value-type="float">
            <text:p>1936</text:p>
          </table:table-cell>
          <table:table-cell/>
          <table:table-cell table:formula="of:=[.D247]-[.C247]" office:value-type="float" office:value="-1936" calcext:value-type="float">
            <text:p>-1936</text:p>
          </table:table-cell>
          <table:table-cell table:formula="of:=[.C247]+10+IF(MOD([.B247];3)=0;0;3-MOD([.B247];3))" office:value-type="float" office:value="1947" calcext:value-type="float">
            <text:p>194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1944" calcext:value-type="float">
            <text:p>1944</text:p>
          </table:table-cell>
          <table:table-cell/>
          <table:table-cell table:formula="of:=[.D248]-[.C248]" office:value-type="float" office:value="-1944" calcext:value-type="float">
            <text:p>-1944</text:p>
          </table:table-cell>
          <table:table-cell table:formula="of:=[.C248]+10+IF(MOD([.B248];3)=0;0;3-MOD([.B248];3))" office:value-type="float" office:value="1956" calcext:value-type="float">
            <text:p>19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1952" calcext:value-type="float">
            <text:p>1952</text:p>
          </table:table-cell>
          <table:table-cell/>
          <table:table-cell table:formula="of:=[.D249]-[.C249]" office:value-type="float" office:value="-1952" calcext:value-type="float">
            <text:p>-1952</text:p>
          </table:table-cell>
          <table:table-cell table:formula="of:=[.C249]+10+IF(MOD([.B249];3)=0;0;3-MOD([.B249];3))" office:value-type="float" office:value="1962" calcext:value-type="float">
            <text:p>19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1960" calcext:value-type="float">
            <text:p>1960</text:p>
          </table:table-cell>
          <table:table-cell/>
          <table:table-cell table:formula="of:=[.D250]-[.C250]" office:value-type="float" office:value="-1960" calcext:value-type="float">
            <text:p>-1960</text:p>
          </table:table-cell>
          <table:table-cell table:formula="of:=[.C250]+10+IF(MOD([.B250];3)=0;0;3-MOD([.B250];3))" office:value-type="float" office:value="1971" calcext:value-type="float">
            <text:p>197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1968" calcext:value-type="float">
            <text:p>1968</text:p>
          </table:table-cell>
          <table:table-cell/>
          <table:table-cell table:formula="of:=[.D251]-[.C251]" office:value-type="float" office:value="-1968" calcext:value-type="float">
            <text:p>-1968</text:p>
          </table:table-cell>
          <table:table-cell table:formula="of:=[.C251]+10+IF(MOD([.B251];3)=0;0;3-MOD([.B251];3))"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1976" calcext:value-type="float">
            <text:p>1976</text:p>
          </table:table-cell>
          <table:table-cell/>
          <table:table-cell table:formula="of:=[.D252]-[.C252]" office:value-type="float" office:value="-1976" calcext:value-type="float">
            <text:p>-1976</text:p>
          </table:table-cell>
          <table:table-cell table:formula="of:=[.C252]+10+IF(MOD([.B252];3)=0;0;3-MOD([.B252];3))"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(256-[.B253])*[.$B$3]*[.A253]*1000000" office:value-type="float" office:value="1984" calcext:value-type="float">
            <text:p>1984</text:p>
          </table:table-cell>
          <table:table-cell/>
          <table:table-cell table:formula="of:=[.D253]-[.C253]" office:value-type="float" office:value="-1984" calcext:value-type="float">
            <text:p>-1984</text:p>
          </table:table-cell>
          <table:table-cell table:formula="of:=[.C253]+10+IF(MOD([.B253];3)=0;0;3-MOD([.B253];3))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1992" calcext:value-type="float">
            <text:p>1992</text:p>
          </table:table-cell>
          <table:table-cell office:value-type="float" office:value="2004" calcext:value-type="float">
            <text:p>2004</text:p>
          </table:table-cell>
          <table:table-cell table:formula="of:=[.D254]-[.C254]" office:value-type="float" office:value="12.0000000000002" calcext:value-type="float">
            <text:p>12</text:p>
          </table:table-cell>
          <table:table-cell table:formula="of:=[.C254]+10+IF(MOD([.B254];3)=0;0;3-MOD([.B254];3))"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table:formula="of:=[.D255]-[.C255]" office:value-type="float" office:value="10" calcext:value-type="float">
            <text:p>10</text:p>
          </table:table-cell>
          <table:table-cell table:formula="of:=[.C255]+10+IF(MOD([.B255];3)=0;0;3-MOD([.B255];3))"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2008" calcext:value-type="float">
            <text:p>2008</text:p>
          </table:table-cell>
          <table:table-cell office:value-type="float" office:value="2019" calcext:value-type="float">
            <text:p>2019</text:p>
          </table:table-cell>
          <table:table-cell table:formula="of:=[.D256]-[.C256]" office:value-type="float" office:value="11.0000000000002" calcext:value-type="float">
            <text:p>11</text:p>
          </table:table-cell>
          <table:table-cell table:formula="of:=[.C256]+10+IF(MOD([.B256];3)=0;0;3-MOD([.B256];3))"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table:formula="of:=[.D257]-[.C257]" office:value-type="float" office:value="12" calcext:value-type="float">
            <text:p>12</text:p>
          </table:table-cell>
          <table:table-cell table:formula="of:=[.C257]+10+IF(MOD([.B257];3)=0;0;3-MOD([.B257];3))" office:value-type="float" office:value="2028" calcext:value-type="float">
            <text:p>202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2024" calcext:value-type="float">
            <text:p>2024</text:p>
          </table:table-cell>
          <table:table-cell office:value-type="float" office:value="2034" calcext:value-type="float">
            <text:p>2034</text:p>
          </table:table-cell>
          <table:table-cell table:formula="of:=[.D258]-[.C258]" office:value-type="float" office:value="10.0000000000002" calcext:value-type="float">
            <text:p>10</text:p>
          </table:table-cell>
          <table:table-cell table:formula="of:=[.C258]+10+IF(MOD([.B258];3)=0;0;3-MOD([.B258];3))" office:value-type="float" office:value="2034" calcext:value-type="float">
            <text:p>203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2032" calcext:value-type="float">
            <text:p>2032</text:p>
          </table:table-cell>
          <table:table-cell office:value-type="float" office:value="2043" calcext:value-type="float">
            <text:p>2043</text:p>
          </table:table-cell>
          <table:table-cell table:formula="of:=[.D259]-[.C259]" office:value-type="float" office:value="11" calcext:value-type="float">
            <text:p>11</text:p>
          </table:table-cell>
          <table:table-cell table:formula="of:=[.C259]+10+IF(MOD([.B259];3)=0;0;3-MOD([.B259];3))" office:value-type="float" office:value="2043" calcext:value-type="float">
            <text:p>204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2040" calcext:value-type="float">
            <text:p>2040</text:p>
          </table:table-cell>
          <table:table-cell office:value-type="float" office:value="2052" calcext:value-type="float">
            <text:p>2052</text:p>
          </table:table-cell>
          <table:table-cell table:formula="of:=[.D260]-[.C260]" office:value-type="float" office:value="12.0000000000002" calcext:value-type="float">
            <text:p>12</text:p>
          </table:table-cell>
          <table:table-cell table:formula="of:=[.C260]+10+IF(MOD([.B260];3)=0;0;3-MOD([.B260];3))" office:value-type="float" office:value="2052" calcext:value-type="float">
            <text:p>205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[.D261]-[.C261]" office:value-type="float" office:value="10" calcext:value-type="float">
            <text:p>10</text:p>
          </table:table-cell>
          <table:table-cell table:formula="of:=[.C261]+10+IF(MOD([.B261];3)=0;0;3-MOD([.B261];3))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D6]-[.C6]" office:value-type="float" office:value="11" calcext:value-type="float">
            <text:p>11</text:p>
          </table:table-cell>
          <table:table-cell table:formula="of:=[.C6]+10+IF(MOD([.B6];3)=2;0;MOD([.B6];3)+1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D7]-[.C7]" office:value-type="float" office:value="10" calcext:value-type="float">
            <text:p>10</text:p>
          </table:table-cell>
          <table:table-cell table:formula="of:=[.C7]+10+IF(MOD([.B7];3)=2;0;MOD([.B7];3)+1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2;0;MOD([.B8];3)+1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[.D9]-[.C9]" office:value-type="float" office:value="11" calcext:value-type="float">
            <text:p>11</text:p>
          </table:table-cell>
          <table:table-cell table:formula="of:=[.C9]+10+IF(MOD([.B9];3)=2;0;MOD([.B9];3)+1)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[.D10]-[.C10]" office:value-type="float" office:value="10" calcext:value-type="float">
            <text:p>10</text:p>
          </table:table-cell>
          <table:table-cell table:formula="of:=[.C10]+10+IF(MOD([.B10];3)=2;0;MOD([.B10];3)+1)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2;0;MOD([.B11];3)+1)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formula="of:=[.D12]-[.C12]" office:value-type="float" office:value="11" calcext:value-type="float">
            <text:p>11</text:p>
          </table:table-cell>
          <table:table-cell table:formula="of:=[.C12]+10+IF(MOD([.B12];3)=2;0;MOD([.B12];3)+1)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128" calcext:value-type="float">
            <text:p>128</text:p>
          </table:table-cell>
          <table:table-cell/>
          <table:table-cell table:formula="of:=[.D13]-[.C13]" office:value-type="float" office:value="-128" calcext:value-type="float">
            <text:p>-128</text:p>
          </table:table-cell>
          <table:table-cell table:formula="of:=[.C13]+10+IF(MOD([.B13];3)=2;0;MOD([.B13];3)+1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144" calcext:value-type="float">
            <text:p>144</text:p>
          </table:table-cell>
          <table:table-cell/>
          <table:table-cell table:formula="of:=[.D14]-[.C14]" office:value-type="float" office:value="-144" calcext:value-type="float">
            <text:p>-144</text:p>
          </table:table-cell>
          <table:table-cell table:formula="of:=[.C14]+10+IF(MOD([.B14];3)=2;0;MOD([.B14];3)+1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160" calcext:value-type="float">
            <text:p>160</text:p>
          </table:table-cell>
          <table:table-cell/>
          <table:table-cell table:formula="of:=[.D15]-[.C15]" office:value-type="float" office:value="-160" calcext:value-type="float">
            <text:p>-160</text:p>
          </table:table-cell>
          <table:table-cell table:formula="of:=[.C15]+10+IF(MOD([.B15];3)=2;0;MOD([.B15];3)+1)"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176" calcext:value-type="float">
            <text:p>176</text:p>
          </table:table-cell>
          <table:table-cell table:style-name="ce2"/>
          <table:table-cell table:style-name="ce2" table:formula="of:=[.D16]-[.C16]" office:value-type="float" office:value="-176" calcext:value-type="float">
            <text:p>-176</text:p>
          </table:table-cell>
          <table:table-cell table:formula="of:=[.C16]+10+IF(MOD([.B16];3)=2;0;MOD([.B16];3)+1)" office:value-type="float" office:value="186" calcext:value-type="float">
            <text:p>186</text:p>
          </table:table-cell>
          <table:table-cell table:style-name="ce2"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192" calcext:value-type="float">
            <text:p>192</text:p>
          </table:table-cell>
          <table:table-cell/>
          <table:table-cell table:formula="of:=[.D17]-[.C17]" office:value-type="float" office:value="-192" calcext:value-type="float">
            <text:p>-192</text:p>
          </table:table-cell>
          <table:table-cell table:formula="of:=[.C17]+10+IF(MOD([.B17];3)=2;0;MOD([.B17];3)+1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208" calcext:value-type="float">
            <text:p>208</text:p>
          </table:table-cell>
          <table:table-cell table:style-name="ce3"/>
          <table:table-cell table:formula="of:=[.D18]-[.C18]" office:value-type="float" office:value="-208" calcext:value-type="float">
            <text:p>-208</text:p>
          </table:table-cell>
          <table:table-cell table:formula="of:=[.C18]+10+IF(MOD([.B18];3)=2;0;MOD([.B18];3)+1)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224" calcext:value-type="float">
            <text:p>224</text:p>
          </table:table-cell>
          <table:table-cell/>
          <table:table-cell table:formula="of:=[.D19]-[.C19]" office:value-type="float" office:value="-224" calcext:value-type="float">
            <text:p>-224</text:p>
          </table:table-cell>
          <table:table-cell table:formula="of:=[.C19]+10+IF(MOD([.B19];3)=2;0;MOD([.B19];3)+1)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240" calcext:value-type="float">
            <text:p>240</text:p>
          </table:table-cell>
          <table:table-cell/>
          <table:table-cell table:formula="of:=[.D20]-[.C20]" office:value-type="float" office:value="-240" calcext:value-type="float">
            <text:p>-240</text:p>
          </table:table-cell>
          <table:table-cell table:formula="of:=[.C20]+10+IF(MOD([.B20];3)=2;0;MOD([.B20];3)+1)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256" calcext:value-type="float">
            <text:p>256</text:p>
          </table:table-cell>
          <table:table-cell/>
          <table:table-cell table:formula="of:=[.D21]-[.C21]" office:value-type="float" office:value="-256" calcext:value-type="float">
            <text:p>-256</text:p>
          </table:table-cell>
          <table:table-cell table:formula="of:=[.C21]+10+IF(MOD([.B21];3)=2;0;MOD([.B21];3)+1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272" calcext:value-type="float">
            <text:p>272</text:p>
          </table:table-cell>
          <table:table-cell/>
          <table:table-cell table:formula="of:=[.D22]-[.C22]" office:value-type="float" office:value="-272" calcext:value-type="float">
            <text:p>-272</text:p>
          </table:table-cell>
          <table:table-cell table:formula="of:=[.C22]+10+IF(MOD([.B22];3)=2;0;MOD([.B22];3)+1)"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288" calcext:value-type="float">
            <text:p>288</text:p>
          </table:table-cell>
          <table:table-cell/>
          <table:table-cell table:formula="of:=[.D23]-[.C23]" office:value-type="float" office:value="-288" calcext:value-type="float">
            <text:p>-288</text:p>
          </table:table-cell>
          <table:table-cell table:formula="of:=[.C23]+10+IF(MOD([.B23];3)=2;0;MOD([.B23];3)+1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304" calcext:value-type="float">
            <text:p>304</text:p>
          </table:table-cell>
          <table:table-cell/>
          <table:table-cell table:formula="of:=[.D24]-[.C24]" office:value-type="float" office:value="-304" calcext:value-type="float">
            <text:p>-304</text:p>
          </table:table-cell>
          <table:table-cell table:formula="of:=[.C24]+10+IF(MOD([.B24];3)=2;0;MOD([.B24];3)+1)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320" calcext:value-type="float">
            <text:p>320</text:p>
          </table:table-cell>
          <table:table-cell/>
          <table:table-cell table:formula="of:=[.D25]-[.C25]" office:value-type="float" office:value="-320" calcext:value-type="float">
            <text:p>-320</text:p>
          </table:table-cell>
          <table:table-cell table:formula="of:=[.C25]+10+IF(MOD([.B25];3)=2;0;MOD([.B25];3)+1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336" calcext:value-type="float">
            <text:p>336</text:p>
          </table:table-cell>
          <table:table-cell/>
          <table:table-cell table:formula="of:=[.D26]-[.C26]" office:value-type="float" office:value="-336" calcext:value-type="float">
            <text:p>-336</text:p>
          </table:table-cell>
          <table:table-cell table:formula="of:=[.C26]+10+IF(MOD([.B26];3)=2;0;MOD([.B26];3)+1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352" calcext:value-type="float">
            <text:p>352</text:p>
          </table:table-cell>
          <table:table-cell/>
          <table:table-cell table:formula="of:=[.D27]-[.C27]" office:value-type="float" office:value="-352" calcext:value-type="float">
            <text:p>-352</text:p>
          </table:table-cell>
          <table:table-cell table:formula="of:=[.C27]+10+IF(MOD([.B27];3)=2;0;MOD([.B27];3)+1)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368" calcext:value-type="float">
            <text:p>368</text:p>
          </table:table-cell>
          <table:table-cell/>
          <table:table-cell table:formula="of:=[.D28]-[.C28]" office:value-type="float" office:value="-368" calcext:value-type="float">
            <text:p>-368</text:p>
          </table:table-cell>
          <table:table-cell table:formula="of:=[.C28]+10+IF(MOD([.B28];3)=2;0;MOD([.B28];3)+1)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384" calcext:value-type="float">
            <text:p>384</text:p>
          </table:table-cell>
          <table:table-cell/>
          <table:table-cell table:formula="of:=[.D29]-[.C29]" office:value-type="float" office:value="-384" calcext:value-type="float">
            <text:p>-384</text:p>
          </table:table-cell>
          <table:table-cell table:formula="of:=[.C29]+10+IF(MOD([.B29];3)=2;0;MOD([.B29];3)+1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400" calcext:value-type="float">
            <text:p>400</text:p>
          </table:table-cell>
          <table:table-cell/>
          <table:table-cell table:formula="of:=[.D30]-[.C30]" office:value-type="float" office:value="-400" calcext:value-type="float">
            <text:p>-400</text:p>
          </table:table-cell>
          <table:table-cell table:formula="of:=[.C30]+10+IF(MOD([.B30];3)=2;0;MOD([.B30];3)+1)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416" calcext:value-type="float">
            <text:p>416</text:p>
          </table:table-cell>
          <table:table-cell/>
          <table:table-cell table:formula="of:=[.D31]-[.C31]" office:value-type="float" office:value="-416" calcext:value-type="float">
            <text:p>-416</text:p>
          </table:table-cell>
          <table:table-cell table:formula="of:=[.C31]+10+IF(MOD([.B31];3)=2;0;MOD([.B31];3)+1)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432" calcext:value-type="float">
            <text:p>432</text:p>
          </table:table-cell>
          <table:table-cell/>
          <table:table-cell table:formula="of:=[.D32]-[.C32]" office:value-type="float" office:value="-432" calcext:value-type="float">
            <text:p>-432</text:p>
          </table:table-cell>
          <table:table-cell table:formula="of:=[.C32]+10+IF(MOD([.B32];3)=2;0;MOD([.B32];3)+1)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448" calcext:value-type="float">
            <text:p>448</text:p>
          </table:table-cell>
          <table:table-cell/>
          <table:table-cell table:formula="of:=[.D33]-[.C33]" office:value-type="float" office:value="-448" calcext:value-type="float">
            <text:p>-448</text:p>
          </table:table-cell>
          <table:table-cell table:formula="of:=[.C33]+10+IF(MOD([.B33];3)=2;0;MOD([.B33];3)+1)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464" calcext:value-type="float">
            <text:p>464</text:p>
          </table:table-cell>
          <table:table-cell/>
          <table:table-cell table:formula="of:=[.D34]-[.C34]" office:value-type="float" office:value="-464" calcext:value-type="float">
            <text:p>-464</text:p>
          </table:table-cell>
          <table:table-cell table:formula="of:=[.C34]+10+IF(MOD([.B34];3)=2;0;MOD([.B34];3)+1)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480" calcext:value-type="float">
            <text:p>480</text:p>
          </table:table-cell>
          <table:table-cell/>
          <table:table-cell table:formula="of:=[.D35]-[.C35]" office:value-type="float" office:value="-480" calcext:value-type="float">
            <text:p>-480</text:p>
          </table:table-cell>
          <table:table-cell table:formula="of:=[.C35]+10+IF(MOD([.B35];3)=2;0;MOD([.B35];3)+1)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496" calcext:value-type="float">
            <text:p>496</text:p>
          </table:table-cell>
          <table:table-cell/>
          <table:table-cell table:formula="of:=[.D36]-[.C36]" office:value-type="float" office:value="-496" calcext:value-type="float">
            <text:p>-496</text:p>
          </table:table-cell>
          <table:table-cell table:formula="of:=[.C36]+10+IF(MOD([.B36];3)=2;0;MOD([.B36];3)+1)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512" calcext:value-type="float">
            <text:p>512</text:p>
          </table:table-cell>
          <table:table-cell/>
          <table:table-cell table:formula="of:=[.D37]-[.C37]" office:value-type="float" office:value="-512" calcext:value-type="float">
            <text:p>-512</text:p>
          </table:table-cell>
          <table:table-cell table:formula="of:=[.C37]+10+IF(MOD([.B37];3)=2;0;MOD([.B37];3)+1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528" calcext:value-type="float">
            <text:p>528</text:p>
          </table:table-cell>
          <table:table-cell/>
          <table:table-cell table:formula="of:=[.D38]-[.C38]" office:value-type="float" office:value="-528" calcext:value-type="float">
            <text:p>-528</text:p>
          </table:table-cell>
          <table:table-cell table:formula="of:=[.C38]+10+IF(MOD([.B38];3)=2;0;MOD([.B38];3)+1)"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544" calcext:value-type="float">
            <text:p>544</text:p>
          </table:table-cell>
          <table:table-cell/>
          <table:table-cell table:formula="of:=[.D39]-[.C39]" office:value-type="float" office:value="-544" calcext:value-type="float">
            <text:p>-544</text:p>
          </table:table-cell>
          <table:table-cell table:formula="of:=[.C39]+10+IF(MOD([.B39];3)=2;0;MOD([.B39];3)+1)"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560" calcext:value-type="float">
            <text:p>560</text:p>
          </table:table-cell>
          <table:table-cell/>
          <table:table-cell table:formula="of:=[.D40]-[.C40]" office:value-type="float" office:value="-560" calcext:value-type="float">
            <text:p>-560</text:p>
          </table:table-cell>
          <table:table-cell table:formula="of:=[.C40]+10+IF(MOD([.B40];3)=2;0;MOD([.B40];3)+1)"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576" calcext:value-type="float">
            <text:p>576</text:p>
          </table:table-cell>
          <table:table-cell/>
          <table:table-cell table:formula="of:=[.D41]-[.C41]" office:value-type="float" office:value="-576" calcext:value-type="float">
            <text:p>-576</text:p>
          </table:table-cell>
          <table:table-cell table:formula="of:=[.C41]+10+IF(MOD([.B41];3)=2;0;MOD([.B41];3)+1)" office:value-type="float" office:value="588" calcext:value-type="float">
            <text:p>58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592" calcext:value-type="float">
            <text:p>592</text:p>
          </table:table-cell>
          <table:table-cell/>
          <table:table-cell table:formula="of:=[.D42]-[.C42]" office:value-type="float" office:value="-592" calcext:value-type="float">
            <text:p>-592</text:p>
          </table:table-cell>
          <table:table-cell table:formula="of:=[.C42]+10+IF(MOD([.B42];3)=2;0;MOD([.B42];3)+1)"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608" calcext:value-type="float">
            <text:p>608</text:p>
          </table:table-cell>
          <table:table-cell/>
          <table:table-cell table:formula="of:=[.D43]-[.C43]" office:value-type="float" office:value="-608" calcext:value-type="float">
            <text:p>-608</text:p>
          </table:table-cell>
          <table:table-cell table:formula="of:=[.C43]+10+IF(MOD([.B43];3)=2;0;MOD([.B43];3)+1)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624" calcext:value-type="float">
            <text:p>624</text:p>
          </table:table-cell>
          <table:table-cell/>
          <table:table-cell table:formula="of:=[.D44]-[.C44]" office:value-type="float" office:value="-624" calcext:value-type="float">
            <text:p>-624</text:p>
          </table:table-cell>
          <table:table-cell table:formula="of:=[.C44]+10+IF(MOD([.B44];3)=2;0;MOD([.B44];3)+1)"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640" calcext:value-type="float">
            <text:p>640</text:p>
          </table:table-cell>
          <table:table-cell/>
          <table:table-cell table:formula="of:=[.D45]-[.C45]" office:value-type="float" office:value="-640" calcext:value-type="float">
            <text:p>-640</text:p>
          </table:table-cell>
          <table:table-cell table:formula="of:=[.C45]+10+IF(MOD([.B45];3)=2;0;MOD([.B45];3)+1)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656" calcext:value-type="float">
            <text:p>656</text:p>
          </table:table-cell>
          <table:table-cell/>
          <table:table-cell table:formula="of:=[.D46]-[.C46]" office:value-type="float" office:value="-656" calcext:value-type="float">
            <text:p>-656</text:p>
          </table:table-cell>
          <table:table-cell table:formula="of:=[.C46]+10+IF(MOD([.B46];3)=2;0;MOD([.B46];3)+1)" office:value-type="float" office:value="666" calcext:value-type="float">
            <text:p>66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672" calcext:value-type="float">
            <text:p>672</text:p>
          </table:table-cell>
          <table:table-cell/>
          <table:table-cell table:formula="of:=[.D47]-[.C47]" office:value-type="float" office:value="-672" calcext:value-type="float">
            <text:p>-672</text:p>
          </table:table-cell>
          <table:table-cell table:formula="of:=[.C47]+10+IF(MOD([.B47];3)=2;0;MOD([.B47];3)+1)"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688" calcext:value-type="float">
            <text:p>688</text:p>
          </table:table-cell>
          <table:table-cell/>
          <table:table-cell table:formula="of:=[.D48]-[.C48]" office:value-type="float" office:value="-688" calcext:value-type="float">
            <text:p>-688</text:p>
          </table:table-cell>
          <table:table-cell table:formula="of:=[.C48]+10+IF(MOD([.B48];3)=2;0;MOD([.B48];3)+1)"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704" calcext:value-type="float">
            <text:p>704</text:p>
          </table:table-cell>
          <table:table-cell/>
          <table:table-cell table:formula="of:=[.D49]-[.C49]" office:value-type="float" office:value="-704" calcext:value-type="float">
            <text:p>-704</text:p>
          </table:table-cell>
          <table:table-cell table:formula="of:=[.C49]+10+IF(MOD([.B49];3)=2;0;MOD([.B49];3)+1)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720" calcext:value-type="float">
            <text:p>720</text:p>
          </table:table-cell>
          <table:table-cell/>
          <table:table-cell table:formula="of:=[.D50]-[.C50]" office:value-type="float" office:value="-720" calcext:value-type="float">
            <text:p>-720</text:p>
          </table:table-cell>
          <table:table-cell table:formula="of:=[.C50]+10+IF(MOD([.B50];3)=2;0;MOD([.B50];3)+1)"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736" calcext:value-type="float">
            <text:p>736</text:p>
          </table:table-cell>
          <table:table-cell/>
          <table:table-cell table:formula="of:=[.D51]-[.C51]" office:value-type="float" office:value="-736" calcext:value-type="float">
            <text:p>-736</text:p>
          </table:table-cell>
          <table:table-cell table:formula="of:=[.C51]+10+IF(MOD([.B51];3)=2;0;MOD([.B51];3)+1)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752" calcext:value-type="float">
            <text:p>752</text:p>
          </table:table-cell>
          <table:table-cell/>
          <table:table-cell table:formula="of:=[.D52]-[.C52]" office:value-type="float" office:value="-752" calcext:value-type="float">
            <text:p>-752</text:p>
          </table:table-cell>
          <table:table-cell table:formula="of:=[.C52]+10+IF(MOD([.B52];3)=2;0;MOD([.B52];3)+1)"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768" calcext:value-type="float">
            <text:p>768</text:p>
          </table:table-cell>
          <table:table-cell/>
          <table:table-cell table:formula="of:=[.D53]-[.C53]" office:value-type="float" office:value="-768" calcext:value-type="float">
            <text:p>-768</text:p>
          </table:table-cell>
          <table:table-cell table:formula="of:=[.C53]+10+IF(MOD([.B53];3)=2;0;MOD([.B53];3)+1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784" calcext:value-type="float">
            <text:p>784</text:p>
          </table:table-cell>
          <table:table-cell/>
          <table:table-cell table:formula="of:=[.D54]-[.C54]" office:value-type="float" office:value="-784" calcext:value-type="float">
            <text:p>-784</text:p>
          </table:table-cell>
          <table:table-cell table:formula="of:=[.C54]+10+IF(MOD([.B54];3)=2;0;MOD([.B54];3)+1)" office:value-type="float" office:value="795" calcext:value-type="float">
            <text:p>79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800" calcext:value-type="float">
            <text:p>800</text:p>
          </table:table-cell>
          <table:table-cell/>
          <table:table-cell table:formula="of:=[.D55]-[.C55]" office:value-type="float" office:value="-800" calcext:value-type="float">
            <text:p>-800</text:p>
          </table:table-cell>
          <table:table-cell table:formula="of:=[.C55]+10+IF(MOD([.B55];3)=2;0;MOD([.B55];3)+1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816" calcext:value-type="float">
            <text:p>816</text:p>
          </table:table-cell>
          <table:table-cell/>
          <table:table-cell table:formula="of:=[.D56]-[.C56]" office:value-type="float" office:value="-816" calcext:value-type="float">
            <text:p>-816</text:p>
          </table:table-cell>
          <table:table-cell table:formula="of:=[.C56]+10+IF(MOD([.B56];3)=2;0;MOD([.B56];3)+1)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832" calcext:value-type="float">
            <text:p>832</text:p>
          </table:table-cell>
          <table:table-cell/>
          <table:table-cell table:formula="of:=[.D57]-[.C57]" office:value-type="float" office:value="-832" calcext:value-type="float">
            <text:p>-832</text:p>
          </table:table-cell>
          <table:table-cell table:formula="of:=[.C57]+10+IF(MOD([.B57];3)=2;0;MOD([.B57];3)+1)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848" calcext:value-type="float">
            <text:p>848</text:p>
          </table:table-cell>
          <table:table-cell/>
          <table:table-cell table:formula="of:=[.D58]-[.C58]" office:value-type="float" office:value="-848" calcext:value-type="float">
            <text:p>-848</text:p>
          </table:table-cell>
          <table:table-cell table:formula="of:=[.C58]+10+IF(MOD([.B58];3)=2;0;MOD([.B58];3)+1)" office:value-type="float" office:value="858" calcext:value-type="float">
            <text:p>85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864" calcext:value-type="float">
            <text:p>864</text:p>
          </table:table-cell>
          <table:table-cell/>
          <table:table-cell table:formula="of:=[.D59]-[.C59]" office:value-type="float" office:value="-864" calcext:value-type="float">
            <text:p>-864</text:p>
          </table:table-cell>
          <table:table-cell table:formula="of:=[.C59]+10+IF(MOD([.B59];3)=2;0;MOD([.B59];3)+1)" office:value-type="float" office:value="876" calcext:value-type="float">
            <text:p>87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880" calcext:value-type="float">
            <text:p>880</text:p>
          </table:table-cell>
          <table:table-cell/>
          <table:table-cell table:formula="of:=[.D60]-[.C60]" office:value-type="float" office:value="-880" calcext:value-type="float">
            <text:p>-880</text:p>
          </table:table-cell>
          <table:table-cell table:formula="of:=[.C60]+10+IF(MOD([.B60];3)=2;0;MOD([.B60];3)+1)" office:value-type="float" office:value="891" calcext:value-type="float">
            <text:p>89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896" calcext:value-type="float">
            <text:p>896</text:p>
          </table:table-cell>
          <table:table-cell/>
          <table:table-cell table:formula="of:=[.D61]-[.C61]" office:value-type="float" office:value="-896" calcext:value-type="float">
            <text:p>-896</text:p>
          </table:table-cell>
          <table:table-cell table:formula="of:=[.C61]+10+IF(MOD([.B61];3)=2;0;MOD([.B61];3)+1)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912" calcext:value-type="float">
            <text:p>912</text:p>
          </table:table-cell>
          <table:table-cell/>
          <table:table-cell table:formula="of:=[.D62]-[.C62]" office:value-type="float" office:value="-912" calcext:value-type="float">
            <text:p>-912</text:p>
          </table:table-cell>
          <table:table-cell table:formula="of:=[.C62]+10+IF(MOD([.B62];3)=2;0;MOD([.B62];3)+1)"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928" calcext:value-type="float">
            <text:p>928</text:p>
          </table:table-cell>
          <table:table-cell/>
          <table:table-cell table:formula="of:=[.D63]-[.C63]" office:value-type="float" office:value="-928" calcext:value-type="float">
            <text:p>-928</text:p>
          </table:table-cell>
          <table:table-cell table:formula="of:=[.C63]+10+IF(MOD([.B63];3)=2;0;MOD([.B63];3)+1)"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944" calcext:value-type="float">
            <text:p>944</text:p>
          </table:table-cell>
          <table:table-cell/>
          <table:table-cell table:formula="of:=[.D64]-[.C64]" office:value-type="float" office:value="-944" calcext:value-type="float">
            <text:p>-944</text:p>
          </table:table-cell>
          <table:table-cell table:formula="of:=[.C64]+10+IF(MOD([.B64];3)=2;0;MOD([.B64];3)+1)"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960" calcext:value-type="float">
            <text:p>960</text:p>
          </table:table-cell>
          <table:table-cell/>
          <table:table-cell table:formula="of:=[.D65]-[.C65]" office:value-type="float" office:value="-960" calcext:value-type="float">
            <text:p>-960</text:p>
          </table:table-cell>
          <table:table-cell table:formula="of:=[.C65]+10+IF(MOD([.B65];3)=2;0;MOD([.B65];3)+1)" office:value-type="float" office:value="972" calcext:value-type="float">
            <text:p>97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976" calcext:value-type="float">
            <text:p>976</text:p>
          </table:table-cell>
          <table:table-cell/>
          <table:table-cell table:formula="of:=[.D66]-[.C66]" office:value-type="float" office:value="-976" calcext:value-type="float">
            <text:p>-976</text:p>
          </table:table-cell>
          <table:table-cell table:formula="of:=[.C66]+10+IF(MOD([.B66];3)=2;0;MOD([.B66];3)+1)"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992" calcext:value-type="float">
            <text:p>992</text:p>
          </table:table-cell>
          <table:table-cell/>
          <table:table-cell table:formula="of:=[.D67]-[.C67]" office:value-type="float" office:value="-992" calcext:value-type="float">
            <text:p>-992</text:p>
          </table:table-cell>
          <table:table-cell table:formula="of:=[.C67]+10+IF(MOD([.B67];3)=2;0;MOD([.B67];3)+1)" office:value-type="float" office:value="1002" calcext:value-type="float">
            <text:p>100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1008" calcext:value-type="float">
            <text:p>1008</text:p>
          </table:table-cell>
          <table:table-cell/>
          <table:table-cell table:formula="of:=[.D68]-[.C68]" office:value-type="float" office:value="-1008" calcext:value-type="float">
            <text:p>-1008</text:p>
          </table:table-cell>
          <table:table-cell table:formula="of:=[.C68]+10+IF(MOD([.B68];3)=2;0;MOD([.B68];3)+1)" office:value-type="float" office:value="1020" calcext:value-type="float">
            <text:p>102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1024" calcext:value-type="float">
            <text:p>1024</text:p>
          </table:table-cell>
          <table:table-cell/>
          <table:table-cell table:formula="of:=[.D69]-[.C69]" office:value-type="float" office:value="-1024" calcext:value-type="float">
            <text:p>-1024</text:p>
          </table:table-cell>
          <table:table-cell table:formula="of:=[.C69]+10+IF(MOD([.B69];3)=2;0;MOD([.B69];3)+1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1040" calcext:value-type="float">
            <text:p>1040</text:p>
          </table:table-cell>
          <table:table-cell/>
          <table:table-cell table:formula="of:=[.D70]-[.C70]" office:value-type="float" office:value="-1040" calcext:value-type="float">
            <text:p>-1040</text:p>
          </table:table-cell>
          <table:table-cell table:formula="of:=[.C70]+10+IF(MOD([.B70];3)=2;0;MOD([.B70];3)+1)" office:value-type="float" office:value="1050" calcext:value-type="float">
            <text:p>105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1056" calcext:value-type="float">
            <text:p>1056</text:p>
          </table:table-cell>
          <table:table-cell/>
          <table:table-cell table:formula="of:=[.D71]-[.C71]" office:value-type="float" office:value="-1056" calcext:value-type="float">
            <text:p>-1056</text:p>
          </table:table-cell>
          <table:table-cell table:formula="of:=[.C71]+10+IF(MOD([.B71];3)=2;0;MOD([.B71];3)+1)" office:value-type="float" office:value="1068" calcext:value-type="float">
            <text:p>1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1072" calcext:value-type="float">
            <text:p>1072</text:p>
          </table:table-cell>
          <table:table-cell/>
          <table:table-cell table:formula="of:=[.D72]-[.C72]" office:value-type="float" office:value="-1072" calcext:value-type="float">
            <text:p>-1072</text:p>
          </table:table-cell>
          <table:table-cell table:formula="of:=[.C72]+10+IF(MOD([.B72];3)=2;0;MOD([.B72];3)+1)" office:value-type="float" office:value="1083" calcext:value-type="float">
            <text:p>108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1088" calcext:value-type="float">
            <text:p>1088</text:p>
          </table:table-cell>
          <table:table-cell/>
          <table:table-cell table:formula="of:=[.D73]-[.C73]" office:value-type="float" office:value="-1088" calcext:value-type="float">
            <text:p>-1088</text:p>
          </table:table-cell>
          <table:table-cell table:formula="of:=[.C73]+10+IF(MOD([.B73];3)=2;0;MOD([.B73];3)+1)" office:value-type="float" office:value="1098" calcext:value-type="float">
            <text:p>109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1104" calcext:value-type="float">
            <text:p>1104</text:p>
          </table:table-cell>
          <table:table-cell/>
          <table:table-cell table:formula="of:=[.D74]-[.C74]" office:value-type="float" office:value="-1104" calcext:value-type="float">
            <text:p>-1104</text:p>
          </table:table-cell>
          <table:table-cell table:formula="of:=[.C74]+10+IF(MOD([.B74];3)=2;0;MOD([.B74];3)+1)" office:value-type="float" office:value="1116" calcext:value-type="float">
            <text:p>111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1120" calcext:value-type="float">
            <text:p>1120</text:p>
          </table:table-cell>
          <table:table-cell/>
          <table:table-cell table:formula="of:=[.D75]-[.C75]" office:value-type="float" office:value="-1120" calcext:value-type="float">
            <text:p>-1120</text:p>
          </table:table-cell>
          <table:table-cell table:formula="of:=[.C75]+10+IF(MOD([.B75];3)=2;0;MOD([.B75];3)+1)" office:value-type="float" office:value="1131" calcext:value-type="float">
            <text:p>113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1136" calcext:value-type="float">
            <text:p>1136</text:p>
          </table:table-cell>
          <table:table-cell/>
          <table:table-cell table:formula="of:=[.D76]-[.C76]" office:value-type="float" office:value="-1136" calcext:value-type="float">
            <text:p>-1136</text:p>
          </table:table-cell>
          <table:table-cell table:formula="of:=[.C76]+10+IF(MOD([.B76];3)=2;0;MOD([.B76];3)+1)" office:value-type="float" office:value="1146" calcext:value-type="float">
            <text:p>114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1152" calcext:value-type="float">
            <text:p>1152</text:p>
          </table:table-cell>
          <table:table-cell/>
          <table:table-cell table:formula="of:=[.D77]-[.C77]" office:value-type="float" office:value="-1152" calcext:value-type="float">
            <text:p>-1152</text:p>
          </table:table-cell>
          <table:table-cell table:formula="of:=[.C77]+10+IF(MOD([.B77];3)=2;0;MOD([.B77];3)+1)" office:value-type="float" office:value="1164" calcext:value-type="float">
            <text:p>11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1168" calcext:value-type="float">
            <text:p>1168</text:p>
          </table:table-cell>
          <table:table-cell/>
          <table:table-cell table:formula="of:=[.D78]-[.C78]" office:value-type="float" office:value="-1168" calcext:value-type="float">
            <text:p>-1168</text:p>
          </table:table-cell>
          <table:table-cell table:formula="of:=[.C78]+10+IF(MOD([.B78];3)=2;0;MOD([.B78];3)+1)" office:value-type="float" office:value="1179" calcext:value-type="float">
            <text:p>11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1184" calcext:value-type="float">
            <text:p>1184</text:p>
          </table:table-cell>
          <table:table-cell/>
          <table:table-cell table:formula="of:=[.D79]-[.C79]" office:value-type="float" office:value="-1184" calcext:value-type="float">
            <text:p>-1184</text:p>
          </table:table-cell>
          <table:table-cell table:formula="of:=[.C79]+10+IF(MOD([.B79];3)=2;0;MOD([.B79];3)+1)" office:value-type="float" office:value="1194" calcext:value-type="float">
            <text:p>119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1200" calcext:value-type="float">
            <text:p>1200</text:p>
          </table:table-cell>
          <table:table-cell/>
          <table:table-cell table:formula="of:=[.D80]-[.C80]" office:value-type="float" office:value="-1200" calcext:value-type="float">
            <text:p>-1200</text:p>
          </table:table-cell>
          <table:table-cell table:formula="of:=[.C80]+10+IF(MOD([.B80];3)=2;0;MOD([.B80];3)+1)" office:value-type="float" office:value="1212" calcext:value-type="float">
            <text:p>121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1216" calcext:value-type="float">
            <text:p>1216</text:p>
          </table:table-cell>
          <table:table-cell/>
          <table:table-cell table:formula="of:=[.D81]-[.C81]" office:value-type="float" office:value="-1216" calcext:value-type="float">
            <text:p>-1216</text:p>
          </table:table-cell>
          <table:table-cell table:formula="of:=[.C81]+10+IF(MOD([.B81];3)=2;0;MOD([.B81];3)+1)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1232" calcext:value-type="float">
            <text:p>1232</text:p>
          </table:table-cell>
          <table:table-cell/>
          <table:table-cell table:formula="of:=[.D82]-[.C82]" office:value-type="float" office:value="-1232" calcext:value-type="float">
            <text:p>-1232</text:p>
          </table:table-cell>
          <table:table-cell table:formula="of:=[.C82]+10+IF(MOD([.B82];3)=2;0;MOD([.B82];3)+1)" office:value-type="float" office:value="1242" calcext:value-type="float">
            <text:p>124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1248" calcext:value-type="float">
            <text:p>1248</text:p>
          </table:table-cell>
          <table:table-cell/>
          <table:table-cell table:formula="of:=[.D83]-[.C83]" office:value-type="float" office:value="-1248" calcext:value-type="float">
            <text:p>-1248</text:p>
          </table:table-cell>
          <table:table-cell table:formula="of:=[.C83]+10+IF(MOD([.B83];3)=2;0;MOD([.B83];3)+1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1264" calcext:value-type="float">
            <text:p>1264</text:p>
          </table:table-cell>
          <table:table-cell/>
          <table:table-cell table:formula="of:=[.D84]-[.C84]" office:value-type="float" office:value="-1264" calcext:value-type="float">
            <text:p>-1264</text:p>
          </table:table-cell>
          <table:table-cell table:formula="of:=[.C84]+10+IF(MOD([.B84];3)=2;0;MOD([.B84];3)+1)" office:value-type="float" office:value="1275" calcext:value-type="float">
            <text:p>1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1280" calcext:value-type="float">
            <text:p>1280</text:p>
          </table:table-cell>
          <table:table-cell/>
          <table:table-cell table:formula="of:=[.D85]-[.C85]" office:value-type="float" office:value="-1280" calcext:value-type="float">
            <text:p>-1280</text:p>
          </table:table-cell>
          <table:table-cell table:formula="of:=[.C85]+10+IF(MOD([.B85];3)=2;0;MOD([.B85];3)+1)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1296" calcext:value-type="float">
            <text:p>1296</text:p>
          </table:table-cell>
          <table:table-cell/>
          <table:table-cell table:formula="of:=[.D86]-[.C86]" office:value-type="float" office:value="-1296" calcext:value-type="float">
            <text:p>-1296</text:p>
          </table:table-cell>
          <table:table-cell table:formula="of:=[.C86]+10+IF(MOD([.B86];3)=2;0;MOD([.B86];3)+1)" office:value-type="float" office:value="1308" calcext:value-type="float">
            <text:p>130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1312" calcext:value-type="float">
            <text:p>1312</text:p>
          </table:table-cell>
          <table:table-cell/>
          <table:table-cell table:formula="of:=[.D87]-[.C87]" office:value-type="float" office:value="-1312" calcext:value-type="float">
            <text:p>-1312</text:p>
          </table:table-cell>
          <table:table-cell table:formula="of:=[.C87]+10+IF(MOD([.B87];3)=2;0;MOD([.B87];3)+1)" office:value-type="float" office:value="1323" calcext:value-type="float">
            <text:p>132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1328" calcext:value-type="float">
            <text:p>1328</text:p>
          </table:table-cell>
          <table:table-cell/>
          <table:table-cell table:formula="of:=[.D88]-[.C88]" office:value-type="float" office:value="-1328" calcext:value-type="float">
            <text:p>-1328</text:p>
          </table:table-cell>
          <table:table-cell table:formula="of:=[.C88]+10+IF(MOD([.B88];3)=2;0;MOD([.B88];3)+1)" office:value-type="float" office:value="1338" calcext:value-type="float">
            <text:p>133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1344" calcext:value-type="float">
            <text:p>1344</text:p>
          </table:table-cell>
          <table:table-cell/>
          <table:table-cell table:formula="of:=[.D89]-[.C89]" office:value-type="float" office:value="-1344" calcext:value-type="float">
            <text:p>-1344</text:p>
          </table:table-cell>
          <table:table-cell table:formula="of:=[.C89]+10+IF(MOD([.B89];3)=2;0;MOD([.B89];3)+1)" office:value-type="float" office:value="1356" calcext:value-type="float">
            <text:p>135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1360" calcext:value-type="float">
            <text:p>1360</text:p>
          </table:table-cell>
          <table:table-cell/>
          <table:table-cell table:formula="of:=[.D90]-[.C90]" office:value-type="float" office:value="-1360" calcext:value-type="float">
            <text:p>-1360</text:p>
          </table:table-cell>
          <table:table-cell table:formula="of:=[.C90]+10+IF(MOD([.B90];3)=2;0;MOD([.B90];3)+1)" office:value-type="float" office:value="1371" calcext:value-type="float">
            <text:p>137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1376" calcext:value-type="float">
            <text:p>1376</text:p>
          </table:table-cell>
          <table:table-cell/>
          <table:table-cell table:formula="of:=[.D91]-[.C91]" office:value-type="float" office:value="-1376" calcext:value-type="float">
            <text:p>-1376</text:p>
          </table:table-cell>
          <table:table-cell table:formula="of:=[.C91]+10+IF(MOD([.B91];3)=2;0;MOD([.B91];3)+1)" office:value-type="float" office:value="1386" calcext:value-type="float">
            <text:p>138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1392" calcext:value-type="float">
            <text:p>1392</text:p>
          </table:table-cell>
          <table:table-cell/>
          <table:table-cell table:formula="of:=[.D92]-[.C92]" office:value-type="float" office:value="-1392" calcext:value-type="float">
            <text:p>-1392</text:p>
          </table:table-cell>
          <table:table-cell table:formula="of:=[.C92]+10+IF(MOD([.B92];3)=2;0;MOD([.B92];3)+1)" office:value-type="float" office:value="1404" calcext:value-type="float">
            <text:p>140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1408" calcext:value-type="float">
            <text:p>1408</text:p>
          </table:table-cell>
          <table:table-cell/>
          <table:table-cell table:formula="of:=[.D93]-[.C93]" office:value-type="float" office:value="-1408" calcext:value-type="float">
            <text:p>-1408</text:p>
          </table:table-cell>
          <table:table-cell table:formula="of:=[.C93]+10+IF(MOD([.B93];3)=2;0;MOD([.B93];3)+1)" office:value-type="float" office:value="1419" calcext:value-type="float">
            <text:p>141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1424" calcext:value-type="float">
            <text:p>1424</text:p>
          </table:table-cell>
          <table:table-cell/>
          <table:table-cell table:formula="of:=[.D94]-[.C94]" office:value-type="float" office:value="-1424" calcext:value-type="float">
            <text:p>-1424</text:p>
          </table:table-cell>
          <table:table-cell table:formula="of:=[.C94]+10+IF(MOD([.B94];3)=2;0;MOD([.B94];3)+1)" office:value-type="float" office:value="1434" calcext:value-type="float">
            <text:p>14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1440" calcext:value-type="float">
            <text:p>1440</text:p>
          </table:table-cell>
          <table:table-cell/>
          <table:table-cell table:formula="of:=[.D95]-[.C95]" office:value-type="float" office:value="-1440" calcext:value-type="float">
            <text:p>-1440</text:p>
          </table:table-cell>
          <table:table-cell table:formula="of:=[.C95]+10+IF(MOD([.B95];3)=2;0;MOD([.B95];3)+1)" office:value-type="float" office:value="1452" calcext:value-type="float">
            <text:p>14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1456" calcext:value-type="float">
            <text:p>1456</text:p>
          </table:table-cell>
          <table:table-cell/>
          <table:table-cell table:formula="of:=[.D96]-[.C96]" office:value-type="float" office:value="-1456" calcext:value-type="float">
            <text:p>-1456</text:p>
          </table:table-cell>
          <table:table-cell table:formula="of:=[.C96]+10+IF(MOD([.B96];3)=2;0;MOD([.B96];3)+1)" office:value-type="float" office:value="1467" calcext:value-type="float">
            <text:p>146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1472" calcext:value-type="float">
            <text:p>1472</text:p>
          </table:table-cell>
          <table:table-cell/>
          <table:table-cell table:formula="of:=[.D97]-[.C97]" office:value-type="float" office:value="-1472" calcext:value-type="float">
            <text:p>-1472</text:p>
          </table:table-cell>
          <table:table-cell table:formula="of:=[.C97]+10+IF(MOD([.B97];3)=2;0;MOD([.B97];3)+1)" office:value-type="float" office:value="1482" calcext:value-type="float">
            <text:p>148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1488" calcext:value-type="float">
            <text:p>1488</text:p>
          </table:table-cell>
          <table:table-cell/>
          <table:table-cell table:formula="of:=[.D98]-[.C98]" office:value-type="float" office:value="-1488" calcext:value-type="float">
            <text:p>-1488</text:p>
          </table:table-cell>
          <table:table-cell table:formula="of:=[.C98]+10+IF(MOD([.B98];3)=2;0;MOD([.B98];3)+1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1504" calcext:value-type="float">
            <text:p>1504</text:p>
          </table:table-cell>
          <table:table-cell/>
          <table:table-cell table:formula="of:=[.D99]-[.C99]" office:value-type="float" office:value="-1504" calcext:value-type="float">
            <text:p>-1504</text:p>
          </table:table-cell>
          <table:table-cell table:formula="of:=[.C99]+10+IF(MOD([.B99];3)=2;0;MOD([.B99];3)+1)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1520" calcext:value-type="float">
            <text:p>1520</text:p>
          </table:table-cell>
          <table:table-cell/>
          <table:table-cell table:formula="of:=[.D100]-[.C100]" office:value-type="float" office:value="-1520" calcext:value-type="float">
            <text:p>-1520</text:p>
          </table:table-cell>
          <table:table-cell table:formula="of:=[.C100]+10+IF(MOD([.B100];3)=2;0;MOD([.B100];3)+1)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1536" calcext:value-type="float">
            <text:p>1536</text:p>
          </table:table-cell>
          <table:table-cell/>
          <table:table-cell table:formula="of:=[.D101]-[.C101]" office:value-type="float" office:value="-1536" calcext:value-type="float">
            <text:p>-1536</text:p>
          </table:table-cell>
          <table:table-cell table:formula="of:=[.C101]+10+IF(MOD([.B101];3)=2;0;MOD([.B101];3)+1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1552" calcext:value-type="float">
            <text:p>1552</text:p>
          </table:table-cell>
          <table:table-cell/>
          <table:table-cell table:formula="of:=[.D102]-[.C102]" office:value-type="float" office:value="-1552" calcext:value-type="float">
            <text:p>-1552</text:p>
          </table:table-cell>
          <table:table-cell table:formula="of:=[.C102]+10+IF(MOD([.B102];3)=2;0;MOD([.B102];3)+1)" office:value-type="float" office:value="1563" calcext:value-type="float">
            <text:p>156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1568" calcext:value-type="float">
            <text:p>1568</text:p>
          </table:table-cell>
          <table:table-cell/>
          <table:table-cell table:formula="of:=[.D103]-[.C103]" office:value-type="float" office:value="-1568" calcext:value-type="float">
            <text:p>-1568</text:p>
          </table:table-cell>
          <table:table-cell table:formula="of:=[.C103]+10+IF(MOD([.B103];3)=2;0;MOD([.B103];3)+1)" office:value-type="float" office:value="1578" calcext:value-type="float">
            <text:p>157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1584" calcext:value-type="float">
            <text:p>1584</text:p>
          </table:table-cell>
          <table:table-cell/>
          <table:table-cell table:formula="of:=[.D104]-[.C104]" office:value-type="float" office:value="-1584" calcext:value-type="float">
            <text:p>-1584</text:p>
          </table:table-cell>
          <table:table-cell table:formula="of:=[.C104]+10+IF(MOD([.B104];3)=2;0;MOD([.B104];3)+1)" office:value-type="float" office:value="1596" calcext:value-type="float">
            <text:p>159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1600" calcext:value-type="float">
            <text:p>1600</text:p>
          </table:table-cell>
          <table:table-cell/>
          <table:table-cell table:formula="of:=[.D105]-[.C105]" office:value-type="float" office:value="-1600" calcext:value-type="float">
            <text:p>-1600</text:p>
          </table:table-cell>
          <table:table-cell table:formula="of:=[.C105]+10+IF(MOD([.B105];3)=2;0;MOD([.B105];3)+1)"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1616" calcext:value-type="float">
            <text:p>1616</text:p>
          </table:table-cell>
          <table:table-cell/>
          <table:table-cell table:formula="of:=[.D106]-[.C106]" office:value-type="float" office:value="-1616" calcext:value-type="float">
            <text:p>-1616</text:p>
          </table:table-cell>
          <table:table-cell table:formula="of:=[.C106]+10+IF(MOD([.B106];3)=2;0;MOD([.B106];3)+1)" office:value-type="float" office:value="1626" calcext:value-type="float">
            <text:p>162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1632" calcext:value-type="float">
            <text:p>1632</text:p>
          </table:table-cell>
          <table:table-cell/>
          <table:table-cell table:formula="of:=[.D107]-[.C107]" office:value-type="float" office:value="-1632" calcext:value-type="float">
            <text:p>-1632</text:p>
          </table:table-cell>
          <table:table-cell table:formula="of:=[.C107]+10+IF(MOD([.B107];3)=2;0;MOD([.B107];3)+1)" office:value-type="float" office:value="1644" calcext:value-type="float">
            <text:p>164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1648" calcext:value-type="float">
            <text:p>1648</text:p>
          </table:table-cell>
          <table:table-cell/>
          <table:table-cell table:formula="of:=[.D108]-[.C108]" office:value-type="float" office:value="-1648" calcext:value-type="float">
            <text:p>-1648</text:p>
          </table:table-cell>
          <table:table-cell table:formula="of:=[.C108]+10+IF(MOD([.B108];3)=2;0;MOD([.B108];3)+1)" office:value-type="float" office:value="1659" calcext:value-type="float">
            <text:p>165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1664" calcext:value-type="float">
            <text:p>1664</text:p>
          </table:table-cell>
          <table:table-cell/>
          <table:table-cell table:formula="of:=[.D109]-[.C109]" office:value-type="float" office:value="-1664" calcext:value-type="float">
            <text:p>-1664</text:p>
          </table:table-cell>
          <table:table-cell table:formula="of:=[.C109]+10+IF(MOD([.B109];3)=2;0;MOD([.B109];3)+1)" office:value-type="float" office:value="1674" calcext:value-type="float">
            <text:p>167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1680" calcext:value-type="float">
            <text:p>1680</text:p>
          </table:table-cell>
          <table:table-cell/>
          <table:table-cell table:formula="of:=[.D110]-[.C110]" office:value-type="float" office:value="-1680" calcext:value-type="float">
            <text:p>-1680</text:p>
          </table:table-cell>
          <table:table-cell table:formula="of:=[.C110]+10+IF(MOD([.B110];3)=2;0;MOD([.B110];3)+1)" office:value-type="float" office:value="1692" calcext:value-type="float">
            <text:p>169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1696" calcext:value-type="float">
            <text:p>1696</text:p>
          </table:table-cell>
          <table:table-cell/>
          <table:table-cell table:formula="of:=[.D111]-[.C111]" office:value-type="float" office:value="-1696" calcext:value-type="float">
            <text:p>-1696</text:p>
          </table:table-cell>
          <table:table-cell table:formula="of:=[.C111]+10+IF(MOD([.B111];3)=2;0;MOD([.B111];3)+1)"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1712" calcext:value-type="float">
            <text:p>1712</text:p>
          </table:table-cell>
          <table:table-cell/>
          <table:table-cell table:formula="of:=[.D112]-[.C112]" office:value-type="float" office:value="-1712" calcext:value-type="float">
            <text:p>-1712</text:p>
          </table:table-cell>
          <table:table-cell table:formula="of:=[.C112]+10+IF(MOD([.B112];3)=2;0;MOD([.B112];3)+1)" office:value-type="float" office:value="1722" calcext:value-type="float">
            <text:p>17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1728" calcext:value-type="float">
            <text:p>1728</text:p>
          </table:table-cell>
          <table:table-cell/>
          <table:table-cell table:formula="of:=[.D113]-[.C113]" office:value-type="float" office:value="-1728" calcext:value-type="float">
            <text:p>-1728</text:p>
          </table:table-cell>
          <table:table-cell table:formula="of:=[.C113]+10+IF(MOD([.B113];3)=2;0;MOD([.B113];3)+1)"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1744" calcext:value-type="float">
            <text:p>1744</text:p>
          </table:table-cell>
          <table:table-cell/>
          <table:table-cell table:formula="of:=[.D114]-[.C114]" office:value-type="float" office:value="-1744" calcext:value-type="float">
            <text:p>-1744</text:p>
          </table:table-cell>
          <table:table-cell table:formula="of:=[.C114]+10+IF(MOD([.B114];3)=2;0;MOD([.B114];3)+1)" office:value-type="float" office:value="1755" calcext:value-type="float">
            <text:p>175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1760" calcext:value-type="float">
            <text:p>1760</text:p>
          </table:table-cell>
          <table:table-cell/>
          <table:table-cell table:formula="of:=[.D115]-[.C115]" office:value-type="float" office:value="-1760" calcext:value-type="float">
            <text:p>-1760</text:p>
          </table:table-cell>
          <table:table-cell table:formula="of:=[.C115]+10+IF(MOD([.B115];3)=2;0;MOD([.B115];3)+1)" office:value-type="float" office:value="1770" calcext:value-type="float">
            <text:p>177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1776" calcext:value-type="float">
            <text:p>1776</text:p>
          </table:table-cell>
          <table:table-cell/>
          <table:table-cell table:formula="of:=[.D116]-[.C116]" office:value-type="float" office:value="-1776" calcext:value-type="float">
            <text:p>-1776</text:p>
          </table:table-cell>
          <table:table-cell table:formula="of:=[.C116]+10+IF(MOD([.B116];3)=2;0;MOD([.B116];3)+1)" office:value-type="float" office:value="1788" calcext:value-type="float">
            <text:p>178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1792" calcext:value-type="float">
            <text:p>1792</text:p>
          </table:table-cell>
          <table:table-cell/>
          <table:table-cell table:formula="of:=[.D117]-[.C117]" office:value-type="float" office:value="-1792" calcext:value-type="float">
            <text:p>-1792</text:p>
          </table:table-cell>
          <table:table-cell table:formula="of:=[.C117]+10+IF(MOD([.B117];3)=2;0;MOD([.B117];3)+1)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1808" calcext:value-type="float">
            <text:p>1808</text:p>
          </table:table-cell>
          <table:table-cell/>
          <table:table-cell table:formula="of:=[.D118]-[.C118]" office:value-type="float" office:value="-1808" calcext:value-type="float">
            <text:p>-1808</text:p>
          </table:table-cell>
          <table:table-cell table:formula="of:=[.C118]+10+IF(MOD([.B118];3)=2;0;MOD([.B118];3)+1)" office:value-type="float" office:value="1818" calcext:value-type="float">
            <text:p>181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1824" calcext:value-type="float">
            <text:p>1824</text:p>
          </table:table-cell>
          <table:table-cell/>
          <table:table-cell table:formula="of:=[.D119]-[.C119]" office:value-type="float" office:value="-1824" calcext:value-type="float">
            <text:p>-1824</text:p>
          </table:table-cell>
          <table:table-cell table:formula="of:=[.C119]+10+IF(MOD([.B119];3)=2;0;MOD([.B119];3)+1)" office:value-type="float" office:value="1836" calcext:value-type="float">
            <text:p>183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1840" calcext:value-type="float">
            <text:p>1840</text:p>
          </table:table-cell>
          <table:table-cell/>
          <table:table-cell table:formula="of:=[.D120]-[.C120]" office:value-type="float" office:value="-1840" calcext:value-type="float">
            <text:p>-1840</text:p>
          </table:table-cell>
          <table:table-cell table:formula="of:=[.C120]+10+IF(MOD([.B120];3)=2;0;MOD([.B120];3)+1)" office:value-type="float" office:value="1851" calcext:value-type="float">
            <text:p>185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1856" calcext:value-type="float">
            <text:p>1856</text:p>
          </table:table-cell>
          <table:table-cell/>
          <table:table-cell table:formula="of:=[.D121]-[.C121]" office:value-type="float" office:value="-1856" calcext:value-type="float">
            <text:p>-1856</text:p>
          </table:table-cell>
          <table:table-cell table:formula="of:=[.C121]+10+IF(MOD([.B121];3)=2;0;MOD([.B121];3)+1)" office:value-type="float" office:value="1866" calcext:value-type="float">
            <text:p>186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1872" calcext:value-type="float">
            <text:p>1872</text:p>
          </table:table-cell>
          <table:table-cell/>
          <table:table-cell table:formula="of:=[.D122]-[.C122]" office:value-type="float" office:value="-1872" calcext:value-type="float">
            <text:p>-1872</text:p>
          </table:table-cell>
          <table:table-cell table:formula="of:=[.C122]+10+IF(MOD([.B122];3)=2;0;MOD([.B122];3)+1)" office:value-type="float" office:value="1884" calcext:value-type="float">
            <text:p>188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1888" calcext:value-type="float">
            <text:p>1888</text:p>
          </table:table-cell>
          <table:table-cell/>
          <table:table-cell table:formula="of:=[.D123]-[.C123]" office:value-type="float" office:value="-1888" calcext:value-type="float">
            <text:p>-1888</text:p>
          </table:table-cell>
          <table:table-cell table:formula="of:=[.C123]+10+IF(MOD([.B123];3)=2;0;MOD([.B123];3)+1)" office:value-type="float" office:value="1899" calcext:value-type="float">
            <text:p>189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1904" calcext:value-type="float">
            <text:p>1904</text:p>
          </table:table-cell>
          <table:table-cell/>
          <table:table-cell table:formula="of:=[.D124]-[.C124]" office:value-type="float" office:value="-1904" calcext:value-type="float">
            <text:p>-1904</text:p>
          </table:table-cell>
          <table:table-cell table:formula="of:=[.C124]+10+IF(MOD([.B124];3)=2;0;MOD([.B124];3)+1)" office:value-type="float" office:value="1914" calcext:value-type="float">
            <text:p>19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1920" calcext:value-type="float">
            <text:p>1920</text:p>
          </table:table-cell>
          <table:table-cell/>
          <table:table-cell table:formula="of:=[.D125]-[.C125]" office:value-type="float" office:value="-1920" calcext:value-type="float">
            <text:p>-1920</text:p>
          </table:table-cell>
          <table:table-cell table:formula="of:=[.C125]+10+IF(MOD([.B125];3)=2;0;MOD([.B125];3)+1)" office:value-type="float" office:value="1932" calcext:value-type="float">
            <text:p>19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1936" calcext:value-type="float">
            <text:p>1936</text:p>
          </table:table-cell>
          <table:table-cell/>
          <table:table-cell table:formula="of:=[.D126]-[.C126]" office:value-type="float" office:value="-1936" calcext:value-type="float">
            <text:p>-1936</text:p>
          </table:table-cell>
          <table:table-cell table:formula="of:=[.C126]+10+IF(MOD([.B126];3)=2;0;MOD([.B126];3)+1)" office:value-type="float" office:value="1947" calcext:value-type="float">
            <text:p>194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1952" calcext:value-type="float">
            <text:p>1952</text:p>
          </table:table-cell>
          <table:table-cell/>
          <table:table-cell table:formula="of:=[.D127]-[.C127]" office:value-type="float" office:value="-1952" calcext:value-type="float">
            <text:p>-1952</text:p>
          </table:table-cell>
          <table:table-cell table:formula="of:=[.C127]+10+IF(MOD([.B127];3)=2;0;MOD([.B127];3)+1)" office:value-type="float" office:value="1962" calcext:value-type="float">
            <text:p>19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1968" calcext:value-type="float">
            <text:p>1968</text:p>
          </table:table-cell>
          <table:table-cell/>
          <table:table-cell table:formula="of:=[.D128]-[.C128]" office:value-type="float" office:value="-1968" calcext:value-type="float">
            <text:p>-1968</text:p>
          </table:table-cell>
          <table:table-cell table:formula="of:=[.C128]+10+IF(MOD([.B128];3)=2;0;MOD([.B128];3)+1)"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1984" calcext:value-type="float">
            <text:p>1984</text:p>
          </table:table-cell>
          <table:table-cell/>
          <table:table-cell table:formula="of:=[.D129]-[.C129]" office:value-type="float" office:value="-1984" calcext:value-type="float">
            <text:p>-1984</text:p>
          </table:table-cell>
          <table:table-cell table:formula="of:=[.C129]+10+IF(MOD([.B129];3)=2;0;MOD([.B129];3)+1)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2000" calcext:value-type="float">
            <text:p>2000</text:p>
          </table:table-cell>
          <table:table-cell/>
          <table:table-cell table:formula="of:=[.D130]-[.C130]" office:value-type="float" office:value="-2000" calcext:value-type="float">
            <text:p>-2000</text:p>
          </table:table-cell>
          <table:table-cell table:formula="of:=[.C130]+10+IF(MOD([.B130];3)=2;0;MOD([.B130];3)+1)"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2016" calcext:value-type="float">
            <text:p>2016</text:p>
          </table:table-cell>
          <table:table-cell/>
          <table:table-cell table:formula="of:=[.D131]-[.C131]" office:value-type="float" office:value="-2016" calcext:value-type="float">
            <text:p>-2016</text:p>
          </table:table-cell>
          <table:table-cell table:formula="of:=[.C131]+10+IF(MOD([.B131];3)=2;0;MOD([.B131];3)+1)" office:value-type="float" office:value="2028" calcext:value-type="float">
            <text:p>202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2032" calcext:value-type="float">
            <text:p>2032</text:p>
          </table:table-cell>
          <table:table-cell/>
          <table:table-cell table:formula="of:=[.D132]-[.C132]" office:value-type="float" office:value="-2032" calcext:value-type="float">
            <text:p>-2032</text:p>
          </table:table-cell>
          <table:table-cell table:formula="of:=[.C132]+10+IF(MOD([.B132];3)=2;0;MOD([.B132];3)+1)" office:value-type="float" office:value="2043" calcext:value-type="float">
            <text:p>204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2048" calcext:value-type="float">
            <text:p>2048</text:p>
          </table:table-cell>
          <table:table-cell/>
          <table:table-cell table:formula="of:=[.D133]-[.C133]" office:value-type="float" office:value="-2048" calcext:value-type="float">
            <text:p>-2048</text:p>
          </table:table-cell>
          <table:table-cell table:formula="of:=[.C133]+10+IF(MOD([.B133];3)=2;0;MOD([.B133];3)+1)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2064" calcext:value-type="float">
            <text:p>2064</text:p>
          </table:table-cell>
          <table:table-cell/>
          <table:table-cell table:formula="of:=[.D134]-[.C134]" office:value-type="float" office:value="-2064" calcext:value-type="float">
            <text:p>-2064</text:p>
          </table:table-cell>
          <table:table-cell table:formula="of:=[.C134]+10+IF(MOD([.B134];3)=2;0;MOD([.B134];3)+1)" office:value-type="float" office:value="2076" calcext:value-type="float">
            <text:p>207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2080" calcext:value-type="float">
            <text:p>2080</text:p>
          </table:table-cell>
          <table:table-cell/>
          <table:table-cell table:formula="of:=[.D135]-[.C135]" office:value-type="float" office:value="-2080" calcext:value-type="float">
            <text:p>-2080</text:p>
          </table:table-cell>
          <table:table-cell table:formula="of:=[.C135]+10+IF(MOD([.B135];3)=2;0;MOD([.B135];3)+1)" office:value-type="float" office:value="2091" calcext:value-type="float">
            <text:p>209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2096" calcext:value-type="float">
            <text:p>2096</text:p>
          </table:table-cell>
          <table:table-cell/>
          <table:table-cell table:formula="of:=[.D136]-[.C136]" office:value-type="float" office:value="-2096" calcext:value-type="float">
            <text:p>-2096</text:p>
          </table:table-cell>
          <table:table-cell table:formula="of:=[.C136]+10+IF(MOD([.B136];3)=2;0;MOD([.B136];3)+1)" office:value-type="float" office:value="2106" calcext:value-type="float">
            <text:p>210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2112" calcext:value-type="float">
            <text:p>2112</text:p>
          </table:table-cell>
          <table:table-cell/>
          <table:table-cell table:formula="of:=[.D137]-[.C137]" office:value-type="float" office:value="-2112" calcext:value-type="float">
            <text:p>-2112</text:p>
          </table:table-cell>
          <table:table-cell table:formula="of:=[.C137]+10+IF(MOD([.B137];3)=2;0;MOD([.B137];3)+1)" office:value-type="float" office:value="2124" calcext:value-type="float">
            <text:p>212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2128" calcext:value-type="float">
            <text:p>2128</text:p>
          </table:table-cell>
          <table:table-cell/>
          <table:table-cell table:formula="of:=[.D138]-[.C138]" office:value-type="float" office:value="-2128" calcext:value-type="float">
            <text:p>-2128</text:p>
          </table:table-cell>
          <table:table-cell table:formula="of:=[.C138]+10+IF(MOD([.B138];3)=2;0;MOD([.B138];3)+1)" office:value-type="float" office:value="2139" calcext:value-type="float">
            <text:p>213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2144" calcext:value-type="float">
            <text:p>2144</text:p>
          </table:table-cell>
          <table:table-cell/>
          <table:table-cell table:formula="of:=[.D139]-[.C139]" office:value-type="float" office:value="-2144" calcext:value-type="float">
            <text:p>-2144</text:p>
          </table:table-cell>
          <table:table-cell table:formula="of:=[.C139]+10+IF(MOD([.B139];3)=2;0;MOD([.B139];3)+1)"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2160" calcext:value-type="float">
            <text:p>2160</text:p>
          </table:table-cell>
          <table:table-cell/>
          <table:table-cell table:formula="of:=[.D140]-[.C140]" office:value-type="float" office:value="-2160" calcext:value-type="float">
            <text:p>-2160</text:p>
          </table:table-cell>
          <table:table-cell table:formula="of:=[.C140]+10+IF(MOD([.B140];3)=2;0;MOD([.B140];3)+1)" office:value-type="float" office:value="2172" calcext:value-type="float">
            <text:p>217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2176" calcext:value-type="float">
            <text:p>2176</text:p>
          </table:table-cell>
          <table:table-cell/>
          <table:table-cell table:formula="of:=[.D141]-[.C141]" office:value-type="float" office:value="-2176" calcext:value-type="float">
            <text:p>-2176</text:p>
          </table:table-cell>
          <table:table-cell table:formula="of:=[.C141]+10+IF(MOD([.B141];3)=2;0;MOD([.B141];3)+1)" office:value-type="float" office:value="2187" calcext:value-type="float">
            <text:p>218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2192" calcext:value-type="float">
            <text:p>2192</text:p>
          </table:table-cell>
          <table:table-cell/>
          <table:table-cell table:formula="of:=[.D142]-[.C142]" office:value-type="float" office:value="-2192" calcext:value-type="float">
            <text:p>-2192</text:p>
          </table:table-cell>
          <table:table-cell table:formula="of:=[.C142]+10+IF(MOD([.B142];3)=2;0;MOD([.B142];3)+1)" office:value-type="float" office:value="2202" calcext:value-type="float">
            <text:p>220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2208" calcext:value-type="float">
            <text:p>2208</text:p>
          </table:table-cell>
          <table:table-cell/>
          <table:table-cell table:formula="of:=[.D143]-[.C143]" office:value-type="float" office:value="-2208" calcext:value-type="float">
            <text:p>-2208</text:p>
          </table:table-cell>
          <table:table-cell table:formula="of:=[.C143]+10+IF(MOD([.B143];3)=2;0;MOD([.B143];3)+1)" office:value-type="float" office:value="2220" calcext:value-type="float">
            <text:p>222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2224" calcext:value-type="float">
            <text:p>2224</text:p>
          </table:table-cell>
          <table:table-cell/>
          <table:table-cell table:formula="of:=[.D144]-[.C144]" office:value-type="float" office:value="-2224" calcext:value-type="float">
            <text:p>-2224</text:p>
          </table:table-cell>
          <table:table-cell table:formula="of:=[.C144]+10+IF(MOD([.B144];3)=2;0;MOD([.B144];3)+1)" office:value-type="float" office:value="2235" calcext:value-type="float">
            <text:p>223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2240" calcext:value-type="float">
            <text:p>2240</text:p>
          </table:table-cell>
          <table:table-cell/>
          <table:table-cell table:formula="of:=[.D145]-[.C145]" office:value-type="float" office:value="-2240" calcext:value-type="float">
            <text:p>-2240</text:p>
          </table:table-cell>
          <table:table-cell table:formula="of:=[.C145]+10+IF(MOD([.B145];3)=2;0;MOD([.B145];3)+1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2256" calcext:value-type="float">
            <text:p>2256</text:p>
          </table:table-cell>
          <table:table-cell/>
          <table:table-cell table:formula="of:=[.D146]-[.C146]" office:value-type="float" office:value="-2256" calcext:value-type="float">
            <text:p>-2256</text:p>
          </table:table-cell>
          <table:table-cell table:formula="of:=[.C146]+10+IF(MOD([.B146];3)=2;0;MOD([.B146];3)+1)" office:value-type="float" office:value="2268" calcext:value-type="float">
            <text:p>22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2272" calcext:value-type="float">
            <text:p>2272</text:p>
          </table:table-cell>
          <table:table-cell/>
          <table:table-cell table:formula="of:=[.D147]-[.C147]" office:value-type="float" office:value="-2272" calcext:value-type="float">
            <text:p>-2272</text:p>
          </table:table-cell>
          <table:table-cell table:formula="of:=[.C147]+10+IF(MOD([.B147];3)=2;0;MOD([.B147];3)+1)" office:value-type="float" office:value="2283" calcext:value-type="float">
            <text:p>228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2288" calcext:value-type="float">
            <text:p>2288</text:p>
          </table:table-cell>
          <table:table-cell/>
          <table:table-cell table:formula="of:=[.D148]-[.C148]" office:value-type="float" office:value="-2288" calcext:value-type="float">
            <text:p>-2288</text:p>
          </table:table-cell>
          <table:table-cell table:formula="of:=[.C148]+10+IF(MOD([.B148];3)=2;0;MOD([.B148];3)+1)" office:value-type="float" office:value="2298" calcext:value-type="float">
            <text:p>229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2304" calcext:value-type="float">
            <text:p>2304</text:p>
          </table:table-cell>
          <table:table-cell/>
          <table:table-cell table:formula="of:=[.D149]-[.C149]" office:value-type="float" office:value="-2304" calcext:value-type="float">
            <text:p>-2304</text:p>
          </table:table-cell>
          <table:table-cell table:formula="of:=[.C149]+10+IF(MOD([.B149];3)=2;0;MOD([.B149];3)+1)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2320" calcext:value-type="float">
            <text:p>2320</text:p>
          </table:table-cell>
          <table:table-cell/>
          <table:table-cell table:formula="of:=[.D150]-[.C150]" office:value-type="float" office:value="-2320" calcext:value-type="float">
            <text:p>-2320</text:p>
          </table:table-cell>
          <table:table-cell table:formula="of:=[.C150]+10+IF(MOD([.B150];3)=2;0;MOD([.B150];3)+1)" office:value-type="float" office:value="2331" calcext:value-type="float">
            <text:p>233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2336" calcext:value-type="float">
            <text:p>2336</text:p>
          </table:table-cell>
          <table:table-cell/>
          <table:table-cell table:formula="of:=[.D151]-[.C151]" office:value-type="float" office:value="-2336" calcext:value-type="float">
            <text:p>-2336</text:p>
          </table:table-cell>
          <table:table-cell table:formula="of:=[.C151]+10+IF(MOD([.B151];3)=2;0;MOD([.B151];3)+1)" office:value-type="float" office:value="2346" calcext:value-type="float">
            <text:p>234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2352" calcext:value-type="float">
            <text:p>2352</text:p>
          </table:table-cell>
          <table:table-cell/>
          <table:table-cell table:formula="of:=[.D152]-[.C152]" office:value-type="float" office:value="-2352" calcext:value-type="float">
            <text:p>-2352</text:p>
          </table:table-cell>
          <table:table-cell table:formula="of:=[.C152]+10+IF(MOD([.B152];3)=2;0;MOD([.B152];3)+1)" office:value-type="float" office:value="2364" calcext:value-type="float">
            <text:p>23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2368" calcext:value-type="float">
            <text:p>2368</text:p>
          </table:table-cell>
          <table:table-cell/>
          <table:table-cell table:formula="of:=[.D153]-[.C153]" office:value-type="float" office:value="-2368" calcext:value-type="float">
            <text:p>-2368</text:p>
          </table:table-cell>
          <table:table-cell table:formula="of:=[.C153]+10+IF(MOD([.B153];3)=2;0;MOD([.B153];3)+1)" office:value-type="float" office:value="2379" calcext:value-type="float">
            <text:p>23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2384" calcext:value-type="float">
            <text:p>2384</text:p>
          </table:table-cell>
          <table:table-cell/>
          <table:table-cell table:formula="of:=[.D154]-[.C154]" office:value-type="float" office:value="-2384" calcext:value-type="float">
            <text:p>-2384</text:p>
          </table:table-cell>
          <table:table-cell table:formula="of:=[.C154]+10+IF(MOD([.B154];3)=2;0;MOD([.B154];3)+1)" office:value-type="float" office:value="2394" calcext:value-type="float">
            <text:p>239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2400" calcext:value-type="float">
            <text:p>2400</text:p>
          </table:table-cell>
          <table:table-cell/>
          <table:table-cell table:formula="of:=[.D155]-[.C155]" office:value-type="float" office:value="-2400" calcext:value-type="float">
            <text:p>-2400</text:p>
          </table:table-cell>
          <table:table-cell table:formula="of:=[.C155]+10+IF(MOD([.B155];3)=2;0;MOD([.B155];3)+1)" office:value-type="float" office:value="2412" calcext:value-type="float">
            <text:p>241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2416" calcext:value-type="float">
            <text:p>2416</text:p>
          </table:table-cell>
          <table:table-cell/>
          <table:table-cell table:formula="of:=[.D156]-[.C156]" office:value-type="float" office:value="-2416" calcext:value-type="float">
            <text:p>-2416</text:p>
          </table:table-cell>
          <table:table-cell table:formula="of:=[.C156]+10+IF(MOD([.B156];3)=2;0;MOD([.B156];3)+1)" office:value-type="float" office:value="2427" calcext:value-type="float">
            <text:p>242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2432" calcext:value-type="float">
            <text:p>2432</text:p>
          </table:table-cell>
          <table:table-cell/>
          <table:table-cell table:formula="of:=[.D157]-[.C157]" office:value-type="float" office:value="-2432" calcext:value-type="float">
            <text:p>-2432</text:p>
          </table:table-cell>
          <table:table-cell table:formula="of:=[.C157]+10+IF(MOD([.B157];3)=2;0;MOD([.B157];3)+1)" office:value-type="float" office:value="2442" calcext:value-type="float">
            <text:p>244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2448" calcext:value-type="float">
            <text:p>2448</text:p>
          </table:table-cell>
          <table:table-cell/>
          <table:table-cell table:formula="of:=[.D158]-[.C158]" office:value-type="float" office:value="-2448" calcext:value-type="float">
            <text:p>-2448</text:p>
          </table:table-cell>
          <table:table-cell table:formula="of:=[.C158]+10+IF(MOD([.B158];3)=2;0;MOD([.B158];3)+1)" office:value-type="float" office:value="2460" calcext:value-type="float">
            <text:p>246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2464" calcext:value-type="float">
            <text:p>2464</text:p>
          </table:table-cell>
          <table:table-cell/>
          <table:table-cell table:formula="of:=[.D159]-[.C159]" office:value-type="float" office:value="-2464" calcext:value-type="float">
            <text:p>-2464</text:p>
          </table:table-cell>
          <table:table-cell table:formula="of:=[.C159]+10+IF(MOD([.B159];3)=2;0;MOD([.B159];3)+1)" office:value-type="float" office:value="2475" calcext:value-type="float">
            <text:p>24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2480" calcext:value-type="float">
            <text:p>2480</text:p>
          </table:table-cell>
          <table:table-cell/>
          <table:table-cell table:formula="of:=[.D160]-[.C160]" office:value-type="float" office:value="-2480" calcext:value-type="float">
            <text:p>-2480</text:p>
          </table:table-cell>
          <table:table-cell table:formula="of:=[.C160]+10+IF(MOD([.B160];3)=2;0;MOD([.B160];3)+1)" office:value-type="float" office:value="2490" calcext:value-type="float">
            <text:p>24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2496" calcext:value-type="float">
            <text:p>2496</text:p>
          </table:table-cell>
          <table:table-cell office:value-type="float" office:value="2508" calcext:value-type="float">
            <text:p>2508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2;0;MOD([.B161];3)+1)" office:value-type="float" office:value="2508" calcext:value-type="float">
            <text:p>250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2512" calcext:value-type="float">
            <text:p>2512</text:p>
          </table:table-cell>
          <table:table-cell/>
          <table:table-cell table:formula="of:=[.D162]-[.C162]" office:value-type="float" office:value="-2512" calcext:value-type="float">
            <text:p>-2512</text:p>
          </table:table-cell>
          <table:table-cell table:formula="of:=[.C162]+10+IF(MOD([.B162];3)=2;0;MOD([.B162];3)+1)" office:value-type="float" office:value="2523" calcext:value-type="float">
            <text:p>252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2528" calcext:value-type="float">
            <text:p>2528</text:p>
          </table:table-cell>
          <table:table-cell/>
          <table:table-cell table:formula="of:=[.D163]-[.C163]" office:value-type="float" office:value="-2528" calcext:value-type="float">
            <text:p>-2528</text:p>
          </table:table-cell>
          <table:table-cell table:formula="of:=[.C163]+10+IF(MOD([.B163];3)=2;0;MOD([.B163];3)+1)" office:value-type="float" office:value="2538" calcext:value-type="float">
            <text:p>253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2544" calcext:value-type="float">
            <text:p>2544</text:p>
          </table:table-cell>
          <table:table-cell/>
          <table:table-cell table:formula="of:=[.D164]-[.C164]" office:value-type="float" office:value="-2544" calcext:value-type="float">
            <text:p>-2544</text:p>
          </table:table-cell>
          <table:table-cell table:formula="of:=[.C164]+10+IF(MOD([.B164];3)=2;0;MOD([.B164];3)+1)" office:value-type="float" office:value="2556" calcext:value-type="float">
            <text:p>255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2560" calcext:value-type="float">
            <text:p>2560</text:p>
          </table:table-cell>
          <table:table-cell/>
          <table:table-cell table:formula="of:=[.D165]-[.C165]" office:value-type="float" office:value="-2560" calcext:value-type="float">
            <text:p>-2560</text:p>
          </table:table-cell>
          <table:table-cell table:formula="of:=[.C165]+10+IF(MOD([.B165];3)=2;0;MOD([.B165];3)+1)" office:value-type="float" office:value="2571" calcext:value-type="float">
            <text:p>257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2576" calcext:value-type="float">
            <text:p>2576</text:p>
          </table:table-cell>
          <table:table-cell/>
          <table:table-cell table:formula="of:=[.D166]-[.C166]" office:value-type="float" office:value="-2576" calcext:value-type="float">
            <text:p>-2576</text:p>
          </table:table-cell>
          <table:table-cell table:formula="of:=[.C166]+10+IF(MOD([.B166];3)=2;0;MOD([.B166];3)+1)" office:value-type="float" office:value="2586" calcext:value-type="float">
            <text:p>258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2592" calcext:value-type="float">
            <text:p>2592</text:p>
          </table:table-cell>
          <table:table-cell/>
          <table:table-cell table:formula="of:=[.D167]-[.C167]" office:value-type="float" office:value="-2592" calcext:value-type="float">
            <text:p>-2592</text:p>
          </table:table-cell>
          <table:table-cell table:formula="of:=[.C167]+10+IF(MOD([.B167];3)=2;0;MOD([.B167];3)+1)" office:value-type="float" office:value="2604" calcext:value-type="float">
            <text:p>260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2608" calcext:value-type="float">
            <text:p>2608</text:p>
          </table:table-cell>
          <table:table-cell/>
          <table:table-cell table:formula="of:=[.D168]-[.C168]" office:value-type="float" office:value="-2608" calcext:value-type="float">
            <text:p>-2608</text:p>
          </table:table-cell>
          <table:table-cell table:formula="of:=[.C168]+10+IF(MOD([.B168];3)=2;0;MOD([.B168];3)+1)" office:value-type="float" office:value="2619" calcext:value-type="float">
            <text:p>261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2624" calcext:value-type="float">
            <text:p>2624</text:p>
          </table:table-cell>
          <table:table-cell/>
          <table:table-cell table:formula="of:=[.D169]-[.C169]" office:value-type="float" office:value="-2624" calcext:value-type="float">
            <text:p>-2624</text:p>
          </table:table-cell>
          <table:table-cell table:formula="of:=[.C169]+10+IF(MOD([.B169];3)=2;0;MOD([.B169];3)+1)" office:value-type="float" office:value="2634" calcext:value-type="float">
            <text:p>26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2640" calcext:value-type="float">
            <text:p>2640</text:p>
          </table:table-cell>
          <table:table-cell/>
          <table:table-cell table:formula="of:=[.D170]-[.C170]" office:value-type="float" office:value="-2640" calcext:value-type="float">
            <text:p>-2640</text:p>
          </table:table-cell>
          <table:table-cell table:formula="of:=[.C170]+10+IF(MOD([.B170];3)=2;0;MOD([.B170];3)+1)" office:value-type="float" office:value="2652" calcext:value-type="float">
            <text:p>26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2656" calcext:value-type="float">
            <text:p>2656</text:p>
          </table:table-cell>
          <table:table-cell/>
          <table:table-cell table:formula="of:=[.D171]-[.C171]" office:value-type="float" office:value="-2656" calcext:value-type="float">
            <text:p>-2656</text:p>
          </table:table-cell>
          <table:table-cell table:formula="of:=[.C171]+10+IF(MOD([.B171];3)=2;0;MOD([.B171];3)+1)" office:value-type="float" office:value="2667" calcext:value-type="float">
            <text:p>266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2672" calcext:value-type="float">
            <text:p>2672</text:p>
          </table:table-cell>
          <table:table-cell/>
          <table:table-cell table:formula="of:=[.D172]-[.C172]" office:value-type="float" office:value="-2672" calcext:value-type="float">
            <text:p>-2672</text:p>
          </table:table-cell>
          <table:table-cell table:formula="of:=[.C172]+10+IF(MOD([.B172];3)=2;0;MOD([.B172];3)+1)" office:value-type="float" office:value="2682" calcext:value-type="float">
            <text:p>268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2688" calcext:value-type="float">
            <text:p>2688</text:p>
          </table:table-cell>
          <table:table-cell/>
          <table:table-cell table:formula="of:=[.D173]-[.C173]" office:value-type="float" office:value="-2688" calcext:value-type="float">
            <text:p>-2688</text:p>
          </table:table-cell>
          <table:table-cell table:formula="of:=[.C173]+10+IF(MOD([.B173];3)=2;0;MOD([.B173];3)+1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2704" calcext:value-type="float">
            <text:p>2704</text:p>
          </table:table-cell>
          <table:table-cell/>
          <table:table-cell table:formula="of:=[.D174]-[.C174]" office:value-type="float" office:value="-2704" calcext:value-type="float">
            <text:p>-2704</text:p>
          </table:table-cell>
          <table:table-cell table:formula="of:=[.C174]+10+IF(MOD([.B174];3)=2;0;MOD([.B174];3)+1)" office:value-type="float" office:value="2715" calcext:value-type="float">
            <text:p>271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2720" calcext:value-type="float">
            <text:p>2720</text:p>
          </table:table-cell>
          <table:table-cell/>
          <table:table-cell table:formula="of:=[.D175]-[.C175]" office:value-type="float" office:value="-2720" calcext:value-type="float">
            <text:p>-2720</text:p>
          </table:table-cell>
          <table:table-cell table:formula="of:=[.C175]+10+IF(MOD([.B175];3)=2;0;MOD([.B175];3)+1)" office:value-type="float" office:value="2730" calcext:value-type="float">
            <text:p>273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2736" calcext:value-type="float">
            <text:p>2736</text:p>
          </table:table-cell>
          <table:table-cell/>
          <table:table-cell table:formula="of:=[.D176]-[.C176]" office:value-type="float" office:value="-2736" calcext:value-type="float">
            <text:p>-2736</text:p>
          </table:table-cell>
          <table:table-cell table:formula="of:=[.C176]+10+IF(MOD([.B176];3)=2;0;MOD([.B176];3)+1)" office:value-type="float" office:value="2748" calcext:value-type="float">
            <text:p>274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2752" calcext:value-type="float">
            <text:p>2752</text:p>
          </table:table-cell>
          <table:table-cell/>
          <table:table-cell table:formula="of:=[.D177]-[.C177]" office:value-type="float" office:value="-2752" calcext:value-type="float">
            <text:p>-2752</text:p>
          </table:table-cell>
          <table:table-cell table:formula="of:=[.C177]+10+IF(MOD([.B177];3)=2;0;MOD([.B177];3)+1)" office:value-type="float" office:value="2763" calcext:value-type="float">
            <text:p>276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2768" calcext:value-type="float">
            <text:p>2768</text:p>
          </table:table-cell>
          <table:table-cell/>
          <table:table-cell table:formula="of:=[.D178]-[.C178]" office:value-type="float" office:value="-2768" calcext:value-type="float">
            <text:p>-2768</text:p>
          </table:table-cell>
          <table:table-cell table:formula="of:=[.C178]+10+IF(MOD([.B178];3)=2;0;MOD([.B178];3)+1)" office:value-type="float" office:value="2778" calcext:value-type="float">
            <text:p>277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2784" calcext:value-type="float">
            <text:p>2784</text:p>
          </table:table-cell>
          <table:table-cell/>
          <table:table-cell table:formula="of:=[.D179]-[.C179]" office:value-type="float" office:value="-2784" calcext:value-type="float">
            <text:p>-2784</text:p>
          </table:table-cell>
          <table:table-cell table:formula="of:=[.C179]+10+IF(MOD([.B179];3)=2;0;MOD([.B179];3)+1)" office:value-type="float" office:value="2796" calcext:value-type="float">
            <text:p>279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2800" calcext:value-type="float">
            <text:p>2800</text:p>
          </table:table-cell>
          <table:table-cell/>
          <table:table-cell table:formula="of:=[.D180]-[.C180]" office:value-type="float" office:value="-2800" calcext:value-type="float">
            <text:p>-2800</text:p>
          </table:table-cell>
          <table:table-cell table:formula="of:=[.C180]+10+IF(MOD([.B180];3)=2;0;MOD([.B180];3)+1)" office:value-type="float" office:value="2811" calcext:value-type="float">
            <text:p>28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2816" calcext:value-type="float">
            <text:p>2816</text:p>
          </table:table-cell>
          <table:table-cell/>
          <table:table-cell table:formula="of:=[.D181]-[.C181]" office:value-type="float" office:value="-2816" calcext:value-type="float">
            <text:p>-2816</text:p>
          </table:table-cell>
          <table:table-cell table:formula="of:=[.C181]+10+IF(MOD([.B181];3)=2;0;MOD([.B181];3)+1)" office:value-type="float" office:value="2826" calcext:value-type="float">
            <text:p>282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2832" calcext:value-type="float">
            <text:p>2832</text:p>
          </table:table-cell>
          <table:table-cell/>
          <table:table-cell table:formula="of:=[.D182]-[.C182]" office:value-type="float" office:value="-2832" calcext:value-type="float">
            <text:p>-2832</text:p>
          </table:table-cell>
          <table:table-cell table:formula="of:=[.C182]+10+IF(MOD([.B182];3)=2;0;MOD([.B182];3)+1)" office:value-type="float" office:value="2844" calcext:value-type="float">
            <text:p>284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2848" calcext:value-type="float">
            <text:p>2848</text:p>
          </table:table-cell>
          <table:table-cell/>
          <table:table-cell table:formula="of:=[.D183]-[.C183]" office:value-type="float" office:value="-2848" calcext:value-type="float">
            <text:p>-2848</text:p>
          </table:table-cell>
          <table:table-cell table:formula="of:=[.C183]+10+IF(MOD([.B183];3)=2;0;MOD([.B183];3)+1)" office:value-type="float" office:value="2859" calcext:value-type="float">
            <text:p>285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2864" calcext:value-type="float">
            <text:p>2864</text:p>
          </table:table-cell>
          <table:table-cell/>
          <table:table-cell table:formula="of:=[.D184]-[.C184]" office:value-type="float" office:value="-2864" calcext:value-type="float">
            <text:p>-2864</text:p>
          </table:table-cell>
          <table:table-cell table:formula="of:=[.C184]+10+IF(MOD([.B184];3)=2;0;MOD([.B184];3)+1)" office:value-type="float" office:value="2874" calcext:value-type="float">
            <text:p>287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2880" calcext:value-type="float">
            <text:p>2880</text:p>
          </table:table-cell>
          <table:table-cell/>
          <table:table-cell table:formula="of:=[.D185]-[.C185]" office:value-type="float" office:value="-2880" calcext:value-type="float">
            <text:p>-2880</text:p>
          </table:table-cell>
          <table:table-cell table:formula="of:=[.C185]+10+IF(MOD([.B185];3)=2;0;MOD([.B185];3)+1)" office:value-type="float" office:value="2892" calcext:value-type="float">
            <text:p>289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2896" calcext:value-type="float">
            <text:p>2896</text:p>
          </table:table-cell>
          <table:table-cell/>
          <table:table-cell table:formula="of:=[.D186]-[.C186]" office:value-type="float" office:value="-2896" calcext:value-type="float">
            <text:p>-2896</text:p>
          </table:table-cell>
          <table:table-cell table:formula="of:=[.C186]+10+IF(MOD([.B186];3)=2;0;MOD([.B186];3)+1)" office:value-type="float" office:value="2907" calcext:value-type="float">
            <text:p>290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2912" calcext:value-type="float">
            <text:p>2912</text:p>
          </table:table-cell>
          <table:table-cell/>
          <table:table-cell table:formula="of:=[.D187]-[.C187]" office:value-type="float" office:value="-2912" calcext:value-type="float">
            <text:p>-2912</text:p>
          </table:table-cell>
          <table:table-cell table:formula="of:=[.C187]+10+IF(MOD([.B187];3)=2;0;MOD([.B187];3)+1)" office:value-type="float" office:value="2922" calcext:value-type="float">
            <text:p>29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2928" calcext:value-type="float">
            <text:p>2928</text:p>
          </table:table-cell>
          <table:table-cell/>
          <table:table-cell table:formula="of:=[.D188]-[.C188]" office:value-type="float" office:value="-2928" calcext:value-type="float">
            <text:p>-2928</text:p>
          </table:table-cell>
          <table:table-cell table:formula="of:=[.C188]+10+IF(MOD([.B188];3)=2;0;MOD([.B188];3)+1)" office:value-type="float" office:value="2940" calcext:value-type="float">
            <text:p>294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2944" calcext:value-type="float">
            <text:p>2944</text:p>
          </table:table-cell>
          <table:table-cell/>
          <table:table-cell table:formula="of:=[.D189]-[.C189]" office:value-type="float" office:value="-2944" calcext:value-type="float">
            <text:p>-2944</text:p>
          </table:table-cell>
          <table:table-cell table:formula="of:=[.C189]+10+IF(MOD([.B189];3)=2;0;MOD([.B189];3)+1)" office:value-type="float" office:value="2955" calcext:value-type="float">
            <text:p>295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2960" calcext:value-type="float">
            <text:p>2960</text:p>
          </table:table-cell>
          <table:table-cell/>
          <table:table-cell table:formula="of:=[.D190]-[.C190]" office:value-type="float" office:value="-2960" calcext:value-type="float">
            <text:p>-2960</text:p>
          </table:table-cell>
          <table:table-cell table:formula="of:=[.C190]+10+IF(MOD([.B190];3)=2;0;MOD([.B190];3)+1)" office:value-type="float" office:value="2970" calcext:value-type="float">
            <text:p>297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2976" calcext:value-type="float">
            <text:p>2976</text:p>
          </table:table-cell>
          <table:table-cell/>
          <table:table-cell table:formula="of:=[.D191]-[.C191]" office:value-type="float" office:value="-2976" calcext:value-type="float">
            <text:p>-2976</text:p>
          </table:table-cell>
          <table:table-cell table:formula="of:=[.C191]+10+IF(MOD([.B191];3)=2;0;MOD([.B191];3)+1)" office:value-type="float" office:value="2988" calcext:value-type="float">
            <text:p>298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2992" calcext:value-type="float">
            <text:p>2992</text:p>
          </table:table-cell>
          <table:table-cell/>
          <table:table-cell table:formula="of:=[.D192]-[.C192]" office:value-type="float" office:value="-2992" calcext:value-type="float">
            <text:p>-2992</text:p>
          </table:table-cell>
          <table:table-cell table:formula="of:=[.C192]+10+IF(MOD([.B192];3)=2;0;MOD([.B192];3)+1)" office:value-type="float" office:value="3003" calcext:value-type="float">
            <text:p>300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3008" calcext:value-type="float">
            <text:p>3008</text:p>
          </table:table-cell>
          <table:table-cell/>
          <table:table-cell table:formula="of:=[.D193]-[.C193]" office:value-type="float" office:value="-3008" calcext:value-type="float">
            <text:p>-3008</text:p>
          </table:table-cell>
          <table:table-cell table:formula="of:=[.C193]+10+IF(MOD([.B193];3)=2;0;MOD([.B193];3)+1)" office:value-type="float" office:value="3018" calcext:value-type="float">
            <text:p>301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3024" calcext:value-type="float">
            <text:p>3024</text:p>
          </table:table-cell>
          <table:table-cell/>
          <table:table-cell table:formula="of:=[.D194]-[.C194]" office:value-type="float" office:value="-3024" calcext:value-type="float">
            <text:p>-3024</text:p>
          </table:table-cell>
          <table:table-cell table:formula="of:=[.C194]+10+IF(MOD([.B194];3)=2;0;MOD([.B194];3)+1)" office:value-type="float" office:value="3036" calcext:value-type="float">
            <text:p>303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3040" calcext:value-type="float">
            <text:p>3040</text:p>
          </table:table-cell>
          <table:table-cell/>
          <table:table-cell table:formula="of:=[.D195]-[.C195]" office:value-type="float" office:value="-3040" calcext:value-type="float">
            <text:p>-3040</text:p>
          </table:table-cell>
          <table:table-cell table:formula="of:=[.C195]+10+IF(MOD([.B195];3)=2;0;MOD([.B195];3)+1)" office:value-type="float" office:value="3051" calcext:value-type="float">
            <text:p>305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3056" calcext:value-type="float">
            <text:p>3056</text:p>
          </table:table-cell>
          <table:table-cell/>
          <table:table-cell table:formula="of:=[.D196]-[.C196]" office:value-type="float" office:value="-3056" calcext:value-type="float">
            <text:p>-3056</text:p>
          </table:table-cell>
          <table:table-cell table:formula="of:=[.C196]+10+IF(MOD([.B196];3)=2;0;MOD([.B196];3)+1)" office:value-type="float" office:value="3066" calcext:value-type="float">
            <text:p>306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3072" calcext:value-type="float">
            <text:p>3072</text:p>
          </table:table-cell>
          <table:table-cell/>
          <table:table-cell table:formula="of:=[.D197]-[.C197]" office:value-type="float" office:value="-3072" calcext:value-type="float">
            <text:p>-3072</text:p>
          </table:table-cell>
          <table:table-cell table:formula="of:=[.C197]+10+IF(MOD([.B197];3)=2;0;MOD([.B197];3)+1)" office:value-type="float" office:value="3084" calcext:value-type="float">
            <text:p>308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3088" calcext:value-type="float">
            <text:p>3088</text:p>
          </table:table-cell>
          <table:table-cell/>
          <table:table-cell table:formula="of:=[.D198]-[.C198]" office:value-type="float" office:value="-3088" calcext:value-type="float">
            <text:p>-3088</text:p>
          </table:table-cell>
          <table:table-cell table:formula="of:=[.C198]+10+IF(MOD([.B198];3)=2;0;MOD([.B198];3)+1)" office:value-type="float" office:value="3099" calcext:value-type="float">
            <text:p>309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3104" calcext:value-type="float">
            <text:p>3104</text:p>
          </table:table-cell>
          <table:table-cell/>
          <table:table-cell table:formula="of:=[.D199]-[.C199]" office:value-type="float" office:value="-3104" calcext:value-type="float">
            <text:p>-3104</text:p>
          </table:table-cell>
          <table:table-cell table:formula="of:=[.C199]+10+IF(MOD([.B199];3)=2;0;MOD([.B199];3)+1)" office:value-type="float" office:value="3114" calcext:value-type="float">
            <text:p>31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3120" calcext:value-type="float">
            <text:p>3120</text:p>
          </table:table-cell>
          <table:table-cell/>
          <table:table-cell table:formula="of:=[.D200]-[.C200]" office:value-type="float" office:value="-3120" calcext:value-type="float">
            <text:p>-3120</text:p>
          </table:table-cell>
          <table:table-cell table:formula="of:=[.C200]+10+IF(MOD([.B200];3)=2;0;MOD([.B200];3)+1)" office:value-type="float" office:value="3132" calcext:value-type="float">
            <text:p>31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3136" calcext:value-type="float">
            <text:p>3136</text:p>
          </table:table-cell>
          <table:table-cell/>
          <table:table-cell table:formula="of:=[.D201]-[.C201]" office:value-type="float" office:value="-3136" calcext:value-type="float">
            <text:p>-3136</text:p>
          </table:table-cell>
          <table:table-cell table:formula="of:=[.C201]+10+IF(MOD([.B201];3)=2;0;MOD([.B201];3)+1)" office:value-type="float" office:value="3147" calcext:value-type="float">
            <text:p>314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3152" calcext:value-type="float">
            <text:p>3152</text:p>
          </table:table-cell>
          <table:table-cell/>
          <table:table-cell table:formula="of:=[.D202]-[.C202]" office:value-type="float" office:value="-3152" calcext:value-type="float">
            <text:p>-3152</text:p>
          </table:table-cell>
          <table:table-cell table:formula="of:=[.C202]+10+IF(MOD([.B202];3)=2;0;MOD([.B202];3)+1)" office:value-type="float" office:value="3162" calcext:value-type="float">
            <text:p>31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3168" calcext:value-type="float">
            <text:p>3168</text:p>
          </table:table-cell>
          <table:table-cell/>
          <table:table-cell table:formula="of:=[.D203]-[.C203]" office:value-type="float" office:value="-3168" calcext:value-type="float">
            <text:p>-3168</text:p>
          </table:table-cell>
          <table:table-cell table:formula="of:=[.C203]+10+IF(MOD([.B203];3)=2;0;MOD([.B203];3)+1)" office:value-type="float" office:value="3180" calcext:value-type="float">
            <text:p>318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3184" calcext:value-type="float">
            <text:p>3184</text:p>
          </table:table-cell>
          <table:table-cell/>
          <table:table-cell table:formula="of:=[.D204]-[.C204]" office:value-type="float" office:value="-3184" calcext:value-type="float">
            <text:p>-3184</text:p>
          </table:table-cell>
          <table:table-cell table:formula="of:=[.C204]+10+IF(MOD([.B204];3)=2;0;MOD([.B204];3)+1)" office:value-type="float" office:value="3195" calcext:value-type="float">
            <text:p>319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3200" calcext:value-type="float">
            <text:p>3200</text:p>
          </table:table-cell>
          <table:table-cell/>
          <table:table-cell table:formula="of:=[.D205]-[.C205]" office:value-type="float" office:value="-3200" calcext:value-type="float">
            <text:p>-3200</text:p>
          </table:table-cell>
          <table:table-cell table:formula="of:=[.C205]+10+IF(MOD([.B205];3)=2;0;MOD([.B205];3)+1)" office:value-type="float" office:value="3210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3216" calcext:value-type="float">
            <text:p>3216</text:p>
          </table:table-cell>
          <table:table-cell/>
          <table:table-cell table:formula="of:=[.D206]-[.C206]" office:value-type="float" office:value="-3216" calcext:value-type="float">
            <text:p>-3216</text:p>
          </table:table-cell>
          <table:table-cell table:formula="of:=[.C206]+10+IF(MOD([.B206];3)=2;0;MOD([.B206];3)+1)" office:value-type="float" office:value="3228" calcext:value-type="float">
            <text:p>322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3232" calcext:value-type="float">
            <text:p>3232</text:p>
          </table:table-cell>
          <table:table-cell/>
          <table:table-cell table:formula="of:=[.D207]-[.C207]" office:value-type="float" office:value="-3232" calcext:value-type="float">
            <text:p>-3232</text:p>
          </table:table-cell>
          <table:table-cell table:formula="of:=[.C207]+10+IF(MOD([.B207];3)=2;0;MOD([.B207];3)+1)" office:value-type="float" office:value="3243" calcext:value-type="float">
            <text:p>324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3248" calcext:value-type="float">
            <text:p>3248</text:p>
          </table:table-cell>
          <table:table-cell/>
          <table:table-cell table:formula="of:=[.D208]-[.C208]" office:value-type="float" office:value="-3248" calcext:value-type="float">
            <text:p>-3248</text:p>
          </table:table-cell>
          <table:table-cell table:formula="of:=[.C208]+10+IF(MOD([.B208];3)=2;0;MOD([.B208];3)+1)" office:value-type="float" office:value="3258" calcext:value-type="float">
            <text:p>325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3264" calcext:value-type="float">
            <text:p>3264</text:p>
          </table:table-cell>
          <table:table-cell/>
          <table:table-cell table:formula="of:=[.D209]-[.C209]" office:value-type="float" office:value="-3264" calcext:value-type="float">
            <text:p>-3264</text:p>
          </table:table-cell>
          <table:table-cell table:formula="of:=[.C209]+10+IF(MOD([.B209];3)=2;0;MOD([.B209];3)+1)" office:value-type="float" office:value="3276" calcext:value-type="float">
            <text:p>327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3280" calcext:value-type="float">
            <text:p>3280</text:p>
          </table:table-cell>
          <table:table-cell/>
          <table:table-cell table:formula="of:=[.D210]-[.C210]" office:value-type="float" office:value="-3280" calcext:value-type="float">
            <text:p>-3280</text:p>
          </table:table-cell>
          <table:table-cell table:formula="of:=[.C210]+10+IF(MOD([.B210];3)=2;0;MOD([.B210];3)+1)" office:value-type="float" office:value="3291" calcext:value-type="float">
            <text:p>329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3296" calcext:value-type="float">
            <text:p>3296</text:p>
          </table:table-cell>
          <table:table-cell/>
          <table:table-cell table:formula="of:=[.D211]-[.C211]" office:value-type="float" office:value="-3296" calcext:value-type="float">
            <text:p>-3296</text:p>
          </table:table-cell>
          <table:table-cell table:formula="of:=[.C211]+10+IF(MOD([.B211];3)=2;0;MOD([.B211];3)+1)" office:value-type="float" office:value="3306" calcext:value-type="float">
            <text:p>330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3312" calcext:value-type="float">
            <text:p>3312</text:p>
          </table:table-cell>
          <table:table-cell/>
          <table:table-cell table:formula="of:=[.D212]-[.C212]" office:value-type="float" office:value="-3312" calcext:value-type="float">
            <text:p>-3312</text:p>
          </table:table-cell>
          <table:table-cell table:formula="of:=[.C212]+10+IF(MOD([.B212];3)=2;0;MOD([.B212];3)+1)" office:value-type="float" office:value="3324" calcext:value-type="float">
            <text:p>332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3328" calcext:value-type="float">
            <text:p>3328</text:p>
          </table:table-cell>
          <table:table-cell/>
          <table:table-cell table:formula="of:=[.D213]-[.C213]" office:value-type="float" office:value="-3328" calcext:value-type="float">
            <text:p>-3328</text:p>
          </table:table-cell>
          <table:table-cell table:formula="of:=[.C213]+10+IF(MOD([.B213];3)=2;0;MOD([.B213];3)+1)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3344" calcext:value-type="float">
            <text:p>3344</text:p>
          </table:table-cell>
          <table:table-cell/>
          <table:table-cell table:formula="of:=[.D214]-[.C214]" office:value-type="float" office:value="-3344" calcext:value-type="float">
            <text:p>-3344</text:p>
          </table:table-cell>
          <table:table-cell table:formula="of:=[.C214]+10+IF(MOD([.B214];3)=2;0;MOD([.B214];3)+1)" office:value-type="float" office:value="3354" calcext:value-type="float">
            <text:p>335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3360" calcext:value-type="float">
            <text:p>3360</text:p>
          </table:table-cell>
          <table:table-cell office:value-type="float" office:value="3372" calcext:value-type="float">
            <text:p>3372</text:p>
          </table:table-cell>
          <table:table-cell table:formula="of:=[.D215]-[.C215]" office:value-type="float" office:value="12.0000000000005" calcext:value-type="float">
            <text:p>12</text:p>
          </table:table-cell>
          <table:table-cell table:formula="of:=[.C215]+10+IF(MOD([.B215];3)=2;0;MOD([.B215];3)+1)" office:value-type="float" office:value="3372" calcext:value-type="float">
            <text:p>337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3376" calcext:value-type="float">
            <text:p>3376</text:p>
          </table:table-cell>
          <table:table-cell office:value-type="float" office:value="3387" calcext:value-type="float">
            <text:p>3387</text:p>
          </table:table-cell>
          <table:table-cell table:formula="of:=[.D216]-[.C216]" office:value-type="float" office:value="11.0000000000005" calcext:value-type="float">
            <text:p>11</text:p>
          </table:table-cell>
          <table:table-cell table:formula="of:=[.C216]+10+IF(MOD([.B216];3)=2;0;MOD([.B216];3)+1)" office:value-type="float" office:value="3387" calcext:value-type="float">
            <text:p>338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3392" calcext:value-type="float">
            <text:p>3392</text:p>
          </table:table-cell>
          <table:table-cell/>
          <table:table-cell table:formula="of:=[.D217]-[.C217]" office:value-type="float" office:value="-3392" calcext:value-type="float">
            <text:p>-3392</text:p>
          </table:table-cell>
          <table:table-cell table:formula="of:=[.C217]+10+IF(MOD([.B217];3)=2;0;MOD([.B217];3)+1)" office:value-type="float" office:value="3402" calcext:value-type="float">
            <text:p>340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3408" calcext:value-type="float">
            <text:p>3408</text:p>
          </table:table-cell>
          <table:table-cell/>
          <table:table-cell table:formula="of:=[.D218]-[.C218]" office:value-type="float" office:value="-3408" calcext:value-type="float">
            <text:p>-3408</text:p>
          </table:table-cell>
          <table:table-cell table:formula="of:=[.C218]+10+IF(MOD([.B218];3)=2;0;MOD([.B218];3)+1)" office:value-type="float" office:value="3420" calcext:value-type="float">
            <text:p>342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3424" calcext:value-type="float">
            <text:p>3424</text:p>
          </table:table-cell>
          <table:table-cell/>
          <table:table-cell table:formula="of:=[.D219]-[.C219]" office:value-type="float" office:value="-3424" calcext:value-type="float">
            <text:p>-3424</text:p>
          </table:table-cell>
          <table:table-cell table:formula="of:=[.C219]+10+IF(MOD([.B219];3)=2;0;MOD([.B219];3)+1)" office:value-type="float" office:value="3435" calcext:value-type="float">
            <text:p>343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3440" calcext:value-type="float">
            <text:p>3440</text:p>
          </table:table-cell>
          <table:table-cell/>
          <table:table-cell table:formula="of:=[.D220]-[.C220]" office:value-type="float" office:value="-3440" calcext:value-type="float">
            <text:p>-3440</text:p>
          </table:table-cell>
          <table:table-cell table:formula="of:=[.C220]+10+IF(MOD([.B220];3)=2;0;MOD([.B220];3)+1)" office:value-type="float" office:value="3450" calcext:value-type="float">
            <text:p>345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3456" calcext:value-type="float">
            <text:p>3456</text:p>
          </table:table-cell>
          <table:table-cell/>
          <table:table-cell table:formula="of:=[.D221]-[.C221]" office:value-type="float" office:value="-3456" calcext:value-type="float">
            <text:p>-3456</text:p>
          </table:table-cell>
          <table:table-cell table:formula="of:=[.C221]+10+IF(MOD([.B221];3)=2;0;MOD([.B221];3)+1)" office:value-type="float" office:value="3468" calcext:value-type="float">
            <text:p>34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3472" calcext:value-type="float">
            <text:p>3472</text:p>
          </table:table-cell>
          <table:table-cell/>
          <table:table-cell table:formula="of:=[.D222]-[.C222]" office:value-type="float" office:value="-3472" calcext:value-type="float">
            <text:p>-3472</text:p>
          </table:table-cell>
          <table:table-cell table:formula="of:=[.C222]+10+IF(MOD([.B222];3)=2;0;MOD([.B222];3)+1)" office:value-type="float" office:value="3483" calcext:value-type="float">
            <text:p>348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3488" calcext:value-type="float">
            <text:p>3488</text:p>
          </table:table-cell>
          <table:table-cell/>
          <table:table-cell table:formula="of:=[.D223]-[.C223]" office:value-type="float" office:value="-3488" calcext:value-type="float">
            <text:p>-3488</text:p>
          </table:table-cell>
          <table:table-cell table:formula="of:=[.C223]+10+IF(MOD([.B223];3)=2;0;MOD([.B223];3)+1)" office:value-type="float" office:value="3498" calcext:value-type="float">
            <text:p>349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3504" calcext:value-type="float">
            <text:p>3504</text:p>
          </table:table-cell>
          <table:table-cell/>
          <table:table-cell table:formula="of:=[.D224]-[.C224]" office:value-type="float" office:value="-3504" calcext:value-type="float">
            <text:p>-3504</text:p>
          </table:table-cell>
          <table:table-cell table:formula="of:=[.C224]+10+IF(MOD([.B224];3)=2;0;MOD([.B224];3)+1)" office:value-type="float" office:value="3516" calcext:value-type="float">
            <text:p>351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3520" calcext:value-type="float">
            <text:p>3520</text:p>
          </table:table-cell>
          <table:table-cell/>
          <table:table-cell table:formula="of:=[.D225]-[.C225]" office:value-type="float" office:value="-3520" calcext:value-type="float">
            <text:p>-3520</text:p>
          </table:table-cell>
          <table:table-cell table:formula="of:=[.C225]+10+IF(MOD([.B225];3)=2;0;MOD([.B225];3)+1)" office:value-type="float" office:value="3531" calcext:value-type="float">
            <text:p>353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table:formula="of:=[.D226]-[.C226]" office:value-type="float" office:value="10.0000000000005" calcext:value-type="float">
            <text:p>10</text:p>
          </table:table-cell>
          <table:table-cell table:formula="of:=[.C226]+10+IF(MOD([.B226];3)=2;0;MOD([.B226];3)+1)" office:value-type="float" office:value="3546" calcext:value-type="float">
            <text:p>354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3552" calcext:value-type="float">
            <text:p>3552</text:p>
          </table:table-cell>
          <table:table-cell/>
          <table:table-cell table:formula="of:=[.D227]-[.C227]" office:value-type="float" office:value="-3552" calcext:value-type="float">
            <text:p>-3552</text:p>
          </table:table-cell>
          <table:table-cell table:formula="of:=[.C227]+10+IF(MOD([.B227];3)=2;0;MOD([.B227];3)+1)" office:value-type="float" office:value="3564" calcext:value-type="float">
            <text:p>35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3568" calcext:value-type="float">
            <text:p>3568</text:p>
          </table:table-cell>
          <table:table-cell/>
          <table:table-cell table:formula="of:=[.D228]-[.C228]" office:value-type="float" office:value="-3568" calcext:value-type="float">
            <text:p>-3568</text:p>
          </table:table-cell>
          <table:table-cell table:formula="of:=[.C228]+10+IF(MOD([.B228];3)=2;0;MOD([.B228];3)+1)" office:value-type="float" office:value="3579" calcext:value-type="float">
            <text:p>35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3584" calcext:value-type="float">
            <text:p>3584</text:p>
          </table:table-cell>
          <table:table-cell/>
          <table:table-cell table:formula="of:=[.D229]-[.C229]" office:value-type="float" office:value="-3584" calcext:value-type="float">
            <text:p>-3584</text:p>
          </table:table-cell>
          <table:table-cell table:formula="of:=[.C229]+10+IF(MOD([.B229];3)=2;0;MOD([.B229];3)+1)" office:value-type="float" office:value="3594" calcext:value-type="float">
            <text:p>359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3600" calcext:value-type="float">
            <text:p>3600</text:p>
          </table:table-cell>
          <table:table-cell/>
          <table:table-cell table:formula="of:=[.D230]-[.C230]" office:value-type="float" office:value="-3600" calcext:value-type="float">
            <text:p>-3600</text:p>
          </table:table-cell>
          <table:table-cell table:formula="of:=[.C230]+10+IF(MOD([.B230];3)=2;0;MOD([.B230];3)+1)" office:value-type="float" office:value="3612" calcext:value-type="float">
            <text:p>361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3616" calcext:value-type="float">
            <text:p>3616</text:p>
          </table:table-cell>
          <table:table-cell/>
          <table:table-cell table:formula="of:=[.D231]-[.C231]" office:value-type="float" office:value="-3616" calcext:value-type="float">
            <text:p>-3616</text:p>
          </table:table-cell>
          <table:table-cell table:formula="of:=[.C231]+10+IF(MOD([.B231];3)=2;0;MOD([.B231];3)+1)" office:value-type="float" office:value="3627" calcext:value-type="float">
            <text:p>362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3632" calcext:value-type="float">
            <text:p>3632</text:p>
          </table:table-cell>
          <table:table-cell/>
          <table:table-cell table:formula="of:=[.D232]-[.C232]" office:value-type="float" office:value="-3632" calcext:value-type="float">
            <text:p>-3632</text:p>
          </table:table-cell>
          <table:table-cell table:formula="of:=[.C232]+10+IF(MOD([.B232];3)=2;0;MOD([.B232];3)+1)" office:value-type="float" office:value="3642" calcext:value-type="float">
            <text:p>364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3648" calcext:value-type="float">
            <text:p>3648</text:p>
          </table:table-cell>
          <table:table-cell/>
          <table:table-cell table:formula="of:=[.D233]-[.C233]" office:value-type="float" office:value="-3648" calcext:value-type="float">
            <text:p>-3648</text:p>
          </table:table-cell>
          <table:table-cell table:formula="of:=[.C233]+10+IF(MOD([.B233];3)=2;0;MOD([.B233];3)+1)" office:value-type="float" office:value="3660" calcext:value-type="float">
            <text:p>366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3664" calcext:value-type="float">
            <text:p>3664</text:p>
          </table:table-cell>
          <table:table-cell/>
          <table:table-cell table:formula="of:=[.D234]-[.C234]" office:value-type="float" office:value="-3664" calcext:value-type="float">
            <text:p>-3664</text:p>
          </table:table-cell>
          <table:table-cell table:formula="of:=[.C234]+10+IF(MOD([.B234];3)=2;0;MOD([.B234];3)+1)" office:value-type="float" office:value="3675" calcext:value-type="float">
            <text:p>36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3680" calcext:value-type="float">
            <text:p>3680</text:p>
          </table:table-cell>
          <table:table-cell/>
          <table:table-cell table:formula="of:=[.D235]-[.C235]" office:value-type="float" office:value="-3680" calcext:value-type="float">
            <text:p>-3680</text:p>
          </table:table-cell>
          <table:table-cell table:formula="of:=[.C235]+10+IF(MOD([.B235];3)=2;0;MOD([.B235];3)+1)" office:value-type="float" office:value="3690" calcext:value-type="float">
            <text:p>36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3696" calcext:value-type="float">
            <text:p>3696</text:p>
          </table:table-cell>
          <table:table-cell/>
          <table:table-cell table:formula="of:=[.D236]-[.C236]" office:value-type="float" office:value="-3696" calcext:value-type="float">
            <text:p>-3696</text:p>
          </table:table-cell>
          <table:table-cell table:formula="of:=[.C236]+10+IF(MOD([.B236];3)=2;0;MOD([.B236];3)+1)" office:value-type="float" office:value="3708" calcext:value-type="float">
            <text:p>370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3712" calcext:value-type="float">
            <text:p>3712</text:p>
          </table:table-cell>
          <table:table-cell/>
          <table:table-cell table:formula="of:=[.D237]-[.C237]" office:value-type="float" office:value="-3712" calcext:value-type="float">
            <text:p>-3712</text:p>
          </table:table-cell>
          <table:table-cell table:formula="of:=[.C237]+10+IF(MOD([.B237];3)=2;0;MOD([.B237];3)+1)" office:value-type="float" office:value="3723" calcext:value-type="float">
            <text:p>372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3728" calcext:value-type="float">
            <text:p>3728</text:p>
          </table:table-cell>
          <table:table-cell/>
          <table:table-cell table:formula="of:=[.D238]-[.C238]" office:value-type="float" office:value="-3728" calcext:value-type="float">
            <text:p>-3728</text:p>
          </table:table-cell>
          <table:table-cell table:formula="of:=[.C238]+10+IF(MOD([.B238];3)=2;0;MOD([.B238];3)+1)" office:value-type="float" office:value="3738" calcext:value-type="float">
            <text:p>373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3744" calcext:value-type="float">
            <text:p>3744</text:p>
          </table:table-cell>
          <table:table-cell/>
          <table:table-cell table:formula="of:=[.D239]-[.C239]" office:value-type="float" office:value="-3744" calcext:value-type="float">
            <text:p>-3744</text:p>
          </table:table-cell>
          <table:table-cell table:formula="of:=[.C239]+10+IF(MOD([.B239];3)=2;0;MOD([.B239];3)+1)" office:value-type="float" office:value="3756" calcext:value-type="float">
            <text:p>375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3760" calcext:value-type="float">
            <text:p>3760</text:p>
          </table:table-cell>
          <table:table-cell/>
          <table:table-cell table:formula="of:=[.D240]-[.C240]" office:value-type="float" office:value="-3760" calcext:value-type="float">
            <text:p>-3760</text:p>
          </table:table-cell>
          <table:table-cell table:formula="of:=[.C240]+10+IF(MOD([.B240];3)=2;0;MOD([.B240];3)+1)" office:value-type="float" office:value="3771" calcext:value-type="float">
            <text:p>377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3776" calcext:value-type="float">
            <text:p>3776</text:p>
          </table:table-cell>
          <table:table-cell/>
          <table:table-cell table:formula="of:=[.D241]-[.C241]" office:value-type="float" office:value="-3776" calcext:value-type="float">
            <text:p>-3776</text:p>
          </table:table-cell>
          <table:table-cell table:formula="of:=[.C241]+10+IF(MOD([.B241];3)=2;0;MOD([.B241];3)+1)" office:value-type="float" office:value="3786" calcext:value-type="float">
            <text:p>378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3792" calcext:value-type="float">
            <text:p>3792</text:p>
          </table:table-cell>
          <table:table-cell/>
          <table:table-cell table:formula="of:=[.D242]-[.C242]" office:value-type="float" office:value="-3792" calcext:value-type="float">
            <text:p>-3792</text:p>
          </table:table-cell>
          <table:table-cell table:formula="of:=[.C242]+10+IF(MOD([.B242];3)=2;0;MOD([.B242];3)+1)" office:value-type="float" office:value="3804" calcext:value-type="float">
            <text:p>380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3808" calcext:value-type="float">
            <text:p>3808</text:p>
          </table:table-cell>
          <table:table-cell/>
          <table:table-cell table:formula="of:=[.D243]-[.C243]" office:value-type="float" office:value="-3808" calcext:value-type="float">
            <text:p>-3808</text:p>
          </table:table-cell>
          <table:table-cell table:formula="of:=[.C243]+10+IF(MOD([.B243];3)=2;0;MOD([.B243];3)+1)" office:value-type="float" office:value="3819" calcext:value-type="float">
            <text:p>381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3824" calcext:value-type="float">
            <text:p>3824</text:p>
          </table:table-cell>
          <table:table-cell/>
          <table:table-cell table:formula="of:=[.D244]-[.C244]" office:value-type="float" office:value="-3824" calcext:value-type="float">
            <text:p>-3824</text:p>
          </table:table-cell>
          <table:table-cell table:formula="of:=[.C244]+10+IF(MOD([.B244];3)=2;0;MOD([.B244];3)+1)" office:value-type="float" office:value="3834" calcext:value-type="float">
            <text:p>383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(256-[.B245])*[.$B$3]*[.A245]*1000000" office:value-type="float" office:value="3840" calcext:value-type="float">
            <text:p>3840</text:p>
          </table:table-cell>
          <table:table-cell/>
          <table:table-cell table:formula="of:=[.D245]-[.C245]" office:value-type="float" office:value="-3840" calcext:value-type="float">
            <text:p>-3840</text:p>
          </table:table-cell>
          <table:table-cell table:formula="of:=[.C245]+10+IF(MOD([.B245];3)=2;0;MOD([.B245];3)+1)" office:value-type="float" office:value="3852" calcext:value-type="float">
            <text:p>38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3856" calcext:value-type="float">
            <text:p>3856</text:p>
          </table:table-cell>
          <table:table-cell/>
          <table:table-cell table:formula="of:=[.D246]-[.C246]" office:value-type="float" office:value="-3856" calcext:value-type="float">
            <text:p>-3856</text:p>
          </table:table-cell>
          <table:table-cell table:formula="of:=[.C246]+10+IF(MOD([.B246];3)=2;0;MOD([.B246];3)+1)" office:value-type="float" office:value="3867" calcext:value-type="float">
            <text:p>386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3872" calcext:value-type="float">
            <text:p>3872</text:p>
          </table:table-cell>
          <table:table-cell/>
          <table:table-cell table:formula="of:=[.D247]-[.C247]" office:value-type="float" office:value="-3872" calcext:value-type="float">
            <text:p>-3872</text:p>
          </table:table-cell>
          <table:table-cell table:formula="of:=[.C247]+10+IF(MOD([.B247];3)=2;0;MOD([.B247];3)+1)" office:value-type="float" office:value="3882" calcext:value-type="float">
            <text:p>388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3888" calcext:value-type="float">
            <text:p>3888</text:p>
          </table:table-cell>
          <table:table-cell/>
          <table:table-cell table:formula="of:=[.D248]-[.C248]" office:value-type="float" office:value="-3888" calcext:value-type="float">
            <text:p>-3888</text:p>
          </table:table-cell>
          <table:table-cell table:formula="of:=[.C248]+10+IF(MOD([.B248];3)=2;0;MOD([.B248];3)+1)" office:value-type="float" office:value="3900" calcext:value-type="float">
            <text:p>39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3904" calcext:value-type="float">
            <text:p>3904</text:p>
          </table:table-cell>
          <table:table-cell/>
          <table:table-cell table:formula="of:=[.D249]-[.C249]" office:value-type="float" office:value="-3904" calcext:value-type="float">
            <text:p>-3904</text:p>
          </table:table-cell>
          <table:table-cell table:formula="of:=[.C249]+10+IF(MOD([.B249];3)=2;0;MOD([.B249];3)+1)" office:value-type="float" office:value="3915" calcext:value-type="float">
            <text:p>391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3920" calcext:value-type="float">
            <text:p>3920</text:p>
          </table:table-cell>
          <table:table-cell/>
          <table:table-cell table:formula="of:=[.D250]-[.C250]" office:value-type="float" office:value="-3920" calcext:value-type="float">
            <text:p>-3920</text:p>
          </table:table-cell>
          <table:table-cell table:formula="of:=[.C250]+10+IF(MOD([.B250];3)=2;0;MOD([.B250];3)+1)" office:value-type="float" office:value="3930" calcext:value-type="float">
            <text:p>393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3936" calcext:value-type="float">
            <text:p>3936</text:p>
          </table:table-cell>
          <table:table-cell/>
          <table:table-cell table:formula="of:=[.D251]-[.C251]" office:value-type="float" office:value="-3936" calcext:value-type="float">
            <text:p>-3936</text:p>
          </table:table-cell>
          <table:table-cell table:formula="of:=[.C251]+10+IF(MOD([.B251];3)=2;0;MOD([.B251];3)+1)" office:value-type="float" office:value="3948" calcext:value-type="float">
            <text:p>394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3952" calcext:value-type="float">
            <text:p>3952</text:p>
          </table:table-cell>
          <table:table-cell/>
          <table:table-cell table:formula="of:=[.D252]-[.C252]" office:value-type="float" office:value="-3952" calcext:value-type="float">
            <text:p>-3952</text:p>
          </table:table-cell>
          <table:table-cell table:formula="of:=[.C252]+10+IF(MOD([.B252];3)=2;0;MOD([.B252];3)+1)" office:value-type="float" office:value="3963" calcext:value-type="float">
            <text:p>396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3968" calcext:value-type="float">
            <text:p>3968</text:p>
          </table:table-cell>
          <table:table-cell/>
          <table:table-cell table:formula="of:=[.D253]-[.C253]" office:value-type="float" office:value="-3968" calcext:value-type="float">
            <text:p>-3968</text:p>
          </table:table-cell>
          <table:table-cell table:formula="of:=[.C253]+10+IF(MOD([.B253];3)=2;0;MOD([.B253];3)+1)" office:value-type="float" office:value="3978" calcext:value-type="float">
            <text:p>397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3984" calcext:value-type="float">
            <text:p>3984</text:p>
          </table:table-cell>
          <table:table-cell office:value-type="float" office:value="3996" calcext:value-type="float">
            <text:p>3996</text:p>
          </table:table-cell>
          <table:table-cell table:formula="of:=[.D254]-[.C254]" office:value-type="float" office:value="12.0000000000005" calcext:value-type="float">
            <text:p>12</text:p>
          </table:table-cell>
          <table:table-cell table:formula="of:=[.C254]+10+IF(MOD([.B254];3)=2;0;MOD([.B254];3)+1)" office:value-type="float" office:value="3996" calcext:value-type="float">
            <text:p>399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4000" calcext:value-type="float">
            <text:p>4000</text:p>
          </table:table-cell>
          <table:table-cell office:value-type="float" office:value="4011" calcext:value-type="float">
            <text:p>4011</text:p>
          </table:table-cell>
          <table:table-cell table:formula="of:=[.D255]-[.C255]" office:value-type="float" office:value="11" calcext:value-type="float">
            <text:p>11</text:p>
          </table:table-cell>
          <table:table-cell table:formula="of:=[.C255]+10+IF(MOD([.B255];3)=2;0;MOD([.B255];3)+1)" office:value-type="float" office:value="4011" calcext:value-type="float">
            <text:p>40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4016" calcext:value-type="float">
            <text:p>4016</text:p>
          </table:table-cell>
          <table:table-cell office:value-type="float" office:value="4026" calcext:value-type="float">
            <text:p>4026</text:p>
          </table:table-cell>
          <table:table-cell table:formula="of:=[.D256]-[.C256]" office:value-type="float" office:value="10.0000000000005" calcext:value-type="float">
            <text:p>10</text:p>
          </table:table-cell>
          <table:table-cell table:formula="of:=[.C256]+10+IF(MOD([.B256];3)=2;0;MOD([.B256];3)+1)" office:value-type="float" office:value="4026" calcext:value-type="float">
            <text:p>402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4032" calcext:value-type="float">
            <text:p>4032</text:p>
          </table:table-cell>
          <table:table-cell office:value-type="float" office:value="4044" calcext:value-type="float">
            <text:p>4044</text:p>
          </table:table-cell>
          <table:table-cell table:formula="of:=[.D257]-[.C257]" office:value-type="float" office:value="12" calcext:value-type="float">
            <text:p>12</text:p>
          </table:table-cell>
          <table:table-cell table:formula="of:=[.C257]+10+IF(MOD([.B257];3)=2;0;MOD([.B257];3)+1)" office:value-type="float" office:value="4044" calcext:value-type="float">
            <text:p>404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4048" calcext:value-type="float">
            <text:p>4048</text:p>
          </table:table-cell>
          <table:table-cell office:value-type="float" office:value="4059" calcext:value-type="float">
            <text:p>4059</text:p>
          </table:table-cell>
          <table:table-cell table:formula="of:=[.D258]-[.C258]" office:value-type="float" office:value="11.0000000000005" calcext:value-type="float">
            <text:p>11</text:p>
          </table:table-cell>
          <table:table-cell table:formula="of:=[.C258]+10+IF(MOD([.B258];3)=2;0;MOD([.B258];3)+1)" office:value-type="float" office:value="4059" calcext:value-type="float">
            <text:p>405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4064" calcext:value-type="float">
            <text:p>4064</text:p>
          </table:table-cell>
          <table:table-cell office:value-type="float" office:value="4074" calcext:value-type="float">
            <text:p>4074</text:p>
          </table:table-cell>
          <table:table-cell table:formula="of:=[.D259]-[.C259]" office:value-type="float" office:value="10" calcext:value-type="float">
            <text:p>10</text:p>
          </table:table-cell>
          <table:table-cell table:formula="of:=[.C259]+10+IF(MOD([.B259];3)=2;0;MOD([.B259];3)+1)" office:value-type="float" office:value="4074" calcext:value-type="float">
            <text:p>407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4080" calcext:value-type="float">
            <text:p>4080</text:p>
          </table:table-cell>
          <table:table-cell office:value-type="float" office:value="4092" calcext:value-type="float">
            <text:p>4092</text:p>
          </table:table-cell>
          <table:table-cell table:formula="of:=[.D260]-[.C260]" office:value-type="float" office:value="12.0000000000005" calcext:value-type="float">
            <text:p>12</text:p>
          </table:table-cell>
          <table:table-cell table:formula="of:=[.C260]+10+IF(MOD([.B260];3)=2;0;MOD([.B260];3)+1)" office:value-type="float" office:value="4092" calcext:value-type="float">
            <text:p>409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4096" calcext:value-type="float">
            <text:p>4096</text:p>
          </table:table-cell>
          <table:table-cell office:value-type="float" office:value="4107" calcext:value-type="float">
            <text:p>4107</text:p>
          </table:table-cell>
          <table:table-cell table:formula="of:=[.D261]-[.C261]" office:value-type="float" office:value="11" calcext:value-type="float">
            <text:p>11</text:p>
          </table:table-cell>
          <table:table-cell table:formula="of:=[.C261]+10+IF(MOD([.B261];3)=2;0;MOD([.B261];3)+1)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3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D6]-[.C6]" office:value-type="float" office:value="10" calcext:value-type="float">
            <text:p>10</text:p>
          </table:table-cell>
          <table:table-cell table:formula="of:=[.C6]+10+IF(MOD([.B6];3)=0;0;3-MOD([.B6];3)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[.D7]-[.C7]" office:value-type="float" office:value="11" calcext:value-type="float">
            <text:p>11</text:p>
          </table:table-cell>
          <table:table-cell table:formula="of:=[.C7]+10+IF(MOD([.B7];3)=0;0;3-MOD([.B7];3))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0;0;3-MOD([.B8];3))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D9]-[.C9]" office:value-type="float" office:value="10" calcext:value-type="float">
            <text:p>10</text:p>
          </table:table-cell>
          <table:table-cell table:formula="of:=[.C9]+10+IF(MOD([.B9];3)=0;0;3-MOD([.B9];3)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table:formula="of:=[.D10]-[.C10]" office:value-type="float" office:value="11" calcext:value-type="float">
            <text:p>11</text:p>
          </table:table-cell>
          <table:table-cell table:formula="of:=[.C10]+10+IF(MOD([.B10];3)=0;0;3-MOD([.B10];3))"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0;0;3-MOD([.B11];3)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formula="of:=[.D12]-[.C12]" office:value-type="float" office:value="10" calcext:value-type="float">
            <text:p>10</text:p>
          </table:table-cell>
          <table:table-cell table:formula="of:=[.C12]+10+IF(MOD([.B12];3)=0;0;3-MOD([.B12];3))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256" calcext:value-type="float">
            <text:p>256</text:p>
          </table:table-cell>
          <table:table-cell/>
          <table:table-cell table:formula="of:=[.D13]-[.C13]" office:value-type="float" office:value="-256" calcext:value-type="float">
            <text:p>-256</text:p>
          </table:table-cell>
          <table:table-cell table:formula="of:=[.C13]+10+IF(MOD([.B13];3)=0;0;3-MOD([.B13];3)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288" calcext:value-type="float">
            <text:p>288</text:p>
          </table:table-cell>
          <table:table-cell/>
          <table:table-cell table:formula="of:=[.D14]-[.C14]" office:value-type="float" office:value="-288" calcext:value-type="float">
            <text:p>-288</text:p>
          </table:table-cell>
          <table:table-cell table:formula="of:=[.C14]+10+IF(MOD([.B14];3)=0;0;3-MOD([.B14];3)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320" calcext:value-type="float">
            <text:p>320</text:p>
          </table:table-cell>
          <table:table-cell/>
          <table:table-cell table:formula="of:=[.D15]-[.C15]" office:value-type="float" office:value="-320" calcext:value-type="float">
            <text:p>-320</text:p>
          </table:table-cell>
          <table:table-cell table:formula="of:=[.C15]+10+IF(MOD([.B15];3)=0;0;3-MOD([.B15];3)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352" calcext:value-type="float">
            <text:p>352</text:p>
          </table:table-cell>
          <table:table-cell table:style-name="ce2"/>
          <table:table-cell table:style-name="ce2" table:formula="of:=[.D16]-[.C16]" office:value-type="float" office:value="-352" calcext:value-type="float">
            <text:p>-352</text:p>
          </table:table-cell>
          <table:table-cell table:formula="of:=[.C16]+10+IF(MOD([.B16];3)=0;0;3-MOD([.B16];3))" office:value-type="float" office:value="363" calcext:value-type="float">
            <text:p>363</text:p>
          </table:table-cell>
          <table:table-cell table:style-name="ce2"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384" calcext:value-type="float">
            <text:p>384</text:p>
          </table:table-cell>
          <table:table-cell/>
          <table:table-cell table:formula="of:=[.D17]-[.C17]" office:value-type="float" office:value="-384" calcext:value-type="float">
            <text:p>-384</text:p>
          </table:table-cell>
          <table:table-cell table:formula="of:=[.C17]+10+IF(MOD([.B17];3)=0;0;3-MOD([.B17];3)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416" calcext:value-type="float">
            <text:p>416</text:p>
          </table:table-cell>
          <table:table-cell table:style-name="ce3"/>
          <table:table-cell table:formula="of:=[.D18]-[.C18]" office:value-type="float" office:value="-416" calcext:value-type="float">
            <text:p>-416</text:p>
          </table:table-cell>
          <table:table-cell table:formula="of:=[.C18]+10+IF(MOD([.B18];3)=0;0;3-MOD([.B18];3))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448" calcext:value-type="float">
            <text:p>448</text:p>
          </table:table-cell>
          <table:table-cell/>
          <table:table-cell table:formula="of:=[.D19]-[.C19]" office:value-type="float" office:value="-448" calcext:value-type="float">
            <text:p>-448</text:p>
          </table:table-cell>
          <table:table-cell table:formula="of:=[.C19]+10+IF(MOD([.B19];3)=0;0;3-MOD([.B19];3))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480" calcext:value-type="float">
            <text:p>480</text:p>
          </table:table-cell>
          <table:table-cell/>
          <table:table-cell table:formula="of:=[.D20]-[.C20]" office:value-type="float" office:value="-480" calcext:value-type="float">
            <text:p>-480</text:p>
          </table:table-cell>
          <table:table-cell table:formula="of:=[.C20]+10+IF(MOD([.B20];3)=0;0;3-MOD([.B20];3))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512" calcext:value-type="float">
            <text:p>512</text:p>
          </table:table-cell>
          <table:table-cell/>
          <table:table-cell table:formula="of:=[.D21]-[.C21]" office:value-type="float" office:value="-512" calcext:value-type="float">
            <text:p>-512</text:p>
          </table:table-cell>
          <table:table-cell table:formula="of:=[.C21]+10+IF(MOD([.B21];3)=0;0;3-MOD([.B21];3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544" calcext:value-type="float">
            <text:p>544</text:p>
          </table:table-cell>
          <table:table-cell/>
          <table:table-cell table:formula="of:=[.D22]-[.C22]" office:value-type="float" office:value="-544" calcext:value-type="float">
            <text:p>-544</text:p>
          </table:table-cell>
          <table:table-cell table:formula="of:=[.C22]+10+IF(MOD([.B22];3)=0;0;3-MOD([.B22];3))"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576" calcext:value-type="float">
            <text:p>576</text:p>
          </table:table-cell>
          <table:table-cell/>
          <table:table-cell table:formula="of:=[.D23]-[.C23]" office:value-type="float" office:value="-576" calcext:value-type="float">
            <text:p>-576</text:p>
          </table:table-cell>
          <table:table-cell table:formula="of:=[.C23]+10+IF(MOD([.B23];3)=0;0;3-MOD([.B23];3))" office:value-type="float" office:value="588" calcext:value-type="float">
            <text:p>58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608" calcext:value-type="float">
            <text:p>608</text:p>
          </table:table-cell>
          <table:table-cell/>
          <table:table-cell table:formula="of:=[.D24]-[.C24]" office:value-type="float" office:value="-608" calcext:value-type="float">
            <text:p>-608</text:p>
          </table:table-cell>
          <table:table-cell table:formula="of:=[.C24]+10+IF(MOD([.B24];3)=0;0;3-MOD([.B24];3))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640" calcext:value-type="float">
            <text:p>640</text:p>
          </table:table-cell>
          <table:table-cell/>
          <table:table-cell table:formula="of:=[.D25]-[.C25]" office:value-type="float" office:value="-640" calcext:value-type="float">
            <text:p>-640</text:p>
          </table:table-cell>
          <table:table-cell table:formula="of:=[.C25]+10+IF(MOD([.B25];3)=0;0;3-MOD([.B25];3))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672" calcext:value-type="float">
            <text:p>672</text:p>
          </table:table-cell>
          <table:table-cell/>
          <table:table-cell table:formula="of:=[.D26]-[.C26]" office:value-type="float" office:value="-672" calcext:value-type="float">
            <text:p>-672</text:p>
          </table:table-cell>
          <table:table-cell table:formula="of:=[.C26]+10+IF(MOD([.B26];3)=0;0;3-MOD([.B26];3))"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704" calcext:value-type="float">
            <text:p>704</text:p>
          </table:table-cell>
          <table:table-cell/>
          <table:table-cell table:formula="of:=[.D27]-[.C27]" office:value-type="float" office:value="-704" calcext:value-type="float">
            <text:p>-704</text:p>
          </table:table-cell>
          <table:table-cell table:formula="of:=[.C27]+10+IF(MOD([.B27];3)=0;0;3-MOD([.B27];3))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736" calcext:value-type="float">
            <text:p>736</text:p>
          </table:table-cell>
          <table:table-cell/>
          <table:table-cell table:formula="of:=[.D28]-[.C28]" office:value-type="float" office:value="-736" calcext:value-type="float">
            <text:p>-736</text:p>
          </table:table-cell>
          <table:table-cell table:formula="of:=[.C28]+10+IF(MOD([.B28];3)=0;0;3-MOD([.B28];3))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768" calcext:value-type="float">
            <text:p>768</text:p>
          </table:table-cell>
          <table:table-cell/>
          <table:table-cell table:formula="of:=[.D29]-[.C29]" office:value-type="float" office:value="-768" calcext:value-type="float">
            <text:p>-768</text:p>
          </table:table-cell>
          <table:table-cell table:formula="of:=[.C29]+10+IF(MOD([.B29];3)=0;0;3-MOD([.B29];3)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800" calcext:value-type="float">
            <text:p>800</text:p>
          </table:table-cell>
          <table:table-cell/>
          <table:table-cell table:formula="of:=[.D30]-[.C30]" office:value-type="float" office:value="-800" calcext:value-type="float">
            <text:p>-800</text:p>
          </table:table-cell>
          <table:table-cell table:formula="of:=[.C30]+10+IF(MOD([.B30];3)=0;0;3-MOD([.B30];3)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832" calcext:value-type="float">
            <text:p>832</text:p>
          </table:table-cell>
          <table:table-cell/>
          <table:table-cell table:formula="of:=[.D31]-[.C31]" office:value-type="float" office:value="-832" calcext:value-type="float">
            <text:p>-832</text:p>
          </table:table-cell>
          <table:table-cell table:formula="of:=[.C31]+10+IF(MOD([.B31];3)=0;0;3-MOD([.B31];3))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864" calcext:value-type="float">
            <text:p>864</text:p>
          </table:table-cell>
          <table:table-cell/>
          <table:table-cell table:formula="of:=[.D32]-[.C32]" office:value-type="float" office:value="-864" calcext:value-type="float">
            <text:p>-864</text:p>
          </table:table-cell>
          <table:table-cell table:formula="of:=[.C32]+10+IF(MOD([.B32];3)=0;0;3-MOD([.B32];3))" office:value-type="float" office:value="876" calcext:value-type="float">
            <text:p>87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896" calcext:value-type="float">
            <text:p>896</text:p>
          </table:table-cell>
          <table:table-cell/>
          <table:table-cell table:formula="of:=[.D33]-[.C33]" office:value-type="float" office:value="-896" calcext:value-type="float">
            <text:p>-896</text:p>
          </table:table-cell>
          <table:table-cell table:formula="of:=[.C33]+10+IF(MOD([.B33];3)=0;0;3-MOD([.B33];3))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928" calcext:value-type="float">
            <text:p>928</text:p>
          </table:table-cell>
          <table:table-cell/>
          <table:table-cell table:formula="of:=[.D34]-[.C34]" office:value-type="float" office:value="-928" calcext:value-type="float">
            <text:p>-928</text:p>
          </table:table-cell>
          <table:table-cell table:formula="of:=[.C34]+10+IF(MOD([.B34];3)=0;0;3-MOD([.B34];3))"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960" calcext:value-type="float">
            <text:p>960</text:p>
          </table:table-cell>
          <table:table-cell/>
          <table:table-cell table:formula="of:=[.D35]-[.C35]" office:value-type="float" office:value="-960" calcext:value-type="float">
            <text:p>-960</text:p>
          </table:table-cell>
          <table:table-cell table:formula="of:=[.C35]+10+IF(MOD([.B35];3)=0;0;3-MOD([.B35];3))" office:value-type="float" office:value="972" calcext:value-type="float">
            <text:p>97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992" calcext:value-type="float">
            <text:p>992</text:p>
          </table:table-cell>
          <table:table-cell/>
          <table:table-cell table:formula="of:=[.D36]-[.C36]" office:value-type="float" office:value="-992" calcext:value-type="float">
            <text:p>-992</text:p>
          </table:table-cell>
          <table:table-cell table:formula="of:=[.C36]+10+IF(MOD([.B36];3)=0;0;3-MOD([.B36];3))" office:value-type="float" office:value="1002" calcext:value-type="float">
            <text:p>100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1024" calcext:value-type="float">
            <text:p>1024</text:p>
          </table:table-cell>
          <table:table-cell/>
          <table:table-cell table:formula="of:=[.D37]-[.C37]" office:value-type="float" office:value="-1024" calcext:value-type="float">
            <text:p>-1024</text:p>
          </table:table-cell>
          <table:table-cell table:formula="of:=[.C37]+10+IF(MOD([.B37];3)=0;0;3-MOD([.B37];3)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1056" calcext:value-type="float">
            <text:p>1056</text:p>
          </table:table-cell>
          <table:table-cell/>
          <table:table-cell table:formula="of:=[.D38]-[.C38]" office:value-type="float" office:value="-1056" calcext:value-type="float">
            <text:p>-1056</text:p>
          </table:table-cell>
          <table:table-cell table:formula="of:=[.C38]+10+IF(MOD([.B38];3)=0;0;3-MOD([.B38];3))" office:value-type="float" office:value="1068" calcext:value-type="float">
            <text:p>106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1088" calcext:value-type="float">
            <text:p>1088</text:p>
          </table:table-cell>
          <table:table-cell/>
          <table:table-cell table:formula="of:=[.D39]-[.C39]" office:value-type="float" office:value="-1088" calcext:value-type="float">
            <text:p>-1088</text:p>
          </table:table-cell>
          <table:table-cell table:formula="of:=[.C39]+10+IF(MOD([.B39];3)=0;0;3-MOD([.B39];3))" office:value-type="float" office:value="1098" calcext:value-type="float">
            <text:p>109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1120" calcext:value-type="float">
            <text:p>1120</text:p>
          </table:table-cell>
          <table:table-cell/>
          <table:table-cell table:formula="of:=[.D40]-[.C40]" office:value-type="float" office:value="-1120" calcext:value-type="float">
            <text:p>-1120</text:p>
          </table:table-cell>
          <table:table-cell table:formula="of:=[.C40]+10+IF(MOD([.B40];3)=0;0;3-MOD([.B40];3))" office:value-type="float" office:value="1131" calcext:value-type="float">
            <text:p>113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1152" calcext:value-type="float">
            <text:p>1152</text:p>
          </table:table-cell>
          <table:table-cell/>
          <table:table-cell table:formula="of:=[.D41]-[.C41]" office:value-type="float" office:value="-1152" calcext:value-type="float">
            <text:p>-1152</text:p>
          </table:table-cell>
          <table:table-cell table:formula="of:=[.C41]+10+IF(MOD([.B41];3)=0;0;3-MOD([.B41];3))" office:value-type="float" office:value="1164" calcext:value-type="float">
            <text:p>116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1184" calcext:value-type="float">
            <text:p>1184</text:p>
          </table:table-cell>
          <table:table-cell/>
          <table:table-cell table:formula="of:=[.D42]-[.C42]" office:value-type="float" office:value="-1184" calcext:value-type="float">
            <text:p>-1184</text:p>
          </table:table-cell>
          <table:table-cell table:formula="of:=[.C42]+10+IF(MOD([.B42];3)=0;0;3-MOD([.B42];3))" office:value-type="float" office:value="1194" calcext:value-type="float">
            <text:p>119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1216" calcext:value-type="float">
            <text:p>1216</text:p>
          </table:table-cell>
          <table:table-cell/>
          <table:table-cell table:formula="of:=[.D43]-[.C43]" office:value-type="float" office:value="-1216" calcext:value-type="float">
            <text:p>-1216</text:p>
          </table:table-cell>
          <table:table-cell table:formula="of:=[.C43]+10+IF(MOD([.B43];3)=0;0;3-MOD([.B43];3))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1248" calcext:value-type="float">
            <text:p>1248</text:p>
          </table:table-cell>
          <table:table-cell/>
          <table:table-cell table:formula="of:=[.D44]-[.C44]" office:value-type="float" office:value="-1248" calcext:value-type="float">
            <text:p>-1248</text:p>
          </table:table-cell>
          <table:table-cell table:formula="of:=[.C44]+10+IF(MOD([.B44];3)=0;0;3-MOD([.B44];3)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1280" calcext:value-type="float">
            <text:p>1280</text:p>
          </table:table-cell>
          <table:table-cell/>
          <table:table-cell table:formula="of:=[.D45]-[.C45]" office:value-type="float" office:value="-1280" calcext:value-type="float">
            <text:p>-1280</text:p>
          </table:table-cell>
          <table:table-cell table:formula="of:=[.C45]+10+IF(MOD([.B45];3)=0;0;3-MOD([.B45];3))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1312" calcext:value-type="float">
            <text:p>1312</text:p>
          </table:table-cell>
          <table:table-cell/>
          <table:table-cell table:formula="of:=[.D46]-[.C46]" office:value-type="float" office:value="-1312" calcext:value-type="float">
            <text:p>-1312</text:p>
          </table:table-cell>
          <table:table-cell table:formula="of:=[.C46]+10+IF(MOD([.B46];3)=0;0;3-MOD([.B46];3))" office:value-type="float" office:value="1323" calcext:value-type="float">
            <text:p>132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1344" calcext:value-type="float">
            <text:p>1344</text:p>
          </table:table-cell>
          <table:table-cell/>
          <table:table-cell table:formula="of:=[.D47]-[.C47]" office:value-type="float" office:value="-1344" calcext:value-type="float">
            <text:p>-1344</text:p>
          </table:table-cell>
          <table:table-cell table:formula="of:=[.C47]+10+IF(MOD([.B47];3)=0;0;3-MOD([.B47];3))" office:value-type="float" office:value="1356" calcext:value-type="float">
            <text:p>135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1376" calcext:value-type="float">
            <text:p>1376</text:p>
          </table:table-cell>
          <table:table-cell/>
          <table:table-cell table:formula="of:=[.D48]-[.C48]" office:value-type="float" office:value="-1376" calcext:value-type="float">
            <text:p>-1376</text:p>
          </table:table-cell>
          <table:table-cell table:formula="of:=[.C48]+10+IF(MOD([.B48];3)=0;0;3-MOD([.B48];3))" office:value-type="float" office:value="1386" calcext:value-type="float">
            <text:p>138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1408" calcext:value-type="float">
            <text:p>1408</text:p>
          </table:table-cell>
          <table:table-cell/>
          <table:table-cell table:formula="of:=[.D49]-[.C49]" office:value-type="float" office:value="-1408" calcext:value-type="float">
            <text:p>-1408</text:p>
          </table:table-cell>
          <table:table-cell table:formula="of:=[.C49]+10+IF(MOD([.B49];3)=0;0;3-MOD([.B49];3))" office:value-type="float" office:value="1419" calcext:value-type="float">
            <text:p>141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1440" calcext:value-type="float">
            <text:p>1440</text:p>
          </table:table-cell>
          <table:table-cell/>
          <table:table-cell table:formula="of:=[.D50]-[.C50]" office:value-type="float" office:value="-1440" calcext:value-type="float">
            <text:p>-1440</text:p>
          </table:table-cell>
          <table:table-cell table:formula="of:=[.C50]+10+IF(MOD([.B50];3)=0;0;3-MOD([.B50];3))" office:value-type="float" office:value="1452" calcext:value-type="float">
            <text:p>145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1472" calcext:value-type="float">
            <text:p>1472</text:p>
          </table:table-cell>
          <table:table-cell/>
          <table:table-cell table:formula="of:=[.D51]-[.C51]" office:value-type="float" office:value="-1472" calcext:value-type="float">
            <text:p>-1472</text:p>
          </table:table-cell>
          <table:table-cell table:formula="of:=[.C51]+10+IF(MOD([.B51];3)=0;0;3-MOD([.B51];3))" office:value-type="float" office:value="1482" calcext:value-type="float">
            <text:p>148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1504" calcext:value-type="float">
            <text:p>1504</text:p>
          </table:table-cell>
          <table:table-cell/>
          <table:table-cell table:formula="of:=[.D52]-[.C52]" office:value-type="float" office:value="-1504" calcext:value-type="float">
            <text:p>-1504</text:p>
          </table:table-cell>
          <table:table-cell table:formula="of:=[.C52]+10+IF(MOD([.B52];3)=0;0;3-MOD([.B52];3))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1536" calcext:value-type="float">
            <text:p>1536</text:p>
          </table:table-cell>
          <table:table-cell/>
          <table:table-cell table:formula="of:=[.D53]-[.C53]" office:value-type="float" office:value="-1536" calcext:value-type="float">
            <text:p>-1536</text:p>
          </table:table-cell>
          <table:table-cell table:formula="of:=[.C53]+10+IF(MOD([.B53];3)=0;0;3-MOD([.B53];3)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1568" calcext:value-type="float">
            <text:p>1568</text:p>
          </table:table-cell>
          <table:table-cell/>
          <table:table-cell table:formula="of:=[.D54]-[.C54]" office:value-type="float" office:value="-1568" calcext:value-type="float">
            <text:p>-1568</text:p>
          </table:table-cell>
          <table:table-cell table:formula="of:=[.C54]+10+IF(MOD([.B54];3)=0;0;3-MOD([.B54];3))" office:value-type="float" office:value="1578" calcext:value-type="float">
            <text:p>157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1600" calcext:value-type="float">
            <text:p>1600</text:p>
          </table:table-cell>
          <table:table-cell/>
          <table:table-cell table:formula="of:=[.D55]-[.C55]" office:value-type="float" office:value="-1600" calcext:value-type="float">
            <text:p>-1600</text:p>
          </table:table-cell>
          <table:table-cell table:formula="of:=[.C55]+10+IF(MOD([.B55];3)=0;0;3-MOD([.B55];3))"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1632" calcext:value-type="float">
            <text:p>1632</text:p>
          </table:table-cell>
          <table:table-cell/>
          <table:table-cell table:formula="of:=[.D56]-[.C56]" office:value-type="float" office:value="-1632" calcext:value-type="float">
            <text:p>-1632</text:p>
          </table:table-cell>
          <table:table-cell table:formula="of:=[.C56]+10+IF(MOD([.B56];3)=0;0;3-MOD([.B56];3))" office:value-type="float" office:value="1644" calcext:value-type="float">
            <text:p>164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1664" calcext:value-type="float">
            <text:p>1664</text:p>
          </table:table-cell>
          <table:table-cell/>
          <table:table-cell table:formula="of:=[.D57]-[.C57]" office:value-type="float" office:value="-1664" calcext:value-type="float">
            <text:p>-1664</text:p>
          </table:table-cell>
          <table:table-cell table:formula="of:=[.C57]+10+IF(MOD([.B57];3)=0;0;3-MOD([.B57];3))" office:value-type="float" office:value="1674" calcext:value-type="float">
            <text:p>167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1696" calcext:value-type="float">
            <text:p>1696</text:p>
          </table:table-cell>
          <table:table-cell/>
          <table:table-cell table:formula="of:=[.D58]-[.C58]" office:value-type="float" office:value="-1696" calcext:value-type="float">
            <text:p>-1696</text:p>
          </table:table-cell>
          <table:table-cell table:formula="of:=[.C58]+10+IF(MOD([.B58];3)=0;0;3-MOD([.B58];3))"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1728" calcext:value-type="float">
            <text:p>1728</text:p>
          </table:table-cell>
          <table:table-cell/>
          <table:table-cell table:formula="of:=[.D59]-[.C59]" office:value-type="float" office:value="-1728" calcext:value-type="float">
            <text:p>-1728</text:p>
          </table:table-cell>
          <table:table-cell table:formula="of:=[.C59]+10+IF(MOD([.B59];3)=0;0;3-MOD([.B59];3))"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1760" calcext:value-type="float">
            <text:p>1760</text:p>
          </table:table-cell>
          <table:table-cell/>
          <table:table-cell table:formula="of:=[.D60]-[.C60]" office:value-type="float" office:value="-1760" calcext:value-type="float">
            <text:p>-1760</text:p>
          </table:table-cell>
          <table:table-cell table:formula="of:=[.C60]+10+IF(MOD([.B60];3)=0;0;3-MOD([.B60];3))" office:value-type="float" office:value="1770" calcext:value-type="float">
            <text:p>177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1792" calcext:value-type="float">
            <text:p>1792</text:p>
          </table:table-cell>
          <table:table-cell/>
          <table:table-cell table:formula="of:=[.D61]-[.C61]" office:value-type="float" office:value="-1792" calcext:value-type="float">
            <text:p>-1792</text:p>
          </table:table-cell>
          <table:table-cell table:formula="of:=[.C61]+10+IF(MOD([.B61];3)=0;0;3-MOD([.B61];3))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1824" calcext:value-type="float">
            <text:p>1824</text:p>
          </table:table-cell>
          <table:table-cell/>
          <table:table-cell table:formula="of:=[.D62]-[.C62]" office:value-type="float" office:value="-1824" calcext:value-type="float">
            <text:p>-1824</text:p>
          </table:table-cell>
          <table:table-cell table:formula="of:=[.C62]+10+IF(MOD([.B62];3)=0;0;3-MOD([.B62];3))" office:value-type="float" office:value="1836" calcext:value-type="float">
            <text:p>183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1856" calcext:value-type="float">
            <text:p>1856</text:p>
          </table:table-cell>
          <table:table-cell/>
          <table:table-cell table:formula="of:=[.D63]-[.C63]" office:value-type="float" office:value="-1856" calcext:value-type="float">
            <text:p>-1856</text:p>
          </table:table-cell>
          <table:table-cell table:formula="of:=[.C63]+10+IF(MOD([.B63];3)=0;0;3-MOD([.B63];3))" office:value-type="float" office:value="1866" calcext:value-type="float">
            <text:p>186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1888" calcext:value-type="float">
            <text:p>1888</text:p>
          </table:table-cell>
          <table:table-cell/>
          <table:table-cell table:formula="of:=[.D64]-[.C64]" office:value-type="float" office:value="-1888" calcext:value-type="float">
            <text:p>-1888</text:p>
          </table:table-cell>
          <table:table-cell table:formula="of:=[.C64]+10+IF(MOD([.B64];3)=0;0;3-MOD([.B64];3))" office:value-type="float" office:value="1899" calcext:value-type="float">
            <text:p>189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1920" calcext:value-type="float">
            <text:p>1920</text:p>
          </table:table-cell>
          <table:table-cell/>
          <table:table-cell table:formula="of:=[.D65]-[.C65]" office:value-type="float" office:value="-1920" calcext:value-type="float">
            <text:p>-1920</text:p>
          </table:table-cell>
          <table:table-cell table:formula="of:=[.C65]+10+IF(MOD([.B65];3)=0;0;3-MOD([.B65];3))" office:value-type="float" office:value="1932" calcext:value-type="float">
            <text:p>193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1952" calcext:value-type="float">
            <text:p>1952</text:p>
          </table:table-cell>
          <table:table-cell/>
          <table:table-cell table:formula="of:=[.D66]-[.C66]" office:value-type="float" office:value="-1952" calcext:value-type="float">
            <text:p>-1952</text:p>
          </table:table-cell>
          <table:table-cell table:formula="of:=[.C66]+10+IF(MOD([.B66];3)=0;0;3-MOD([.B66];3))" office:value-type="float" office:value="1962" calcext:value-type="float">
            <text:p>196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1984" calcext:value-type="float">
            <text:p>1984</text:p>
          </table:table-cell>
          <table:table-cell/>
          <table:table-cell table:formula="of:=[.D67]-[.C67]" office:value-type="float" office:value="-1984" calcext:value-type="float">
            <text:p>-1984</text:p>
          </table:table-cell>
          <table:table-cell table:formula="of:=[.C67]+10+IF(MOD([.B67];3)=0;0;3-MOD([.B67];3))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2016" calcext:value-type="float">
            <text:p>2016</text:p>
          </table:table-cell>
          <table:table-cell/>
          <table:table-cell table:formula="of:=[.D68]-[.C68]" office:value-type="float" office:value="-2016" calcext:value-type="float">
            <text:p>-2016</text:p>
          </table:table-cell>
          <table:table-cell table:formula="of:=[.C68]+10+IF(MOD([.B68];3)=0;0;3-MOD([.B68];3))" office:value-type="float" office:value="2028" calcext:value-type="float">
            <text:p>202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2048" calcext:value-type="float">
            <text:p>2048</text:p>
          </table:table-cell>
          <table:table-cell/>
          <table:table-cell table:formula="of:=[.D69]-[.C69]" office:value-type="float" office:value="-2048" calcext:value-type="float">
            <text:p>-2048</text:p>
          </table:table-cell>
          <table:table-cell table:formula="of:=[.C69]+10+IF(MOD([.B69];3)=0;0;3-MOD([.B69];3))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2080" calcext:value-type="float">
            <text:p>2080</text:p>
          </table:table-cell>
          <table:table-cell/>
          <table:table-cell table:formula="of:=[.D70]-[.C70]" office:value-type="float" office:value="-2080" calcext:value-type="float">
            <text:p>-2080</text:p>
          </table:table-cell>
          <table:table-cell table:formula="of:=[.C70]+10+IF(MOD([.B70];3)=0;0;3-MOD([.B70];3))" office:value-type="float" office:value="2091" calcext:value-type="float">
            <text:p>209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2112" calcext:value-type="float">
            <text:p>2112</text:p>
          </table:table-cell>
          <table:table-cell/>
          <table:table-cell table:formula="of:=[.D71]-[.C71]" office:value-type="float" office:value="-2112" calcext:value-type="float">
            <text:p>-2112</text:p>
          </table:table-cell>
          <table:table-cell table:formula="of:=[.C71]+10+IF(MOD([.B71];3)=0;0;3-MOD([.B71];3))" office:value-type="float" office:value="2124" calcext:value-type="float">
            <text:p>212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2144" calcext:value-type="float">
            <text:p>2144</text:p>
          </table:table-cell>
          <table:table-cell/>
          <table:table-cell table:formula="of:=[.D72]-[.C72]" office:value-type="float" office:value="-2144" calcext:value-type="float">
            <text:p>-2144</text:p>
          </table:table-cell>
          <table:table-cell table:formula="of:=[.C72]+10+IF(MOD([.B72];3)=0;0;3-MOD([.B72];3))"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2176" calcext:value-type="float">
            <text:p>2176</text:p>
          </table:table-cell>
          <table:table-cell/>
          <table:table-cell table:formula="of:=[.D73]-[.C73]" office:value-type="float" office:value="-2176" calcext:value-type="float">
            <text:p>-2176</text:p>
          </table:table-cell>
          <table:table-cell table:formula="of:=[.C73]+10+IF(MOD([.B73];3)=0;0;3-MOD([.B73];3))" office:value-type="float" office:value="2187" calcext:value-type="float">
            <text:p>218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2208" calcext:value-type="float">
            <text:p>2208</text:p>
          </table:table-cell>
          <table:table-cell/>
          <table:table-cell table:formula="of:=[.D74]-[.C74]" office:value-type="float" office:value="-2208" calcext:value-type="float">
            <text:p>-2208</text:p>
          </table:table-cell>
          <table:table-cell table:formula="of:=[.C74]+10+IF(MOD([.B74];3)=0;0;3-MOD([.B74];3))" office:value-type="float" office:value="2220" calcext:value-type="float">
            <text:p>222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2240" calcext:value-type="float">
            <text:p>2240</text:p>
          </table:table-cell>
          <table:table-cell/>
          <table:table-cell table:formula="of:=[.D75]-[.C75]" office:value-type="float" office:value="-2240" calcext:value-type="float">
            <text:p>-2240</text:p>
          </table:table-cell>
          <table:table-cell table:formula="of:=[.C75]+10+IF(MOD([.B75];3)=0;0;3-MOD([.B75];3)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2272" calcext:value-type="float">
            <text:p>2272</text:p>
          </table:table-cell>
          <table:table-cell/>
          <table:table-cell table:formula="of:=[.D76]-[.C76]" office:value-type="float" office:value="-2272" calcext:value-type="float">
            <text:p>-2272</text:p>
          </table:table-cell>
          <table:table-cell table:formula="of:=[.C76]+10+IF(MOD([.B76];3)=0;0;3-MOD([.B76];3))" office:value-type="float" office:value="2283" calcext:value-type="float">
            <text:p>228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2304" calcext:value-type="float">
            <text:p>2304</text:p>
          </table:table-cell>
          <table:table-cell/>
          <table:table-cell table:formula="of:=[.D77]-[.C77]" office:value-type="float" office:value="-2304" calcext:value-type="float">
            <text:p>-2304</text:p>
          </table:table-cell>
          <table:table-cell table:formula="of:=[.C77]+10+IF(MOD([.B77];3)=0;0;3-MOD([.B77];3))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2336" calcext:value-type="float">
            <text:p>2336</text:p>
          </table:table-cell>
          <table:table-cell/>
          <table:table-cell table:formula="of:=[.D78]-[.C78]" office:value-type="float" office:value="-2336" calcext:value-type="float">
            <text:p>-2336</text:p>
          </table:table-cell>
          <table:table-cell table:formula="of:=[.C78]+10+IF(MOD([.B78];3)=0;0;3-MOD([.B78];3))" office:value-type="float" office:value="2346" calcext:value-type="float">
            <text:p>234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2368" calcext:value-type="float">
            <text:p>2368</text:p>
          </table:table-cell>
          <table:table-cell/>
          <table:table-cell table:formula="of:=[.D79]-[.C79]" office:value-type="float" office:value="-2368" calcext:value-type="float">
            <text:p>-2368</text:p>
          </table:table-cell>
          <table:table-cell table:formula="of:=[.C79]+10+IF(MOD([.B79];3)=0;0;3-MOD([.B79];3))" office:value-type="float" office:value="2379" calcext:value-type="float">
            <text:p>237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2400" calcext:value-type="float">
            <text:p>2400</text:p>
          </table:table-cell>
          <table:table-cell/>
          <table:table-cell table:formula="of:=[.D80]-[.C80]" office:value-type="float" office:value="-2400" calcext:value-type="float">
            <text:p>-2400</text:p>
          </table:table-cell>
          <table:table-cell table:formula="of:=[.C80]+10+IF(MOD([.B80];3)=0;0;3-MOD([.B80];3))" office:value-type="float" office:value="2412" calcext:value-type="float">
            <text:p>241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2432" calcext:value-type="float">
            <text:p>2432</text:p>
          </table:table-cell>
          <table:table-cell/>
          <table:table-cell table:formula="of:=[.D81]-[.C81]" office:value-type="float" office:value="-2432" calcext:value-type="float">
            <text:p>-2432</text:p>
          </table:table-cell>
          <table:table-cell table:formula="of:=[.C81]+10+IF(MOD([.B81];3)=0;0;3-MOD([.B81];3))" office:value-type="float" office:value="2442" calcext:value-type="float">
            <text:p>244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2464" calcext:value-type="float">
            <text:p>2464</text:p>
          </table:table-cell>
          <table:table-cell/>
          <table:table-cell table:formula="of:=[.D82]-[.C82]" office:value-type="float" office:value="-2464" calcext:value-type="float">
            <text:p>-2464</text:p>
          </table:table-cell>
          <table:table-cell table:formula="of:=[.C82]+10+IF(MOD([.B82];3)=0;0;3-MOD([.B82];3))" office:value-type="float" office:value="2475" calcext:value-type="float">
            <text:p>247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2496" calcext:value-type="float">
            <text:p>2496</text:p>
          </table:table-cell>
          <table:table-cell/>
          <table:table-cell table:formula="of:=[.D83]-[.C83]" office:value-type="float" office:value="-2496" calcext:value-type="float">
            <text:p>-2496</text:p>
          </table:table-cell>
          <table:table-cell table:formula="of:=[.C83]+10+IF(MOD([.B83];3)=0;0;3-MOD([.B83];3))" office:value-type="float" office:value="2508" calcext:value-type="float">
            <text:p>250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2528" calcext:value-type="float">
            <text:p>2528</text:p>
          </table:table-cell>
          <table:table-cell/>
          <table:table-cell table:formula="of:=[.D84]-[.C84]" office:value-type="float" office:value="-2528" calcext:value-type="float">
            <text:p>-2528</text:p>
          </table:table-cell>
          <table:table-cell table:formula="of:=[.C84]+10+IF(MOD([.B84];3)=0;0;3-MOD([.B84];3))" office:value-type="float" office:value="2538" calcext:value-type="float">
            <text:p>253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2560" calcext:value-type="float">
            <text:p>2560</text:p>
          </table:table-cell>
          <table:table-cell/>
          <table:table-cell table:formula="of:=[.D85]-[.C85]" office:value-type="float" office:value="-2560" calcext:value-type="float">
            <text:p>-2560</text:p>
          </table:table-cell>
          <table:table-cell table:formula="of:=[.C85]+10+IF(MOD([.B85];3)=0;0;3-MOD([.B85];3))" office:value-type="float" office:value="2571" calcext:value-type="float">
            <text:p>257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2592" calcext:value-type="float">
            <text:p>2592</text:p>
          </table:table-cell>
          <table:table-cell/>
          <table:table-cell table:formula="of:=[.D86]-[.C86]" office:value-type="float" office:value="-2592" calcext:value-type="float">
            <text:p>-2592</text:p>
          </table:table-cell>
          <table:table-cell table:formula="of:=[.C86]+10+IF(MOD([.B86];3)=0;0;3-MOD([.B86];3))" office:value-type="float" office:value="2604" calcext:value-type="float">
            <text:p>260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2624" calcext:value-type="float">
            <text:p>2624</text:p>
          </table:table-cell>
          <table:table-cell/>
          <table:table-cell table:formula="of:=[.D87]-[.C87]" office:value-type="float" office:value="-2624" calcext:value-type="float">
            <text:p>-2624</text:p>
          </table:table-cell>
          <table:table-cell table:formula="of:=[.C87]+10+IF(MOD([.B87];3)=0;0;3-MOD([.B87];3))" office:value-type="float" office:value="2634" calcext:value-type="float">
            <text:p>263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2656" calcext:value-type="float">
            <text:p>2656</text:p>
          </table:table-cell>
          <table:table-cell/>
          <table:table-cell table:formula="of:=[.D88]-[.C88]" office:value-type="float" office:value="-2656" calcext:value-type="float">
            <text:p>-2656</text:p>
          </table:table-cell>
          <table:table-cell table:formula="of:=[.C88]+10+IF(MOD([.B88];3)=0;0;3-MOD([.B88];3))" office:value-type="float" office:value="2667" calcext:value-type="float">
            <text:p>266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2688" calcext:value-type="float">
            <text:p>2688</text:p>
          </table:table-cell>
          <table:table-cell/>
          <table:table-cell table:formula="of:=[.D89]-[.C89]" office:value-type="float" office:value="-2688" calcext:value-type="float">
            <text:p>-2688</text:p>
          </table:table-cell>
          <table:table-cell table:formula="of:=[.C89]+10+IF(MOD([.B89];3)=0;0;3-MOD([.B89];3)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2720" calcext:value-type="float">
            <text:p>2720</text:p>
          </table:table-cell>
          <table:table-cell/>
          <table:table-cell table:formula="of:=[.D90]-[.C90]" office:value-type="float" office:value="-2720" calcext:value-type="float">
            <text:p>-2720</text:p>
          </table:table-cell>
          <table:table-cell table:formula="of:=[.C90]+10+IF(MOD([.B90];3)=0;0;3-MOD([.B90];3))" office:value-type="float" office:value="2730" calcext:value-type="float">
            <text:p>273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2752" calcext:value-type="float">
            <text:p>2752</text:p>
          </table:table-cell>
          <table:table-cell/>
          <table:table-cell table:formula="of:=[.D91]-[.C91]" office:value-type="float" office:value="-2752" calcext:value-type="float">
            <text:p>-2752</text:p>
          </table:table-cell>
          <table:table-cell table:formula="of:=[.C91]+10+IF(MOD([.B91];3)=0;0;3-MOD([.B91];3))" office:value-type="float" office:value="2763" calcext:value-type="float">
            <text:p>276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2784" calcext:value-type="float">
            <text:p>2784</text:p>
          </table:table-cell>
          <table:table-cell/>
          <table:table-cell table:formula="of:=[.D92]-[.C92]" office:value-type="float" office:value="-2784" calcext:value-type="float">
            <text:p>-2784</text:p>
          </table:table-cell>
          <table:table-cell table:formula="of:=[.C92]+10+IF(MOD([.B92];3)=0;0;3-MOD([.B92];3))" office:value-type="float" office:value="2796" calcext:value-type="float">
            <text:p>279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2816" calcext:value-type="float">
            <text:p>2816</text:p>
          </table:table-cell>
          <table:table-cell/>
          <table:table-cell table:formula="of:=[.D93]-[.C93]" office:value-type="float" office:value="-2816" calcext:value-type="float">
            <text:p>-2816</text:p>
          </table:table-cell>
          <table:table-cell table:formula="of:=[.C93]+10+IF(MOD([.B93];3)=0;0;3-MOD([.B93];3))" office:value-type="float" office:value="2826" calcext:value-type="float">
            <text:p>282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2848" calcext:value-type="float">
            <text:p>2848</text:p>
          </table:table-cell>
          <table:table-cell/>
          <table:table-cell table:formula="of:=[.D94]-[.C94]" office:value-type="float" office:value="-2848" calcext:value-type="float">
            <text:p>-2848</text:p>
          </table:table-cell>
          <table:table-cell table:formula="of:=[.C94]+10+IF(MOD([.B94];3)=0;0;3-MOD([.B94];3))" office:value-type="float" office:value="2859" calcext:value-type="float">
            <text:p>285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2880" calcext:value-type="float">
            <text:p>2880</text:p>
          </table:table-cell>
          <table:table-cell/>
          <table:table-cell table:formula="of:=[.D95]-[.C95]" office:value-type="float" office:value="-2880" calcext:value-type="float">
            <text:p>-2880</text:p>
          </table:table-cell>
          <table:table-cell table:formula="of:=[.C95]+10+IF(MOD([.B95];3)=0;0;3-MOD([.B95];3))" office:value-type="float" office:value="2892" calcext:value-type="float">
            <text:p>289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2912" calcext:value-type="float">
            <text:p>2912</text:p>
          </table:table-cell>
          <table:table-cell/>
          <table:table-cell table:formula="of:=[.D96]-[.C96]" office:value-type="float" office:value="-2912" calcext:value-type="float">
            <text:p>-2912</text:p>
          </table:table-cell>
          <table:table-cell table:formula="of:=[.C96]+10+IF(MOD([.B96];3)=0;0;3-MOD([.B96];3))" office:value-type="float" office:value="2922" calcext:value-type="float">
            <text:p>292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2944" calcext:value-type="float">
            <text:p>2944</text:p>
          </table:table-cell>
          <table:table-cell/>
          <table:table-cell table:formula="of:=[.D97]-[.C97]" office:value-type="float" office:value="-2944" calcext:value-type="float">
            <text:p>-2944</text:p>
          </table:table-cell>
          <table:table-cell table:formula="of:=[.C97]+10+IF(MOD([.B97];3)=0;0;3-MOD([.B97];3))" office:value-type="float" office:value="2955" calcext:value-type="float">
            <text:p>295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2976" calcext:value-type="float">
            <text:p>2976</text:p>
          </table:table-cell>
          <table:table-cell/>
          <table:table-cell table:formula="of:=[.D98]-[.C98]" office:value-type="float" office:value="-2976" calcext:value-type="float">
            <text:p>-2976</text:p>
          </table:table-cell>
          <table:table-cell table:formula="of:=[.C98]+10+IF(MOD([.B98];3)=0;0;3-MOD([.B98];3))" office:value-type="float" office:value="2988" calcext:value-type="float">
            <text:p>298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3008" calcext:value-type="float">
            <text:p>3008</text:p>
          </table:table-cell>
          <table:table-cell/>
          <table:table-cell table:formula="of:=[.D99]-[.C99]" office:value-type="float" office:value="-3008" calcext:value-type="float">
            <text:p>-3008</text:p>
          </table:table-cell>
          <table:table-cell table:formula="of:=[.C99]+10+IF(MOD([.B99];3)=0;0;3-MOD([.B99];3))" office:value-type="float" office:value="3018" calcext:value-type="float">
            <text:p>3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3040" calcext:value-type="float">
            <text:p>3040</text:p>
          </table:table-cell>
          <table:table-cell/>
          <table:table-cell table:formula="of:=[.D100]-[.C100]" office:value-type="float" office:value="-3040" calcext:value-type="float">
            <text:p>-3040</text:p>
          </table:table-cell>
          <table:table-cell table:formula="of:=[.C100]+10+IF(MOD([.B100];3)=0;0;3-MOD([.B100];3))" office:value-type="float" office:value="3051" calcext:value-type="float">
            <text:p>305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3072" calcext:value-type="float">
            <text:p>3072</text:p>
          </table:table-cell>
          <table:table-cell/>
          <table:table-cell table:formula="of:=[.D101]-[.C101]" office:value-type="float" office:value="-3072" calcext:value-type="float">
            <text:p>-3072</text:p>
          </table:table-cell>
          <table:table-cell table:formula="of:=[.C101]+10+IF(MOD([.B101];3)=0;0;3-MOD([.B101];3))" office:value-type="float" office:value="3084" calcext:value-type="float">
            <text:p>308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3104" calcext:value-type="float">
            <text:p>3104</text:p>
          </table:table-cell>
          <table:table-cell/>
          <table:table-cell table:formula="of:=[.D102]-[.C102]" office:value-type="float" office:value="-3104" calcext:value-type="float">
            <text:p>-3104</text:p>
          </table:table-cell>
          <table:table-cell table:formula="of:=[.C102]+10+IF(MOD([.B102];3)=0;0;3-MOD([.B102];3))" office:value-type="float" office:value="3114" calcext:value-type="float">
            <text:p>3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3136" calcext:value-type="float">
            <text:p>3136</text:p>
          </table:table-cell>
          <table:table-cell/>
          <table:table-cell table:formula="of:=[.D103]-[.C103]" office:value-type="float" office:value="-3136" calcext:value-type="float">
            <text:p>-3136</text:p>
          </table:table-cell>
          <table:table-cell table:formula="of:=[.C103]+10+IF(MOD([.B103];3)=0;0;3-MOD([.B103];3))" office:value-type="float" office:value="3147" calcext:value-type="float">
            <text:p>314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3168" calcext:value-type="float">
            <text:p>3168</text:p>
          </table:table-cell>
          <table:table-cell/>
          <table:table-cell table:formula="of:=[.D104]-[.C104]" office:value-type="float" office:value="-3168" calcext:value-type="float">
            <text:p>-3168</text:p>
          </table:table-cell>
          <table:table-cell table:formula="of:=[.C104]+10+IF(MOD([.B104];3)=0;0;3-MOD([.B104];3))" office:value-type="float" office:value="3180" calcext:value-type="float">
            <text:p>318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3200" calcext:value-type="float">
            <text:p>3200</text:p>
          </table:table-cell>
          <table:table-cell/>
          <table:table-cell table:formula="of:=[.D105]-[.C105]" office:value-type="float" office:value="-3200" calcext:value-type="float">
            <text:p>-3200</text:p>
          </table:table-cell>
          <table:table-cell table:formula="of:=[.C105]+10+IF(MOD([.B105];3)=0;0;3-MOD([.B105];3))" office:value-type="float" office:value="3210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3232" calcext:value-type="float">
            <text:p>3232</text:p>
          </table:table-cell>
          <table:table-cell/>
          <table:table-cell table:formula="of:=[.D106]-[.C106]" office:value-type="float" office:value="-3232" calcext:value-type="float">
            <text:p>-3232</text:p>
          </table:table-cell>
          <table:table-cell table:formula="of:=[.C106]+10+IF(MOD([.B106];3)=0;0;3-MOD([.B106];3))" office:value-type="float" office:value="3243" calcext:value-type="float">
            <text:p>324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3264" calcext:value-type="float">
            <text:p>3264</text:p>
          </table:table-cell>
          <table:table-cell/>
          <table:table-cell table:formula="of:=[.D107]-[.C107]" office:value-type="float" office:value="-3264" calcext:value-type="float">
            <text:p>-3264</text:p>
          </table:table-cell>
          <table:table-cell table:formula="of:=[.C107]+10+IF(MOD([.B107];3)=0;0;3-MOD([.B107];3))" office:value-type="float" office:value="3276" calcext:value-type="float">
            <text:p>327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3296" calcext:value-type="float">
            <text:p>3296</text:p>
          </table:table-cell>
          <table:table-cell/>
          <table:table-cell table:formula="of:=[.D108]-[.C108]" office:value-type="float" office:value="-3296" calcext:value-type="float">
            <text:p>-3296</text:p>
          </table:table-cell>
          <table:table-cell table:formula="of:=[.C108]+10+IF(MOD([.B108];3)=0;0;3-MOD([.B108];3))" office:value-type="float" office:value="3306" calcext:value-type="float">
            <text:p>330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3328" calcext:value-type="float">
            <text:p>3328</text:p>
          </table:table-cell>
          <table:table-cell/>
          <table:table-cell table:formula="of:=[.D109]-[.C109]" office:value-type="float" office:value="-3328" calcext:value-type="float">
            <text:p>-3328</text:p>
          </table:table-cell>
          <table:table-cell table:formula="of:=[.C109]+10+IF(MOD([.B109];3)=0;0;3-MOD([.B109];3))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3360" calcext:value-type="float">
            <text:p>3360</text:p>
          </table:table-cell>
          <table:table-cell/>
          <table:table-cell table:formula="of:=[.D110]-[.C110]" office:value-type="float" office:value="-3360" calcext:value-type="float">
            <text:p>-3360</text:p>
          </table:table-cell>
          <table:table-cell table:formula="of:=[.C110]+10+IF(MOD([.B110];3)=0;0;3-MOD([.B110];3))" office:value-type="float" office:value="3372" calcext:value-type="float">
            <text:p>337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3392" calcext:value-type="float">
            <text:p>3392</text:p>
          </table:table-cell>
          <table:table-cell/>
          <table:table-cell table:formula="of:=[.D111]-[.C111]" office:value-type="float" office:value="-3392" calcext:value-type="float">
            <text:p>-3392</text:p>
          </table:table-cell>
          <table:table-cell table:formula="of:=[.C111]+10+IF(MOD([.B111];3)=0;0;3-MOD([.B111];3))" office:value-type="float" office:value="3402" calcext:value-type="float">
            <text:p>340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3424" calcext:value-type="float">
            <text:p>3424</text:p>
          </table:table-cell>
          <table:table-cell/>
          <table:table-cell table:formula="of:=[.D112]-[.C112]" office:value-type="float" office:value="-3424" calcext:value-type="float">
            <text:p>-3424</text:p>
          </table:table-cell>
          <table:table-cell table:formula="of:=[.C112]+10+IF(MOD([.B112];3)=0;0;3-MOD([.B112];3))" office:value-type="float" office:value="3435" calcext:value-type="float">
            <text:p>343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3456" calcext:value-type="float">
            <text:p>3456</text:p>
          </table:table-cell>
          <table:table-cell/>
          <table:table-cell table:formula="of:=[.D113]-[.C113]" office:value-type="float" office:value="-3456" calcext:value-type="float">
            <text:p>-3456</text:p>
          </table:table-cell>
          <table:table-cell table:formula="of:=[.C113]+10+IF(MOD([.B113];3)=0;0;3-MOD([.B113];3))" office:value-type="float" office:value="3468" calcext:value-type="float">
            <text:p>346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3488" calcext:value-type="float">
            <text:p>3488</text:p>
          </table:table-cell>
          <table:table-cell/>
          <table:table-cell table:formula="of:=[.D114]-[.C114]" office:value-type="float" office:value="-3488" calcext:value-type="float">
            <text:p>-3488</text:p>
          </table:table-cell>
          <table:table-cell table:formula="of:=[.C114]+10+IF(MOD([.B114];3)=0;0;3-MOD([.B114];3))" office:value-type="float" office:value="3498" calcext:value-type="float">
            <text:p>349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3520" calcext:value-type="float">
            <text:p>3520</text:p>
          </table:table-cell>
          <table:table-cell/>
          <table:table-cell table:formula="of:=[.D115]-[.C115]" office:value-type="float" office:value="-3520" calcext:value-type="float">
            <text:p>-3520</text:p>
          </table:table-cell>
          <table:table-cell table:formula="of:=[.C115]+10+IF(MOD([.B115];3)=0;0;3-MOD([.B115];3))" office:value-type="float" office:value="3531" calcext:value-type="float">
            <text:p>353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3552" calcext:value-type="float">
            <text:p>3552</text:p>
          </table:table-cell>
          <table:table-cell/>
          <table:table-cell table:formula="of:=[.D116]-[.C116]" office:value-type="float" office:value="-3552" calcext:value-type="float">
            <text:p>-3552</text:p>
          </table:table-cell>
          <table:table-cell table:formula="of:=[.C116]+10+IF(MOD([.B116];3)=0;0;3-MOD([.B116];3))" office:value-type="float" office:value="3564" calcext:value-type="float">
            <text:p>356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3584" calcext:value-type="float">
            <text:p>3584</text:p>
          </table:table-cell>
          <table:table-cell/>
          <table:table-cell table:formula="of:=[.D117]-[.C117]" office:value-type="float" office:value="-3584" calcext:value-type="float">
            <text:p>-3584</text:p>
          </table:table-cell>
          <table:table-cell table:formula="of:=[.C117]+10+IF(MOD([.B117];3)=0;0;3-MOD([.B117];3))" office:value-type="float" office:value="3594" calcext:value-type="float">
            <text:p>359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3616" calcext:value-type="float">
            <text:p>3616</text:p>
          </table:table-cell>
          <table:table-cell/>
          <table:table-cell table:formula="of:=[.D118]-[.C118]" office:value-type="float" office:value="-3616" calcext:value-type="float">
            <text:p>-3616</text:p>
          </table:table-cell>
          <table:table-cell table:formula="of:=[.C118]+10+IF(MOD([.B118];3)=0;0;3-MOD([.B118];3))" office:value-type="float" office:value="3627" calcext:value-type="float">
            <text:p>362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3648" calcext:value-type="float">
            <text:p>3648</text:p>
          </table:table-cell>
          <table:table-cell/>
          <table:table-cell table:formula="of:=[.D119]-[.C119]" office:value-type="float" office:value="-3648" calcext:value-type="float">
            <text:p>-3648</text:p>
          </table:table-cell>
          <table:table-cell table:formula="of:=[.C119]+10+IF(MOD([.B119];3)=0;0;3-MOD([.B119];3))" office:value-type="float" office:value="3660" calcext:value-type="float">
            <text:p>366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3680" calcext:value-type="float">
            <text:p>3680</text:p>
          </table:table-cell>
          <table:table-cell/>
          <table:table-cell table:formula="of:=[.D120]-[.C120]" office:value-type="float" office:value="-3680" calcext:value-type="float">
            <text:p>-3680</text:p>
          </table:table-cell>
          <table:table-cell table:formula="of:=[.C120]+10+IF(MOD([.B120];3)=0;0;3-MOD([.B120];3))" office:value-type="float" office:value="3690" calcext:value-type="float">
            <text:p>369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3712" calcext:value-type="float">
            <text:p>3712</text:p>
          </table:table-cell>
          <table:table-cell/>
          <table:table-cell table:formula="of:=[.D121]-[.C121]" office:value-type="float" office:value="-3712" calcext:value-type="float">
            <text:p>-3712</text:p>
          </table:table-cell>
          <table:table-cell table:formula="of:=[.C121]+10+IF(MOD([.B121];3)=0;0;3-MOD([.B121];3))" office:value-type="float" office:value="3723" calcext:value-type="float">
            <text:p>372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3744" calcext:value-type="float">
            <text:p>3744</text:p>
          </table:table-cell>
          <table:table-cell/>
          <table:table-cell table:formula="of:=[.D122]-[.C122]" office:value-type="float" office:value="-3744" calcext:value-type="float">
            <text:p>-3744</text:p>
          </table:table-cell>
          <table:table-cell table:formula="of:=[.C122]+10+IF(MOD([.B122];3)=0;0;3-MOD([.B122];3))" office:value-type="float" office:value="3756" calcext:value-type="float">
            <text:p>375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3776" calcext:value-type="float">
            <text:p>3776</text:p>
          </table:table-cell>
          <table:table-cell/>
          <table:table-cell table:formula="of:=[.D123]-[.C123]" office:value-type="float" office:value="-3776" calcext:value-type="float">
            <text:p>-3776</text:p>
          </table:table-cell>
          <table:table-cell table:formula="of:=[.C123]+10+IF(MOD([.B123];3)=0;0;3-MOD([.B123];3))" office:value-type="float" office:value="3786" calcext:value-type="float">
            <text:p>378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3808" calcext:value-type="float">
            <text:p>3808</text:p>
          </table:table-cell>
          <table:table-cell/>
          <table:table-cell table:formula="of:=[.D124]-[.C124]" office:value-type="float" office:value="-3808" calcext:value-type="float">
            <text:p>-3808</text:p>
          </table:table-cell>
          <table:table-cell table:formula="of:=[.C124]+10+IF(MOD([.B124];3)=0;0;3-MOD([.B124];3))" office:value-type="float" office:value="3819" calcext:value-type="float">
            <text:p>381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3840" calcext:value-type="float">
            <text:p>3840</text:p>
          </table:table-cell>
          <table:table-cell/>
          <table:table-cell table:formula="of:=[.D125]-[.C125]" office:value-type="float" office:value="-3840" calcext:value-type="float">
            <text:p>-3840</text:p>
          </table:table-cell>
          <table:table-cell table:formula="of:=[.C125]+10+IF(MOD([.B125];3)=0;0;3-MOD([.B125];3))" office:value-type="float" office:value="3852" calcext:value-type="float">
            <text:p>385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3872" calcext:value-type="float">
            <text:p>3872</text:p>
          </table:table-cell>
          <table:table-cell/>
          <table:table-cell table:formula="of:=[.D126]-[.C126]" office:value-type="float" office:value="-3872" calcext:value-type="float">
            <text:p>-3872</text:p>
          </table:table-cell>
          <table:table-cell table:formula="of:=[.C126]+10+IF(MOD([.B126];3)=0;0;3-MOD([.B126];3))" office:value-type="float" office:value="3882" calcext:value-type="float">
            <text:p>388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3904" calcext:value-type="float">
            <text:p>3904</text:p>
          </table:table-cell>
          <table:table-cell/>
          <table:table-cell table:formula="of:=[.D127]-[.C127]" office:value-type="float" office:value="-3904" calcext:value-type="float">
            <text:p>-3904</text:p>
          </table:table-cell>
          <table:table-cell table:formula="of:=[.C127]+10+IF(MOD([.B127];3)=0;0;3-MOD([.B127];3))" office:value-type="float" office:value="3915" calcext:value-type="float">
            <text:p>391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3936" calcext:value-type="float">
            <text:p>3936</text:p>
          </table:table-cell>
          <table:table-cell/>
          <table:table-cell table:formula="of:=[.D128]-[.C128]" office:value-type="float" office:value="-3936" calcext:value-type="float">
            <text:p>-3936</text:p>
          </table:table-cell>
          <table:table-cell table:formula="of:=[.C128]+10+IF(MOD([.B128];3)=0;0;3-MOD([.B128];3))" office:value-type="float" office:value="3948" calcext:value-type="float">
            <text:p>394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3968" calcext:value-type="float">
            <text:p>3968</text:p>
          </table:table-cell>
          <table:table-cell/>
          <table:table-cell table:formula="of:=[.D129]-[.C129]" office:value-type="float" office:value="-3968" calcext:value-type="float">
            <text:p>-3968</text:p>
          </table:table-cell>
          <table:table-cell table:formula="of:=[.C129]+10+IF(MOD([.B129];3)=0;0;3-MOD([.B129];3))" office:value-type="float" office:value="3978" calcext:value-type="float">
            <text:p>397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4000" calcext:value-type="float">
            <text:p>4000</text:p>
          </table:table-cell>
          <table:table-cell/>
          <table:table-cell table:formula="of:=[.D130]-[.C130]" office:value-type="float" office:value="-4000" calcext:value-type="float">
            <text:p>-4000</text:p>
          </table:table-cell>
          <table:table-cell table:formula="of:=[.C130]+10+IF(MOD([.B130];3)=0;0;3-MOD([.B130];3))" office:value-type="float" office:value="4011" calcext:value-type="float">
            <text:p>401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4032" calcext:value-type="float">
            <text:p>4032</text:p>
          </table:table-cell>
          <table:table-cell/>
          <table:table-cell table:formula="of:=[.D131]-[.C131]" office:value-type="float" office:value="-4032" calcext:value-type="float">
            <text:p>-4032</text:p>
          </table:table-cell>
          <table:table-cell table:formula="of:=[.C131]+10+IF(MOD([.B131];3)=0;0;3-MOD([.B131];3))" office:value-type="float" office:value="4044" calcext:value-type="float">
            <text:p>404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4064" calcext:value-type="float">
            <text:p>4064</text:p>
          </table:table-cell>
          <table:table-cell/>
          <table:table-cell table:formula="of:=[.D132]-[.C132]" office:value-type="float" office:value="-4064" calcext:value-type="float">
            <text:p>-4064</text:p>
          </table:table-cell>
          <table:table-cell table:formula="of:=[.C132]+10+IF(MOD([.B132];3)=0;0;3-MOD([.B132];3))" office:value-type="float" office:value="4074" calcext:value-type="float">
            <text:p>407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4096" calcext:value-type="float">
            <text:p>4096</text:p>
          </table:table-cell>
          <table:table-cell/>
          <table:table-cell table:formula="of:=[.D133]-[.C133]" office:value-type="float" office:value="-4096" calcext:value-type="float">
            <text:p>-4096</text:p>
          </table:table-cell>
          <table:table-cell table:formula="of:=[.C133]+10+IF(MOD([.B133];3)=0;0;3-MOD([.B133];3))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4128" calcext:value-type="float">
            <text:p>4128</text:p>
          </table:table-cell>
          <table:table-cell/>
          <table:table-cell table:formula="of:=[.D134]-[.C134]" office:value-type="float" office:value="-4128" calcext:value-type="float">
            <text:p>-4128</text:p>
          </table:table-cell>
          <table:table-cell table:formula="of:=[.C134]+10+IF(MOD([.B134];3)=0;0;3-MOD([.B134];3))" office:value-type="float" office:value="4140" calcext:value-type="float">
            <text:p>4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4160" calcext:value-type="float">
            <text:p>4160</text:p>
          </table:table-cell>
          <table:table-cell/>
          <table:table-cell table:formula="of:=[.D135]-[.C135]" office:value-type="float" office:value="-4160" calcext:value-type="float">
            <text:p>-4160</text:p>
          </table:table-cell>
          <table:table-cell table:formula="of:=[.C135]+10+IF(MOD([.B135];3)=0;0;3-MOD([.B135];3))" office:value-type="float" office:value="4170" calcext:value-type="float">
            <text:p>417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4192" calcext:value-type="float">
            <text:p>4192</text:p>
          </table:table-cell>
          <table:table-cell/>
          <table:table-cell table:formula="of:=[.D136]-[.C136]" office:value-type="float" office:value="-4192" calcext:value-type="float">
            <text:p>-4192</text:p>
          </table:table-cell>
          <table:table-cell table:formula="of:=[.C136]+10+IF(MOD([.B136];3)=0;0;3-MOD([.B136];3))" office:value-type="float" office:value="4203" calcext:value-type="float">
            <text:p>420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4224" calcext:value-type="float">
            <text:p>4224</text:p>
          </table:table-cell>
          <table:table-cell/>
          <table:table-cell table:formula="of:=[.D137]-[.C137]" office:value-type="float" office:value="-4224" calcext:value-type="float">
            <text:p>-4224</text:p>
          </table:table-cell>
          <table:table-cell table:formula="of:=[.C137]+10+IF(MOD([.B137];3)=0;0;3-MOD([.B137];3))" office:value-type="float" office:value="4236" calcext:value-type="float">
            <text:p>423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4256" calcext:value-type="float">
            <text:p>4256</text:p>
          </table:table-cell>
          <table:table-cell/>
          <table:table-cell table:formula="of:=[.D138]-[.C138]" office:value-type="float" office:value="-4256" calcext:value-type="float">
            <text:p>-4256</text:p>
          </table:table-cell>
          <table:table-cell table:formula="of:=[.C138]+10+IF(MOD([.B138];3)=0;0;3-MOD([.B138];3))" office:value-type="float" office:value="4266" calcext:value-type="float">
            <text:p>426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4288" calcext:value-type="float">
            <text:p>4288</text:p>
          </table:table-cell>
          <table:table-cell/>
          <table:table-cell table:formula="of:=[.D139]-[.C139]" office:value-type="float" office:value="-4288" calcext:value-type="float">
            <text:p>-4288</text:p>
          </table:table-cell>
          <table:table-cell table:formula="of:=[.C139]+10+IF(MOD([.B139];3)=0;0;3-MOD([.B139];3))" office:value-type="float" office:value="4299" calcext:value-type="float">
            <text:p>429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4320" calcext:value-type="float">
            <text:p>4320</text:p>
          </table:table-cell>
          <table:table-cell/>
          <table:table-cell table:formula="of:=[.D140]-[.C140]" office:value-type="float" office:value="-4320" calcext:value-type="float">
            <text:p>-4320</text:p>
          </table:table-cell>
          <table:table-cell table:formula="of:=[.C140]+10+IF(MOD([.B140];3)=0;0;3-MOD([.B140];3))" office:value-type="float" office:value="4332" calcext:value-type="float">
            <text:p>433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4352" calcext:value-type="float">
            <text:p>4352</text:p>
          </table:table-cell>
          <table:table-cell/>
          <table:table-cell table:formula="of:=[.D141]-[.C141]" office:value-type="float" office:value="-4352" calcext:value-type="float">
            <text:p>-4352</text:p>
          </table:table-cell>
          <table:table-cell table:formula="of:=[.C141]+10+IF(MOD([.B141];3)=0;0;3-MOD([.B141];3))" office:value-type="float" office:value="4362" calcext:value-type="float">
            <text:p>436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4384" calcext:value-type="float">
            <text:p>4384</text:p>
          </table:table-cell>
          <table:table-cell/>
          <table:table-cell table:formula="of:=[.D142]-[.C142]" office:value-type="float" office:value="-4384" calcext:value-type="float">
            <text:p>-4384</text:p>
          </table:table-cell>
          <table:table-cell table:formula="of:=[.C142]+10+IF(MOD([.B142];3)=0;0;3-MOD([.B142];3))" office:value-type="float" office:value="4395" calcext:value-type="float">
            <text:p>439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4416" calcext:value-type="float">
            <text:p>4416</text:p>
          </table:table-cell>
          <table:table-cell/>
          <table:table-cell table:formula="of:=[.D143]-[.C143]" office:value-type="float" office:value="-4416" calcext:value-type="float">
            <text:p>-4416</text:p>
          </table:table-cell>
          <table:table-cell table:formula="of:=[.C143]+10+IF(MOD([.B143];3)=0;0;3-MOD([.B143];3))" office:value-type="float" office:value="4428" calcext:value-type="float">
            <text:p>442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4448" calcext:value-type="float">
            <text:p>4448</text:p>
          </table:table-cell>
          <table:table-cell/>
          <table:table-cell table:formula="of:=[.D144]-[.C144]" office:value-type="float" office:value="-4448" calcext:value-type="float">
            <text:p>-4448</text:p>
          </table:table-cell>
          <table:table-cell table:formula="of:=[.C144]+10+IF(MOD([.B144];3)=0;0;3-MOD([.B144];3))" office:value-type="float" office:value="4458" calcext:value-type="float">
            <text:p>445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4480" calcext:value-type="float">
            <text:p>4480</text:p>
          </table:table-cell>
          <table:table-cell/>
          <table:table-cell table:formula="of:=[.D145]-[.C145]" office:value-type="float" office:value="-4480" calcext:value-type="float">
            <text:p>-4480</text:p>
          </table:table-cell>
          <table:table-cell table:formula="of:=[.C145]+10+IF(MOD([.B145];3)=0;0;3-MOD([.B145];3))" office:value-type="float" office:value="4491" calcext:value-type="float">
            <text:p>449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4512" calcext:value-type="float">
            <text:p>4512</text:p>
          </table:table-cell>
          <table:table-cell/>
          <table:table-cell table:formula="of:=[.D146]-[.C146]" office:value-type="float" office:value="-4512" calcext:value-type="float">
            <text:p>-4512</text:p>
          </table:table-cell>
          <table:table-cell table:formula="of:=[.C146]+10+IF(MOD([.B146];3)=0;0;3-MOD([.B146];3))" office:value-type="float" office:value="4524" calcext:value-type="float">
            <text:p>452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4544" calcext:value-type="float">
            <text:p>4544</text:p>
          </table:table-cell>
          <table:table-cell/>
          <table:table-cell table:formula="of:=[.D147]-[.C147]" office:value-type="float" office:value="-4544" calcext:value-type="float">
            <text:p>-4544</text:p>
          </table:table-cell>
          <table:table-cell table:formula="of:=[.C147]+10+IF(MOD([.B147];3)=0;0;3-MOD([.B147];3))" office:value-type="float" office:value="4554" calcext:value-type="float">
            <text:p>455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4576" calcext:value-type="float">
            <text:p>4576</text:p>
          </table:table-cell>
          <table:table-cell/>
          <table:table-cell table:formula="of:=[.D148]-[.C148]" office:value-type="float" office:value="-4576" calcext:value-type="float">
            <text:p>-4576</text:p>
          </table:table-cell>
          <table:table-cell table:formula="of:=[.C148]+10+IF(MOD([.B148];3)=0;0;3-MOD([.B148];3))" office:value-type="float" office:value="4587" calcext:value-type="float">
            <text:p>458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4608" calcext:value-type="float">
            <text:p>4608</text:p>
          </table:table-cell>
          <table:table-cell/>
          <table:table-cell table:formula="of:=[.D149]-[.C149]" office:value-type="float" office:value="-4608" calcext:value-type="float">
            <text:p>-4608</text:p>
          </table:table-cell>
          <table:table-cell table:formula="of:=[.C149]+10+IF(MOD([.B149];3)=0;0;3-MOD([.B149];3)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4640" calcext:value-type="float">
            <text:p>4640</text:p>
          </table:table-cell>
          <table:table-cell/>
          <table:table-cell table:formula="of:=[.D150]-[.C150]" office:value-type="float" office:value="-4640" calcext:value-type="float">
            <text:p>-4640</text:p>
          </table:table-cell>
          <table:table-cell table:formula="of:=[.C150]+10+IF(MOD([.B150];3)=0;0;3-MOD([.B150];3))" office:value-type="float" office:value="4650" calcext:value-type="float">
            <text:p>465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4672" calcext:value-type="float">
            <text:p>4672</text:p>
          </table:table-cell>
          <table:table-cell/>
          <table:table-cell table:formula="of:=[.D151]-[.C151]" office:value-type="float" office:value="-4672" calcext:value-type="float">
            <text:p>-4672</text:p>
          </table:table-cell>
          <table:table-cell table:formula="of:=[.C151]+10+IF(MOD([.B151];3)=0;0;3-MOD([.B151];3))" office:value-type="float" office:value="4683" calcext:value-type="float">
            <text:p>468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4704" calcext:value-type="float">
            <text:p>4704</text:p>
          </table:table-cell>
          <table:table-cell/>
          <table:table-cell table:formula="of:=[.D152]-[.C152]" office:value-type="float" office:value="-4704" calcext:value-type="float">
            <text:p>-4704</text:p>
          </table:table-cell>
          <table:table-cell table:formula="of:=[.C152]+10+IF(MOD([.B152];3)=0;0;3-MOD([.B152];3))" office:value-type="float" office:value="4716" calcext:value-type="float">
            <text:p>471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4736" calcext:value-type="float">
            <text:p>4736</text:p>
          </table:table-cell>
          <table:table-cell/>
          <table:table-cell table:formula="of:=[.D153]-[.C153]" office:value-type="float" office:value="-4736" calcext:value-type="float">
            <text:p>-4736</text:p>
          </table:table-cell>
          <table:table-cell table:formula="of:=[.C153]+10+IF(MOD([.B153];3)=0;0;3-MOD([.B153];3))" office:value-type="float" office:value="4746" calcext:value-type="float">
            <text:p>474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4768" calcext:value-type="float">
            <text:p>4768</text:p>
          </table:table-cell>
          <table:table-cell/>
          <table:table-cell table:formula="of:=[.D154]-[.C154]" office:value-type="float" office:value="-4768" calcext:value-type="float">
            <text:p>-4768</text:p>
          </table:table-cell>
          <table:table-cell table:formula="of:=[.C154]+10+IF(MOD([.B154];3)=0;0;3-MOD([.B154];3))" office:value-type="float" office:value="4779" calcext:value-type="float">
            <text:p>477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4800" calcext:value-type="float">
            <text:p>4800</text:p>
          </table:table-cell>
          <table:table-cell/>
          <table:table-cell table:formula="of:=[.D155]-[.C155]" office:value-type="float" office:value="-4800" calcext:value-type="float">
            <text:p>-4800</text:p>
          </table:table-cell>
          <table:table-cell table:formula="of:=[.C155]+10+IF(MOD([.B155];3)=0;0;3-MOD([.B155];3))" office:value-type="float" office:value="4812" calcext:value-type="float">
            <text:p>481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4832" calcext:value-type="float">
            <text:p>4832</text:p>
          </table:table-cell>
          <table:table-cell/>
          <table:table-cell table:formula="of:=[.D156]-[.C156]" office:value-type="float" office:value="-4832" calcext:value-type="float">
            <text:p>-4832</text:p>
          </table:table-cell>
          <table:table-cell table:formula="of:=[.C156]+10+IF(MOD([.B156];3)=0;0;3-MOD([.B156];3))" office:value-type="float" office:value="4842" calcext:value-type="float">
            <text:p>484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4864" calcext:value-type="float">
            <text:p>4864</text:p>
          </table:table-cell>
          <table:table-cell/>
          <table:table-cell table:formula="of:=[.D157]-[.C157]" office:value-type="float" office:value="-4864" calcext:value-type="float">
            <text:p>-4864</text:p>
          </table:table-cell>
          <table:table-cell table:formula="of:=[.C157]+10+IF(MOD([.B157];3)=0;0;3-MOD([.B157];3))" office:value-type="float" office:value="4875" calcext:value-type="float">
            <text:p>487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4896" calcext:value-type="float">
            <text:p>4896</text:p>
          </table:table-cell>
          <table:table-cell/>
          <table:table-cell table:formula="of:=[.D158]-[.C158]" office:value-type="float" office:value="-4896" calcext:value-type="float">
            <text:p>-4896</text:p>
          </table:table-cell>
          <table:table-cell table:formula="of:=[.C158]+10+IF(MOD([.B158];3)=0;0;3-MOD([.B158];3))" office:value-type="float" office:value="4908" calcext:value-type="float">
            <text:p>490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4928" calcext:value-type="float">
            <text:p>4928</text:p>
          </table:table-cell>
          <table:table-cell/>
          <table:table-cell table:formula="of:=[.D159]-[.C159]" office:value-type="float" office:value="-4928" calcext:value-type="float">
            <text:p>-4928</text:p>
          </table:table-cell>
          <table:table-cell table:formula="of:=[.C159]+10+IF(MOD([.B159];3)=0;0;3-MOD([.B159];3))" office:value-type="float" office:value="4938" calcext:value-type="float">
            <text:p>493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4960" calcext:value-type="float">
            <text:p>4960</text:p>
          </table:table-cell>
          <table:table-cell/>
          <table:table-cell table:formula="of:=[.D160]-[.C160]" office:value-type="float" office:value="-4960" calcext:value-type="float">
            <text:p>-4960</text:p>
          </table:table-cell>
          <table:table-cell table:formula="of:=[.C160]+10+IF(MOD([.B160];3)=0;0;3-MOD([.B160];3))" office:value-type="float" office:value="4971" calcext:value-type="float">
            <text:p>497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4992" calcext:value-type="float">
            <text:p>4992</text:p>
          </table:table-cell>
          <table:table-cell office:value-type="float" office:value="5004" calcext:value-type="float">
            <text:p>5004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0;0;3-MOD([.B161];3))" office:value-type="float" office:value="5004" calcext:value-type="float">
            <text:p>500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5024" calcext:value-type="float">
            <text:p>5024</text:p>
          </table:table-cell>
          <table:table-cell/>
          <table:table-cell table:formula="of:=[.D162]-[.C162]" office:value-type="float" office:value="-5024" calcext:value-type="float">
            <text:p>-5024</text:p>
          </table:table-cell>
          <table:table-cell table:formula="of:=[.C162]+10+IF(MOD([.B162];3)=0;0;3-MOD([.B162];3))" office:value-type="float" office:value="5034" calcext:value-type="float">
            <text:p>503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5056" calcext:value-type="float">
            <text:p>5056</text:p>
          </table:table-cell>
          <table:table-cell/>
          <table:table-cell table:formula="of:=[.D163]-[.C163]" office:value-type="float" office:value="-5056" calcext:value-type="float">
            <text:p>-5056</text:p>
          </table:table-cell>
          <table:table-cell table:formula="of:=[.C163]+10+IF(MOD([.B163];3)=0;0;3-MOD([.B163];3))" office:value-type="float" office:value="5067" calcext:value-type="float">
            <text:p>506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5088" calcext:value-type="float">
            <text:p>5088</text:p>
          </table:table-cell>
          <table:table-cell/>
          <table:table-cell table:formula="of:=[.D164]-[.C164]" office:value-type="float" office:value="-5088" calcext:value-type="float">
            <text:p>-5088</text:p>
          </table:table-cell>
          <table:table-cell table:formula="of:=[.C164]+10+IF(MOD([.B164];3)=0;0;3-MOD([.B164];3))" office:value-type="float" office:value="5100" calcext:value-type="float">
            <text:p>510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5120" calcext:value-type="float">
            <text:p>5120</text:p>
          </table:table-cell>
          <table:table-cell/>
          <table:table-cell table:formula="of:=[.D165]-[.C165]" office:value-type="float" office:value="-5120" calcext:value-type="float">
            <text:p>-5120</text:p>
          </table:table-cell>
          <table:table-cell table:formula="of:=[.C165]+10+IF(MOD([.B165];3)=0;0;3-MOD([.B165];3))" office:value-type="float" office:value="5130" calcext:value-type="float">
            <text:p>513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5152" calcext:value-type="float">
            <text:p>5152</text:p>
          </table:table-cell>
          <table:table-cell/>
          <table:table-cell table:formula="of:=[.D166]-[.C166]" office:value-type="float" office:value="-5152" calcext:value-type="float">
            <text:p>-5152</text:p>
          </table:table-cell>
          <table:table-cell table:formula="of:=[.C166]+10+IF(MOD([.B166];3)=0;0;3-MOD([.B166];3))" office:value-type="float" office:value="5163" calcext:value-type="float">
            <text:p>516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5184" calcext:value-type="float">
            <text:p>5184</text:p>
          </table:table-cell>
          <table:table-cell/>
          <table:table-cell table:formula="of:=[.D167]-[.C167]" office:value-type="float" office:value="-5184" calcext:value-type="float">
            <text:p>-5184</text:p>
          </table:table-cell>
          <table:table-cell table:formula="of:=[.C167]+10+IF(MOD([.B167];3)=0;0;3-MOD([.B167];3))" office:value-type="float" office:value="5196" calcext:value-type="float">
            <text:p>519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5216" calcext:value-type="float">
            <text:p>5216</text:p>
          </table:table-cell>
          <table:table-cell/>
          <table:table-cell table:formula="of:=[.D168]-[.C168]" office:value-type="float" office:value="-5216" calcext:value-type="float">
            <text:p>-5216</text:p>
          </table:table-cell>
          <table:table-cell table:formula="of:=[.C168]+10+IF(MOD([.B168];3)=0;0;3-MOD([.B168];3))" office:value-type="float" office:value="5226" calcext:value-type="float">
            <text:p>522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5248" calcext:value-type="float">
            <text:p>5248</text:p>
          </table:table-cell>
          <table:table-cell/>
          <table:table-cell table:formula="of:=[.D169]-[.C169]" office:value-type="float" office:value="-5248" calcext:value-type="float">
            <text:p>-5248</text:p>
          </table:table-cell>
          <table:table-cell table:formula="of:=[.C169]+10+IF(MOD([.B169];3)=0;0;3-MOD([.B169];3))" office:value-type="float" office:value="5259" calcext:value-type="float">
            <text:p>525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5280" calcext:value-type="float">
            <text:p>5280</text:p>
          </table:table-cell>
          <table:table-cell/>
          <table:table-cell table:formula="of:=[.D170]-[.C170]" office:value-type="float" office:value="-5280" calcext:value-type="float">
            <text:p>-5280</text:p>
          </table:table-cell>
          <table:table-cell table:formula="of:=[.C170]+10+IF(MOD([.B170];3)=0;0;3-MOD([.B170];3))" office:value-type="float" office:value="5292" calcext:value-type="float">
            <text:p>529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5312" calcext:value-type="float">
            <text:p>5312</text:p>
          </table:table-cell>
          <table:table-cell/>
          <table:table-cell table:formula="of:=[.D171]-[.C171]" office:value-type="float" office:value="-5312" calcext:value-type="float">
            <text:p>-5312</text:p>
          </table:table-cell>
          <table:table-cell table:formula="of:=[.C171]+10+IF(MOD([.B171];3)=0;0;3-MOD([.B171];3))" office:value-type="float" office:value="5322" calcext:value-type="float">
            <text:p>532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5344" calcext:value-type="float">
            <text:p>5344</text:p>
          </table:table-cell>
          <table:table-cell/>
          <table:table-cell table:formula="of:=[.D172]-[.C172]" office:value-type="float" office:value="-5344" calcext:value-type="float">
            <text:p>-5344</text:p>
          </table:table-cell>
          <table:table-cell table:formula="of:=[.C172]+10+IF(MOD([.B172];3)=0;0;3-MOD([.B172];3))" office:value-type="float" office:value="5355" calcext:value-type="float">
            <text:p>535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5376" calcext:value-type="float">
            <text:p>5376</text:p>
          </table:table-cell>
          <table:table-cell/>
          <table:table-cell table:formula="of:=[.D173]-[.C173]" office:value-type="float" office:value="-5376" calcext:value-type="float">
            <text:p>-5376</text:p>
          </table:table-cell>
          <table:table-cell table:formula="of:=[.C173]+10+IF(MOD([.B173];3)=0;0;3-MOD([.B173];3))" office:value-type="float" office:value="5388" calcext:value-type="float">
            <text:p>538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5408" calcext:value-type="float">
            <text:p>5408</text:p>
          </table:table-cell>
          <table:table-cell/>
          <table:table-cell table:formula="of:=[.D174]-[.C174]" office:value-type="float" office:value="-5408" calcext:value-type="float">
            <text:p>-5408</text:p>
          </table:table-cell>
          <table:table-cell table:formula="of:=[.C174]+10+IF(MOD([.B174];3)=0;0;3-MOD([.B174];3))" office:value-type="float" office:value="5418" calcext:value-type="float">
            <text:p>54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5440" calcext:value-type="float">
            <text:p>5440</text:p>
          </table:table-cell>
          <table:table-cell/>
          <table:table-cell table:formula="of:=[.D175]-[.C175]" office:value-type="float" office:value="-5440" calcext:value-type="float">
            <text:p>-5440</text:p>
          </table:table-cell>
          <table:table-cell table:formula="of:=[.C175]+10+IF(MOD([.B175];3)=0;0;3-MOD([.B175];3))" office:value-type="float" office:value="5451" calcext:value-type="float">
            <text:p>545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5472" calcext:value-type="float">
            <text:p>5472</text:p>
          </table:table-cell>
          <table:table-cell/>
          <table:table-cell table:formula="of:=[.D176]-[.C176]" office:value-type="float" office:value="-5472" calcext:value-type="float">
            <text:p>-5472</text:p>
          </table:table-cell>
          <table:table-cell table:formula="of:=[.C176]+10+IF(MOD([.B176];3)=0;0;3-MOD([.B176];3))" office:value-type="float" office:value="5484" calcext:value-type="float">
            <text:p>548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5504" calcext:value-type="float">
            <text:p>5504</text:p>
          </table:table-cell>
          <table:table-cell/>
          <table:table-cell table:formula="of:=[.D177]-[.C177]" office:value-type="float" office:value="-5504" calcext:value-type="float">
            <text:p>-5504</text:p>
          </table:table-cell>
          <table:table-cell table:formula="of:=[.C177]+10+IF(MOD([.B177];3)=0;0;3-MOD([.B177];3))" office:value-type="float" office:value="5514" calcext:value-type="float">
            <text:p>55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5536" calcext:value-type="float">
            <text:p>5536</text:p>
          </table:table-cell>
          <table:table-cell/>
          <table:table-cell table:formula="of:=[.D178]-[.C178]" office:value-type="float" office:value="-5536" calcext:value-type="float">
            <text:p>-5536</text:p>
          </table:table-cell>
          <table:table-cell table:formula="of:=[.C178]+10+IF(MOD([.B178];3)=0;0;3-MOD([.B178];3))" office:value-type="float" office:value="5547" calcext:value-type="float">
            <text:p>554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5568" calcext:value-type="float">
            <text:p>5568</text:p>
          </table:table-cell>
          <table:table-cell/>
          <table:table-cell table:formula="of:=[.D179]-[.C179]" office:value-type="float" office:value="-5568" calcext:value-type="float">
            <text:p>-5568</text:p>
          </table:table-cell>
          <table:table-cell table:formula="of:=[.C179]+10+IF(MOD([.B179];3)=0;0;3-MOD([.B179];3))" office:value-type="float" office:value="5580" calcext:value-type="float">
            <text:p>558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5600" calcext:value-type="float">
            <text:p>5600</text:p>
          </table:table-cell>
          <table:table-cell/>
          <table:table-cell table:formula="of:=[.D180]-[.C180]" office:value-type="float" office:value="-5600" calcext:value-type="float">
            <text:p>-5600</text:p>
          </table:table-cell>
          <table:table-cell table:formula="of:=[.C180]+10+IF(MOD([.B180];3)=0;0;3-MOD([.B180];3))" office:value-type="float" office:value="5610" calcext:value-type="float">
            <text:p>561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5632" calcext:value-type="float">
            <text:p>5632</text:p>
          </table:table-cell>
          <table:table-cell/>
          <table:table-cell table:formula="of:=[.D181]-[.C181]" office:value-type="float" office:value="-5632" calcext:value-type="float">
            <text:p>-5632</text:p>
          </table:table-cell>
          <table:table-cell table:formula="of:=[.C181]+10+IF(MOD([.B181];3)=0;0;3-MOD([.B181];3))" office:value-type="float" office:value="5643" calcext:value-type="float">
            <text:p>564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5664" calcext:value-type="float">
            <text:p>5664</text:p>
          </table:table-cell>
          <table:table-cell/>
          <table:table-cell table:formula="of:=[.D182]-[.C182]" office:value-type="float" office:value="-5664" calcext:value-type="float">
            <text:p>-5664</text:p>
          </table:table-cell>
          <table:table-cell table:formula="of:=[.C182]+10+IF(MOD([.B182];3)=0;0;3-MOD([.B182];3))" office:value-type="float" office:value="5676" calcext:value-type="float">
            <text:p>567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5696" calcext:value-type="float">
            <text:p>5696</text:p>
          </table:table-cell>
          <table:table-cell/>
          <table:table-cell table:formula="of:=[.D183]-[.C183]" office:value-type="float" office:value="-5696" calcext:value-type="float">
            <text:p>-5696</text:p>
          </table:table-cell>
          <table:table-cell table:formula="of:=[.C183]+10+IF(MOD([.B183];3)=0;0;3-MOD([.B183];3))" office:value-type="float" office:value="5706" calcext:value-type="float">
            <text:p>570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5728" calcext:value-type="float">
            <text:p>5728</text:p>
          </table:table-cell>
          <table:table-cell/>
          <table:table-cell table:formula="of:=[.D184]-[.C184]" office:value-type="float" office:value="-5728" calcext:value-type="float">
            <text:p>-5728</text:p>
          </table:table-cell>
          <table:table-cell table:formula="of:=[.C184]+10+IF(MOD([.B184];3)=0;0;3-MOD([.B184];3))" office:value-type="float" office:value="5739" calcext:value-type="float">
            <text:p>573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5760" calcext:value-type="float">
            <text:p>5760</text:p>
          </table:table-cell>
          <table:table-cell/>
          <table:table-cell table:formula="of:=[.D185]-[.C185]" office:value-type="float" office:value="-5760" calcext:value-type="float">
            <text:p>-5760</text:p>
          </table:table-cell>
          <table:table-cell table:formula="of:=[.C185]+10+IF(MOD([.B185];3)=0;0;3-MOD([.B185];3))" office:value-type="float" office:value="5772" calcext:value-type="float">
            <text:p>577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5792" calcext:value-type="float">
            <text:p>5792</text:p>
          </table:table-cell>
          <table:table-cell/>
          <table:table-cell table:formula="of:=[.D186]-[.C186]" office:value-type="float" office:value="-5792" calcext:value-type="float">
            <text:p>-5792</text:p>
          </table:table-cell>
          <table:table-cell table:formula="of:=[.C186]+10+IF(MOD([.B186];3)=0;0;3-MOD([.B186];3))" office:value-type="float" office:value="5802" calcext:value-type="float">
            <text:p>580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5824" calcext:value-type="float">
            <text:p>5824</text:p>
          </table:table-cell>
          <table:table-cell/>
          <table:table-cell table:formula="of:=[.D187]-[.C187]" office:value-type="float" office:value="-5824" calcext:value-type="float">
            <text:p>-5824</text:p>
          </table:table-cell>
          <table:table-cell table:formula="of:=[.C187]+10+IF(MOD([.B187];3)=0;0;3-MOD([.B187];3))" office:value-type="float" office:value="5835" calcext:value-type="float">
            <text:p>583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5856" calcext:value-type="float">
            <text:p>5856</text:p>
          </table:table-cell>
          <table:table-cell/>
          <table:table-cell table:formula="of:=[.D188]-[.C188]" office:value-type="float" office:value="-5856" calcext:value-type="float">
            <text:p>-5856</text:p>
          </table:table-cell>
          <table:table-cell table:formula="of:=[.C188]+10+IF(MOD([.B188];3)=0;0;3-MOD([.B188];3))" office:value-type="float" office:value="5868" calcext:value-type="float">
            <text:p>586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5888" calcext:value-type="float">
            <text:p>5888</text:p>
          </table:table-cell>
          <table:table-cell/>
          <table:table-cell table:formula="of:=[.D189]-[.C189]" office:value-type="float" office:value="-5888" calcext:value-type="float">
            <text:p>-5888</text:p>
          </table:table-cell>
          <table:table-cell table:formula="of:=[.C189]+10+IF(MOD([.B189];3)=0;0;3-MOD([.B189];3))" office:value-type="float" office:value="5898" calcext:value-type="float">
            <text:p>589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5920" calcext:value-type="float">
            <text:p>5920</text:p>
          </table:table-cell>
          <table:table-cell/>
          <table:table-cell table:formula="of:=[.D190]-[.C190]" office:value-type="float" office:value="-5920" calcext:value-type="float">
            <text:p>-5920</text:p>
          </table:table-cell>
          <table:table-cell table:formula="of:=[.C190]+10+IF(MOD([.B190];3)=0;0;3-MOD([.B190];3))" office:value-type="float" office:value="5931" calcext:value-type="float">
            <text:p>593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5952" calcext:value-type="float">
            <text:p>5952</text:p>
          </table:table-cell>
          <table:table-cell/>
          <table:table-cell table:formula="of:=[.D191]-[.C191]" office:value-type="float" office:value="-5952" calcext:value-type="float">
            <text:p>-5952</text:p>
          </table:table-cell>
          <table:table-cell table:formula="of:=[.C191]+10+IF(MOD([.B191];3)=0;0;3-MOD([.B191];3))" office:value-type="float" office:value="5964" calcext:value-type="float">
            <text:p>596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5984" calcext:value-type="float">
            <text:p>5984</text:p>
          </table:table-cell>
          <table:table-cell/>
          <table:table-cell table:formula="of:=[.D192]-[.C192]" office:value-type="float" office:value="-5984" calcext:value-type="float">
            <text:p>-5984</text:p>
          </table:table-cell>
          <table:table-cell table:formula="of:=[.C192]+10+IF(MOD([.B192];3)=0;0;3-MOD([.B192];3))" office:value-type="float" office:value="5994" calcext:value-type="float">
            <text:p>599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6016" calcext:value-type="float">
            <text:p>6016</text:p>
          </table:table-cell>
          <table:table-cell/>
          <table:table-cell table:formula="of:=[.D193]-[.C193]" office:value-type="float" office:value="-6016" calcext:value-type="float">
            <text:p>-6016</text:p>
          </table:table-cell>
          <table:table-cell table:formula="of:=[.C193]+10+IF(MOD([.B193];3)=0;0;3-MOD([.B193];3))" office:value-type="float" office:value="6027" calcext:value-type="float">
            <text:p>602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6048" calcext:value-type="float">
            <text:p>6048</text:p>
          </table:table-cell>
          <table:table-cell/>
          <table:table-cell table:formula="of:=[.D194]-[.C194]" office:value-type="float" office:value="-6048" calcext:value-type="float">
            <text:p>-6048</text:p>
          </table:table-cell>
          <table:table-cell table:formula="of:=[.C194]+10+IF(MOD([.B194];3)=0;0;3-MOD([.B194];3))" office:value-type="float" office:value="6060" calcext:value-type="float">
            <text:p>606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6080" calcext:value-type="float">
            <text:p>6080</text:p>
          </table:table-cell>
          <table:table-cell/>
          <table:table-cell table:formula="of:=[.D195]-[.C195]" office:value-type="float" office:value="-6080" calcext:value-type="float">
            <text:p>-6080</text:p>
          </table:table-cell>
          <table:table-cell table:formula="of:=[.C195]+10+IF(MOD([.B195];3)=0;0;3-MOD([.B195];3))" office:value-type="float" office:value="6090" calcext:value-type="float">
            <text:p>609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6112" calcext:value-type="float">
            <text:p>6112</text:p>
          </table:table-cell>
          <table:table-cell/>
          <table:table-cell table:formula="of:=[.D196]-[.C196]" office:value-type="float" office:value="-6112" calcext:value-type="float">
            <text:p>-6112</text:p>
          </table:table-cell>
          <table:table-cell table:formula="of:=[.C196]+10+IF(MOD([.B196];3)=0;0;3-MOD([.B196];3))" office:value-type="float" office:value="6123" calcext:value-type="float">
            <text:p>612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6144" calcext:value-type="float">
            <text:p>6144</text:p>
          </table:table-cell>
          <table:table-cell/>
          <table:table-cell table:formula="of:=[.D197]-[.C197]" office:value-type="float" office:value="-6144" calcext:value-type="float">
            <text:p>-6144</text:p>
          </table:table-cell>
          <table:table-cell table:formula="of:=[.C197]+10+IF(MOD([.B197];3)=0;0;3-MOD([.B197];3))" office:value-type="float" office:value="6156" calcext:value-type="float">
            <text:p>615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6176" calcext:value-type="float">
            <text:p>6176</text:p>
          </table:table-cell>
          <table:table-cell/>
          <table:table-cell table:formula="of:=[.D198]-[.C198]" office:value-type="float" office:value="-6176" calcext:value-type="float">
            <text:p>-6176</text:p>
          </table:table-cell>
          <table:table-cell table:formula="of:=[.C198]+10+IF(MOD([.B198];3)=0;0;3-MOD([.B198];3))" office:value-type="float" office:value="6186" calcext:value-type="float">
            <text:p>618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6208" calcext:value-type="float">
            <text:p>6208</text:p>
          </table:table-cell>
          <table:table-cell/>
          <table:table-cell table:formula="of:=[.D199]-[.C199]" office:value-type="float" office:value="-6208" calcext:value-type="float">
            <text:p>-6208</text:p>
          </table:table-cell>
          <table:table-cell table:formula="of:=[.C199]+10+IF(MOD([.B199];3)=0;0;3-MOD([.B199];3))" office:value-type="float" office:value="6219" calcext:value-type="float">
            <text:p>621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6240" calcext:value-type="float">
            <text:p>6240</text:p>
          </table:table-cell>
          <table:table-cell/>
          <table:table-cell table:formula="of:=[.D200]-[.C200]" office:value-type="float" office:value="-6240" calcext:value-type="float">
            <text:p>-6240</text:p>
          </table:table-cell>
          <table:table-cell table:formula="of:=[.C200]+10+IF(MOD([.B200];3)=0;0;3-MOD([.B200];3))" office:value-type="float" office:value="6252" calcext:value-type="float">
            <text:p>625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6272" calcext:value-type="float">
            <text:p>6272</text:p>
          </table:table-cell>
          <table:table-cell/>
          <table:table-cell table:formula="of:=[.D201]-[.C201]" office:value-type="float" office:value="-6272" calcext:value-type="float">
            <text:p>-6272</text:p>
          </table:table-cell>
          <table:table-cell table:formula="of:=[.C201]+10+IF(MOD([.B201];3)=0;0;3-MOD([.B201];3))" office:value-type="float" office:value="6282" calcext:value-type="float">
            <text:p>628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6304" calcext:value-type="float">
            <text:p>6304</text:p>
          </table:table-cell>
          <table:table-cell/>
          <table:table-cell table:formula="of:=[.D202]-[.C202]" office:value-type="float" office:value="-6304" calcext:value-type="float">
            <text:p>-6304</text:p>
          </table:table-cell>
          <table:table-cell table:formula="of:=[.C202]+10+IF(MOD([.B202];3)=0;0;3-MOD([.B202];3))" office:value-type="float" office:value="6315" calcext:value-type="float">
            <text:p>631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6336" calcext:value-type="float">
            <text:p>6336</text:p>
          </table:table-cell>
          <table:table-cell/>
          <table:table-cell table:formula="of:=[.D203]-[.C203]" office:value-type="float" office:value="-6336" calcext:value-type="float">
            <text:p>-6336</text:p>
          </table:table-cell>
          <table:table-cell table:formula="of:=[.C203]+10+IF(MOD([.B203];3)=0;0;3-MOD([.B203];3))" office:value-type="float" office:value="6348" calcext:value-type="float">
            <text:p>634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6368" calcext:value-type="float">
            <text:p>6368</text:p>
          </table:table-cell>
          <table:table-cell/>
          <table:table-cell table:formula="of:=[.D204]-[.C204]" office:value-type="float" office:value="-6368" calcext:value-type="float">
            <text:p>-6368</text:p>
          </table:table-cell>
          <table:table-cell table:formula="of:=[.C204]+10+IF(MOD([.B204];3)=0;0;3-MOD([.B204];3))" office:value-type="float" office:value="6378" calcext:value-type="float">
            <text:p>637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6400" calcext:value-type="float">
            <text:p>6400</text:p>
          </table:table-cell>
          <table:table-cell/>
          <table:table-cell table:formula="of:=[.D205]-[.C205]" office:value-type="float" office:value="-6400" calcext:value-type="float">
            <text:p>-6400</text:p>
          </table:table-cell>
          <table:table-cell table:formula="of:=[.C205]+10+IF(MOD([.B205];3)=0;0;3-MOD([.B205];3))" office:value-type="float" office:value="6411" calcext:value-type="float">
            <text:p>641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6432" calcext:value-type="float">
            <text:p>6432</text:p>
          </table:table-cell>
          <table:table-cell/>
          <table:table-cell table:formula="of:=[.D206]-[.C206]" office:value-type="float" office:value="-6432" calcext:value-type="float">
            <text:p>-6432</text:p>
          </table:table-cell>
          <table:table-cell table:formula="of:=[.C206]+10+IF(MOD([.B206];3)=0;0;3-MOD([.B206];3))" office:value-type="float" office:value="6444" calcext:value-type="float">
            <text:p>644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6464" calcext:value-type="float">
            <text:p>6464</text:p>
          </table:table-cell>
          <table:table-cell/>
          <table:table-cell table:formula="of:=[.D207]-[.C207]" office:value-type="float" office:value="-6464" calcext:value-type="float">
            <text:p>-6464</text:p>
          </table:table-cell>
          <table:table-cell table:formula="of:=[.C207]+10+IF(MOD([.B207];3)=0;0;3-MOD([.B207];3))" office:value-type="float" office:value="6474" calcext:value-type="float">
            <text:p>647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6496" calcext:value-type="float">
            <text:p>6496</text:p>
          </table:table-cell>
          <table:table-cell/>
          <table:table-cell table:formula="of:=[.D208]-[.C208]" office:value-type="float" office:value="-6496" calcext:value-type="float">
            <text:p>-6496</text:p>
          </table:table-cell>
          <table:table-cell table:formula="of:=[.C208]+10+IF(MOD([.B208];3)=0;0;3-MOD([.B208];3))" office:value-type="float" office:value="6507" calcext:value-type="float">
            <text:p>650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6528" calcext:value-type="float">
            <text:p>6528</text:p>
          </table:table-cell>
          <table:table-cell/>
          <table:table-cell table:formula="of:=[.D209]-[.C209]" office:value-type="float" office:value="-6528" calcext:value-type="float">
            <text:p>-6528</text:p>
          </table:table-cell>
          <table:table-cell table:formula="of:=[.C209]+10+IF(MOD([.B209];3)=0;0;3-MOD([.B209];3))" office:value-type="float" office:value="6540" calcext:value-type="float">
            <text:p>65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6560" calcext:value-type="float">
            <text:p>6560</text:p>
          </table:table-cell>
          <table:table-cell/>
          <table:table-cell table:formula="of:=[.D210]-[.C210]" office:value-type="float" office:value="-6560" calcext:value-type="float">
            <text:p>-6560</text:p>
          </table:table-cell>
          <table:table-cell table:formula="of:=[.C210]+10+IF(MOD([.B210];3)=0;0;3-MOD([.B210];3))" office:value-type="float" office:value="6570" calcext:value-type="float">
            <text:p>657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6592" calcext:value-type="float">
            <text:p>6592</text:p>
          </table:table-cell>
          <table:table-cell/>
          <table:table-cell table:formula="of:=[.D211]-[.C211]" office:value-type="float" office:value="-6592" calcext:value-type="float">
            <text:p>-6592</text:p>
          </table:table-cell>
          <table:table-cell table:formula="of:=[.C211]+10+IF(MOD([.B211];3)=0;0;3-MOD([.B211];3))" office:value-type="float" office:value="6603" calcext:value-type="float">
            <text:p>660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6624" calcext:value-type="float">
            <text:p>6624</text:p>
          </table:table-cell>
          <table:table-cell/>
          <table:table-cell table:formula="of:=[.D212]-[.C212]" office:value-type="float" office:value="-6624" calcext:value-type="float">
            <text:p>-6624</text:p>
          </table:table-cell>
          <table:table-cell table:formula="of:=[.C212]+10+IF(MOD([.B212];3)=0;0;3-MOD([.B212];3))" office:value-type="float" office:value="6636" calcext:value-type="float">
            <text:p>663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6656" calcext:value-type="float">
            <text:p>6656</text:p>
          </table:table-cell>
          <table:table-cell/>
          <table:table-cell table:formula="of:=[.D213]-[.C213]" office:value-type="float" office:value="-6656" calcext:value-type="float">
            <text:p>-6656</text:p>
          </table:table-cell>
          <table:table-cell table:formula="of:=[.C213]+10+IF(MOD([.B213];3)=0;0;3-MOD([.B213];3))" office:value-type="float" office:value="6666" calcext:value-type="float">
            <text:p>666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6688" calcext:value-type="float">
            <text:p>6688</text:p>
          </table:table-cell>
          <table:table-cell/>
          <table:table-cell table:formula="of:=[.D214]-[.C214]" office:value-type="float" office:value="-6688" calcext:value-type="float">
            <text:p>-6688</text:p>
          </table:table-cell>
          <table:table-cell table:formula="of:=[.C214]+10+IF(MOD([.B214];3)=0;0;3-MOD([.B214];3))" office:value-type="float" office:value="6699" calcext:value-type="float">
            <text:p>669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6720" calcext:value-type="float">
            <text:p>6720</text:p>
          </table:table-cell>
          <table:table-cell office:value-type="float" office:value="6732" calcext:value-type="float">
            <text:p>6732</text:p>
          </table:table-cell>
          <table:table-cell table:formula="of:=[.D215]-[.C215]" office:value-type="float" office:value="12.0000000000009" calcext:value-type="float">
            <text:p>12</text:p>
          </table:table-cell>
          <table:table-cell table:formula="of:=[.C215]+10+IF(MOD([.B215];3)=0;0;3-MOD([.B215];3))" office:value-type="float" office:value="6732" calcext:value-type="float">
            <text:p>673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6752" calcext:value-type="float">
            <text:p>6752</text:p>
          </table:table-cell>
          <table:table-cell office:value-type="float" office:value="6762" calcext:value-type="float">
            <text:p>6762</text:p>
          </table:table-cell>
          <table:table-cell table:formula="of:=[.D216]-[.C216]" office:value-type="float" office:value="10.0000000000009" calcext:value-type="float">
            <text:p>10</text:p>
          </table:table-cell>
          <table:table-cell table:formula="of:=[.C216]+10+IF(MOD([.B216];3)=0;0;3-MOD([.B216];3))" office:value-type="float" office:value="6762" calcext:value-type="float">
            <text:p>676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6784" calcext:value-type="float">
            <text:p>6784</text:p>
          </table:table-cell>
          <table:table-cell/>
          <table:table-cell table:formula="of:=[.D217]-[.C217]" office:value-type="float" office:value="-6784" calcext:value-type="float">
            <text:p>-6784</text:p>
          </table:table-cell>
          <table:table-cell table:formula="of:=[.C217]+10+IF(MOD([.B217];3)=0;0;3-MOD([.B217];3))" office:value-type="float" office:value="6795" calcext:value-type="float">
            <text:p>679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6816" calcext:value-type="float">
            <text:p>6816</text:p>
          </table:table-cell>
          <table:table-cell/>
          <table:table-cell table:formula="of:=[.D218]-[.C218]" office:value-type="float" office:value="-6816" calcext:value-type="float">
            <text:p>-6816</text:p>
          </table:table-cell>
          <table:table-cell table:formula="of:=[.C218]+10+IF(MOD([.B218];3)=0;0;3-MOD([.B218];3))" office:value-type="float" office:value="6828" calcext:value-type="float">
            <text:p>682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6848" calcext:value-type="float">
            <text:p>6848</text:p>
          </table:table-cell>
          <table:table-cell/>
          <table:table-cell table:formula="of:=[.D219]-[.C219]" office:value-type="float" office:value="-6848" calcext:value-type="float">
            <text:p>-6848</text:p>
          </table:table-cell>
          <table:table-cell table:formula="of:=[.C219]+10+IF(MOD([.B219];3)=0;0;3-MOD([.B219];3))" office:value-type="float" office:value="6858" calcext:value-type="float">
            <text:p>685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6880" calcext:value-type="float">
            <text:p>6880</text:p>
          </table:table-cell>
          <table:table-cell/>
          <table:table-cell table:formula="of:=[.D220]-[.C220]" office:value-type="float" office:value="-6880" calcext:value-type="float">
            <text:p>-6880</text:p>
          </table:table-cell>
          <table:table-cell table:formula="of:=[.C220]+10+IF(MOD([.B220];3)=0;0;3-MOD([.B220];3))" office:value-type="float" office:value="6891" calcext:value-type="float">
            <text:p>689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6912" calcext:value-type="float">
            <text:p>6912</text:p>
          </table:table-cell>
          <table:table-cell/>
          <table:table-cell table:formula="of:=[.D221]-[.C221]" office:value-type="float" office:value="-6912" calcext:value-type="float">
            <text:p>-6912</text:p>
          </table:table-cell>
          <table:table-cell table:formula="of:=[.C221]+10+IF(MOD([.B221];3)=0;0;3-MOD([.B221];3))" office:value-type="float" office:value="6924" calcext:value-type="float">
            <text:p>692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6944" calcext:value-type="float">
            <text:p>6944</text:p>
          </table:table-cell>
          <table:table-cell/>
          <table:table-cell table:formula="of:=[.D222]-[.C222]" office:value-type="float" office:value="-6944" calcext:value-type="float">
            <text:p>-6944</text:p>
          </table:table-cell>
          <table:table-cell table:formula="of:=[.C222]+10+IF(MOD([.B222];3)=0;0;3-MOD([.B222];3))" office:value-type="float" office:value="6954" calcext:value-type="float">
            <text:p>695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6976" calcext:value-type="float">
            <text:p>6976</text:p>
          </table:table-cell>
          <table:table-cell/>
          <table:table-cell table:formula="of:=[.D223]-[.C223]" office:value-type="float" office:value="-6976" calcext:value-type="float">
            <text:p>-6976</text:p>
          </table:table-cell>
          <table:table-cell table:formula="of:=[.C223]+10+IF(MOD([.B223];3)=0;0;3-MOD([.B223];3))" office:value-type="float" office:value="6987" calcext:value-type="float">
            <text:p>698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7008" calcext:value-type="float">
            <text:p>7008</text:p>
          </table:table-cell>
          <table:table-cell/>
          <table:table-cell table:formula="of:=[.D224]-[.C224]" office:value-type="float" office:value="-7008" calcext:value-type="float">
            <text:p>-7008</text:p>
          </table:table-cell>
          <table:table-cell table:formula="of:=[.C224]+10+IF(MOD([.B224];3)=0;0;3-MOD([.B224];3))" office:value-type="float" office:value="7020" calcext:value-type="float">
            <text:p>702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7040" calcext:value-type="float">
            <text:p>7040</text:p>
          </table:table-cell>
          <table:table-cell/>
          <table:table-cell table:formula="of:=[.D225]-[.C225]" office:value-type="float" office:value="-7040" calcext:value-type="float">
            <text:p>-7040</text:p>
          </table:table-cell>
          <table:table-cell table:formula="of:=[.C225]+10+IF(MOD([.B225];3)=0;0;3-MOD([.B225];3))" office:value-type="float" office:value="7050" calcext:value-type="float">
            <text:p>705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7072" calcext:value-type="float">
            <text:p>7072</text:p>
          </table:table-cell>
          <table:table-cell office:value-type="float" office:value="7083" calcext:value-type="float">
            <text:p>7083</text:p>
          </table:table-cell>
          <table:table-cell table:formula="of:=[.D226]-[.C226]" office:value-type="float" office:value="11.0000000000009" calcext:value-type="float">
            <text:p>11</text:p>
          </table:table-cell>
          <table:table-cell table:formula="of:=[.C226]+10+IF(MOD([.B226];3)=0;0;3-MOD([.B226];3))" office:value-type="float" office:value="7083" calcext:value-type="float">
            <text:p>708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7104" calcext:value-type="float">
            <text:p>7104</text:p>
          </table:table-cell>
          <table:table-cell/>
          <table:table-cell table:formula="of:=[.D227]-[.C227]" office:value-type="float" office:value="-7104" calcext:value-type="float">
            <text:p>-7104</text:p>
          </table:table-cell>
          <table:table-cell table:formula="of:=[.C227]+10+IF(MOD([.B227];3)=0;0;3-MOD([.B227];3))" office:value-type="float" office:value="7116" calcext:value-type="float">
            <text:p>711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7136" calcext:value-type="float">
            <text:p>7136</text:p>
          </table:table-cell>
          <table:table-cell/>
          <table:table-cell table:formula="of:=[.D228]-[.C228]" office:value-type="float" office:value="-7136" calcext:value-type="float">
            <text:p>-7136</text:p>
          </table:table-cell>
          <table:table-cell table:formula="of:=[.C228]+10+IF(MOD([.B228];3)=0;0;3-MOD([.B228];3))" office:value-type="float" office:value="7146" calcext:value-type="float">
            <text:p>714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(256-[.B229])*[.$B$3]*[.A229]*1000000" office:value-type="float" office:value="7168" calcext:value-type="float">
            <text:p>7168</text:p>
          </table:table-cell>
          <table:table-cell/>
          <table:table-cell table:formula="of:=[.D229]-[.C229]" office:value-type="float" office:value="-7168" calcext:value-type="float">
            <text:p>-7168</text:p>
          </table:table-cell>
          <table:table-cell table:formula="of:=[.C229]+10+IF(MOD([.B229];3)=0;0;3-MOD([.B229];3))" office:value-type="float" office:value="7179" calcext:value-type="float">
            <text:p>717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7200" calcext:value-type="float">
            <text:p>7200</text:p>
          </table:table-cell>
          <table:table-cell/>
          <table:table-cell table:formula="of:=[.D230]-[.C230]" office:value-type="float" office:value="-7200" calcext:value-type="float">
            <text:p>-7200</text:p>
          </table:table-cell>
          <table:table-cell table:formula="of:=[.C230]+10+IF(MOD([.B230];3)=0;0;3-MOD([.B230];3))" office:value-type="float" office:value="7212" calcext:value-type="float">
            <text:p>721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7232" calcext:value-type="float">
            <text:p>7232</text:p>
          </table:table-cell>
          <table:table-cell/>
          <table:table-cell table:formula="of:=[.D231]-[.C231]" office:value-type="float" office:value="-7232" calcext:value-type="float">
            <text:p>-7232</text:p>
          </table:table-cell>
          <table:table-cell table:formula="of:=[.C231]+10+IF(MOD([.B231];3)=0;0;3-MOD([.B231];3))" office:value-type="float" office:value="7242" calcext:value-type="float">
            <text:p>724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7264" calcext:value-type="float">
            <text:p>7264</text:p>
          </table:table-cell>
          <table:table-cell/>
          <table:table-cell table:formula="of:=[.D232]-[.C232]" office:value-type="float" office:value="-7264" calcext:value-type="float">
            <text:p>-7264</text:p>
          </table:table-cell>
          <table:table-cell table:formula="of:=[.C232]+10+IF(MOD([.B232];3)=0;0;3-MOD([.B232];3))" office:value-type="float" office:value="7275" calcext:value-type="float">
            <text:p>727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7296" calcext:value-type="float">
            <text:p>7296</text:p>
          </table:table-cell>
          <table:table-cell/>
          <table:table-cell table:formula="of:=[.D233]-[.C233]" office:value-type="float" office:value="-7296" calcext:value-type="float">
            <text:p>-7296</text:p>
          </table:table-cell>
          <table:table-cell table:formula="of:=[.C233]+10+IF(MOD([.B233];3)=0;0;3-MOD([.B233];3))" office:value-type="float" office:value="7308" calcext:value-type="float">
            <text:p>730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7328" calcext:value-type="float">
            <text:p>7328</text:p>
          </table:table-cell>
          <table:table-cell/>
          <table:table-cell table:formula="of:=[.D234]-[.C234]" office:value-type="float" office:value="-7328" calcext:value-type="float">
            <text:p>-7328</text:p>
          </table:table-cell>
          <table:table-cell table:formula="of:=[.C234]+10+IF(MOD([.B234];3)=0;0;3-MOD([.B234];3))" office:value-type="float" office:value="7338" calcext:value-type="float">
            <text:p>733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7360" calcext:value-type="float">
            <text:p>7360</text:p>
          </table:table-cell>
          <table:table-cell/>
          <table:table-cell table:formula="of:=[.D235]-[.C235]" office:value-type="float" office:value="-7360" calcext:value-type="float">
            <text:p>-7360</text:p>
          </table:table-cell>
          <table:table-cell table:formula="of:=[.C235]+10+IF(MOD([.B235];3)=0;0;3-MOD([.B235];3))" office:value-type="float" office:value="7371" calcext:value-type="float">
            <text:p>737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7392" calcext:value-type="float">
            <text:p>7392</text:p>
          </table:table-cell>
          <table:table-cell/>
          <table:table-cell table:formula="of:=[.D236]-[.C236]" office:value-type="float" office:value="-7392" calcext:value-type="float">
            <text:p>-7392</text:p>
          </table:table-cell>
          <table:table-cell table:formula="of:=[.C236]+10+IF(MOD([.B236];3)=0;0;3-MOD([.B236];3))" office:value-type="float" office:value="7404" calcext:value-type="float">
            <text:p>740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7424" calcext:value-type="float">
            <text:p>7424</text:p>
          </table:table-cell>
          <table:table-cell/>
          <table:table-cell table:formula="of:=[.D237]-[.C237]" office:value-type="float" office:value="-7424" calcext:value-type="float">
            <text:p>-7424</text:p>
          </table:table-cell>
          <table:table-cell table:formula="of:=[.C237]+10+IF(MOD([.B237];3)=0;0;3-MOD([.B237];3))" office:value-type="float" office:value="7434" calcext:value-type="float">
            <text:p>743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7456" calcext:value-type="float">
            <text:p>7456</text:p>
          </table:table-cell>
          <table:table-cell/>
          <table:table-cell table:formula="of:=[.D238]-[.C238]" office:value-type="float" office:value="-7456" calcext:value-type="float">
            <text:p>-7456</text:p>
          </table:table-cell>
          <table:table-cell table:formula="of:=[.C238]+10+IF(MOD([.B238];3)=0;0;3-MOD([.B238];3))" office:value-type="float" office:value="7467" calcext:value-type="float">
            <text:p>746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7488" calcext:value-type="float">
            <text:p>7488</text:p>
          </table:table-cell>
          <table:table-cell/>
          <table:table-cell table:formula="of:=[.D239]-[.C239]" office:value-type="float" office:value="-7488" calcext:value-type="float">
            <text:p>-7488</text:p>
          </table:table-cell>
          <table:table-cell table:formula="of:=[.C239]+10+IF(MOD([.B239];3)=0;0;3-MOD([.B239];3))" office:value-type="float" office:value="7500" calcext:value-type="float">
            <text:p>750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7520" calcext:value-type="float">
            <text:p>7520</text:p>
          </table:table-cell>
          <table:table-cell/>
          <table:table-cell table:formula="of:=[.D240]-[.C240]" office:value-type="float" office:value="-7520" calcext:value-type="float">
            <text:p>-7520</text:p>
          </table:table-cell>
          <table:table-cell table:formula="of:=[.C240]+10+IF(MOD([.B240];3)=0;0;3-MOD([.B240];3))" office:value-type="float" office:value="7530" calcext:value-type="float">
            <text:p>753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7552" calcext:value-type="float">
            <text:p>7552</text:p>
          </table:table-cell>
          <table:table-cell/>
          <table:table-cell table:formula="of:=[.D241]-[.C241]" office:value-type="float" office:value="-7552" calcext:value-type="float">
            <text:p>-7552</text:p>
          </table:table-cell>
          <table:table-cell table:formula="of:=[.C241]+10+IF(MOD([.B241];3)=0;0;3-MOD([.B241];3))" office:value-type="float" office:value="7563" calcext:value-type="float">
            <text:p>756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7584" calcext:value-type="float">
            <text:p>7584</text:p>
          </table:table-cell>
          <table:table-cell/>
          <table:table-cell table:formula="of:=[.D242]-[.C242]" office:value-type="float" office:value="-7584" calcext:value-type="float">
            <text:p>-7584</text:p>
          </table:table-cell>
          <table:table-cell table:formula="of:=[.C242]+10+IF(MOD([.B242];3)=0;0;3-MOD([.B242];3))" office:value-type="float" office:value="7596" calcext:value-type="float">
            <text:p>759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7616" calcext:value-type="float">
            <text:p>7616</text:p>
          </table:table-cell>
          <table:table-cell/>
          <table:table-cell table:formula="of:=[.D243]-[.C243]" office:value-type="float" office:value="-7616" calcext:value-type="float">
            <text:p>-7616</text:p>
          </table:table-cell>
          <table:table-cell table:formula="of:=[.C243]+10+IF(MOD([.B243];3)=0;0;3-MOD([.B243];3))" office:value-type="float" office:value="7626" calcext:value-type="float">
            <text:p>762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7648" calcext:value-type="float">
            <text:p>7648</text:p>
          </table:table-cell>
          <table:table-cell/>
          <table:table-cell table:formula="of:=[.D244]-[.C244]" office:value-type="float" office:value="-7648" calcext:value-type="float">
            <text:p>-7648</text:p>
          </table:table-cell>
          <table:table-cell table:formula="of:=[.C244]+10+IF(MOD([.B244];3)=0;0;3-MOD([.B244];3))" office:value-type="float" office:value="7659" calcext:value-type="float">
            <text:p>765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7680" calcext:value-type="float">
            <text:p>7680</text:p>
          </table:table-cell>
          <table:table-cell/>
          <table:table-cell table:formula="of:=[.D245]-[.C245]" office:value-type="float" office:value="-7680" calcext:value-type="float">
            <text:p>-7680</text:p>
          </table:table-cell>
          <table:table-cell table:formula="of:=[.C245]+10+IF(MOD([.B245];3)=0;0;3-MOD([.B245];3))" office:value-type="float" office:value="7692" calcext:value-type="float">
            <text:p>769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7712" calcext:value-type="float">
            <text:p>7712</text:p>
          </table:table-cell>
          <table:table-cell/>
          <table:table-cell table:formula="of:=[.D246]-[.C246]" office:value-type="float" office:value="-7712" calcext:value-type="float">
            <text:p>-7712</text:p>
          </table:table-cell>
          <table:table-cell table:formula="of:=[.C246]+10+IF(MOD([.B246];3)=0;0;3-MOD([.B246];3))" office:value-type="float" office:value="7722" calcext:value-type="float">
            <text:p>772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7744" calcext:value-type="float">
            <text:p>7744</text:p>
          </table:table-cell>
          <table:table-cell/>
          <table:table-cell table:formula="of:=[.D247]-[.C247]" office:value-type="float" office:value="-7744" calcext:value-type="float">
            <text:p>-7744</text:p>
          </table:table-cell>
          <table:table-cell table:formula="of:=[.C247]+10+IF(MOD([.B247];3)=0;0;3-MOD([.B247];3))" office:value-type="float" office:value="7755" calcext:value-type="float">
            <text:p>775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7776" calcext:value-type="float">
            <text:p>7776</text:p>
          </table:table-cell>
          <table:table-cell/>
          <table:table-cell table:formula="of:=[.D248]-[.C248]" office:value-type="float" office:value="-7776" calcext:value-type="float">
            <text:p>-7776</text:p>
          </table:table-cell>
          <table:table-cell table:formula="of:=[.C248]+10+IF(MOD([.B248];3)=0;0;3-MOD([.B248];3))" office:value-type="float" office:value="7788" calcext:value-type="float">
            <text:p>778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7808" calcext:value-type="float">
            <text:p>7808</text:p>
          </table:table-cell>
          <table:table-cell/>
          <table:table-cell table:formula="of:=[.D249]-[.C249]" office:value-type="float" office:value="-7808" calcext:value-type="float">
            <text:p>-7808</text:p>
          </table:table-cell>
          <table:table-cell table:formula="of:=[.C249]+10+IF(MOD([.B249];3)=0;0;3-MOD([.B249];3))" office:value-type="float" office:value="7818" calcext:value-type="float">
            <text:p>78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7840" calcext:value-type="float">
            <text:p>7840</text:p>
          </table:table-cell>
          <table:table-cell/>
          <table:table-cell table:formula="of:=[.D250]-[.C250]" office:value-type="float" office:value="-7840" calcext:value-type="float">
            <text:p>-7840</text:p>
          </table:table-cell>
          <table:table-cell table:formula="of:=[.C250]+10+IF(MOD([.B250];3)=0;0;3-MOD([.B250];3))" office:value-type="float" office:value="7851" calcext:value-type="float">
            <text:p>785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7872" calcext:value-type="float">
            <text:p>7872</text:p>
          </table:table-cell>
          <table:table-cell/>
          <table:table-cell table:formula="of:=[.D251]-[.C251]" office:value-type="float" office:value="-7872" calcext:value-type="float">
            <text:p>-7872</text:p>
          </table:table-cell>
          <table:table-cell table:formula="of:=[.C251]+10+IF(MOD([.B251];3)=0;0;3-MOD([.B251];3))" office:value-type="float" office:value="7884" calcext:value-type="float">
            <text:p>788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7904" calcext:value-type="float">
            <text:p>7904</text:p>
          </table:table-cell>
          <table:table-cell/>
          <table:table-cell table:formula="of:=[.D252]-[.C252]" office:value-type="float" office:value="-7904" calcext:value-type="float">
            <text:p>-7904</text:p>
          </table:table-cell>
          <table:table-cell table:formula="of:=[.C252]+10+IF(MOD([.B252];3)=0;0;3-MOD([.B252];3))" office:value-type="float" office:value="7914" calcext:value-type="float">
            <text:p>79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7936" calcext:value-type="float">
            <text:p>7936</text:p>
          </table:table-cell>
          <table:table-cell/>
          <table:table-cell table:formula="of:=[.D253]-[.C253]" office:value-type="float" office:value="-7936" calcext:value-type="float">
            <text:p>-7936</text:p>
          </table:table-cell>
          <table:table-cell table:formula="of:=[.C253]+10+IF(MOD([.B253];3)=0;0;3-MOD([.B253];3))" office:value-type="float" office:value="7947" calcext:value-type="float">
            <text:p>794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7968" calcext:value-type="float">
            <text:p>7968</text:p>
          </table:table-cell>
          <table:table-cell office:value-type="float" office:value="7980" calcext:value-type="float">
            <text:p>7980</text:p>
          </table:table-cell>
          <table:table-cell table:formula="of:=[.D254]-[.C254]" office:value-type="float" office:value="12.0000000000009" calcext:value-type="float">
            <text:p>12</text:p>
          </table:table-cell>
          <table:table-cell table:formula="of:=[.C254]+10+IF(MOD([.B254];3)=0;0;3-MOD([.B254];3))" office:value-type="float" office:value="7980" calcext:value-type="float">
            <text:p>798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8000" calcext:value-type="float">
            <text:p>8000</text:p>
          </table:table-cell>
          <table:table-cell office:value-type="float" office:value="8010" calcext:value-type="float">
            <text:p>8010</text:p>
          </table:table-cell>
          <table:table-cell table:formula="of:=[.D255]-[.C255]" office:value-type="float" office:value="10" calcext:value-type="float">
            <text:p>10</text:p>
          </table:table-cell>
          <table:table-cell table:formula="of:=[.C255]+10+IF(MOD([.B255];3)=0;0;3-MOD([.B255];3))" office:value-type="float" office:value="8010" calcext:value-type="float">
            <text:p>801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8032" calcext:value-type="float">
            <text:p>8032</text:p>
          </table:table-cell>
          <table:table-cell office:value-type="float" office:value="8043" calcext:value-type="float">
            <text:p>8043</text:p>
          </table:table-cell>
          <table:table-cell table:formula="of:=[.D256]-[.C256]" office:value-type="float" office:value="11.0000000000009" calcext:value-type="float">
            <text:p>11</text:p>
          </table:table-cell>
          <table:table-cell table:formula="of:=[.C256]+10+IF(MOD([.B256];3)=0;0;3-MOD([.B256];3))" office:value-type="float" office:value="8043" calcext:value-type="float">
            <text:p>804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8064" calcext:value-type="float">
            <text:p>8064</text:p>
          </table:table-cell>
          <table:table-cell office:value-type="float" office:value="8076" calcext:value-type="float">
            <text:p>8076</text:p>
          </table:table-cell>
          <table:table-cell table:formula="of:=[.D257]-[.C257]" office:value-type="float" office:value="12" calcext:value-type="float">
            <text:p>12</text:p>
          </table:table-cell>
          <table:table-cell table:formula="of:=[.C257]+10+IF(MOD([.B257];3)=0;0;3-MOD([.B257];3))" office:value-type="float" office:value="8076" calcext:value-type="float">
            <text:p>807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8096" calcext:value-type="float">
            <text:p>8096</text:p>
          </table:table-cell>
          <table:table-cell office:value-type="float" office:value="8106" calcext:value-type="float">
            <text:p>8106</text:p>
          </table:table-cell>
          <table:table-cell table:formula="of:=[.D258]-[.C258]" office:value-type="float" office:value="10.0000000000009" calcext:value-type="float">
            <text:p>10</text:p>
          </table:table-cell>
          <table:table-cell table:formula="of:=[.C258]+10+IF(MOD([.B258];3)=0;0;3-MOD([.B258];3))" office:value-type="float" office:value="8106" calcext:value-type="float">
            <text:p>810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8128" calcext:value-type="float">
            <text:p>8128</text:p>
          </table:table-cell>
          <table:table-cell office:value-type="float" office:value="8139" calcext:value-type="float">
            <text:p>8139</text:p>
          </table:table-cell>
          <table:table-cell table:formula="of:=[.D259]-[.C259]" office:value-type="float" office:value="11" calcext:value-type="float">
            <text:p>11</text:p>
          </table:table-cell>
          <table:table-cell table:formula="of:=[.C259]+10+IF(MOD([.B259];3)=0;0;3-MOD([.B259];3))" office:value-type="float" office:value="8139" calcext:value-type="float">
            <text:p>813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8160" calcext:value-type="float">
            <text:p>8160</text:p>
          </table:table-cell>
          <table:table-cell office:value-type="float" office:value="8172" calcext:value-type="float">
            <text:p>8172</text:p>
          </table:table-cell>
          <table:table-cell table:formula="of:=[.D260]-[.C260]" office:value-type="float" office:value="12.0000000000009" calcext:value-type="float">
            <text:p>12</text:p>
          </table:table-cell>
          <table:table-cell table:formula="of:=[.C260]+10+IF(MOD([.B260];3)=0;0;3-MOD([.B260];3))" office:value-type="float" office:value="8172" calcext:value-type="float">
            <text:p>817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8192" calcext:value-type="float">
            <text:p>8192</text:p>
          </table:table-cell>
          <table:table-cell office:value-type="float" office:value="8202" calcext:value-type="float">
            <text:p>8202</text:p>
          </table:table-cell>
          <table:table-cell table:formula="of:=[.D261]-[.C261]" office:value-type="float" office:value="10" calcext:value-type="float">
            <text:p>10</text:p>
          </table:table-cell>
          <table:table-cell table:formula="of:=[.C261]+10+IF(MOD([.B261];3)=0;0;3-MOD([.B261];3))" office:value-type="float" office:value="8202" calcext:value-type="float">
            <text:p>8202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6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[.D6]-[.C6]" office:value-type="float" office:value="11" calcext:value-type="float">
            <text:p>11</text:p>
          </table:table-cell>
          <table:table-cell table:formula="of:=[.C6]+10+IF(MOD([.B6];3)=2;0; (1+MOD([.B6];3)))" office:value-type="float" office:value="75" calcext:value-type="float">
            <text:p>75</text:p>
          </table:table-cell>
          <table:table-cell table:formula="of:=[.C6]+10+IF(MOD([.B6];3)=2;2; -(1-MOD([.B6];3))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D7]-[.C7]" office:value-type="float" office:value="10" calcext:value-type="float">
            <text:p>10</text:p>
          </table:table-cell>
          <table:table-cell table:formula="of:=[.C7]+10+IF(MOD([.B7];3)=2;0; (1+MOD([.B7];3)))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2;0; (1+MOD([.B8];3))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formula="of:=[.D9]-[.C9]" office:value-type="float" office:value="11" calcext:value-type="float">
            <text:p>11</text:p>
          </table:table-cell>
          <table:table-cell table:formula="of:=[.C9]+10+IF(MOD([.B9];3)=2;0; (1+MOD([.B9];3))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formula="of:=[.D10]-[.C10]" office:value-type="float" office:value="10" calcext:value-type="float">
            <text:p>10</text:p>
          </table:table-cell>
          <table:table-cell table:formula="of:=[.C10]+10+IF(MOD([.B10];3)=2;0; (1+MOD([.B10];3)))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384" calcext:value-type="float">
            <text:p>384</text:p>
          </table:table-cell>
          <table:table-cell office:value-type="float" office:value="396" calcext:value-type="float">
            <text:p>396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2;0; (1+MOD([.B11];3))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448" calcext:value-type="float">
            <text:p>448</text:p>
          </table:table-cell>
          <table:table-cell office:value-type="float" office:value="459" calcext:value-type="float">
            <text:p>459</text:p>
          </table:table-cell>
          <table:table-cell table:formula="of:=[.D12]-[.C12]" office:value-type="float" office:value="11" calcext:value-type="float">
            <text:p>11</text:p>
          </table:table-cell>
          <table:table-cell table:formula="of:=[.C12]+10+IF(MOD([.B12];3)=2;0; (1+MOD([.B12];3)))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512" calcext:value-type="float">
            <text:p>512</text:p>
          </table:table-cell>
          <table:table-cell/>
          <table:table-cell table:formula="of:=[.D13]-[.C13]" office:value-type="float" office:value="-512" calcext:value-type="float">
            <text:p>-512</text:p>
          </table:table-cell>
          <table:table-cell table:formula="of:=[.C13]+10+IF(MOD([.B13];3)=2;0; (1+MOD([.B13];3)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576" calcext:value-type="float">
            <text:p>576</text:p>
          </table:table-cell>
          <table:table-cell/>
          <table:table-cell table:formula="of:=[.D14]-[.C14]" office:value-type="float" office:value="-576" calcext:value-type="float">
            <text:p>-576</text:p>
          </table:table-cell>
          <table:table-cell table:formula="of:=[.C14]+10+IF(MOD([.B14];3)=2;0; (1+MOD([.B14];3)))" office:value-type="float" office:value="588" calcext:value-type="float">
            <text:p>58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640" calcext:value-type="float">
            <text:p>640</text:p>
          </table:table-cell>
          <table:table-cell/>
          <table:table-cell table:formula="of:=[.D15]-[.C15]" office:value-type="float" office:value="-640" calcext:value-type="float">
            <text:p>-640</text:p>
          </table:table-cell>
          <table:table-cell table:formula="of:=[.C15]+10+IF(MOD([.B15];3)=2;0; (1+MOD([.B15];3)))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704" calcext:value-type="float">
            <text:p>704</text:p>
          </table:table-cell>
          <table:table-cell table:style-name="ce2"/>
          <table:table-cell table:style-name="ce2" table:formula="of:=[.D16]-[.C16]" office:value-type="float" office:value="-704" calcext:value-type="float">
            <text:p>-704</text:p>
          </table:table-cell>
          <table:table-cell table:formula="of:=[.C16]+10+IF(MOD([.B16];3)=2;0; (1+MOD([.B16];3)))" office:value-type="float" office:value="714" calcext:value-type="float">
            <text:p>714</text:p>
          </table:table-cell>
          <table:table-cell table:style-name="ce2"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768" calcext:value-type="float">
            <text:p>768</text:p>
          </table:table-cell>
          <table:table-cell/>
          <table:table-cell table:formula="of:=[.D17]-[.C17]" office:value-type="float" office:value="-768" calcext:value-type="float">
            <text:p>-768</text:p>
          </table:table-cell>
          <table:table-cell table:formula="of:=[.C17]+10+IF(MOD([.B17];3)=2;0; (1+MOD([.B17];3))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832" calcext:value-type="float">
            <text:p>832</text:p>
          </table:table-cell>
          <table:table-cell table:style-name="ce3"/>
          <table:table-cell table:formula="of:=[.D18]-[.C18]" office:value-type="float" office:value="-832" calcext:value-type="float">
            <text:p>-832</text:p>
          </table:table-cell>
          <table:table-cell table:formula="of:=[.C18]+10+IF(MOD([.B18];3)=2;0; (1+MOD([.B18];3)))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896" calcext:value-type="float">
            <text:p>896</text:p>
          </table:table-cell>
          <table:table-cell/>
          <table:table-cell table:formula="of:=[.D19]-[.C19]" office:value-type="float" office:value="-896" calcext:value-type="float">
            <text:p>-896</text:p>
          </table:table-cell>
          <table:table-cell table:formula="of:=[.C19]+10+IF(MOD([.B19];3)=2;0; (1+MOD([.B19];3)))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960" calcext:value-type="float">
            <text:p>960</text:p>
          </table:table-cell>
          <table:table-cell/>
          <table:table-cell table:formula="of:=[.D20]-[.C20]" office:value-type="float" office:value="-960" calcext:value-type="float">
            <text:p>-960</text:p>
          </table:table-cell>
          <table:table-cell table:formula="of:=[.C20]+10+IF(MOD([.B20];3)=2;0; (1+MOD([.B20];3)))" office:value-type="float" office:value="972" calcext:value-type="float">
            <text:p>97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1024" calcext:value-type="float">
            <text:p>1024</text:p>
          </table:table-cell>
          <table:table-cell/>
          <table:table-cell table:formula="of:=[.D21]-[.C21]" office:value-type="float" office:value="-1024" calcext:value-type="float">
            <text:p>-1024</text:p>
          </table:table-cell>
          <table:table-cell table:formula="of:=[.C21]+10+IF(MOD([.B21];3)=2;0; (1+MOD([.B21];3))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1088" calcext:value-type="float">
            <text:p>1088</text:p>
          </table:table-cell>
          <table:table-cell/>
          <table:table-cell table:formula="of:=[.D22]-[.C22]" office:value-type="float" office:value="-1088" calcext:value-type="float">
            <text:p>-1088</text:p>
          </table:table-cell>
          <table:table-cell table:formula="of:=[.C22]+10+IF(MOD([.B22];3)=2;0; (1+MOD([.B22];3)))" office:value-type="float" office:value="1098" calcext:value-type="float">
            <text:p>109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1152" calcext:value-type="float">
            <text:p>1152</text:p>
          </table:table-cell>
          <table:table-cell/>
          <table:table-cell table:formula="of:=[.D23]-[.C23]" office:value-type="float" office:value="-1152" calcext:value-type="float">
            <text:p>-1152</text:p>
          </table:table-cell>
          <table:table-cell table:formula="of:=[.C23]+10+IF(MOD([.B23];3)=2;0; (1+MOD([.B23];3)))" office:value-type="float" office:value="1164" calcext:value-type="float">
            <text:p>116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1216" calcext:value-type="float">
            <text:p>1216</text:p>
          </table:table-cell>
          <table:table-cell/>
          <table:table-cell table:formula="of:=[.D24]-[.C24]" office:value-type="float" office:value="-1216" calcext:value-type="float">
            <text:p>-1216</text:p>
          </table:table-cell>
          <table:table-cell table:formula="of:=[.C24]+10+IF(MOD([.B24];3)=2;0; (1+MOD([.B24];3)))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1280" calcext:value-type="float">
            <text:p>1280</text:p>
          </table:table-cell>
          <table:table-cell/>
          <table:table-cell table:formula="of:=[.D25]-[.C25]" office:value-type="float" office:value="-1280" calcext:value-type="float">
            <text:p>-1280</text:p>
          </table:table-cell>
          <table:table-cell table:formula="of:=[.C25]+10+IF(MOD([.B25];3)=2;0; (1+MOD([.B25];3)))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1344" calcext:value-type="float">
            <text:p>1344</text:p>
          </table:table-cell>
          <table:table-cell/>
          <table:table-cell table:formula="of:=[.D26]-[.C26]" office:value-type="float" office:value="-1344" calcext:value-type="float">
            <text:p>-1344</text:p>
          </table:table-cell>
          <table:table-cell table:formula="of:=[.C26]+10+IF(MOD([.B26];3)=2;0; (1+MOD([.B26];3)))" office:value-type="float" office:value="1356" calcext:value-type="float">
            <text:p>135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1408" calcext:value-type="float">
            <text:p>1408</text:p>
          </table:table-cell>
          <table:table-cell/>
          <table:table-cell table:formula="of:=[.D27]-[.C27]" office:value-type="float" office:value="-1408" calcext:value-type="float">
            <text:p>-1408</text:p>
          </table:table-cell>
          <table:table-cell table:formula="of:=[.C27]+10+IF(MOD([.B27];3)=2;0; (1+MOD([.B27];3)))" office:value-type="float" office:value="1419" calcext:value-type="float">
            <text:p>141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1472" calcext:value-type="float">
            <text:p>1472</text:p>
          </table:table-cell>
          <table:table-cell/>
          <table:table-cell table:formula="of:=[.D28]-[.C28]" office:value-type="float" office:value="-1472" calcext:value-type="float">
            <text:p>-1472</text:p>
          </table:table-cell>
          <table:table-cell table:formula="of:=[.C28]+10+IF(MOD([.B28];3)=2;0; (1+MOD([.B28];3)))" office:value-type="float" office:value="1482" calcext:value-type="float">
            <text:p>148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1536" calcext:value-type="float">
            <text:p>1536</text:p>
          </table:table-cell>
          <table:table-cell/>
          <table:table-cell table:formula="of:=[.D29]-[.C29]" office:value-type="float" office:value="-1536" calcext:value-type="float">
            <text:p>-1536</text:p>
          </table:table-cell>
          <table:table-cell table:formula="of:=[.C29]+10+IF(MOD([.B29];3)=2;0; (1+MOD([.B29];3))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1600" calcext:value-type="float">
            <text:p>1600</text:p>
          </table:table-cell>
          <table:table-cell/>
          <table:table-cell table:formula="of:=[.D30]-[.C30]" office:value-type="float" office:value="-1600" calcext:value-type="float">
            <text:p>-1600</text:p>
          </table:table-cell>
          <table:table-cell table:formula="of:=[.C30]+10+IF(MOD([.B30];3)=2;0; (1+MOD([.B30];3)))"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1664" calcext:value-type="float">
            <text:p>1664</text:p>
          </table:table-cell>
          <table:table-cell/>
          <table:table-cell table:formula="of:=[.D31]-[.C31]" office:value-type="float" office:value="-1664" calcext:value-type="float">
            <text:p>-1664</text:p>
          </table:table-cell>
          <table:table-cell table:formula="of:=[.C31]+10+IF(MOD([.B31];3)=2;0; (1+MOD([.B31];3)))" office:value-type="float" office:value="1674" calcext:value-type="float">
            <text:p>167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1728" calcext:value-type="float">
            <text:p>1728</text:p>
          </table:table-cell>
          <table:table-cell/>
          <table:table-cell table:formula="of:=[.D32]-[.C32]" office:value-type="float" office:value="-1728" calcext:value-type="float">
            <text:p>-1728</text:p>
          </table:table-cell>
          <table:table-cell table:formula="of:=[.C32]+10+IF(MOD([.B32];3)=2;0; (1+MOD([.B32];3)))"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1792" calcext:value-type="float">
            <text:p>1792</text:p>
          </table:table-cell>
          <table:table-cell/>
          <table:table-cell table:formula="of:=[.D33]-[.C33]" office:value-type="float" office:value="-1792" calcext:value-type="float">
            <text:p>-1792</text:p>
          </table:table-cell>
          <table:table-cell table:formula="of:=[.C33]+10+IF(MOD([.B33];3)=2;0; (1+MOD([.B33];3)))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1856" calcext:value-type="float">
            <text:p>1856</text:p>
          </table:table-cell>
          <table:table-cell/>
          <table:table-cell table:formula="of:=[.D34]-[.C34]" office:value-type="float" office:value="-1856" calcext:value-type="float">
            <text:p>-1856</text:p>
          </table:table-cell>
          <table:table-cell table:formula="of:=[.C34]+10+IF(MOD([.B34];3)=2;0; (1+MOD([.B34];3)))" office:value-type="float" office:value="1866" calcext:value-type="float">
            <text:p>186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1920" calcext:value-type="float">
            <text:p>1920</text:p>
          </table:table-cell>
          <table:table-cell/>
          <table:table-cell table:formula="of:=[.D35]-[.C35]" office:value-type="float" office:value="-1920" calcext:value-type="float">
            <text:p>-1920</text:p>
          </table:table-cell>
          <table:table-cell table:formula="of:=[.C35]+10+IF(MOD([.B35];3)=2;0; (1+MOD([.B35];3)))" office:value-type="float" office:value="1932" calcext:value-type="float">
            <text:p>193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1984" calcext:value-type="float">
            <text:p>1984</text:p>
          </table:table-cell>
          <table:table-cell/>
          <table:table-cell table:formula="of:=[.D36]-[.C36]" office:value-type="float" office:value="-1984" calcext:value-type="float">
            <text:p>-1984</text:p>
          </table:table-cell>
          <table:table-cell table:formula="of:=[.C36]+10+IF(MOD([.B36];3)=2;0; (1+MOD([.B36];3)))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2048" calcext:value-type="float">
            <text:p>2048</text:p>
          </table:table-cell>
          <table:table-cell/>
          <table:table-cell table:formula="of:=[.D37]-[.C37]" office:value-type="float" office:value="-2048" calcext:value-type="float">
            <text:p>-2048</text:p>
          </table:table-cell>
          <table:table-cell table:formula="of:=[.C37]+10+IF(MOD([.B37];3)=2;0; (1+MOD([.B37];3)))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2112" calcext:value-type="float">
            <text:p>2112</text:p>
          </table:table-cell>
          <table:table-cell/>
          <table:table-cell table:formula="of:=[.D38]-[.C38]" office:value-type="float" office:value="-2112" calcext:value-type="float">
            <text:p>-2112</text:p>
          </table:table-cell>
          <table:table-cell table:formula="of:=[.C38]+10+IF(MOD([.B38];3)=2;0; (1+MOD([.B38];3)))" office:value-type="float" office:value="2124" calcext:value-type="float">
            <text:p>212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2176" calcext:value-type="float">
            <text:p>2176</text:p>
          </table:table-cell>
          <table:table-cell/>
          <table:table-cell table:formula="of:=[.D39]-[.C39]" office:value-type="float" office:value="-2176" calcext:value-type="float">
            <text:p>-2176</text:p>
          </table:table-cell>
          <table:table-cell table:formula="of:=[.C39]+10+IF(MOD([.B39];3)=2;0; (1+MOD([.B39];3)))" office:value-type="float" office:value="2187" calcext:value-type="float">
            <text:p>218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2240" calcext:value-type="float">
            <text:p>2240</text:p>
          </table:table-cell>
          <table:table-cell/>
          <table:table-cell table:formula="of:=[.D40]-[.C40]" office:value-type="float" office:value="-2240" calcext:value-type="float">
            <text:p>-2240</text:p>
          </table:table-cell>
          <table:table-cell table:formula="of:=[.C40]+10+IF(MOD([.B40];3)=2;0; (1+MOD([.B40];3))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2304" calcext:value-type="float">
            <text:p>2304</text:p>
          </table:table-cell>
          <table:table-cell/>
          <table:table-cell table:formula="of:=[.D41]-[.C41]" office:value-type="float" office:value="-2304" calcext:value-type="float">
            <text:p>-2304</text:p>
          </table:table-cell>
          <table:table-cell table:formula="of:=[.C41]+10+IF(MOD([.B41];3)=2;0; (1+MOD([.B41];3)))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2368" calcext:value-type="float">
            <text:p>2368</text:p>
          </table:table-cell>
          <table:table-cell/>
          <table:table-cell table:formula="of:=[.D42]-[.C42]" office:value-type="float" office:value="-2368" calcext:value-type="float">
            <text:p>-2368</text:p>
          </table:table-cell>
          <table:table-cell table:formula="of:=[.C42]+10+IF(MOD([.B42];3)=2;0; (1+MOD([.B42];3)))" office:value-type="float" office:value="2379" calcext:value-type="float">
            <text:p>237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2432" calcext:value-type="float">
            <text:p>2432</text:p>
          </table:table-cell>
          <table:table-cell/>
          <table:table-cell table:formula="of:=[.D43]-[.C43]" office:value-type="float" office:value="-2432" calcext:value-type="float">
            <text:p>-2432</text:p>
          </table:table-cell>
          <table:table-cell table:formula="of:=[.C43]+10+IF(MOD([.B43];3)=2;0; (1+MOD([.B43];3)))" office:value-type="float" office:value="2442" calcext:value-type="float">
            <text:p>244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2496" calcext:value-type="float">
            <text:p>2496</text:p>
          </table:table-cell>
          <table:table-cell/>
          <table:table-cell table:formula="of:=[.D44]-[.C44]" office:value-type="float" office:value="-2496" calcext:value-type="float">
            <text:p>-2496</text:p>
          </table:table-cell>
          <table:table-cell table:formula="of:=[.C44]+10+IF(MOD([.B44];3)=2;0; (1+MOD([.B44];3)))" office:value-type="float" office:value="2508" calcext:value-type="float">
            <text:p>250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2560" calcext:value-type="float">
            <text:p>2560</text:p>
          </table:table-cell>
          <table:table-cell/>
          <table:table-cell table:formula="of:=[.D45]-[.C45]" office:value-type="float" office:value="-2560" calcext:value-type="float">
            <text:p>-2560</text:p>
          </table:table-cell>
          <table:table-cell table:formula="of:=[.C45]+10+IF(MOD([.B45];3)=2;0; (1+MOD([.B45];3)))" office:value-type="float" office:value="2571" calcext:value-type="float">
            <text:p>257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2624" calcext:value-type="float">
            <text:p>2624</text:p>
          </table:table-cell>
          <table:table-cell/>
          <table:table-cell table:formula="of:=[.D46]-[.C46]" office:value-type="float" office:value="-2624" calcext:value-type="float">
            <text:p>-2624</text:p>
          </table:table-cell>
          <table:table-cell table:formula="of:=[.C46]+10+IF(MOD([.B46];3)=2;0; (1+MOD([.B46];3)))" office:value-type="float" office:value="2634" calcext:value-type="float">
            <text:p>263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2688" calcext:value-type="float">
            <text:p>2688</text:p>
          </table:table-cell>
          <table:table-cell/>
          <table:table-cell table:formula="of:=[.D47]-[.C47]" office:value-type="float" office:value="-2688" calcext:value-type="float">
            <text:p>-2688</text:p>
          </table:table-cell>
          <table:table-cell table:formula="of:=[.C47]+10+IF(MOD([.B47];3)=2;0; (1+MOD([.B47];3))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2752" calcext:value-type="float">
            <text:p>2752</text:p>
          </table:table-cell>
          <table:table-cell/>
          <table:table-cell table:formula="of:=[.D48]-[.C48]" office:value-type="float" office:value="-2752" calcext:value-type="float">
            <text:p>-2752</text:p>
          </table:table-cell>
          <table:table-cell table:formula="of:=[.C48]+10+IF(MOD([.B48];3)=2;0; (1+MOD([.B48];3)))" office:value-type="float" office:value="2763" calcext:value-type="float">
            <text:p>276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2816" calcext:value-type="float">
            <text:p>2816</text:p>
          </table:table-cell>
          <table:table-cell/>
          <table:table-cell table:formula="of:=[.D49]-[.C49]" office:value-type="float" office:value="-2816" calcext:value-type="float">
            <text:p>-2816</text:p>
          </table:table-cell>
          <table:table-cell table:formula="of:=[.C49]+10+IF(MOD([.B49];3)=2;0; (1+MOD([.B49];3)))" office:value-type="float" office:value="2826" calcext:value-type="float">
            <text:p>282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2880" calcext:value-type="float">
            <text:p>2880</text:p>
          </table:table-cell>
          <table:table-cell/>
          <table:table-cell table:formula="of:=[.D50]-[.C50]" office:value-type="float" office:value="-2880" calcext:value-type="float">
            <text:p>-2880</text:p>
          </table:table-cell>
          <table:table-cell table:formula="of:=[.C50]+10+IF(MOD([.B50];3)=2;0; (1+MOD([.B50];3)))" office:value-type="float" office:value="2892" calcext:value-type="float">
            <text:p>289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2944" calcext:value-type="float">
            <text:p>2944</text:p>
          </table:table-cell>
          <table:table-cell/>
          <table:table-cell table:formula="of:=[.D51]-[.C51]" office:value-type="float" office:value="-2944" calcext:value-type="float">
            <text:p>-2944</text:p>
          </table:table-cell>
          <table:table-cell table:formula="of:=[.C51]+10+IF(MOD([.B51];3)=2;0; (1+MOD([.B51];3)))" office:value-type="float" office:value="2955" calcext:value-type="float">
            <text:p>295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3008" calcext:value-type="float">
            <text:p>3008</text:p>
          </table:table-cell>
          <table:table-cell/>
          <table:table-cell table:formula="of:=[.D52]-[.C52]" office:value-type="float" office:value="-3008" calcext:value-type="float">
            <text:p>-3008</text:p>
          </table:table-cell>
          <table:table-cell table:formula="of:=[.C52]+10+IF(MOD([.B52];3)=2;0; (1+MOD([.B52];3)))" office:value-type="float" office:value="3018" calcext:value-type="float">
            <text:p>301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3072" calcext:value-type="float">
            <text:p>3072</text:p>
          </table:table-cell>
          <table:table-cell/>
          <table:table-cell table:formula="of:=[.D53]-[.C53]" office:value-type="float" office:value="-3072" calcext:value-type="float">
            <text:p>-3072</text:p>
          </table:table-cell>
          <table:table-cell table:formula="of:=[.C53]+10+IF(MOD([.B53];3)=2;0; (1+MOD([.B53];3)))" office:value-type="float" office:value="3084" calcext:value-type="float">
            <text:p>308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3136" calcext:value-type="float">
            <text:p>3136</text:p>
          </table:table-cell>
          <table:table-cell/>
          <table:table-cell table:formula="of:=[.D54]-[.C54]" office:value-type="float" office:value="-3136" calcext:value-type="float">
            <text:p>-3136</text:p>
          </table:table-cell>
          <table:table-cell table:formula="of:=[.C54]+10+IF(MOD([.B54];3)=2;0; (1+MOD([.B54];3)))" office:value-type="float" office:value="3147" calcext:value-type="float">
            <text:p>314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3200" calcext:value-type="float">
            <text:p>3200</text:p>
          </table:table-cell>
          <table:table-cell/>
          <table:table-cell table:formula="of:=[.D55]-[.C55]" office:value-type="float" office:value="-3200" calcext:value-type="float">
            <text:p>-3200</text:p>
          </table:table-cell>
          <table:table-cell table:formula="of:=[.C55]+10+IF(MOD([.B55];3)=2;0; (1+MOD([.B55];3)))" office:value-type="float" office:value="3210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3264" calcext:value-type="float">
            <text:p>3264</text:p>
          </table:table-cell>
          <table:table-cell/>
          <table:table-cell table:formula="of:=[.D56]-[.C56]" office:value-type="float" office:value="-3264" calcext:value-type="float">
            <text:p>-3264</text:p>
          </table:table-cell>
          <table:table-cell table:formula="of:=[.C56]+10+IF(MOD([.B56];3)=2;0; (1+MOD([.B56];3)))" office:value-type="float" office:value="3276" calcext:value-type="float">
            <text:p>327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3328" calcext:value-type="float">
            <text:p>3328</text:p>
          </table:table-cell>
          <table:table-cell/>
          <table:table-cell table:formula="of:=[.D57]-[.C57]" office:value-type="float" office:value="-3328" calcext:value-type="float">
            <text:p>-3328</text:p>
          </table:table-cell>
          <table:table-cell table:formula="of:=[.C57]+10+IF(MOD([.B57];3)=2;0; (1+MOD([.B57];3)))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3392" calcext:value-type="float">
            <text:p>3392</text:p>
          </table:table-cell>
          <table:table-cell/>
          <table:table-cell table:formula="of:=[.D58]-[.C58]" office:value-type="float" office:value="-3392" calcext:value-type="float">
            <text:p>-3392</text:p>
          </table:table-cell>
          <table:table-cell table:formula="of:=[.C58]+10+IF(MOD([.B58];3)=2;0; (1+MOD([.B58];3)))" office:value-type="float" office:value="3402" calcext:value-type="float">
            <text:p>340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3456" calcext:value-type="float">
            <text:p>3456</text:p>
          </table:table-cell>
          <table:table-cell/>
          <table:table-cell table:formula="of:=[.D59]-[.C59]" office:value-type="float" office:value="-3456" calcext:value-type="float">
            <text:p>-3456</text:p>
          </table:table-cell>
          <table:table-cell table:formula="of:=[.C59]+10+IF(MOD([.B59];3)=2;0; (1+MOD([.B59];3)))" office:value-type="float" office:value="3468" calcext:value-type="float">
            <text:p>346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3520" calcext:value-type="float">
            <text:p>3520</text:p>
          </table:table-cell>
          <table:table-cell/>
          <table:table-cell table:formula="of:=[.D60]-[.C60]" office:value-type="float" office:value="-3520" calcext:value-type="float">
            <text:p>-3520</text:p>
          </table:table-cell>
          <table:table-cell table:formula="of:=[.C60]+10+IF(MOD([.B60];3)=2;0; (1+MOD([.B60];3)))" office:value-type="float" office:value="3531" calcext:value-type="float">
            <text:p>353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3584" calcext:value-type="float">
            <text:p>3584</text:p>
          </table:table-cell>
          <table:table-cell/>
          <table:table-cell table:formula="of:=[.D61]-[.C61]" office:value-type="float" office:value="-3584" calcext:value-type="float">
            <text:p>-3584</text:p>
          </table:table-cell>
          <table:table-cell table:formula="of:=[.C61]+10+IF(MOD([.B61];3)=2;0; (1+MOD([.B61];3)))" office:value-type="float" office:value="3594" calcext:value-type="float">
            <text:p>359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3648" calcext:value-type="float">
            <text:p>3648</text:p>
          </table:table-cell>
          <table:table-cell/>
          <table:table-cell table:formula="of:=[.D62]-[.C62]" office:value-type="float" office:value="-3648" calcext:value-type="float">
            <text:p>-3648</text:p>
          </table:table-cell>
          <table:table-cell table:formula="of:=[.C62]+10+IF(MOD([.B62];3)=2;0; (1+MOD([.B62];3)))" office:value-type="float" office:value="3660" calcext:value-type="float">
            <text:p>366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3712" calcext:value-type="float">
            <text:p>3712</text:p>
          </table:table-cell>
          <table:table-cell/>
          <table:table-cell table:formula="of:=[.D63]-[.C63]" office:value-type="float" office:value="-3712" calcext:value-type="float">
            <text:p>-3712</text:p>
          </table:table-cell>
          <table:table-cell table:formula="of:=[.C63]+10+IF(MOD([.B63];3)=2;0; (1+MOD([.B63];3)))" office:value-type="float" office:value="3723" calcext:value-type="float">
            <text:p>372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3776" calcext:value-type="float">
            <text:p>3776</text:p>
          </table:table-cell>
          <table:table-cell/>
          <table:table-cell table:formula="of:=[.D64]-[.C64]" office:value-type="float" office:value="-3776" calcext:value-type="float">
            <text:p>-3776</text:p>
          </table:table-cell>
          <table:table-cell table:formula="of:=[.C64]+10+IF(MOD([.B64];3)=2;0; (1+MOD([.B64];3)))" office:value-type="float" office:value="3786" calcext:value-type="float">
            <text:p>378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3840" calcext:value-type="float">
            <text:p>3840</text:p>
          </table:table-cell>
          <table:table-cell/>
          <table:table-cell table:formula="of:=[.D65]-[.C65]" office:value-type="float" office:value="-3840" calcext:value-type="float">
            <text:p>-3840</text:p>
          </table:table-cell>
          <table:table-cell table:formula="of:=[.C65]+10+IF(MOD([.B65];3)=2;0; (1+MOD([.B65];3)))" office:value-type="float" office:value="3852" calcext:value-type="float">
            <text:p>385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3904" calcext:value-type="float">
            <text:p>3904</text:p>
          </table:table-cell>
          <table:table-cell/>
          <table:table-cell table:formula="of:=[.D66]-[.C66]" office:value-type="float" office:value="-3904" calcext:value-type="float">
            <text:p>-3904</text:p>
          </table:table-cell>
          <table:table-cell table:formula="of:=[.C66]+10+IF(MOD([.B66];3)=2;0; (1+MOD([.B66];3)))" office:value-type="float" office:value="3915" calcext:value-type="float">
            <text:p>391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3968" calcext:value-type="float">
            <text:p>3968</text:p>
          </table:table-cell>
          <table:table-cell/>
          <table:table-cell table:formula="of:=[.D67]-[.C67]" office:value-type="float" office:value="-3968" calcext:value-type="float">
            <text:p>-3968</text:p>
          </table:table-cell>
          <table:table-cell table:formula="of:=[.C67]+10+IF(MOD([.B67];3)=2;0; (1+MOD([.B67];3)))" office:value-type="float" office:value="3978" calcext:value-type="float">
            <text:p>39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4032" calcext:value-type="float">
            <text:p>4032</text:p>
          </table:table-cell>
          <table:table-cell/>
          <table:table-cell table:formula="of:=[.D68]-[.C68]" office:value-type="float" office:value="-4032" calcext:value-type="float">
            <text:p>-4032</text:p>
          </table:table-cell>
          <table:table-cell table:formula="of:=[.C68]+10+IF(MOD([.B68];3)=2;0; (1+MOD([.B68];3)))" office:value-type="float" office:value="4044" calcext:value-type="float">
            <text:p>404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4096" calcext:value-type="float">
            <text:p>4096</text:p>
          </table:table-cell>
          <table:table-cell/>
          <table:table-cell table:formula="of:=[.D69]-[.C69]" office:value-type="float" office:value="-4096" calcext:value-type="float">
            <text:p>-4096</text:p>
          </table:table-cell>
          <table:table-cell table:formula="of:=[.C69]+10+IF(MOD([.B69];3)=2;0; (1+MOD([.B69];3)))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4160" calcext:value-type="float">
            <text:p>4160</text:p>
          </table:table-cell>
          <table:table-cell/>
          <table:table-cell table:formula="of:=[.D70]-[.C70]" office:value-type="float" office:value="-4160" calcext:value-type="float">
            <text:p>-4160</text:p>
          </table:table-cell>
          <table:table-cell table:formula="of:=[.C70]+10+IF(MOD([.B70];3)=2;0; (1+MOD([.B70];3)))" office:value-type="float" office:value="4170" calcext:value-type="float">
            <text:p>417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4224" calcext:value-type="float">
            <text:p>4224</text:p>
          </table:table-cell>
          <table:table-cell/>
          <table:table-cell table:formula="of:=[.D71]-[.C71]" office:value-type="float" office:value="-4224" calcext:value-type="float">
            <text:p>-4224</text:p>
          </table:table-cell>
          <table:table-cell table:formula="of:=[.C71]+10+IF(MOD([.B71];3)=2;0; (1+MOD([.B71];3)))" office:value-type="float" office:value="4236" calcext:value-type="float">
            <text:p>423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4288" calcext:value-type="float">
            <text:p>4288</text:p>
          </table:table-cell>
          <table:table-cell/>
          <table:table-cell table:formula="of:=[.D72]-[.C72]" office:value-type="float" office:value="-4288" calcext:value-type="float">
            <text:p>-4288</text:p>
          </table:table-cell>
          <table:table-cell table:formula="of:=[.C72]+10+IF(MOD([.B72];3)=2;0; (1+MOD([.B72];3)))" office:value-type="float" office:value="4299" calcext:value-type="float">
            <text:p>429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4352" calcext:value-type="float">
            <text:p>4352</text:p>
          </table:table-cell>
          <table:table-cell/>
          <table:table-cell table:formula="of:=[.D73]-[.C73]" office:value-type="float" office:value="-4352" calcext:value-type="float">
            <text:p>-4352</text:p>
          </table:table-cell>
          <table:table-cell table:formula="of:=[.C73]+10+IF(MOD([.B73];3)=2;0; (1+MOD([.B73];3)))" office:value-type="float" office:value="4362" calcext:value-type="float">
            <text:p>436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4416" calcext:value-type="float">
            <text:p>4416</text:p>
          </table:table-cell>
          <table:table-cell/>
          <table:table-cell table:formula="of:=[.D74]-[.C74]" office:value-type="float" office:value="-4416" calcext:value-type="float">
            <text:p>-4416</text:p>
          </table:table-cell>
          <table:table-cell table:formula="of:=[.C74]+10+IF(MOD([.B74];3)=2;0; (1+MOD([.B74];3)))" office:value-type="float" office:value="4428" calcext:value-type="float">
            <text:p>442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4480" calcext:value-type="float">
            <text:p>4480</text:p>
          </table:table-cell>
          <table:table-cell/>
          <table:table-cell table:formula="of:=[.D75]-[.C75]" office:value-type="float" office:value="-4480" calcext:value-type="float">
            <text:p>-4480</text:p>
          </table:table-cell>
          <table:table-cell table:formula="of:=[.C75]+10+IF(MOD([.B75];3)=2;0; (1+MOD([.B75];3)))" office:value-type="float" office:value="4491" calcext:value-type="float">
            <text:p>449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4544" calcext:value-type="float">
            <text:p>4544</text:p>
          </table:table-cell>
          <table:table-cell/>
          <table:table-cell table:formula="of:=[.D76]-[.C76]" office:value-type="float" office:value="-4544" calcext:value-type="float">
            <text:p>-4544</text:p>
          </table:table-cell>
          <table:table-cell table:formula="of:=[.C76]+10+IF(MOD([.B76];3)=2;0; (1+MOD([.B76];3)))" office:value-type="float" office:value="4554" calcext:value-type="float">
            <text:p>455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4608" calcext:value-type="float">
            <text:p>4608</text:p>
          </table:table-cell>
          <table:table-cell/>
          <table:table-cell table:formula="of:=[.D77]-[.C77]" office:value-type="float" office:value="-4608" calcext:value-type="float">
            <text:p>-4608</text:p>
          </table:table-cell>
          <table:table-cell table:formula="of:=[.C77]+10+IF(MOD([.B77];3)=2;0; (1+MOD([.B77];3))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4672" calcext:value-type="float">
            <text:p>4672</text:p>
          </table:table-cell>
          <table:table-cell/>
          <table:table-cell table:formula="of:=[.D78]-[.C78]" office:value-type="float" office:value="-4672" calcext:value-type="float">
            <text:p>-4672</text:p>
          </table:table-cell>
          <table:table-cell table:formula="of:=[.C78]+10+IF(MOD([.B78];3)=2;0; (1+MOD([.B78];3)))" office:value-type="float" office:value="4683" calcext:value-type="float">
            <text:p>468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4736" calcext:value-type="float">
            <text:p>4736</text:p>
          </table:table-cell>
          <table:table-cell/>
          <table:table-cell table:formula="of:=[.D79]-[.C79]" office:value-type="float" office:value="-4736" calcext:value-type="float">
            <text:p>-4736</text:p>
          </table:table-cell>
          <table:table-cell table:formula="of:=[.C79]+10+IF(MOD([.B79];3)=2;0; (1+MOD([.B79];3)))" office:value-type="float" office:value="4746" calcext:value-type="float">
            <text:p>474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4800" calcext:value-type="float">
            <text:p>4800</text:p>
          </table:table-cell>
          <table:table-cell/>
          <table:table-cell table:formula="of:=[.D80]-[.C80]" office:value-type="float" office:value="-4800" calcext:value-type="float">
            <text:p>-4800</text:p>
          </table:table-cell>
          <table:table-cell table:formula="of:=[.C80]+10+IF(MOD([.B80];3)=2;0; (1+MOD([.B80];3)))" office:value-type="float" office:value="4812" calcext:value-type="float">
            <text:p>481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4864" calcext:value-type="float">
            <text:p>4864</text:p>
          </table:table-cell>
          <table:table-cell/>
          <table:table-cell table:formula="of:=[.D81]-[.C81]" office:value-type="float" office:value="-4864" calcext:value-type="float">
            <text:p>-4864</text:p>
          </table:table-cell>
          <table:table-cell table:formula="of:=[.C81]+10+IF(MOD([.B81];3)=2;0; (1+MOD([.B81];3)))" office:value-type="float" office:value="4875" calcext:value-type="float">
            <text:p>487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4928" calcext:value-type="float">
            <text:p>4928</text:p>
          </table:table-cell>
          <table:table-cell/>
          <table:table-cell table:formula="of:=[.D82]-[.C82]" office:value-type="float" office:value="-4928" calcext:value-type="float">
            <text:p>-4928</text:p>
          </table:table-cell>
          <table:table-cell table:formula="of:=[.C82]+10+IF(MOD([.B82];3)=2;0; (1+MOD([.B82];3)))" office:value-type="float" office:value="4938" calcext:value-type="float">
            <text:p>493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4992" calcext:value-type="float">
            <text:p>4992</text:p>
          </table:table-cell>
          <table:table-cell/>
          <table:table-cell table:formula="of:=[.D83]-[.C83]" office:value-type="float" office:value="-4992" calcext:value-type="float">
            <text:p>-4992</text:p>
          </table:table-cell>
          <table:table-cell table:formula="of:=[.C83]+10+IF(MOD([.B83];3)=2;0; (1+MOD([.B83];3)))" office:value-type="float" office:value="5004" calcext:value-type="float">
            <text:p>500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5056" calcext:value-type="float">
            <text:p>5056</text:p>
          </table:table-cell>
          <table:table-cell/>
          <table:table-cell table:formula="of:=[.D84]-[.C84]" office:value-type="float" office:value="-5056" calcext:value-type="float">
            <text:p>-5056</text:p>
          </table:table-cell>
          <table:table-cell table:formula="of:=[.C84]+10+IF(MOD([.B84];3)=2;0; (1+MOD([.B84];3)))" office:value-type="float" office:value="5067" calcext:value-type="float">
            <text:p>506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5120" calcext:value-type="float">
            <text:p>5120</text:p>
          </table:table-cell>
          <table:table-cell/>
          <table:table-cell table:formula="of:=[.D85]-[.C85]" office:value-type="float" office:value="-5120" calcext:value-type="float">
            <text:p>-5120</text:p>
          </table:table-cell>
          <table:table-cell table:formula="of:=[.C85]+10+IF(MOD([.B85];3)=2;0; (1+MOD([.B85];3)))" office:value-type="float" office:value="5130" calcext:value-type="float">
            <text:p>513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5184" calcext:value-type="float">
            <text:p>5184</text:p>
          </table:table-cell>
          <table:table-cell/>
          <table:table-cell table:formula="of:=[.D86]-[.C86]" office:value-type="float" office:value="-5184" calcext:value-type="float">
            <text:p>-5184</text:p>
          </table:table-cell>
          <table:table-cell table:formula="of:=[.C86]+10+IF(MOD([.B86];3)=2;0; (1+MOD([.B86];3)))" office:value-type="float" office:value="5196" calcext:value-type="float">
            <text:p>519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5248" calcext:value-type="float">
            <text:p>5248</text:p>
          </table:table-cell>
          <table:table-cell/>
          <table:table-cell table:formula="of:=[.D87]-[.C87]" office:value-type="float" office:value="-5248" calcext:value-type="float">
            <text:p>-5248</text:p>
          </table:table-cell>
          <table:table-cell table:formula="of:=[.C87]+10+IF(MOD([.B87];3)=2;0; (1+MOD([.B87];3)))" office:value-type="float" office:value="5259" calcext:value-type="float">
            <text:p>525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5312" calcext:value-type="float">
            <text:p>5312</text:p>
          </table:table-cell>
          <table:table-cell/>
          <table:table-cell table:formula="of:=[.D88]-[.C88]" office:value-type="float" office:value="-5312" calcext:value-type="float">
            <text:p>-5312</text:p>
          </table:table-cell>
          <table:table-cell table:formula="of:=[.C88]+10+IF(MOD([.B88];3)=2;0; (1+MOD([.B88];3)))" office:value-type="float" office:value="5322" calcext:value-type="float">
            <text:p>532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5376" calcext:value-type="float">
            <text:p>5376</text:p>
          </table:table-cell>
          <table:table-cell/>
          <table:table-cell table:formula="of:=[.D89]-[.C89]" office:value-type="float" office:value="-5376" calcext:value-type="float">
            <text:p>-5376</text:p>
          </table:table-cell>
          <table:table-cell table:formula="of:=[.C89]+10+IF(MOD([.B89];3)=2;0; (1+MOD([.B89];3)))" office:value-type="float" office:value="5388" calcext:value-type="float">
            <text:p>538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5440" calcext:value-type="float">
            <text:p>5440</text:p>
          </table:table-cell>
          <table:table-cell/>
          <table:table-cell table:formula="of:=[.D90]-[.C90]" office:value-type="float" office:value="-5440" calcext:value-type="float">
            <text:p>-5440</text:p>
          </table:table-cell>
          <table:table-cell table:formula="of:=[.C90]+10+IF(MOD([.B90];3)=2;0; (1+MOD([.B90];3)))" office:value-type="float" office:value="5451" calcext:value-type="float">
            <text:p>545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5504" calcext:value-type="float">
            <text:p>5504</text:p>
          </table:table-cell>
          <table:table-cell/>
          <table:table-cell table:formula="of:=[.D91]-[.C91]" office:value-type="float" office:value="-5504" calcext:value-type="float">
            <text:p>-5504</text:p>
          </table:table-cell>
          <table:table-cell table:formula="of:=[.C91]+10+IF(MOD([.B91];3)=2;0; (1+MOD([.B91];3)))" office:value-type="float" office:value="5514" calcext:value-type="float">
            <text:p>551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5568" calcext:value-type="float">
            <text:p>5568</text:p>
          </table:table-cell>
          <table:table-cell/>
          <table:table-cell table:formula="of:=[.D92]-[.C92]" office:value-type="float" office:value="-5568" calcext:value-type="float">
            <text:p>-5568</text:p>
          </table:table-cell>
          <table:table-cell table:formula="of:=[.C92]+10+IF(MOD([.B92];3)=2;0; (1+MOD([.B92];3)))" office:value-type="float" office:value="5580" calcext:value-type="float">
            <text:p>558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5632" calcext:value-type="float">
            <text:p>5632</text:p>
          </table:table-cell>
          <table:table-cell/>
          <table:table-cell table:formula="of:=[.D93]-[.C93]" office:value-type="float" office:value="-5632" calcext:value-type="float">
            <text:p>-5632</text:p>
          </table:table-cell>
          <table:table-cell table:formula="of:=[.C93]+10+IF(MOD([.B93];3)=2;0; (1+MOD([.B93];3)))" office:value-type="float" office:value="5643" calcext:value-type="float">
            <text:p>564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5696" calcext:value-type="float">
            <text:p>5696</text:p>
          </table:table-cell>
          <table:table-cell/>
          <table:table-cell table:formula="of:=[.D94]-[.C94]" office:value-type="float" office:value="-5696" calcext:value-type="float">
            <text:p>-5696</text:p>
          </table:table-cell>
          <table:table-cell table:formula="of:=[.C94]+10+IF(MOD([.B94];3)=2;0; (1+MOD([.B94];3)))" office:value-type="float" office:value="5706" calcext:value-type="float">
            <text:p>570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5760" calcext:value-type="float">
            <text:p>5760</text:p>
          </table:table-cell>
          <table:table-cell/>
          <table:table-cell table:formula="of:=[.D95]-[.C95]" office:value-type="float" office:value="-5760" calcext:value-type="float">
            <text:p>-5760</text:p>
          </table:table-cell>
          <table:table-cell table:formula="of:=[.C95]+10+IF(MOD([.B95];3)=2;0; (1+MOD([.B95];3)))" office:value-type="float" office:value="5772" calcext:value-type="float">
            <text:p>577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5824" calcext:value-type="float">
            <text:p>5824</text:p>
          </table:table-cell>
          <table:table-cell/>
          <table:table-cell table:formula="of:=[.D96]-[.C96]" office:value-type="float" office:value="-5824" calcext:value-type="float">
            <text:p>-5824</text:p>
          </table:table-cell>
          <table:table-cell table:formula="of:=[.C96]+10+IF(MOD([.B96];3)=2;0; (1+MOD([.B96];3)))" office:value-type="float" office:value="5835" calcext:value-type="float">
            <text:p>583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5888" calcext:value-type="float">
            <text:p>5888</text:p>
          </table:table-cell>
          <table:table-cell/>
          <table:table-cell table:formula="of:=[.D97]-[.C97]" office:value-type="float" office:value="-5888" calcext:value-type="float">
            <text:p>-5888</text:p>
          </table:table-cell>
          <table:table-cell table:formula="of:=[.C97]+10+IF(MOD([.B97];3)=2;0; (1+MOD([.B97];3)))" office:value-type="float" office:value="5898" calcext:value-type="float">
            <text:p>589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5952" calcext:value-type="float">
            <text:p>5952</text:p>
          </table:table-cell>
          <table:table-cell/>
          <table:table-cell table:formula="of:=[.D98]-[.C98]" office:value-type="float" office:value="-5952" calcext:value-type="float">
            <text:p>-5952</text:p>
          </table:table-cell>
          <table:table-cell table:formula="of:=[.C98]+10+IF(MOD([.B98];3)=2;0; (1+MOD([.B98];3)))" office:value-type="float" office:value="5964" calcext:value-type="float">
            <text:p>596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6016" calcext:value-type="float">
            <text:p>6016</text:p>
          </table:table-cell>
          <table:table-cell/>
          <table:table-cell table:formula="of:=[.D99]-[.C99]" office:value-type="float" office:value="-6016" calcext:value-type="float">
            <text:p>-6016</text:p>
          </table:table-cell>
          <table:table-cell table:formula="of:=[.C99]+10+IF(MOD([.B99];3)=2;0; (1+MOD([.B99];3)))" office:value-type="float" office:value="6027" calcext:value-type="float">
            <text:p>602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6080" calcext:value-type="float">
            <text:p>6080</text:p>
          </table:table-cell>
          <table:table-cell/>
          <table:table-cell table:formula="of:=[.D100]-[.C100]" office:value-type="float" office:value="-6080" calcext:value-type="float">
            <text:p>-6080</text:p>
          </table:table-cell>
          <table:table-cell table:formula="of:=[.C100]+10+IF(MOD([.B100];3)=2;0; (1+MOD([.B100];3)))" office:value-type="float" office:value="6090" calcext:value-type="float">
            <text:p>609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6144" calcext:value-type="float">
            <text:p>6144</text:p>
          </table:table-cell>
          <table:table-cell/>
          <table:table-cell table:formula="of:=[.D101]-[.C101]" office:value-type="float" office:value="-6144" calcext:value-type="float">
            <text:p>-6144</text:p>
          </table:table-cell>
          <table:table-cell table:formula="of:=[.C101]+10+IF(MOD([.B101];3)=2;0; (1+MOD([.B101];3)))" office:value-type="float" office:value="6156" calcext:value-type="float">
            <text:p>615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6208" calcext:value-type="float">
            <text:p>6208</text:p>
          </table:table-cell>
          <table:table-cell/>
          <table:table-cell table:formula="of:=[.D102]-[.C102]" office:value-type="float" office:value="-6208" calcext:value-type="float">
            <text:p>-6208</text:p>
          </table:table-cell>
          <table:table-cell table:formula="of:=[.C102]+10+IF(MOD([.B102];3)=2;0; (1+MOD([.B102];3)))" office:value-type="float" office:value="6219" calcext:value-type="float">
            <text:p>621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6272" calcext:value-type="float">
            <text:p>6272</text:p>
          </table:table-cell>
          <table:table-cell/>
          <table:table-cell table:formula="of:=[.D103]-[.C103]" office:value-type="float" office:value="-6272" calcext:value-type="float">
            <text:p>-6272</text:p>
          </table:table-cell>
          <table:table-cell table:formula="of:=[.C103]+10+IF(MOD([.B103];3)=2;0; (1+MOD([.B103];3)))" office:value-type="float" office:value="6282" calcext:value-type="float">
            <text:p>628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6336" calcext:value-type="float">
            <text:p>6336</text:p>
          </table:table-cell>
          <table:table-cell/>
          <table:table-cell table:formula="of:=[.D104]-[.C104]" office:value-type="float" office:value="-6336" calcext:value-type="float">
            <text:p>-6336</text:p>
          </table:table-cell>
          <table:table-cell table:formula="of:=[.C104]+10+IF(MOD([.B104];3)=2;0; (1+MOD([.B104];3)))" office:value-type="float" office:value="6348" calcext:value-type="float">
            <text:p>634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6400" calcext:value-type="float">
            <text:p>6400</text:p>
          </table:table-cell>
          <table:table-cell/>
          <table:table-cell table:formula="of:=[.D105]-[.C105]" office:value-type="float" office:value="-6400" calcext:value-type="float">
            <text:p>-6400</text:p>
          </table:table-cell>
          <table:table-cell table:formula="of:=[.C105]+10+IF(MOD([.B105];3)=2;0; (1+MOD([.B105];3)))" office:value-type="float" office:value="6411" calcext:value-type="float">
            <text:p>641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6464" calcext:value-type="float">
            <text:p>6464</text:p>
          </table:table-cell>
          <table:table-cell/>
          <table:table-cell table:formula="of:=[.D106]-[.C106]" office:value-type="float" office:value="-6464" calcext:value-type="float">
            <text:p>-6464</text:p>
          </table:table-cell>
          <table:table-cell table:formula="of:=[.C106]+10+IF(MOD([.B106];3)=2;0; (1+MOD([.B106];3)))" office:value-type="float" office:value="6474" calcext:value-type="float">
            <text:p>647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6528" calcext:value-type="float">
            <text:p>6528</text:p>
          </table:table-cell>
          <table:table-cell/>
          <table:table-cell table:formula="of:=[.D107]-[.C107]" office:value-type="float" office:value="-6528" calcext:value-type="float">
            <text:p>-6528</text:p>
          </table:table-cell>
          <table:table-cell table:formula="of:=[.C107]+10+IF(MOD([.B107];3)=2;0; (1+MOD([.B107];3)))" office:value-type="float" office:value="6540" calcext:value-type="float">
            <text:p>654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6592" calcext:value-type="float">
            <text:p>6592</text:p>
          </table:table-cell>
          <table:table-cell/>
          <table:table-cell table:formula="of:=[.D108]-[.C108]" office:value-type="float" office:value="-6592" calcext:value-type="float">
            <text:p>-6592</text:p>
          </table:table-cell>
          <table:table-cell table:formula="of:=[.C108]+10+IF(MOD([.B108];3)=2;0; (1+MOD([.B108];3)))" office:value-type="float" office:value="6603" calcext:value-type="float">
            <text:p>660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6656" calcext:value-type="float">
            <text:p>6656</text:p>
          </table:table-cell>
          <table:table-cell/>
          <table:table-cell table:formula="of:=[.D109]-[.C109]" office:value-type="float" office:value="-6656" calcext:value-type="float">
            <text:p>-6656</text:p>
          </table:table-cell>
          <table:table-cell table:formula="of:=[.C109]+10+IF(MOD([.B109];3)=2;0; (1+MOD([.B109];3)))" office:value-type="float" office:value="6666" calcext:value-type="float">
            <text:p>666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6720" calcext:value-type="float">
            <text:p>6720</text:p>
          </table:table-cell>
          <table:table-cell/>
          <table:table-cell table:formula="of:=[.D110]-[.C110]" office:value-type="float" office:value="-6720" calcext:value-type="float">
            <text:p>-6720</text:p>
          </table:table-cell>
          <table:table-cell table:formula="of:=[.C110]+10+IF(MOD([.B110];3)=2;0; (1+MOD([.B110];3)))" office:value-type="float" office:value="6732" calcext:value-type="float">
            <text:p>673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6784" calcext:value-type="float">
            <text:p>6784</text:p>
          </table:table-cell>
          <table:table-cell/>
          <table:table-cell table:formula="of:=[.D111]-[.C111]" office:value-type="float" office:value="-6784" calcext:value-type="float">
            <text:p>-6784</text:p>
          </table:table-cell>
          <table:table-cell table:formula="of:=[.C111]+10+IF(MOD([.B111];3)=2;0; (1+MOD([.B111];3)))" office:value-type="float" office:value="6795" calcext:value-type="float">
            <text:p>679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6848" calcext:value-type="float">
            <text:p>6848</text:p>
          </table:table-cell>
          <table:table-cell/>
          <table:table-cell table:formula="of:=[.D112]-[.C112]" office:value-type="float" office:value="-6848" calcext:value-type="float">
            <text:p>-6848</text:p>
          </table:table-cell>
          <table:table-cell table:formula="of:=[.C112]+10+IF(MOD([.B112];3)=2;0; (1+MOD([.B112];3)))" office:value-type="float" office:value="6858" calcext:value-type="float">
            <text:p>685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6912" calcext:value-type="float">
            <text:p>6912</text:p>
          </table:table-cell>
          <table:table-cell/>
          <table:table-cell table:formula="of:=[.D113]-[.C113]" office:value-type="float" office:value="-6912" calcext:value-type="float">
            <text:p>-6912</text:p>
          </table:table-cell>
          <table:table-cell table:formula="of:=[.C113]+10+IF(MOD([.B113];3)=2;0; (1+MOD([.B113];3)))" office:value-type="float" office:value="6924" calcext:value-type="float">
            <text:p>692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6976" calcext:value-type="float">
            <text:p>6976</text:p>
          </table:table-cell>
          <table:table-cell/>
          <table:table-cell table:formula="of:=[.D114]-[.C114]" office:value-type="float" office:value="-6976" calcext:value-type="float">
            <text:p>-6976</text:p>
          </table:table-cell>
          <table:table-cell table:formula="of:=[.C114]+10+IF(MOD([.B114];3)=2;0; (1+MOD([.B114];3)))" office:value-type="float" office:value="6987" calcext:value-type="float">
            <text:p>698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7040" calcext:value-type="float">
            <text:p>7040</text:p>
          </table:table-cell>
          <table:table-cell/>
          <table:table-cell table:formula="of:=[.D115]-[.C115]" office:value-type="float" office:value="-7040" calcext:value-type="float">
            <text:p>-7040</text:p>
          </table:table-cell>
          <table:table-cell table:formula="of:=[.C115]+10+IF(MOD([.B115];3)=2;0; (1+MOD([.B115];3)))" office:value-type="float" office:value="7050" calcext:value-type="float">
            <text:p>705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7104" calcext:value-type="float">
            <text:p>7104</text:p>
          </table:table-cell>
          <table:table-cell/>
          <table:table-cell table:formula="of:=[.D116]-[.C116]" office:value-type="float" office:value="-7104" calcext:value-type="float">
            <text:p>-7104</text:p>
          </table:table-cell>
          <table:table-cell table:formula="of:=[.C116]+10+IF(MOD([.B116];3)=2;0; (1+MOD([.B116];3)))" office:value-type="float" office:value="7116" calcext:value-type="float">
            <text:p>711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7168" calcext:value-type="float">
            <text:p>7168</text:p>
          </table:table-cell>
          <table:table-cell/>
          <table:table-cell table:formula="of:=[.D117]-[.C117]" office:value-type="float" office:value="-7168" calcext:value-type="float">
            <text:p>-7168</text:p>
          </table:table-cell>
          <table:table-cell table:formula="of:=[.C117]+10+IF(MOD([.B117];3)=2;0; (1+MOD([.B117];3)))" office:value-type="float" office:value="7179" calcext:value-type="float">
            <text:p>717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7232" calcext:value-type="float">
            <text:p>7232</text:p>
          </table:table-cell>
          <table:table-cell/>
          <table:table-cell table:formula="of:=[.D118]-[.C118]" office:value-type="float" office:value="-7232" calcext:value-type="float">
            <text:p>-7232</text:p>
          </table:table-cell>
          <table:table-cell table:formula="of:=[.C118]+10+IF(MOD([.B118];3)=2;0; (1+MOD([.B118];3)))" office:value-type="float" office:value="7242" calcext:value-type="float">
            <text:p>724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7296" calcext:value-type="float">
            <text:p>7296</text:p>
          </table:table-cell>
          <table:table-cell/>
          <table:table-cell table:formula="of:=[.D119]-[.C119]" office:value-type="float" office:value="-7296" calcext:value-type="float">
            <text:p>-7296</text:p>
          </table:table-cell>
          <table:table-cell table:formula="of:=[.C119]+10+IF(MOD([.B119];3)=2;0; (1+MOD([.B119];3)))" office:value-type="float" office:value="7308" calcext:value-type="float">
            <text:p>730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7360" calcext:value-type="float">
            <text:p>7360</text:p>
          </table:table-cell>
          <table:table-cell/>
          <table:table-cell table:formula="of:=[.D120]-[.C120]" office:value-type="float" office:value="-7360" calcext:value-type="float">
            <text:p>-7360</text:p>
          </table:table-cell>
          <table:table-cell table:formula="of:=[.C120]+10+IF(MOD([.B120];3)=2;0; (1+MOD([.B120];3)))" office:value-type="float" office:value="7371" calcext:value-type="float">
            <text:p>737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7424" calcext:value-type="float">
            <text:p>7424</text:p>
          </table:table-cell>
          <table:table-cell/>
          <table:table-cell table:formula="of:=[.D121]-[.C121]" office:value-type="float" office:value="-7424" calcext:value-type="float">
            <text:p>-7424</text:p>
          </table:table-cell>
          <table:table-cell table:formula="of:=[.C121]+10+IF(MOD([.B121];3)=2;0; (1+MOD([.B121];3)))" office:value-type="float" office:value="7434" calcext:value-type="float">
            <text:p>743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7488" calcext:value-type="float">
            <text:p>7488</text:p>
          </table:table-cell>
          <table:table-cell/>
          <table:table-cell table:formula="of:=[.D122]-[.C122]" office:value-type="float" office:value="-7488" calcext:value-type="float">
            <text:p>-7488</text:p>
          </table:table-cell>
          <table:table-cell table:formula="of:=[.C122]+10+IF(MOD([.B122];3)=2;0; (1+MOD([.B122];3)))" office:value-type="float" office:value="7500" calcext:value-type="float">
            <text:p>750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7552" calcext:value-type="float">
            <text:p>7552</text:p>
          </table:table-cell>
          <table:table-cell/>
          <table:table-cell table:formula="of:=[.D123]-[.C123]" office:value-type="float" office:value="-7552" calcext:value-type="float">
            <text:p>-7552</text:p>
          </table:table-cell>
          <table:table-cell table:formula="of:=[.C123]+10+IF(MOD([.B123];3)=2;0; (1+MOD([.B123];3)))" office:value-type="float" office:value="7563" calcext:value-type="float">
            <text:p>756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7616" calcext:value-type="float">
            <text:p>7616</text:p>
          </table:table-cell>
          <table:table-cell/>
          <table:table-cell table:formula="of:=[.D124]-[.C124]" office:value-type="float" office:value="-7616" calcext:value-type="float">
            <text:p>-7616</text:p>
          </table:table-cell>
          <table:table-cell table:formula="of:=[.C124]+10+IF(MOD([.B124];3)=2;0; (1+MOD([.B124];3)))" office:value-type="float" office:value="7626" calcext:value-type="float">
            <text:p>762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7680" calcext:value-type="float">
            <text:p>7680</text:p>
          </table:table-cell>
          <table:table-cell/>
          <table:table-cell table:formula="of:=[.D125]-[.C125]" office:value-type="float" office:value="-7680" calcext:value-type="float">
            <text:p>-7680</text:p>
          </table:table-cell>
          <table:table-cell table:formula="of:=[.C125]+10+IF(MOD([.B125];3)=2;0; (1+MOD([.B125];3)))" office:value-type="float" office:value="7692" calcext:value-type="float">
            <text:p>769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7744" calcext:value-type="float">
            <text:p>7744</text:p>
          </table:table-cell>
          <table:table-cell/>
          <table:table-cell table:formula="of:=[.D126]-[.C126]" office:value-type="float" office:value="-7744" calcext:value-type="float">
            <text:p>-7744</text:p>
          </table:table-cell>
          <table:table-cell table:formula="of:=[.C126]+10+IF(MOD([.B126];3)=2;0; (1+MOD([.B126];3)))" office:value-type="float" office:value="7755" calcext:value-type="float">
            <text:p>775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7808" calcext:value-type="float">
            <text:p>7808</text:p>
          </table:table-cell>
          <table:table-cell/>
          <table:table-cell table:formula="of:=[.D127]-[.C127]" office:value-type="float" office:value="-7808" calcext:value-type="float">
            <text:p>-7808</text:p>
          </table:table-cell>
          <table:table-cell table:formula="of:=[.C127]+10+IF(MOD([.B127];3)=2;0; (1+MOD([.B127];3)))" office:value-type="float" office:value="7818" calcext:value-type="float">
            <text:p>781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7872" calcext:value-type="float">
            <text:p>7872</text:p>
          </table:table-cell>
          <table:table-cell/>
          <table:table-cell table:formula="of:=[.D128]-[.C128]" office:value-type="float" office:value="-7872" calcext:value-type="float">
            <text:p>-7872</text:p>
          </table:table-cell>
          <table:table-cell table:formula="of:=[.C128]+10+IF(MOD([.B128];3)=2;0; (1+MOD([.B128];3)))" office:value-type="float" office:value="7884" calcext:value-type="float">
            <text:p>788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7936" calcext:value-type="float">
            <text:p>7936</text:p>
          </table:table-cell>
          <table:table-cell/>
          <table:table-cell table:formula="of:=[.D129]-[.C129]" office:value-type="float" office:value="-7936" calcext:value-type="float">
            <text:p>-7936</text:p>
          </table:table-cell>
          <table:table-cell table:formula="of:=[.C129]+10+IF(MOD([.B129];3)=2;0; (1+MOD([.B129];3)))" office:value-type="float" office:value="7947" calcext:value-type="float">
            <text:p>794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8000" calcext:value-type="float">
            <text:p>8000</text:p>
          </table:table-cell>
          <table:table-cell/>
          <table:table-cell table:formula="of:=[.D130]-[.C130]" office:value-type="float" office:value="-8000" calcext:value-type="float">
            <text:p>-8000</text:p>
          </table:table-cell>
          <table:table-cell table:formula="of:=[.C130]+10+IF(MOD([.B130];3)=2;0; (1+MOD([.B130];3)))" office:value-type="float" office:value="8010" calcext:value-type="float">
            <text:p>801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8064" calcext:value-type="float">
            <text:p>8064</text:p>
          </table:table-cell>
          <table:table-cell/>
          <table:table-cell table:formula="of:=[.D131]-[.C131]" office:value-type="float" office:value="-8064" calcext:value-type="float">
            <text:p>-8064</text:p>
          </table:table-cell>
          <table:table-cell table:formula="of:=[.C131]+10+IF(MOD([.B131];3)=2;0; (1+MOD([.B131];3)))" office:value-type="float" office:value="8076" calcext:value-type="float">
            <text:p>807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8128" calcext:value-type="float">
            <text:p>8128</text:p>
          </table:table-cell>
          <table:table-cell/>
          <table:table-cell table:formula="of:=[.D132]-[.C132]" office:value-type="float" office:value="-8128" calcext:value-type="float">
            <text:p>-8128</text:p>
          </table:table-cell>
          <table:table-cell table:formula="of:=[.C132]+10+IF(MOD([.B132];3)=2;0; (1+MOD([.B132];3)))" office:value-type="float" office:value="8139" calcext:value-type="float">
            <text:p>813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8192" calcext:value-type="float">
            <text:p>8192</text:p>
          </table:table-cell>
          <table:table-cell/>
          <table:table-cell table:formula="of:=[.D133]-[.C133]" office:value-type="float" office:value="-8192" calcext:value-type="float">
            <text:p>-8192</text:p>
          </table:table-cell>
          <table:table-cell table:formula="of:=[.C133]+10+IF(MOD([.B133];3)=2;0; (1+MOD([.B133];3)))" office:value-type="float" office:value="8202" calcext:value-type="float">
            <text:p>820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8256" calcext:value-type="float">
            <text:p>8256</text:p>
          </table:table-cell>
          <table:table-cell/>
          <table:table-cell table:formula="of:=[.D134]-[.C134]" office:value-type="float" office:value="-8256" calcext:value-type="float">
            <text:p>-8256</text:p>
          </table:table-cell>
          <table:table-cell table:formula="of:=[.C134]+10+IF(MOD([.B134];3)=2;0; (1+MOD([.B134];3)))" office:value-type="float" office:value="8268" calcext:value-type="float">
            <text:p>826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8320" calcext:value-type="float">
            <text:p>8320</text:p>
          </table:table-cell>
          <table:table-cell/>
          <table:table-cell table:formula="of:=[.D135]-[.C135]" office:value-type="float" office:value="-8320" calcext:value-type="float">
            <text:p>-8320</text:p>
          </table:table-cell>
          <table:table-cell table:formula="of:=[.C135]+10+IF(MOD([.B135];3)=2;0; (1+MOD([.B135];3)))" office:value-type="float" office:value="8331" calcext:value-type="float">
            <text:p>833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8384" calcext:value-type="float">
            <text:p>8384</text:p>
          </table:table-cell>
          <table:table-cell/>
          <table:table-cell table:formula="of:=[.D136]-[.C136]" office:value-type="float" office:value="-8384" calcext:value-type="float">
            <text:p>-8384</text:p>
          </table:table-cell>
          <table:table-cell table:formula="of:=[.C136]+10+IF(MOD([.B136];3)=2;0; (1+MOD([.B136];3)))" office:value-type="float" office:value="8394" calcext:value-type="float">
            <text:p>839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8448" calcext:value-type="float">
            <text:p>8448</text:p>
          </table:table-cell>
          <table:table-cell/>
          <table:table-cell table:formula="of:=[.D137]-[.C137]" office:value-type="float" office:value="-8448" calcext:value-type="float">
            <text:p>-8448</text:p>
          </table:table-cell>
          <table:table-cell table:formula="of:=[.C137]+10+IF(MOD([.B137];3)=2;0; (1+MOD([.B137];3)))" office:value-type="float" office:value="8460" calcext:value-type="float">
            <text:p>846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8512" calcext:value-type="float">
            <text:p>8512</text:p>
          </table:table-cell>
          <table:table-cell/>
          <table:table-cell table:formula="of:=[.D138]-[.C138]" office:value-type="float" office:value="-8512" calcext:value-type="float">
            <text:p>-8512</text:p>
          </table:table-cell>
          <table:table-cell table:formula="of:=[.C138]+10+IF(MOD([.B138];3)=2;0; (1+MOD([.B138];3)))" office:value-type="float" office:value="8523" calcext:value-type="float">
            <text:p>852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8576" calcext:value-type="float">
            <text:p>8576</text:p>
          </table:table-cell>
          <table:table-cell/>
          <table:table-cell table:formula="of:=[.D139]-[.C139]" office:value-type="float" office:value="-8576" calcext:value-type="float">
            <text:p>-8576</text:p>
          </table:table-cell>
          <table:table-cell table:formula="of:=[.C139]+10+IF(MOD([.B139];3)=2;0; (1+MOD([.B139];3)))" office:value-type="float" office:value="8586" calcext:value-type="float">
            <text:p>858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8640" calcext:value-type="float">
            <text:p>8640</text:p>
          </table:table-cell>
          <table:table-cell/>
          <table:table-cell table:formula="of:=[.D140]-[.C140]" office:value-type="float" office:value="-8640" calcext:value-type="float">
            <text:p>-8640</text:p>
          </table:table-cell>
          <table:table-cell table:formula="of:=[.C140]+10+IF(MOD([.B140];3)=2;0; (1+MOD([.B140];3)))" office:value-type="float" office:value="8652" calcext:value-type="float">
            <text:p>865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8704" calcext:value-type="float">
            <text:p>8704</text:p>
          </table:table-cell>
          <table:table-cell/>
          <table:table-cell table:formula="of:=[.D141]-[.C141]" office:value-type="float" office:value="-8704" calcext:value-type="float">
            <text:p>-8704</text:p>
          </table:table-cell>
          <table:table-cell table:formula="of:=[.C141]+10+IF(MOD([.B141];3)=2;0; (1+MOD([.B141];3)))" office:value-type="float" office:value="8715" calcext:value-type="float">
            <text:p>871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8768" calcext:value-type="float">
            <text:p>8768</text:p>
          </table:table-cell>
          <table:table-cell/>
          <table:table-cell table:formula="of:=[.D142]-[.C142]" office:value-type="float" office:value="-8768" calcext:value-type="float">
            <text:p>-8768</text:p>
          </table:table-cell>
          <table:table-cell table:formula="of:=[.C142]+10+IF(MOD([.B142];3)=2;0; (1+MOD([.B142];3)))" office:value-type="float" office:value="8778" calcext:value-type="float">
            <text:p>87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8832" calcext:value-type="float">
            <text:p>8832</text:p>
          </table:table-cell>
          <table:table-cell/>
          <table:table-cell table:formula="of:=[.D143]-[.C143]" office:value-type="float" office:value="-8832" calcext:value-type="float">
            <text:p>-8832</text:p>
          </table:table-cell>
          <table:table-cell table:formula="of:=[.C143]+10+IF(MOD([.B143];3)=2;0; (1+MOD([.B143];3)))" office:value-type="float" office:value="8844" calcext:value-type="float">
            <text:p>884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8896" calcext:value-type="float">
            <text:p>8896</text:p>
          </table:table-cell>
          <table:table-cell/>
          <table:table-cell table:formula="of:=[.D144]-[.C144]" office:value-type="float" office:value="-8896" calcext:value-type="float">
            <text:p>-8896</text:p>
          </table:table-cell>
          <table:table-cell table:formula="of:=[.C144]+10+IF(MOD([.B144];3)=2;0; (1+MOD([.B144];3)))" office:value-type="float" office:value="8907" calcext:value-type="float">
            <text:p>890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8960" calcext:value-type="float">
            <text:p>8960</text:p>
          </table:table-cell>
          <table:table-cell/>
          <table:table-cell table:formula="of:=[.D145]-[.C145]" office:value-type="float" office:value="-8960" calcext:value-type="float">
            <text:p>-8960</text:p>
          </table:table-cell>
          <table:table-cell table:formula="of:=[.C145]+10+IF(MOD([.B145];3)=2;0; (1+MOD([.B145];3)))" office:value-type="float" office:value="8970" calcext:value-type="float">
            <text:p>897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9024" calcext:value-type="float">
            <text:p>9024</text:p>
          </table:table-cell>
          <table:table-cell/>
          <table:table-cell table:formula="of:=[.D146]-[.C146]" office:value-type="float" office:value="-9024" calcext:value-type="float">
            <text:p>-9024</text:p>
          </table:table-cell>
          <table:table-cell table:formula="of:=[.C146]+10+IF(MOD([.B146];3)=2;0; (1+MOD([.B146];3)))" office:value-type="float" office:value="9036" calcext:value-type="float">
            <text:p>903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9088" calcext:value-type="float">
            <text:p>9088</text:p>
          </table:table-cell>
          <table:table-cell/>
          <table:table-cell table:formula="of:=[.D147]-[.C147]" office:value-type="float" office:value="-9088" calcext:value-type="float">
            <text:p>-9088</text:p>
          </table:table-cell>
          <table:table-cell table:formula="of:=[.C147]+10+IF(MOD([.B147];3)=2;0; (1+MOD([.B147];3)))" office:value-type="float" office:value="9099" calcext:value-type="float">
            <text:p>909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9152" calcext:value-type="float">
            <text:p>9152</text:p>
          </table:table-cell>
          <table:table-cell/>
          <table:table-cell table:formula="of:=[.D148]-[.C148]" office:value-type="float" office:value="-9152" calcext:value-type="float">
            <text:p>-9152</text:p>
          </table:table-cell>
          <table:table-cell table:formula="of:=[.C148]+10+IF(MOD([.B148];3)=2;0; (1+MOD([.B148];3)))" office:value-type="float" office:value="9162" calcext:value-type="float">
            <text:p>916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9216" calcext:value-type="float">
            <text:p>9216</text:p>
          </table:table-cell>
          <table:table-cell/>
          <table:table-cell table:formula="of:=[.D149]-[.C149]" office:value-type="float" office:value="-9216" calcext:value-type="float">
            <text:p>-9216</text:p>
          </table:table-cell>
          <table:table-cell table:formula="of:=[.C149]+10+IF(MOD([.B149];3)=2;0; (1+MOD([.B149];3)))" office:value-type="float" office:value="9228" calcext:value-type="float">
            <text:p>922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9280" calcext:value-type="float">
            <text:p>9280</text:p>
          </table:table-cell>
          <table:table-cell/>
          <table:table-cell table:formula="of:=[.D150]-[.C150]" office:value-type="float" office:value="-9280" calcext:value-type="float">
            <text:p>-9280</text:p>
          </table:table-cell>
          <table:table-cell table:formula="of:=[.C150]+10+IF(MOD([.B150];3)=2;0; (1+MOD([.B150];3)))" office:value-type="float" office:value="9291" calcext:value-type="float">
            <text:p>929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9344" calcext:value-type="float">
            <text:p>9344</text:p>
          </table:table-cell>
          <table:table-cell/>
          <table:table-cell table:formula="of:=[.D151]-[.C151]" office:value-type="float" office:value="-9344" calcext:value-type="float">
            <text:p>-9344</text:p>
          </table:table-cell>
          <table:table-cell table:formula="of:=[.C151]+10+IF(MOD([.B151];3)=2;0; (1+MOD([.B151];3)))" office:value-type="float" office:value="9354" calcext:value-type="float">
            <text:p>935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9408" calcext:value-type="float">
            <text:p>9408</text:p>
          </table:table-cell>
          <table:table-cell/>
          <table:table-cell table:formula="of:=[.D152]-[.C152]" office:value-type="float" office:value="-9408" calcext:value-type="float">
            <text:p>-9408</text:p>
          </table:table-cell>
          <table:table-cell table:formula="of:=[.C152]+10+IF(MOD([.B152];3)=2;0; (1+MOD([.B152];3)))" office:value-type="float" office:value="9420" calcext:value-type="float">
            <text:p>942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9472" calcext:value-type="float">
            <text:p>9472</text:p>
          </table:table-cell>
          <table:table-cell/>
          <table:table-cell table:formula="of:=[.D153]-[.C153]" office:value-type="float" office:value="-9472" calcext:value-type="float">
            <text:p>-9472</text:p>
          </table:table-cell>
          <table:table-cell table:formula="of:=[.C153]+10+IF(MOD([.B153];3)=2;0; (1+MOD([.B153];3)))" office:value-type="float" office:value="9483" calcext:value-type="float">
            <text:p>948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9536" calcext:value-type="float">
            <text:p>9536</text:p>
          </table:table-cell>
          <table:table-cell/>
          <table:table-cell table:formula="of:=[.D154]-[.C154]" office:value-type="float" office:value="-9536" calcext:value-type="float">
            <text:p>-9536</text:p>
          </table:table-cell>
          <table:table-cell table:formula="of:=[.C154]+10+IF(MOD([.B154];3)=2;0; (1+MOD([.B154];3)))" office:value-type="float" office:value="9546" calcext:value-type="float">
            <text:p>954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9600" calcext:value-type="float">
            <text:p>9600</text:p>
          </table:table-cell>
          <table:table-cell/>
          <table:table-cell table:formula="of:=[.D155]-[.C155]" office:value-type="float" office:value="-9600" calcext:value-type="float">
            <text:p>-9600</text:p>
          </table:table-cell>
          <table:table-cell table:formula="of:=[.C155]+10+IF(MOD([.B155];3)=2;0; (1+MOD([.B155];3)))" office:value-type="float" office:value="9612" calcext:value-type="float">
            <text:p>961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9664" calcext:value-type="float">
            <text:p>9664</text:p>
          </table:table-cell>
          <table:table-cell/>
          <table:table-cell table:formula="of:=[.D156]-[.C156]" office:value-type="float" office:value="-9664" calcext:value-type="float">
            <text:p>-9664</text:p>
          </table:table-cell>
          <table:table-cell table:formula="of:=[.C156]+10+IF(MOD([.B156];3)=2;0; (1+MOD([.B156];3)))" office:value-type="float" office:value="9675" calcext:value-type="float">
            <text:p>967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9728" calcext:value-type="float">
            <text:p>9728</text:p>
          </table:table-cell>
          <table:table-cell/>
          <table:table-cell table:formula="of:=[.D157]-[.C157]" office:value-type="float" office:value="-9728" calcext:value-type="float">
            <text:p>-9728</text:p>
          </table:table-cell>
          <table:table-cell table:formula="of:=[.C157]+10+IF(MOD([.B157];3)=2;0; (1+MOD([.B157];3)))" office:value-type="float" office:value="9738" calcext:value-type="float">
            <text:p>973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9792" calcext:value-type="float">
            <text:p>9792</text:p>
          </table:table-cell>
          <table:table-cell/>
          <table:table-cell table:formula="of:=[.D158]-[.C158]" office:value-type="float" office:value="-9792" calcext:value-type="float">
            <text:p>-9792</text:p>
          </table:table-cell>
          <table:table-cell table:formula="of:=[.C158]+10+IF(MOD([.B158];3)=2;0; (1+MOD([.B158];3)))" office:value-type="float" office:value="9804" calcext:value-type="float">
            <text:p>980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9856" calcext:value-type="float">
            <text:p>9856</text:p>
          </table:table-cell>
          <table:table-cell/>
          <table:table-cell table:formula="of:=[.D159]-[.C159]" office:value-type="float" office:value="-9856" calcext:value-type="float">
            <text:p>-9856</text:p>
          </table:table-cell>
          <table:table-cell table:formula="of:=[.C159]+10+IF(MOD([.B159];3)=2;0; (1+MOD([.B159];3)))" office:value-type="float" office:value="9867" calcext:value-type="float">
            <text:p>986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9920" calcext:value-type="float">
            <text:p>9920</text:p>
          </table:table-cell>
          <table:table-cell/>
          <table:table-cell table:formula="of:=[.D160]-[.C160]" office:value-type="float" office:value="-9920" calcext:value-type="float">
            <text:p>-9920</text:p>
          </table:table-cell>
          <table:table-cell table:formula="of:=[.C160]+10+IF(MOD([.B160];3)=2;0; (1+MOD([.B160];3)))" office:value-type="float" office:value="9930" calcext:value-type="float">
            <text:p>993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9984" calcext:value-type="float">
            <text:p>9984</text:p>
          </table:table-cell>
          <table:table-cell office:value-type="float" office:value="9996" calcext:value-type="float">
            <text:p>9996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2;0; (1+MOD([.B161];3)))" office:value-type="float" office:value="9996" calcext:value-type="float">
            <text:p>999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10048" calcext:value-type="float">
            <text:p>10048</text:p>
          </table:table-cell>
          <table:table-cell/>
          <table:table-cell table:formula="of:=[.D162]-[.C162]" office:value-type="float" office:value="-10048" calcext:value-type="float">
            <text:p>-10048</text:p>
          </table:table-cell>
          <table:table-cell table:formula="of:=[.C162]+10+IF(MOD([.B162];3)=2;0; (1+MOD([.B162];3)))" office:value-type="float" office:value="10059" calcext:value-type="float">
            <text:p>1005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10112" calcext:value-type="float">
            <text:p>10112</text:p>
          </table:table-cell>
          <table:table-cell/>
          <table:table-cell table:formula="of:=[.D163]-[.C163]" office:value-type="float" office:value="-10112" calcext:value-type="float">
            <text:p>-10112</text:p>
          </table:table-cell>
          <table:table-cell table:formula="of:=[.C163]+10+IF(MOD([.B163];3)=2;0; (1+MOD([.B163];3)))" office:value-type="float" office:value="10122" calcext:value-type="float">
            <text:p>1012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10176" calcext:value-type="float">
            <text:p>10176</text:p>
          </table:table-cell>
          <table:table-cell/>
          <table:table-cell table:formula="of:=[.D164]-[.C164]" office:value-type="float" office:value="-10176" calcext:value-type="float">
            <text:p>-10176</text:p>
          </table:table-cell>
          <table:table-cell table:formula="of:=[.C164]+10+IF(MOD([.B164];3)=2;0; (1+MOD([.B164];3)))" office:value-type="float" office:value="10188" calcext:value-type="float">
            <text:p>1018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10240" calcext:value-type="float">
            <text:p>10240</text:p>
          </table:table-cell>
          <table:table-cell/>
          <table:table-cell table:formula="of:=[.D165]-[.C165]" office:value-type="float" office:value="-10240" calcext:value-type="float">
            <text:p>-10240</text:p>
          </table:table-cell>
          <table:table-cell table:formula="of:=[.C165]+10+IF(MOD([.B165];3)=2;0; (1+MOD([.B165];3)))" office:value-type="float" office:value="10251" calcext:value-type="float">
            <text:p>1025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10304" calcext:value-type="float">
            <text:p>10304</text:p>
          </table:table-cell>
          <table:table-cell/>
          <table:table-cell table:formula="of:=[.D166]-[.C166]" office:value-type="float" office:value="-10304" calcext:value-type="float">
            <text:p>-10304</text:p>
          </table:table-cell>
          <table:table-cell table:formula="of:=[.C166]+10+IF(MOD([.B166];3)=2;0; (1+MOD([.B166];3)))" office:value-type="float" office:value="10314" calcext:value-type="float">
            <text:p>1031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10368" calcext:value-type="float">
            <text:p>10368</text:p>
          </table:table-cell>
          <table:table-cell/>
          <table:table-cell table:formula="of:=[.D167]-[.C167]" office:value-type="float" office:value="-10368" calcext:value-type="float">
            <text:p>-10368</text:p>
          </table:table-cell>
          <table:table-cell table:formula="of:=[.C167]+10+IF(MOD([.B167];3)=2;0; (1+MOD([.B167];3)))" office:value-type="float" office:value="10380" calcext:value-type="float">
            <text:p>1038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10432" calcext:value-type="float">
            <text:p>10432</text:p>
          </table:table-cell>
          <table:table-cell/>
          <table:table-cell table:formula="of:=[.D168]-[.C168]" office:value-type="float" office:value="-10432" calcext:value-type="float">
            <text:p>-10432</text:p>
          </table:table-cell>
          <table:table-cell table:formula="of:=[.C168]+10+IF(MOD([.B168];3)=2;0; (1+MOD([.B168];3)))" office:value-type="float" office:value="10443" calcext:value-type="float">
            <text:p>1044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10496" calcext:value-type="float">
            <text:p>10496</text:p>
          </table:table-cell>
          <table:table-cell/>
          <table:table-cell table:formula="of:=[.D169]-[.C169]" office:value-type="float" office:value="-10496" calcext:value-type="float">
            <text:p>-10496</text:p>
          </table:table-cell>
          <table:table-cell table:formula="of:=[.C169]+10+IF(MOD([.B169];3)=2;0; (1+MOD([.B169];3)))" office:value-type="float" office:value="10506" calcext:value-type="float">
            <text:p>1050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10560" calcext:value-type="float">
            <text:p>10560</text:p>
          </table:table-cell>
          <table:table-cell/>
          <table:table-cell table:formula="of:=[.D170]-[.C170]" office:value-type="float" office:value="-10560" calcext:value-type="float">
            <text:p>-10560</text:p>
          </table:table-cell>
          <table:table-cell table:formula="of:=[.C170]+10+IF(MOD([.B170];3)=2;0; (1+MOD([.B170];3)))" office:value-type="float" office:value="10572" calcext:value-type="float">
            <text:p>1057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10624" calcext:value-type="float">
            <text:p>10624</text:p>
          </table:table-cell>
          <table:table-cell/>
          <table:table-cell table:formula="of:=[.D171]-[.C171]" office:value-type="float" office:value="-10624" calcext:value-type="float">
            <text:p>-10624</text:p>
          </table:table-cell>
          <table:table-cell table:formula="of:=[.C171]+10+IF(MOD([.B171];3)=2;0; (1+MOD([.B171];3)))" office:value-type="float" office:value="10635" calcext:value-type="float">
            <text:p>1063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10688" calcext:value-type="float">
            <text:p>10688</text:p>
          </table:table-cell>
          <table:table-cell/>
          <table:table-cell table:formula="of:=[.D172]-[.C172]" office:value-type="float" office:value="-10688" calcext:value-type="float">
            <text:p>-10688</text:p>
          </table:table-cell>
          <table:table-cell table:formula="of:=[.C172]+10+IF(MOD([.B172];3)=2;0; (1+MOD([.B172];3)))" office:value-type="float" office:value="10698" calcext:value-type="float">
            <text:p>1069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10752" calcext:value-type="float">
            <text:p>10752</text:p>
          </table:table-cell>
          <table:table-cell/>
          <table:table-cell table:formula="of:=[.D173]-[.C173]" office:value-type="float" office:value="-10752" calcext:value-type="float">
            <text:p>-10752</text:p>
          </table:table-cell>
          <table:table-cell table:formula="of:=[.C173]+10+IF(MOD([.B173];3)=2;0; (1+MOD([.B173];3)))" office:value-type="float" office:value="10764" calcext:value-type="float">
            <text:p>1076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10816" calcext:value-type="float">
            <text:p>10816</text:p>
          </table:table-cell>
          <table:table-cell/>
          <table:table-cell table:formula="of:=[.D174]-[.C174]" office:value-type="float" office:value="-10816" calcext:value-type="float">
            <text:p>-10816</text:p>
          </table:table-cell>
          <table:table-cell table:formula="of:=[.C174]+10+IF(MOD([.B174];3)=2;0; (1+MOD([.B174];3)))" office:value-type="float" office:value="10827" calcext:value-type="float">
            <text:p>1082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10880" calcext:value-type="float">
            <text:p>10880</text:p>
          </table:table-cell>
          <table:table-cell/>
          <table:table-cell table:formula="of:=[.D175]-[.C175]" office:value-type="float" office:value="-10880" calcext:value-type="float">
            <text:p>-10880</text:p>
          </table:table-cell>
          <table:table-cell table:formula="of:=[.C175]+10+IF(MOD([.B175];3)=2;0; (1+MOD([.B175];3)))" office:value-type="float" office:value="10890" calcext:value-type="float">
            <text:p>1089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10944" calcext:value-type="float">
            <text:p>10944</text:p>
          </table:table-cell>
          <table:table-cell/>
          <table:table-cell table:formula="of:=[.D176]-[.C176]" office:value-type="float" office:value="-10944" calcext:value-type="float">
            <text:p>-10944</text:p>
          </table:table-cell>
          <table:table-cell table:formula="of:=[.C176]+10+IF(MOD([.B176];3)=2;0; (1+MOD([.B176];3)))" office:value-type="float" office:value="10956" calcext:value-type="float">
            <text:p>1095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11008" calcext:value-type="float">
            <text:p>11008</text:p>
          </table:table-cell>
          <table:table-cell/>
          <table:table-cell table:formula="of:=[.D177]-[.C177]" office:value-type="float" office:value="-11008" calcext:value-type="float">
            <text:p>-11008</text:p>
          </table:table-cell>
          <table:table-cell table:formula="of:=[.C177]+10+IF(MOD([.B177];3)=2;0; (1+MOD([.B177];3)))" office:value-type="float" office:value="11019" calcext:value-type="float">
            <text:p>1101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11072" calcext:value-type="float">
            <text:p>11072</text:p>
          </table:table-cell>
          <table:table-cell/>
          <table:table-cell table:formula="of:=[.D178]-[.C178]" office:value-type="float" office:value="-11072" calcext:value-type="float">
            <text:p>-11072</text:p>
          </table:table-cell>
          <table:table-cell table:formula="of:=[.C178]+10+IF(MOD([.B178];3)=2;0; (1+MOD([.B178];3)))" office:value-type="float" office:value="11082" calcext:value-type="float">
            <text:p>1108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11136" calcext:value-type="float">
            <text:p>11136</text:p>
          </table:table-cell>
          <table:table-cell/>
          <table:table-cell table:formula="of:=[.D179]-[.C179]" office:value-type="float" office:value="-11136" calcext:value-type="float">
            <text:p>-11136</text:p>
          </table:table-cell>
          <table:table-cell table:formula="of:=[.C179]+10+IF(MOD([.B179];3)=2;0; (1+MOD([.B179];3)))" office:value-type="float" office:value="11148" calcext:value-type="float">
            <text:p>1114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11200" calcext:value-type="float">
            <text:p>11200</text:p>
          </table:table-cell>
          <table:table-cell/>
          <table:table-cell table:formula="of:=[.D180]-[.C180]" office:value-type="float" office:value="-11200" calcext:value-type="float">
            <text:p>-11200</text:p>
          </table:table-cell>
          <table:table-cell table:formula="of:=[.C180]+10+IF(MOD([.B180];3)=2;0; (1+MOD([.B180];3)))" office:value-type="float" office:value="11211" calcext:value-type="float">
            <text:p>1121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11264" calcext:value-type="float">
            <text:p>11264</text:p>
          </table:table-cell>
          <table:table-cell/>
          <table:table-cell table:formula="of:=[.D181]-[.C181]" office:value-type="float" office:value="-11264" calcext:value-type="float">
            <text:p>-11264</text:p>
          </table:table-cell>
          <table:table-cell table:formula="of:=[.C181]+10+IF(MOD([.B181];3)=2;0; (1+MOD([.B181];3)))" office:value-type="float" office:value="11274" calcext:value-type="float">
            <text:p>1127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11328" calcext:value-type="float">
            <text:p>11328</text:p>
          </table:table-cell>
          <table:table-cell/>
          <table:table-cell table:formula="of:=[.D182]-[.C182]" office:value-type="float" office:value="-11328" calcext:value-type="float">
            <text:p>-11328</text:p>
          </table:table-cell>
          <table:table-cell table:formula="of:=[.C182]+10+IF(MOD([.B182];3)=2;0; (1+MOD([.B182];3)))" office:value-type="float" office:value="11340" calcext:value-type="float">
            <text:p>1134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11392" calcext:value-type="float">
            <text:p>11392</text:p>
          </table:table-cell>
          <table:table-cell/>
          <table:table-cell table:formula="of:=[.D183]-[.C183]" office:value-type="float" office:value="-11392" calcext:value-type="float">
            <text:p>-11392</text:p>
          </table:table-cell>
          <table:table-cell table:formula="of:=[.C183]+10+IF(MOD([.B183];3)=2;0; (1+MOD([.B183];3)))" office:value-type="float" office:value="11403" calcext:value-type="float">
            <text:p>1140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11456" calcext:value-type="float">
            <text:p>11456</text:p>
          </table:table-cell>
          <table:table-cell/>
          <table:table-cell table:formula="of:=[.D184]-[.C184]" office:value-type="float" office:value="-11456" calcext:value-type="float">
            <text:p>-11456</text:p>
          </table:table-cell>
          <table:table-cell table:formula="of:=[.C184]+10+IF(MOD([.B184];3)=2;0; (1+MOD([.B184];3)))" office:value-type="float" office:value="11466" calcext:value-type="float">
            <text:p>1146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11520" calcext:value-type="float">
            <text:p>11520</text:p>
          </table:table-cell>
          <table:table-cell/>
          <table:table-cell table:formula="of:=[.D185]-[.C185]" office:value-type="float" office:value="-11520" calcext:value-type="float">
            <text:p>-11520</text:p>
          </table:table-cell>
          <table:table-cell table:formula="of:=[.C185]+10+IF(MOD([.B185];3)=2;0; (1+MOD([.B185];3)))" office:value-type="float" office:value="11532" calcext:value-type="float">
            <text:p>1153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11584" calcext:value-type="float">
            <text:p>11584</text:p>
          </table:table-cell>
          <table:table-cell/>
          <table:table-cell table:formula="of:=[.D186]-[.C186]" office:value-type="float" office:value="-11584" calcext:value-type="float">
            <text:p>-11584</text:p>
          </table:table-cell>
          <table:table-cell table:formula="of:=[.C186]+10+IF(MOD([.B186];3)=2;0; (1+MOD([.B186];3)))" office:value-type="float" office:value="11595" calcext:value-type="float">
            <text:p>1159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11648" calcext:value-type="float">
            <text:p>11648</text:p>
          </table:table-cell>
          <table:table-cell/>
          <table:table-cell table:formula="of:=[.D187]-[.C187]" office:value-type="float" office:value="-11648" calcext:value-type="float">
            <text:p>-11648</text:p>
          </table:table-cell>
          <table:table-cell table:formula="of:=[.C187]+10+IF(MOD([.B187];3)=2;0; (1+MOD([.B187];3)))" office:value-type="float" office:value="11658" calcext:value-type="float">
            <text:p>1165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11712" calcext:value-type="float">
            <text:p>11712</text:p>
          </table:table-cell>
          <table:table-cell/>
          <table:table-cell table:formula="of:=[.D188]-[.C188]" office:value-type="float" office:value="-11712" calcext:value-type="float">
            <text:p>-11712</text:p>
          </table:table-cell>
          <table:table-cell table:formula="of:=[.C188]+10+IF(MOD([.B188];3)=2;0; (1+MOD([.B188];3)))" office:value-type="float" office:value="11724" calcext:value-type="float">
            <text:p>1172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11776" calcext:value-type="float">
            <text:p>11776</text:p>
          </table:table-cell>
          <table:table-cell/>
          <table:table-cell table:formula="of:=[.D189]-[.C189]" office:value-type="float" office:value="-11776" calcext:value-type="float">
            <text:p>-11776</text:p>
          </table:table-cell>
          <table:table-cell table:formula="of:=[.C189]+10+IF(MOD([.B189];3)=2;0; (1+MOD([.B189];3)))" office:value-type="float" office:value="11787" calcext:value-type="float">
            <text:p>1178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11840" calcext:value-type="float">
            <text:p>11840</text:p>
          </table:table-cell>
          <table:table-cell/>
          <table:table-cell table:formula="of:=[.D190]-[.C190]" office:value-type="float" office:value="-11840" calcext:value-type="float">
            <text:p>-11840</text:p>
          </table:table-cell>
          <table:table-cell table:formula="of:=[.C190]+10+IF(MOD([.B190];3)=2;0; (1+MOD([.B190];3)))" office:value-type="float" office:value="11850" calcext:value-type="float">
            <text:p>1185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11904" calcext:value-type="float">
            <text:p>11904</text:p>
          </table:table-cell>
          <table:table-cell/>
          <table:table-cell table:formula="of:=[.D191]-[.C191]" office:value-type="float" office:value="-11904" calcext:value-type="float">
            <text:p>-11904</text:p>
          </table:table-cell>
          <table:table-cell table:formula="of:=[.C191]+10+IF(MOD([.B191];3)=2;0; (1+MOD([.B191];3)))" office:value-type="float" office:value="11916" calcext:value-type="float">
            <text:p>1191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11968" calcext:value-type="float">
            <text:p>11968</text:p>
          </table:table-cell>
          <table:table-cell/>
          <table:table-cell table:formula="of:=[.D192]-[.C192]" office:value-type="float" office:value="-11968" calcext:value-type="float">
            <text:p>-11968</text:p>
          </table:table-cell>
          <table:table-cell table:formula="of:=[.C192]+10+IF(MOD([.B192];3)=2;0; (1+MOD([.B192];3)))" office:value-type="float" office:value="11979" calcext:value-type="float">
            <text:p>1197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12032" calcext:value-type="float">
            <text:p>12032</text:p>
          </table:table-cell>
          <table:table-cell/>
          <table:table-cell table:formula="of:=[.D193]-[.C193]" office:value-type="float" office:value="-12032" calcext:value-type="float">
            <text:p>-12032</text:p>
          </table:table-cell>
          <table:table-cell table:formula="of:=[.C193]+10+IF(MOD([.B193];3)=2;0; (1+MOD([.B193];3)))" office:value-type="float" office:value="12042" calcext:value-type="float">
            <text:p>1204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12096" calcext:value-type="float">
            <text:p>12096</text:p>
          </table:table-cell>
          <table:table-cell/>
          <table:table-cell table:formula="of:=[.D194]-[.C194]" office:value-type="float" office:value="-12096" calcext:value-type="float">
            <text:p>-12096</text:p>
          </table:table-cell>
          <table:table-cell table:formula="of:=[.C194]+10+IF(MOD([.B194];3)=2;0; (1+MOD([.B194];3)))" office:value-type="float" office:value="12108" calcext:value-type="float">
            <text:p>1210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12160" calcext:value-type="float">
            <text:p>12160</text:p>
          </table:table-cell>
          <table:table-cell/>
          <table:table-cell table:formula="of:=[.D195]-[.C195]" office:value-type="float" office:value="-12160" calcext:value-type="float">
            <text:p>-12160</text:p>
          </table:table-cell>
          <table:table-cell table:formula="of:=[.C195]+10+IF(MOD([.B195];3)=2;0; (1+MOD([.B195];3)))" office:value-type="float" office:value="12171" calcext:value-type="float">
            <text:p>1217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12224" calcext:value-type="float">
            <text:p>12224</text:p>
          </table:table-cell>
          <table:table-cell/>
          <table:table-cell table:formula="of:=[.D196]-[.C196]" office:value-type="float" office:value="-12224" calcext:value-type="float">
            <text:p>-12224</text:p>
          </table:table-cell>
          <table:table-cell table:formula="of:=[.C196]+10+IF(MOD([.B196];3)=2;0; (1+MOD([.B196];3)))" office:value-type="float" office:value="12234" calcext:value-type="float">
            <text:p>1223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(256-[.B197])*[.$B$3]*[.A197]*1000000" office:value-type="float" office:value="12288" calcext:value-type="float">
            <text:p>12288</text:p>
          </table:table-cell>
          <table:table-cell/>
          <table:table-cell table:formula="of:=[.D197]-[.C197]" office:value-type="float" office:value="-12288" calcext:value-type="float">
            <text:p>-12288</text:p>
          </table:table-cell>
          <table:table-cell table:formula="of:=[.C197]+10+IF(MOD([.B197];3)=2;0; (1+MOD([.B197];3)))" office:value-type="float" office:value="12300" calcext:value-type="float">
            <text:p>1230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12352" calcext:value-type="float">
            <text:p>12352</text:p>
          </table:table-cell>
          <table:table-cell/>
          <table:table-cell table:formula="of:=[.D198]-[.C198]" office:value-type="float" office:value="-12352" calcext:value-type="float">
            <text:p>-12352</text:p>
          </table:table-cell>
          <table:table-cell table:formula="of:=[.C198]+10+IF(MOD([.B198];3)=2;0; (1+MOD([.B198];3)))" office:value-type="float" office:value="12363" calcext:value-type="float">
            <text:p>1236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12416" calcext:value-type="float">
            <text:p>12416</text:p>
          </table:table-cell>
          <table:table-cell/>
          <table:table-cell table:formula="of:=[.D199]-[.C199]" office:value-type="float" office:value="-12416" calcext:value-type="float">
            <text:p>-12416</text:p>
          </table:table-cell>
          <table:table-cell table:formula="of:=[.C199]+10+IF(MOD([.B199];3)=2;0; (1+MOD([.B199];3)))" office:value-type="float" office:value="12426" calcext:value-type="float">
            <text:p>1242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12480" calcext:value-type="float">
            <text:p>12480</text:p>
          </table:table-cell>
          <table:table-cell/>
          <table:table-cell table:formula="of:=[.D200]-[.C200]" office:value-type="float" office:value="-12480" calcext:value-type="float">
            <text:p>-12480</text:p>
          </table:table-cell>
          <table:table-cell table:formula="of:=[.C200]+10+IF(MOD([.B200];3)=2;0; (1+MOD([.B200];3)))" office:value-type="float" office:value="12492" calcext:value-type="float">
            <text:p>1249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12544" calcext:value-type="float">
            <text:p>12544</text:p>
          </table:table-cell>
          <table:table-cell/>
          <table:table-cell table:formula="of:=[.D201]-[.C201]" office:value-type="float" office:value="-12544" calcext:value-type="float">
            <text:p>-12544</text:p>
          </table:table-cell>
          <table:table-cell table:formula="of:=[.C201]+10+IF(MOD([.B201];3)=2;0; (1+MOD([.B201];3)))" office:value-type="float" office:value="12555" calcext:value-type="float">
            <text:p>1255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12608" calcext:value-type="float">
            <text:p>12608</text:p>
          </table:table-cell>
          <table:table-cell/>
          <table:table-cell table:formula="of:=[.D202]-[.C202]" office:value-type="float" office:value="-12608" calcext:value-type="float">
            <text:p>-12608</text:p>
          </table:table-cell>
          <table:table-cell table:formula="of:=[.C202]+10+IF(MOD([.B202];3)=2;0; (1+MOD([.B202];3)))" office:value-type="float" office:value="12618" calcext:value-type="float">
            <text:p>1261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12672" calcext:value-type="float">
            <text:p>12672</text:p>
          </table:table-cell>
          <table:table-cell/>
          <table:table-cell table:formula="of:=[.D203]-[.C203]" office:value-type="float" office:value="-12672" calcext:value-type="float">
            <text:p>-12672</text:p>
          </table:table-cell>
          <table:table-cell table:formula="of:=[.C203]+10+IF(MOD([.B203];3)=2;0; (1+MOD([.B203];3)))" office:value-type="float" office:value="12684" calcext:value-type="float">
            <text:p>1268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12736" calcext:value-type="float">
            <text:p>12736</text:p>
          </table:table-cell>
          <table:table-cell/>
          <table:table-cell table:formula="of:=[.D204]-[.C204]" office:value-type="float" office:value="-12736" calcext:value-type="float">
            <text:p>-12736</text:p>
          </table:table-cell>
          <table:table-cell table:formula="of:=[.C204]+10+IF(MOD([.B204];3)=2;0; (1+MOD([.B204];3)))" office:value-type="float" office:value="12747" calcext:value-type="float">
            <text:p>1274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12800" calcext:value-type="float">
            <text:p>12800</text:p>
          </table:table-cell>
          <table:table-cell/>
          <table:table-cell table:formula="of:=[.D205]-[.C205]" office:value-type="float" office:value="-12800" calcext:value-type="float">
            <text:p>-12800</text:p>
          </table:table-cell>
          <table:table-cell table:formula="of:=[.C205]+10+IF(MOD([.B205];3)=2;0; (1+MOD([.B205];3)))" office:value-type="float" office:value="12810" calcext:value-type="float">
            <text:p>1281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12864" calcext:value-type="float">
            <text:p>12864</text:p>
          </table:table-cell>
          <table:table-cell/>
          <table:table-cell table:formula="of:=[.D206]-[.C206]" office:value-type="float" office:value="-12864" calcext:value-type="float">
            <text:p>-12864</text:p>
          </table:table-cell>
          <table:table-cell table:formula="of:=[.C206]+10+IF(MOD([.B206];3)=2;0; (1+MOD([.B206];3)))" office:value-type="float" office:value="12876" calcext:value-type="float">
            <text:p>1287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12928" calcext:value-type="float">
            <text:p>12928</text:p>
          </table:table-cell>
          <table:table-cell/>
          <table:table-cell table:formula="of:=[.D207]-[.C207]" office:value-type="float" office:value="-12928" calcext:value-type="float">
            <text:p>-12928</text:p>
          </table:table-cell>
          <table:table-cell table:formula="of:=[.C207]+10+IF(MOD([.B207];3)=2;0; (1+MOD([.B207];3)))" office:value-type="float" office:value="12939" calcext:value-type="float">
            <text:p>1293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12992" calcext:value-type="float">
            <text:p>12992</text:p>
          </table:table-cell>
          <table:table-cell/>
          <table:table-cell table:formula="of:=[.D208]-[.C208]" office:value-type="float" office:value="-12992" calcext:value-type="float">
            <text:p>-12992</text:p>
          </table:table-cell>
          <table:table-cell table:formula="of:=[.C208]+10+IF(MOD([.B208];3)=2;0; (1+MOD([.B208];3)))" office:value-type="float" office:value="13002" calcext:value-type="float">
            <text:p>1300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13056" calcext:value-type="float">
            <text:p>13056</text:p>
          </table:table-cell>
          <table:table-cell/>
          <table:table-cell table:formula="of:=[.D209]-[.C209]" office:value-type="float" office:value="-13056" calcext:value-type="float">
            <text:p>-13056</text:p>
          </table:table-cell>
          <table:table-cell table:formula="of:=[.C209]+10+IF(MOD([.B209];3)=2;0; (1+MOD([.B209];3)))" office:value-type="float" office:value="13068" calcext:value-type="float">
            <text:p>1306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13120" calcext:value-type="float">
            <text:p>13120</text:p>
          </table:table-cell>
          <table:table-cell/>
          <table:table-cell table:formula="of:=[.D210]-[.C210]" office:value-type="float" office:value="-13120" calcext:value-type="float">
            <text:p>-13120</text:p>
          </table:table-cell>
          <table:table-cell table:formula="of:=[.C210]+10+IF(MOD([.B210];3)=2;0; (1+MOD([.B210];3)))" office:value-type="float" office:value="13131" calcext:value-type="float">
            <text:p>1313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13184" calcext:value-type="float">
            <text:p>13184</text:p>
          </table:table-cell>
          <table:table-cell/>
          <table:table-cell table:formula="of:=[.D211]-[.C211]" office:value-type="float" office:value="-13184" calcext:value-type="float">
            <text:p>-13184</text:p>
          </table:table-cell>
          <table:table-cell table:formula="of:=[.C211]+10+IF(MOD([.B211];3)=2;0; (1+MOD([.B211];3)))" office:value-type="float" office:value="13194" calcext:value-type="float">
            <text:p>1319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13248" calcext:value-type="float">
            <text:p>13248</text:p>
          </table:table-cell>
          <table:table-cell/>
          <table:table-cell table:formula="of:=[.D212]-[.C212]" office:value-type="float" office:value="-13248" calcext:value-type="float">
            <text:p>-13248</text:p>
          </table:table-cell>
          <table:table-cell table:formula="of:=[.C212]+10+IF(MOD([.B212];3)=2;0; (1+MOD([.B212];3)))" office:value-type="float" office:value="13260" calcext:value-type="float">
            <text:p>1326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13312" calcext:value-type="float">
            <text:p>13312</text:p>
          </table:table-cell>
          <table:table-cell/>
          <table:table-cell table:formula="of:=[.D213]-[.C213]" office:value-type="float" office:value="-13312" calcext:value-type="float">
            <text:p>-13312</text:p>
          </table:table-cell>
          <table:table-cell table:formula="of:=[.C213]+10+IF(MOD([.B213];3)=2;0; (1+MOD([.B213];3)))" office:value-type="float" office:value="13323" calcext:value-type="float">
            <text:p>1332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13376" calcext:value-type="float">
            <text:p>13376</text:p>
          </table:table-cell>
          <table:table-cell/>
          <table:table-cell table:formula="of:=[.D214]-[.C214]" office:value-type="float" office:value="-13376" calcext:value-type="float">
            <text:p>-13376</text:p>
          </table:table-cell>
          <table:table-cell table:formula="of:=[.C214]+10+IF(MOD([.B214];3)=2;0; (1+MOD([.B214];3)))" office:value-type="float" office:value="13386" calcext:value-type="float">
            <text:p>1338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13440" calcext:value-type="float">
            <text:p>13440</text:p>
          </table:table-cell>
          <table:table-cell office:value-type="float" office:value="13452" calcext:value-type="float">
            <text:p>13452</text:p>
          </table:table-cell>
          <table:table-cell table:formula="of:=[.D215]-[.C215]" office:value-type="float" office:value="12.0000000000018" calcext:value-type="float">
            <text:p>12</text:p>
          </table:table-cell>
          <table:table-cell table:formula="of:=[.C215]+10+IF(MOD([.B215];3)=2;0; (1+MOD([.B215];3)))" office:value-type="float" office:value="13452" calcext:value-type="float">
            <text:p>1345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13504" calcext:value-type="float">
            <text:p>13504</text:p>
          </table:table-cell>
          <table:table-cell office:value-type="float" office:value="13515" calcext:value-type="float">
            <text:p>13515</text:p>
          </table:table-cell>
          <table:table-cell table:formula="of:=[.D216]-[.C216]" office:value-type="float" office:value="11.0000000000018" calcext:value-type="float">
            <text:p>11</text:p>
          </table:table-cell>
          <table:table-cell table:formula="of:=[.C216]+10+IF(MOD([.B216];3)=2;0; (1+MOD([.B216];3)))" office:value-type="float" office:value="13515" calcext:value-type="float">
            <text:p>1351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13568" calcext:value-type="float">
            <text:p>13568</text:p>
          </table:table-cell>
          <table:table-cell/>
          <table:table-cell table:formula="of:=[.D217]-[.C217]" office:value-type="float" office:value="-13568" calcext:value-type="float">
            <text:p>-13568</text:p>
          </table:table-cell>
          <table:table-cell table:formula="of:=[.C217]+10+IF(MOD([.B217];3)=2;0; (1+MOD([.B217];3)))" office:value-type="float" office:value="13578" calcext:value-type="float">
            <text:p>135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13632" calcext:value-type="float">
            <text:p>13632</text:p>
          </table:table-cell>
          <table:table-cell/>
          <table:table-cell table:formula="of:=[.D218]-[.C218]" office:value-type="float" office:value="-13632" calcext:value-type="float">
            <text:p>-13632</text:p>
          </table:table-cell>
          <table:table-cell table:formula="of:=[.C218]+10+IF(MOD([.B218];3)=2;0; (1+MOD([.B218];3)))" office:value-type="float" office:value="13644" calcext:value-type="float">
            <text:p>1364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13696" calcext:value-type="float">
            <text:p>13696</text:p>
          </table:table-cell>
          <table:table-cell/>
          <table:table-cell table:formula="of:=[.D219]-[.C219]" office:value-type="float" office:value="-13696" calcext:value-type="float">
            <text:p>-13696</text:p>
          </table:table-cell>
          <table:table-cell table:formula="of:=[.C219]+10+IF(MOD([.B219];3)=2;0; (1+MOD([.B219];3)))" office:value-type="float" office:value="13707" calcext:value-type="float">
            <text:p>1370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13760" calcext:value-type="float">
            <text:p>13760</text:p>
          </table:table-cell>
          <table:table-cell/>
          <table:table-cell table:formula="of:=[.D220]-[.C220]" office:value-type="float" office:value="-13760" calcext:value-type="float">
            <text:p>-13760</text:p>
          </table:table-cell>
          <table:table-cell table:formula="of:=[.C220]+10+IF(MOD([.B220];3)=2;0; (1+MOD([.B220];3)))" office:value-type="float" office:value="13770" calcext:value-type="float">
            <text:p>1377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13824" calcext:value-type="float">
            <text:p>13824</text:p>
          </table:table-cell>
          <table:table-cell/>
          <table:table-cell table:formula="of:=[.D221]-[.C221]" office:value-type="float" office:value="-13824" calcext:value-type="float">
            <text:p>-13824</text:p>
          </table:table-cell>
          <table:table-cell table:formula="of:=[.C221]+10+IF(MOD([.B221];3)=2;0; (1+MOD([.B221];3)))" office:value-type="float" office:value="13836" calcext:value-type="float">
            <text:p>1383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13888" calcext:value-type="float">
            <text:p>13888</text:p>
          </table:table-cell>
          <table:table-cell/>
          <table:table-cell table:formula="of:=[.D222]-[.C222]" office:value-type="float" office:value="-13888" calcext:value-type="float">
            <text:p>-13888</text:p>
          </table:table-cell>
          <table:table-cell table:formula="of:=[.C222]+10+IF(MOD([.B222];3)=2;0; (1+MOD([.B222];3)))" office:value-type="float" office:value="13899" calcext:value-type="float">
            <text:p>1389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13952" calcext:value-type="float">
            <text:p>13952</text:p>
          </table:table-cell>
          <table:table-cell/>
          <table:table-cell table:formula="of:=[.D223]-[.C223]" office:value-type="float" office:value="-13952" calcext:value-type="float">
            <text:p>-13952</text:p>
          </table:table-cell>
          <table:table-cell table:formula="of:=[.C223]+10+IF(MOD([.B223];3)=2;0; (1+MOD([.B223];3)))" office:value-type="float" office:value="13962" calcext:value-type="float">
            <text:p>1396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14016" calcext:value-type="float">
            <text:p>14016</text:p>
          </table:table-cell>
          <table:table-cell/>
          <table:table-cell table:formula="of:=[.D224]-[.C224]" office:value-type="float" office:value="-14016" calcext:value-type="float">
            <text:p>-14016</text:p>
          </table:table-cell>
          <table:table-cell table:formula="of:=[.C224]+10+IF(MOD([.B224];3)=2;0; (1+MOD([.B224];3)))" office:value-type="float" office:value="14028" calcext:value-type="float">
            <text:p>1402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14080" calcext:value-type="float">
            <text:p>14080</text:p>
          </table:table-cell>
          <table:table-cell/>
          <table:table-cell table:formula="of:=[.D225]-[.C225]" office:value-type="float" office:value="-14080" calcext:value-type="float">
            <text:p>-14080</text:p>
          </table:table-cell>
          <table:table-cell table:formula="of:=[.C225]+10+IF(MOD([.B225];3)=2;0; (1+MOD([.B225];3)))" office:value-type="float" office:value="14091" calcext:value-type="float">
            <text:p>1409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14144" calcext:value-type="float">
            <text:p>14144</text:p>
          </table:table-cell>
          <table:table-cell office:value-type="float" office:value="14154" calcext:value-type="float">
            <text:p>14154</text:p>
          </table:table-cell>
          <table:table-cell table:formula="of:=[.D226]-[.C226]" office:value-type="float" office:value="10.0000000000018" calcext:value-type="float">
            <text:p>10</text:p>
          </table:table-cell>
          <table:table-cell table:formula="of:=[.C226]+10+IF(MOD([.B226];3)=2;0; (1+MOD([.B226];3)))" office:value-type="float" office:value="14154" calcext:value-type="float">
            <text:p>1415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14208" calcext:value-type="float">
            <text:p>14208</text:p>
          </table:table-cell>
          <table:table-cell/>
          <table:table-cell table:formula="of:=[.D227]-[.C227]" office:value-type="float" office:value="-14208" calcext:value-type="float">
            <text:p>-14208</text:p>
          </table:table-cell>
          <table:table-cell table:formula="of:=[.C227]+10+IF(MOD([.B227];3)=2;0; (1+MOD([.B227];3)))" office:value-type="float" office:value="14220" calcext:value-type="float">
            <text:p>1422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14272" calcext:value-type="float">
            <text:p>14272</text:p>
          </table:table-cell>
          <table:table-cell/>
          <table:table-cell table:formula="of:=[.D228]-[.C228]" office:value-type="float" office:value="-14272" calcext:value-type="float">
            <text:p>-14272</text:p>
          </table:table-cell>
          <table:table-cell table:formula="of:=[.C228]+10+IF(MOD([.B228];3)=2;0; (1+MOD([.B228];3)))" office:value-type="float" office:value="14283" calcext:value-type="float">
            <text:p>1428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14336" calcext:value-type="float">
            <text:p>14336</text:p>
          </table:table-cell>
          <table:table-cell/>
          <table:table-cell table:formula="of:=[.D229]-[.C229]" office:value-type="float" office:value="-14336" calcext:value-type="float">
            <text:p>-14336</text:p>
          </table:table-cell>
          <table:table-cell table:formula="of:=[.C229]+10+IF(MOD([.B229];3)=2;0; (1+MOD([.B229];3)))" office:value-type="float" office:value="14346" calcext:value-type="float">
            <text:p>1434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14400" calcext:value-type="float">
            <text:p>14400</text:p>
          </table:table-cell>
          <table:table-cell/>
          <table:table-cell table:formula="of:=[.D230]-[.C230]" office:value-type="float" office:value="-14400" calcext:value-type="float">
            <text:p>-14400</text:p>
          </table:table-cell>
          <table:table-cell table:formula="of:=[.C230]+10+IF(MOD([.B230];3)=2;0; (1+MOD([.B230];3)))" office:value-type="float" office:value="14412" calcext:value-type="float">
            <text:p>1441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14464" calcext:value-type="float">
            <text:p>14464</text:p>
          </table:table-cell>
          <table:table-cell/>
          <table:table-cell table:formula="of:=[.D231]-[.C231]" office:value-type="float" office:value="-14464" calcext:value-type="float">
            <text:p>-14464</text:p>
          </table:table-cell>
          <table:table-cell table:formula="of:=[.C231]+10+IF(MOD([.B231];3)=2;0; (1+MOD([.B231];3)))" office:value-type="float" office:value="14475" calcext:value-type="float">
            <text:p>1447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14528" calcext:value-type="float">
            <text:p>14528</text:p>
          </table:table-cell>
          <table:table-cell/>
          <table:table-cell table:formula="of:=[.D232]-[.C232]" office:value-type="float" office:value="-14528" calcext:value-type="float">
            <text:p>-14528</text:p>
          </table:table-cell>
          <table:table-cell table:formula="of:=[.C232]+10+IF(MOD([.B232];3)=2;0; (1+MOD([.B232];3)))" office:value-type="float" office:value="14538" calcext:value-type="float">
            <text:p>1453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14592" calcext:value-type="float">
            <text:p>14592</text:p>
          </table:table-cell>
          <table:table-cell/>
          <table:table-cell table:formula="of:=[.D233]-[.C233]" office:value-type="float" office:value="-14592" calcext:value-type="float">
            <text:p>-14592</text:p>
          </table:table-cell>
          <table:table-cell table:formula="of:=[.C233]+10+IF(MOD([.B233];3)=2;0; (1+MOD([.B233];3)))" office:value-type="float" office:value="14604" calcext:value-type="float">
            <text:p>1460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14656" calcext:value-type="float">
            <text:p>14656</text:p>
          </table:table-cell>
          <table:table-cell/>
          <table:table-cell table:formula="of:=[.D234]-[.C234]" office:value-type="float" office:value="-14656" calcext:value-type="float">
            <text:p>-14656</text:p>
          </table:table-cell>
          <table:table-cell table:formula="of:=[.C234]+10+IF(MOD([.B234];3)=2;0; (1+MOD([.B234];3)))" office:value-type="float" office:value="14667" calcext:value-type="float">
            <text:p>1466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14720" calcext:value-type="float">
            <text:p>14720</text:p>
          </table:table-cell>
          <table:table-cell/>
          <table:table-cell table:formula="of:=[.D235]-[.C235]" office:value-type="float" office:value="-14720" calcext:value-type="float">
            <text:p>-14720</text:p>
          </table:table-cell>
          <table:table-cell table:formula="of:=[.C235]+10+IF(MOD([.B235];3)=2;0; (1+MOD([.B235];3)))" office:value-type="float" office:value="14730" calcext:value-type="float">
            <text:p>1473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14784" calcext:value-type="float">
            <text:p>14784</text:p>
          </table:table-cell>
          <table:table-cell/>
          <table:table-cell table:formula="of:=[.D236]-[.C236]" office:value-type="float" office:value="-14784" calcext:value-type="float">
            <text:p>-14784</text:p>
          </table:table-cell>
          <table:table-cell table:formula="of:=[.C236]+10+IF(MOD([.B236];3)=2;0; (1+MOD([.B236];3)))" office:value-type="float" office:value="14796" calcext:value-type="float">
            <text:p>1479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14848" calcext:value-type="float">
            <text:p>14848</text:p>
          </table:table-cell>
          <table:table-cell/>
          <table:table-cell table:formula="of:=[.D237]-[.C237]" office:value-type="float" office:value="-14848" calcext:value-type="float">
            <text:p>-14848</text:p>
          </table:table-cell>
          <table:table-cell table:formula="of:=[.C237]+10+IF(MOD([.B237];3)=2;0; (1+MOD([.B237];3)))" office:value-type="float" office:value="14859" calcext:value-type="float">
            <text:p>1485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14912" calcext:value-type="float">
            <text:p>14912</text:p>
          </table:table-cell>
          <table:table-cell/>
          <table:table-cell table:formula="of:=[.D238]-[.C238]" office:value-type="float" office:value="-14912" calcext:value-type="float">
            <text:p>-14912</text:p>
          </table:table-cell>
          <table:table-cell table:formula="of:=[.C238]+10+IF(MOD([.B238];3)=2;0; (1+MOD([.B238];3)))" office:value-type="float" office:value="14922" calcext:value-type="float">
            <text:p>1492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14976" calcext:value-type="float">
            <text:p>14976</text:p>
          </table:table-cell>
          <table:table-cell/>
          <table:table-cell table:formula="of:=[.D239]-[.C239]" office:value-type="float" office:value="-14976" calcext:value-type="float">
            <text:p>-14976</text:p>
          </table:table-cell>
          <table:table-cell table:formula="of:=[.C239]+10+IF(MOD([.B239];3)=2;0; (1+MOD([.B239];3)))" office:value-type="float" office:value="14988" calcext:value-type="float">
            <text:p>1498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15040" calcext:value-type="float">
            <text:p>15040</text:p>
          </table:table-cell>
          <table:table-cell/>
          <table:table-cell table:formula="of:=[.D240]-[.C240]" office:value-type="float" office:value="-15040" calcext:value-type="float">
            <text:p>-15040</text:p>
          </table:table-cell>
          <table:table-cell table:formula="of:=[.C240]+10+IF(MOD([.B240];3)=2;0; (1+MOD([.B240];3)))" office:value-type="float" office:value="15051" calcext:value-type="float">
            <text:p>1505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15104" calcext:value-type="float">
            <text:p>15104</text:p>
          </table:table-cell>
          <table:table-cell/>
          <table:table-cell table:formula="of:=[.D241]-[.C241]" office:value-type="float" office:value="-15104" calcext:value-type="float">
            <text:p>-15104</text:p>
          </table:table-cell>
          <table:table-cell table:formula="of:=[.C241]+10+IF(MOD([.B241];3)=2;0; (1+MOD([.B241];3)))" office:value-type="float" office:value="15114" calcext:value-type="float">
            <text:p>1511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15168" calcext:value-type="float">
            <text:p>15168</text:p>
          </table:table-cell>
          <table:table-cell/>
          <table:table-cell table:formula="of:=[.D242]-[.C242]" office:value-type="float" office:value="-15168" calcext:value-type="float">
            <text:p>-15168</text:p>
          </table:table-cell>
          <table:table-cell table:formula="of:=[.C242]+10+IF(MOD([.B242];3)=2;0; (1+MOD([.B242];3)))" office:value-type="float" office:value="15180" calcext:value-type="float">
            <text:p>1518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15232" calcext:value-type="float">
            <text:p>15232</text:p>
          </table:table-cell>
          <table:table-cell/>
          <table:table-cell table:formula="of:=[.D243]-[.C243]" office:value-type="float" office:value="-15232" calcext:value-type="float">
            <text:p>-15232</text:p>
          </table:table-cell>
          <table:table-cell table:formula="of:=[.C243]+10+IF(MOD([.B243];3)=2;0; (1+MOD([.B243];3)))" office:value-type="float" office:value="15243" calcext:value-type="float">
            <text:p>1524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15296" calcext:value-type="float">
            <text:p>15296</text:p>
          </table:table-cell>
          <table:table-cell/>
          <table:table-cell table:formula="of:=[.D244]-[.C244]" office:value-type="float" office:value="-15296" calcext:value-type="float">
            <text:p>-15296</text:p>
          </table:table-cell>
          <table:table-cell table:formula="of:=[.C244]+10+IF(MOD([.B244];3)=2;0; (1+MOD([.B244];3)))" office:value-type="float" office:value="15306" calcext:value-type="float">
            <text:p>1530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15360" calcext:value-type="float">
            <text:p>15360</text:p>
          </table:table-cell>
          <table:table-cell/>
          <table:table-cell table:formula="of:=[.D245]-[.C245]" office:value-type="float" office:value="-15360" calcext:value-type="float">
            <text:p>-15360</text:p>
          </table:table-cell>
          <table:table-cell table:formula="of:=[.C245]+10+IF(MOD([.B245];3)=2;0; (1+MOD([.B245];3)))" office:value-type="float" office:value="15372" calcext:value-type="float">
            <text:p>1537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15424" calcext:value-type="float">
            <text:p>15424</text:p>
          </table:table-cell>
          <table:table-cell/>
          <table:table-cell table:formula="of:=[.D246]-[.C246]" office:value-type="float" office:value="-15424" calcext:value-type="float">
            <text:p>-15424</text:p>
          </table:table-cell>
          <table:table-cell table:formula="of:=[.C246]+10+IF(MOD([.B246];3)=2;0; (1+MOD([.B246];3)))" office:value-type="float" office:value="15435" calcext:value-type="float">
            <text:p>1543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15488" calcext:value-type="float">
            <text:p>15488</text:p>
          </table:table-cell>
          <table:table-cell/>
          <table:table-cell table:formula="of:=[.D247]-[.C247]" office:value-type="float" office:value="-15488" calcext:value-type="float">
            <text:p>-15488</text:p>
          </table:table-cell>
          <table:table-cell table:formula="of:=[.C247]+10+IF(MOD([.B247];3)=2;0; (1+MOD([.B247];3)))" office:value-type="float" office:value="15498" calcext:value-type="float">
            <text:p>1549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15552" calcext:value-type="float">
            <text:p>15552</text:p>
          </table:table-cell>
          <table:table-cell/>
          <table:table-cell table:formula="of:=[.D248]-[.C248]" office:value-type="float" office:value="-15552" calcext:value-type="float">
            <text:p>-15552</text:p>
          </table:table-cell>
          <table:table-cell table:formula="of:=[.C248]+10+IF(MOD([.B248];3)=2;0; (1+MOD([.B248];3)))" office:value-type="float" office:value="15564" calcext:value-type="float">
            <text:p>1556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15616" calcext:value-type="float">
            <text:p>15616</text:p>
          </table:table-cell>
          <table:table-cell/>
          <table:table-cell table:formula="of:=[.D249]-[.C249]" office:value-type="float" office:value="-15616" calcext:value-type="float">
            <text:p>-15616</text:p>
          </table:table-cell>
          <table:table-cell table:formula="of:=[.C249]+10+IF(MOD([.B249];3)=2;0; (1+MOD([.B249];3)))" office:value-type="float" office:value="15627" calcext:value-type="float">
            <text:p>1562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15680" calcext:value-type="float">
            <text:p>15680</text:p>
          </table:table-cell>
          <table:table-cell/>
          <table:table-cell table:formula="of:=[.D250]-[.C250]" office:value-type="float" office:value="-15680" calcext:value-type="float">
            <text:p>-15680</text:p>
          </table:table-cell>
          <table:table-cell table:formula="of:=[.C250]+10+IF(MOD([.B250];3)=2;0; (1+MOD([.B250];3)))" office:value-type="float" office:value="15690" calcext:value-type="float">
            <text:p>1569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15744" calcext:value-type="float">
            <text:p>15744</text:p>
          </table:table-cell>
          <table:table-cell/>
          <table:table-cell table:formula="of:=[.D251]-[.C251]" office:value-type="float" office:value="-15744" calcext:value-type="float">
            <text:p>-15744</text:p>
          </table:table-cell>
          <table:table-cell table:formula="of:=[.C251]+10+IF(MOD([.B251];3)=2;0; (1+MOD([.B251];3)))" office:value-type="float" office:value="15756" calcext:value-type="float">
            <text:p>1575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15808" calcext:value-type="float">
            <text:p>15808</text:p>
          </table:table-cell>
          <table:table-cell/>
          <table:table-cell table:formula="of:=[.D252]-[.C252]" office:value-type="float" office:value="-15808" calcext:value-type="float">
            <text:p>-15808</text:p>
          </table:table-cell>
          <table:table-cell table:formula="of:=[.C252]+10+IF(MOD([.B252];3)=2;0; (1+MOD([.B252];3)))" office:value-type="float" office:value="15819" calcext:value-type="float">
            <text:p>1581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15872" calcext:value-type="float">
            <text:p>15872</text:p>
          </table:table-cell>
          <table:table-cell/>
          <table:table-cell table:formula="of:=[.D253]-[.C253]" office:value-type="float" office:value="-15872" calcext:value-type="float">
            <text:p>-15872</text:p>
          </table:table-cell>
          <table:table-cell table:formula="of:=[.C253]+10+IF(MOD([.B253];3)=2;0; (1+MOD([.B253];3)))" office:value-type="float" office:value="15882" calcext:value-type="float">
            <text:p>1588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15936" calcext:value-type="float">
            <text:p>15936</text:p>
          </table:table-cell>
          <table:table-cell office:value-type="float" office:value="15948" calcext:value-type="float">
            <text:p>15948</text:p>
          </table:table-cell>
          <table:table-cell table:formula="of:=[.D254]-[.C254]" office:value-type="float" office:value="12.0000000000018" calcext:value-type="float">
            <text:p>12</text:p>
          </table:table-cell>
          <table:table-cell table:formula="of:=[.C254]+10+IF(MOD([.B254];3)=2;0; (1+MOD([.B254];3)))" office:value-type="float" office:value="15948" calcext:value-type="float">
            <text:p>1594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16000" calcext:value-type="float">
            <text:p>16000</text:p>
          </table:table-cell>
          <table:table-cell office:value-type="float" office:value="16011" calcext:value-type="float">
            <text:p>16011</text:p>
          </table:table-cell>
          <table:table-cell table:formula="of:=[.D255]-[.C255]" office:value-type="float" office:value="11" calcext:value-type="float">
            <text:p>11</text:p>
          </table:table-cell>
          <table:table-cell table:formula="of:=[.C255]+10+IF(MOD([.B255];3)=2;0; (1+MOD([.B255];3)))" office:value-type="float" office:value="16011" calcext:value-type="float">
            <text:p>1601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16064" calcext:value-type="float">
            <text:p>16064</text:p>
          </table:table-cell>
          <table:table-cell office:value-type="float" office:value="16074" calcext:value-type="float">
            <text:p>16074</text:p>
          </table:table-cell>
          <table:table-cell table:formula="of:=[.D256]-[.C256]" office:value-type="float" office:value="10.0000000000018" calcext:value-type="float">
            <text:p>10</text:p>
          </table:table-cell>
          <table:table-cell table:formula="of:=[.C256]+10+IF(MOD([.B256];3)=2;0; (1+MOD([.B256];3)))" office:value-type="float" office:value="16074" calcext:value-type="float">
            <text:p>1607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16128" calcext:value-type="float">
            <text:p>16128</text:p>
          </table:table-cell>
          <table:table-cell office:value-type="float" office:value="16140" calcext:value-type="float">
            <text:p>16140</text:p>
          </table:table-cell>
          <table:table-cell table:formula="of:=[.D257]-[.C257]" office:value-type="float" office:value="12" calcext:value-type="float">
            <text:p>12</text:p>
          </table:table-cell>
          <table:table-cell table:formula="of:=[.C257]+10+IF(MOD([.B257];3)=2;0; (1+MOD([.B257];3)))" office:value-type="float" office:value="16140" calcext:value-type="float">
            <text:p>1614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16192" calcext:value-type="float">
            <text:p>16192</text:p>
          </table:table-cell>
          <table:table-cell office:value-type="float" office:value="16203" calcext:value-type="float">
            <text:p>16203</text:p>
          </table:table-cell>
          <table:table-cell table:formula="of:=[.D258]-[.C258]" office:value-type="float" office:value="11.0000000000018" calcext:value-type="float">
            <text:p>11</text:p>
          </table:table-cell>
          <table:table-cell table:formula="of:=[.C258]+10+IF(MOD([.B258];3)=2;0; (1+MOD([.B258];3)))" office:value-type="float" office:value="16203" calcext:value-type="float">
            <text:p>1620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16256" calcext:value-type="float">
            <text:p>16256</text:p>
          </table:table-cell>
          <table:table-cell office:value-type="float" office:value="16266" calcext:value-type="float">
            <text:p>16266</text:p>
          </table:table-cell>
          <table:table-cell table:formula="of:=[.D259]-[.C259]" office:value-type="float" office:value="10" calcext:value-type="float">
            <text:p>10</text:p>
          </table:table-cell>
          <table:table-cell table:formula="of:=[.C259]+10+IF(MOD([.B259];3)=2;0; (1+MOD([.B259];3)))" office:value-type="float" office:value="16266" calcext:value-type="float">
            <text:p>16266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16320" calcext:value-type="float">
            <text:p>16320</text:p>
          </table:table-cell>
          <table:table-cell office:value-type="float" office:value="16332" calcext:value-type="float">
            <text:p>16332</text:p>
          </table:table-cell>
          <table:table-cell table:formula="of:=[.D260]-[.C260]" office:value-type="float" office:value="12.0000000000018" calcext:value-type="float">
            <text:p>12</text:p>
          </table:table-cell>
          <table:table-cell table:formula="of:=[.C260]+10+IF(MOD([.B260];3)=2;0; (1+MOD([.B260];3)))" office:value-type="float" office:value="16332" calcext:value-type="float">
            <text:p>1633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table:formula="of:=[.D261]-[.C261]" office:value-type="float" office:value="11" calcext:value-type="float">
            <text:p>11</text:p>
          </table:table-cell>
          <table:table-cell table:formula="of:=[.C261]+10+IF(MOD([.B261];3)=2;0; (1+MOD([.B261];3)))" office:value-type="float" office:value="16395" calcext:value-type="float">
            <text:p>16395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12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D6]-[.C6]" office:value-type="float" office:value="10" calcext:value-type="float">
            <text:p>10</text:p>
          </table:table-cell>
          <table:table-cell table:formula="of:=[.C6]+10+IF(MOD([.B6];3)=0;0; (3-MOD([.B6];3)))" office:value-type="float" office:value="138" calcext:value-type="float">
            <text:p>138</text:p>
          </table:table-cell>
          <table:table-cell table:formula="of:=[.C6]+10+IF(MOD([.B6];3)=2;2; -(1-MOD([.B6];3)))"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formula="of:=[.D7]-[.C7]" office:value-type="float" office:value="11" calcext:value-type="float">
            <text:p>11</text:p>
          </table:table-cell>
          <table:table-cell table:formula="of:=[.C7]+10+IF(MOD([.B7];3)=0;0; (3-MOD([.B7];3))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384" calcext:value-type="float">
            <text:p>384</text:p>
          </table:table-cell>
          <table:table-cell office:value-type="float" office:value="396" calcext:value-type="float">
            <text:p>396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0;0; (3-MOD([.B8];3)))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table:formula="of:=[.D9]-[.C9]" office:value-type="float" office:value="10" calcext:value-type="float">
            <text:p>10</text:p>
          </table:table-cell>
          <table:table-cell table:formula="of:=[.C9]+10+IF(MOD([.B9];3)=0;0; (3-MOD([.B9];3)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640" calcext:value-type="float">
            <text:p>640</text:p>
          </table:table-cell>
          <table:table-cell office:value-type="float" office:value="651" calcext:value-type="float">
            <text:p>651</text:p>
          </table:table-cell>
          <table:table-cell table:formula="of:=[.D10]-[.C10]" office:value-type="float" office:value="11" calcext:value-type="float">
            <text:p>11</text:p>
          </table:table-cell>
          <table:table-cell table:formula="of:=[.C10]+10+IF(MOD([.B10];3)=0;0; (3-MOD([.B10];3)))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768" calcext:value-type="float">
            <text:p>768</text:p>
          </table:table-cell>
          <table:table-cell office:value-type="float" office:value="780" calcext:value-type="float">
            <text:p>780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0;0; (3-MOD([.B11];3))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896" calcext:value-type="float">
            <text:p>896</text:p>
          </table:table-cell>
          <table:table-cell office:value-type="float" office:value="906" calcext:value-type="float">
            <text:p>906</text:p>
          </table:table-cell>
          <table:table-cell table:formula="of:=[.D12]-[.C12]" office:value-type="float" office:value="10" calcext:value-type="float">
            <text:p>10</text:p>
          </table:table-cell>
          <table:table-cell table:formula="of:=[.C12]+10+IF(MOD([.B12];3)=0;0; (3-MOD([.B12];3)))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1024" calcext:value-type="float">
            <text:p>1024</text:p>
          </table:table-cell>
          <table:table-cell/>
          <table:table-cell table:formula="of:=[.D13]-[.C13]" office:value-type="float" office:value="-1024" calcext:value-type="float">
            <text:p>-1024</text:p>
          </table:table-cell>
          <table:table-cell table:formula="of:=[.C13]+10+IF(MOD([.B13];3)=0;0; (3-MOD([.B13];3))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1152" calcext:value-type="float">
            <text:p>1152</text:p>
          </table:table-cell>
          <table:table-cell/>
          <table:table-cell table:formula="of:=[.D14]-[.C14]" office:value-type="float" office:value="-1152" calcext:value-type="float">
            <text:p>-1152</text:p>
          </table:table-cell>
          <table:table-cell table:formula="of:=[.C14]+10+IF(MOD([.B14];3)=0;0; (3-MOD([.B14];3)))" office:value-type="float" office:value="1164" calcext:value-type="float">
            <text:p>116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1280" calcext:value-type="float">
            <text:p>1280</text:p>
          </table:table-cell>
          <table:table-cell/>
          <table:table-cell table:formula="of:=[.D15]-[.C15]" office:value-type="float" office:value="-1280" calcext:value-type="float">
            <text:p>-1280</text:p>
          </table:table-cell>
          <table:table-cell table:formula="of:=[.C15]+10+IF(MOD([.B15];3)=0;0; (3-MOD([.B15];3)))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1408" calcext:value-type="float">
            <text:p>1408</text:p>
          </table:table-cell>
          <table:table-cell table:style-name="ce2"/>
          <table:table-cell table:style-name="ce2" table:formula="of:=[.D16]-[.C16]" office:value-type="float" office:value="-1408" calcext:value-type="float">
            <text:p>-1408</text:p>
          </table:table-cell>
          <table:table-cell table:formula="of:=[.C16]+10+IF(MOD([.B16];3)=0;0; (3-MOD([.B16];3)))" office:value-type="float" office:value="1419" calcext:value-type="float">
            <text:p>1419</text:p>
          </table:table-cell>
          <table:table-cell table:style-name="ce2"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1536" calcext:value-type="float">
            <text:p>1536</text:p>
          </table:table-cell>
          <table:table-cell/>
          <table:table-cell table:formula="of:=[.D17]-[.C17]" office:value-type="float" office:value="-1536" calcext:value-type="float">
            <text:p>-1536</text:p>
          </table:table-cell>
          <table:table-cell table:formula="of:=[.C17]+10+IF(MOD([.B17];3)=0;0; (3-MOD([.B17];3))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1664" calcext:value-type="float">
            <text:p>1664</text:p>
          </table:table-cell>
          <table:table-cell table:style-name="ce3"/>
          <table:table-cell table:formula="of:=[.D18]-[.C18]" office:value-type="float" office:value="-1664" calcext:value-type="float">
            <text:p>-1664</text:p>
          </table:table-cell>
          <table:table-cell table:formula="of:=[.C18]+10+IF(MOD([.B18];3)=0;0; (3-MOD([.B18];3)))" office:value-type="float" office:value="1674" calcext:value-type="float">
            <text:p>167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1792" calcext:value-type="float">
            <text:p>1792</text:p>
          </table:table-cell>
          <table:table-cell/>
          <table:table-cell table:formula="of:=[.D19]-[.C19]" office:value-type="float" office:value="-1792" calcext:value-type="float">
            <text:p>-1792</text:p>
          </table:table-cell>
          <table:table-cell table:formula="of:=[.C19]+10+IF(MOD([.B19];3)=0;0; (3-MOD([.B19];3)))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1920" calcext:value-type="float">
            <text:p>1920</text:p>
          </table:table-cell>
          <table:table-cell/>
          <table:table-cell table:formula="of:=[.D20]-[.C20]" office:value-type="float" office:value="-1920" calcext:value-type="float">
            <text:p>-1920</text:p>
          </table:table-cell>
          <table:table-cell table:formula="of:=[.C20]+10+IF(MOD([.B20];3)=0;0; (3-MOD([.B20];3)))" office:value-type="float" office:value="1932" calcext:value-type="float">
            <text:p>193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2048" calcext:value-type="float">
            <text:p>2048</text:p>
          </table:table-cell>
          <table:table-cell/>
          <table:table-cell table:formula="of:=[.D21]-[.C21]" office:value-type="float" office:value="-2048" calcext:value-type="float">
            <text:p>-2048</text:p>
          </table:table-cell>
          <table:table-cell table:formula="of:=[.C21]+10+IF(MOD([.B21];3)=0;0; (3-MOD([.B21];3)))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2176" calcext:value-type="float">
            <text:p>2176</text:p>
          </table:table-cell>
          <table:table-cell/>
          <table:table-cell table:formula="of:=[.D22]-[.C22]" office:value-type="float" office:value="-2176" calcext:value-type="float">
            <text:p>-2176</text:p>
          </table:table-cell>
          <table:table-cell table:formula="of:=[.C22]+10+IF(MOD([.B22];3)=0;0; (3-MOD([.B22];3)))" office:value-type="float" office:value="2187" calcext:value-type="float">
            <text:p>218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2304" calcext:value-type="float">
            <text:p>2304</text:p>
          </table:table-cell>
          <table:table-cell/>
          <table:table-cell table:formula="of:=[.D23]-[.C23]" office:value-type="float" office:value="-2304" calcext:value-type="float">
            <text:p>-2304</text:p>
          </table:table-cell>
          <table:table-cell table:formula="of:=[.C23]+10+IF(MOD([.B23];3)=0;0; (3-MOD([.B23];3)))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2432" calcext:value-type="float">
            <text:p>2432</text:p>
          </table:table-cell>
          <table:table-cell/>
          <table:table-cell table:formula="of:=[.D24]-[.C24]" office:value-type="float" office:value="-2432" calcext:value-type="float">
            <text:p>-2432</text:p>
          </table:table-cell>
          <table:table-cell table:formula="of:=[.C24]+10+IF(MOD([.B24];3)=0;0; (3-MOD([.B24];3)))" office:value-type="float" office:value="2442" calcext:value-type="float">
            <text:p>244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2560" calcext:value-type="float">
            <text:p>2560</text:p>
          </table:table-cell>
          <table:table-cell/>
          <table:table-cell table:formula="of:=[.D25]-[.C25]" office:value-type="float" office:value="-2560" calcext:value-type="float">
            <text:p>-2560</text:p>
          </table:table-cell>
          <table:table-cell table:formula="of:=[.C25]+10+IF(MOD([.B25];3)=0;0; (3-MOD([.B25];3)))" office:value-type="float" office:value="2571" calcext:value-type="float">
            <text:p>257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2688" calcext:value-type="float">
            <text:p>2688</text:p>
          </table:table-cell>
          <table:table-cell/>
          <table:table-cell table:formula="of:=[.D26]-[.C26]" office:value-type="float" office:value="-2688" calcext:value-type="float">
            <text:p>-2688</text:p>
          </table:table-cell>
          <table:table-cell table:formula="of:=[.C26]+10+IF(MOD([.B26];3)=0;0; (3-MOD([.B26];3))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2816" calcext:value-type="float">
            <text:p>2816</text:p>
          </table:table-cell>
          <table:table-cell/>
          <table:table-cell table:formula="of:=[.D27]-[.C27]" office:value-type="float" office:value="-2816" calcext:value-type="float">
            <text:p>-2816</text:p>
          </table:table-cell>
          <table:table-cell table:formula="of:=[.C27]+10+IF(MOD([.B27];3)=0;0; (3-MOD([.B27];3)))" office:value-type="float" office:value="2826" calcext:value-type="float">
            <text:p>282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2944" calcext:value-type="float">
            <text:p>2944</text:p>
          </table:table-cell>
          <table:table-cell/>
          <table:table-cell table:formula="of:=[.D28]-[.C28]" office:value-type="float" office:value="-2944" calcext:value-type="float">
            <text:p>-2944</text:p>
          </table:table-cell>
          <table:table-cell table:formula="of:=[.C28]+10+IF(MOD([.B28];3)=0;0; (3-MOD([.B28];3)))" office:value-type="float" office:value="2955" calcext:value-type="float">
            <text:p>295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3072" calcext:value-type="float">
            <text:p>3072</text:p>
          </table:table-cell>
          <table:table-cell/>
          <table:table-cell table:formula="of:=[.D29]-[.C29]" office:value-type="float" office:value="-3072" calcext:value-type="float">
            <text:p>-3072</text:p>
          </table:table-cell>
          <table:table-cell table:formula="of:=[.C29]+10+IF(MOD([.B29];3)=0;0; (3-MOD([.B29];3)))" office:value-type="float" office:value="3084" calcext:value-type="float">
            <text:p>308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3200" calcext:value-type="float">
            <text:p>3200</text:p>
          </table:table-cell>
          <table:table-cell/>
          <table:table-cell table:formula="of:=[.D30]-[.C30]" office:value-type="float" office:value="-3200" calcext:value-type="float">
            <text:p>-3200</text:p>
          </table:table-cell>
          <table:table-cell table:formula="of:=[.C30]+10+IF(MOD([.B30];3)=0;0; (3-MOD([.B30];3)))" office:value-type="float" office:value="3210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3328" calcext:value-type="float">
            <text:p>3328</text:p>
          </table:table-cell>
          <table:table-cell/>
          <table:table-cell table:formula="of:=[.D31]-[.C31]" office:value-type="float" office:value="-3328" calcext:value-type="float">
            <text:p>-3328</text:p>
          </table:table-cell>
          <table:table-cell table:formula="of:=[.C31]+10+IF(MOD([.B31];3)=0;0; (3-MOD([.B31];3)))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3456" calcext:value-type="float">
            <text:p>3456</text:p>
          </table:table-cell>
          <table:table-cell/>
          <table:table-cell table:formula="of:=[.D32]-[.C32]" office:value-type="float" office:value="-3456" calcext:value-type="float">
            <text:p>-3456</text:p>
          </table:table-cell>
          <table:table-cell table:formula="of:=[.C32]+10+IF(MOD([.B32];3)=0;0; (3-MOD([.B32];3)))" office:value-type="float" office:value="3468" calcext:value-type="float">
            <text:p>346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3584" calcext:value-type="float">
            <text:p>3584</text:p>
          </table:table-cell>
          <table:table-cell/>
          <table:table-cell table:formula="of:=[.D33]-[.C33]" office:value-type="float" office:value="-3584" calcext:value-type="float">
            <text:p>-3584</text:p>
          </table:table-cell>
          <table:table-cell table:formula="of:=[.C33]+10+IF(MOD([.B33];3)=0;0; (3-MOD([.B33];3)))" office:value-type="float" office:value="3594" calcext:value-type="float">
            <text:p>359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3712" calcext:value-type="float">
            <text:p>3712</text:p>
          </table:table-cell>
          <table:table-cell/>
          <table:table-cell table:formula="of:=[.D34]-[.C34]" office:value-type="float" office:value="-3712" calcext:value-type="float">
            <text:p>-3712</text:p>
          </table:table-cell>
          <table:table-cell table:formula="of:=[.C34]+10+IF(MOD([.B34];3)=0;0; (3-MOD([.B34];3)))" office:value-type="float" office:value="3723" calcext:value-type="float">
            <text:p>372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3840" calcext:value-type="float">
            <text:p>3840</text:p>
          </table:table-cell>
          <table:table-cell/>
          <table:table-cell table:formula="of:=[.D35]-[.C35]" office:value-type="float" office:value="-3840" calcext:value-type="float">
            <text:p>-3840</text:p>
          </table:table-cell>
          <table:table-cell table:formula="of:=[.C35]+10+IF(MOD([.B35];3)=0;0; (3-MOD([.B35];3)))" office:value-type="float" office:value="3852" calcext:value-type="float">
            <text:p>385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3968" calcext:value-type="float">
            <text:p>3968</text:p>
          </table:table-cell>
          <table:table-cell/>
          <table:table-cell table:formula="of:=[.D36]-[.C36]" office:value-type="float" office:value="-3968" calcext:value-type="float">
            <text:p>-3968</text:p>
          </table:table-cell>
          <table:table-cell table:formula="of:=[.C36]+10+IF(MOD([.B36];3)=0;0; (3-MOD([.B36];3)))" office:value-type="float" office:value="3978" calcext:value-type="float">
            <text:p>397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4096" calcext:value-type="float">
            <text:p>4096</text:p>
          </table:table-cell>
          <table:table-cell/>
          <table:table-cell table:formula="of:=[.D37]-[.C37]" office:value-type="float" office:value="-4096" calcext:value-type="float">
            <text:p>-4096</text:p>
          </table:table-cell>
          <table:table-cell table:formula="of:=[.C37]+10+IF(MOD([.B37];3)=0;0; (3-MOD([.B37];3)))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4224" calcext:value-type="float">
            <text:p>4224</text:p>
          </table:table-cell>
          <table:table-cell/>
          <table:table-cell table:formula="of:=[.D38]-[.C38]" office:value-type="float" office:value="-4224" calcext:value-type="float">
            <text:p>-4224</text:p>
          </table:table-cell>
          <table:table-cell table:formula="of:=[.C38]+10+IF(MOD([.B38];3)=0;0; (3-MOD([.B38];3)))" office:value-type="float" office:value="4236" calcext:value-type="float">
            <text:p>423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4352" calcext:value-type="float">
            <text:p>4352</text:p>
          </table:table-cell>
          <table:table-cell/>
          <table:table-cell table:formula="of:=[.D39]-[.C39]" office:value-type="float" office:value="-4352" calcext:value-type="float">
            <text:p>-4352</text:p>
          </table:table-cell>
          <table:table-cell table:formula="of:=[.C39]+10+IF(MOD([.B39];3)=0;0; (3-MOD([.B39];3)))" office:value-type="float" office:value="4362" calcext:value-type="float">
            <text:p>436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4480" calcext:value-type="float">
            <text:p>4480</text:p>
          </table:table-cell>
          <table:table-cell/>
          <table:table-cell table:formula="of:=[.D40]-[.C40]" office:value-type="float" office:value="-4480" calcext:value-type="float">
            <text:p>-4480</text:p>
          </table:table-cell>
          <table:table-cell table:formula="of:=[.C40]+10+IF(MOD([.B40];3)=0;0; (3-MOD([.B40];3)))" office:value-type="float" office:value="4491" calcext:value-type="float">
            <text:p>449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4608" calcext:value-type="float">
            <text:p>4608</text:p>
          </table:table-cell>
          <table:table-cell/>
          <table:table-cell table:formula="of:=[.D41]-[.C41]" office:value-type="float" office:value="-4608" calcext:value-type="float">
            <text:p>-4608</text:p>
          </table:table-cell>
          <table:table-cell table:formula="of:=[.C41]+10+IF(MOD([.B41];3)=0;0; (3-MOD([.B41];3))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4736" calcext:value-type="float">
            <text:p>4736</text:p>
          </table:table-cell>
          <table:table-cell/>
          <table:table-cell table:formula="of:=[.D42]-[.C42]" office:value-type="float" office:value="-4736" calcext:value-type="float">
            <text:p>-4736</text:p>
          </table:table-cell>
          <table:table-cell table:formula="of:=[.C42]+10+IF(MOD([.B42];3)=0;0; (3-MOD([.B42];3)))" office:value-type="float" office:value="4746" calcext:value-type="float">
            <text:p>474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4864" calcext:value-type="float">
            <text:p>4864</text:p>
          </table:table-cell>
          <table:table-cell/>
          <table:table-cell table:formula="of:=[.D43]-[.C43]" office:value-type="float" office:value="-4864" calcext:value-type="float">
            <text:p>-4864</text:p>
          </table:table-cell>
          <table:table-cell table:formula="of:=[.C43]+10+IF(MOD([.B43];3)=0;0; (3-MOD([.B43];3)))" office:value-type="float" office:value="4875" calcext:value-type="float">
            <text:p>487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4992" calcext:value-type="float">
            <text:p>4992</text:p>
          </table:table-cell>
          <table:table-cell/>
          <table:table-cell table:formula="of:=[.D44]-[.C44]" office:value-type="float" office:value="-4992" calcext:value-type="float">
            <text:p>-4992</text:p>
          </table:table-cell>
          <table:table-cell table:formula="of:=[.C44]+10+IF(MOD([.B44];3)=0;0; (3-MOD([.B44];3)))" office:value-type="float" office:value="5004" calcext:value-type="float">
            <text:p>500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5120" calcext:value-type="float">
            <text:p>5120</text:p>
          </table:table-cell>
          <table:table-cell/>
          <table:table-cell table:formula="of:=[.D45]-[.C45]" office:value-type="float" office:value="-5120" calcext:value-type="float">
            <text:p>-5120</text:p>
          </table:table-cell>
          <table:table-cell table:formula="of:=[.C45]+10+IF(MOD([.B45];3)=0;0; (3-MOD([.B45];3)))" office:value-type="float" office:value="5130" calcext:value-type="float">
            <text:p>513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5248" calcext:value-type="float">
            <text:p>5248</text:p>
          </table:table-cell>
          <table:table-cell/>
          <table:table-cell table:formula="of:=[.D46]-[.C46]" office:value-type="float" office:value="-5248" calcext:value-type="float">
            <text:p>-5248</text:p>
          </table:table-cell>
          <table:table-cell table:formula="of:=[.C46]+10+IF(MOD([.B46];3)=0;0; (3-MOD([.B46];3)))" office:value-type="float" office:value="5259" calcext:value-type="float">
            <text:p>525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5376" calcext:value-type="float">
            <text:p>5376</text:p>
          </table:table-cell>
          <table:table-cell/>
          <table:table-cell table:formula="of:=[.D47]-[.C47]" office:value-type="float" office:value="-5376" calcext:value-type="float">
            <text:p>-5376</text:p>
          </table:table-cell>
          <table:table-cell table:formula="of:=[.C47]+10+IF(MOD([.B47];3)=0;0; (3-MOD([.B47];3)))" office:value-type="float" office:value="5388" calcext:value-type="float">
            <text:p>538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5504" calcext:value-type="float">
            <text:p>5504</text:p>
          </table:table-cell>
          <table:table-cell/>
          <table:table-cell table:formula="of:=[.D48]-[.C48]" office:value-type="float" office:value="-5504" calcext:value-type="float">
            <text:p>-5504</text:p>
          </table:table-cell>
          <table:table-cell table:formula="of:=[.C48]+10+IF(MOD([.B48];3)=0;0; (3-MOD([.B48];3)))" office:value-type="float" office:value="5514" calcext:value-type="float">
            <text:p>551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5632" calcext:value-type="float">
            <text:p>5632</text:p>
          </table:table-cell>
          <table:table-cell/>
          <table:table-cell table:formula="of:=[.D49]-[.C49]" office:value-type="float" office:value="-5632" calcext:value-type="float">
            <text:p>-5632</text:p>
          </table:table-cell>
          <table:table-cell table:formula="of:=[.C49]+10+IF(MOD([.B49];3)=0;0; (3-MOD([.B49];3)))" office:value-type="float" office:value="5643" calcext:value-type="float">
            <text:p>564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5760" calcext:value-type="float">
            <text:p>5760</text:p>
          </table:table-cell>
          <table:table-cell/>
          <table:table-cell table:formula="of:=[.D50]-[.C50]" office:value-type="float" office:value="-5760" calcext:value-type="float">
            <text:p>-5760</text:p>
          </table:table-cell>
          <table:table-cell table:formula="of:=[.C50]+10+IF(MOD([.B50];3)=0;0; (3-MOD([.B50];3)))" office:value-type="float" office:value="5772" calcext:value-type="float">
            <text:p>577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5888" calcext:value-type="float">
            <text:p>5888</text:p>
          </table:table-cell>
          <table:table-cell/>
          <table:table-cell table:formula="of:=[.D51]-[.C51]" office:value-type="float" office:value="-5888" calcext:value-type="float">
            <text:p>-5888</text:p>
          </table:table-cell>
          <table:table-cell table:formula="of:=[.C51]+10+IF(MOD([.B51];3)=0;0; (3-MOD([.B51];3)))" office:value-type="float" office:value="5898" calcext:value-type="float">
            <text:p>589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6016" calcext:value-type="float">
            <text:p>6016</text:p>
          </table:table-cell>
          <table:table-cell/>
          <table:table-cell table:formula="of:=[.D52]-[.C52]" office:value-type="float" office:value="-6016" calcext:value-type="float">
            <text:p>-6016</text:p>
          </table:table-cell>
          <table:table-cell table:formula="of:=[.C52]+10+IF(MOD([.B52];3)=0;0; (3-MOD([.B52];3)))" office:value-type="float" office:value="6027" calcext:value-type="float">
            <text:p>602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6144" calcext:value-type="float">
            <text:p>6144</text:p>
          </table:table-cell>
          <table:table-cell/>
          <table:table-cell table:formula="of:=[.D53]-[.C53]" office:value-type="float" office:value="-6144" calcext:value-type="float">
            <text:p>-6144</text:p>
          </table:table-cell>
          <table:table-cell table:formula="of:=[.C53]+10+IF(MOD([.B53];3)=0;0; (3-MOD([.B53];3)))" office:value-type="float" office:value="6156" calcext:value-type="float">
            <text:p>615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6272" calcext:value-type="float">
            <text:p>6272</text:p>
          </table:table-cell>
          <table:table-cell/>
          <table:table-cell table:formula="of:=[.D54]-[.C54]" office:value-type="float" office:value="-6272" calcext:value-type="float">
            <text:p>-6272</text:p>
          </table:table-cell>
          <table:table-cell table:formula="of:=[.C54]+10+IF(MOD([.B54];3)=0;0; (3-MOD([.B54];3)))" office:value-type="float" office:value="6282" calcext:value-type="float">
            <text:p>628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6400" calcext:value-type="float">
            <text:p>6400</text:p>
          </table:table-cell>
          <table:table-cell/>
          <table:table-cell table:formula="of:=[.D55]-[.C55]" office:value-type="float" office:value="-6400" calcext:value-type="float">
            <text:p>-6400</text:p>
          </table:table-cell>
          <table:table-cell table:formula="of:=[.C55]+10+IF(MOD([.B55];3)=0;0; (3-MOD([.B55];3)))" office:value-type="float" office:value="6411" calcext:value-type="float">
            <text:p>641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6528" calcext:value-type="float">
            <text:p>6528</text:p>
          </table:table-cell>
          <table:table-cell/>
          <table:table-cell table:formula="of:=[.D56]-[.C56]" office:value-type="float" office:value="-6528" calcext:value-type="float">
            <text:p>-6528</text:p>
          </table:table-cell>
          <table:table-cell table:formula="of:=[.C56]+10+IF(MOD([.B56];3)=0;0; (3-MOD([.B56];3)))" office:value-type="float" office:value="6540" calcext:value-type="float">
            <text:p>654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6656" calcext:value-type="float">
            <text:p>6656</text:p>
          </table:table-cell>
          <table:table-cell/>
          <table:table-cell table:formula="of:=[.D57]-[.C57]" office:value-type="float" office:value="-6656" calcext:value-type="float">
            <text:p>-6656</text:p>
          </table:table-cell>
          <table:table-cell table:formula="of:=[.C57]+10+IF(MOD([.B57];3)=0;0; (3-MOD([.B57];3)))" office:value-type="float" office:value="6666" calcext:value-type="float">
            <text:p>666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6784" calcext:value-type="float">
            <text:p>6784</text:p>
          </table:table-cell>
          <table:table-cell/>
          <table:table-cell table:formula="of:=[.D58]-[.C58]" office:value-type="float" office:value="-6784" calcext:value-type="float">
            <text:p>-6784</text:p>
          </table:table-cell>
          <table:table-cell table:formula="of:=[.C58]+10+IF(MOD([.B58];3)=0;0; (3-MOD([.B58];3)))" office:value-type="float" office:value="6795" calcext:value-type="float">
            <text:p>679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6912" calcext:value-type="float">
            <text:p>6912</text:p>
          </table:table-cell>
          <table:table-cell/>
          <table:table-cell table:formula="of:=[.D59]-[.C59]" office:value-type="float" office:value="-6912" calcext:value-type="float">
            <text:p>-6912</text:p>
          </table:table-cell>
          <table:table-cell table:formula="of:=[.C59]+10+IF(MOD([.B59];3)=0;0; (3-MOD([.B59];3)))" office:value-type="float" office:value="6924" calcext:value-type="float">
            <text:p>692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7040" calcext:value-type="float">
            <text:p>7040</text:p>
          </table:table-cell>
          <table:table-cell/>
          <table:table-cell table:formula="of:=[.D60]-[.C60]" office:value-type="float" office:value="-7040" calcext:value-type="float">
            <text:p>-7040</text:p>
          </table:table-cell>
          <table:table-cell table:formula="of:=[.C60]+10+IF(MOD([.B60];3)=0;0; (3-MOD([.B60];3)))" office:value-type="float" office:value="7050" calcext:value-type="float">
            <text:p>705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7168" calcext:value-type="float">
            <text:p>7168</text:p>
          </table:table-cell>
          <table:table-cell/>
          <table:table-cell table:formula="of:=[.D61]-[.C61]" office:value-type="float" office:value="-7168" calcext:value-type="float">
            <text:p>-7168</text:p>
          </table:table-cell>
          <table:table-cell table:formula="of:=[.C61]+10+IF(MOD([.B61];3)=0;0; (3-MOD([.B61];3)))" office:value-type="float" office:value="7179" calcext:value-type="float">
            <text:p>717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7296" calcext:value-type="float">
            <text:p>7296</text:p>
          </table:table-cell>
          <table:table-cell/>
          <table:table-cell table:formula="of:=[.D62]-[.C62]" office:value-type="float" office:value="-7296" calcext:value-type="float">
            <text:p>-7296</text:p>
          </table:table-cell>
          <table:table-cell table:formula="of:=[.C62]+10+IF(MOD([.B62];3)=0;0; (3-MOD([.B62];3)))" office:value-type="float" office:value="7308" calcext:value-type="float">
            <text:p>730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7424" calcext:value-type="float">
            <text:p>7424</text:p>
          </table:table-cell>
          <table:table-cell/>
          <table:table-cell table:formula="of:=[.D63]-[.C63]" office:value-type="float" office:value="-7424" calcext:value-type="float">
            <text:p>-7424</text:p>
          </table:table-cell>
          <table:table-cell table:formula="of:=[.C63]+10+IF(MOD([.B63];3)=0;0; (3-MOD([.B63];3)))" office:value-type="float" office:value="7434" calcext:value-type="float">
            <text:p>743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7552" calcext:value-type="float">
            <text:p>7552</text:p>
          </table:table-cell>
          <table:table-cell/>
          <table:table-cell table:formula="of:=[.D64]-[.C64]" office:value-type="float" office:value="-7552" calcext:value-type="float">
            <text:p>-7552</text:p>
          </table:table-cell>
          <table:table-cell table:formula="of:=[.C64]+10+IF(MOD([.B64];3)=0;0; (3-MOD([.B64];3)))" office:value-type="float" office:value="7563" calcext:value-type="float">
            <text:p>756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7680" calcext:value-type="float">
            <text:p>7680</text:p>
          </table:table-cell>
          <table:table-cell/>
          <table:table-cell table:formula="of:=[.D65]-[.C65]" office:value-type="float" office:value="-7680" calcext:value-type="float">
            <text:p>-7680</text:p>
          </table:table-cell>
          <table:table-cell table:formula="of:=[.C65]+10+IF(MOD([.B65];3)=0;0; (3-MOD([.B65];3)))" office:value-type="float" office:value="7692" calcext:value-type="float">
            <text:p>769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7808" calcext:value-type="float">
            <text:p>7808</text:p>
          </table:table-cell>
          <table:table-cell/>
          <table:table-cell table:formula="of:=[.D66]-[.C66]" office:value-type="float" office:value="-7808" calcext:value-type="float">
            <text:p>-7808</text:p>
          </table:table-cell>
          <table:table-cell table:formula="of:=[.C66]+10+IF(MOD([.B66];3)=0;0; (3-MOD([.B66];3)))" office:value-type="float" office:value="7818" calcext:value-type="float">
            <text:p>781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7936" calcext:value-type="float">
            <text:p>7936</text:p>
          </table:table-cell>
          <table:table-cell/>
          <table:table-cell table:formula="of:=[.D67]-[.C67]" office:value-type="float" office:value="-7936" calcext:value-type="float">
            <text:p>-7936</text:p>
          </table:table-cell>
          <table:table-cell table:formula="of:=[.C67]+10+IF(MOD([.B67];3)=0;0; (3-MOD([.B67];3)))" office:value-type="float" office:value="7947" calcext:value-type="float">
            <text:p>794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8064" calcext:value-type="float">
            <text:p>8064</text:p>
          </table:table-cell>
          <table:table-cell/>
          <table:table-cell table:formula="of:=[.D68]-[.C68]" office:value-type="float" office:value="-8064" calcext:value-type="float">
            <text:p>-8064</text:p>
          </table:table-cell>
          <table:table-cell table:formula="of:=[.C68]+10+IF(MOD([.B68];3)=0;0; (3-MOD([.B68];3)))" office:value-type="float" office:value="8076" calcext:value-type="float">
            <text:p>807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8192" calcext:value-type="float">
            <text:p>8192</text:p>
          </table:table-cell>
          <table:table-cell/>
          <table:table-cell table:formula="of:=[.D69]-[.C69]" office:value-type="float" office:value="-8192" calcext:value-type="float">
            <text:p>-8192</text:p>
          </table:table-cell>
          <table:table-cell table:formula="of:=[.C69]+10+IF(MOD([.B69];3)=0;0; (3-MOD([.B69];3)))" office:value-type="float" office:value="8202" calcext:value-type="float">
            <text:p>820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8320" calcext:value-type="float">
            <text:p>8320</text:p>
          </table:table-cell>
          <table:table-cell/>
          <table:table-cell table:formula="of:=[.D70]-[.C70]" office:value-type="float" office:value="-8320" calcext:value-type="float">
            <text:p>-8320</text:p>
          </table:table-cell>
          <table:table-cell table:formula="of:=[.C70]+10+IF(MOD([.B70];3)=0;0; (3-MOD([.B70];3)))" office:value-type="float" office:value="8331" calcext:value-type="float">
            <text:p>833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8448" calcext:value-type="float">
            <text:p>8448</text:p>
          </table:table-cell>
          <table:table-cell/>
          <table:table-cell table:formula="of:=[.D71]-[.C71]" office:value-type="float" office:value="-8448" calcext:value-type="float">
            <text:p>-8448</text:p>
          </table:table-cell>
          <table:table-cell table:formula="of:=[.C71]+10+IF(MOD([.B71];3)=0;0; (3-MOD([.B71];3)))" office:value-type="float" office:value="8460" calcext:value-type="float">
            <text:p>846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8576" calcext:value-type="float">
            <text:p>8576</text:p>
          </table:table-cell>
          <table:table-cell/>
          <table:table-cell table:formula="of:=[.D72]-[.C72]" office:value-type="float" office:value="-8576" calcext:value-type="float">
            <text:p>-8576</text:p>
          </table:table-cell>
          <table:table-cell table:formula="of:=[.C72]+10+IF(MOD([.B72];3)=0;0; (3-MOD([.B72];3)))" office:value-type="float" office:value="8586" calcext:value-type="float">
            <text:p>858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8704" calcext:value-type="float">
            <text:p>8704</text:p>
          </table:table-cell>
          <table:table-cell/>
          <table:table-cell table:formula="of:=[.D73]-[.C73]" office:value-type="float" office:value="-8704" calcext:value-type="float">
            <text:p>-8704</text:p>
          </table:table-cell>
          <table:table-cell table:formula="of:=[.C73]+10+IF(MOD([.B73];3)=0;0; (3-MOD([.B73];3)))" office:value-type="float" office:value="8715" calcext:value-type="float">
            <text:p>871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8832" calcext:value-type="float">
            <text:p>8832</text:p>
          </table:table-cell>
          <table:table-cell/>
          <table:table-cell table:formula="of:=[.D74]-[.C74]" office:value-type="float" office:value="-8832" calcext:value-type="float">
            <text:p>-8832</text:p>
          </table:table-cell>
          <table:table-cell table:formula="of:=[.C74]+10+IF(MOD([.B74];3)=0;0; (3-MOD([.B74];3)))" office:value-type="float" office:value="8844" calcext:value-type="float">
            <text:p>884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8960" calcext:value-type="float">
            <text:p>8960</text:p>
          </table:table-cell>
          <table:table-cell/>
          <table:table-cell table:formula="of:=[.D75]-[.C75]" office:value-type="float" office:value="-8960" calcext:value-type="float">
            <text:p>-8960</text:p>
          </table:table-cell>
          <table:table-cell table:formula="of:=[.C75]+10+IF(MOD([.B75];3)=0;0; (3-MOD([.B75];3)))" office:value-type="float" office:value="8970" calcext:value-type="float">
            <text:p>897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9088" calcext:value-type="float">
            <text:p>9088</text:p>
          </table:table-cell>
          <table:table-cell/>
          <table:table-cell table:formula="of:=[.D76]-[.C76]" office:value-type="float" office:value="-9088" calcext:value-type="float">
            <text:p>-9088</text:p>
          </table:table-cell>
          <table:table-cell table:formula="of:=[.C76]+10+IF(MOD([.B76];3)=0;0; (3-MOD([.B76];3)))" office:value-type="float" office:value="9099" calcext:value-type="float">
            <text:p>909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9216" calcext:value-type="float">
            <text:p>9216</text:p>
          </table:table-cell>
          <table:table-cell/>
          <table:table-cell table:formula="of:=[.D77]-[.C77]" office:value-type="float" office:value="-9216" calcext:value-type="float">
            <text:p>-9216</text:p>
          </table:table-cell>
          <table:table-cell table:formula="of:=[.C77]+10+IF(MOD([.B77];3)=0;0; (3-MOD([.B77];3)))" office:value-type="float" office:value="9228" calcext:value-type="float">
            <text:p>922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9344" calcext:value-type="float">
            <text:p>9344</text:p>
          </table:table-cell>
          <table:table-cell/>
          <table:table-cell table:formula="of:=[.D78]-[.C78]" office:value-type="float" office:value="-9344" calcext:value-type="float">
            <text:p>-9344</text:p>
          </table:table-cell>
          <table:table-cell table:formula="of:=[.C78]+10+IF(MOD([.B78];3)=0;0; (3-MOD([.B78];3)))" office:value-type="float" office:value="9354" calcext:value-type="float">
            <text:p>935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9472" calcext:value-type="float">
            <text:p>9472</text:p>
          </table:table-cell>
          <table:table-cell/>
          <table:table-cell table:formula="of:=[.D79]-[.C79]" office:value-type="float" office:value="-9472" calcext:value-type="float">
            <text:p>-9472</text:p>
          </table:table-cell>
          <table:table-cell table:formula="of:=[.C79]+10+IF(MOD([.B79];3)=0;0; (3-MOD([.B79];3)))" office:value-type="float" office:value="9483" calcext:value-type="float">
            <text:p>948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9600" calcext:value-type="float">
            <text:p>9600</text:p>
          </table:table-cell>
          <table:table-cell/>
          <table:table-cell table:formula="of:=[.D80]-[.C80]" office:value-type="float" office:value="-9600" calcext:value-type="float">
            <text:p>-9600</text:p>
          </table:table-cell>
          <table:table-cell table:formula="of:=[.C80]+10+IF(MOD([.B80];3)=0;0; (3-MOD([.B80];3)))" office:value-type="float" office:value="9612" calcext:value-type="float">
            <text:p>961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9728" calcext:value-type="float">
            <text:p>9728</text:p>
          </table:table-cell>
          <table:table-cell/>
          <table:table-cell table:formula="of:=[.D81]-[.C81]" office:value-type="float" office:value="-9728" calcext:value-type="float">
            <text:p>-9728</text:p>
          </table:table-cell>
          <table:table-cell table:formula="of:=[.C81]+10+IF(MOD([.B81];3)=0;0; (3-MOD([.B81];3)))" office:value-type="float" office:value="9738" calcext:value-type="float">
            <text:p>973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9856" calcext:value-type="float">
            <text:p>9856</text:p>
          </table:table-cell>
          <table:table-cell/>
          <table:table-cell table:formula="of:=[.D82]-[.C82]" office:value-type="float" office:value="-9856" calcext:value-type="float">
            <text:p>-9856</text:p>
          </table:table-cell>
          <table:table-cell table:formula="of:=[.C82]+10+IF(MOD([.B82];3)=0;0; (3-MOD([.B82];3)))" office:value-type="float" office:value="9867" calcext:value-type="float">
            <text:p>986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9984" calcext:value-type="float">
            <text:p>9984</text:p>
          </table:table-cell>
          <table:table-cell/>
          <table:table-cell table:formula="of:=[.D83]-[.C83]" office:value-type="float" office:value="-9984" calcext:value-type="float">
            <text:p>-9984</text:p>
          </table:table-cell>
          <table:table-cell table:formula="of:=[.C83]+10+IF(MOD([.B83];3)=0;0; (3-MOD([.B83];3)))" office:value-type="float" office:value="9996" calcext:value-type="float">
            <text:p>999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10112" calcext:value-type="float">
            <text:p>10112</text:p>
          </table:table-cell>
          <table:table-cell/>
          <table:table-cell table:formula="of:=[.D84]-[.C84]" office:value-type="float" office:value="-10112" calcext:value-type="float">
            <text:p>-10112</text:p>
          </table:table-cell>
          <table:table-cell table:formula="of:=[.C84]+10+IF(MOD([.B84];3)=0;0; (3-MOD([.B84];3)))" office:value-type="float" office:value="10122" calcext:value-type="float">
            <text:p>1012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10240" calcext:value-type="float">
            <text:p>10240</text:p>
          </table:table-cell>
          <table:table-cell/>
          <table:table-cell table:formula="of:=[.D85]-[.C85]" office:value-type="float" office:value="-10240" calcext:value-type="float">
            <text:p>-10240</text:p>
          </table:table-cell>
          <table:table-cell table:formula="of:=[.C85]+10+IF(MOD([.B85];3)=0;0; (3-MOD([.B85];3)))" office:value-type="float" office:value="10251" calcext:value-type="float">
            <text:p>1025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10368" calcext:value-type="float">
            <text:p>10368</text:p>
          </table:table-cell>
          <table:table-cell/>
          <table:table-cell table:formula="of:=[.D86]-[.C86]" office:value-type="float" office:value="-10368" calcext:value-type="float">
            <text:p>-10368</text:p>
          </table:table-cell>
          <table:table-cell table:formula="of:=[.C86]+10+IF(MOD([.B86];3)=0;0; (3-MOD([.B86];3)))" office:value-type="float" office:value="10380" calcext:value-type="float">
            <text:p>1038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10496" calcext:value-type="float">
            <text:p>10496</text:p>
          </table:table-cell>
          <table:table-cell/>
          <table:table-cell table:formula="of:=[.D87]-[.C87]" office:value-type="float" office:value="-10496" calcext:value-type="float">
            <text:p>-10496</text:p>
          </table:table-cell>
          <table:table-cell table:formula="of:=[.C87]+10+IF(MOD([.B87];3)=0;0; (3-MOD([.B87];3)))" office:value-type="float" office:value="10506" calcext:value-type="float">
            <text:p>1050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10624" calcext:value-type="float">
            <text:p>10624</text:p>
          </table:table-cell>
          <table:table-cell/>
          <table:table-cell table:formula="of:=[.D88]-[.C88]" office:value-type="float" office:value="-10624" calcext:value-type="float">
            <text:p>-10624</text:p>
          </table:table-cell>
          <table:table-cell table:formula="of:=[.C88]+10+IF(MOD([.B88];3)=0;0; (3-MOD([.B88];3)))" office:value-type="float" office:value="10635" calcext:value-type="float">
            <text:p>1063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10752" calcext:value-type="float">
            <text:p>10752</text:p>
          </table:table-cell>
          <table:table-cell/>
          <table:table-cell table:formula="of:=[.D89]-[.C89]" office:value-type="float" office:value="-10752" calcext:value-type="float">
            <text:p>-10752</text:p>
          </table:table-cell>
          <table:table-cell table:formula="of:=[.C89]+10+IF(MOD([.B89];3)=0;0; (3-MOD([.B89];3)))" office:value-type="float" office:value="10764" calcext:value-type="float">
            <text:p>1076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10880" calcext:value-type="float">
            <text:p>10880</text:p>
          </table:table-cell>
          <table:table-cell/>
          <table:table-cell table:formula="of:=[.D90]-[.C90]" office:value-type="float" office:value="-10880" calcext:value-type="float">
            <text:p>-10880</text:p>
          </table:table-cell>
          <table:table-cell table:formula="of:=[.C90]+10+IF(MOD([.B90];3)=0;0; (3-MOD([.B90];3)))" office:value-type="float" office:value="10890" calcext:value-type="float">
            <text:p>1089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11008" calcext:value-type="float">
            <text:p>11008</text:p>
          </table:table-cell>
          <table:table-cell/>
          <table:table-cell table:formula="of:=[.D91]-[.C91]" office:value-type="float" office:value="-11008" calcext:value-type="float">
            <text:p>-11008</text:p>
          </table:table-cell>
          <table:table-cell table:formula="of:=[.C91]+10+IF(MOD([.B91];3)=0;0; (3-MOD([.B91];3)))" office:value-type="float" office:value="11019" calcext:value-type="float">
            <text:p>1101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11136" calcext:value-type="float">
            <text:p>11136</text:p>
          </table:table-cell>
          <table:table-cell/>
          <table:table-cell table:formula="of:=[.D92]-[.C92]" office:value-type="float" office:value="-11136" calcext:value-type="float">
            <text:p>-11136</text:p>
          </table:table-cell>
          <table:table-cell table:formula="of:=[.C92]+10+IF(MOD([.B92];3)=0;0; (3-MOD([.B92];3)))" office:value-type="float" office:value="11148" calcext:value-type="float">
            <text:p>1114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11264" calcext:value-type="float">
            <text:p>11264</text:p>
          </table:table-cell>
          <table:table-cell/>
          <table:table-cell table:formula="of:=[.D93]-[.C93]" office:value-type="float" office:value="-11264" calcext:value-type="float">
            <text:p>-11264</text:p>
          </table:table-cell>
          <table:table-cell table:formula="of:=[.C93]+10+IF(MOD([.B93];3)=0;0; (3-MOD([.B93];3)))" office:value-type="float" office:value="11274" calcext:value-type="float">
            <text:p>1127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11392" calcext:value-type="float">
            <text:p>11392</text:p>
          </table:table-cell>
          <table:table-cell/>
          <table:table-cell table:formula="of:=[.D94]-[.C94]" office:value-type="float" office:value="-11392" calcext:value-type="float">
            <text:p>-11392</text:p>
          </table:table-cell>
          <table:table-cell table:formula="of:=[.C94]+10+IF(MOD([.B94];3)=0;0; (3-MOD([.B94];3)))" office:value-type="float" office:value="11403" calcext:value-type="float">
            <text:p>1140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11520" calcext:value-type="float">
            <text:p>11520</text:p>
          </table:table-cell>
          <table:table-cell/>
          <table:table-cell table:formula="of:=[.D95]-[.C95]" office:value-type="float" office:value="-11520" calcext:value-type="float">
            <text:p>-11520</text:p>
          </table:table-cell>
          <table:table-cell table:formula="of:=[.C95]+10+IF(MOD([.B95];3)=0;0; (3-MOD([.B95];3)))" office:value-type="float" office:value="11532" calcext:value-type="float">
            <text:p>1153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11648" calcext:value-type="float">
            <text:p>11648</text:p>
          </table:table-cell>
          <table:table-cell/>
          <table:table-cell table:formula="of:=[.D96]-[.C96]" office:value-type="float" office:value="-11648" calcext:value-type="float">
            <text:p>-11648</text:p>
          </table:table-cell>
          <table:table-cell table:formula="of:=[.C96]+10+IF(MOD([.B96];3)=0;0; (3-MOD([.B96];3)))" office:value-type="float" office:value="11658" calcext:value-type="float">
            <text:p>1165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11776" calcext:value-type="float">
            <text:p>11776</text:p>
          </table:table-cell>
          <table:table-cell/>
          <table:table-cell table:formula="of:=[.D97]-[.C97]" office:value-type="float" office:value="-11776" calcext:value-type="float">
            <text:p>-11776</text:p>
          </table:table-cell>
          <table:table-cell table:formula="of:=[.C97]+10+IF(MOD([.B97];3)=0;0; (3-MOD([.B97];3)))" office:value-type="float" office:value="11787" calcext:value-type="float">
            <text:p>1178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11904" calcext:value-type="float">
            <text:p>11904</text:p>
          </table:table-cell>
          <table:table-cell/>
          <table:table-cell table:formula="of:=[.D98]-[.C98]" office:value-type="float" office:value="-11904" calcext:value-type="float">
            <text:p>-11904</text:p>
          </table:table-cell>
          <table:table-cell table:formula="of:=[.C98]+10+IF(MOD([.B98];3)=0;0; (3-MOD([.B98];3)))" office:value-type="float" office:value="11916" calcext:value-type="float">
            <text:p>1191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12032" calcext:value-type="float">
            <text:p>12032</text:p>
          </table:table-cell>
          <table:table-cell/>
          <table:table-cell table:formula="of:=[.D99]-[.C99]" office:value-type="float" office:value="-12032" calcext:value-type="float">
            <text:p>-12032</text:p>
          </table:table-cell>
          <table:table-cell table:formula="of:=[.C99]+10+IF(MOD([.B99];3)=0;0; (3-MOD([.B99];3)))" office:value-type="float" office:value="12042" calcext:value-type="float">
            <text:p>1204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12160" calcext:value-type="float">
            <text:p>12160</text:p>
          </table:table-cell>
          <table:table-cell/>
          <table:table-cell table:formula="of:=[.D100]-[.C100]" office:value-type="float" office:value="-12160" calcext:value-type="float">
            <text:p>-12160</text:p>
          </table:table-cell>
          <table:table-cell table:formula="of:=[.C100]+10+IF(MOD([.B100];3)=0;0; (3-MOD([.B100];3)))" office:value-type="float" office:value="12171" calcext:value-type="float">
            <text:p>1217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12288" calcext:value-type="float">
            <text:p>12288</text:p>
          </table:table-cell>
          <table:table-cell/>
          <table:table-cell table:formula="of:=[.D101]-[.C101]" office:value-type="float" office:value="-12288" calcext:value-type="float">
            <text:p>-12288</text:p>
          </table:table-cell>
          <table:table-cell table:formula="of:=[.C101]+10+IF(MOD([.B101];3)=0;0; (3-MOD([.B101];3)))" office:value-type="float" office:value="12300" calcext:value-type="float">
            <text:p>1230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12416" calcext:value-type="float">
            <text:p>12416</text:p>
          </table:table-cell>
          <table:table-cell/>
          <table:table-cell table:formula="of:=[.D102]-[.C102]" office:value-type="float" office:value="-12416" calcext:value-type="float">
            <text:p>-12416</text:p>
          </table:table-cell>
          <table:table-cell table:formula="of:=[.C102]+10+IF(MOD([.B102];3)=0;0; (3-MOD([.B102];3)))" office:value-type="float" office:value="12426" calcext:value-type="float">
            <text:p>1242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12544" calcext:value-type="float">
            <text:p>12544</text:p>
          </table:table-cell>
          <table:table-cell/>
          <table:table-cell table:formula="of:=[.D103]-[.C103]" office:value-type="float" office:value="-12544" calcext:value-type="float">
            <text:p>-12544</text:p>
          </table:table-cell>
          <table:table-cell table:formula="of:=[.C103]+10+IF(MOD([.B103];3)=0;0; (3-MOD([.B103];3)))" office:value-type="float" office:value="12555" calcext:value-type="float">
            <text:p>1255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12672" calcext:value-type="float">
            <text:p>12672</text:p>
          </table:table-cell>
          <table:table-cell/>
          <table:table-cell table:formula="of:=[.D104]-[.C104]" office:value-type="float" office:value="-12672" calcext:value-type="float">
            <text:p>-12672</text:p>
          </table:table-cell>
          <table:table-cell table:formula="of:=[.C104]+10+IF(MOD([.B104];3)=0;0; (3-MOD([.B104];3)))" office:value-type="float" office:value="12684" calcext:value-type="float">
            <text:p>1268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12800" calcext:value-type="float">
            <text:p>12800</text:p>
          </table:table-cell>
          <table:table-cell/>
          <table:table-cell table:formula="of:=[.D105]-[.C105]" office:value-type="float" office:value="-12800" calcext:value-type="float">
            <text:p>-12800</text:p>
          </table:table-cell>
          <table:table-cell table:formula="of:=[.C105]+10+IF(MOD([.B105];3)=0;0; (3-MOD([.B105];3)))" office:value-type="float" office:value="12810" calcext:value-type="float">
            <text:p>1281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12928" calcext:value-type="float">
            <text:p>12928</text:p>
          </table:table-cell>
          <table:table-cell/>
          <table:table-cell table:formula="of:=[.D106]-[.C106]" office:value-type="float" office:value="-12928" calcext:value-type="float">
            <text:p>-12928</text:p>
          </table:table-cell>
          <table:table-cell table:formula="of:=[.C106]+10+IF(MOD([.B106];3)=0;0; (3-MOD([.B106];3)))" office:value-type="float" office:value="12939" calcext:value-type="float">
            <text:p>1293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13056" calcext:value-type="float">
            <text:p>13056</text:p>
          </table:table-cell>
          <table:table-cell/>
          <table:table-cell table:formula="of:=[.D107]-[.C107]" office:value-type="float" office:value="-13056" calcext:value-type="float">
            <text:p>-13056</text:p>
          </table:table-cell>
          <table:table-cell table:formula="of:=[.C107]+10+IF(MOD([.B107];3)=0;0; (3-MOD([.B107];3)))" office:value-type="float" office:value="13068" calcext:value-type="float">
            <text:p>1306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13184" calcext:value-type="float">
            <text:p>13184</text:p>
          </table:table-cell>
          <table:table-cell/>
          <table:table-cell table:formula="of:=[.D108]-[.C108]" office:value-type="float" office:value="-13184" calcext:value-type="float">
            <text:p>-13184</text:p>
          </table:table-cell>
          <table:table-cell table:formula="of:=[.C108]+10+IF(MOD([.B108];3)=0;0; (3-MOD([.B108];3)))" office:value-type="float" office:value="13194" calcext:value-type="float">
            <text:p>1319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13312" calcext:value-type="float">
            <text:p>13312</text:p>
          </table:table-cell>
          <table:table-cell/>
          <table:table-cell table:formula="of:=[.D109]-[.C109]" office:value-type="float" office:value="-13312" calcext:value-type="float">
            <text:p>-13312</text:p>
          </table:table-cell>
          <table:table-cell table:formula="of:=[.C109]+10+IF(MOD([.B109];3)=0;0; (3-MOD([.B109];3)))" office:value-type="float" office:value="13323" calcext:value-type="float">
            <text:p>1332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13440" calcext:value-type="float">
            <text:p>13440</text:p>
          </table:table-cell>
          <table:table-cell/>
          <table:table-cell table:formula="of:=[.D110]-[.C110]" office:value-type="float" office:value="-13440" calcext:value-type="float">
            <text:p>-13440</text:p>
          </table:table-cell>
          <table:table-cell table:formula="of:=[.C110]+10+IF(MOD([.B110];3)=0;0; (3-MOD([.B110];3)))" office:value-type="float" office:value="13452" calcext:value-type="float">
            <text:p>1345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13568" calcext:value-type="float">
            <text:p>13568</text:p>
          </table:table-cell>
          <table:table-cell/>
          <table:table-cell table:formula="of:=[.D111]-[.C111]" office:value-type="float" office:value="-13568" calcext:value-type="float">
            <text:p>-13568</text:p>
          </table:table-cell>
          <table:table-cell table:formula="of:=[.C111]+10+IF(MOD([.B111];3)=0;0; (3-MOD([.B111];3)))" office:value-type="float" office:value="13578" calcext:value-type="float">
            <text:p>1357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13696" calcext:value-type="float">
            <text:p>13696</text:p>
          </table:table-cell>
          <table:table-cell/>
          <table:table-cell table:formula="of:=[.D112]-[.C112]" office:value-type="float" office:value="-13696" calcext:value-type="float">
            <text:p>-13696</text:p>
          </table:table-cell>
          <table:table-cell table:formula="of:=[.C112]+10+IF(MOD([.B112];3)=0;0; (3-MOD([.B112];3)))" office:value-type="float" office:value="13707" calcext:value-type="float">
            <text:p>1370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13824" calcext:value-type="float">
            <text:p>13824</text:p>
          </table:table-cell>
          <table:table-cell/>
          <table:table-cell table:formula="of:=[.D113]-[.C113]" office:value-type="float" office:value="-13824" calcext:value-type="float">
            <text:p>-13824</text:p>
          </table:table-cell>
          <table:table-cell table:formula="of:=[.C113]+10+IF(MOD([.B113];3)=0;0; (3-MOD([.B113];3)))" office:value-type="float" office:value="13836" calcext:value-type="float">
            <text:p>1383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13952" calcext:value-type="float">
            <text:p>13952</text:p>
          </table:table-cell>
          <table:table-cell/>
          <table:table-cell table:formula="of:=[.D114]-[.C114]" office:value-type="float" office:value="-13952" calcext:value-type="float">
            <text:p>-13952</text:p>
          </table:table-cell>
          <table:table-cell table:formula="of:=[.C114]+10+IF(MOD([.B114];3)=0;0; (3-MOD([.B114];3)))" office:value-type="float" office:value="13962" calcext:value-type="float">
            <text:p>1396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14080" calcext:value-type="float">
            <text:p>14080</text:p>
          </table:table-cell>
          <table:table-cell/>
          <table:table-cell table:formula="of:=[.D115]-[.C115]" office:value-type="float" office:value="-14080" calcext:value-type="float">
            <text:p>-14080</text:p>
          </table:table-cell>
          <table:table-cell table:formula="of:=[.C115]+10+IF(MOD([.B115];3)=0;0; (3-MOD([.B115];3)))" office:value-type="float" office:value="14091" calcext:value-type="float">
            <text:p>1409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14208" calcext:value-type="float">
            <text:p>14208</text:p>
          </table:table-cell>
          <table:table-cell/>
          <table:table-cell table:formula="of:=[.D116]-[.C116]" office:value-type="float" office:value="-14208" calcext:value-type="float">
            <text:p>-14208</text:p>
          </table:table-cell>
          <table:table-cell table:formula="of:=[.C116]+10+IF(MOD([.B116];3)=0;0; (3-MOD([.B116];3)))" office:value-type="float" office:value="14220" calcext:value-type="float">
            <text:p>1422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14336" calcext:value-type="float">
            <text:p>14336</text:p>
          </table:table-cell>
          <table:table-cell/>
          <table:table-cell table:formula="of:=[.D117]-[.C117]" office:value-type="float" office:value="-14336" calcext:value-type="float">
            <text:p>-14336</text:p>
          </table:table-cell>
          <table:table-cell table:formula="of:=[.C117]+10+IF(MOD([.B117];3)=0;0; (3-MOD([.B117];3)))" office:value-type="float" office:value="14346" calcext:value-type="float">
            <text:p>1434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14464" calcext:value-type="float">
            <text:p>14464</text:p>
          </table:table-cell>
          <table:table-cell/>
          <table:table-cell table:formula="of:=[.D118]-[.C118]" office:value-type="float" office:value="-14464" calcext:value-type="float">
            <text:p>-14464</text:p>
          </table:table-cell>
          <table:table-cell table:formula="of:=[.C118]+10+IF(MOD([.B118];3)=0;0; (3-MOD([.B118];3)))" office:value-type="float" office:value="14475" calcext:value-type="float">
            <text:p>1447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14592" calcext:value-type="float">
            <text:p>14592</text:p>
          </table:table-cell>
          <table:table-cell/>
          <table:table-cell table:formula="of:=[.D119]-[.C119]" office:value-type="float" office:value="-14592" calcext:value-type="float">
            <text:p>-14592</text:p>
          </table:table-cell>
          <table:table-cell table:formula="of:=[.C119]+10+IF(MOD([.B119];3)=0;0; (3-MOD([.B119];3)))" office:value-type="float" office:value="14604" calcext:value-type="float">
            <text:p>1460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14720" calcext:value-type="float">
            <text:p>14720</text:p>
          </table:table-cell>
          <table:table-cell/>
          <table:table-cell table:formula="of:=[.D120]-[.C120]" office:value-type="float" office:value="-14720" calcext:value-type="float">
            <text:p>-14720</text:p>
          </table:table-cell>
          <table:table-cell table:formula="of:=[.C120]+10+IF(MOD([.B120];3)=0;0; (3-MOD([.B120];3)))" office:value-type="float" office:value="14730" calcext:value-type="float">
            <text:p>1473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14848" calcext:value-type="float">
            <text:p>14848</text:p>
          </table:table-cell>
          <table:table-cell/>
          <table:table-cell table:formula="of:=[.D121]-[.C121]" office:value-type="float" office:value="-14848" calcext:value-type="float">
            <text:p>-14848</text:p>
          </table:table-cell>
          <table:table-cell table:formula="of:=[.C121]+10+IF(MOD([.B121];3)=0;0; (3-MOD([.B121];3)))" office:value-type="float" office:value="14859" calcext:value-type="float">
            <text:p>1485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14976" calcext:value-type="float">
            <text:p>14976</text:p>
          </table:table-cell>
          <table:table-cell/>
          <table:table-cell table:formula="of:=[.D122]-[.C122]" office:value-type="float" office:value="-14976" calcext:value-type="float">
            <text:p>-14976</text:p>
          </table:table-cell>
          <table:table-cell table:formula="of:=[.C122]+10+IF(MOD([.B122];3)=0;0; (3-MOD([.B122];3)))" office:value-type="float" office:value="14988" calcext:value-type="float">
            <text:p>1498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15104" calcext:value-type="float">
            <text:p>15104</text:p>
          </table:table-cell>
          <table:table-cell/>
          <table:table-cell table:formula="of:=[.D123]-[.C123]" office:value-type="float" office:value="-15104" calcext:value-type="float">
            <text:p>-15104</text:p>
          </table:table-cell>
          <table:table-cell table:formula="of:=[.C123]+10+IF(MOD([.B123];3)=0;0; (3-MOD([.B123];3)))" office:value-type="float" office:value="15114" calcext:value-type="float">
            <text:p>1511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15232" calcext:value-type="float">
            <text:p>15232</text:p>
          </table:table-cell>
          <table:table-cell/>
          <table:table-cell table:formula="of:=[.D124]-[.C124]" office:value-type="float" office:value="-15232" calcext:value-type="float">
            <text:p>-15232</text:p>
          </table:table-cell>
          <table:table-cell table:formula="of:=[.C124]+10+IF(MOD([.B124];3)=0;0; (3-MOD([.B124];3)))" office:value-type="float" office:value="15243" calcext:value-type="float">
            <text:p>1524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15360" calcext:value-type="float">
            <text:p>15360</text:p>
          </table:table-cell>
          <table:table-cell/>
          <table:table-cell table:formula="of:=[.D125]-[.C125]" office:value-type="float" office:value="-15360" calcext:value-type="float">
            <text:p>-15360</text:p>
          </table:table-cell>
          <table:table-cell table:formula="of:=[.C125]+10+IF(MOD([.B125];3)=0;0; (3-MOD([.B125];3)))" office:value-type="float" office:value="15372" calcext:value-type="float">
            <text:p>1537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15488" calcext:value-type="float">
            <text:p>15488</text:p>
          </table:table-cell>
          <table:table-cell/>
          <table:table-cell table:formula="of:=[.D126]-[.C126]" office:value-type="float" office:value="-15488" calcext:value-type="float">
            <text:p>-15488</text:p>
          </table:table-cell>
          <table:table-cell table:formula="of:=[.C126]+10+IF(MOD([.B126];3)=0;0; (3-MOD([.B126];3)))" office:value-type="float" office:value="15498" calcext:value-type="float">
            <text:p>1549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15616" calcext:value-type="float">
            <text:p>15616</text:p>
          </table:table-cell>
          <table:table-cell/>
          <table:table-cell table:formula="of:=[.D127]-[.C127]" office:value-type="float" office:value="-15616" calcext:value-type="float">
            <text:p>-15616</text:p>
          </table:table-cell>
          <table:table-cell table:formula="of:=[.C127]+10+IF(MOD([.B127];3)=0;0; (3-MOD([.B127];3)))" office:value-type="float" office:value="15627" calcext:value-type="float">
            <text:p>1562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15744" calcext:value-type="float">
            <text:p>15744</text:p>
          </table:table-cell>
          <table:table-cell/>
          <table:table-cell table:formula="of:=[.D128]-[.C128]" office:value-type="float" office:value="-15744" calcext:value-type="float">
            <text:p>-15744</text:p>
          </table:table-cell>
          <table:table-cell table:formula="of:=[.C128]+10+IF(MOD([.B128];3)=0;0; (3-MOD([.B128];3)))" office:value-type="float" office:value="15756" calcext:value-type="float">
            <text:p>1575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15872" calcext:value-type="float">
            <text:p>15872</text:p>
          </table:table-cell>
          <table:table-cell/>
          <table:table-cell table:formula="of:=[.D129]-[.C129]" office:value-type="float" office:value="-15872" calcext:value-type="float">
            <text:p>-15872</text:p>
          </table:table-cell>
          <table:table-cell table:formula="of:=[.C129]+10+IF(MOD([.B129];3)=0;0; (3-MOD([.B129];3)))" office:value-type="float" office:value="15882" calcext:value-type="float">
            <text:p>1588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16000" calcext:value-type="float">
            <text:p>16000</text:p>
          </table:table-cell>
          <table:table-cell/>
          <table:table-cell table:formula="of:=[.D130]-[.C130]" office:value-type="float" office:value="-16000" calcext:value-type="float">
            <text:p>-16000</text:p>
          </table:table-cell>
          <table:table-cell table:formula="of:=[.C130]+10+IF(MOD([.B130];3)=0;0; (3-MOD([.B130];3)))" office:value-type="float" office:value="16011" calcext:value-type="float">
            <text:p>1601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16128" calcext:value-type="float">
            <text:p>16128</text:p>
          </table:table-cell>
          <table:table-cell/>
          <table:table-cell table:formula="of:=[.D131]-[.C131]" office:value-type="float" office:value="-16128" calcext:value-type="float">
            <text:p>-16128</text:p>
          </table:table-cell>
          <table:table-cell table:formula="of:=[.C131]+10+IF(MOD([.B131];3)=0;0; (3-MOD([.B131];3)))" office:value-type="float" office:value="16140" calcext:value-type="float">
            <text:p>1614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16256" calcext:value-type="float">
            <text:p>16256</text:p>
          </table:table-cell>
          <table:table-cell/>
          <table:table-cell table:formula="of:=[.D132]-[.C132]" office:value-type="float" office:value="-16256" calcext:value-type="float">
            <text:p>-16256</text:p>
          </table:table-cell>
          <table:table-cell table:formula="of:=[.C132]+10+IF(MOD([.B132];3)=0;0; (3-MOD([.B132];3)))" office:value-type="float" office:value="16266" calcext:value-type="float">
            <text:p>1626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(256-[.B133])*[.$B$3]*[.A133]*1000000" office:value-type="float" office:value="16384" calcext:value-type="float">
            <text:p>16384</text:p>
          </table:table-cell>
          <table:table-cell/>
          <table:table-cell table:formula="of:=[.D133]-[.C133]" office:value-type="float" office:value="-16384" calcext:value-type="float">
            <text:p>-16384</text:p>
          </table:table-cell>
          <table:table-cell table:formula="of:=[.C133]+10+IF(MOD([.B133];3)=0;0; (3-MOD([.B133];3)))" office:value-type="float" office:value="16395" calcext:value-type="float">
            <text:p>1639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16512" calcext:value-type="float">
            <text:p>16512</text:p>
          </table:table-cell>
          <table:table-cell/>
          <table:table-cell table:formula="of:=[.D134]-[.C134]" office:value-type="float" office:value="-16512" calcext:value-type="float">
            <text:p>-16512</text:p>
          </table:table-cell>
          <table:table-cell table:formula="of:=[.C134]+10+IF(MOD([.B134];3)=0;0; (3-MOD([.B134];3)))" office:value-type="float" office:value="16524" calcext:value-type="float">
            <text:p>1652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16640" calcext:value-type="float">
            <text:p>16640</text:p>
          </table:table-cell>
          <table:table-cell/>
          <table:table-cell table:formula="of:=[.D135]-[.C135]" office:value-type="float" office:value="-16640" calcext:value-type="float">
            <text:p>-16640</text:p>
          </table:table-cell>
          <table:table-cell table:formula="of:=[.C135]+10+IF(MOD([.B135];3)=0;0; (3-MOD([.B135];3)))" office:value-type="float" office:value="16650" calcext:value-type="float">
            <text:p>1665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16768" calcext:value-type="float">
            <text:p>16768</text:p>
          </table:table-cell>
          <table:table-cell/>
          <table:table-cell table:formula="of:=[.D136]-[.C136]" office:value-type="float" office:value="-16768" calcext:value-type="float">
            <text:p>-16768</text:p>
          </table:table-cell>
          <table:table-cell table:formula="of:=[.C136]+10+IF(MOD([.B136];3)=0;0; (3-MOD([.B136];3)))" office:value-type="float" office:value="16779" calcext:value-type="float">
            <text:p>1677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16896" calcext:value-type="float">
            <text:p>16896</text:p>
          </table:table-cell>
          <table:table-cell/>
          <table:table-cell table:formula="of:=[.D137]-[.C137]" office:value-type="float" office:value="-16896" calcext:value-type="float">
            <text:p>-16896</text:p>
          </table:table-cell>
          <table:table-cell table:formula="of:=[.C137]+10+IF(MOD([.B137];3)=0;0; (3-MOD([.B137];3)))" office:value-type="float" office:value="16908" calcext:value-type="float">
            <text:p>1690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17024" calcext:value-type="float">
            <text:p>17024</text:p>
          </table:table-cell>
          <table:table-cell/>
          <table:table-cell table:formula="of:=[.D138]-[.C138]" office:value-type="float" office:value="-17024" calcext:value-type="float">
            <text:p>-17024</text:p>
          </table:table-cell>
          <table:table-cell table:formula="of:=[.C138]+10+IF(MOD([.B138];3)=0;0; (3-MOD([.B138];3)))" office:value-type="float" office:value="17034" calcext:value-type="float">
            <text:p>1703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17152" calcext:value-type="float">
            <text:p>17152</text:p>
          </table:table-cell>
          <table:table-cell/>
          <table:table-cell table:formula="of:=[.D139]-[.C139]" office:value-type="float" office:value="-17152" calcext:value-type="float">
            <text:p>-17152</text:p>
          </table:table-cell>
          <table:table-cell table:formula="of:=[.C139]+10+IF(MOD([.B139];3)=0;0; (3-MOD([.B139];3)))" office:value-type="float" office:value="17163" calcext:value-type="float">
            <text:p>1716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17280" calcext:value-type="float">
            <text:p>17280</text:p>
          </table:table-cell>
          <table:table-cell/>
          <table:table-cell table:formula="of:=[.D140]-[.C140]" office:value-type="float" office:value="-17280" calcext:value-type="float">
            <text:p>-17280</text:p>
          </table:table-cell>
          <table:table-cell table:formula="of:=[.C140]+10+IF(MOD([.B140];3)=0;0; (3-MOD([.B140];3)))" office:value-type="float" office:value="17292" calcext:value-type="float">
            <text:p>1729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17408" calcext:value-type="float">
            <text:p>17408</text:p>
          </table:table-cell>
          <table:table-cell/>
          <table:table-cell table:formula="of:=[.D141]-[.C141]" office:value-type="float" office:value="-17408" calcext:value-type="float">
            <text:p>-17408</text:p>
          </table:table-cell>
          <table:table-cell table:formula="of:=[.C141]+10+IF(MOD([.B141];3)=0;0; (3-MOD([.B141];3)))" office:value-type="float" office:value="17418" calcext:value-type="float">
            <text:p>1741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17536" calcext:value-type="float">
            <text:p>17536</text:p>
          </table:table-cell>
          <table:table-cell/>
          <table:table-cell table:formula="of:=[.D142]-[.C142]" office:value-type="float" office:value="-17536" calcext:value-type="float">
            <text:p>-17536</text:p>
          </table:table-cell>
          <table:table-cell table:formula="of:=[.C142]+10+IF(MOD([.B142];3)=0;0; (3-MOD([.B142];3)))" office:value-type="float" office:value="17547" calcext:value-type="float">
            <text:p>1754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17664" calcext:value-type="float">
            <text:p>17664</text:p>
          </table:table-cell>
          <table:table-cell/>
          <table:table-cell table:formula="of:=[.D143]-[.C143]" office:value-type="float" office:value="-17664" calcext:value-type="float">
            <text:p>-17664</text:p>
          </table:table-cell>
          <table:table-cell table:formula="of:=[.C143]+10+IF(MOD([.B143];3)=0;0; (3-MOD([.B143];3)))" office:value-type="float" office:value="17676" calcext:value-type="float">
            <text:p>1767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17792" calcext:value-type="float">
            <text:p>17792</text:p>
          </table:table-cell>
          <table:table-cell/>
          <table:table-cell table:formula="of:=[.D144]-[.C144]" office:value-type="float" office:value="-17792" calcext:value-type="float">
            <text:p>-17792</text:p>
          </table:table-cell>
          <table:table-cell table:formula="of:=[.C144]+10+IF(MOD([.B144];3)=0;0; (3-MOD([.B144];3)))" office:value-type="float" office:value="17802" calcext:value-type="float">
            <text:p>1780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17920" calcext:value-type="float">
            <text:p>17920</text:p>
          </table:table-cell>
          <table:table-cell/>
          <table:table-cell table:formula="of:=[.D145]-[.C145]" office:value-type="float" office:value="-17920" calcext:value-type="float">
            <text:p>-17920</text:p>
          </table:table-cell>
          <table:table-cell table:formula="of:=[.C145]+10+IF(MOD([.B145];3)=0;0; (3-MOD([.B145];3)))" office:value-type="float" office:value="17931" calcext:value-type="float">
            <text:p>1793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18048" calcext:value-type="float">
            <text:p>18048</text:p>
          </table:table-cell>
          <table:table-cell/>
          <table:table-cell table:formula="of:=[.D146]-[.C146]" office:value-type="float" office:value="-18048" calcext:value-type="float">
            <text:p>-18048</text:p>
          </table:table-cell>
          <table:table-cell table:formula="of:=[.C146]+10+IF(MOD([.B146];3)=0;0; (3-MOD([.B146];3)))" office:value-type="float" office:value="18060" calcext:value-type="float">
            <text:p>1806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18176" calcext:value-type="float">
            <text:p>18176</text:p>
          </table:table-cell>
          <table:table-cell/>
          <table:table-cell table:formula="of:=[.D147]-[.C147]" office:value-type="float" office:value="-18176" calcext:value-type="float">
            <text:p>-18176</text:p>
          </table:table-cell>
          <table:table-cell table:formula="of:=[.C147]+10+IF(MOD([.B147];3)=0;0; (3-MOD([.B147];3)))" office:value-type="float" office:value="18186" calcext:value-type="float">
            <text:p>1818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18304" calcext:value-type="float">
            <text:p>18304</text:p>
          </table:table-cell>
          <table:table-cell/>
          <table:table-cell table:formula="of:=[.D148]-[.C148]" office:value-type="float" office:value="-18304" calcext:value-type="float">
            <text:p>-18304</text:p>
          </table:table-cell>
          <table:table-cell table:formula="of:=[.C148]+10+IF(MOD([.B148];3)=0;0; (3-MOD([.B148];3)))" office:value-type="float" office:value="18315" calcext:value-type="float">
            <text:p>1831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18432" calcext:value-type="float">
            <text:p>18432</text:p>
          </table:table-cell>
          <table:table-cell/>
          <table:table-cell table:formula="of:=[.D149]-[.C149]" office:value-type="float" office:value="-18432" calcext:value-type="float">
            <text:p>-18432</text:p>
          </table:table-cell>
          <table:table-cell table:formula="of:=[.C149]+10+IF(MOD([.B149];3)=0;0; (3-MOD([.B149];3)))" office:value-type="float" office:value="18444" calcext:value-type="float">
            <text:p>1844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18560" calcext:value-type="float">
            <text:p>18560</text:p>
          </table:table-cell>
          <table:table-cell/>
          <table:table-cell table:formula="of:=[.D150]-[.C150]" office:value-type="float" office:value="-18560" calcext:value-type="float">
            <text:p>-18560</text:p>
          </table:table-cell>
          <table:table-cell table:formula="of:=[.C150]+10+IF(MOD([.B150];3)=0;0; (3-MOD([.B150];3)))" office:value-type="float" office:value="18570" calcext:value-type="float">
            <text:p>1857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18688" calcext:value-type="float">
            <text:p>18688</text:p>
          </table:table-cell>
          <table:table-cell/>
          <table:table-cell table:formula="of:=[.D151]-[.C151]" office:value-type="float" office:value="-18688" calcext:value-type="float">
            <text:p>-18688</text:p>
          </table:table-cell>
          <table:table-cell table:formula="of:=[.C151]+10+IF(MOD([.B151];3)=0;0; (3-MOD([.B151];3)))" office:value-type="float" office:value="18699" calcext:value-type="float">
            <text:p>1869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18816" calcext:value-type="float">
            <text:p>18816</text:p>
          </table:table-cell>
          <table:table-cell/>
          <table:table-cell table:formula="of:=[.D152]-[.C152]" office:value-type="float" office:value="-18816" calcext:value-type="float">
            <text:p>-18816</text:p>
          </table:table-cell>
          <table:table-cell table:formula="of:=[.C152]+10+IF(MOD([.B152];3)=0;0; (3-MOD([.B152];3)))" office:value-type="float" office:value="18828" calcext:value-type="float">
            <text:p>1882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18944" calcext:value-type="float">
            <text:p>18944</text:p>
          </table:table-cell>
          <table:table-cell/>
          <table:table-cell table:formula="of:=[.D153]-[.C153]" office:value-type="float" office:value="-18944" calcext:value-type="float">
            <text:p>-18944</text:p>
          </table:table-cell>
          <table:table-cell table:formula="of:=[.C153]+10+IF(MOD([.B153];3)=0;0; (3-MOD([.B153];3)))" office:value-type="float" office:value="18954" calcext:value-type="float">
            <text:p>1895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19072" calcext:value-type="float">
            <text:p>19072</text:p>
          </table:table-cell>
          <table:table-cell/>
          <table:table-cell table:formula="of:=[.D154]-[.C154]" office:value-type="float" office:value="-19072" calcext:value-type="float">
            <text:p>-19072</text:p>
          </table:table-cell>
          <table:table-cell table:formula="of:=[.C154]+10+IF(MOD([.B154];3)=0;0; (3-MOD([.B154];3)))" office:value-type="float" office:value="19083" calcext:value-type="float">
            <text:p>1908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19200" calcext:value-type="float">
            <text:p>19200</text:p>
          </table:table-cell>
          <table:table-cell/>
          <table:table-cell table:formula="of:=[.D155]-[.C155]" office:value-type="float" office:value="-19200" calcext:value-type="float">
            <text:p>-19200</text:p>
          </table:table-cell>
          <table:table-cell table:formula="of:=[.C155]+10+IF(MOD([.B155];3)=0;0; (3-MOD([.B155];3)))" office:value-type="float" office:value="19212" calcext:value-type="float">
            <text:p>1921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19328" calcext:value-type="float">
            <text:p>19328</text:p>
          </table:table-cell>
          <table:table-cell/>
          <table:table-cell table:formula="of:=[.D156]-[.C156]" office:value-type="float" office:value="-19328" calcext:value-type="float">
            <text:p>-19328</text:p>
          </table:table-cell>
          <table:table-cell table:formula="of:=[.C156]+10+IF(MOD([.B156];3)=0;0; (3-MOD([.B156];3)))" office:value-type="float" office:value="19338" calcext:value-type="float">
            <text:p>1933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19456" calcext:value-type="float">
            <text:p>19456</text:p>
          </table:table-cell>
          <table:table-cell/>
          <table:table-cell table:formula="of:=[.D157]-[.C157]" office:value-type="float" office:value="-19456" calcext:value-type="float">
            <text:p>-19456</text:p>
          </table:table-cell>
          <table:table-cell table:formula="of:=[.C157]+10+IF(MOD([.B157];3)=0;0; (3-MOD([.B157];3)))" office:value-type="float" office:value="19467" calcext:value-type="float">
            <text:p>1946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19584" calcext:value-type="float">
            <text:p>19584</text:p>
          </table:table-cell>
          <table:table-cell/>
          <table:table-cell table:formula="of:=[.D158]-[.C158]" office:value-type="float" office:value="-19584" calcext:value-type="float">
            <text:p>-19584</text:p>
          </table:table-cell>
          <table:table-cell table:formula="of:=[.C158]+10+IF(MOD([.B158];3)=0;0; (3-MOD([.B158];3)))" office:value-type="float" office:value="19596" calcext:value-type="float">
            <text:p>1959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19712" calcext:value-type="float">
            <text:p>19712</text:p>
          </table:table-cell>
          <table:table-cell/>
          <table:table-cell table:formula="of:=[.D159]-[.C159]" office:value-type="float" office:value="-19712" calcext:value-type="float">
            <text:p>-19712</text:p>
          </table:table-cell>
          <table:table-cell table:formula="of:=[.C159]+10+IF(MOD([.B159];3)=0;0; (3-MOD([.B159];3)))" office:value-type="float" office:value="19722" calcext:value-type="float">
            <text:p>1972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19840" calcext:value-type="float">
            <text:p>19840</text:p>
          </table:table-cell>
          <table:table-cell/>
          <table:table-cell table:formula="of:=[.D160]-[.C160]" office:value-type="float" office:value="-19840" calcext:value-type="float">
            <text:p>-19840</text:p>
          </table:table-cell>
          <table:table-cell table:formula="of:=[.C160]+10+IF(MOD([.B160];3)=0;0; (3-MOD([.B160];3)))" office:value-type="float" office:value="19851" calcext:value-type="float">
            <text:p>1985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19968" calcext:value-type="float">
            <text:p>19968</text:p>
          </table:table-cell>
          <table:table-cell office:value-type="float" office:value="19980" calcext:value-type="float">
            <text:p>19980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0;0; (3-MOD([.B161];3)))" office:value-type="float" office:value="19980" calcext:value-type="float">
            <text:p>1998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20096" calcext:value-type="float">
            <text:p>20096</text:p>
          </table:table-cell>
          <table:table-cell/>
          <table:table-cell table:formula="of:=[.D162]-[.C162]" office:value-type="float" office:value="-20096" calcext:value-type="float">
            <text:p>-20096</text:p>
          </table:table-cell>
          <table:table-cell table:formula="of:=[.C162]+10+IF(MOD([.B162];3)=0;0; (3-MOD([.B162];3)))" office:value-type="float" office:value="20106" calcext:value-type="float">
            <text:p>2010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20224" calcext:value-type="float">
            <text:p>20224</text:p>
          </table:table-cell>
          <table:table-cell/>
          <table:table-cell table:formula="of:=[.D163]-[.C163]" office:value-type="float" office:value="-20224" calcext:value-type="float">
            <text:p>-20224</text:p>
          </table:table-cell>
          <table:table-cell table:formula="of:=[.C163]+10+IF(MOD([.B163];3)=0;0; (3-MOD([.B163];3)))" office:value-type="float" office:value="20235" calcext:value-type="float">
            <text:p>2023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20352" calcext:value-type="float">
            <text:p>20352</text:p>
          </table:table-cell>
          <table:table-cell/>
          <table:table-cell table:formula="of:=[.D164]-[.C164]" office:value-type="float" office:value="-20352" calcext:value-type="float">
            <text:p>-20352</text:p>
          </table:table-cell>
          <table:table-cell table:formula="of:=[.C164]+10+IF(MOD([.B164];3)=0;0; (3-MOD([.B164];3)))" office:value-type="float" office:value="20364" calcext:value-type="float">
            <text:p>2036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20480" calcext:value-type="float">
            <text:p>20480</text:p>
          </table:table-cell>
          <table:table-cell/>
          <table:table-cell table:formula="of:=[.D165]-[.C165]" office:value-type="float" office:value="-20480" calcext:value-type="float">
            <text:p>-20480</text:p>
          </table:table-cell>
          <table:table-cell table:formula="of:=[.C165]+10+IF(MOD([.B165];3)=0;0; (3-MOD([.B165];3)))" office:value-type="float" office:value="20490" calcext:value-type="float">
            <text:p>2049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20608" calcext:value-type="float">
            <text:p>20608</text:p>
          </table:table-cell>
          <table:table-cell/>
          <table:table-cell table:formula="of:=[.D166]-[.C166]" office:value-type="float" office:value="-20608" calcext:value-type="float">
            <text:p>-20608</text:p>
          </table:table-cell>
          <table:table-cell table:formula="of:=[.C166]+10+IF(MOD([.B166];3)=0;0; (3-MOD([.B166];3)))" office:value-type="float" office:value="20619" calcext:value-type="float">
            <text:p>2061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20736" calcext:value-type="float">
            <text:p>20736</text:p>
          </table:table-cell>
          <table:table-cell/>
          <table:table-cell table:formula="of:=[.D167]-[.C167]" office:value-type="float" office:value="-20736" calcext:value-type="float">
            <text:p>-20736</text:p>
          </table:table-cell>
          <table:table-cell table:formula="of:=[.C167]+10+IF(MOD([.B167];3)=0;0; (3-MOD([.B167];3)))" office:value-type="float" office:value="20748" calcext:value-type="float">
            <text:p>2074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20864" calcext:value-type="float">
            <text:p>20864</text:p>
          </table:table-cell>
          <table:table-cell/>
          <table:table-cell table:formula="of:=[.D168]-[.C168]" office:value-type="float" office:value="-20864" calcext:value-type="float">
            <text:p>-20864</text:p>
          </table:table-cell>
          <table:table-cell table:formula="of:=[.C168]+10+IF(MOD([.B168];3)=0;0; (3-MOD([.B168];3)))" office:value-type="float" office:value="20874" calcext:value-type="float">
            <text:p>2087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20992" calcext:value-type="float">
            <text:p>20992</text:p>
          </table:table-cell>
          <table:table-cell/>
          <table:table-cell table:formula="of:=[.D169]-[.C169]" office:value-type="float" office:value="-20992" calcext:value-type="float">
            <text:p>-20992</text:p>
          </table:table-cell>
          <table:table-cell table:formula="of:=[.C169]+10+IF(MOD([.B169];3)=0;0; (3-MOD([.B169];3)))" office:value-type="float" office:value="21003" calcext:value-type="float">
            <text:p>2100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21120" calcext:value-type="float">
            <text:p>21120</text:p>
          </table:table-cell>
          <table:table-cell/>
          <table:table-cell table:formula="of:=[.D170]-[.C170]" office:value-type="float" office:value="-21120" calcext:value-type="float">
            <text:p>-21120</text:p>
          </table:table-cell>
          <table:table-cell table:formula="of:=[.C170]+10+IF(MOD([.B170];3)=0;0; (3-MOD([.B170];3)))" office:value-type="float" office:value="21132" calcext:value-type="float">
            <text:p>2113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21248" calcext:value-type="float">
            <text:p>21248</text:p>
          </table:table-cell>
          <table:table-cell/>
          <table:table-cell table:formula="of:=[.D171]-[.C171]" office:value-type="float" office:value="-21248" calcext:value-type="float">
            <text:p>-21248</text:p>
          </table:table-cell>
          <table:table-cell table:formula="of:=[.C171]+10+IF(MOD([.B171];3)=0;0; (3-MOD([.B171];3)))" office:value-type="float" office:value="21258" calcext:value-type="float">
            <text:p>2125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21376" calcext:value-type="float">
            <text:p>21376</text:p>
          </table:table-cell>
          <table:table-cell/>
          <table:table-cell table:formula="of:=[.D172]-[.C172]" office:value-type="float" office:value="-21376" calcext:value-type="float">
            <text:p>-21376</text:p>
          </table:table-cell>
          <table:table-cell table:formula="of:=[.C172]+10+IF(MOD([.B172];3)=0;0; (3-MOD([.B172];3)))" office:value-type="float" office:value="21387" calcext:value-type="float">
            <text:p>2138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21504" calcext:value-type="float">
            <text:p>21504</text:p>
          </table:table-cell>
          <table:table-cell/>
          <table:table-cell table:formula="of:=[.D173]-[.C173]" office:value-type="float" office:value="-21504" calcext:value-type="float">
            <text:p>-21504</text:p>
          </table:table-cell>
          <table:table-cell table:formula="of:=[.C173]+10+IF(MOD([.B173];3)=0;0; (3-MOD([.B173];3)))" office:value-type="float" office:value="21516" calcext:value-type="float">
            <text:p>2151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21632" calcext:value-type="float">
            <text:p>21632</text:p>
          </table:table-cell>
          <table:table-cell/>
          <table:table-cell table:formula="of:=[.D174]-[.C174]" office:value-type="float" office:value="-21632" calcext:value-type="float">
            <text:p>-21632</text:p>
          </table:table-cell>
          <table:table-cell table:formula="of:=[.C174]+10+IF(MOD([.B174];3)=0;0; (3-MOD([.B174];3)))" office:value-type="float" office:value="21642" calcext:value-type="float">
            <text:p>2164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21760" calcext:value-type="float">
            <text:p>21760</text:p>
          </table:table-cell>
          <table:table-cell/>
          <table:table-cell table:formula="of:=[.D175]-[.C175]" office:value-type="float" office:value="-21760" calcext:value-type="float">
            <text:p>-21760</text:p>
          </table:table-cell>
          <table:table-cell table:formula="of:=[.C175]+10+IF(MOD([.B175];3)=0;0; (3-MOD([.B175];3)))" office:value-type="float" office:value="21771" calcext:value-type="float">
            <text:p>2177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21888" calcext:value-type="float">
            <text:p>21888</text:p>
          </table:table-cell>
          <table:table-cell/>
          <table:table-cell table:formula="of:=[.D176]-[.C176]" office:value-type="float" office:value="-21888" calcext:value-type="float">
            <text:p>-21888</text:p>
          </table:table-cell>
          <table:table-cell table:formula="of:=[.C176]+10+IF(MOD([.B176];3)=0;0; (3-MOD([.B176];3)))" office:value-type="float" office:value="21900" calcext:value-type="float">
            <text:p>2190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22016" calcext:value-type="float">
            <text:p>22016</text:p>
          </table:table-cell>
          <table:table-cell/>
          <table:table-cell table:formula="of:=[.D177]-[.C177]" office:value-type="float" office:value="-22016" calcext:value-type="float">
            <text:p>-22016</text:p>
          </table:table-cell>
          <table:table-cell table:formula="of:=[.C177]+10+IF(MOD([.B177];3)=0;0; (3-MOD([.B177];3)))" office:value-type="float" office:value="22026" calcext:value-type="float">
            <text:p>2202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22144" calcext:value-type="float">
            <text:p>22144</text:p>
          </table:table-cell>
          <table:table-cell/>
          <table:table-cell table:formula="of:=[.D178]-[.C178]" office:value-type="float" office:value="-22144" calcext:value-type="float">
            <text:p>-22144</text:p>
          </table:table-cell>
          <table:table-cell table:formula="of:=[.C178]+10+IF(MOD([.B178];3)=0;0; (3-MOD([.B178];3)))" office:value-type="float" office:value="22155" calcext:value-type="float">
            <text:p>2215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22272" calcext:value-type="float">
            <text:p>22272</text:p>
          </table:table-cell>
          <table:table-cell/>
          <table:table-cell table:formula="of:=[.D179]-[.C179]" office:value-type="float" office:value="-22272" calcext:value-type="float">
            <text:p>-22272</text:p>
          </table:table-cell>
          <table:table-cell table:formula="of:=[.C179]+10+IF(MOD([.B179];3)=0;0; (3-MOD([.B179];3)))" office:value-type="float" office:value="22284" calcext:value-type="float">
            <text:p>2228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22400" calcext:value-type="float">
            <text:p>22400</text:p>
          </table:table-cell>
          <table:table-cell/>
          <table:table-cell table:formula="of:=[.D180]-[.C180]" office:value-type="float" office:value="-22400" calcext:value-type="float">
            <text:p>-22400</text:p>
          </table:table-cell>
          <table:table-cell table:formula="of:=[.C180]+10+IF(MOD([.B180];3)=0;0; (3-MOD([.B180];3)))" office:value-type="float" office:value="22410" calcext:value-type="float">
            <text:p>2241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22528" calcext:value-type="float">
            <text:p>22528</text:p>
          </table:table-cell>
          <table:table-cell/>
          <table:table-cell table:formula="of:=[.D181]-[.C181]" office:value-type="float" office:value="-22528" calcext:value-type="float">
            <text:p>-22528</text:p>
          </table:table-cell>
          <table:table-cell table:formula="of:=[.C181]+10+IF(MOD([.B181];3)=0;0; (3-MOD([.B181];3)))" office:value-type="float" office:value="22539" calcext:value-type="float">
            <text:p>2253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22656" calcext:value-type="float">
            <text:p>22656</text:p>
          </table:table-cell>
          <table:table-cell/>
          <table:table-cell table:formula="of:=[.D182]-[.C182]" office:value-type="float" office:value="-22656" calcext:value-type="float">
            <text:p>-22656</text:p>
          </table:table-cell>
          <table:table-cell table:formula="of:=[.C182]+10+IF(MOD([.B182];3)=0;0; (3-MOD([.B182];3)))" office:value-type="float" office:value="22668" calcext:value-type="float">
            <text:p>2266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22784" calcext:value-type="float">
            <text:p>22784</text:p>
          </table:table-cell>
          <table:table-cell/>
          <table:table-cell table:formula="of:=[.D183]-[.C183]" office:value-type="float" office:value="-22784" calcext:value-type="float">
            <text:p>-22784</text:p>
          </table:table-cell>
          <table:table-cell table:formula="of:=[.C183]+10+IF(MOD([.B183];3)=0;0; (3-MOD([.B183];3)))" office:value-type="float" office:value="22794" calcext:value-type="float">
            <text:p>2279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22912" calcext:value-type="float">
            <text:p>22912</text:p>
          </table:table-cell>
          <table:table-cell/>
          <table:table-cell table:formula="of:=[.D184]-[.C184]" office:value-type="float" office:value="-22912" calcext:value-type="float">
            <text:p>-22912</text:p>
          </table:table-cell>
          <table:table-cell table:formula="of:=[.C184]+10+IF(MOD([.B184];3)=0;0; (3-MOD([.B184];3)))" office:value-type="float" office:value="22923" calcext:value-type="float">
            <text:p>2292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23040" calcext:value-type="float">
            <text:p>23040</text:p>
          </table:table-cell>
          <table:table-cell/>
          <table:table-cell table:formula="of:=[.D185]-[.C185]" office:value-type="float" office:value="-23040" calcext:value-type="float">
            <text:p>-23040</text:p>
          </table:table-cell>
          <table:table-cell table:formula="of:=[.C185]+10+IF(MOD([.B185];3)=0;0; (3-MOD([.B185];3)))" office:value-type="float" office:value="23052" calcext:value-type="float">
            <text:p>2305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23168" calcext:value-type="float">
            <text:p>23168</text:p>
          </table:table-cell>
          <table:table-cell/>
          <table:table-cell table:formula="of:=[.D186]-[.C186]" office:value-type="float" office:value="-23168" calcext:value-type="float">
            <text:p>-23168</text:p>
          </table:table-cell>
          <table:table-cell table:formula="of:=[.C186]+10+IF(MOD([.B186];3)=0;0; (3-MOD([.B186];3)))" office:value-type="float" office:value="23178" calcext:value-type="float">
            <text:p>2317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23296" calcext:value-type="float">
            <text:p>23296</text:p>
          </table:table-cell>
          <table:table-cell/>
          <table:table-cell table:formula="of:=[.D187]-[.C187]" office:value-type="float" office:value="-23296" calcext:value-type="float">
            <text:p>-23296</text:p>
          </table:table-cell>
          <table:table-cell table:formula="of:=[.C187]+10+IF(MOD([.B187];3)=0;0; (3-MOD([.B187];3)))" office:value-type="float" office:value="23307" calcext:value-type="float">
            <text:p>2330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23424" calcext:value-type="float">
            <text:p>23424</text:p>
          </table:table-cell>
          <table:table-cell/>
          <table:table-cell table:formula="of:=[.D188]-[.C188]" office:value-type="float" office:value="-23424" calcext:value-type="float">
            <text:p>-23424</text:p>
          </table:table-cell>
          <table:table-cell table:formula="of:=[.C188]+10+IF(MOD([.B188];3)=0;0; (3-MOD([.B188];3)))" office:value-type="float" office:value="23436" calcext:value-type="float">
            <text:p>2343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23552" calcext:value-type="float">
            <text:p>23552</text:p>
          </table:table-cell>
          <table:table-cell/>
          <table:table-cell table:formula="of:=[.D189]-[.C189]" office:value-type="float" office:value="-23552" calcext:value-type="float">
            <text:p>-23552</text:p>
          </table:table-cell>
          <table:table-cell table:formula="of:=[.C189]+10+IF(MOD([.B189];3)=0;0; (3-MOD([.B189];3)))" office:value-type="float" office:value="23562" calcext:value-type="float">
            <text:p>2356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23680" calcext:value-type="float">
            <text:p>23680</text:p>
          </table:table-cell>
          <table:table-cell/>
          <table:table-cell table:formula="of:=[.D190]-[.C190]" office:value-type="float" office:value="-23680" calcext:value-type="float">
            <text:p>-23680</text:p>
          </table:table-cell>
          <table:table-cell table:formula="of:=[.C190]+10+IF(MOD([.B190];3)=0;0; (3-MOD([.B190];3)))" office:value-type="float" office:value="23691" calcext:value-type="float">
            <text:p>2369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23808" calcext:value-type="float">
            <text:p>23808</text:p>
          </table:table-cell>
          <table:table-cell/>
          <table:table-cell table:formula="of:=[.D191]-[.C191]" office:value-type="float" office:value="-23808" calcext:value-type="float">
            <text:p>-23808</text:p>
          </table:table-cell>
          <table:table-cell table:formula="of:=[.C191]+10+IF(MOD([.B191];3)=0;0; (3-MOD([.B191];3)))" office:value-type="float" office:value="23820" calcext:value-type="float">
            <text:p>2382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23936" calcext:value-type="float">
            <text:p>23936</text:p>
          </table:table-cell>
          <table:table-cell/>
          <table:table-cell table:formula="of:=[.D192]-[.C192]" office:value-type="float" office:value="-23936" calcext:value-type="float">
            <text:p>-23936</text:p>
          </table:table-cell>
          <table:table-cell table:formula="of:=[.C192]+10+IF(MOD([.B192];3)=0;0; (3-MOD([.B192];3)))" office:value-type="float" office:value="23946" calcext:value-type="float">
            <text:p>2394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24064" calcext:value-type="float">
            <text:p>24064</text:p>
          </table:table-cell>
          <table:table-cell/>
          <table:table-cell table:formula="of:=[.D193]-[.C193]" office:value-type="float" office:value="-24064" calcext:value-type="float">
            <text:p>-24064</text:p>
          </table:table-cell>
          <table:table-cell table:formula="of:=[.C193]+10+IF(MOD([.B193];3)=0;0; (3-MOD([.B193];3)))" office:value-type="float" office:value="24075" calcext:value-type="float">
            <text:p>2407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24192" calcext:value-type="float">
            <text:p>24192</text:p>
          </table:table-cell>
          <table:table-cell/>
          <table:table-cell table:formula="of:=[.D194]-[.C194]" office:value-type="float" office:value="-24192" calcext:value-type="float">
            <text:p>-24192</text:p>
          </table:table-cell>
          <table:table-cell table:formula="of:=[.C194]+10+IF(MOD([.B194];3)=0;0; (3-MOD([.B194];3)))" office:value-type="float" office:value="24204" calcext:value-type="float">
            <text:p>2420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24320" calcext:value-type="float">
            <text:p>24320</text:p>
          </table:table-cell>
          <table:table-cell/>
          <table:table-cell table:formula="of:=[.D195]-[.C195]" office:value-type="float" office:value="-24320" calcext:value-type="float">
            <text:p>-24320</text:p>
          </table:table-cell>
          <table:table-cell table:formula="of:=[.C195]+10+IF(MOD([.B195];3)=0;0; (3-MOD([.B195];3)))" office:value-type="float" office:value="24330" calcext:value-type="float">
            <text:p>2433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24448" calcext:value-type="float">
            <text:p>24448</text:p>
          </table:table-cell>
          <table:table-cell/>
          <table:table-cell table:formula="of:=[.D196]-[.C196]" office:value-type="float" office:value="-24448" calcext:value-type="float">
            <text:p>-24448</text:p>
          </table:table-cell>
          <table:table-cell table:formula="of:=[.C196]+10+IF(MOD([.B196];3)=0;0; (3-MOD([.B196];3)))" office:value-type="float" office:value="24459" calcext:value-type="float">
            <text:p>2445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24576" calcext:value-type="float">
            <text:p>24576</text:p>
          </table:table-cell>
          <table:table-cell/>
          <table:table-cell table:formula="of:=[.D197]-[.C197]" office:value-type="float" office:value="-24576" calcext:value-type="float">
            <text:p>-24576</text:p>
          </table:table-cell>
          <table:table-cell table:formula="of:=[.C197]+10+IF(MOD([.B197];3)=0;0; (3-MOD([.B197];3)))" office:value-type="float" office:value="24588" calcext:value-type="float">
            <text:p>2458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24704" calcext:value-type="float">
            <text:p>24704</text:p>
          </table:table-cell>
          <table:table-cell/>
          <table:table-cell table:formula="of:=[.D198]-[.C198]" office:value-type="float" office:value="-24704" calcext:value-type="float">
            <text:p>-24704</text:p>
          </table:table-cell>
          <table:table-cell table:formula="of:=[.C198]+10+IF(MOD([.B198];3)=0;0; (3-MOD([.B198];3)))" office:value-type="float" office:value="24714" calcext:value-type="float">
            <text:p>2471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24832" calcext:value-type="float">
            <text:p>24832</text:p>
          </table:table-cell>
          <table:table-cell/>
          <table:table-cell table:formula="of:=[.D199]-[.C199]" office:value-type="float" office:value="-24832" calcext:value-type="float">
            <text:p>-24832</text:p>
          </table:table-cell>
          <table:table-cell table:formula="of:=[.C199]+10+IF(MOD([.B199];3)=0;0; (3-MOD([.B199];3)))" office:value-type="float" office:value="24843" calcext:value-type="float">
            <text:p>2484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24960" calcext:value-type="float">
            <text:p>24960</text:p>
          </table:table-cell>
          <table:table-cell/>
          <table:table-cell table:formula="of:=[.D200]-[.C200]" office:value-type="float" office:value="-24960" calcext:value-type="float">
            <text:p>-24960</text:p>
          </table:table-cell>
          <table:table-cell table:formula="of:=[.C200]+10+IF(MOD([.B200];3)=0;0; (3-MOD([.B200];3)))" office:value-type="float" office:value="24972" calcext:value-type="float">
            <text:p>2497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25088" calcext:value-type="float">
            <text:p>25088</text:p>
          </table:table-cell>
          <table:table-cell/>
          <table:table-cell table:formula="of:=[.D201]-[.C201]" office:value-type="float" office:value="-25088" calcext:value-type="float">
            <text:p>-25088</text:p>
          </table:table-cell>
          <table:table-cell table:formula="of:=[.C201]+10+IF(MOD([.B201];3)=0;0; (3-MOD([.B201];3)))" office:value-type="float" office:value="25098" calcext:value-type="float">
            <text:p>2509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25216" calcext:value-type="float">
            <text:p>25216</text:p>
          </table:table-cell>
          <table:table-cell/>
          <table:table-cell table:formula="of:=[.D202]-[.C202]" office:value-type="float" office:value="-25216" calcext:value-type="float">
            <text:p>-25216</text:p>
          </table:table-cell>
          <table:table-cell table:formula="of:=[.C202]+10+IF(MOD([.B202];3)=0;0; (3-MOD([.B202];3)))" office:value-type="float" office:value="25227" calcext:value-type="float">
            <text:p>2522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25344" calcext:value-type="float">
            <text:p>25344</text:p>
          </table:table-cell>
          <table:table-cell/>
          <table:table-cell table:formula="of:=[.D203]-[.C203]" office:value-type="float" office:value="-25344" calcext:value-type="float">
            <text:p>-25344</text:p>
          </table:table-cell>
          <table:table-cell table:formula="of:=[.C203]+10+IF(MOD([.B203];3)=0;0; (3-MOD([.B203];3)))" office:value-type="float" office:value="25356" calcext:value-type="float">
            <text:p>2535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25472" calcext:value-type="float">
            <text:p>25472</text:p>
          </table:table-cell>
          <table:table-cell/>
          <table:table-cell table:formula="of:=[.D204]-[.C204]" office:value-type="float" office:value="-25472" calcext:value-type="float">
            <text:p>-25472</text:p>
          </table:table-cell>
          <table:table-cell table:formula="of:=[.C204]+10+IF(MOD([.B204];3)=0;0; (3-MOD([.B204];3)))" office:value-type="float" office:value="25482" calcext:value-type="float">
            <text:p>2548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25600" calcext:value-type="float">
            <text:p>25600</text:p>
          </table:table-cell>
          <table:table-cell/>
          <table:table-cell table:formula="of:=[.D205]-[.C205]" office:value-type="float" office:value="-25600" calcext:value-type="float">
            <text:p>-25600</text:p>
          </table:table-cell>
          <table:table-cell table:formula="of:=[.C205]+10+IF(MOD([.B205];3)=0;0; (3-MOD([.B205];3)))" office:value-type="float" office:value="25611" calcext:value-type="float">
            <text:p>2561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25728" calcext:value-type="float">
            <text:p>25728</text:p>
          </table:table-cell>
          <table:table-cell/>
          <table:table-cell table:formula="of:=[.D206]-[.C206]" office:value-type="float" office:value="-25728" calcext:value-type="float">
            <text:p>-25728</text:p>
          </table:table-cell>
          <table:table-cell table:formula="of:=[.C206]+10+IF(MOD([.B206];3)=0;0; (3-MOD([.B206];3)))" office:value-type="float" office:value="25740" calcext:value-type="float">
            <text:p>2574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25856" calcext:value-type="float">
            <text:p>25856</text:p>
          </table:table-cell>
          <table:table-cell/>
          <table:table-cell table:formula="of:=[.D207]-[.C207]" office:value-type="float" office:value="-25856" calcext:value-type="float">
            <text:p>-25856</text:p>
          </table:table-cell>
          <table:table-cell table:formula="of:=[.C207]+10+IF(MOD([.B207];3)=0;0; (3-MOD([.B207];3)))" office:value-type="float" office:value="25866" calcext:value-type="float">
            <text:p>2586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25984" calcext:value-type="float">
            <text:p>25984</text:p>
          </table:table-cell>
          <table:table-cell/>
          <table:table-cell table:formula="of:=[.D208]-[.C208]" office:value-type="float" office:value="-25984" calcext:value-type="float">
            <text:p>-25984</text:p>
          </table:table-cell>
          <table:table-cell table:formula="of:=[.C208]+10+IF(MOD([.B208];3)=0;0; (3-MOD([.B208];3)))" office:value-type="float" office:value="25995" calcext:value-type="float">
            <text:p>2599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26112" calcext:value-type="float">
            <text:p>26112</text:p>
          </table:table-cell>
          <table:table-cell/>
          <table:table-cell table:formula="of:=[.D209]-[.C209]" office:value-type="float" office:value="-26112" calcext:value-type="float">
            <text:p>-26112</text:p>
          </table:table-cell>
          <table:table-cell table:formula="of:=[.C209]+10+IF(MOD([.B209];3)=0;0; (3-MOD([.B209];3)))" office:value-type="float" office:value="26124" calcext:value-type="float">
            <text:p>2612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26240" calcext:value-type="float">
            <text:p>26240</text:p>
          </table:table-cell>
          <table:table-cell/>
          <table:table-cell table:formula="of:=[.D210]-[.C210]" office:value-type="float" office:value="-26240" calcext:value-type="float">
            <text:p>-26240</text:p>
          </table:table-cell>
          <table:table-cell table:formula="of:=[.C210]+10+IF(MOD([.B210];3)=0;0; (3-MOD([.B210];3)))" office:value-type="float" office:value="26250" calcext:value-type="float">
            <text:p>2625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26368" calcext:value-type="float">
            <text:p>26368</text:p>
          </table:table-cell>
          <table:table-cell/>
          <table:table-cell table:formula="of:=[.D211]-[.C211]" office:value-type="float" office:value="-26368" calcext:value-type="float">
            <text:p>-26368</text:p>
          </table:table-cell>
          <table:table-cell table:formula="of:=[.C211]+10+IF(MOD([.B211];3)=0;0; (3-MOD([.B211];3)))" office:value-type="float" office:value="26379" calcext:value-type="float">
            <text:p>2637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26496" calcext:value-type="float">
            <text:p>26496</text:p>
          </table:table-cell>
          <table:table-cell/>
          <table:table-cell table:formula="of:=[.D212]-[.C212]" office:value-type="float" office:value="-26496" calcext:value-type="float">
            <text:p>-26496</text:p>
          </table:table-cell>
          <table:table-cell table:formula="of:=[.C212]+10+IF(MOD([.B212];3)=0;0; (3-MOD([.B212];3)))" office:value-type="float" office:value="26508" calcext:value-type="float">
            <text:p>2650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26624" calcext:value-type="float">
            <text:p>26624</text:p>
          </table:table-cell>
          <table:table-cell/>
          <table:table-cell table:formula="of:=[.D213]-[.C213]" office:value-type="float" office:value="-26624" calcext:value-type="float">
            <text:p>-26624</text:p>
          </table:table-cell>
          <table:table-cell table:formula="of:=[.C213]+10+IF(MOD([.B213];3)=0;0; (3-MOD([.B213];3)))" office:value-type="float" office:value="26634" calcext:value-type="float">
            <text:p>2663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26752" calcext:value-type="float">
            <text:p>26752</text:p>
          </table:table-cell>
          <table:table-cell/>
          <table:table-cell table:formula="of:=[.D214]-[.C214]" office:value-type="float" office:value="-26752" calcext:value-type="float">
            <text:p>-26752</text:p>
          </table:table-cell>
          <table:table-cell table:formula="of:=[.C214]+10+IF(MOD([.B214];3)=0;0; (3-MOD([.B214];3)))" office:value-type="float" office:value="26763" calcext:value-type="float">
            <text:p>2676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26880" calcext:value-type="float">
            <text:p>26880</text:p>
          </table:table-cell>
          <table:table-cell office:value-type="float" office:value="26892" calcext:value-type="float">
            <text:p>26892</text:p>
          </table:table-cell>
          <table:table-cell table:formula="of:=[.D215]-[.C215]" office:value-type="float" office:value="12.0000000000036" calcext:value-type="float">
            <text:p>12</text:p>
          </table:table-cell>
          <table:table-cell table:formula="of:=[.C215]+10+IF(MOD([.B215];3)=0;0; (3-MOD([.B215];3)))" office:value-type="float" office:value="26892" calcext:value-type="float">
            <text:p>2689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27008" calcext:value-type="float">
            <text:p>27008</text:p>
          </table:table-cell>
          <table:table-cell office:value-type="float" office:value="27018" calcext:value-type="float">
            <text:p>27018</text:p>
          </table:table-cell>
          <table:table-cell table:formula="of:=[.D216]-[.C216]" office:value-type="float" office:value="10.0000000000036" calcext:value-type="float">
            <text:p>10</text:p>
          </table:table-cell>
          <table:table-cell table:formula="of:=[.C216]+10+IF(MOD([.B216];3)=0;0; (3-MOD([.B216];3)))" office:value-type="float" office:value="27018" calcext:value-type="float">
            <text:p>2701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27136" calcext:value-type="float">
            <text:p>27136</text:p>
          </table:table-cell>
          <table:table-cell office:value-type="float" office:value="27147" calcext:value-type="float">
            <text:p>27147</text:p>
          </table:table-cell>
          <table:table-cell table:formula="of:=[.D217]-[.C217]" office:value-type="float" office:value="11" calcext:value-type="float">
            <text:p>11</text:p>
          </table:table-cell>
          <table:table-cell table:formula="of:=[.C217]+10+IF(MOD([.B217];3)=0;0; (3-MOD([.B217];3)))" office:value-type="float" office:value="27147" calcext:value-type="float">
            <text:p>2714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27264" calcext:value-type="float">
            <text:p>27264</text:p>
          </table:table-cell>
          <table:table-cell/>
          <table:table-cell table:formula="of:=[.D218]-[.C218]" office:value-type="float" office:value="-27264" calcext:value-type="float">
            <text:p>-27264</text:p>
          </table:table-cell>
          <table:table-cell table:formula="of:=[.C218]+10+IF(MOD([.B218];3)=0;0; (3-MOD([.B218];3)))" office:value-type="float" office:value="27276" calcext:value-type="float">
            <text:p>2727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27392" calcext:value-type="float">
            <text:p>27392</text:p>
          </table:table-cell>
          <table:table-cell/>
          <table:table-cell table:formula="of:=[.D219]-[.C219]" office:value-type="float" office:value="-27392" calcext:value-type="float">
            <text:p>-27392</text:p>
          </table:table-cell>
          <table:table-cell table:formula="of:=[.C219]+10+IF(MOD([.B219];3)=0;0; (3-MOD([.B219];3)))" office:value-type="float" office:value="27402" calcext:value-type="float">
            <text:p>2740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27520" calcext:value-type="float">
            <text:p>27520</text:p>
          </table:table-cell>
          <table:table-cell/>
          <table:table-cell table:formula="of:=[.D220]-[.C220]" office:value-type="float" office:value="-27520" calcext:value-type="float">
            <text:p>-27520</text:p>
          </table:table-cell>
          <table:table-cell table:formula="of:=[.C220]+10+IF(MOD([.B220];3)=0;0; (3-MOD([.B220];3)))" office:value-type="float" office:value="27531" calcext:value-type="float">
            <text:p>2753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27648" calcext:value-type="float">
            <text:p>27648</text:p>
          </table:table-cell>
          <table:table-cell/>
          <table:table-cell table:formula="of:=[.D221]-[.C221]" office:value-type="float" office:value="-27648" calcext:value-type="float">
            <text:p>-27648</text:p>
          </table:table-cell>
          <table:table-cell table:formula="of:=[.C221]+10+IF(MOD([.B221];3)=0;0; (3-MOD([.B221];3)))" office:value-type="float" office:value="27660" calcext:value-type="float">
            <text:p>2766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27776" calcext:value-type="float">
            <text:p>27776</text:p>
          </table:table-cell>
          <table:table-cell/>
          <table:table-cell table:formula="of:=[.D222]-[.C222]" office:value-type="float" office:value="-27776" calcext:value-type="float">
            <text:p>-27776</text:p>
          </table:table-cell>
          <table:table-cell table:formula="of:=[.C222]+10+IF(MOD([.B222];3)=0;0; (3-MOD([.B222];3)))" office:value-type="float" office:value="27786" calcext:value-type="float">
            <text:p>2778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27904" calcext:value-type="float">
            <text:p>27904</text:p>
          </table:table-cell>
          <table:table-cell/>
          <table:table-cell table:formula="of:=[.D223]-[.C223]" office:value-type="float" office:value="-27904" calcext:value-type="float">
            <text:p>-27904</text:p>
          </table:table-cell>
          <table:table-cell table:formula="of:=[.C223]+10+IF(MOD([.B223];3)=0;0; (3-MOD([.B223];3)))" office:value-type="float" office:value="27915" calcext:value-type="float">
            <text:p>2791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28032" calcext:value-type="float">
            <text:p>28032</text:p>
          </table:table-cell>
          <table:table-cell/>
          <table:table-cell table:formula="of:=[.D224]-[.C224]" office:value-type="float" office:value="-28032" calcext:value-type="float">
            <text:p>-28032</text:p>
          </table:table-cell>
          <table:table-cell table:formula="of:=[.C224]+10+IF(MOD([.B224];3)=0;0; (3-MOD([.B224];3)))" office:value-type="float" office:value="28044" calcext:value-type="float">
            <text:p>2804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28160" calcext:value-type="float">
            <text:p>28160</text:p>
          </table:table-cell>
          <table:table-cell/>
          <table:table-cell table:formula="of:=[.D225]-[.C225]" office:value-type="float" office:value="-28160" calcext:value-type="float">
            <text:p>-28160</text:p>
          </table:table-cell>
          <table:table-cell table:formula="of:=[.C225]+10+IF(MOD([.B225];3)=0;0; (3-MOD([.B225];3)))" office:value-type="float" office:value="28170" calcext:value-type="float">
            <text:p>2817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28288" calcext:value-type="float">
            <text:p>28288</text:p>
          </table:table-cell>
          <table:table-cell office:value-type="float" office:value="28299" calcext:value-type="float">
            <text:p>28299</text:p>
          </table:table-cell>
          <table:table-cell table:formula="of:=[.D226]-[.C226]" office:value-type="float" office:value="11.0000000000036" calcext:value-type="float">
            <text:p>11</text:p>
          </table:table-cell>
          <table:table-cell table:formula="of:=[.C226]+10+IF(MOD([.B226];3)=0;0; (3-MOD([.B226];3)))" office:value-type="float" office:value="28299" calcext:value-type="float">
            <text:p>2829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28416" calcext:value-type="float">
            <text:p>28416</text:p>
          </table:table-cell>
          <table:table-cell/>
          <table:table-cell table:formula="of:=[.D227]-[.C227]" office:value-type="float" office:value="-28416" calcext:value-type="float">
            <text:p>-28416</text:p>
          </table:table-cell>
          <table:table-cell table:formula="of:=[.C227]+10+IF(MOD([.B227];3)=0;0; (3-MOD([.B227];3)))" office:value-type="float" office:value="28428" calcext:value-type="float">
            <text:p>2842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28544" calcext:value-type="float">
            <text:p>28544</text:p>
          </table:table-cell>
          <table:table-cell/>
          <table:table-cell table:formula="of:=[.D228]-[.C228]" office:value-type="float" office:value="-28544" calcext:value-type="float">
            <text:p>-28544</text:p>
          </table:table-cell>
          <table:table-cell table:formula="of:=[.C228]+10+IF(MOD([.B228];3)=0;0; (3-MOD([.B228];3)))" office:value-type="float" office:value="28554" calcext:value-type="float">
            <text:p>2855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28672" calcext:value-type="float">
            <text:p>28672</text:p>
          </table:table-cell>
          <table:table-cell/>
          <table:table-cell table:formula="of:=[.D229]-[.C229]" office:value-type="float" office:value="-28672" calcext:value-type="float">
            <text:p>-28672</text:p>
          </table:table-cell>
          <table:table-cell table:formula="of:=[.C229]+10+IF(MOD([.B229];3)=0;0; (3-MOD([.B229];3)))" office:value-type="float" office:value="28683" calcext:value-type="float">
            <text:p>2868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28800" calcext:value-type="float">
            <text:p>28800</text:p>
          </table:table-cell>
          <table:table-cell/>
          <table:table-cell table:formula="of:=[.D230]-[.C230]" office:value-type="float" office:value="-28800" calcext:value-type="float">
            <text:p>-28800</text:p>
          </table:table-cell>
          <table:table-cell table:formula="of:=[.C230]+10+IF(MOD([.B230];3)=0;0; (3-MOD([.B230];3)))" office:value-type="float" office:value="28812" calcext:value-type="float">
            <text:p>2881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28928" calcext:value-type="float">
            <text:p>28928</text:p>
          </table:table-cell>
          <table:table-cell/>
          <table:table-cell table:formula="of:=[.D231]-[.C231]" office:value-type="float" office:value="-28928" calcext:value-type="float">
            <text:p>-28928</text:p>
          </table:table-cell>
          <table:table-cell table:formula="of:=[.C231]+10+IF(MOD([.B231];3)=0;0; (3-MOD([.B231];3)))" office:value-type="float" office:value="28938" calcext:value-type="float">
            <text:p>2893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29056" calcext:value-type="float">
            <text:p>29056</text:p>
          </table:table-cell>
          <table:table-cell/>
          <table:table-cell table:formula="of:=[.D232]-[.C232]" office:value-type="float" office:value="-29056" calcext:value-type="float">
            <text:p>-29056</text:p>
          </table:table-cell>
          <table:table-cell table:formula="of:=[.C232]+10+IF(MOD([.B232];3)=0;0; (3-MOD([.B232];3)))" office:value-type="float" office:value="29067" calcext:value-type="float">
            <text:p>2906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29184" calcext:value-type="float">
            <text:p>29184</text:p>
          </table:table-cell>
          <table:table-cell/>
          <table:table-cell table:formula="of:=[.D233]-[.C233]" office:value-type="float" office:value="-29184" calcext:value-type="float">
            <text:p>-29184</text:p>
          </table:table-cell>
          <table:table-cell table:formula="of:=[.C233]+10+IF(MOD([.B233];3)=0;0; (3-MOD([.B233];3)))" office:value-type="float" office:value="29196" calcext:value-type="float">
            <text:p>2919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29312" calcext:value-type="float">
            <text:p>29312</text:p>
          </table:table-cell>
          <table:table-cell/>
          <table:table-cell table:formula="of:=[.D234]-[.C234]" office:value-type="float" office:value="-29312" calcext:value-type="float">
            <text:p>-29312</text:p>
          </table:table-cell>
          <table:table-cell table:formula="of:=[.C234]+10+IF(MOD([.B234];3)=0;0; (3-MOD([.B234];3)))" office:value-type="float" office:value="29322" calcext:value-type="float">
            <text:p>2932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29440" calcext:value-type="float">
            <text:p>29440</text:p>
          </table:table-cell>
          <table:table-cell/>
          <table:table-cell table:formula="of:=[.D235]-[.C235]" office:value-type="float" office:value="-29440" calcext:value-type="float">
            <text:p>-29440</text:p>
          </table:table-cell>
          <table:table-cell table:formula="of:=[.C235]+10+IF(MOD([.B235];3)=0;0; (3-MOD([.B235];3)))" office:value-type="float" office:value="29451" calcext:value-type="float">
            <text:p>2945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29568" calcext:value-type="float">
            <text:p>29568</text:p>
          </table:table-cell>
          <table:table-cell/>
          <table:table-cell table:formula="of:=[.D236]-[.C236]" office:value-type="float" office:value="-29568" calcext:value-type="float">
            <text:p>-29568</text:p>
          </table:table-cell>
          <table:table-cell table:formula="of:=[.C236]+10+IF(MOD([.B236];3)=0;0; (3-MOD([.B236];3)))" office:value-type="float" office:value="29580" calcext:value-type="float">
            <text:p>2958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29696" calcext:value-type="float">
            <text:p>29696</text:p>
          </table:table-cell>
          <table:table-cell/>
          <table:table-cell table:formula="of:=[.D237]-[.C237]" office:value-type="float" office:value="-29696" calcext:value-type="float">
            <text:p>-29696</text:p>
          </table:table-cell>
          <table:table-cell table:formula="of:=[.C237]+10+IF(MOD([.B237];3)=0;0; (3-MOD([.B237];3)))" office:value-type="float" office:value="29706" calcext:value-type="float">
            <text:p>2970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29824" calcext:value-type="float">
            <text:p>29824</text:p>
          </table:table-cell>
          <table:table-cell/>
          <table:table-cell table:formula="of:=[.D238]-[.C238]" office:value-type="float" office:value="-29824" calcext:value-type="float">
            <text:p>-29824</text:p>
          </table:table-cell>
          <table:table-cell table:formula="of:=[.C238]+10+IF(MOD([.B238];3)=0;0; (3-MOD([.B238];3)))" office:value-type="float" office:value="29835" calcext:value-type="float">
            <text:p>2983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29952" calcext:value-type="float">
            <text:p>29952</text:p>
          </table:table-cell>
          <table:table-cell/>
          <table:table-cell table:formula="of:=[.D239]-[.C239]" office:value-type="float" office:value="-29952" calcext:value-type="float">
            <text:p>-29952</text:p>
          </table:table-cell>
          <table:table-cell table:formula="of:=[.C239]+10+IF(MOD([.B239];3)=0;0; (3-MOD([.B239];3)))" office:value-type="float" office:value="29964" calcext:value-type="float">
            <text:p>2996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30080" calcext:value-type="float">
            <text:p>30080</text:p>
          </table:table-cell>
          <table:table-cell/>
          <table:table-cell table:formula="of:=[.D240]-[.C240]" office:value-type="float" office:value="-30080" calcext:value-type="float">
            <text:p>-30080</text:p>
          </table:table-cell>
          <table:table-cell table:formula="of:=[.C240]+10+IF(MOD([.B240];3)=0;0; (3-MOD([.B240];3)))" office:value-type="float" office:value="30090" calcext:value-type="float">
            <text:p>3009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30208" calcext:value-type="float">
            <text:p>30208</text:p>
          </table:table-cell>
          <table:table-cell/>
          <table:table-cell table:formula="of:=[.D241]-[.C241]" office:value-type="float" office:value="-30208" calcext:value-type="float">
            <text:p>-30208</text:p>
          </table:table-cell>
          <table:table-cell table:formula="of:=[.C241]+10+IF(MOD([.B241];3)=0;0; (3-MOD([.B241];3)))" office:value-type="float" office:value="30219" calcext:value-type="float">
            <text:p>3021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30336" calcext:value-type="float">
            <text:p>30336</text:p>
          </table:table-cell>
          <table:table-cell/>
          <table:table-cell table:formula="of:=[.D242]-[.C242]" office:value-type="float" office:value="-30336" calcext:value-type="float">
            <text:p>-30336</text:p>
          </table:table-cell>
          <table:table-cell table:formula="of:=[.C242]+10+IF(MOD([.B242];3)=0;0; (3-MOD([.B242];3)))" office:value-type="float" office:value="30348" calcext:value-type="float">
            <text:p>3034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30464" calcext:value-type="float">
            <text:p>30464</text:p>
          </table:table-cell>
          <table:table-cell/>
          <table:table-cell table:formula="of:=[.D243]-[.C243]" office:value-type="float" office:value="-30464" calcext:value-type="float">
            <text:p>-30464</text:p>
          </table:table-cell>
          <table:table-cell table:formula="of:=[.C243]+10+IF(MOD([.B243];3)=0;0; (3-MOD([.B243];3)))" office:value-type="float" office:value="30474" calcext:value-type="float">
            <text:p>3047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30592" calcext:value-type="float">
            <text:p>30592</text:p>
          </table:table-cell>
          <table:table-cell/>
          <table:table-cell table:formula="of:=[.D244]-[.C244]" office:value-type="float" office:value="-30592" calcext:value-type="float">
            <text:p>-30592</text:p>
          </table:table-cell>
          <table:table-cell table:formula="of:=[.C244]+10+IF(MOD([.B244];3)=0;0; (3-MOD([.B244];3)))" office:value-type="float" office:value="30603" calcext:value-type="float">
            <text:p>3060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30720" calcext:value-type="float">
            <text:p>30720</text:p>
          </table:table-cell>
          <table:table-cell/>
          <table:table-cell table:formula="of:=[.D245]-[.C245]" office:value-type="float" office:value="-30720" calcext:value-type="float">
            <text:p>-30720</text:p>
          </table:table-cell>
          <table:table-cell table:formula="of:=[.C245]+10+IF(MOD([.B245];3)=0;0; (3-MOD([.B245];3)))" office:value-type="float" office:value="30732" calcext:value-type="float">
            <text:p>3073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30848" calcext:value-type="float">
            <text:p>30848</text:p>
          </table:table-cell>
          <table:table-cell/>
          <table:table-cell table:formula="of:=[.D246]-[.C246]" office:value-type="float" office:value="-30848" calcext:value-type="float">
            <text:p>-30848</text:p>
          </table:table-cell>
          <table:table-cell table:formula="of:=[.C246]+10+IF(MOD([.B246];3)=0;0; (3-MOD([.B246];3)))" office:value-type="float" office:value="30858" calcext:value-type="float">
            <text:p>3085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30976" calcext:value-type="float">
            <text:p>30976</text:p>
          </table:table-cell>
          <table:table-cell/>
          <table:table-cell table:formula="of:=[.D247]-[.C247]" office:value-type="float" office:value="-30976" calcext:value-type="float">
            <text:p>-30976</text:p>
          </table:table-cell>
          <table:table-cell table:formula="of:=[.C247]+10+IF(MOD([.B247];3)=0;0; (3-MOD([.B247];3)))" office:value-type="float" office:value="30987" calcext:value-type="float">
            <text:p>3098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31104" calcext:value-type="float">
            <text:p>31104</text:p>
          </table:table-cell>
          <table:table-cell/>
          <table:table-cell table:formula="of:=[.D248]-[.C248]" office:value-type="float" office:value="-31104" calcext:value-type="float">
            <text:p>-31104</text:p>
          </table:table-cell>
          <table:table-cell table:formula="of:=[.C248]+10+IF(MOD([.B248];3)=0;0; (3-MOD([.B248];3)))" office:value-type="float" office:value="31116" calcext:value-type="float">
            <text:p>3111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31232" calcext:value-type="float">
            <text:p>31232</text:p>
          </table:table-cell>
          <table:table-cell/>
          <table:table-cell table:formula="of:=[.D249]-[.C249]" office:value-type="float" office:value="-31232" calcext:value-type="float">
            <text:p>-31232</text:p>
          </table:table-cell>
          <table:table-cell table:formula="of:=[.C249]+10+IF(MOD([.B249];3)=0;0; (3-MOD([.B249];3)))" office:value-type="float" office:value="31242" calcext:value-type="float">
            <text:p>3124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31360" calcext:value-type="float">
            <text:p>31360</text:p>
          </table:table-cell>
          <table:table-cell/>
          <table:table-cell table:formula="of:=[.D250]-[.C250]" office:value-type="float" office:value="-31360" calcext:value-type="float">
            <text:p>-31360</text:p>
          </table:table-cell>
          <table:table-cell table:formula="of:=[.C250]+10+IF(MOD([.B250];3)=0;0; (3-MOD([.B250];3)))" office:value-type="float" office:value="31371" calcext:value-type="float">
            <text:p>3137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31488" calcext:value-type="float">
            <text:p>31488</text:p>
          </table:table-cell>
          <table:table-cell/>
          <table:table-cell table:formula="of:=[.D251]-[.C251]" office:value-type="float" office:value="-31488" calcext:value-type="float">
            <text:p>-31488</text:p>
          </table:table-cell>
          <table:table-cell table:formula="of:=[.C251]+10+IF(MOD([.B251];3)=0;0; (3-MOD([.B251];3)))" office:value-type="float" office:value="31500" calcext:value-type="float">
            <text:p>3150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31616" calcext:value-type="float">
            <text:p>31616</text:p>
          </table:table-cell>
          <table:table-cell/>
          <table:table-cell table:formula="of:=[.D252]-[.C252]" office:value-type="float" office:value="-31616" calcext:value-type="float">
            <text:p>-31616</text:p>
          </table:table-cell>
          <table:table-cell table:formula="of:=[.C252]+10+IF(MOD([.B252];3)=0;0; (3-MOD([.B252];3)))" office:value-type="float" office:value="31626" calcext:value-type="float">
            <text:p>31626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31744" calcext:value-type="float">
            <text:p>31744</text:p>
          </table:table-cell>
          <table:table-cell/>
          <table:table-cell table:formula="of:=[.D253]-[.C253]" office:value-type="float" office:value="-31744" calcext:value-type="float">
            <text:p>-31744</text:p>
          </table:table-cell>
          <table:table-cell table:formula="of:=[.C253]+10+IF(MOD([.B253];3)=0;0; (3-MOD([.B253];3)))" office:value-type="float" office:value="31755" calcext:value-type="float">
            <text:p>3175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31872" calcext:value-type="float">
            <text:p>31872</text:p>
          </table:table-cell>
          <table:table-cell office:value-type="float" office:value="31884" calcext:value-type="float">
            <text:p>31884</text:p>
          </table:table-cell>
          <table:table-cell table:formula="of:=[.D254]-[.C254]" office:value-type="float" office:value="12.0000000000036" calcext:value-type="float">
            <text:p>12</text:p>
          </table:table-cell>
          <table:table-cell table:formula="of:=[.C254]+10+IF(MOD([.B254];3)=0;0; (3-MOD([.B254];3)))" office:value-type="float" office:value="31884" calcext:value-type="float">
            <text:p>3188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32000" calcext:value-type="float">
            <text:p>32000</text:p>
          </table:table-cell>
          <table:table-cell office:value-type="float" office:value="32010" calcext:value-type="float">
            <text:p>32010</text:p>
          </table:table-cell>
          <table:table-cell table:formula="of:=[.D255]-[.C255]" office:value-type="float" office:value="10" calcext:value-type="float">
            <text:p>10</text:p>
          </table:table-cell>
          <table:table-cell table:formula="of:=[.C255]+10+IF(MOD([.B255];3)=0;0; (3-MOD([.B255];3)))" office:value-type="float" office:value="32010" calcext:value-type="float">
            <text:p>3201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32128" calcext:value-type="float">
            <text:p>32128</text:p>
          </table:table-cell>
          <table:table-cell office:value-type="float" office:value="32139" calcext:value-type="float">
            <text:p>32139</text:p>
          </table:table-cell>
          <table:table-cell table:formula="of:=[.D256]-[.C256]" office:value-type="float" office:value="11.0000000000036" calcext:value-type="float">
            <text:p>11</text:p>
          </table:table-cell>
          <table:table-cell table:formula="of:=[.C256]+10+IF(MOD([.B256];3)=0;0; (3-MOD([.B256];3)))" office:value-type="float" office:value="32139" calcext:value-type="float">
            <text:p>32139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32256" calcext:value-type="float">
            <text:p>32256</text:p>
          </table:table-cell>
          <table:table-cell office:value-type="float" office:value="32268" calcext:value-type="float">
            <text:p>32268</text:p>
          </table:table-cell>
          <table:table-cell table:formula="of:=[.D257]-[.C257]" office:value-type="float" office:value="12" calcext:value-type="float">
            <text:p>12</text:p>
          </table:table-cell>
          <table:table-cell table:formula="of:=[.C257]+10+IF(MOD([.B257];3)=0;0; (3-MOD([.B257];3)))" office:value-type="float" office:value="32268" calcext:value-type="float">
            <text:p>32268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32384" calcext:value-type="float">
            <text:p>32384</text:p>
          </table:table-cell>
          <table:table-cell office:value-type="float" office:value="32394" calcext:value-type="float">
            <text:p>32394</text:p>
          </table:table-cell>
          <table:table-cell table:formula="of:=[.D258]-[.C258]" office:value-type="float" office:value="10.0000000000036" calcext:value-type="float">
            <text:p>10</text:p>
          </table:table-cell>
          <table:table-cell table:formula="of:=[.C258]+10+IF(MOD([.B258];3)=0;0; (3-MOD([.B258];3)))" office:value-type="float" office:value="32394" calcext:value-type="float">
            <text:p>3239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32512" calcext:value-type="float">
            <text:p>32512</text:p>
          </table:table-cell>
          <table:table-cell office:value-type="float" office:value="32523" calcext:value-type="float">
            <text:p>32523</text:p>
          </table:table-cell>
          <table:table-cell table:formula="of:=[.D259]-[.C259]" office:value-type="float" office:value="11" calcext:value-type="float">
            <text:p>11</text:p>
          </table:table-cell>
          <table:table-cell table:formula="of:=[.C259]+10+IF(MOD([.B259];3)=0;0; (3-MOD([.B259];3)))" office:value-type="float" office:value="32523" calcext:value-type="float">
            <text:p>32523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32640" calcext:value-type="float">
            <text:p>32640</text:p>
          </table:table-cell>
          <table:table-cell office:value-type="float" office:value="32652" calcext:value-type="float">
            <text:p>32652</text:p>
          </table:table-cell>
          <table:table-cell table:formula="of:=[.D260]-[.C260]" office:value-type="float" office:value="12.0000000000036" calcext:value-type="float">
            <text:p>12</text:p>
          </table:table-cell>
          <table:table-cell table:formula="of:=[.C260]+10+IF(MOD([.B260];3)=0;0; (3-MOD([.B260];3)))" office:value-type="float" office:value="32652" calcext:value-type="float">
            <text:p>3265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32768" calcext:value-type="float">
            <text:p>32768</text:p>
          </table:table-cell>
          <table:table-cell office:value-type="float" office:value="32778" calcext:value-type="float">
            <text:p>32778</text:p>
          </table:table-cell>
          <table:table-cell table:formula="of:=[.D261]-[.C261]" office:value-type="float" office:value="10" calcext:value-type="float">
            <text:p>10</text:p>
          </table:table-cell>
          <table:table-cell table:formula="of:=[.C261]+10+IF(MOD([.B261];3)=0;0; (3-MOD([.B261];3)))" office:value-type="float" office:value="32778" calcext:value-type="float">
            <text:p>32778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c=25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OSC</text:p>
          </table:table-cell>
          <table:table-cell table:formula="of:=[.B1]*1000000" office:value-type="float" office:value="4000000" calcext:value-type="float">
            <text:p>4000000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/f_OSC</text:p>
          </table:table-cell>
          <table:table-cell table:formula="of:=4/[.B2]" office:value-type="float" office:value="0.000001" calcext:value-type="float">
            <text:p>0,00000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c</text:p>
          </table:table-cell>
          <table:table-cell table:style-name="ce1" office:value-type="string" calcext:value-type="string">
            <text:p>TMR0</text:p>
          </table:table-cell>
          <table:table-cell table:style-name="ce1" office:value-type="string" calcext:value-type="string">
            <text:p>Wartość teoretyczna [cykle]</text:p>
          </table:table-cell>
          <table:table-cell table:style-name="ce1" office:value-type="string" calcext:value-type="string">
            <text:p>Czas wykonania proc. delay_tmr0 (symulacja) [cykle]</text:p>
          </table:table-cell>
          <table:table-cell table:style-name="ce1" office:value-type="string" calcext:value-type="string">
            <text:p>różnica [cykle]</text:p>
          </table:table-cell>
          <table:table-cell table:style-name="ce1" office:value-type="string" calcext:value-type="string">
            <text:p>Wartość teoretyczna + poprawka (teoretyczny czas wykonania proc. <text:s/>delay_tmr0) [cykle]</text:p>
          </table:table-cell>
          <table:table-cell table:style-name="ce1"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(256-[.B6])*[.$B$3]*[.A6]*1000000"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formula="of:=[.D6]-[.C6]" office:value-type="float" office:value="11" calcext:value-type="float">
            <text:p>11</text:p>
          </table:table-cell>
          <table:table-cell table:formula="of:=[.C6]+10+IF(MOD([.B6];3)=2;0; (1+MOD([.B6];3)))" office:value-type="float" office:value="267" calcext:value-type="float">
            <text:p>267</text:p>
          </table:table-cell>
          <table:table-cell table:formula="of:=[.C6]+10+IF(MOD([.B6];3)=2;2; -(1-MOD([.B6];3))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table:formula="of:=(256-[.B7])*[.$B$3]*[.A7]*1000000"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table:formula="of:=[.D7]-[.C7]" office:value-type="float" office:value="10" calcext:value-type="float">
            <text:p>10</text:p>
          </table:table-cell>
          <table:table-cell table:formula="of:=[.C7]+10+IF(MOD([.B7];3)=2;0; (1+MOD([.B7];3)))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table:formula="of:=(256-[.B8])*[.$B$3]*[.A8]*1000000" office:value-type="float" office:value="768" calcext:value-type="float">
            <text:p>768</text:p>
          </table:table-cell>
          <table:table-cell office:value-type="float" office:value="780" calcext:value-type="float">
            <text:p>780</text:p>
          </table:table-cell>
          <table:table-cell table:formula="of:=[.D8]-[.C8]" office:value-type="float" office:value="12" calcext:value-type="float">
            <text:p>12</text:p>
          </table:table-cell>
          <table:table-cell table:formula="of:=[.C8]+10+IF(MOD([.B8];3)=2;0; (1+MOD([.B8];3)))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table:formula="of:=(256-[.B9])*[.$B$3]*[.A9]*1000000" office:value-type="float" office:value="1024" calcext:value-type="float">
            <text:p>1024</text:p>
          </table:table-cell>
          <table:table-cell office:value-type="float" office:value="1035" calcext:value-type="float">
            <text:p>1035</text:p>
          </table:table-cell>
          <table:table-cell table:formula="of:=[.D9]-[.C9]" office:value-type="float" office:value="11" calcext:value-type="float">
            <text:p>11</text:p>
          </table:table-cell>
          <table:table-cell table:formula="of:=[.C9]+10+IF(MOD([.B9];3)=2;0; (1+MOD([.B9];3)))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table:formula="of:=(256-[.B10])*[.$B$3]*[.A10]*1000000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table:formula="of:=[.D10]-[.C10]" office:value-type="float" office:value="10" calcext:value-type="float">
            <text:p>10</text:p>
          </table:table-cell>
          <table:table-cell table:formula="of:=[.C10]+10+IF(MOD([.B10];3)=2;0; (1+MOD([.B10];3)))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(256-[.B11])*[.$B$3]*[.A11]*1000000" office:value-type="float" office:value="1536" calcext:value-type="float">
            <text:p>1536</text:p>
          </table:table-cell>
          <table:table-cell office:value-type="float" office:value="1548" calcext:value-type="float">
            <text:p>1548</text:p>
          </table:table-cell>
          <table:table-cell table:formula="of:=[.D11]-[.C11]" office:value-type="float" office:value="12" calcext:value-type="float">
            <text:p>12</text:p>
          </table:table-cell>
          <table:table-cell table:formula="of:=[.C11]+10+IF(MOD([.B11];3)=2;0; (1+MOD([.B11];3))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table:formula="of:=(256-[.B12])*[.$B$3]*[.A12]*1000000" office:value-type="float" office:value="1792" calcext:value-type="float">
            <text:p>1792</text:p>
          </table:table-cell>
          <table:table-cell office:value-type="float" office:value="1803" calcext:value-type="float">
            <text:p>1803</text:p>
          </table:table-cell>
          <table:table-cell table:formula="of:=[.D12]-[.C12]" office:value-type="float" office:value="11" calcext:value-type="float">
            <text:p>11</text:p>
          </table:table-cell>
          <table:table-cell table:formula="of:=[.C12]+10+IF(MOD([.B12];3)=2;0; (1+MOD([.B12];3)))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table:formula="of:=(256-[.B13])*[.$B$3]*[.A13]*1000000" office:value-type="float" office:value="2048" calcext:value-type="float">
            <text:p>2048</text:p>
          </table:table-cell>
          <table:table-cell/>
          <table:table-cell table:formula="of:=[.D13]-[.C13]" office:value-type="float" office:value="-2048" calcext:value-type="float">
            <text:p>-2048</text:p>
          </table:table-cell>
          <table:table-cell table:formula="of:=[.C13]+10+IF(MOD([.B13];3)=2;0; (1+MOD([.B13];3)))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256-[.B14])*[.$B$3]*[.A14]*1000000" office:value-type="float" office:value="2304" calcext:value-type="float">
            <text:p>2304</text:p>
          </table:table-cell>
          <table:table-cell/>
          <table:table-cell table:formula="of:=[.D14]-[.C14]" office:value-type="float" office:value="-2304" calcext:value-type="float">
            <text:p>-2304</text:p>
          </table:table-cell>
          <table:table-cell table:formula="of:=[.C14]+10+IF(MOD([.B14];3)=2;0; (1+MOD([.B14];3)))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256-[.B15])*[.$B$3]*[.A15]*1000000" office:value-type="float" office:value="2560" calcext:value-type="float">
            <text:p>2560</text:p>
          </table:table-cell>
          <table:table-cell/>
          <table:table-cell table:formula="of:=[.D15]-[.C15]" office:value-type="float" office:value="-2560" calcext:value-type="float">
            <text:p>-2560</text:p>
          </table:table-cell>
          <table:table-cell table:formula="of:=[.C15]+10+IF(MOD([.B15];3)=2;0; (1+MOD([.B15];3)))" office:value-type="float" office:value="2571" calcext:value-type="float">
            <text:p>257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(256-[.B16])*[.$B$3]*[.A16]*1000000" office:value-type="float" office:value="2816" calcext:value-type="float">
            <text:p>2816</text:p>
          </table:table-cell>
          <table:table-cell table:style-name="ce2"/>
          <table:table-cell table:style-name="ce2" table:formula="of:=[.D16]-[.C16]" office:value-type="float" office:value="-2816" calcext:value-type="float">
            <text:p>-2816</text:p>
          </table:table-cell>
          <table:table-cell table:formula="of:=[.C16]+10+IF(MOD([.B16];3)=2;0; (1+MOD([.B16];3)))" office:value-type="float" office:value="2826" calcext:value-type="float">
            <text:p>2826</text:p>
          </table:table-cell>
          <table:table-cell table:style-name="ce2"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table:formula="of:=(256-[.B17])*[.$B$3]*[.A17]*1000000" office:value-type="float" office:value="3072" calcext:value-type="float">
            <text:p>3072</text:p>
          </table:table-cell>
          <table:table-cell/>
          <table:table-cell table:formula="of:=[.D17]-[.C17]" office:value-type="float" office:value="-3072" calcext:value-type="float">
            <text:p>-3072</text:p>
          </table:table-cell>
          <table:table-cell table:formula="of:=[.C17]+10+IF(MOD([.B17];3)=2;0; (1+MOD([.B17];3)))" office:value-type="float" office:value="3084" calcext:value-type="float">
            <text:p>308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table:formula="of:=(256-[.B18])*[.$B$3]*[.A18]*1000000" office:value-type="float" office:value="3328" calcext:value-type="float">
            <text:p>3328</text:p>
          </table:table-cell>
          <table:table-cell table:style-name="ce3"/>
          <table:table-cell table:formula="of:=[.D18]-[.C18]" office:value-type="float" office:value="-3328" calcext:value-type="float">
            <text:p>-3328</text:p>
          </table:table-cell>
          <table:table-cell table:formula="of:=[.C18]+10+IF(MOD([.B18];3)=2;0; (1+MOD([.B18];3)))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formula="of:=(256-[.B19])*[.$B$3]*[.A19]*1000000" office:value-type="float" office:value="3584" calcext:value-type="float">
            <text:p>3584</text:p>
          </table:table-cell>
          <table:table-cell/>
          <table:table-cell table:formula="of:=[.D19]-[.C19]" office:value-type="float" office:value="-3584" calcext:value-type="float">
            <text:p>-3584</text:p>
          </table:table-cell>
          <table:table-cell table:formula="of:=[.C19]+10+IF(MOD([.B19];3)=2;0; (1+MOD([.B19];3)))" office:value-type="float" office:value="3594" calcext:value-type="float">
            <text:p>359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1" calcext:value-type="float">
            <text:p>241</text:p>
          </table:table-cell>
          <table:table-cell table:formula="of:=(256-[.B20])*[.$B$3]*[.A20]*1000000" office:value-type="float" office:value="3840" calcext:value-type="float">
            <text:p>3840</text:p>
          </table:table-cell>
          <table:table-cell/>
          <table:table-cell table:formula="of:=[.D20]-[.C20]" office:value-type="float" office:value="-3840" calcext:value-type="float">
            <text:p>-3840</text:p>
          </table:table-cell>
          <table:table-cell table:formula="of:=[.C20]+10+IF(MOD([.B20];3)=2;0; (1+MOD([.B20];3)))" office:value-type="float" office:value="3852" calcext:value-type="float">
            <text:p>385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formula="of:=(256-[.B21])*[.$B$3]*[.A21]*1000000" office:value-type="float" office:value="4096" calcext:value-type="float">
            <text:p>4096</text:p>
          </table:table-cell>
          <table:table-cell/>
          <table:table-cell table:formula="of:=[.D21]-[.C21]" office:value-type="float" office:value="-4096" calcext:value-type="float">
            <text:p>-4096</text:p>
          </table:table-cell>
          <table:table-cell table:formula="of:=[.C21]+10+IF(MOD([.B21];3)=2;0; (1+MOD([.B21];3)))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table:formula="of:=(256-[.B22])*[.$B$3]*[.A22]*1000000" office:value-type="float" office:value="4352" calcext:value-type="float">
            <text:p>4352</text:p>
          </table:table-cell>
          <table:table-cell/>
          <table:table-cell table:formula="of:=[.D22]-[.C22]" office:value-type="float" office:value="-4352" calcext:value-type="float">
            <text:p>-4352</text:p>
          </table:table-cell>
          <table:table-cell table:formula="of:=[.C22]+10+IF(MOD([.B22];3)=2;0; (1+MOD([.B22];3)))" office:value-type="float" office:value="4362" calcext:value-type="float">
            <text:p>436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table:formula="of:=(256-[.B23])*[.$B$3]*[.A23]*1000000" office:value-type="float" office:value="4608" calcext:value-type="float">
            <text:p>4608</text:p>
          </table:table-cell>
          <table:table-cell/>
          <table:table-cell table:formula="of:=[.D23]-[.C23]" office:value-type="float" office:value="-4608" calcext:value-type="float">
            <text:p>-4608</text:p>
          </table:table-cell>
          <table:table-cell table:formula="of:=[.C23]+10+IF(MOD([.B23];3)=2;0; (1+MOD([.B23];3))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table:formula="of:=(256-[.B24])*[.$B$3]*[.A24]*1000000" office:value-type="float" office:value="4864" calcext:value-type="float">
            <text:p>4864</text:p>
          </table:table-cell>
          <table:table-cell/>
          <table:table-cell table:formula="of:=[.D24]-[.C24]" office:value-type="float" office:value="-4864" calcext:value-type="float">
            <text:p>-4864</text:p>
          </table:table-cell>
          <table:table-cell table:formula="of:=[.C24]+10+IF(MOD([.B24];3)=2;0; (1+MOD([.B24];3)))" office:value-type="float" office:value="4875" calcext:value-type="float">
            <text:p>487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table:formula="of:=(256-[.B25])*[.$B$3]*[.A25]*1000000" office:value-type="float" office:value="5120" calcext:value-type="float">
            <text:p>5120</text:p>
          </table:table-cell>
          <table:table-cell/>
          <table:table-cell table:formula="of:=[.D25]-[.C25]" office:value-type="float" office:value="-5120" calcext:value-type="float">
            <text:p>-5120</text:p>
          </table:table-cell>
          <table:table-cell table:formula="of:=[.C25]+10+IF(MOD([.B25];3)=2;0; (1+MOD([.B25];3)))" office:value-type="float" office:value="5130" calcext:value-type="float">
            <text:p>513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5" calcext:value-type="float">
            <text:p>235</text:p>
          </table:table-cell>
          <table:table-cell table:formula="of:=(256-[.B26])*[.$B$3]*[.A26]*1000000" office:value-type="float" office:value="5376" calcext:value-type="float">
            <text:p>5376</text:p>
          </table:table-cell>
          <table:table-cell/>
          <table:table-cell table:formula="of:=[.D26]-[.C26]" office:value-type="float" office:value="-5376" calcext:value-type="float">
            <text:p>-5376</text:p>
          </table:table-cell>
          <table:table-cell table:formula="of:=[.C26]+10+IF(MOD([.B26];3)=2;0; (1+MOD([.B26];3)))" office:value-type="float" office:value="5388" calcext:value-type="float">
            <text:p>538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table:formula="of:=(256-[.B27])*[.$B$3]*[.A27]*1000000" office:value-type="float" office:value="5632" calcext:value-type="float">
            <text:p>5632</text:p>
          </table:table-cell>
          <table:table-cell/>
          <table:table-cell table:formula="of:=[.D27]-[.C27]" office:value-type="float" office:value="-5632" calcext:value-type="float">
            <text:p>-5632</text:p>
          </table:table-cell>
          <table:table-cell table:formula="of:=[.C27]+10+IF(MOD([.B27];3)=2;0; (1+MOD([.B27];3)))" office:value-type="float" office:value="5643" calcext:value-type="float">
            <text:p>564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3" calcext:value-type="float">
            <text:p>233</text:p>
          </table:table-cell>
          <table:table-cell table:formula="of:=(256-[.B28])*[.$B$3]*[.A28]*1000000" office:value-type="float" office:value="5888" calcext:value-type="float">
            <text:p>5888</text:p>
          </table:table-cell>
          <table:table-cell/>
          <table:table-cell table:formula="of:=[.D28]-[.C28]" office:value-type="float" office:value="-5888" calcext:value-type="float">
            <text:p>-5888</text:p>
          </table:table-cell>
          <table:table-cell table:formula="of:=[.C28]+10+IF(MOD([.B28];3)=2;0; (1+MOD([.B28];3)))" office:value-type="float" office:value="5898" calcext:value-type="float">
            <text:p>589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table:formula="of:=(256-[.B29])*[.$B$3]*[.A29]*1000000" office:value-type="float" office:value="6144" calcext:value-type="float">
            <text:p>6144</text:p>
          </table:table-cell>
          <table:table-cell/>
          <table:table-cell table:formula="of:=[.D29]-[.C29]" office:value-type="float" office:value="-6144" calcext:value-type="float">
            <text:p>-6144</text:p>
          </table:table-cell>
          <table:table-cell table:formula="of:=[.C29]+10+IF(MOD([.B29];3)=2;0; (1+MOD([.B29];3)))" office:value-type="float" office:value="6156" calcext:value-type="float">
            <text:p>615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table:formula="of:=(256-[.B30])*[.$B$3]*[.A30]*1000000" office:value-type="float" office:value="6400" calcext:value-type="float">
            <text:p>6400</text:p>
          </table:table-cell>
          <table:table-cell/>
          <table:table-cell table:formula="of:=[.D30]-[.C30]" office:value-type="float" office:value="-6400" calcext:value-type="float">
            <text:p>-6400</text:p>
          </table:table-cell>
          <table:table-cell table:formula="of:=[.C30]+10+IF(MOD([.B30];3)=2;0; (1+MOD([.B30];3)))" office:value-type="float" office:value="6411" calcext:value-type="float">
            <text:p>641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table:formula="of:=(256-[.B31])*[.$B$3]*[.A31]*1000000" office:value-type="float" office:value="6656" calcext:value-type="float">
            <text:p>6656</text:p>
          </table:table-cell>
          <table:table-cell/>
          <table:table-cell table:formula="of:=[.D31]-[.C31]" office:value-type="float" office:value="-6656" calcext:value-type="float">
            <text:p>-6656</text:p>
          </table:table-cell>
          <table:table-cell table:formula="of:=[.C31]+10+IF(MOD([.B31];3)=2;0; (1+MOD([.B31];3)))" office:value-type="float" office:value="6666" calcext:value-type="float">
            <text:p>666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table:formula="of:=(256-[.B32])*[.$B$3]*[.A32]*1000000" office:value-type="float" office:value="6912" calcext:value-type="float">
            <text:p>6912</text:p>
          </table:table-cell>
          <table:table-cell/>
          <table:table-cell table:formula="of:=[.D32]-[.C32]" office:value-type="float" office:value="-6912" calcext:value-type="float">
            <text:p>-6912</text:p>
          </table:table-cell>
          <table:table-cell table:formula="of:=[.C32]+10+IF(MOD([.B32];3)=2;0; (1+MOD([.B32];3)))" office:value-type="float" office:value="6924" calcext:value-type="float">
            <text:p>692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8" calcext:value-type="float">
            <text:p>228</text:p>
          </table:table-cell>
          <table:table-cell table:formula="of:=(256-[.B33])*[.$B$3]*[.A33]*1000000" office:value-type="float" office:value="7168" calcext:value-type="float">
            <text:p>7168</text:p>
          </table:table-cell>
          <table:table-cell/>
          <table:table-cell table:formula="of:=[.D33]-[.C33]" office:value-type="float" office:value="-7168" calcext:value-type="float">
            <text:p>-7168</text:p>
          </table:table-cell>
          <table:table-cell table:formula="of:=[.C33]+10+IF(MOD([.B33];3)=2;0; (1+MOD([.B33];3)))" office:value-type="float" office:value="7179" calcext:value-type="float">
            <text:p>717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table:formula="of:=(256-[.B34])*[.$B$3]*[.A34]*1000000" office:value-type="float" office:value="7424" calcext:value-type="float">
            <text:p>7424</text:p>
          </table:table-cell>
          <table:table-cell/>
          <table:table-cell table:formula="of:=[.D34]-[.C34]" office:value-type="float" office:value="-7424" calcext:value-type="float">
            <text:p>-7424</text:p>
          </table:table-cell>
          <table:table-cell table:formula="of:=[.C34]+10+IF(MOD([.B34];3)=2;0; (1+MOD([.B34];3)))" office:value-type="float" office:value="7434" calcext:value-type="float">
            <text:p>743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6" calcext:value-type="float">
            <text:p>226</text:p>
          </table:table-cell>
          <table:table-cell table:formula="of:=(256-[.B35])*[.$B$3]*[.A35]*1000000" office:value-type="float" office:value="7680" calcext:value-type="float">
            <text:p>7680</text:p>
          </table:table-cell>
          <table:table-cell/>
          <table:table-cell table:formula="of:=[.D35]-[.C35]" office:value-type="float" office:value="-7680" calcext:value-type="float">
            <text:p>-7680</text:p>
          </table:table-cell>
          <table:table-cell table:formula="of:=[.C35]+10+IF(MOD([.B35];3)=2;0; (1+MOD([.B35];3)))" office:value-type="float" office:value="7692" calcext:value-type="float">
            <text:p>769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table:formula="of:=(256-[.B36])*[.$B$3]*[.A36]*1000000" office:value-type="float" office:value="7936" calcext:value-type="float">
            <text:p>7936</text:p>
          </table:table-cell>
          <table:table-cell/>
          <table:table-cell table:formula="of:=[.D36]-[.C36]" office:value-type="float" office:value="-7936" calcext:value-type="float">
            <text:p>-7936</text:p>
          </table:table-cell>
          <table:table-cell table:formula="of:=[.C36]+10+IF(MOD([.B36];3)=2;0; (1+MOD([.B36];3)))" office:value-type="float" office:value="7947" calcext:value-type="float">
            <text:p>794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table:formula="of:=(256-[.B37])*[.$B$3]*[.A37]*1000000" office:value-type="float" office:value="8192" calcext:value-type="float">
            <text:p>8192</text:p>
          </table:table-cell>
          <table:table-cell/>
          <table:table-cell table:formula="of:=[.D37]-[.C37]" office:value-type="float" office:value="-8192" calcext:value-type="float">
            <text:p>-8192</text:p>
          </table:table-cell>
          <table:table-cell table:formula="of:=[.C37]+10+IF(MOD([.B37];3)=2;0; (1+MOD([.B37];3)))" office:value-type="float" office:value="8202" calcext:value-type="float">
            <text:p>820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3" calcext:value-type="float">
            <text:p>223</text:p>
          </table:table-cell>
          <table:table-cell table:formula="of:=(256-[.B38])*[.$B$3]*[.A38]*1000000" office:value-type="float" office:value="8448" calcext:value-type="float">
            <text:p>8448</text:p>
          </table:table-cell>
          <table:table-cell/>
          <table:table-cell table:formula="of:=[.D38]-[.C38]" office:value-type="float" office:value="-8448" calcext:value-type="float">
            <text:p>-8448</text:p>
          </table:table-cell>
          <table:table-cell table:formula="of:=[.C38]+10+IF(MOD([.B38];3)=2;0; (1+MOD([.B38];3)))" office:value-type="float" office:value="8460" calcext:value-type="float">
            <text:p>846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table:formula="of:=(256-[.B39])*[.$B$3]*[.A39]*1000000" office:value-type="float" office:value="8704" calcext:value-type="float">
            <text:p>8704</text:p>
          </table:table-cell>
          <table:table-cell/>
          <table:table-cell table:formula="of:=[.D39]-[.C39]" office:value-type="float" office:value="-8704" calcext:value-type="float">
            <text:p>-8704</text:p>
          </table:table-cell>
          <table:table-cell table:formula="of:=[.C39]+10+IF(MOD([.B39];3)=2;0; (1+MOD([.B39];3)))" office:value-type="float" office:value="8715" calcext:value-type="float">
            <text:p>871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1" calcext:value-type="float">
            <text:p>221</text:p>
          </table:table-cell>
          <table:table-cell table:formula="of:=(256-[.B40])*[.$B$3]*[.A40]*1000000" office:value-type="float" office:value="8960" calcext:value-type="float">
            <text:p>8960</text:p>
          </table:table-cell>
          <table:table-cell/>
          <table:table-cell table:formula="of:=[.D40]-[.C40]" office:value-type="float" office:value="-8960" calcext:value-type="float">
            <text:p>-8960</text:p>
          </table:table-cell>
          <table:table-cell table:formula="of:=[.C40]+10+IF(MOD([.B40];3)=2;0; (1+MOD([.B40];3)))" office:value-type="float" office:value="8970" calcext:value-type="float">
            <text:p>897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table:formula="of:=(256-[.B41])*[.$B$3]*[.A41]*1000000" office:value-type="float" office:value="9216" calcext:value-type="float">
            <text:p>9216</text:p>
          </table:table-cell>
          <table:table-cell/>
          <table:table-cell table:formula="of:=[.D41]-[.C41]" office:value-type="float" office:value="-9216" calcext:value-type="float">
            <text:p>-9216</text:p>
          </table:table-cell>
          <table:table-cell table:formula="of:=[.C41]+10+IF(MOD([.B41];3)=2;0; (1+MOD([.B41];3)))" office:value-type="float" office:value="9228" calcext:value-type="float">
            <text:p>922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table:formula="of:=(256-[.B42])*[.$B$3]*[.A42]*1000000" office:value-type="float" office:value="9472" calcext:value-type="float">
            <text:p>9472</text:p>
          </table:table-cell>
          <table:table-cell/>
          <table:table-cell table:formula="of:=[.D42]-[.C42]" office:value-type="float" office:value="-9472" calcext:value-type="float">
            <text:p>-9472</text:p>
          </table:table-cell>
          <table:table-cell table:formula="of:=[.C42]+10+IF(MOD([.B42];3)=2;0; (1+MOD([.B42];3)))" office:value-type="float" office:value="9483" calcext:value-type="float">
            <text:p>948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8" calcext:value-type="float">
            <text:p>218</text:p>
          </table:table-cell>
          <table:table-cell table:formula="of:=(256-[.B43])*[.$B$3]*[.A43]*1000000" office:value-type="float" office:value="9728" calcext:value-type="float">
            <text:p>9728</text:p>
          </table:table-cell>
          <table:table-cell/>
          <table:table-cell table:formula="of:=[.D43]-[.C43]" office:value-type="float" office:value="-9728" calcext:value-type="float">
            <text:p>-9728</text:p>
          </table:table-cell>
          <table:table-cell table:formula="of:=[.C43]+10+IF(MOD([.B43];3)=2;0; (1+MOD([.B43];3)))" office:value-type="float" office:value="9738" calcext:value-type="float">
            <text:p>973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7" calcext:value-type="float">
            <text:p>217</text:p>
          </table:table-cell>
          <table:table-cell table:formula="of:=(256-[.B44])*[.$B$3]*[.A44]*1000000" office:value-type="float" office:value="9984" calcext:value-type="float">
            <text:p>9984</text:p>
          </table:table-cell>
          <table:table-cell/>
          <table:table-cell table:formula="of:=[.D44]-[.C44]" office:value-type="float" office:value="-9984" calcext:value-type="float">
            <text:p>-9984</text:p>
          </table:table-cell>
          <table:table-cell table:formula="of:=[.C44]+10+IF(MOD([.B44];3)=2;0; (1+MOD([.B44];3)))" office:value-type="float" office:value="9996" calcext:value-type="float">
            <text:p>999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6" calcext:value-type="float">
            <text:p>216</text:p>
          </table:table-cell>
          <table:table-cell table:formula="of:=(256-[.B45])*[.$B$3]*[.A45]*1000000" office:value-type="float" office:value="10240" calcext:value-type="float">
            <text:p>10240</text:p>
          </table:table-cell>
          <table:table-cell/>
          <table:table-cell table:formula="of:=[.D45]-[.C45]" office:value-type="float" office:value="-10240" calcext:value-type="float">
            <text:p>-10240</text:p>
          </table:table-cell>
          <table:table-cell table:formula="of:=[.C45]+10+IF(MOD([.B45];3)=2;0; (1+MOD([.B45];3)))" office:value-type="float" office:value="10251" calcext:value-type="float">
            <text:p>1025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table:formula="of:=(256-[.B46])*[.$B$3]*[.A46]*1000000" office:value-type="float" office:value="10496" calcext:value-type="float">
            <text:p>10496</text:p>
          </table:table-cell>
          <table:table-cell/>
          <table:table-cell table:formula="of:=[.D46]-[.C46]" office:value-type="float" office:value="-10496" calcext:value-type="float">
            <text:p>-10496</text:p>
          </table:table-cell>
          <table:table-cell table:formula="of:=[.C46]+10+IF(MOD([.B46];3)=2;0; (1+MOD([.B46];3)))" office:value-type="float" office:value="10506" calcext:value-type="float">
            <text:p>1050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4" calcext:value-type="float">
            <text:p>214</text:p>
          </table:table-cell>
          <table:table-cell table:formula="of:=(256-[.B47])*[.$B$3]*[.A47]*1000000" office:value-type="float" office:value="10752" calcext:value-type="float">
            <text:p>10752</text:p>
          </table:table-cell>
          <table:table-cell/>
          <table:table-cell table:formula="of:=[.D47]-[.C47]" office:value-type="float" office:value="-10752" calcext:value-type="float">
            <text:p>-10752</text:p>
          </table:table-cell>
          <table:table-cell table:formula="of:=[.C47]+10+IF(MOD([.B47];3)=2;0; (1+MOD([.B47];3)))" office:value-type="float" office:value="10764" calcext:value-type="float">
            <text:p>1076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3" calcext:value-type="float">
            <text:p>213</text:p>
          </table:table-cell>
          <table:table-cell table:formula="of:=(256-[.B48])*[.$B$3]*[.A48]*1000000" office:value-type="float" office:value="11008" calcext:value-type="float">
            <text:p>11008</text:p>
          </table:table-cell>
          <table:table-cell/>
          <table:table-cell table:formula="of:=[.D48]-[.C48]" office:value-type="float" office:value="-11008" calcext:value-type="float">
            <text:p>-11008</text:p>
          </table:table-cell>
          <table:table-cell table:formula="of:=[.C48]+10+IF(MOD([.B48];3)=2;0; (1+MOD([.B48];3)))" office:value-type="float" office:value="11019" calcext:value-type="float">
            <text:p>1101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table:formula="of:=(256-[.B49])*[.$B$3]*[.A49]*1000000" office:value-type="float" office:value="11264" calcext:value-type="float">
            <text:p>11264</text:p>
          </table:table-cell>
          <table:table-cell/>
          <table:table-cell table:formula="of:=[.D49]-[.C49]" office:value-type="float" office:value="-11264" calcext:value-type="float">
            <text:p>-11264</text:p>
          </table:table-cell>
          <table:table-cell table:formula="of:=[.C49]+10+IF(MOD([.B49];3)=2;0; (1+MOD([.B49];3)))" office:value-type="float" office:value="11274" calcext:value-type="float">
            <text:p>1127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table:formula="of:=(256-[.B50])*[.$B$3]*[.A50]*1000000" office:value-type="float" office:value="11520" calcext:value-type="float">
            <text:p>11520</text:p>
          </table:table-cell>
          <table:table-cell/>
          <table:table-cell table:formula="of:=[.D50]-[.C50]" office:value-type="float" office:value="-11520" calcext:value-type="float">
            <text:p>-11520</text:p>
          </table:table-cell>
          <table:table-cell table:formula="of:=[.C50]+10+IF(MOD([.B50];3)=2;0; (1+MOD([.B50];3)))" office:value-type="float" office:value="11532" calcext:value-type="float">
            <text:p>1153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table:formula="of:=(256-[.B51])*[.$B$3]*[.A51]*1000000" office:value-type="float" office:value="11776" calcext:value-type="float">
            <text:p>11776</text:p>
          </table:table-cell>
          <table:table-cell/>
          <table:table-cell table:formula="of:=[.D51]-[.C51]" office:value-type="float" office:value="-11776" calcext:value-type="float">
            <text:p>-11776</text:p>
          </table:table-cell>
          <table:table-cell table:formula="of:=[.C51]+10+IF(MOD([.B51];3)=2;0; (1+MOD([.B51];3)))" office:value-type="float" office:value="11787" calcext:value-type="float">
            <text:p>1178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9" calcext:value-type="float">
            <text:p>209</text:p>
          </table:table-cell>
          <table:table-cell table:formula="of:=(256-[.B52])*[.$B$3]*[.A52]*1000000" office:value-type="float" office:value="12032" calcext:value-type="float">
            <text:p>12032</text:p>
          </table:table-cell>
          <table:table-cell/>
          <table:table-cell table:formula="of:=[.D52]-[.C52]" office:value-type="float" office:value="-12032" calcext:value-type="float">
            <text:p>-12032</text:p>
          </table:table-cell>
          <table:table-cell table:formula="of:=[.C52]+10+IF(MOD([.B52];3)=2;0; (1+MOD([.B52];3)))" office:value-type="float" office:value="12042" calcext:value-type="float">
            <text:p>1204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  <table:table-cell table:formula="of:=(256-[.B53])*[.$B$3]*[.A53]*1000000" office:value-type="float" office:value="12288" calcext:value-type="float">
            <text:p>12288</text:p>
          </table:table-cell>
          <table:table-cell/>
          <table:table-cell table:formula="of:=[.D53]-[.C53]" office:value-type="float" office:value="-12288" calcext:value-type="float">
            <text:p>-12288</text:p>
          </table:table-cell>
          <table:table-cell table:formula="of:=[.C53]+10+IF(MOD([.B53];3)=2;0; (1+MOD([.B53];3)))" office:value-type="float" office:value="12300" calcext:value-type="float">
            <text:p>1230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7" calcext:value-type="float">
            <text:p>207</text:p>
          </table:table-cell>
          <table:table-cell table:formula="of:=(256-[.B54])*[.$B$3]*[.A54]*1000000" office:value-type="float" office:value="12544" calcext:value-type="float">
            <text:p>12544</text:p>
          </table:table-cell>
          <table:table-cell/>
          <table:table-cell table:formula="of:=[.D54]-[.C54]" office:value-type="float" office:value="-12544" calcext:value-type="float">
            <text:p>-12544</text:p>
          </table:table-cell>
          <table:table-cell table:formula="of:=[.C54]+10+IF(MOD([.B54];3)=2;0; (1+MOD([.B54];3)))" office:value-type="float" office:value="12555" calcext:value-type="float">
            <text:p>125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6" calcext:value-type="float">
            <text:p>206</text:p>
          </table:table-cell>
          <table:table-cell table:formula="of:=(256-[.B55])*[.$B$3]*[.A55]*1000000" office:value-type="float" office:value="12800" calcext:value-type="float">
            <text:p>12800</text:p>
          </table:table-cell>
          <table:table-cell/>
          <table:table-cell table:formula="of:=[.D55]-[.C55]" office:value-type="float" office:value="-12800" calcext:value-type="float">
            <text:p>-12800</text:p>
          </table:table-cell>
          <table:table-cell table:formula="of:=[.C55]+10+IF(MOD([.B55];3)=2;0; (1+MOD([.B55];3)))" office:value-type="float" office:value="12810" calcext:value-type="float">
            <text:p>1281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table:formula="of:=(256-[.B56])*[.$B$3]*[.A56]*1000000" office:value-type="float" office:value="13056" calcext:value-type="float">
            <text:p>13056</text:p>
          </table:table-cell>
          <table:table-cell/>
          <table:table-cell table:formula="of:=[.D56]-[.C56]" office:value-type="float" office:value="-13056" calcext:value-type="float">
            <text:p>-13056</text:p>
          </table:table-cell>
          <table:table-cell table:formula="of:=[.C56]+10+IF(MOD([.B56];3)=2;0; (1+MOD([.B56];3)))" office:value-type="float" office:value="13068" calcext:value-type="float">
            <text:p>1306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" calcext:value-type="float">
            <text:p>204</text:p>
          </table:table-cell>
          <table:table-cell table:formula="of:=(256-[.B57])*[.$B$3]*[.A57]*1000000" office:value-type="float" office:value="13312" calcext:value-type="float">
            <text:p>13312</text:p>
          </table:table-cell>
          <table:table-cell/>
          <table:table-cell table:formula="of:=[.D57]-[.C57]" office:value-type="float" office:value="-13312" calcext:value-type="float">
            <text:p>-13312</text:p>
          </table:table-cell>
          <table:table-cell table:formula="of:=[.C57]+10+IF(MOD([.B57];3)=2;0; (1+MOD([.B57];3)))" office:value-type="float" office:value="13323" calcext:value-type="float">
            <text:p>1332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3" calcext:value-type="float">
            <text:p>203</text:p>
          </table:table-cell>
          <table:table-cell table:formula="of:=(256-[.B58])*[.$B$3]*[.A58]*1000000" office:value-type="float" office:value="13568" calcext:value-type="float">
            <text:p>13568</text:p>
          </table:table-cell>
          <table:table-cell/>
          <table:table-cell table:formula="of:=[.D58]-[.C58]" office:value-type="float" office:value="-13568" calcext:value-type="float">
            <text:p>-13568</text:p>
          </table:table-cell>
          <table:table-cell table:formula="of:=[.C58]+10+IF(MOD([.B58];3)=2;0; (1+MOD([.B58];3)))" office:value-type="float" office:value="13578" calcext:value-type="float">
            <text:p>1357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" calcext:value-type="float">
            <text:p>202</text:p>
          </table:table-cell>
          <table:table-cell table:formula="of:=(256-[.B59])*[.$B$3]*[.A59]*1000000" office:value-type="float" office:value="13824" calcext:value-type="float">
            <text:p>13824</text:p>
          </table:table-cell>
          <table:table-cell/>
          <table:table-cell table:formula="of:=[.D59]-[.C59]" office:value-type="float" office:value="-13824" calcext:value-type="float">
            <text:p>-13824</text:p>
          </table:table-cell>
          <table:table-cell table:formula="of:=[.C59]+10+IF(MOD([.B59];3)=2;0; (1+MOD([.B59];3)))" office:value-type="float" office:value="13836" calcext:value-type="float">
            <text:p>1383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  <table:table-cell table:formula="of:=(256-[.B60])*[.$B$3]*[.A60]*1000000" office:value-type="float" office:value="14080" calcext:value-type="float">
            <text:p>14080</text:p>
          </table:table-cell>
          <table:table-cell/>
          <table:table-cell table:formula="of:=[.D60]-[.C60]" office:value-type="float" office:value="-14080" calcext:value-type="float">
            <text:p>-14080</text:p>
          </table:table-cell>
          <table:table-cell table:formula="of:=[.C60]+10+IF(MOD([.B60];3)=2;0; (1+MOD([.B60];3)))" office:value-type="float" office:value="14091" calcext:value-type="float">
            <text:p>1409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(256-[.B61])*[.$B$3]*[.A61]*1000000" office:value-type="float" office:value="14336" calcext:value-type="float">
            <text:p>14336</text:p>
          </table:table-cell>
          <table:table-cell/>
          <table:table-cell table:formula="of:=[.D61]-[.C61]" office:value-type="float" office:value="-14336" calcext:value-type="float">
            <text:p>-14336</text:p>
          </table:table-cell>
          <table:table-cell table:formula="of:=[.C61]+10+IF(MOD([.B61];3)=2;0; (1+MOD([.B61];3)))" office:value-type="float" office:value="14346" calcext:value-type="float">
            <text:p>1434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" calcext:value-type="float">
            <text:p>199</text:p>
          </table:table-cell>
          <table:table-cell table:formula="of:=(256-[.B62])*[.$B$3]*[.A62]*1000000" office:value-type="float" office:value="14592" calcext:value-type="float">
            <text:p>14592</text:p>
          </table:table-cell>
          <table:table-cell/>
          <table:table-cell table:formula="of:=[.D62]-[.C62]" office:value-type="float" office:value="-14592" calcext:value-type="float">
            <text:p>-14592</text:p>
          </table:table-cell>
          <table:table-cell table:formula="of:=[.C62]+10+IF(MOD([.B62];3)=2;0; (1+MOD([.B62];3)))" office:value-type="float" office:value="14604" calcext:value-type="float">
            <text:p>1460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table:formula="of:=(256-[.B63])*[.$B$3]*[.A63]*1000000" office:value-type="float" office:value="14848" calcext:value-type="float">
            <text:p>14848</text:p>
          </table:table-cell>
          <table:table-cell/>
          <table:table-cell table:formula="of:=[.D63]-[.C63]" office:value-type="float" office:value="-14848" calcext:value-type="float">
            <text:p>-14848</text:p>
          </table:table-cell>
          <table:table-cell table:formula="of:=[.C63]+10+IF(MOD([.B63];3)=2;0; (1+MOD([.B63];3)))" office:value-type="float" office:value="14859" calcext:value-type="float">
            <text:p>1485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7" calcext:value-type="float">
            <text:p>197</text:p>
          </table:table-cell>
          <table:table-cell table:formula="of:=(256-[.B64])*[.$B$3]*[.A64]*1000000" office:value-type="float" office:value="15104" calcext:value-type="float">
            <text:p>15104</text:p>
          </table:table-cell>
          <table:table-cell/>
          <table:table-cell table:formula="of:=[.D64]-[.C64]" office:value-type="float" office:value="-15104" calcext:value-type="float">
            <text:p>-15104</text:p>
          </table:table-cell>
          <table:table-cell table:formula="of:=[.C64]+10+IF(MOD([.B64];3)=2;0; (1+MOD([.B64];3)))" office:value-type="float" office:value="15114" calcext:value-type="float">
            <text:p>1511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6" calcext:value-type="float">
            <text:p>196</text:p>
          </table:table-cell>
          <table:table-cell table:formula="of:=(256-[.B65])*[.$B$3]*[.A65]*1000000" office:value-type="float" office:value="15360" calcext:value-type="float">
            <text:p>15360</text:p>
          </table:table-cell>
          <table:table-cell/>
          <table:table-cell table:formula="of:=[.D65]-[.C65]" office:value-type="float" office:value="-15360" calcext:value-type="float">
            <text:p>-15360</text:p>
          </table:table-cell>
          <table:table-cell table:formula="of:=[.C65]+10+IF(MOD([.B65];3)=2;0; (1+MOD([.B65];3)))" office:value-type="float" office:value="15372" calcext:value-type="float">
            <text:p>1537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5" calcext:value-type="float">
            <text:p>195</text:p>
          </table:table-cell>
          <table:table-cell table:formula="of:=(256-[.B66])*[.$B$3]*[.A66]*1000000" office:value-type="float" office:value="15616" calcext:value-type="float">
            <text:p>15616</text:p>
          </table:table-cell>
          <table:table-cell/>
          <table:table-cell table:formula="of:=[.D66]-[.C66]" office:value-type="float" office:value="-15616" calcext:value-type="float">
            <text:p>-15616</text:p>
          </table:table-cell>
          <table:table-cell table:formula="of:=[.C66]+10+IF(MOD([.B66];3)=2;0; (1+MOD([.B66];3)))" office:value-type="float" office:value="15627" calcext:value-type="float">
            <text:p>1562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table:formula="of:=(256-[.B67])*[.$B$3]*[.A67]*1000000" office:value-type="float" office:value="15872" calcext:value-type="float">
            <text:p>15872</text:p>
          </table:table-cell>
          <table:table-cell/>
          <table:table-cell table:formula="of:=[.D67]-[.C67]" office:value-type="float" office:value="-15872" calcext:value-type="float">
            <text:p>-15872</text:p>
          </table:table-cell>
          <table:table-cell table:formula="of:=[.C67]+10+IF(MOD([.B67];3)=2;0; (1+MOD([.B67];3)))" office:value-type="float" office:value="15882" calcext:value-type="float">
            <text:p>1588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3" calcext:value-type="float">
            <text:p>193</text:p>
          </table:table-cell>
          <table:table-cell table:formula="of:=(256-[.B68])*[.$B$3]*[.A68]*1000000" office:value-type="float" office:value="16128" calcext:value-type="float">
            <text:p>16128</text:p>
          </table:table-cell>
          <table:table-cell/>
          <table:table-cell table:formula="of:=[.D68]-[.C68]" office:value-type="float" office:value="-16128" calcext:value-type="float">
            <text:p>-16128</text:p>
          </table:table-cell>
          <table:table-cell table:formula="of:=[.C68]+10+IF(MOD([.B68];3)=2;0; (1+MOD([.B68];3)))" office:value-type="float" office:value="16140" calcext:value-type="float">
            <text:p>1614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formula="of:=(256-[.B69])*[.$B$3]*[.A69]*1000000" office:value-type="float" office:value="16384" calcext:value-type="float">
            <text:p>16384</text:p>
          </table:table-cell>
          <table:table-cell/>
          <table:table-cell table:formula="of:=[.D69]-[.C69]" office:value-type="float" office:value="-16384" calcext:value-type="float">
            <text:p>-16384</text:p>
          </table:table-cell>
          <table:table-cell table:formula="of:=[.C69]+10+IF(MOD([.B69];3)=2;0; (1+MOD([.B69];3)))" office:value-type="float" office:value="16395" calcext:value-type="float">
            <text:p>1639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1" calcext:value-type="float">
            <text:p>191</text:p>
          </table:table-cell>
          <table:table-cell table:formula="of:=(256-[.B70])*[.$B$3]*[.A70]*1000000" office:value-type="float" office:value="16640" calcext:value-type="float">
            <text:p>16640</text:p>
          </table:table-cell>
          <table:table-cell/>
          <table:table-cell table:formula="of:=[.D70]-[.C70]" office:value-type="float" office:value="-16640" calcext:value-type="float">
            <text:p>-16640</text:p>
          </table:table-cell>
          <table:table-cell table:formula="of:=[.C70]+10+IF(MOD([.B70];3)=2;0; (1+MOD([.B70];3)))" office:value-type="float" office:value="16650" calcext:value-type="float">
            <text:p>1665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table:formula="of:=(256-[.B71])*[.$B$3]*[.A71]*1000000" office:value-type="float" office:value="16896" calcext:value-type="float">
            <text:p>16896</text:p>
          </table:table-cell>
          <table:table-cell/>
          <table:table-cell table:formula="of:=[.D71]-[.C71]" office:value-type="float" office:value="-16896" calcext:value-type="float">
            <text:p>-16896</text:p>
          </table:table-cell>
          <table:table-cell table:formula="of:=[.C71]+10+IF(MOD([.B71];3)=2;0; (1+MOD([.B71];3)))" office:value-type="float" office:value="16908" calcext:value-type="float">
            <text:p>1690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9" calcext:value-type="float">
            <text:p>189</text:p>
          </table:table-cell>
          <table:table-cell table:formula="of:=(256-[.B72])*[.$B$3]*[.A72]*1000000" office:value-type="float" office:value="17152" calcext:value-type="float">
            <text:p>17152</text:p>
          </table:table-cell>
          <table:table-cell/>
          <table:table-cell table:formula="of:=[.D72]-[.C72]" office:value-type="float" office:value="-17152" calcext:value-type="float">
            <text:p>-17152</text:p>
          </table:table-cell>
          <table:table-cell table:formula="of:=[.C72]+10+IF(MOD([.B72];3)=2;0; (1+MOD([.B72];3)))" office:value-type="float" office:value="17163" calcext:value-type="float">
            <text:p>1716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table:formula="of:=(256-[.B73])*[.$B$3]*[.A73]*1000000" office:value-type="float" office:value="17408" calcext:value-type="float">
            <text:p>17408</text:p>
          </table:table-cell>
          <table:table-cell/>
          <table:table-cell table:formula="of:=[.D73]-[.C73]" office:value-type="float" office:value="-17408" calcext:value-type="float">
            <text:p>-17408</text:p>
          </table:table-cell>
          <table:table-cell table:formula="of:=[.C73]+10+IF(MOD([.B73];3)=2;0; (1+MOD([.B73];3)))" office:value-type="float" office:value="17418" calcext:value-type="float">
            <text:p>1741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7" calcext:value-type="float">
            <text:p>187</text:p>
          </table:table-cell>
          <table:table-cell table:formula="of:=(256-[.B74])*[.$B$3]*[.A74]*1000000" office:value-type="float" office:value="17664" calcext:value-type="float">
            <text:p>17664</text:p>
          </table:table-cell>
          <table:table-cell/>
          <table:table-cell table:formula="of:=[.D74]-[.C74]" office:value-type="float" office:value="-17664" calcext:value-type="float">
            <text:p>-17664</text:p>
          </table:table-cell>
          <table:table-cell table:formula="of:=[.C74]+10+IF(MOD([.B74];3)=2;0; (1+MOD([.B74];3)))" office:value-type="float" office:value="17676" calcext:value-type="float">
            <text:p>1767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6" calcext:value-type="float">
            <text:p>186</text:p>
          </table:table-cell>
          <table:table-cell table:formula="of:=(256-[.B75])*[.$B$3]*[.A75]*1000000" office:value-type="float" office:value="17920" calcext:value-type="float">
            <text:p>17920</text:p>
          </table:table-cell>
          <table:table-cell/>
          <table:table-cell table:formula="of:=[.D75]-[.C75]" office:value-type="float" office:value="-17920" calcext:value-type="float">
            <text:p>-17920</text:p>
          </table:table-cell>
          <table:table-cell table:formula="of:=[.C75]+10+IF(MOD([.B75];3)=2;0; (1+MOD([.B75];3)))" office:value-type="float" office:value="17931" calcext:value-type="float">
            <text:p>1793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5" calcext:value-type="float">
            <text:p>185</text:p>
          </table:table-cell>
          <table:table-cell table:formula="of:=(256-[.B76])*[.$B$3]*[.A76]*1000000" office:value-type="float" office:value="18176" calcext:value-type="float">
            <text:p>18176</text:p>
          </table:table-cell>
          <table:table-cell/>
          <table:table-cell table:formula="of:=[.D76]-[.C76]" office:value-type="float" office:value="-18176" calcext:value-type="float">
            <text:p>-18176</text:p>
          </table:table-cell>
          <table:table-cell table:formula="of:=[.C76]+10+IF(MOD([.B76];3)=2;0; (1+MOD([.B76];3)))" office:value-type="float" office:value="18186" calcext:value-type="float">
            <text:p>1818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4" calcext:value-type="float">
            <text:p>184</text:p>
          </table:table-cell>
          <table:table-cell table:formula="of:=(256-[.B77])*[.$B$3]*[.A77]*1000000" office:value-type="float" office:value="18432" calcext:value-type="float">
            <text:p>18432</text:p>
          </table:table-cell>
          <table:table-cell/>
          <table:table-cell table:formula="of:=[.D77]-[.C77]" office:value-type="float" office:value="-18432" calcext:value-type="float">
            <text:p>-18432</text:p>
          </table:table-cell>
          <table:table-cell table:formula="of:=[.C77]+10+IF(MOD([.B77];3)=2;0; (1+MOD([.B77];3)))" office:value-type="float" office:value="18444" calcext:value-type="float">
            <text:p>1844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3" calcext:value-type="float">
            <text:p>183</text:p>
          </table:table-cell>
          <table:table-cell table:formula="of:=(256-[.B78])*[.$B$3]*[.A78]*1000000" office:value-type="float" office:value="18688" calcext:value-type="float">
            <text:p>18688</text:p>
          </table:table-cell>
          <table:table-cell/>
          <table:table-cell table:formula="of:=[.D78]-[.C78]" office:value-type="float" office:value="-18688" calcext:value-type="float">
            <text:p>-18688</text:p>
          </table:table-cell>
          <table:table-cell table:formula="of:=[.C78]+10+IF(MOD([.B78];3)=2;0; (1+MOD([.B78];3)))" office:value-type="float" office:value="18699" calcext:value-type="float">
            <text:p>1869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2" calcext:value-type="float">
            <text:p>182</text:p>
          </table:table-cell>
          <table:table-cell table:formula="of:=(256-[.B79])*[.$B$3]*[.A79]*1000000" office:value-type="float" office:value="18944" calcext:value-type="float">
            <text:p>18944</text:p>
          </table:table-cell>
          <table:table-cell/>
          <table:table-cell table:formula="of:=[.D79]-[.C79]" office:value-type="float" office:value="-18944" calcext:value-type="float">
            <text:p>-18944</text:p>
          </table:table-cell>
          <table:table-cell table:formula="of:=[.C79]+10+IF(MOD([.B79];3)=2;0; (1+MOD([.B79];3)))" office:value-type="float" office:value="18954" calcext:value-type="float">
            <text:p>1895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1" calcext:value-type="float">
            <text:p>181</text:p>
          </table:table-cell>
          <table:table-cell table:formula="of:=(256-[.B80])*[.$B$3]*[.A80]*1000000" office:value-type="float" office:value="19200" calcext:value-type="float">
            <text:p>19200</text:p>
          </table:table-cell>
          <table:table-cell/>
          <table:table-cell table:formula="of:=[.D80]-[.C80]" office:value-type="float" office:value="-19200" calcext:value-type="float">
            <text:p>-19200</text:p>
          </table:table-cell>
          <table:table-cell table:formula="of:=[.C80]+10+IF(MOD([.B80];3)=2;0; (1+MOD([.B80];3)))" office:value-type="float" office:value="19212" calcext:value-type="float">
            <text:p>1921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(256-[.B81])*[.$B$3]*[.A81]*1000000" office:value-type="float" office:value="19456" calcext:value-type="float">
            <text:p>19456</text:p>
          </table:table-cell>
          <table:table-cell/>
          <table:table-cell table:formula="of:=[.D81]-[.C81]" office:value-type="float" office:value="-19456" calcext:value-type="float">
            <text:p>-19456</text:p>
          </table:table-cell>
          <table:table-cell table:formula="of:=[.C81]+10+IF(MOD([.B81];3)=2;0; (1+MOD([.B81];3)))" office:value-type="float" office:value="19467" calcext:value-type="float">
            <text:p>1946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9" calcext:value-type="float">
            <text:p>179</text:p>
          </table:table-cell>
          <table:table-cell table:formula="of:=(256-[.B82])*[.$B$3]*[.A82]*1000000" office:value-type="float" office:value="19712" calcext:value-type="float">
            <text:p>19712</text:p>
          </table:table-cell>
          <table:table-cell/>
          <table:table-cell table:formula="of:=[.D82]-[.C82]" office:value-type="float" office:value="-19712" calcext:value-type="float">
            <text:p>-19712</text:p>
          </table:table-cell>
          <table:table-cell table:formula="of:=[.C82]+10+IF(MOD([.B82];3)=2;0; (1+MOD([.B82];3)))" office:value-type="float" office:value="19722" calcext:value-type="float">
            <text:p>1972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table:formula="of:=(256-[.B83])*[.$B$3]*[.A83]*1000000" office:value-type="float" office:value="19968" calcext:value-type="float">
            <text:p>19968</text:p>
          </table:table-cell>
          <table:table-cell/>
          <table:table-cell table:formula="of:=[.D83]-[.C83]" office:value-type="float" office:value="-19968" calcext:value-type="float">
            <text:p>-19968</text:p>
          </table:table-cell>
          <table:table-cell table:formula="of:=[.C83]+10+IF(MOD([.B83];3)=2;0; (1+MOD([.B83];3)))" office:value-type="float" office:value="19980" calcext:value-type="float">
            <text:p>1998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7" calcext:value-type="float">
            <text:p>177</text:p>
          </table:table-cell>
          <table:table-cell table:formula="of:=(256-[.B84])*[.$B$3]*[.A84]*1000000" office:value-type="float" office:value="20224" calcext:value-type="float">
            <text:p>20224</text:p>
          </table:table-cell>
          <table:table-cell/>
          <table:table-cell table:formula="of:=[.D84]-[.C84]" office:value-type="float" office:value="-20224" calcext:value-type="float">
            <text:p>-20224</text:p>
          </table:table-cell>
          <table:table-cell table:formula="of:=[.C84]+10+IF(MOD([.B84];3)=2;0; (1+MOD([.B84];3)))" office:value-type="float" office:value="20235" calcext:value-type="float">
            <text:p>2023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table:formula="of:=(256-[.B85])*[.$B$3]*[.A85]*1000000" office:value-type="float" office:value="20480" calcext:value-type="float">
            <text:p>20480</text:p>
          </table:table-cell>
          <table:table-cell/>
          <table:table-cell table:formula="of:=[.D85]-[.C85]" office:value-type="float" office:value="-20480" calcext:value-type="float">
            <text:p>-20480</text:p>
          </table:table-cell>
          <table:table-cell table:formula="of:=[.C85]+10+IF(MOD([.B85];3)=2;0; (1+MOD([.B85];3)))" office:value-type="float" office:value="20490" calcext:value-type="float">
            <text:p>2049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table:formula="of:=(256-[.B86])*[.$B$3]*[.A86]*1000000" office:value-type="float" office:value="20736" calcext:value-type="float">
            <text:p>20736</text:p>
          </table:table-cell>
          <table:table-cell/>
          <table:table-cell table:formula="of:=[.D86]-[.C86]" office:value-type="float" office:value="-20736" calcext:value-type="float">
            <text:p>-20736</text:p>
          </table:table-cell>
          <table:table-cell table:formula="of:=[.C86]+10+IF(MOD([.B86];3)=2;0; (1+MOD([.B86];3)))" office:value-type="float" office:value="20748" calcext:value-type="float">
            <text:p>2074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table:formula="of:=(256-[.B87])*[.$B$3]*[.A87]*1000000" office:value-type="float" office:value="20992" calcext:value-type="float">
            <text:p>20992</text:p>
          </table:table-cell>
          <table:table-cell/>
          <table:table-cell table:formula="of:=[.D87]-[.C87]" office:value-type="float" office:value="-20992" calcext:value-type="float">
            <text:p>-20992</text:p>
          </table:table-cell>
          <table:table-cell table:formula="of:=[.C87]+10+IF(MOD([.B87];3)=2;0; (1+MOD([.B87];3)))" office:value-type="float" office:value="21003" calcext:value-type="float">
            <text:p>2100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3" calcext:value-type="float">
            <text:p>173</text:p>
          </table:table-cell>
          <table:table-cell table:formula="of:=(256-[.B88])*[.$B$3]*[.A88]*1000000" office:value-type="float" office:value="21248" calcext:value-type="float">
            <text:p>21248</text:p>
          </table:table-cell>
          <table:table-cell/>
          <table:table-cell table:formula="of:=[.D88]-[.C88]" office:value-type="float" office:value="-21248" calcext:value-type="float">
            <text:p>-21248</text:p>
          </table:table-cell>
          <table:table-cell table:formula="of:=[.C88]+10+IF(MOD([.B88];3)=2;0; (1+MOD([.B88];3)))" office:value-type="float" office:value="21258" calcext:value-type="float">
            <text:p>2125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2" calcext:value-type="float">
            <text:p>172</text:p>
          </table:table-cell>
          <table:table-cell table:formula="of:=(256-[.B89])*[.$B$3]*[.A89]*1000000" office:value-type="float" office:value="21504" calcext:value-type="float">
            <text:p>21504</text:p>
          </table:table-cell>
          <table:table-cell/>
          <table:table-cell table:formula="of:=[.D89]-[.C89]" office:value-type="float" office:value="-21504" calcext:value-type="float">
            <text:p>-21504</text:p>
          </table:table-cell>
          <table:table-cell table:formula="of:=[.C89]+10+IF(MOD([.B89];3)=2;0; (1+MOD([.B89];3)))" office:value-type="float" office:value="21516" calcext:value-type="float">
            <text:p>2151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1" calcext:value-type="float">
            <text:p>171</text:p>
          </table:table-cell>
          <table:table-cell table:formula="of:=(256-[.B90])*[.$B$3]*[.A90]*1000000" office:value-type="float" office:value="21760" calcext:value-type="float">
            <text:p>21760</text:p>
          </table:table-cell>
          <table:table-cell/>
          <table:table-cell table:formula="of:=[.D90]-[.C90]" office:value-type="float" office:value="-21760" calcext:value-type="float">
            <text:p>-21760</text:p>
          </table:table-cell>
          <table:table-cell table:formula="of:=[.C90]+10+IF(MOD([.B90];3)=2;0; (1+MOD([.B90];3)))" office:value-type="float" office:value="21771" calcext:value-type="float">
            <text:p>2177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0" calcext:value-type="float">
            <text:p>170</text:p>
          </table:table-cell>
          <table:table-cell table:formula="of:=(256-[.B91])*[.$B$3]*[.A91]*1000000" office:value-type="float" office:value="22016" calcext:value-type="float">
            <text:p>22016</text:p>
          </table:table-cell>
          <table:table-cell/>
          <table:table-cell table:formula="of:=[.D91]-[.C91]" office:value-type="float" office:value="-22016" calcext:value-type="float">
            <text:p>-22016</text:p>
          </table:table-cell>
          <table:table-cell table:formula="of:=[.C91]+10+IF(MOD([.B91];3)=2;0; (1+MOD([.B91];3)))" office:value-type="float" office:value="22026" calcext:value-type="float">
            <text:p>2202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9" calcext:value-type="float">
            <text:p>169</text:p>
          </table:table-cell>
          <table:table-cell table:formula="of:=(256-[.B92])*[.$B$3]*[.A92]*1000000" office:value-type="float" office:value="22272" calcext:value-type="float">
            <text:p>22272</text:p>
          </table:table-cell>
          <table:table-cell/>
          <table:table-cell table:formula="of:=[.D92]-[.C92]" office:value-type="float" office:value="-22272" calcext:value-type="float">
            <text:p>-22272</text:p>
          </table:table-cell>
          <table:table-cell table:formula="of:=[.C92]+10+IF(MOD([.B92];3)=2;0; (1+MOD([.B92];3)))" office:value-type="float" office:value="22284" calcext:value-type="float">
            <text:p>2228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table:formula="of:=(256-[.B93])*[.$B$3]*[.A93]*1000000" office:value-type="float" office:value="22528" calcext:value-type="float">
            <text:p>22528</text:p>
          </table:table-cell>
          <table:table-cell/>
          <table:table-cell table:formula="of:=[.D93]-[.C93]" office:value-type="float" office:value="-22528" calcext:value-type="float">
            <text:p>-22528</text:p>
          </table:table-cell>
          <table:table-cell table:formula="of:=[.C93]+10+IF(MOD([.B93];3)=2;0; (1+MOD([.B93];3)))" office:value-type="float" office:value="22539" calcext:value-type="float">
            <text:p>2253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7" calcext:value-type="float">
            <text:p>167</text:p>
          </table:table-cell>
          <table:table-cell table:formula="of:=(256-[.B94])*[.$B$3]*[.A94]*1000000" office:value-type="float" office:value="22784" calcext:value-type="float">
            <text:p>22784</text:p>
          </table:table-cell>
          <table:table-cell/>
          <table:table-cell table:formula="of:=[.D94]-[.C94]" office:value-type="float" office:value="-22784" calcext:value-type="float">
            <text:p>-22784</text:p>
          </table:table-cell>
          <table:table-cell table:formula="of:=[.C94]+10+IF(MOD([.B94];3)=2;0; (1+MOD([.B94];3)))" office:value-type="float" office:value="22794" calcext:value-type="float">
            <text:p>2279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table:formula="of:=(256-[.B95])*[.$B$3]*[.A95]*1000000" office:value-type="float" office:value="23040" calcext:value-type="float">
            <text:p>23040</text:p>
          </table:table-cell>
          <table:table-cell/>
          <table:table-cell table:formula="of:=[.D95]-[.C95]" office:value-type="float" office:value="-23040" calcext:value-type="float">
            <text:p>-23040</text:p>
          </table:table-cell>
          <table:table-cell table:formula="of:=[.C95]+10+IF(MOD([.B95];3)=2;0; (1+MOD([.B95];3)))" office:value-type="float" office:value="23052" calcext:value-type="float">
            <text:p>2305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5" calcext:value-type="float">
            <text:p>165</text:p>
          </table:table-cell>
          <table:table-cell table:formula="of:=(256-[.B96])*[.$B$3]*[.A96]*1000000" office:value-type="float" office:value="23296" calcext:value-type="float">
            <text:p>23296</text:p>
          </table:table-cell>
          <table:table-cell/>
          <table:table-cell table:formula="of:=[.D96]-[.C96]" office:value-type="float" office:value="-23296" calcext:value-type="float">
            <text:p>-23296</text:p>
          </table:table-cell>
          <table:table-cell table:formula="of:=[.C96]+10+IF(MOD([.B96];3)=2;0; (1+MOD([.B96];3)))" office:value-type="float" office:value="23307" calcext:value-type="float">
            <text:p>2330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4" calcext:value-type="float">
            <text:p>164</text:p>
          </table:table-cell>
          <table:table-cell table:formula="of:=(256-[.B97])*[.$B$3]*[.A97]*1000000" office:value-type="float" office:value="23552" calcext:value-type="float">
            <text:p>23552</text:p>
          </table:table-cell>
          <table:table-cell/>
          <table:table-cell table:formula="of:=[.D97]-[.C97]" office:value-type="float" office:value="-23552" calcext:value-type="float">
            <text:p>-23552</text:p>
          </table:table-cell>
          <table:table-cell table:formula="of:=[.C97]+10+IF(MOD([.B97];3)=2;0; (1+MOD([.B97];3)))" office:value-type="float" office:value="23562" calcext:value-type="float">
            <text:p>2356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" calcext:value-type="float">
            <text:p>163</text:p>
          </table:table-cell>
          <table:table-cell table:formula="of:=(256-[.B98])*[.$B$3]*[.A98]*1000000" office:value-type="float" office:value="23808" calcext:value-type="float">
            <text:p>23808</text:p>
          </table:table-cell>
          <table:table-cell/>
          <table:table-cell table:formula="of:=[.D98]-[.C98]" office:value-type="float" office:value="-23808" calcext:value-type="float">
            <text:p>-23808</text:p>
          </table:table-cell>
          <table:table-cell table:formula="of:=[.C98]+10+IF(MOD([.B98];3)=2;0; (1+MOD([.B98];3)))" office:value-type="float" office:value="23820" calcext:value-type="float">
            <text:p>2382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2" calcext:value-type="float">
            <text:p>162</text:p>
          </table:table-cell>
          <table:table-cell table:formula="of:=(256-[.B99])*[.$B$3]*[.A99]*1000000" office:value-type="float" office:value="24064" calcext:value-type="float">
            <text:p>24064</text:p>
          </table:table-cell>
          <table:table-cell/>
          <table:table-cell table:formula="of:=[.D99]-[.C99]" office:value-type="float" office:value="-24064" calcext:value-type="float">
            <text:p>-24064</text:p>
          </table:table-cell>
          <table:table-cell table:formula="of:=[.C99]+10+IF(MOD([.B99];3)=2;0; (1+MOD([.B99];3)))" office:value-type="float" office:value="24075" calcext:value-type="float">
            <text:p>2407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table:formula="of:=(256-[.B100])*[.$B$3]*[.A100]*1000000" office:value-type="float" office:value="24320" calcext:value-type="float">
            <text:p>24320</text:p>
          </table:table-cell>
          <table:table-cell/>
          <table:table-cell table:formula="of:=[.D100]-[.C100]" office:value-type="float" office:value="-24320" calcext:value-type="float">
            <text:p>-24320</text:p>
          </table:table-cell>
          <table:table-cell table:formula="of:=[.C100]+10+IF(MOD([.B100];3)=2;0; (1+MOD([.B100];3)))" office:value-type="float" office:value="24330" calcext:value-type="float">
            <text:p>2433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formula="of:=(256-[.B101])*[.$B$3]*[.A101]*1000000" office:value-type="float" office:value="24576" calcext:value-type="float">
            <text:p>24576</text:p>
          </table:table-cell>
          <table:table-cell/>
          <table:table-cell table:formula="of:=[.D101]-[.C101]" office:value-type="float" office:value="-24576" calcext:value-type="float">
            <text:p>-24576</text:p>
          </table:table-cell>
          <table:table-cell table:formula="of:=[.C101]+10+IF(MOD([.B101];3)=2;0; (1+MOD([.B101];3)))" office:value-type="float" office:value="24588" calcext:value-type="float">
            <text:p>2458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9" calcext:value-type="float">
            <text:p>159</text:p>
          </table:table-cell>
          <table:table-cell table:formula="of:=(256-[.B102])*[.$B$3]*[.A102]*1000000" office:value-type="float" office:value="24832" calcext:value-type="float">
            <text:p>24832</text:p>
          </table:table-cell>
          <table:table-cell/>
          <table:table-cell table:formula="of:=[.D102]-[.C102]" office:value-type="float" office:value="-24832" calcext:value-type="float">
            <text:p>-24832</text:p>
          </table:table-cell>
          <table:table-cell table:formula="of:=[.C102]+10+IF(MOD([.B102];3)=2;0; (1+MOD([.B102];3)))" office:value-type="float" office:value="24843" calcext:value-type="float">
            <text:p>2484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table:formula="of:=(256-[.B103])*[.$B$3]*[.A103]*1000000" office:value-type="float" office:value="25088" calcext:value-type="float">
            <text:p>25088</text:p>
          </table:table-cell>
          <table:table-cell/>
          <table:table-cell table:formula="of:=[.D103]-[.C103]" office:value-type="float" office:value="-25088" calcext:value-type="float">
            <text:p>-25088</text:p>
          </table:table-cell>
          <table:table-cell table:formula="of:=[.C103]+10+IF(MOD([.B103];3)=2;0; (1+MOD([.B103];3)))" office:value-type="float" office:value="25098" calcext:value-type="float">
            <text:p>2509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7" calcext:value-type="float">
            <text:p>157</text:p>
          </table:table-cell>
          <table:table-cell table:formula="of:=(256-[.B104])*[.$B$3]*[.A104]*1000000" office:value-type="float" office:value="25344" calcext:value-type="float">
            <text:p>25344</text:p>
          </table:table-cell>
          <table:table-cell/>
          <table:table-cell table:formula="of:=[.D104]-[.C104]" office:value-type="float" office:value="-25344" calcext:value-type="float">
            <text:p>-25344</text:p>
          </table:table-cell>
          <table:table-cell table:formula="of:=[.C104]+10+IF(MOD([.B104];3)=2;0; (1+MOD([.B104];3)))" office:value-type="float" office:value="25356" calcext:value-type="float">
            <text:p>2535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table:formula="of:=(256-[.B105])*[.$B$3]*[.A105]*1000000" office:value-type="float" office:value="25600" calcext:value-type="float">
            <text:p>25600</text:p>
          </table:table-cell>
          <table:table-cell/>
          <table:table-cell table:formula="of:=[.D105]-[.C105]" office:value-type="float" office:value="-25600" calcext:value-type="float">
            <text:p>-25600</text:p>
          </table:table-cell>
          <table:table-cell table:formula="of:=[.C105]+10+IF(MOD([.B105];3)=2;0; (1+MOD([.B105];3)))" office:value-type="float" office:value="25611" calcext:value-type="float">
            <text:p>2561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5" calcext:value-type="float">
            <text:p>155</text:p>
          </table:table-cell>
          <table:table-cell table:formula="of:=(256-[.B106])*[.$B$3]*[.A106]*1000000" office:value-type="float" office:value="25856" calcext:value-type="float">
            <text:p>25856</text:p>
          </table:table-cell>
          <table:table-cell/>
          <table:table-cell table:formula="of:=[.D106]-[.C106]" office:value-type="float" office:value="-25856" calcext:value-type="float">
            <text:p>-25856</text:p>
          </table:table-cell>
          <table:table-cell table:formula="of:=[.C106]+10+IF(MOD([.B106];3)=2;0; (1+MOD([.B106];3)))" office:value-type="float" office:value="25866" calcext:value-type="float">
            <text:p>2586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4" calcext:value-type="float">
            <text:p>154</text:p>
          </table:table-cell>
          <table:table-cell table:formula="of:=(256-[.B107])*[.$B$3]*[.A107]*1000000" office:value-type="float" office:value="26112" calcext:value-type="float">
            <text:p>26112</text:p>
          </table:table-cell>
          <table:table-cell/>
          <table:table-cell table:formula="of:=[.D107]-[.C107]" office:value-type="float" office:value="-26112" calcext:value-type="float">
            <text:p>-26112</text:p>
          </table:table-cell>
          <table:table-cell table:formula="of:=[.C107]+10+IF(MOD([.B107];3)=2;0; (1+MOD([.B107];3)))" office:value-type="float" office:value="26124" calcext:value-type="float">
            <text:p>2612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table:formula="of:=(256-[.B108])*[.$B$3]*[.A108]*1000000" office:value-type="float" office:value="26368" calcext:value-type="float">
            <text:p>26368</text:p>
          </table:table-cell>
          <table:table-cell/>
          <table:table-cell table:formula="of:=[.D108]-[.C108]" office:value-type="float" office:value="-26368" calcext:value-type="float">
            <text:p>-26368</text:p>
          </table:table-cell>
          <table:table-cell table:formula="of:=[.C108]+10+IF(MOD([.B108];3)=2;0; (1+MOD([.B108];3)))" office:value-type="float" office:value="26379" calcext:value-type="float">
            <text:p>2637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2" calcext:value-type="float">
            <text:p>152</text:p>
          </table:table-cell>
          <table:table-cell table:formula="of:=(256-[.B109])*[.$B$3]*[.A109]*1000000" office:value-type="float" office:value="26624" calcext:value-type="float">
            <text:p>26624</text:p>
          </table:table-cell>
          <table:table-cell/>
          <table:table-cell table:formula="of:=[.D109]-[.C109]" office:value-type="float" office:value="-26624" calcext:value-type="float">
            <text:p>-26624</text:p>
          </table:table-cell>
          <table:table-cell table:formula="of:=[.C109]+10+IF(MOD([.B109];3)=2;0; (1+MOD([.B109];3)))" office:value-type="float" office:value="26634" calcext:value-type="float">
            <text:p>2663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1" calcext:value-type="float">
            <text:p>151</text:p>
          </table:table-cell>
          <table:table-cell table:formula="of:=(256-[.B110])*[.$B$3]*[.A110]*1000000" office:value-type="float" office:value="26880" calcext:value-type="float">
            <text:p>26880</text:p>
          </table:table-cell>
          <table:table-cell/>
          <table:table-cell table:formula="of:=[.D110]-[.C110]" office:value-type="float" office:value="-26880" calcext:value-type="float">
            <text:p>-26880</text:p>
          </table:table-cell>
          <table:table-cell table:formula="of:=[.C110]+10+IF(MOD([.B110];3)=2;0; (1+MOD([.B110];3)))" office:value-type="float" office:value="26892" calcext:value-type="float">
            <text:p>2689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formula="of:=(256-[.B111])*[.$B$3]*[.A111]*1000000" office:value-type="float" office:value="27136" calcext:value-type="float">
            <text:p>27136</text:p>
          </table:table-cell>
          <table:table-cell/>
          <table:table-cell table:formula="of:=[.D111]-[.C111]" office:value-type="float" office:value="-27136" calcext:value-type="float">
            <text:p>-27136</text:p>
          </table:table-cell>
          <table:table-cell table:formula="of:=[.C111]+10+IF(MOD([.B111];3)=2;0; (1+MOD([.B111];3)))" office:value-type="float" office:value="27147" calcext:value-type="float">
            <text:p>2714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  <table:table-cell table:formula="of:=(256-[.B112])*[.$B$3]*[.A112]*1000000" office:value-type="float" office:value="27392" calcext:value-type="float">
            <text:p>27392</text:p>
          </table:table-cell>
          <table:table-cell/>
          <table:table-cell table:formula="of:=[.D112]-[.C112]" office:value-type="float" office:value="-27392" calcext:value-type="float">
            <text:p>-27392</text:p>
          </table:table-cell>
          <table:table-cell table:formula="of:=[.C112]+10+IF(MOD([.B112];3)=2;0; (1+MOD([.B112];3)))" office:value-type="float" office:value="27402" calcext:value-type="float">
            <text:p>2740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table:formula="of:=(256-[.B113])*[.$B$3]*[.A113]*1000000" office:value-type="float" office:value="27648" calcext:value-type="float">
            <text:p>27648</text:p>
          </table:table-cell>
          <table:table-cell/>
          <table:table-cell table:formula="of:=[.D113]-[.C113]" office:value-type="float" office:value="-27648" calcext:value-type="float">
            <text:p>-27648</text:p>
          </table:table-cell>
          <table:table-cell table:formula="of:=[.C113]+10+IF(MOD([.B113];3)=2;0; (1+MOD([.B113];3)))" office:value-type="float" office:value="27660" calcext:value-type="float">
            <text:p>2766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7" calcext:value-type="float">
            <text:p>147</text:p>
          </table:table-cell>
          <table:table-cell table:formula="of:=(256-[.B114])*[.$B$3]*[.A114]*1000000" office:value-type="float" office:value="27904" calcext:value-type="float">
            <text:p>27904</text:p>
          </table:table-cell>
          <table:table-cell/>
          <table:table-cell table:formula="of:=[.D114]-[.C114]" office:value-type="float" office:value="-27904" calcext:value-type="float">
            <text:p>-27904</text:p>
          </table:table-cell>
          <table:table-cell table:formula="of:=[.C114]+10+IF(MOD([.B114];3)=2;0; (1+MOD([.B114];3)))" office:value-type="float" office:value="27915" calcext:value-type="float">
            <text:p>2791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table:formula="of:=(256-[.B115])*[.$B$3]*[.A115]*1000000" office:value-type="float" office:value="28160" calcext:value-type="float">
            <text:p>28160</text:p>
          </table:table-cell>
          <table:table-cell/>
          <table:table-cell table:formula="of:=[.D115]-[.C115]" office:value-type="float" office:value="-28160" calcext:value-type="float">
            <text:p>-28160</text:p>
          </table:table-cell>
          <table:table-cell table:formula="of:=[.C115]+10+IF(MOD([.B115];3)=2;0; (1+MOD([.B115];3)))" office:value-type="float" office:value="28170" calcext:value-type="float">
            <text:p>2817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" calcext:value-type="float">
            <text:p>145</text:p>
          </table:table-cell>
          <table:table-cell table:formula="of:=(256-[.B116])*[.$B$3]*[.A116]*1000000" office:value-type="float" office:value="28416" calcext:value-type="float">
            <text:p>28416</text:p>
          </table:table-cell>
          <table:table-cell/>
          <table:table-cell table:formula="of:=[.D116]-[.C116]" office:value-type="float" office:value="-28416" calcext:value-type="float">
            <text:p>-28416</text:p>
          </table:table-cell>
          <table:table-cell table:formula="of:=[.C116]+10+IF(MOD([.B116];3)=2;0; (1+MOD([.B116];3)))" office:value-type="float" office:value="28428" calcext:value-type="float">
            <text:p>2842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formula="of:=(256-[.B117])*[.$B$3]*[.A117]*1000000" office:value-type="float" office:value="28672" calcext:value-type="float">
            <text:p>28672</text:p>
          </table:table-cell>
          <table:table-cell/>
          <table:table-cell table:formula="of:=[.D117]-[.C117]" office:value-type="float" office:value="-28672" calcext:value-type="float">
            <text:p>-28672</text:p>
          </table:table-cell>
          <table:table-cell table:formula="of:=[.C117]+10+IF(MOD([.B117];3)=2;0; (1+MOD([.B117];3)))" office:value-type="float" office:value="28683" calcext:value-type="float">
            <text:p>2868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3" calcext:value-type="float">
            <text:p>143</text:p>
          </table:table-cell>
          <table:table-cell table:formula="of:=(256-[.B118])*[.$B$3]*[.A118]*1000000" office:value-type="float" office:value="28928" calcext:value-type="float">
            <text:p>28928</text:p>
          </table:table-cell>
          <table:table-cell/>
          <table:table-cell table:formula="of:=[.D118]-[.C118]" office:value-type="float" office:value="-28928" calcext:value-type="float">
            <text:p>-28928</text:p>
          </table:table-cell>
          <table:table-cell table:formula="of:=[.C118]+10+IF(MOD([.B118];3)=2;0; (1+MOD([.B118];3)))" office:value-type="float" office:value="28938" calcext:value-type="float">
            <text:p>2893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2" calcext:value-type="float">
            <text:p>142</text:p>
          </table:table-cell>
          <table:table-cell table:formula="of:=(256-[.B119])*[.$B$3]*[.A119]*1000000" office:value-type="float" office:value="29184" calcext:value-type="float">
            <text:p>29184</text:p>
          </table:table-cell>
          <table:table-cell/>
          <table:table-cell table:formula="of:=[.D119]-[.C119]" office:value-type="float" office:value="-29184" calcext:value-type="float">
            <text:p>-29184</text:p>
          </table:table-cell>
          <table:table-cell table:formula="of:=[.C119]+10+IF(MOD([.B119];3)=2;0; (1+MOD([.B119];3)))" office:value-type="float" office:value="29196" calcext:value-type="float">
            <text:p>2919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1" calcext:value-type="float">
            <text:p>141</text:p>
          </table:table-cell>
          <table:table-cell table:formula="of:=(256-[.B120])*[.$B$3]*[.A120]*1000000" office:value-type="float" office:value="29440" calcext:value-type="float">
            <text:p>29440</text:p>
          </table:table-cell>
          <table:table-cell/>
          <table:table-cell table:formula="of:=[.D120]-[.C120]" office:value-type="float" office:value="-29440" calcext:value-type="float">
            <text:p>-29440</text:p>
          </table:table-cell>
          <table:table-cell table:formula="of:=[.C120]+10+IF(MOD([.B120];3)=2;0; (1+MOD([.B120];3)))" office:value-type="float" office:value="29451" calcext:value-type="float">
            <text:p>2945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0" calcext:value-type="float">
            <text:p>140</text:p>
          </table:table-cell>
          <table:table-cell table:formula="of:=(256-[.B121])*[.$B$3]*[.A121]*1000000" office:value-type="float" office:value="29696" calcext:value-type="float">
            <text:p>29696</text:p>
          </table:table-cell>
          <table:table-cell/>
          <table:table-cell table:formula="of:=[.D121]-[.C121]" office:value-type="float" office:value="-29696" calcext:value-type="float">
            <text:p>-29696</text:p>
          </table:table-cell>
          <table:table-cell table:formula="of:=[.C121]+10+IF(MOD([.B121];3)=2;0; (1+MOD([.B121];3)))" office:value-type="float" office:value="29706" calcext:value-type="float">
            <text:p>2970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table:formula="of:=(256-[.B122])*[.$B$3]*[.A122]*1000000" office:value-type="float" office:value="29952" calcext:value-type="float">
            <text:p>29952</text:p>
          </table:table-cell>
          <table:table-cell/>
          <table:table-cell table:formula="of:=[.D122]-[.C122]" office:value-type="float" office:value="-29952" calcext:value-type="float">
            <text:p>-29952</text:p>
          </table:table-cell>
          <table:table-cell table:formula="of:=[.C122]+10+IF(MOD([.B122];3)=2;0; (1+MOD([.B122];3)))" office:value-type="float" office:value="29964" calcext:value-type="float">
            <text:p>2996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8" calcext:value-type="float">
            <text:p>138</text:p>
          </table:table-cell>
          <table:table-cell table:formula="of:=(256-[.B123])*[.$B$3]*[.A123]*1000000" office:value-type="float" office:value="30208" calcext:value-type="float">
            <text:p>30208</text:p>
          </table:table-cell>
          <table:table-cell/>
          <table:table-cell table:formula="of:=[.D123]-[.C123]" office:value-type="float" office:value="-30208" calcext:value-type="float">
            <text:p>-30208</text:p>
          </table:table-cell>
          <table:table-cell table:formula="of:=[.C123]+10+IF(MOD([.B123];3)=2;0; (1+MOD([.B123];3)))" office:value-type="float" office:value="30219" calcext:value-type="float">
            <text:p>3021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7" calcext:value-type="float">
            <text:p>137</text:p>
          </table:table-cell>
          <table:table-cell table:formula="of:=(256-[.B124])*[.$B$3]*[.A124]*1000000" office:value-type="float" office:value="30464" calcext:value-type="float">
            <text:p>30464</text:p>
          </table:table-cell>
          <table:table-cell/>
          <table:table-cell table:formula="of:=[.D124]-[.C124]" office:value-type="float" office:value="-30464" calcext:value-type="float">
            <text:p>-30464</text:p>
          </table:table-cell>
          <table:table-cell table:formula="of:=[.C124]+10+IF(MOD([.B124];3)=2;0; (1+MOD([.B124];3)))" office:value-type="float" office:value="30474" calcext:value-type="float">
            <text:p>3047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table:formula="of:=(256-[.B125])*[.$B$3]*[.A125]*1000000" office:value-type="float" office:value="30720" calcext:value-type="float">
            <text:p>30720</text:p>
          </table:table-cell>
          <table:table-cell/>
          <table:table-cell table:formula="of:=[.D125]-[.C125]" office:value-type="float" office:value="-30720" calcext:value-type="float">
            <text:p>-30720</text:p>
          </table:table-cell>
          <table:table-cell table:formula="of:=[.C125]+10+IF(MOD([.B125];3)=2;0; (1+MOD([.B125];3)))" office:value-type="float" office:value="30732" calcext:value-type="float">
            <text:p>3073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table:formula="of:=(256-[.B126])*[.$B$3]*[.A126]*1000000" office:value-type="float" office:value="30976" calcext:value-type="float">
            <text:p>30976</text:p>
          </table:table-cell>
          <table:table-cell/>
          <table:table-cell table:formula="of:=[.D126]-[.C126]" office:value-type="float" office:value="-30976" calcext:value-type="float">
            <text:p>-30976</text:p>
          </table:table-cell>
          <table:table-cell table:formula="of:=[.C126]+10+IF(MOD([.B126];3)=2;0; (1+MOD([.B126];3)))" office:value-type="float" office:value="30987" calcext:value-type="float">
            <text:p>3098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" calcext:value-type="float">
            <text:p>134</text:p>
          </table:table-cell>
          <table:table-cell table:formula="of:=(256-[.B127])*[.$B$3]*[.A127]*1000000" office:value-type="float" office:value="31232" calcext:value-type="float">
            <text:p>31232</text:p>
          </table:table-cell>
          <table:table-cell/>
          <table:table-cell table:formula="of:=[.D127]-[.C127]" office:value-type="float" office:value="-31232" calcext:value-type="float">
            <text:p>-31232</text:p>
          </table:table-cell>
          <table:table-cell table:formula="of:=[.C127]+10+IF(MOD([.B127];3)=2;0; (1+MOD([.B127];3)))" office:value-type="float" office:value="31242" calcext:value-type="float">
            <text:p>3124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table:formula="of:=(256-[.B128])*[.$B$3]*[.A128]*1000000" office:value-type="float" office:value="31488" calcext:value-type="float">
            <text:p>31488</text:p>
          </table:table-cell>
          <table:table-cell/>
          <table:table-cell table:formula="of:=[.D128]-[.C128]" office:value-type="float" office:value="-31488" calcext:value-type="float">
            <text:p>-31488</text:p>
          </table:table-cell>
          <table:table-cell table:formula="of:=[.C128]+10+IF(MOD([.B128];3)=2;0; (1+MOD([.B128];3)))" office:value-type="float" office:value="31500" calcext:value-type="float">
            <text:p>3150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table:formula="of:=(256-[.B129])*[.$B$3]*[.A129]*1000000" office:value-type="float" office:value="31744" calcext:value-type="float">
            <text:p>31744</text:p>
          </table:table-cell>
          <table:table-cell/>
          <table:table-cell table:formula="of:=[.D129]-[.C129]" office:value-type="float" office:value="-31744" calcext:value-type="float">
            <text:p>-31744</text:p>
          </table:table-cell>
          <table:table-cell table:formula="of:=[.C129]+10+IF(MOD([.B129];3)=2;0; (1+MOD([.B129];3)))" office:value-type="float" office:value="31755" calcext:value-type="float">
            <text:p>317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" calcext:value-type="float">
            <text:p>131</text:p>
          </table:table-cell>
          <table:table-cell table:formula="of:=(256-[.B130])*[.$B$3]*[.A130]*1000000" office:value-type="float" office:value="32000" calcext:value-type="float">
            <text:p>32000</text:p>
          </table:table-cell>
          <table:table-cell/>
          <table:table-cell table:formula="of:=[.D130]-[.C130]" office:value-type="float" office:value="-32000" calcext:value-type="float">
            <text:p>-32000</text:p>
          </table:table-cell>
          <table:table-cell table:formula="of:=[.C130]+10+IF(MOD([.B130];3)=2;0; (1+MOD([.B130];3)))" office:value-type="float" office:value="32010" calcext:value-type="float">
            <text:p>3201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" calcext:value-type="float">
            <text:p>130</text:p>
          </table:table-cell>
          <table:table-cell table:formula="of:=(256-[.B131])*[.$B$3]*[.A131]*1000000" office:value-type="float" office:value="32256" calcext:value-type="float">
            <text:p>32256</text:p>
          </table:table-cell>
          <table:table-cell/>
          <table:table-cell table:formula="of:=[.D131]-[.C131]" office:value-type="float" office:value="-32256" calcext:value-type="float">
            <text:p>-32256</text:p>
          </table:table-cell>
          <table:table-cell table:formula="of:=[.C131]+10+IF(MOD([.B131];3)=2;0; (1+MOD([.B131];3)))" office:value-type="float" office:value="32268" calcext:value-type="float">
            <text:p>3226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9" calcext:value-type="float">
            <text:p>129</text:p>
          </table:table-cell>
          <table:table-cell table:formula="of:=(256-[.B132])*[.$B$3]*[.A132]*1000000" office:value-type="float" office:value="32512" calcext:value-type="float">
            <text:p>32512</text:p>
          </table:table-cell>
          <table:table-cell/>
          <table:table-cell table:formula="of:=[.D132]-[.C132]" office:value-type="float" office:value="-32512" calcext:value-type="float">
            <text:p>-32512</text:p>
          </table:table-cell>
          <table:table-cell table:formula="of:=[.C132]+10+IF(MOD([.B132];3)=2;0; (1+MOD([.B132];3)))" office:value-type="float" office:value="32523" calcext:value-type="float">
            <text:p>3252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(256-[.B133])*[.$B$3]*[.A133]*1000000" office:value-type="float" office:value="32768" calcext:value-type="float">
            <text:p>32768</text:p>
          </table:table-cell>
          <table:table-cell/>
          <table:table-cell table:formula="of:=[.D133]-[.C133]" office:value-type="float" office:value="-32768" calcext:value-type="float">
            <text:p>-32768</text:p>
          </table:table-cell>
          <table:table-cell table:formula="of:=[.C133]+10+IF(MOD([.B133];3)=2;0; (1+MOD([.B133];3)))" office:value-type="float" office:value="32778" calcext:value-type="float">
            <text:p>3277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table:formula="of:=(256-[.B134])*[.$B$3]*[.A134]*1000000" office:value-type="float" office:value="33024" calcext:value-type="float">
            <text:p>33024</text:p>
          </table:table-cell>
          <table:table-cell/>
          <table:table-cell table:formula="of:=[.D134]-[.C134]" office:value-type="float" office:value="-33024" calcext:value-type="float">
            <text:p>-33024</text:p>
          </table:table-cell>
          <table:table-cell table:formula="of:=[.C134]+10+IF(MOD([.B134];3)=2;0; (1+MOD([.B134];3)))" office:value-type="float" office:value="33036" calcext:value-type="float">
            <text:p>3303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" calcext:value-type="float">
            <text:p>126</text:p>
          </table:table-cell>
          <table:table-cell table:formula="of:=(256-[.B135])*[.$B$3]*[.A135]*1000000" office:value-type="float" office:value="33280" calcext:value-type="float">
            <text:p>33280</text:p>
          </table:table-cell>
          <table:table-cell/>
          <table:table-cell table:formula="of:=[.D135]-[.C135]" office:value-type="float" office:value="-33280" calcext:value-type="float">
            <text:p>-33280</text:p>
          </table:table-cell>
          <table:table-cell table:formula="of:=[.C135]+10+IF(MOD([.B135];3)=2;0; (1+MOD([.B135];3)))" office:value-type="float" office:value="33291" calcext:value-type="float">
            <text:p>3329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formula="of:=(256-[.B136])*[.$B$3]*[.A136]*1000000" office:value-type="float" office:value="33536" calcext:value-type="float">
            <text:p>33536</text:p>
          </table:table-cell>
          <table:table-cell/>
          <table:table-cell table:formula="of:=[.D136]-[.C136]" office:value-type="float" office:value="-33536" calcext:value-type="float">
            <text:p>-33536</text:p>
          </table:table-cell>
          <table:table-cell table:formula="of:=[.C136]+10+IF(MOD([.B136];3)=2;0; (1+MOD([.B136];3)))" office:value-type="float" office:value="33546" calcext:value-type="float">
            <text:p>3354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table:formula="of:=(256-[.B137])*[.$B$3]*[.A137]*1000000" office:value-type="float" office:value="33792" calcext:value-type="float">
            <text:p>33792</text:p>
          </table:table-cell>
          <table:table-cell/>
          <table:table-cell table:formula="of:=[.D137]-[.C137]" office:value-type="float" office:value="-33792" calcext:value-type="float">
            <text:p>-33792</text:p>
          </table:table-cell>
          <table:table-cell table:formula="of:=[.C137]+10+IF(MOD([.B137];3)=2;0; (1+MOD([.B137];3)))" office:value-type="float" office:value="33804" calcext:value-type="float">
            <text:p>3380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table:formula="of:=(256-[.B138])*[.$B$3]*[.A138]*1000000" office:value-type="float" office:value="34048" calcext:value-type="float">
            <text:p>34048</text:p>
          </table:table-cell>
          <table:table-cell/>
          <table:table-cell table:formula="of:=[.D138]-[.C138]" office:value-type="float" office:value="-34048" calcext:value-type="float">
            <text:p>-34048</text:p>
          </table:table-cell>
          <table:table-cell table:formula="of:=[.C138]+10+IF(MOD([.B138];3)=2;0; (1+MOD([.B138];3)))" office:value-type="float" office:value="34059" calcext:value-type="float">
            <text:p>3405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" calcext:value-type="float">
            <text:p>122</text:p>
          </table:table-cell>
          <table:table-cell table:formula="of:=(256-[.B139])*[.$B$3]*[.A139]*1000000" office:value-type="float" office:value="34304" calcext:value-type="float">
            <text:p>34304</text:p>
          </table:table-cell>
          <table:table-cell/>
          <table:table-cell table:formula="of:=[.D139]-[.C139]" office:value-type="float" office:value="-34304" calcext:value-type="float">
            <text:p>-34304</text:p>
          </table:table-cell>
          <table:table-cell table:formula="of:=[.C139]+10+IF(MOD([.B139];3)=2;0; (1+MOD([.B139];3)))" office:value-type="float" office:value="34314" calcext:value-type="float">
            <text:p>3431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1" calcext:value-type="float">
            <text:p>121</text:p>
          </table:table-cell>
          <table:table-cell table:formula="of:=(256-[.B140])*[.$B$3]*[.A140]*1000000" office:value-type="float" office:value="34560" calcext:value-type="float">
            <text:p>34560</text:p>
          </table:table-cell>
          <table:table-cell/>
          <table:table-cell table:formula="of:=[.D140]-[.C140]" office:value-type="float" office:value="-34560" calcext:value-type="float">
            <text:p>-34560</text:p>
          </table:table-cell>
          <table:table-cell table:formula="of:=[.C140]+10+IF(MOD([.B140];3)=2;0; (1+MOD([.B140];3)))" office:value-type="float" office:value="34572" calcext:value-type="float">
            <text:p>3457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formula="of:=(256-[.B141])*[.$B$3]*[.A141]*1000000" office:value-type="float" office:value="34816" calcext:value-type="float">
            <text:p>34816</text:p>
          </table:table-cell>
          <table:table-cell/>
          <table:table-cell table:formula="of:=[.D141]-[.C141]" office:value-type="float" office:value="-34816" calcext:value-type="float">
            <text:p>-34816</text:p>
          </table:table-cell>
          <table:table-cell table:formula="of:=[.C141]+10+IF(MOD([.B141];3)=2;0; (1+MOD([.B141];3)))" office:value-type="float" office:value="34827" calcext:value-type="float">
            <text:p>3482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9" calcext:value-type="float">
            <text:p>119</text:p>
          </table:table-cell>
          <table:table-cell table:formula="of:=(256-[.B142])*[.$B$3]*[.A142]*1000000" office:value-type="float" office:value="35072" calcext:value-type="float">
            <text:p>35072</text:p>
          </table:table-cell>
          <table:table-cell/>
          <table:table-cell table:formula="of:=[.D142]-[.C142]" office:value-type="float" office:value="-35072" calcext:value-type="float">
            <text:p>-35072</text:p>
          </table:table-cell>
          <table:table-cell table:formula="of:=[.C142]+10+IF(MOD([.B142];3)=2;0; (1+MOD([.B142];3)))" office:value-type="float" office:value="35082" calcext:value-type="float">
            <text:p>3508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8" calcext:value-type="float">
            <text:p>118</text:p>
          </table:table-cell>
          <table:table-cell table:formula="of:=(256-[.B143])*[.$B$3]*[.A143]*1000000" office:value-type="float" office:value="35328" calcext:value-type="float">
            <text:p>35328</text:p>
          </table:table-cell>
          <table:table-cell/>
          <table:table-cell table:formula="of:=[.D143]-[.C143]" office:value-type="float" office:value="-35328" calcext:value-type="float">
            <text:p>-35328</text:p>
          </table:table-cell>
          <table:table-cell table:formula="of:=[.C143]+10+IF(MOD([.B143];3)=2;0; (1+MOD([.B143];3)))" office:value-type="float" office:value="35340" calcext:value-type="float">
            <text:p>3534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7" calcext:value-type="float">
            <text:p>117</text:p>
          </table:table-cell>
          <table:table-cell table:formula="of:=(256-[.B144])*[.$B$3]*[.A144]*1000000" office:value-type="float" office:value="35584" calcext:value-type="float">
            <text:p>35584</text:p>
          </table:table-cell>
          <table:table-cell/>
          <table:table-cell table:formula="of:=[.D144]-[.C144]" office:value-type="float" office:value="-35584" calcext:value-type="float">
            <text:p>-35584</text:p>
          </table:table-cell>
          <table:table-cell table:formula="of:=[.C144]+10+IF(MOD([.B144];3)=2;0; (1+MOD([.B144];3)))" office:value-type="float" office:value="35595" calcext:value-type="float">
            <text:p>3559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6" calcext:value-type="float">
            <text:p>116</text:p>
          </table:table-cell>
          <table:table-cell table:formula="of:=(256-[.B145])*[.$B$3]*[.A145]*1000000" office:value-type="float" office:value="35840" calcext:value-type="float">
            <text:p>35840</text:p>
          </table:table-cell>
          <table:table-cell/>
          <table:table-cell table:formula="of:=[.D145]-[.C145]" office:value-type="float" office:value="-35840" calcext:value-type="float">
            <text:p>-35840</text:p>
          </table:table-cell>
          <table:table-cell table:formula="of:=[.C145]+10+IF(MOD([.B145];3)=2;0; (1+MOD([.B145];3)))" office:value-type="float" office:value="35850" calcext:value-type="float">
            <text:p>3585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table:formula="of:=(256-[.B146])*[.$B$3]*[.A146]*1000000" office:value-type="float" office:value="36096" calcext:value-type="float">
            <text:p>36096</text:p>
          </table:table-cell>
          <table:table-cell/>
          <table:table-cell table:formula="of:=[.D146]-[.C146]" office:value-type="float" office:value="-36096" calcext:value-type="float">
            <text:p>-36096</text:p>
          </table:table-cell>
          <table:table-cell table:formula="of:=[.C146]+10+IF(MOD([.B146];3)=2;0; (1+MOD([.B146];3)))" office:value-type="float" office:value="36108" calcext:value-type="float">
            <text:p>3610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table:formula="of:=(256-[.B147])*[.$B$3]*[.A147]*1000000" office:value-type="float" office:value="36352" calcext:value-type="float">
            <text:p>36352</text:p>
          </table:table-cell>
          <table:table-cell/>
          <table:table-cell table:formula="of:=[.D147]-[.C147]" office:value-type="float" office:value="-36352" calcext:value-type="float">
            <text:p>-36352</text:p>
          </table:table-cell>
          <table:table-cell table:formula="of:=[.C147]+10+IF(MOD([.B147];3)=2;0; (1+MOD([.B147];3)))" office:value-type="float" office:value="36363" calcext:value-type="float">
            <text:p>3636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3" calcext:value-type="float">
            <text:p>113</text:p>
          </table:table-cell>
          <table:table-cell table:formula="of:=(256-[.B148])*[.$B$3]*[.A148]*1000000" office:value-type="float" office:value="36608" calcext:value-type="float">
            <text:p>36608</text:p>
          </table:table-cell>
          <table:table-cell/>
          <table:table-cell table:formula="of:=[.D148]-[.C148]" office:value-type="float" office:value="-36608" calcext:value-type="float">
            <text:p>-36608</text:p>
          </table:table-cell>
          <table:table-cell table:formula="of:=[.C148]+10+IF(MOD([.B148];3)=2;0; (1+MOD([.B148];3)))" office:value-type="float" office:value="36618" calcext:value-type="float">
            <text:p>3661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table:formula="of:=(256-[.B149])*[.$B$3]*[.A149]*1000000" office:value-type="float" office:value="36864" calcext:value-type="float">
            <text:p>36864</text:p>
          </table:table-cell>
          <table:table-cell/>
          <table:table-cell table:formula="of:=[.D149]-[.C149]" office:value-type="float" office:value="-36864" calcext:value-type="float">
            <text:p>-36864</text:p>
          </table:table-cell>
          <table:table-cell table:formula="of:=[.C149]+10+IF(MOD([.B149];3)=2;0; (1+MOD([.B149];3)))" office:value-type="float" office:value="36876" calcext:value-type="float">
            <text:p>3687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table:formula="of:=(256-[.B150])*[.$B$3]*[.A150]*1000000" office:value-type="float" office:value="37120" calcext:value-type="float">
            <text:p>37120</text:p>
          </table:table-cell>
          <table:table-cell/>
          <table:table-cell table:formula="of:=[.D150]-[.C150]" office:value-type="float" office:value="-37120" calcext:value-type="float">
            <text:p>-37120</text:p>
          </table:table-cell>
          <table:table-cell table:formula="of:=[.C150]+10+IF(MOD([.B150];3)=2;0; (1+MOD([.B150];3)))" office:value-type="float" office:value="37131" calcext:value-type="float">
            <text:p>3713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  <table:table-cell table:formula="of:=(256-[.B151])*[.$B$3]*[.A151]*1000000" office:value-type="float" office:value="37376" calcext:value-type="float">
            <text:p>37376</text:p>
          </table:table-cell>
          <table:table-cell/>
          <table:table-cell table:formula="of:=[.D151]-[.C151]" office:value-type="float" office:value="-37376" calcext:value-type="float">
            <text:p>-37376</text:p>
          </table:table-cell>
          <table:table-cell table:formula="of:=[.C151]+10+IF(MOD([.B151];3)=2;0; (1+MOD([.B151];3)))" office:value-type="float" office:value="37386" calcext:value-type="float">
            <text:p>3738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table:formula="of:=(256-[.B152])*[.$B$3]*[.A152]*1000000" office:value-type="float" office:value="37632" calcext:value-type="float">
            <text:p>37632</text:p>
          </table:table-cell>
          <table:table-cell/>
          <table:table-cell table:formula="of:=[.D152]-[.C152]" office:value-type="float" office:value="-37632" calcext:value-type="float">
            <text:p>-37632</text:p>
          </table:table-cell>
          <table:table-cell table:formula="of:=[.C152]+10+IF(MOD([.B152];3)=2;0; (1+MOD([.B152];3)))" office:value-type="float" office:value="37644" calcext:value-type="float">
            <text:p>3764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table:formula="of:=(256-[.B153])*[.$B$3]*[.A153]*1000000" office:value-type="float" office:value="37888" calcext:value-type="float">
            <text:p>37888</text:p>
          </table:table-cell>
          <table:table-cell/>
          <table:table-cell table:formula="of:=[.D153]-[.C153]" office:value-type="float" office:value="-37888" calcext:value-type="float">
            <text:p>-37888</text:p>
          </table:table-cell>
          <table:table-cell table:formula="of:=[.C153]+10+IF(MOD([.B153];3)=2;0; (1+MOD([.B153];3)))" office:value-type="float" office:value="37899" calcext:value-type="float">
            <text:p>3789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table:formula="of:=(256-[.B154])*[.$B$3]*[.A154]*1000000" office:value-type="float" office:value="38144" calcext:value-type="float">
            <text:p>38144</text:p>
          </table:table-cell>
          <table:table-cell/>
          <table:table-cell table:formula="of:=[.D154]-[.C154]" office:value-type="float" office:value="-38144" calcext:value-type="float">
            <text:p>-38144</text:p>
          </table:table-cell>
          <table:table-cell table:formula="of:=[.C154]+10+IF(MOD([.B154];3)=2;0; (1+MOD([.B154];3)))" office:value-type="float" office:value="38154" calcext:value-type="float">
            <text:p>3815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6" calcext:value-type="float">
            <text:p>106</text:p>
          </table:table-cell>
          <table:table-cell table:formula="of:=(256-[.B155])*[.$B$3]*[.A155]*1000000" office:value-type="float" office:value="38400" calcext:value-type="float">
            <text:p>38400</text:p>
          </table:table-cell>
          <table:table-cell/>
          <table:table-cell table:formula="of:=[.D155]-[.C155]" office:value-type="float" office:value="-38400" calcext:value-type="float">
            <text:p>-38400</text:p>
          </table:table-cell>
          <table:table-cell table:formula="of:=[.C155]+10+IF(MOD([.B155];3)=2;0; (1+MOD([.B155];3)))" office:value-type="float" office:value="38412" calcext:value-type="float">
            <text:p>3841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5" calcext:value-type="float">
            <text:p>105</text:p>
          </table:table-cell>
          <table:table-cell table:formula="of:=(256-[.B156])*[.$B$3]*[.A156]*1000000" office:value-type="float" office:value="38656" calcext:value-type="float">
            <text:p>38656</text:p>
          </table:table-cell>
          <table:table-cell/>
          <table:table-cell table:formula="of:=[.D156]-[.C156]" office:value-type="float" office:value="-38656" calcext:value-type="float">
            <text:p>-38656</text:p>
          </table:table-cell>
          <table:table-cell table:formula="of:=[.C156]+10+IF(MOD([.B156];3)=2;0; (1+MOD([.B156];3)))" office:value-type="float" office:value="38667" calcext:value-type="float">
            <text:p>3866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4" calcext:value-type="float">
            <text:p>104</text:p>
          </table:table-cell>
          <table:table-cell table:formula="of:=(256-[.B157])*[.$B$3]*[.A157]*1000000" office:value-type="float" office:value="38912" calcext:value-type="float">
            <text:p>38912</text:p>
          </table:table-cell>
          <table:table-cell/>
          <table:table-cell table:formula="of:=[.D157]-[.C157]" office:value-type="float" office:value="-38912" calcext:value-type="float">
            <text:p>-38912</text:p>
          </table:table-cell>
          <table:table-cell table:formula="of:=[.C157]+10+IF(MOD([.B157];3)=2;0; (1+MOD([.B157];3)))" office:value-type="float" office:value="38922" calcext:value-type="float">
            <text:p>3892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" calcext:value-type="float">
            <text:p>103</text:p>
          </table:table-cell>
          <table:table-cell table:formula="of:=(256-[.B158])*[.$B$3]*[.A158]*1000000" office:value-type="float" office:value="39168" calcext:value-type="float">
            <text:p>39168</text:p>
          </table:table-cell>
          <table:table-cell/>
          <table:table-cell table:formula="of:=[.D158]-[.C158]" office:value-type="float" office:value="-39168" calcext:value-type="float">
            <text:p>-39168</text:p>
          </table:table-cell>
          <table:table-cell table:formula="of:=[.C158]+10+IF(MOD([.B158];3)=2;0; (1+MOD([.B158];3)))" office:value-type="float" office:value="39180" calcext:value-type="float">
            <text:p>3918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formula="of:=(256-[.B159])*[.$B$3]*[.A159]*1000000" office:value-type="float" office:value="39424" calcext:value-type="float">
            <text:p>39424</text:p>
          </table:table-cell>
          <table:table-cell/>
          <table:table-cell table:formula="of:=[.D159]-[.C159]" office:value-type="float" office:value="-39424" calcext:value-type="float">
            <text:p>-39424</text:p>
          </table:table-cell>
          <table:table-cell table:formula="of:=[.C159]+10+IF(MOD([.B159];3)=2;0; (1+MOD([.B159];3)))" office:value-type="float" office:value="39435" calcext:value-type="float">
            <text:p>3943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table:formula="of:=(256-[.B160])*[.$B$3]*[.A160]*1000000" office:value-type="float" office:value="39680" calcext:value-type="float">
            <text:p>39680</text:p>
          </table:table-cell>
          <table:table-cell/>
          <table:table-cell table:formula="of:=[.D160]-[.C160]" office:value-type="float" office:value="-39680" calcext:value-type="float">
            <text:p>-39680</text:p>
          </table:table-cell>
          <table:table-cell table:formula="of:=[.C160]+10+IF(MOD([.B160];3)=2;0; (1+MOD([.B160];3)))" office:value-type="float" office:value="39690" calcext:value-type="float">
            <text:p>3969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formula="of:=(256-[.B161])*[.$B$3]*[.A161]*1000000" office:value-type="float" office:value="39936" calcext:value-type="float">
            <text:p>39936</text:p>
          </table:table-cell>
          <table:table-cell office:value-type="float" office:value="39948" calcext:value-type="float">
            <text:p>39948</text:p>
          </table:table-cell>
          <table:table-cell table:formula="of:=[.D161]-[.C161]" office:value-type="float" office:value="12" calcext:value-type="float">
            <text:p>12</text:p>
          </table:table-cell>
          <table:table-cell table:formula="of:=[.C161]+10+IF(MOD([.B161];3)=2;0; (1+MOD([.B161];3)))" office:value-type="float" office:value="39948" calcext:value-type="float">
            <text:p>3994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table:formula="of:=(256-[.B162])*[.$B$3]*[.A162]*1000000" office:value-type="float" office:value="40192" calcext:value-type="float">
            <text:p>40192</text:p>
          </table:table-cell>
          <table:table-cell/>
          <table:table-cell table:formula="of:=[.D162]-[.C162]" office:value-type="float" office:value="-40192" calcext:value-type="float">
            <text:p>-40192</text:p>
          </table:table-cell>
          <table:table-cell table:formula="of:=[.C162]+10+IF(MOD([.B162];3)=2;0; (1+MOD([.B162];3)))" office:value-type="float" office:value="40203" calcext:value-type="float">
            <text:p>4020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8" calcext:value-type="float">
            <text:p>98</text:p>
          </table:table-cell>
          <table:table-cell table:formula="of:=(256-[.B163])*[.$B$3]*[.A163]*1000000" office:value-type="float" office:value="40448" calcext:value-type="float">
            <text:p>40448</text:p>
          </table:table-cell>
          <table:table-cell/>
          <table:table-cell table:formula="of:=[.D163]-[.C163]" office:value-type="float" office:value="-40448" calcext:value-type="float">
            <text:p>-40448</text:p>
          </table:table-cell>
          <table:table-cell table:formula="of:=[.C163]+10+IF(MOD([.B163];3)=2;0; (1+MOD([.B163];3)))" office:value-type="float" office:value="40458" calcext:value-type="float">
            <text:p>4045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7" calcext:value-type="float">
            <text:p>97</text:p>
          </table:table-cell>
          <table:table-cell table:formula="of:=(256-[.B164])*[.$B$3]*[.A164]*1000000" office:value-type="float" office:value="40704" calcext:value-type="float">
            <text:p>40704</text:p>
          </table:table-cell>
          <table:table-cell/>
          <table:table-cell table:formula="of:=[.D164]-[.C164]" office:value-type="float" office:value="-40704" calcext:value-type="float">
            <text:p>-40704</text:p>
          </table:table-cell>
          <table:table-cell table:formula="of:=[.C164]+10+IF(MOD([.B164];3)=2;0; (1+MOD([.B164];3)))" office:value-type="float" office:value="40716" calcext:value-type="float">
            <text:p>4071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table:formula="of:=(256-[.B165])*[.$B$3]*[.A165]*1000000" office:value-type="float" office:value="40960" calcext:value-type="float">
            <text:p>40960</text:p>
          </table:table-cell>
          <table:table-cell/>
          <table:table-cell table:formula="of:=[.D165]-[.C165]" office:value-type="float" office:value="-40960" calcext:value-type="float">
            <text:p>-40960</text:p>
          </table:table-cell>
          <table:table-cell table:formula="of:=[.C165]+10+IF(MOD([.B165];3)=2;0; (1+MOD([.B165];3)))" office:value-type="float" office:value="40971" calcext:value-type="float">
            <text:p>4097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5" calcext:value-type="float">
            <text:p>95</text:p>
          </table:table-cell>
          <table:table-cell table:formula="of:=(256-[.B166])*[.$B$3]*[.A166]*1000000" office:value-type="float" office:value="41216" calcext:value-type="float">
            <text:p>41216</text:p>
          </table:table-cell>
          <table:table-cell/>
          <table:table-cell table:formula="of:=[.D166]-[.C166]" office:value-type="float" office:value="-41216" calcext:value-type="float">
            <text:p>-41216</text:p>
          </table:table-cell>
          <table:table-cell table:formula="of:=[.C166]+10+IF(MOD([.B166];3)=2;0; (1+MOD([.B166];3)))" office:value-type="float" office:value="41226" calcext:value-type="float">
            <text:p>4122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" calcext:value-type="float">
            <text:p>94</text:p>
          </table:table-cell>
          <table:table-cell table:formula="of:=(256-[.B167])*[.$B$3]*[.A167]*1000000" office:value-type="float" office:value="41472" calcext:value-type="float">
            <text:p>41472</text:p>
          </table:table-cell>
          <table:table-cell/>
          <table:table-cell table:formula="of:=[.D167]-[.C167]" office:value-type="float" office:value="-41472" calcext:value-type="float">
            <text:p>-41472</text:p>
          </table:table-cell>
          <table:table-cell table:formula="of:=[.C167]+10+IF(MOD([.B167];3)=2;0; (1+MOD([.B167];3)))" office:value-type="float" office:value="41484" calcext:value-type="float">
            <text:p>4148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3" calcext:value-type="float">
            <text:p>93</text:p>
          </table:table-cell>
          <table:table-cell table:formula="of:=(256-[.B168])*[.$B$3]*[.A168]*1000000" office:value-type="float" office:value="41728" calcext:value-type="float">
            <text:p>41728</text:p>
          </table:table-cell>
          <table:table-cell/>
          <table:table-cell table:formula="of:=[.D168]-[.C168]" office:value-type="float" office:value="-41728" calcext:value-type="float">
            <text:p>-41728</text:p>
          </table:table-cell>
          <table:table-cell table:formula="of:=[.C168]+10+IF(MOD([.B168];3)=2;0; (1+MOD([.B168];3)))" office:value-type="float" office:value="41739" calcext:value-type="float">
            <text:p>4173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table:formula="of:=(256-[.B169])*[.$B$3]*[.A169]*1000000" office:value-type="float" office:value="41984" calcext:value-type="float">
            <text:p>41984</text:p>
          </table:table-cell>
          <table:table-cell/>
          <table:table-cell table:formula="of:=[.D169]-[.C169]" office:value-type="float" office:value="-41984" calcext:value-type="float">
            <text:p>-41984</text:p>
          </table:table-cell>
          <table:table-cell table:formula="of:=[.C169]+10+IF(MOD([.B169];3)=2;0; (1+MOD([.B169];3)))" office:value-type="float" office:value="41994" calcext:value-type="float">
            <text:p>4199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1" calcext:value-type="float">
            <text:p>91</text:p>
          </table:table-cell>
          <table:table-cell table:formula="of:=(256-[.B170])*[.$B$3]*[.A170]*1000000" office:value-type="float" office:value="42240" calcext:value-type="float">
            <text:p>42240</text:p>
          </table:table-cell>
          <table:table-cell/>
          <table:table-cell table:formula="of:=[.D170]-[.C170]" office:value-type="float" office:value="-42240" calcext:value-type="float">
            <text:p>-42240</text:p>
          </table:table-cell>
          <table:table-cell table:formula="of:=[.C170]+10+IF(MOD([.B170];3)=2;0; (1+MOD([.B170];3)))" office:value-type="float" office:value="42252" calcext:value-type="float">
            <text:p>4225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formula="of:=(256-[.B171])*[.$B$3]*[.A171]*1000000" office:value-type="float" office:value="42496" calcext:value-type="float">
            <text:p>42496</text:p>
          </table:table-cell>
          <table:table-cell/>
          <table:table-cell table:formula="of:=[.D171]-[.C171]" office:value-type="float" office:value="-42496" calcext:value-type="float">
            <text:p>-42496</text:p>
          </table:table-cell>
          <table:table-cell table:formula="of:=[.C171]+10+IF(MOD([.B171];3)=2;0; (1+MOD([.B171];3)))" office:value-type="float" office:value="42507" calcext:value-type="float">
            <text:p>4250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9" calcext:value-type="float">
            <text:p>89</text:p>
          </table:table-cell>
          <table:table-cell table:formula="of:=(256-[.B172])*[.$B$3]*[.A172]*1000000" office:value-type="float" office:value="42752" calcext:value-type="float">
            <text:p>42752</text:p>
          </table:table-cell>
          <table:table-cell/>
          <table:table-cell table:formula="of:=[.D172]-[.C172]" office:value-type="float" office:value="-42752" calcext:value-type="float">
            <text:p>-42752</text:p>
          </table:table-cell>
          <table:table-cell table:formula="of:=[.C172]+10+IF(MOD([.B172];3)=2;0; (1+MOD([.B172];3)))" office:value-type="float" office:value="42762" calcext:value-type="float">
            <text:p>4276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table:formula="of:=(256-[.B173])*[.$B$3]*[.A173]*1000000" office:value-type="float" office:value="43008" calcext:value-type="float">
            <text:p>43008</text:p>
          </table:table-cell>
          <table:table-cell/>
          <table:table-cell table:formula="of:=[.D173]-[.C173]" office:value-type="float" office:value="-43008" calcext:value-type="float">
            <text:p>-43008</text:p>
          </table:table-cell>
          <table:table-cell table:formula="of:=[.C173]+10+IF(MOD([.B173];3)=2;0; (1+MOD([.B173];3)))" office:value-type="float" office:value="43020" calcext:value-type="float">
            <text:p>4302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7" calcext:value-type="float">
            <text:p>87</text:p>
          </table:table-cell>
          <table:table-cell table:formula="of:=(256-[.B174])*[.$B$3]*[.A174]*1000000" office:value-type="float" office:value="43264" calcext:value-type="float">
            <text:p>43264</text:p>
          </table:table-cell>
          <table:table-cell/>
          <table:table-cell table:formula="of:=[.D174]-[.C174]" office:value-type="float" office:value="-43264" calcext:value-type="float">
            <text:p>-43264</text:p>
          </table:table-cell>
          <table:table-cell table:formula="of:=[.C174]+10+IF(MOD([.B174];3)=2;0; (1+MOD([.B174];3)))" office:value-type="float" office:value="43275" calcext:value-type="float">
            <text:p>4327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" calcext:value-type="float">
            <text:p>86</text:p>
          </table:table-cell>
          <table:table-cell table:formula="of:=(256-[.B175])*[.$B$3]*[.A175]*1000000" office:value-type="float" office:value="43520" calcext:value-type="float">
            <text:p>43520</text:p>
          </table:table-cell>
          <table:table-cell/>
          <table:table-cell table:formula="of:=[.D175]-[.C175]" office:value-type="float" office:value="-43520" calcext:value-type="float">
            <text:p>-43520</text:p>
          </table:table-cell>
          <table:table-cell table:formula="of:=[.C175]+10+IF(MOD([.B175];3)=2;0; (1+MOD([.B175];3)))" office:value-type="float" office:value="43530" calcext:value-type="float">
            <text:p>4353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5" calcext:value-type="float">
            <text:p>85</text:p>
          </table:table-cell>
          <table:table-cell table:formula="of:=(256-[.B176])*[.$B$3]*[.A176]*1000000" office:value-type="float" office:value="43776" calcext:value-type="float">
            <text:p>43776</text:p>
          </table:table-cell>
          <table:table-cell/>
          <table:table-cell table:formula="of:=[.D176]-[.C176]" office:value-type="float" office:value="-43776" calcext:value-type="float">
            <text:p>-43776</text:p>
          </table:table-cell>
          <table:table-cell table:formula="of:=[.C176]+10+IF(MOD([.B176];3)=2;0; (1+MOD([.B176];3)))" office:value-type="float" office:value="43788" calcext:value-type="float">
            <text:p>4378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4" calcext:value-type="float">
            <text:p>84</text:p>
          </table:table-cell>
          <table:table-cell table:formula="of:=(256-[.B177])*[.$B$3]*[.A177]*1000000" office:value-type="float" office:value="44032" calcext:value-type="float">
            <text:p>44032</text:p>
          </table:table-cell>
          <table:table-cell/>
          <table:table-cell table:formula="of:=[.D177]-[.C177]" office:value-type="float" office:value="-44032" calcext:value-type="float">
            <text:p>-44032</text:p>
          </table:table-cell>
          <table:table-cell table:formula="of:=[.C177]+10+IF(MOD([.B177];3)=2;0; (1+MOD([.B177];3)))" office:value-type="float" office:value="44043" calcext:value-type="float">
            <text:p>4404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3" calcext:value-type="float">
            <text:p>83</text:p>
          </table:table-cell>
          <table:table-cell table:formula="of:=(256-[.B178])*[.$B$3]*[.A178]*1000000" office:value-type="float" office:value="44288" calcext:value-type="float">
            <text:p>44288</text:p>
          </table:table-cell>
          <table:table-cell/>
          <table:table-cell table:formula="of:=[.D178]-[.C178]" office:value-type="float" office:value="-44288" calcext:value-type="float">
            <text:p>-44288</text:p>
          </table:table-cell>
          <table:table-cell table:formula="of:=[.C178]+10+IF(MOD([.B178];3)=2;0; (1+MOD([.B178];3)))" office:value-type="float" office:value="44298" calcext:value-type="float">
            <text:p>4429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(256-[.B179])*[.$B$3]*[.A179]*1000000" office:value-type="float" office:value="44544" calcext:value-type="float">
            <text:p>44544</text:p>
          </table:table-cell>
          <table:table-cell/>
          <table:table-cell table:formula="of:=[.D179]-[.C179]" office:value-type="float" office:value="-44544" calcext:value-type="float">
            <text:p>-44544</text:p>
          </table:table-cell>
          <table:table-cell table:formula="of:=[.C179]+10+IF(MOD([.B179];3)=2;0; (1+MOD([.B179];3)))" office:value-type="float" office:value="44556" calcext:value-type="float">
            <text:p>4455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table:formula="of:=(256-[.B180])*[.$B$3]*[.A180]*1000000" office:value-type="float" office:value="44800" calcext:value-type="float">
            <text:p>44800</text:p>
          </table:table-cell>
          <table:table-cell/>
          <table:table-cell table:formula="of:=[.D180]-[.C180]" office:value-type="float" office:value="-44800" calcext:value-type="float">
            <text:p>-44800</text:p>
          </table:table-cell>
          <table:table-cell table:formula="of:=[.C180]+10+IF(MOD([.B180];3)=2;0; (1+MOD([.B180];3)))" office:value-type="float" office:value="44811" calcext:value-type="float">
            <text:p>4481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formula="of:=(256-[.B181])*[.$B$3]*[.A181]*1000000" office:value-type="float" office:value="45056" calcext:value-type="float">
            <text:p>45056</text:p>
          </table:table-cell>
          <table:table-cell/>
          <table:table-cell table:formula="of:=[.D181]-[.C181]" office:value-type="float" office:value="-45056" calcext:value-type="float">
            <text:p>-45056</text:p>
          </table:table-cell>
          <table:table-cell table:formula="of:=[.C181]+10+IF(MOD([.B181];3)=2;0; (1+MOD([.B181];3)))" office:value-type="float" office:value="45066" calcext:value-type="float">
            <text:p>4506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" calcext:value-type="float">
            <text:p>79</text:p>
          </table:table-cell>
          <table:table-cell table:formula="of:=(256-[.B182])*[.$B$3]*[.A182]*1000000" office:value-type="float" office:value="45312" calcext:value-type="float">
            <text:p>45312</text:p>
          </table:table-cell>
          <table:table-cell/>
          <table:table-cell table:formula="of:=[.D182]-[.C182]" office:value-type="float" office:value="-45312" calcext:value-type="float">
            <text:p>-45312</text:p>
          </table:table-cell>
          <table:table-cell table:formula="of:=[.C182]+10+IF(MOD([.B182];3)=2;0; (1+MOD([.B182];3)))" office:value-type="float" office:value="45324" calcext:value-type="float">
            <text:p>4532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" calcext:value-type="float">
            <text:p>78</text:p>
          </table:table-cell>
          <table:table-cell table:formula="of:=(256-[.B183])*[.$B$3]*[.A183]*1000000" office:value-type="float" office:value="45568" calcext:value-type="float">
            <text:p>45568</text:p>
          </table:table-cell>
          <table:table-cell/>
          <table:table-cell table:formula="of:=[.D183]-[.C183]" office:value-type="float" office:value="-45568" calcext:value-type="float">
            <text:p>-45568</text:p>
          </table:table-cell>
          <table:table-cell table:formula="of:=[.C183]+10+IF(MOD([.B183];3)=2;0; (1+MOD([.B183];3)))" office:value-type="float" office:value="45579" calcext:value-type="float">
            <text:p>4557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7" calcext:value-type="float">
            <text:p>77</text:p>
          </table:table-cell>
          <table:table-cell table:formula="of:=(256-[.B184])*[.$B$3]*[.A184]*1000000" office:value-type="float" office:value="45824" calcext:value-type="float">
            <text:p>45824</text:p>
          </table:table-cell>
          <table:table-cell/>
          <table:table-cell table:formula="of:=[.D184]-[.C184]" office:value-type="float" office:value="-45824" calcext:value-type="float">
            <text:p>-45824</text:p>
          </table:table-cell>
          <table:table-cell table:formula="of:=[.C184]+10+IF(MOD([.B184];3)=2;0; (1+MOD([.B184];3)))" office:value-type="float" office:value="45834" calcext:value-type="float">
            <text:p>4583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table:formula="of:=(256-[.B185])*[.$B$3]*[.A185]*1000000" office:value-type="float" office:value="46080" calcext:value-type="float">
            <text:p>46080</text:p>
          </table:table-cell>
          <table:table-cell/>
          <table:table-cell table:formula="of:=[.D185]-[.C185]" office:value-type="float" office:value="-46080" calcext:value-type="float">
            <text:p>-46080</text:p>
          </table:table-cell>
          <table:table-cell table:formula="of:=[.C185]+10+IF(MOD([.B185];3)=2;0; (1+MOD([.B185];3)))" office:value-type="float" office:value="46092" calcext:value-type="float">
            <text:p>4609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(256-[.B186])*[.$B$3]*[.A186]*1000000" office:value-type="float" office:value="46336" calcext:value-type="float">
            <text:p>46336</text:p>
          </table:table-cell>
          <table:table-cell/>
          <table:table-cell table:formula="of:=[.D186]-[.C186]" office:value-type="float" office:value="-46336" calcext:value-type="float">
            <text:p>-46336</text:p>
          </table:table-cell>
          <table:table-cell table:formula="of:=[.C186]+10+IF(MOD([.B186];3)=2;0; (1+MOD([.B186];3)))" office:value-type="float" office:value="46347" calcext:value-type="float">
            <text:p>4634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table:formula="of:=(256-[.B187])*[.$B$3]*[.A187]*1000000" office:value-type="float" office:value="46592" calcext:value-type="float">
            <text:p>46592</text:p>
          </table:table-cell>
          <table:table-cell/>
          <table:table-cell table:formula="of:=[.D187]-[.C187]" office:value-type="float" office:value="-46592" calcext:value-type="float">
            <text:p>-46592</text:p>
          </table:table-cell>
          <table:table-cell table:formula="of:=[.C187]+10+IF(MOD([.B187];3)=2;0; (1+MOD([.B187];3)))" office:value-type="float" office:value="46602" calcext:value-type="float">
            <text:p>4660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3" calcext:value-type="float">
            <text:p>73</text:p>
          </table:table-cell>
          <table:table-cell table:formula="of:=(256-[.B188])*[.$B$3]*[.A188]*1000000" office:value-type="float" office:value="46848" calcext:value-type="float">
            <text:p>46848</text:p>
          </table:table-cell>
          <table:table-cell/>
          <table:table-cell table:formula="of:=[.D188]-[.C188]" office:value-type="float" office:value="-46848" calcext:value-type="float">
            <text:p>-46848</text:p>
          </table:table-cell>
          <table:table-cell table:formula="of:=[.C188]+10+IF(MOD([.B188];3)=2;0; (1+MOD([.B188];3)))" office:value-type="float" office:value="46860" calcext:value-type="float">
            <text:p>4686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2" calcext:value-type="float">
            <text:p>72</text:p>
          </table:table-cell>
          <table:table-cell table:formula="of:=(256-[.B189])*[.$B$3]*[.A189]*1000000" office:value-type="float" office:value="47104" calcext:value-type="float">
            <text:p>47104</text:p>
          </table:table-cell>
          <table:table-cell/>
          <table:table-cell table:formula="of:=[.D189]-[.C189]" office:value-type="float" office:value="-47104" calcext:value-type="float">
            <text:p>-47104</text:p>
          </table:table-cell>
          <table:table-cell table:formula="of:=[.C189]+10+IF(MOD([.B189];3)=2;0; (1+MOD([.B189];3)))" office:value-type="float" office:value="47115" calcext:value-type="float">
            <text:p>4711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table:formula="of:=(256-[.B190])*[.$B$3]*[.A190]*1000000" office:value-type="float" office:value="47360" calcext:value-type="float">
            <text:p>47360</text:p>
          </table:table-cell>
          <table:table-cell/>
          <table:table-cell table:formula="of:=[.D190]-[.C190]" office:value-type="float" office:value="-47360" calcext:value-type="float">
            <text:p>-47360</text:p>
          </table:table-cell>
          <table:table-cell table:formula="of:=[.C190]+10+IF(MOD([.B190];3)=2;0; (1+MOD([.B190];3)))" office:value-type="float" office:value="47370" calcext:value-type="float">
            <text:p>4737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" calcext:value-type="float">
            <text:p>70</text:p>
          </table:table-cell>
          <table:table-cell table:formula="of:=(256-[.B191])*[.$B$3]*[.A191]*1000000" office:value-type="float" office:value="47616" calcext:value-type="float">
            <text:p>47616</text:p>
          </table:table-cell>
          <table:table-cell/>
          <table:table-cell table:formula="of:=[.D191]-[.C191]" office:value-type="float" office:value="-47616" calcext:value-type="float">
            <text:p>-47616</text:p>
          </table:table-cell>
          <table:table-cell table:formula="of:=[.C191]+10+IF(MOD([.B191];3)=2;0; (1+MOD([.B191];3)))" office:value-type="float" office:value="47628" calcext:value-type="float">
            <text:p>4762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9" calcext:value-type="float">
            <text:p>69</text:p>
          </table:table-cell>
          <table:table-cell table:formula="of:=(256-[.B192])*[.$B$3]*[.A192]*1000000" office:value-type="float" office:value="47872" calcext:value-type="float">
            <text:p>47872</text:p>
          </table:table-cell>
          <table:table-cell/>
          <table:table-cell table:formula="of:=[.D192]-[.C192]" office:value-type="float" office:value="-47872" calcext:value-type="float">
            <text:p>-47872</text:p>
          </table:table-cell>
          <table:table-cell table:formula="of:=[.C192]+10+IF(MOD([.B192];3)=2;0; (1+MOD([.B192];3)))" office:value-type="float" office:value="47883" calcext:value-type="float">
            <text:p>4788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table:formula="of:=(256-[.B193])*[.$B$3]*[.A193]*1000000" office:value-type="float" office:value="48128" calcext:value-type="float">
            <text:p>48128</text:p>
          </table:table-cell>
          <table:table-cell/>
          <table:table-cell table:formula="of:=[.D193]-[.C193]" office:value-type="float" office:value="-48128" calcext:value-type="float">
            <text:p>-48128</text:p>
          </table:table-cell>
          <table:table-cell table:formula="of:=[.C193]+10+IF(MOD([.B193];3)=2;0; (1+MOD([.B193];3)))" office:value-type="float" office:value="48138" calcext:value-type="float">
            <text:p>4813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  <table:table-cell table:formula="of:=(256-[.B194])*[.$B$3]*[.A194]*1000000" office:value-type="float" office:value="48384" calcext:value-type="float">
            <text:p>48384</text:p>
          </table:table-cell>
          <table:table-cell/>
          <table:table-cell table:formula="of:=[.D194]-[.C194]" office:value-type="float" office:value="-48384" calcext:value-type="float">
            <text:p>-48384</text:p>
          </table:table-cell>
          <table:table-cell table:formula="of:=[.C194]+10+IF(MOD([.B194];3)=2;0; (1+MOD([.B194];3)))" office:value-type="float" office:value="48396" calcext:value-type="float">
            <text:p>4839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" calcext:value-type="float">
            <text:p>66</text:p>
          </table:table-cell>
          <table:table-cell table:formula="of:=(256-[.B195])*[.$B$3]*[.A195]*1000000" office:value-type="float" office:value="48640" calcext:value-type="float">
            <text:p>48640</text:p>
          </table:table-cell>
          <table:table-cell/>
          <table:table-cell table:formula="of:=[.D195]-[.C195]" office:value-type="float" office:value="-48640" calcext:value-type="float">
            <text:p>-48640</text:p>
          </table:table-cell>
          <table:table-cell table:formula="of:=[.C195]+10+IF(MOD([.B195];3)=2;0; (1+MOD([.B195];3)))" office:value-type="float" office:value="48651" calcext:value-type="float">
            <text:p>4865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" calcext:value-type="float">
            <text:p>65</text:p>
          </table:table-cell>
          <table:table-cell table:formula="of:=(256-[.B196])*[.$B$3]*[.A196]*1000000" office:value-type="float" office:value="48896" calcext:value-type="float">
            <text:p>48896</text:p>
          </table:table-cell>
          <table:table-cell/>
          <table:table-cell table:formula="of:=[.D196]-[.C196]" office:value-type="float" office:value="-48896" calcext:value-type="float">
            <text:p>-48896</text:p>
          </table:table-cell>
          <table:table-cell table:formula="of:=[.C196]+10+IF(MOD([.B196];3)=2;0; (1+MOD([.B196];3)))" office:value-type="float" office:value="48906" calcext:value-type="float">
            <text:p>4890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(256-[.B197])*[.$B$3]*[.A197]*1000000" office:value-type="float" office:value="49152" calcext:value-type="float">
            <text:p>49152</text:p>
          </table:table-cell>
          <table:table-cell/>
          <table:table-cell table:formula="of:=[.D197]-[.C197]" office:value-type="float" office:value="-49152" calcext:value-type="float">
            <text:p>-49152</text:p>
          </table:table-cell>
          <table:table-cell table:formula="of:=[.C197]+10+IF(MOD([.B197];3)=2;0; (1+MOD([.B197];3)))" office:value-type="float" office:value="49164" calcext:value-type="float">
            <text:p>4916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table:formula="of:=(256-[.B198])*[.$B$3]*[.A198]*1000000" office:value-type="float" office:value="49408" calcext:value-type="float">
            <text:p>49408</text:p>
          </table:table-cell>
          <table:table-cell office:value-type="float" office:value="49419" calcext:value-type="float">
            <text:p>49419</text:p>
          </table:table-cell>
          <table:table-cell table:formula="of:=[.D198]-[.C198]" office:value-type="float" office:value="11" calcext:value-type="float">
            <text:p>11</text:p>
          </table:table-cell>
          <table:table-cell table:formula="of:=[.C198]+10+IF(MOD([.B198];3)=2;0; (1+MOD([.B198];3)))" office:value-type="float" office:value="49419" calcext:value-type="float">
            <text:p>4941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2" calcext:value-type="float">
            <text:p>62</text:p>
          </table:table-cell>
          <table:table-cell table:formula="of:=(256-[.B199])*[.$B$3]*[.A199]*1000000" office:value-type="float" office:value="49664" calcext:value-type="float">
            <text:p>49664</text:p>
          </table:table-cell>
          <table:table-cell office:value-type="float" office:value="49674" calcext:value-type="float">
            <text:p>49674</text:p>
          </table:table-cell>
          <table:table-cell table:formula="of:=[.D199]-[.C199]" office:value-type="float" office:value="10" calcext:value-type="float">
            <text:p>10</text:p>
          </table:table-cell>
          <table:table-cell table:formula="of:=[.C199]+10+IF(MOD([.B199];3)=2;0; (1+MOD([.B199];3)))" office:value-type="float" office:value="49674" calcext:value-type="float">
            <text:p>4967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1" calcext:value-type="float">
            <text:p>61</text:p>
          </table:table-cell>
          <table:table-cell table:formula="of:=(256-[.B200])*[.$B$3]*[.A200]*1000000" office:value-type="float" office:value="49920" calcext:value-type="float">
            <text:p>49920</text:p>
          </table:table-cell>
          <table:table-cell office:value-type="float" office:value="49932" calcext:value-type="float">
            <text:p>49932</text:p>
          </table:table-cell>
          <table:table-cell table:formula="of:=[.D200]-[.C200]" office:value-type="float" office:value="12" calcext:value-type="float">
            <text:p>12</text:p>
          </table:table-cell>
          <table:table-cell table:formula="of:=[.C200]+10+IF(MOD([.B200];3)=2;0; (1+MOD([.B200];3)))" office:value-type="float" office:value="49932" calcext:value-type="float">
            <text:p>4993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table:formula="of:=(256-[.B201])*[.$B$3]*[.A201]*1000000" office:value-type="float" office:value="50176" calcext:value-type="float">
            <text:p>50176</text:p>
          </table:table-cell>
          <table:table-cell office:value-type="float" office:value="50187" calcext:value-type="float">
            <text:p>50187</text:p>
          </table:table-cell>
          <table:table-cell table:formula="of:=[.D201]-[.C201]" office:value-type="float" office:value="11" calcext:value-type="float">
            <text:p>11</text:p>
          </table:table-cell>
          <table:table-cell table:formula="of:=[.C201]+10+IF(MOD([.B201];3)=2;0; (1+MOD([.B201];3)))" office:value-type="float" office:value="50187" calcext:value-type="float">
            <text:p>5018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" calcext:value-type="float">
            <text:p>59</text:p>
          </table:table-cell>
          <table:table-cell table:formula="of:=(256-[.B202])*[.$B$3]*[.A202]*1000000" office:value-type="float" office:value="50432" calcext:value-type="float">
            <text:p>50432</text:p>
          </table:table-cell>
          <table:table-cell office:value-type="float" office:value="50442" calcext:value-type="float">
            <text:p>50442</text:p>
          </table:table-cell>
          <table:table-cell table:formula="of:=[.D202]-[.C202]" office:value-type="float" office:value="10" calcext:value-type="float">
            <text:p>10</text:p>
          </table:table-cell>
          <table:table-cell table:formula="of:=[.C202]+10+IF(MOD([.B202];3)=2;0; (1+MOD([.B202];3)))" office:value-type="float" office:value="50442" calcext:value-type="float">
            <text:p>5044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" calcext:value-type="float">
            <text:p>58</text:p>
          </table:table-cell>
          <table:table-cell table:formula="of:=(256-[.B203])*[.$B$3]*[.A203]*1000000" office:value-type="float" office:value="50688" calcext:value-type="float">
            <text:p>50688</text:p>
          </table:table-cell>
          <table:table-cell office:value-type="float" office:value="50700" calcext:value-type="float">
            <text:p>50700</text:p>
          </table:table-cell>
          <table:table-cell table:formula="of:=[.D203]-[.C203]" office:value-type="float" office:value="12" calcext:value-type="float">
            <text:p>12</text:p>
          </table:table-cell>
          <table:table-cell table:formula="of:=[.C203]+10+IF(MOD([.B203];3)=2;0; (1+MOD([.B203];3)))" office:value-type="float" office:value="50700" calcext:value-type="float">
            <text:p>5070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" calcext:value-type="float">
            <text:p>57</text:p>
          </table:table-cell>
          <table:table-cell table:formula="of:=(256-[.B204])*[.$B$3]*[.A204]*1000000" office:value-type="float" office:value="50944" calcext:value-type="float">
            <text:p>50944</text:p>
          </table:table-cell>
          <table:table-cell office:value-type="float" office:value="50955" calcext:value-type="float">
            <text:p>50955</text:p>
          </table:table-cell>
          <table:table-cell table:formula="of:=[.D204]-[.C204]" office:value-type="float" office:value="11.0000000000073" calcext:value-type="float">
            <text:p>11</text:p>
          </table:table-cell>
          <table:table-cell table:formula="of:=[.C204]+10+IF(MOD([.B204];3)=2;0; (1+MOD([.B204];3)))" office:value-type="float" office:value="50955" calcext:value-type="float">
            <text:p>509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table:formula="of:=(256-[.B205])*[.$B$3]*[.A205]*1000000" office:value-type="float" office:value="51200" calcext:value-type="float">
            <text:p>51200</text:p>
          </table:table-cell>
          <table:table-cell office:value-type="float" office:value="51210" calcext:value-type="float">
            <text:p>51210</text:p>
          </table:table-cell>
          <table:table-cell table:formula="of:=[.D205]-[.C205]" office:value-type="float" office:value="10.0000000000073" calcext:value-type="float">
            <text:p>10</text:p>
          </table:table-cell>
          <table:table-cell table:formula="of:=[.C205]+10+IF(MOD([.B205];3)=2;0; (1+MOD([.B205];3)))" office:value-type="float" office:value="51210" calcext:value-type="float">
            <text:p>5121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table:formula="of:=(256-[.B206])*[.$B$3]*[.A206]*1000000" office:value-type="float" office:value="51456" calcext:value-type="float">
            <text:p>51456</text:p>
          </table:table-cell>
          <table:table-cell/>
          <table:table-cell table:formula="of:=[.D206]-[.C206]" office:value-type="float" office:value="-51456" calcext:value-type="float">
            <text:p>-51456</text:p>
          </table:table-cell>
          <table:table-cell table:formula="of:=[.C206]+10+IF(MOD([.B206];3)=2;0; (1+MOD([.B206];3)))" office:value-type="float" office:value="51468" calcext:value-type="float">
            <text:p>5146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4" calcext:value-type="float">
            <text:p>54</text:p>
          </table:table-cell>
          <table:table-cell table:formula="of:=(256-[.B207])*[.$B$3]*[.A207]*1000000" office:value-type="float" office:value="51712" calcext:value-type="float">
            <text:p>51712</text:p>
          </table:table-cell>
          <table:table-cell/>
          <table:table-cell table:formula="of:=[.D207]-[.C207]" office:value-type="float" office:value="-51712" calcext:value-type="float">
            <text:p>-51712</text:p>
          </table:table-cell>
          <table:table-cell table:formula="of:=[.C207]+10+IF(MOD([.B207];3)=2;0; (1+MOD([.B207];3)))" office:value-type="float" office:value="51723" calcext:value-type="float">
            <text:p>5172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table:formula="of:=(256-[.B208])*[.$B$3]*[.A208]*1000000" office:value-type="float" office:value="51968" calcext:value-type="float">
            <text:p>51968</text:p>
          </table:table-cell>
          <table:table-cell/>
          <table:table-cell table:formula="of:=[.D208]-[.C208]" office:value-type="float" office:value="-51968" calcext:value-type="float">
            <text:p>-51968</text:p>
          </table:table-cell>
          <table:table-cell table:formula="of:=[.C208]+10+IF(MOD([.B208];3)=2;0; (1+MOD([.B208];3)))" office:value-type="float" office:value="51978" calcext:value-type="float">
            <text:p>5197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formula="of:=(256-[.B209])*[.$B$3]*[.A209]*1000000" office:value-type="float" office:value="52224" calcext:value-type="float">
            <text:p>52224</text:p>
          </table:table-cell>
          <table:table-cell/>
          <table:table-cell table:formula="of:=[.D209]-[.C209]" office:value-type="float" office:value="-52224" calcext:value-type="float">
            <text:p>-52224</text:p>
          </table:table-cell>
          <table:table-cell table:formula="of:=[.C209]+10+IF(MOD([.B209];3)=2;0; (1+MOD([.B209];3)))" office:value-type="float" office:value="52236" calcext:value-type="float">
            <text:p>5223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" calcext:value-type="float">
            <text:p>51</text:p>
          </table:table-cell>
          <table:table-cell table:formula="of:=(256-[.B210])*[.$B$3]*[.A210]*1000000" office:value-type="float" office:value="52480" calcext:value-type="float">
            <text:p>52480</text:p>
          </table:table-cell>
          <table:table-cell/>
          <table:table-cell table:formula="of:=[.D210]-[.C210]" office:value-type="float" office:value="-52480" calcext:value-type="float">
            <text:p>-52480</text:p>
          </table:table-cell>
          <table:table-cell table:formula="of:=[.C210]+10+IF(MOD([.B210];3)=2;0; (1+MOD([.B210];3)))" office:value-type="float" office:value="52491" calcext:value-type="float">
            <text:p>5249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formula="of:=(256-[.B211])*[.$B$3]*[.A211]*1000000" office:value-type="float" office:value="52736" calcext:value-type="float">
            <text:p>52736</text:p>
          </table:table-cell>
          <table:table-cell/>
          <table:table-cell table:formula="of:=[.D211]-[.C211]" office:value-type="float" office:value="-52736" calcext:value-type="float">
            <text:p>-52736</text:p>
          </table:table-cell>
          <table:table-cell table:formula="of:=[.C211]+10+IF(MOD([.B211];3)=2;0; (1+MOD([.B211];3)))" office:value-type="float" office:value="52746" calcext:value-type="float">
            <text:p>5274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table:formula="of:=(256-[.B212])*[.$B$3]*[.A212]*1000000" office:value-type="float" office:value="52992" calcext:value-type="float">
            <text:p>52992</text:p>
          </table:table-cell>
          <table:table-cell/>
          <table:table-cell table:formula="of:=[.D212]-[.C212]" office:value-type="float" office:value="-52992" calcext:value-type="float">
            <text:p>-52992</text:p>
          </table:table-cell>
          <table:table-cell table:formula="of:=[.C212]+10+IF(MOD([.B212];3)=2;0; (1+MOD([.B212];3)))" office:value-type="float" office:value="53004" calcext:value-type="float">
            <text:p>5300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formula="of:=(256-[.B213])*[.$B$3]*[.A213]*1000000" office:value-type="float" office:value="53248" calcext:value-type="float">
            <text:p>53248</text:p>
          </table:table-cell>
          <table:table-cell/>
          <table:table-cell table:formula="of:=[.D213]-[.C213]" office:value-type="float" office:value="-53248" calcext:value-type="float">
            <text:p>-53248</text:p>
          </table:table-cell>
          <table:table-cell table:formula="of:=[.C213]+10+IF(MOD([.B213];3)=2;0; (1+MOD([.B213];3)))" office:value-type="float" office:value="53259" calcext:value-type="float">
            <text:p>5325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" calcext:value-type="float">
            <text:p>47</text:p>
          </table:table-cell>
          <table:table-cell table:formula="of:=(256-[.B214])*[.$B$3]*[.A214]*1000000" office:value-type="float" office:value="53504" calcext:value-type="float">
            <text:p>53504</text:p>
          </table:table-cell>
          <table:table-cell/>
          <table:table-cell table:formula="of:=[.D214]-[.C214]" office:value-type="float" office:value="-53504" calcext:value-type="float">
            <text:p>-53504</text:p>
          </table:table-cell>
          <table:table-cell table:formula="of:=[.C214]+10+IF(MOD([.B214];3)=2;0; (1+MOD([.B214];3)))" office:value-type="float" office:value="53514" calcext:value-type="float">
            <text:p>5351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6" calcext:value-type="float">
            <text:p>46</text:p>
          </table:table-cell>
          <table:table-cell table:formula="of:=(256-[.B215])*[.$B$3]*[.A215]*1000000" office:value-type="float" office:value="53760" calcext:value-type="float">
            <text:p>53760</text:p>
          </table:table-cell>
          <table:table-cell office:value-type="float" office:value="53772" calcext:value-type="float">
            <text:p>53772</text:p>
          </table:table-cell>
          <table:table-cell table:formula="of:=[.D215]-[.C215]" office:value-type="float" office:value="12.0000000000073" calcext:value-type="float">
            <text:p>12</text:p>
          </table:table-cell>
          <table:table-cell table:formula="of:=[.C215]+10+IF(MOD([.B215];3)=2;0; (1+MOD([.B215];3)))" office:value-type="float" office:value="53772" calcext:value-type="float">
            <text:p>5377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table:formula="of:=(256-[.B216])*[.$B$3]*[.A216]*1000000" office:value-type="float" office:value="54016" calcext:value-type="float">
            <text:p>54016</text:p>
          </table:table-cell>
          <table:table-cell office:value-type="float" office:value="54027" calcext:value-type="float">
            <text:p>54027</text:p>
          </table:table-cell>
          <table:table-cell table:formula="of:=[.D216]-[.C216]" office:value-type="float" office:value="11.0000000000073" calcext:value-type="float">
            <text:p>11</text:p>
          </table:table-cell>
          <table:table-cell table:formula="of:=[.C216]+10+IF(MOD([.B216];3)=2;0; (1+MOD([.B216];3)))" office:value-type="float" office:value="54027" calcext:value-type="float">
            <text:p>5402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formula="of:=(256-[.B217])*[.$B$3]*[.A217]*1000000" office:value-type="float" office:value="54272" calcext:value-type="float">
            <text:p>54272</text:p>
          </table:table-cell>
          <table:table-cell office:value-type="float" office:value="54282" calcext:value-type="float">
            <text:p>54282</text:p>
          </table:table-cell>
          <table:table-cell table:formula="of:=[.D217]-[.C217]" office:value-type="float" office:value="10" calcext:value-type="float">
            <text:p>10</text:p>
          </table:table-cell>
          <table:table-cell table:formula="of:=[.C217]+10+IF(MOD([.B217];3)=2;0; (1+MOD([.B217];3)))" office:value-type="float" office:value="54282" calcext:value-type="float">
            <text:p>5428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table:formula="of:=(256-[.B218])*[.$B$3]*[.A218]*1000000" office:value-type="float" office:value="54528" calcext:value-type="float">
            <text:p>54528</text:p>
          </table:table-cell>
          <table:table-cell/>
          <table:table-cell table:formula="of:=[.D218]-[.C218]" office:value-type="float" office:value="-54528" calcext:value-type="float">
            <text:p>-54528</text:p>
          </table:table-cell>
          <table:table-cell table:formula="of:=[.C218]+10+IF(MOD([.B218];3)=2;0; (1+MOD([.B218];3)))" office:value-type="float" office:value="54540" calcext:value-type="float">
            <text:p>5454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table:formula="of:=(256-[.B219])*[.$B$3]*[.A219]*1000000" office:value-type="float" office:value="54784" calcext:value-type="float">
            <text:p>54784</text:p>
          </table:table-cell>
          <table:table-cell/>
          <table:table-cell table:formula="of:=[.D219]-[.C219]" office:value-type="float" office:value="-54784" calcext:value-type="float">
            <text:p>-54784</text:p>
          </table:table-cell>
          <table:table-cell table:formula="of:=[.C219]+10+IF(MOD([.B219];3)=2;0; (1+MOD([.B219];3)))" office:value-type="float" office:value="54795" calcext:value-type="float">
            <text:p>5479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formula="of:=(256-[.B220])*[.$B$3]*[.A220]*1000000" office:value-type="float" office:value="55040" calcext:value-type="float">
            <text:p>55040</text:p>
          </table:table-cell>
          <table:table-cell/>
          <table:table-cell table:formula="of:=[.D220]-[.C220]" office:value-type="float" office:value="-55040" calcext:value-type="float">
            <text:p>-55040</text:p>
          </table:table-cell>
          <table:table-cell table:formula="of:=[.C220]+10+IF(MOD([.B220];3)=2;0; (1+MOD([.B220];3)))" office:value-type="float" office:value="55050" calcext:value-type="float">
            <text:p>5505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formula="of:=(256-[.B221])*[.$B$3]*[.A221]*1000000" office:value-type="float" office:value="55296" calcext:value-type="float">
            <text:p>55296</text:p>
          </table:table-cell>
          <table:table-cell/>
          <table:table-cell table:formula="of:=[.D221]-[.C221]" office:value-type="float" office:value="-55296" calcext:value-type="float">
            <text:p>-55296</text:p>
          </table:table-cell>
          <table:table-cell table:formula="of:=[.C221]+10+IF(MOD([.B221];3)=2;0; (1+MOD([.B221];3)))" office:value-type="float" office:value="55308" calcext:value-type="float">
            <text:p>5530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table:formula="of:=(256-[.B222])*[.$B$3]*[.A222]*1000000" office:value-type="float" office:value="55552" calcext:value-type="float">
            <text:p>55552</text:p>
          </table:table-cell>
          <table:table-cell/>
          <table:table-cell table:formula="of:=[.D222]-[.C222]" office:value-type="float" office:value="-55552" calcext:value-type="float">
            <text:p>-55552</text:p>
          </table:table-cell>
          <table:table-cell table:formula="of:=[.C222]+10+IF(MOD([.B222];3)=2;0; (1+MOD([.B222];3)))" office:value-type="float" office:value="55563" calcext:value-type="float">
            <text:p>5556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table:formula="of:=(256-[.B223])*[.$B$3]*[.A223]*1000000" office:value-type="float" office:value="55808" calcext:value-type="float">
            <text:p>55808</text:p>
          </table:table-cell>
          <table:table-cell/>
          <table:table-cell table:formula="of:=[.D223]-[.C223]" office:value-type="float" office:value="-55808" calcext:value-type="float">
            <text:p>-55808</text:p>
          </table:table-cell>
          <table:table-cell table:formula="of:=[.C223]+10+IF(MOD([.B223];3)=2;0; (1+MOD([.B223];3)))" office:value-type="float" office:value="55818" calcext:value-type="float">
            <text:p>5581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table:formula="of:=(256-[.B224])*[.$B$3]*[.A224]*1000000" office:value-type="float" office:value="56064" calcext:value-type="float">
            <text:p>56064</text:p>
          </table:table-cell>
          <table:table-cell/>
          <table:table-cell table:formula="of:=[.D224]-[.C224]" office:value-type="float" office:value="-56064" calcext:value-type="float">
            <text:p>-56064</text:p>
          </table:table-cell>
          <table:table-cell table:formula="of:=[.C224]+10+IF(MOD([.B224];3)=2;0; (1+MOD([.B224];3)))" office:value-type="float" office:value="56076" calcext:value-type="float">
            <text:p>5607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table:formula="of:=(256-[.B225])*[.$B$3]*[.A225]*1000000" office:value-type="float" office:value="56320" calcext:value-type="float">
            <text:p>56320</text:p>
          </table:table-cell>
          <table:table-cell/>
          <table:table-cell table:formula="of:=[.D225]-[.C225]" office:value-type="float" office:value="-56320" calcext:value-type="float">
            <text:p>-56320</text:p>
          </table:table-cell>
          <table:table-cell table:formula="of:=[.C225]+10+IF(MOD([.B225];3)=2;0; (1+MOD([.B225];3)))" office:value-type="float" office:value="56331" calcext:value-type="float">
            <text:p>5633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table:formula="of:=(256-[.B226])*[.$B$3]*[.A226]*1000000" office:value-type="float" office:value="56576" calcext:value-type="float">
            <text:p>56576</text:p>
          </table:table-cell>
          <table:table-cell office:value-type="float" office:value="56586" calcext:value-type="float">
            <text:p>56586</text:p>
          </table:table-cell>
          <table:table-cell table:formula="of:=[.D226]-[.C226]" office:value-type="float" office:value="10.0000000000073" calcext:value-type="float">
            <text:p>10</text:p>
          </table:table-cell>
          <table:table-cell table:formula="of:=[.C226]+10+IF(MOD([.B226];3)=2;0; (1+MOD([.B226];3)))" office:value-type="float" office:value="56586" calcext:value-type="float">
            <text:p>5658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table:formula="of:=(256-[.B227])*[.$B$3]*[.A227]*1000000" office:value-type="float" office:value="56832" calcext:value-type="float">
            <text:p>56832</text:p>
          </table:table-cell>
          <table:table-cell/>
          <table:table-cell table:formula="of:=[.D227]-[.C227]" office:value-type="float" office:value="-56832" calcext:value-type="float">
            <text:p>-56832</text:p>
          </table:table-cell>
          <table:table-cell table:formula="of:=[.C227]+10+IF(MOD([.B227];3)=2;0; (1+MOD([.B227];3)))" office:value-type="float" office:value="56844" calcext:value-type="float">
            <text:p>5684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" calcext:value-type="float">
            <text:p>33</text:p>
          </table:table-cell>
          <table:table-cell table:formula="of:=(256-[.B228])*[.$B$3]*[.A228]*1000000" office:value-type="float" office:value="57088" calcext:value-type="float">
            <text:p>57088</text:p>
          </table:table-cell>
          <table:table-cell/>
          <table:table-cell table:formula="of:=[.D228]-[.C228]" office:value-type="float" office:value="-57088" calcext:value-type="float">
            <text:p>-57088</text:p>
          </table:table-cell>
          <table:table-cell table:formula="of:=[.C228]+10+IF(MOD([.B228];3)=2;0; (1+MOD([.B228];3)))" office:value-type="float" office:value="57099" calcext:value-type="float">
            <text:p>5709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formula="of:=(256-[.B229])*[.$B$3]*[.A229]*1000000" office:value-type="float" office:value="57344" calcext:value-type="float">
            <text:p>57344</text:p>
          </table:table-cell>
          <table:table-cell/>
          <table:table-cell table:formula="of:=[.D229]-[.C229]" office:value-type="float" office:value="-57344" calcext:value-type="float">
            <text:p>-57344</text:p>
          </table:table-cell>
          <table:table-cell table:formula="of:=[.C229]+10+IF(MOD([.B229];3)=2;0; (1+MOD([.B229];3)))" office:value-type="float" office:value="57354" calcext:value-type="float">
            <text:p>5735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table:formula="of:=(256-[.B230])*[.$B$3]*[.A230]*1000000" office:value-type="float" office:value="57600" calcext:value-type="float">
            <text:p>57600</text:p>
          </table:table-cell>
          <table:table-cell/>
          <table:table-cell table:formula="of:=[.D230]-[.C230]" office:value-type="float" office:value="-57600" calcext:value-type="float">
            <text:p>-57600</text:p>
          </table:table-cell>
          <table:table-cell table:formula="of:=[.C230]+10+IF(MOD([.B230];3)=2;0; (1+MOD([.B230];3)))" office:value-type="float" office:value="57612" calcext:value-type="float">
            <text:p>5761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(256-[.B231])*[.$B$3]*[.A231]*1000000" office:value-type="float" office:value="57856" calcext:value-type="float">
            <text:p>57856</text:p>
          </table:table-cell>
          <table:table-cell/>
          <table:table-cell table:formula="of:=[.D231]-[.C231]" office:value-type="float" office:value="-57856" calcext:value-type="float">
            <text:p>-57856</text:p>
          </table:table-cell>
          <table:table-cell table:formula="of:=[.C231]+10+IF(MOD([.B231];3)=2;0; (1+MOD([.B231];3)))" office:value-type="float" office:value="57867" calcext:value-type="float">
            <text:p>5786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table:formula="of:=(256-[.B232])*[.$B$3]*[.A232]*1000000" office:value-type="float" office:value="58112" calcext:value-type="float">
            <text:p>58112</text:p>
          </table:table-cell>
          <table:table-cell/>
          <table:table-cell table:formula="of:=[.D232]-[.C232]" office:value-type="float" office:value="-58112" calcext:value-type="float">
            <text:p>-58112</text:p>
          </table:table-cell>
          <table:table-cell table:formula="of:=[.C232]+10+IF(MOD([.B232];3)=2;0; (1+MOD([.B232];3)))" office:value-type="float" office:value="58122" calcext:value-type="float">
            <text:p>5812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table:formula="of:=(256-[.B233])*[.$B$3]*[.A233]*1000000" office:value-type="float" office:value="58368" calcext:value-type="float">
            <text:p>58368</text:p>
          </table:table-cell>
          <table:table-cell/>
          <table:table-cell table:formula="of:=[.D233]-[.C233]" office:value-type="float" office:value="-58368" calcext:value-type="float">
            <text:p>-58368</text:p>
          </table:table-cell>
          <table:table-cell table:formula="of:=[.C233]+10+IF(MOD([.B233];3)=2;0; (1+MOD([.B233];3)))" office:value-type="float" office:value="58380" calcext:value-type="float">
            <text:p>5838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table:formula="of:=(256-[.B234])*[.$B$3]*[.A234]*1000000" office:value-type="float" office:value="58624" calcext:value-type="float">
            <text:p>58624</text:p>
          </table:table-cell>
          <table:table-cell/>
          <table:table-cell table:formula="of:=[.D234]-[.C234]" office:value-type="float" office:value="-58624" calcext:value-type="float">
            <text:p>-58624</text:p>
          </table:table-cell>
          <table:table-cell table:formula="of:=[.C234]+10+IF(MOD([.B234];3)=2;0; (1+MOD([.B234];3)))" office:value-type="float" office:value="58635" calcext:value-type="float">
            <text:p>5863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(256-[.B235])*[.$B$3]*[.A235]*1000000" office:value-type="float" office:value="58880" calcext:value-type="float">
            <text:p>58880</text:p>
          </table:table-cell>
          <table:table-cell/>
          <table:table-cell table:formula="of:=[.D235]-[.C235]" office:value-type="float" office:value="-58880" calcext:value-type="float">
            <text:p>-58880</text:p>
          </table:table-cell>
          <table:table-cell table:formula="of:=[.C235]+10+IF(MOD([.B235];3)=2;0; (1+MOD([.B235];3)))" office:value-type="float" office:value="58890" calcext:value-type="float">
            <text:p>5889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formula="of:=(256-[.B236])*[.$B$3]*[.A236]*1000000" office:value-type="float" office:value="59136" calcext:value-type="float">
            <text:p>59136</text:p>
          </table:table-cell>
          <table:table-cell/>
          <table:table-cell table:formula="of:=[.D236]-[.C236]" office:value-type="float" office:value="-59136" calcext:value-type="float">
            <text:p>-59136</text:p>
          </table:table-cell>
          <table:table-cell table:formula="of:=[.C236]+10+IF(MOD([.B236];3)=2;0; (1+MOD([.B236];3)))" office:value-type="float" office:value="59148" calcext:value-type="float">
            <text:p>5914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table:formula="of:=(256-[.B237])*[.$B$3]*[.A237]*1000000" office:value-type="float" office:value="59392" calcext:value-type="float">
            <text:p>59392</text:p>
          </table:table-cell>
          <table:table-cell/>
          <table:table-cell table:formula="of:=[.D237]-[.C237]" office:value-type="float" office:value="-59392" calcext:value-type="float">
            <text:p>-59392</text:p>
          </table:table-cell>
          <table:table-cell table:formula="of:=[.C237]+10+IF(MOD([.B237];3)=2;0; (1+MOD([.B237];3)))" office:value-type="float" office:value="59403" calcext:value-type="float">
            <text:p>5940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table:formula="of:=(256-[.B238])*[.$B$3]*[.A238]*1000000" office:value-type="float" office:value="59648" calcext:value-type="float">
            <text:p>59648</text:p>
          </table:table-cell>
          <table:table-cell/>
          <table:table-cell table:formula="of:=[.D238]-[.C238]" office:value-type="float" office:value="-59648" calcext:value-type="float">
            <text:p>-59648</text:p>
          </table:table-cell>
          <table:table-cell table:formula="of:=[.C238]+10+IF(MOD([.B238];3)=2;0; (1+MOD([.B238];3)))" office:value-type="float" office:value="59658" calcext:value-type="float">
            <text:p>5965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table:formula="of:=(256-[.B239])*[.$B$3]*[.A239]*1000000" office:value-type="float" office:value="59904" calcext:value-type="float">
            <text:p>59904</text:p>
          </table:table-cell>
          <table:table-cell/>
          <table:table-cell table:formula="of:=[.D239]-[.C239]" office:value-type="float" office:value="-59904" calcext:value-type="float">
            <text:p>-59904</text:p>
          </table:table-cell>
          <table:table-cell table:formula="of:=[.C239]+10+IF(MOD([.B239];3)=2;0; (1+MOD([.B239];3)))" office:value-type="float" office:value="59916" calcext:value-type="float">
            <text:p>5991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formula="of:=(256-[.B240])*[.$B$3]*[.A240]*1000000" office:value-type="float" office:value="60160" calcext:value-type="float">
            <text:p>60160</text:p>
          </table:table-cell>
          <table:table-cell/>
          <table:table-cell table:formula="of:=[.D240]-[.C240]" office:value-type="float" office:value="-60160" calcext:value-type="float">
            <text:p>-60160</text:p>
          </table:table-cell>
          <table:table-cell table:formula="of:=[.C240]+10+IF(MOD([.B240];3)=2;0; (1+MOD([.B240];3)))" office:value-type="float" office:value="60171" calcext:value-type="float">
            <text:p>6017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table:formula="of:=(256-[.B241])*[.$B$3]*[.A241]*1000000" office:value-type="float" office:value="60416" calcext:value-type="float">
            <text:p>60416</text:p>
          </table:table-cell>
          <table:table-cell/>
          <table:table-cell table:formula="of:=[.D241]-[.C241]" office:value-type="float" office:value="-60416" calcext:value-type="float">
            <text:p>-60416</text:p>
          </table:table-cell>
          <table:table-cell table:formula="of:=[.C241]+10+IF(MOD([.B241];3)=2;0; (1+MOD([.B241];3)))" office:value-type="float" office:value="60426" calcext:value-type="float">
            <text:p>6042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256-[.B242])*[.$B$3]*[.A242]*1000000" office:value-type="float" office:value="60672" calcext:value-type="float">
            <text:p>60672</text:p>
          </table:table-cell>
          <table:table-cell/>
          <table:table-cell table:formula="of:=[.D242]-[.C242]" office:value-type="float" office:value="-60672" calcext:value-type="float">
            <text:p>-60672</text:p>
          </table:table-cell>
          <table:table-cell table:formula="of:=[.C242]+10+IF(MOD([.B242];3)=2;0; (1+MOD([.B242];3)))" office:value-type="float" office:value="60684" calcext:value-type="float">
            <text:p>6068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256-[.B243])*[.$B$3]*[.A243]*1000000" office:value-type="float" office:value="60928" calcext:value-type="float">
            <text:p>60928</text:p>
          </table:table-cell>
          <table:table-cell/>
          <table:table-cell table:formula="of:=[.D243]-[.C243]" office:value-type="float" office:value="-60928" calcext:value-type="float">
            <text:p>-60928</text:p>
          </table:table-cell>
          <table:table-cell table:formula="of:=[.C243]+10+IF(MOD([.B243];3)=2;0; (1+MOD([.B243];3)))" office:value-type="float" office:value="60939" calcext:value-type="float">
            <text:p>6093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256-[.B244])*[.$B$3]*[.A244]*1000000" office:value-type="float" office:value="61184" calcext:value-type="float">
            <text:p>61184</text:p>
          </table:table-cell>
          <table:table-cell/>
          <table:table-cell table:formula="of:=[.D244]-[.C244]" office:value-type="float" office:value="-61184" calcext:value-type="float">
            <text:p>-61184</text:p>
          </table:table-cell>
          <table:table-cell table:formula="of:=[.C244]+10+IF(MOD([.B244];3)=2;0; (1+MOD([.B244];3)))" office:value-type="float" office:value="61194" calcext:value-type="float">
            <text:p>6119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256-[.B245])*[.$B$3]*[.A245]*1000000" office:value-type="float" office:value="61440" calcext:value-type="float">
            <text:p>61440</text:p>
          </table:table-cell>
          <table:table-cell/>
          <table:table-cell table:formula="of:=[.D245]-[.C245]" office:value-type="float" office:value="-61440" calcext:value-type="float">
            <text:p>-61440</text:p>
          </table:table-cell>
          <table:table-cell table:formula="of:=[.C245]+10+IF(MOD([.B245];3)=2;0; (1+MOD([.B245];3)))" office:value-type="float" office:value="61452" calcext:value-type="float">
            <text:p>6145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256-[.B246])*[.$B$3]*[.A246]*1000000" office:value-type="float" office:value="61696" calcext:value-type="float">
            <text:p>61696</text:p>
          </table:table-cell>
          <table:table-cell/>
          <table:table-cell table:formula="of:=[.D246]-[.C246]" office:value-type="float" office:value="-61696" calcext:value-type="float">
            <text:p>-61696</text:p>
          </table:table-cell>
          <table:table-cell table:formula="of:=[.C246]+10+IF(MOD([.B246];3)=2;0; (1+MOD([.B246];3)))" office:value-type="float" office:value="61707" calcext:value-type="float">
            <text:p>61707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256-[.B247])*[.$B$3]*[.A247]*1000000" office:value-type="float" office:value="61952" calcext:value-type="float">
            <text:p>61952</text:p>
          </table:table-cell>
          <table:table-cell/>
          <table:table-cell table:formula="of:=[.D247]-[.C247]" office:value-type="float" office:value="-61952" calcext:value-type="float">
            <text:p>-61952</text:p>
          </table:table-cell>
          <table:table-cell table:formula="of:=[.C247]+10+IF(MOD([.B247];3)=2;0; (1+MOD([.B247];3)))" office:value-type="float" office:value="61962" calcext:value-type="float">
            <text:p>6196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256-[.B248])*[.$B$3]*[.A248]*1000000" office:value-type="float" office:value="62208" calcext:value-type="float">
            <text:p>62208</text:p>
          </table:table-cell>
          <table:table-cell/>
          <table:table-cell table:formula="of:=[.D248]-[.C248]" office:value-type="float" office:value="-62208" calcext:value-type="float">
            <text:p>-62208</text:p>
          </table:table-cell>
          <table:table-cell table:formula="of:=[.C248]+10+IF(MOD([.B248];3)=2;0; (1+MOD([.B248];3)))" office:value-type="float" office:value="62220" calcext:value-type="float">
            <text:p>6222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256-[.B249])*[.$B$3]*[.A249]*1000000" office:value-type="float" office:value="62464" calcext:value-type="float">
            <text:p>62464</text:p>
          </table:table-cell>
          <table:table-cell/>
          <table:table-cell table:formula="of:=[.D249]-[.C249]" office:value-type="float" office:value="-62464" calcext:value-type="float">
            <text:p>-62464</text:p>
          </table:table-cell>
          <table:table-cell table:formula="of:=[.C249]+10+IF(MOD([.B249];3)=2;0; (1+MOD([.B249];3)))" office:value-type="float" office:value="62475" calcext:value-type="float">
            <text:p>6247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256-[.B250])*[.$B$3]*[.A250]*1000000" office:value-type="float" office:value="62720" calcext:value-type="float">
            <text:p>62720</text:p>
          </table:table-cell>
          <table:table-cell/>
          <table:table-cell table:formula="of:=[.D250]-[.C250]" office:value-type="float" office:value="-62720" calcext:value-type="float">
            <text:p>-62720</text:p>
          </table:table-cell>
          <table:table-cell table:formula="of:=[.C250]+10+IF(MOD([.B250];3)=2;0; (1+MOD([.B250];3)))" office:value-type="float" office:value="62730" calcext:value-type="float">
            <text:p>6273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256-[.B251])*[.$B$3]*[.A251]*1000000" office:value-type="float" office:value="62976" calcext:value-type="float">
            <text:p>62976</text:p>
          </table:table-cell>
          <table:table-cell/>
          <table:table-cell table:formula="of:=[.D251]-[.C251]" office:value-type="float" office:value="-62976" calcext:value-type="float">
            <text:p>-62976</text:p>
          </table:table-cell>
          <table:table-cell table:formula="of:=[.C251]+10+IF(MOD([.B251];3)=2;0; (1+MOD([.B251];3)))" office:value-type="float" office:value="62988" calcext:value-type="float">
            <text:p>6298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256-[.B252])*[.$B$3]*[.A252]*1000000" office:value-type="float" office:value="63232" calcext:value-type="float">
            <text:p>63232</text:p>
          </table:table-cell>
          <table:table-cell/>
          <table:table-cell table:formula="of:=[.D252]-[.C252]" office:value-type="float" office:value="-63232" calcext:value-type="float">
            <text:p>-63232</text:p>
          </table:table-cell>
          <table:table-cell table:formula="of:=[.C252]+10+IF(MOD([.B252];3)=2;0; (1+MOD([.B252];3)))" office:value-type="float" office:value="63243" calcext:value-type="float">
            <text:p>63243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256-[.B253])*[.$B$3]*[.A253]*1000000" office:value-type="float" office:value="63488" calcext:value-type="float">
            <text:p>63488</text:p>
          </table:table-cell>
          <table:table-cell/>
          <table:table-cell table:formula="of:=[.D253]-[.C253]" office:value-type="float" office:value="-63488" calcext:value-type="float">
            <text:p>-63488</text:p>
          </table:table-cell>
          <table:table-cell table:formula="of:=[.C253]+10+IF(MOD([.B253];3)=2;0; (1+MOD([.B253];3)))" office:value-type="float" office:value="63498" calcext:value-type="float">
            <text:p>63498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256-[.B254])*[.$B$3]*[.A254]*1000000" office:value-type="float" office:value="63744" calcext:value-type="float">
            <text:p>63744</text:p>
          </table:table-cell>
          <table:table-cell office:value-type="float" office:value="63756" calcext:value-type="float">
            <text:p>63756</text:p>
          </table:table-cell>
          <table:table-cell table:formula="of:=[.D254]-[.C254]" office:value-type="float" office:value="12.0000000000073" calcext:value-type="float">
            <text:p>12</text:p>
          </table:table-cell>
          <table:table-cell table:formula="of:=[.C254]+10+IF(MOD([.B254];3)=2;0; (1+MOD([.B254];3)))" office:value-type="float" office:value="63756" calcext:value-type="float">
            <text:p>6375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256-[.B255])*[.$B$3]*[.A255]*1000000" office:value-type="float" office:value="64000" calcext:value-type="float">
            <text:p>64000</text:p>
          </table:table-cell>
          <table:table-cell office:value-type="float" office:value="64011" calcext:value-type="float">
            <text:p>64011</text:p>
          </table:table-cell>
          <table:table-cell table:formula="of:=[.D255]-[.C255]" office:value-type="float" office:value="11" calcext:value-type="float">
            <text:p>11</text:p>
          </table:table-cell>
          <table:table-cell table:formula="of:=[.C255]+10+IF(MOD([.B255];3)=2;0; (1+MOD([.B255];3)))" office:value-type="float" office:value="64011" calcext:value-type="float">
            <text:p>6401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256-[.B256])*[.$B$3]*[.A256]*1000000" office:value-type="float" office:value="64256" calcext:value-type="float">
            <text:p>64256</text:p>
          </table:table-cell>
          <table:table-cell office:value-type="float" office:value="64266" calcext:value-type="float">
            <text:p>64266</text:p>
          </table:table-cell>
          <table:table-cell table:formula="of:=[.D256]-[.C256]" office:value-type="float" office:value="10.0000000000073" calcext:value-type="float">
            <text:p>10</text:p>
          </table:table-cell>
          <table:table-cell table:formula="of:=[.C256]+10+IF(MOD([.B256];3)=2;0; (1+MOD([.B256];3)))" office:value-type="float" office:value="64266" calcext:value-type="float">
            <text:p>6426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256-[.B257])*[.$B$3]*[.A257]*1000000" office:value-type="float" office:value="64512" calcext:value-type="float">
            <text:p>64512</text:p>
          </table:table-cell>
          <table:table-cell office:value-type="float" office:value="64524" calcext:value-type="float">
            <text:p>64524</text:p>
          </table:table-cell>
          <table:table-cell table:formula="of:=[.D257]-[.C257]" office:value-type="float" office:value="12" calcext:value-type="float">
            <text:p>12</text:p>
          </table:table-cell>
          <table:table-cell table:formula="of:=[.C257]+10+IF(MOD([.B257];3)=2;0; (1+MOD([.B257];3)))" office:value-type="float" office:value="64524" calcext:value-type="float">
            <text:p>6452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256-[.B258])*[.$B$3]*[.A258]*1000000" office:value-type="float" office:value="64768" calcext:value-type="float">
            <text:p>64768</text:p>
          </table:table-cell>
          <table:table-cell office:value-type="float" office:value="64779" calcext:value-type="float">
            <text:p>64779</text:p>
          </table:table-cell>
          <table:table-cell table:formula="of:=[.D258]-[.C258]" office:value-type="float" office:value="11.0000000000073" calcext:value-type="float">
            <text:p>11</text:p>
          </table:table-cell>
          <table:table-cell table:formula="of:=[.C258]+10+IF(MOD([.B258];3)=2;0; (1+MOD([.B258];3)))" office:value-type="float" office:value="64779" calcext:value-type="float">
            <text:p>6477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256-[.B259])*[.$B$3]*[.A259]*1000000" office:value-type="float" office:value="65024" calcext:value-type="float">
            <text:p>65024</text:p>
          </table:table-cell>
          <table:table-cell office:value-type="float" office:value="65034" calcext:value-type="float">
            <text:p>65034</text:p>
          </table:table-cell>
          <table:table-cell table:formula="of:=[.D259]-[.C259]" office:value-type="float" office:value="10" calcext:value-type="float">
            <text:p>10</text:p>
          </table:table-cell>
          <table:table-cell table:formula="of:=[.C259]+10+IF(MOD([.B259];3)=2;0; (1+MOD([.B259];3)))" office:value-type="float" office:value="65034" calcext:value-type="float">
            <text:p>6503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256-[.B260])*[.$B$3]*[.A260]*1000000" office:value-type="float" office:value="65280" calcext:value-type="float">
            <text:p>65280</text:p>
          </table:table-cell>
          <table:table-cell office:value-type="float" office:value="65292" calcext:value-type="float">
            <text:p>65292</text:p>
          </table:table-cell>
          <table:table-cell table:formula="of:=[.D260]-[.C260]" office:value-type="float" office:value="12.0000000000073" calcext:value-type="float">
            <text:p>12</text:p>
          </table:table-cell>
          <table:table-cell table:formula="of:=[.C260]+10+IF(MOD([.B260];3)=2;0; (1+MOD([.B260];3)))" office:value-type="float" office:value="65292" calcext:value-type="float">
            <text:p>65292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(256-[.B261])*[.$B$3]*[.A261]*1000000" office:value-type="float" office:value="65536" calcext:value-type="float">
            <text:p>65536</text:p>
          </table:table-cell>
          <table:table-cell office:value-type="float" office:value="65547" calcext:value-type="float">
            <text:p>65547</text:p>
          </table:table-cell>
          <table:table-cell table:formula="of:=[.D261]-[.C261]" office:value-type="float" office:value="11" calcext:value-type="float">
            <text:p>11</text:p>
          </table:table-cell>
          <table:table-cell table:formula="of:=[.C261]+10+IF(MOD([.B261];3)=2;0; (1+MOD([.B261];3)))" office:value-type="float" office:value="65547" calcext:value-type="float">
            <text:p>65547</text:p>
          </table:table-cell>
          <table:table-cell table:number-columns-repeated="101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4:15:28.624225351</meta:creation-date>
    <dc:date>2014-04-27T17:43:40.887010485</dc:date>
    <meta:editing-duration>PT3H23M21S</meta:editing-duration>
    <meta:editing-cycles>13</meta:editing-cycles>
    <meta:generator>LibreOffice/4.1.4.2$Linux_X86_64 LibreOffice_project/410m0$Build-2</meta:generator>
    <meta:document-statistic meta:table-count="8" meta:cell-count="10556" meta:object-count="0"/>
  </office:meta>
</office:document-meta>
</file>